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19cm"/>
    </style:style>
    <style:style style:name="co2" style:family="table-column">
      <style:table-column-properties fo:break-before="auto" style:column-width="11.15cm"/>
    </style:style>
    <style:style style:name="co3" style:family="table-column">
      <style:table-column-properties fo:break-before="auto" style:column-width="9.202cm"/>
    </style:style>
    <style:style style:name="co4" style:family="table-column">
      <style:table-column-properties fo:break-before="auto" style:column-width="5.6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11cm"/>
    </style:style>
    <style:style style:name="co8" style:family="table-column">
      <style:table-column-properties fo:break-before="auto" style:column-width="13.13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13.058cm"/>
    </style:style>
    <style:style style:name="co47" style:family="table-column">
      <style:table-column-properties fo:break-before="auto" style:column-width="6.757cm"/>
    </style:style>
    <style:style style:name="co51" style:family="table-column">
      <style:table-column-properties fo:break-before="auto" style:column-width="5.549cm"/>
    </style:style>
    <style:style style:name="co52" style:family="table-column">
      <style:table-column-properties fo:break-before="auto" style:column-width="7.93cm"/>
    </style:style>
    <style:style style:name="co60" style:family="table-column">
      <style:table-column-properties fo:break-before="auto" style:column-width="9.839cm"/>
    </style:style>
    <style:style style:name="co66" style:family="table-column">
      <style:table-column-properties fo:break-before="auto" style:column-width="7.918cm"/>
    </style:style>
    <style:style style:name="co55" style:family="table-column">
      <style:table-column-properties fo:break-before="auto" style:column-width="13.557cm"/>
    </style:style>
    <style:style style:name="co56" style:family="table-column">
      <style:table-column-properties fo:break-before="auto" style:column-width="4.867cm"/>
    </style:style>
    <style:style style:name="co57" style:family="table-column">
      <style:table-column-properties fo:break-before="auto" style:column-width="8.964cm"/>
    </style:style>
    <style:style style:name="co23" style:family="table-column">
      <style:table-column-properties fo:break-before="auto" style:column-width="7.407cm"/>
    </style:style>
    <style:style style:name="co24" style:family="table-column">
      <style:table-column-properties fo:break-before="auto" style:column-width="7.022cm"/>
    </style:style>
    <style:style style:name="co25" style:family="table-column">
      <style:table-column-properties fo:break-before="auto" style:column-width="5.399cm"/>
    </style:style>
    <style:style style:name="co26" style:family="table-column">
      <style:table-column-properties fo:break-before="auto" style:column-width="6.168cm"/>
    </style:style>
    <style:style style:name="co27" style:family="table-column">
      <style:table-column-properties fo:break-before="auto" style:column-width="3.657cm"/>
    </style:style>
    <style:style style:name="co28" style:family="table-column">
      <style:table-column-properties fo:break-before="auto" style:column-width="3.179cm"/>
    </style:style>
    <style:style style:name="co29" style:family="table-column">
      <style:table-column-properties fo:break-before="auto" style:column-width="4.641cm"/>
    </style:style>
    <style:style style:name="co68" style:family="table-column">
      <style:table-column-properties fo:break-before="auto" style:column-width="5.741cm"/>
    </style:style>
    <style:style style:name="co69" style:family="table-column">
      <style:table-column-properties fo:break-before="auto" style:column-width="7.705cm"/>
    </style:style>
    <style:style style:name="co32" style:family="table-column">
      <style:table-column-properties fo:break-before="auto" style:column-width="8.687cm"/>
    </style:style>
    <style:style style:name="co33" style:family="table-column">
      <style:table-column-properties fo:break-before="auto" style:column-width="8.068cm"/>
    </style:style>
    <style:style style:name="co34" style:family="table-column">
      <style:table-column-properties fo:break-before="auto" style:column-width="5.207cm"/>
    </style:style>
    <style:style style:name="co59" style:family="table-column">
      <style:table-column-properties fo:break-before="auto" style:column-width="8.366cm"/>
    </style:style>
    <style:style style:name="co61" style:family="table-column">
      <style:table-column-properties fo:break-before="auto" style:column-width="8.132cm"/>
    </style:style>
    <style:style style:name="co62" style:family="table-column">
      <style:table-column-properties fo:break-before="auto" style:column-width="11.158cm"/>
    </style:style>
    <style:style style:name="co63" style:family="table-column">
      <style:table-column-properties fo:break-before="auto" style:column-width="4.237cm"/>
    </style:style>
    <style:style style:name="co64" style:family="table-column">
      <style:table-column-properties fo:break-before="auto" style:column-width="4.011cm"/>
    </style:style>
    <style:style style:name="co65" style:family="table-column">
      <style:table-column-properties fo:break-before="auto" style:column-width="5.096cm"/>
    </style:style>
    <style:style style:name="co40" style:family="table-column">
      <style:table-column-properties fo:break-before="auto" style:column-width="8.089cm"/>
    </style:style>
    <style:style style:name="co48" style:family="table-column">
      <style:table-column-properties fo:break-before="auto" style:column-width="11.22cm"/>
    </style:style>
    <style:style style:name="co49" style:family="table-column">
      <style:table-column-properties fo:break-before="auto" style:column-width="7.44cm"/>
    </style:style>
    <style:style style:name="co50" style:family="table-column">
      <style:table-column-properties fo:break-before="auto" style:column-width="7.62cm"/>
    </style:style>
    <style:style style:name="co45" style:family="table-column">
      <style:table-column-properties fo:break-before="auto" style:column-width="7.373cm"/>
    </style:style>
    <style:style style:name="co46" style:family="table-column">
      <style:table-column-properties fo:break-before="auto" style:column-width="6.403cm"/>
    </style:style>
    <style:style style:name="co53" style:family="table-column">
      <style:table-column-properties fo:break-before="auto" style:column-width="8.126cm"/>
    </style:style>
    <style:style style:name="co54" style:family="table-column">
      <style:table-column-properties fo:break-before="auto" style:column-width="8.26cm"/>
    </style:style>
    <style:style style:name="co58" style:family="table-column">
      <style:table-column-properties fo:break-before="auto" style:column-width="9.754cm"/>
    </style:style>
    <style:style style:name="co67" style:family="table-column">
      <style:table-column-properties fo:break-before="auto" style:column-width="5.891cm"/>
    </style:style>
    <style:style style:name="co70" style:family="table-column">
      <style:table-column-properties fo:break-before="auto" style:column-width="5.592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173cm" fo:break-before="auto" style:use-optimal-row-height="false"/>
    </style:style>
    <style:style style:name="ro3" style:family="table-row">
      <style:table-row-properties style:row-height="0.626cm" fo:break-before="auto" style:use-optimal-row-height="false"/>
    </style:style>
    <style:style style:name="ro4" style:family="table-row">
      <style:table-row-properties style:row-height="1.612cm" fo:break-before="auto" style:use-optimal-row-height="false"/>
    </style:style>
    <style:style style:name="ro5" style:family="table-row">
      <style:table-row-properties style:row-height="1.6cm" fo:break-before="auto" style:use-optimal-row-height="false"/>
    </style:style>
    <style:style style:name="ro6" style:family="table-row">
      <style:table-row-properties style:row-height="1.132cm" fo:break-before="auto" style:use-optimal-row-height="false"/>
    </style:style>
    <style:style style:name="ro7" style:family="table-row">
      <style:table-row-properties style:row-height="1.214cm" fo:break-before="auto" style:use-optimal-row-height="false"/>
    </style:style>
    <style:style style:name="ro8" style:family="table-row">
      <style:table-row-properties style:row-height="3.625cm" fo:break-before="auto" style:use-optimal-row-height="false"/>
    </style:style>
    <style:style style:name="ro9" style:family="table-row">
      <style:table-row-properties style:row-height="0.607cm" fo:break-before="auto" style:use-optimal-row-height="false"/>
    </style:style>
    <style:style style:name="ro10" style:family="table-row">
      <style:table-row-properties style:row-height="1.863cm" fo:break-before="auto" style:use-optimal-row-height="false"/>
    </style:style>
    <style:style style:name="ro11" style:family="table-row">
      <style:table-row-properties style:row-height="2.672cm" fo:break-before="auto" style:use-optimal-row-height="false"/>
    </style:style>
    <style:style style:name="ro12" style:family="table-row">
      <style:table-row-properties style:row-height="2.572cm" fo:break-before="auto" style:use-optimal-row-height="false"/>
    </style:style>
    <style:style style:name="ro13" style:family="table-row">
      <style:table-row-properties style:row-height="3.552cm" fo:break-before="auto" style:use-optimal-row-height="false"/>
    </style:style>
    <style:style style:name="ro14" style:family="table-row">
      <style:table-row-properties style:row-height="3.29cm" fo:break-before="auto" style:use-optimal-row-height="false"/>
    </style:style>
    <style:style style:name="ro15" style:family="table-row">
      <style:table-row-properties style:row-height="2.895cm" fo:break-before="auto" style:use-optimal-row-height="false"/>
    </style:style>
    <style:style style:name="ro16" style:family="table-row">
      <style:table-row-properties style:row-height="0.647cm" fo:break-before="auto" style:use-optimal-row-height="false"/>
    </style:style>
    <style:style style:name="ro17" style:family="table-row">
      <style:table-row-properties style:row-height="1.376cm" fo:break-before="auto" style:use-optimal-row-height="false"/>
    </style:style>
    <style:style style:name="ro18" style:family="table-row">
      <style:table-row-properties style:row-height="0.951cm" fo:break-before="auto" style:use-optimal-row-height="false"/>
    </style:style>
    <style:style style:name="ro19" style:family="table-row">
      <style:table-row-properties style:row-height="0.526cm" fo:break-before="auto" style:use-optimal-row-height="false"/>
    </style:style>
    <style:style style:name="ro20" style:family="table-row">
      <style:table-row-properties style:row-height="1.416cm" fo:break-before="auto" style:use-optimal-row-height="false"/>
    </style:style>
    <style:style style:name="ro21" style:family="table-row">
      <style:table-row-properties style:row-height="0.931cm" fo:break-before="auto" style:use-optimal-row-height="false"/>
    </style:style>
    <style:style style:name="ro22" style:family="table-row">
      <style:table-row-properties style:row-height="1.092cm" fo:break-before="auto" style:use-optimal-row-height="false"/>
    </style:style>
    <style:style style:name="ro23" style:family="table-row">
      <style:table-row-properties style:row-height="0.91cm" fo:break-before="auto" style:use-optimal-row-height="false"/>
    </style:style>
    <style:style style:name="ro24" style:family="table-row">
      <style:table-row-properties style:row-height="0.991cm" fo:break-before="auto" style:use-optimal-row-height="false"/>
    </style:style>
    <style:style style:name="ro52" style:family="table-row">
      <style:table-row-properties style:row-height="0.496cm" fo:break-before="auto" style:use-optimal-row-height="true"/>
    </style:style>
    <style:style style:name="ro35" style:family="table-row">
      <style:table-row-properties style:row-height="0.526cm" fo:break-before="auto" style:use-optimal-row-height="true"/>
    </style:style>
    <style:style style:name="ro53" style:family="table-row">
      <style:table-row-properties style:row-height="1cm" fo:break-before="auto" style:use-optimal-row-height="true"/>
    </style:style>
    <style:style style:name="ro54" style:family="table-row">
      <style:table-row-properties style:row-height="0.529cm" fo:break-before="auto" style:use-optimal-row-height="false"/>
    </style:style>
    <style:style style:name="ro55" style:family="table-row">
      <style:table-row-properties style:row-height="0.621cm" fo:break-before="auto" style:use-optimal-row-height="false"/>
    </style:style>
    <style:style style:name="ro62" style:family="table-row">
      <style:table-row-properties style:row-height="1.473cm" fo:break-before="auto" style:use-optimal-row-height="true"/>
    </style:style>
    <style:style style:name="ro63" style:family="table-row">
      <style:table-row-properties style:row-height="1.014cm" fo:break-before="auto" style:use-optimal-row-height="false"/>
    </style:style>
    <style:style style:name="ro64" style:family="table-row">
      <style:table-row-properties style:row-height="1.147cm" fo:break-before="auto" style:use-optimal-row-height="false"/>
    </style:style>
    <style:style style:name="ro50" style:family="table-row">
      <style:table-row-properties style:row-height="0.45cm" fo:break-before="auto" style:use-optimal-row-height="false"/>
    </style:style>
    <style:style style:name="ro37" style:family="table-row">
      <style:table-row-properties style:row-height="0.473cm" fo:break-before="auto" style:use-optimal-row-height="true"/>
    </style:style>
    <style:style style:name="ro38" style:family="table-row">
      <style:table-row-properties style:row-height="0.894cm" fo:break-before="auto" style:use-optimal-row-height="true"/>
    </style:style>
    <style:style style:name="ro47" style:family="table-row">
      <style:table-row-properties style:row-height="0.453cm" fo:break-before="auto" style:use-optimal-row-height="true"/>
    </style:style>
    <style:style style:name="ro90" style:family="table-row">
      <style:table-row-properties style:row-height="0.841cm" fo:break-before="auto" style:use-optimal-row-height="true"/>
    </style:style>
    <style:style style:name="ro94" style:family="table-row">
      <style:table-row-properties style:row-height="1.236cm" fo:break-before="auto" style:use-optimal-row-height="true"/>
    </style:style>
    <style:style style:name="ro42" style:family="table-row">
      <style:table-row-properties style:row-height="1.316cm" fo:break-before="auto" style:use-optimal-row-height="true"/>
    </style:style>
    <style:style style:name="ro65" style:family="table-row">
      <style:table-row-properties style:row-height="0.884cm" fo:break-before="auto" style:use-optimal-row-height="true"/>
    </style:style>
    <style:style style:name="ro28" style:family="table-row">
      <style:table-row-properties style:row-height="0.473cm" fo:break-before="auto" style:use-optimal-row-height="true"/>
    </style:style>
    <style:style style:name="ro41" style:family="table-row">
      <style:table-row-properties style:row-height="0.894cm" fo:break-before="auto" style:use-optimal-row-height="true"/>
    </style:style>
    <style:style style:name="ro43" style:family="table-row">
      <style:table-row-properties style:row-height="2.519cm" fo:break-before="auto" style:use-optimal-row-height="true"/>
    </style:style>
    <style:style style:name="ro33" style:family="table-row">
      <style:table-row-properties style:row-height="1.316cm" fo:break-before="auto" style:use-optimal-row-height="true"/>
    </style:style>
    <style:style style:name="ro115" style:family="table-row">
      <style:table-row-properties style:row-height="1.438cm" fo:break-before="auto" style:use-optimal-row-height="false"/>
    </style:style>
    <style:style style:name="ro92" style:family="table-row">
      <style:table-row-properties style:row-height="0.841cm" fo:break-before="auto" style:use-optimal-row-height="true"/>
    </style:style>
    <style:style style:name="ro88" style:family="table-row">
      <style:table-row-properties style:row-height="0.552cm" fo:break-before="auto" style:use-optimal-row-height="true"/>
    </style:style>
    <style:style style:name="ro82" style:family="table-row">
      <style:table-row-properties style:row-height="1.737cm" fo:break-before="auto" style:use-optimal-row-height="true"/>
    </style:style>
    <style:style style:name="ro95" style:family="table-row">
      <style:table-row-properties style:row-height="2.422cm" fo:break-before="auto" style:use-optimal-row-height="true"/>
    </style:style>
    <style:style style:name="ro83" style:family="table-row">
      <style:table-row-properties style:row-height="0.868cm" fo:break-before="auto" style:use-optimal-row-height="true"/>
    </style:style>
    <style:style style:name="ro96" style:family="table-row">
      <style:table-row-properties style:row-height="3.403cm" fo:break-before="auto" style:use-optimal-row-height="true"/>
    </style:style>
    <style:style style:name="ro97" style:family="table-row">
      <style:table-row-properties style:row-height="1.353cm" fo:break-before="auto" style:use-optimal-row-height="false"/>
    </style:style>
    <style:style style:name="ro98" style:family="table-row">
      <style:table-row-properties style:row-height="9.139cm" fo:break-before="auto" style:use-optimal-row-height="false"/>
    </style:style>
    <style:style style:name="ro99" style:family="table-row">
      <style:table-row-properties style:row-height="9.289cm" fo:break-before="auto" style:use-optimal-row-height="true"/>
    </style:style>
    <style:style style:name="ro40" style:family="table-row">
      <style:table-row-properties style:row-height="0.473cm" fo:break-before="auto" style:use-optimal-row-height="true"/>
    </style:style>
    <style:style style:name="ro69" style:family="table-row">
      <style:table-row-properties style:row-height="1.296cm" fo:break-before="auto" style:use-optimal-row-height="false"/>
    </style:style>
    <style:style style:name="ro70" style:family="table-row">
      <style:table-row-properties style:row-height="1.861cm" fo:break-before="auto" style:use-optimal-row-height="false"/>
    </style:style>
    <style:style style:name="ro71" style:family="table-row">
      <style:table-row-properties style:row-height="2.067cm" fo:break-before="auto" style:use-optimal-row-height="false"/>
    </style:style>
    <style:style style:name="ro72" style:family="table-row">
      <style:table-row-properties style:row-height="0.469cm" fo:break-before="auto" style:use-optimal-row-height="true"/>
    </style:style>
    <style:style style:name="ro73" style:family="table-row">
      <style:table-row-properties style:row-height="1.071cm" fo:break-before="auto" style:use-optimal-row-height="false"/>
    </style:style>
    <style:style style:name="ro74" style:family="table-row">
      <style:table-row-properties style:row-height="1.09cm" fo:break-before="auto" style:use-optimal-row-height="false"/>
    </style:style>
    <style:style style:name="ro75" style:family="table-row">
      <style:table-row-properties style:row-height="1.053cm" fo:break-before="auto" style:use-optimal-row-height="false"/>
    </style:style>
    <style:style style:name="ro76" style:family="table-row">
      <style:table-row-properties style:row-height="0.771cm" fo:break-before="auto" style:use-optimal-row-height="false"/>
    </style:style>
    <style:style style:name="ro77" style:family="table-row">
      <style:table-row-properties style:row-height="1.127cm" fo:break-before="auto" style:use-optimal-row-height="false"/>
    </style:style>
    <style:style style:name="ro78" style:family="table-row">
      <style:table-row-properties style:row-height="1.221cm" fo:break-before="auto" style:use-optimal-row-height="false"/>
    </style:style>
    <style:style style:name="ro79" style:family="table-row">
      <style:table-row-properties style:row-height="1.409cm" fo:break-before="auto" style:use-optimal-row-height="false"/>
    </style:style>
    <style:style style:name="ro80" style:family="table-row">
      <style:table-row-properties style:row-height="2.124cm" fo:break-before="auto" style:use-optimal-row-height="false"/>
    </style:style>
    <style:style style:name="ro81" style:family="table-row">
      <style:table-row-properties style:row-height="1.692cm" fo:break-before="auto" style:use-optimal-row-height="false"/>
    </style:style>
    <style:style style:name="ro84" style:family="table-row">
      <style:table-row-properties style:row-height="0.864cm" fo:break-before="auto" style:use-optimal-row-height="false"/>
    </style:style>
    <style:style style:name="ro85" style:family="table-row">
      <style:table-row-properties style:row-height="1.655cm" fo:break-before="auto" style:use-optimal-row-height="false"/>
    </style:style>
    <style:style style:name="ro86" style:family="table-row">
      <style:table-row-properties style:row-height="0.884cm" fo:break-before="auto" style:use-optimal-row-height="false"/>
    </style:style>
    <style:style style:name="ro87" style:family="table-row">
      <style:table-row-properties style:row-height="2.106cm" fo:break-before="auto" style:use-optimal-row-height="false"/>
    </style:style>
    <style:style style:name="ro89" style:family="table-row">
      <style:table-row-properties style:row-height="1.446cm" fo:break-before="auto" style:use-optimal-row-height="false"/>
    </style:style>
    <style:style style:name="ro91" style:family="table-row">
      <style:table-row-properties style:row-height="1.296cm" fo:break-before="auto" style:use-optimal-row-height="true"/>
    </style:style>
    <style:style style:name="ro93" style:family="table-row">
      <style:table-row-properties style:row-height="0.864cm" fo:break-before="auto" style:use-optimal-row-height="true"/>
    </style:style>
    <style:style style:name="ro100" style:family="table-row">
      <style:table-row-properties style:row-height="1.692cm" fo:break-before="auto" style:use-optimal-row-height="true"/>
    </style:style>
    <style:style style:name="ro101" style:family="table-row">
      <style:table-row-properties style:row-height="1.108cm" fo:break-before="auto" style:use-optimal-row-height="false"/>
    </style:style>
    <style:style style:name="ro102" style:family="table-row">
      <style:table-row-properties style:row-height="1.729cm" fo:break-before="auto" style:use-optimal-row-height="true"/>
    </style:style>
    <style:style style:name="ro103" style:family="table-row">
      <style:table-row-properties style:row-height="2.143cm" fo:break-before="auto" style:use-optimal-row-height="false"/>
    </style:style>
    <style:style style:name="ro104" style:family="table-row">
      <style:table-row-properties style:row-height="1.711cm" fo:break-before="auto" style:use-optimal-row-height="true"/>
    </style:style>
    <style:style style:name="ro105" style:family="table-row">
      <style:table-row-properties style:row-height="2.556cm" fo:break-before="auto" style:use-optimal-row-height="true"/>
    </style:style>
    <style:style style:name="ro106" style:family="table-row">
      <style:table-row-properties style:row-height="1.334cm" fo:break-before="auto" style:use-optimal-row-height="false"/>
    </style:style>
    <style:style style:name="ro107" style:family="table-row">
      <style:table-row-properties style:row-height="1.277cm" fo:break-before="auto" style:use-optimal-row-height="false"/>
    </style:style>
    <style:style style:name="ro108" style:family="table-row">
      <style:table-row-properties style:row-height="1.559cm" fo:break-before="auto" style:use-optimal-row-height="false"/>
    </style:style>
    <style:style style:name="ro109" style:family="table-row">
      <style:table-row-properties style:row-height="1.372cm" fo:break-before="auto" style:use-optimal-row-height="false"/>
    </style:style>
    <style:style style:name="ro110" style:family="table-row">
      <style:table-row-properties style:row-height="1.711cm" fo:break-before="auto" style:use-optimal-row-height="false"/>
    </style:style>
    <style:style style:name="ro111" style:family="table-row">
      <style:table-row-properties style:row-height="0.732cm" fo:break-before="auto" style:use-optimal-row-height="false"/>
    </style:style>
    <style:style style:name="ro112" style:family="table-row">
      <style:table-row-properties style:row-height="1.522cm" fo:break-before="auto" style:use-optimal-row-height="false"/>
    </style:style>
    <style:style style:name="ro113" style:family="table-row">
      <style:table-row-properties style:row-height="1.632cm" fo:break-before="auto" style:use-optimal-row-height="true"/>
    </style:style>
    <style:style style:name="ro114" style:family="table-row">
      <style:table-row-properties style:row-height="5.26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16" style:family="table" style:master-page-name="PageStyle_5f_Sheet3">
      <style:table-properties table:display="true" style:writing-mode="lr-tb"/>
    </style:style>
    <style:style style:name="ta19" style:family="table" style:master-page-name="PageStyle_5f_Practise_20_Endings">
      <style:table-properties table:display="true" style:writing-mode="lr-tb"/>
    </style:style>
    <style:style style:name="ta18" style:family="table" style:master-page-name="PageStyle_5f_links">
      <style:table-properties table:display="true" style:writing-mode="lr-tb"/>
    </style:style>
    <style:style style:name="ta7" style:family="table" style:master-page-name="PageStyle_5f_Duonlingo">
      <style:table-properties table:display="true" style:writing-mode="lr-tb"/>
    </style:style>
    <style:style style:name="ta8" style:family="table" style:master-page-name="PageStyle_5f_Dative">
      <style:table-properties table:display="true" style:writing-mode="lr-tb"/>
    </style:style>
    <style:style style:name="ta21" style:family="table" style:master-page-name="PageStyle_5f_Duonlingo2">
      <style:table-properties table:display="true" style:writing-mode="lr-tb"/>
    </style:style>
    <style:style style:name="ta10" style:family="table" style:master-page-name="PageStyle_5f_nachrichtenleicht">
      <style:table-properties table:display="true" style:writing-mode="lr-tb"/>
    </style:style>
    <style:style style:name="ta20" style:family="table" style:master-page-name="PageStyle_5f_grammar">
      <style:table-properties table:display="true" style:writing-mode="lr-tb"/>
    </style:style>
    <style:style style:name="ta12" style:family="table" style:master-page-name="PageStyle_5f_Σταυρολεξα">
      <style:table-properties table:display="true" style:writing-mode="lr-tb"/>
    </style:style>
    <style:style style:name="ta15" style:family="table" style:master-page-name="PageStyle_5f_Simon">
      <style:table-properties table:display="true" style:writing-mode="lr-tb"/>
    </style:style>
    <style:style style:name="ta14" style:family="table" style:master-page-name="PageStyle_5f_Sheet12">
      <style:table-properties table:display="true" style:writing-mode="lr-tb"/>
    </style:style>
    <style:style style:name="ta17" style:family="table" style:master-page-name="PageStyle_5f_DW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ff00"/>
    </style:style>
    <style:style style:name="ce11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eutral" style:data-style-name="N0">
      <style:table-cell-properties style:glyph-orientation-vertical="0" fo:background-color="#579d1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7" style:family="table-cell" style:parent-style-name="Excel_20_Built-in_20_Normal">
      <style:table-cell-properties style:glyph-orientation-vertical="0" fo:background-color="#ffff0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35cm solid #b2b2b2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Excel_20_Built-in_20_Bad" style:data-style-name="N0">
      <style:table-cell-properties style:glyph-orientation-vertical="0" fo:background-color="#ff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fo:border="none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order="0.035cm solid #b2b2b2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Excel_20_Built-in_20_Bad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order="0.035cm solid #b2b2b2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0" style:family="table-cell" style:parent-style-name="Excel_20_Built-in_20_Normal">
      <style:table-cell-properties fo:background-color="#66cc00"/>
    </style:style>
    <style:style style:name="ce101" style:family="table-cell" style:parent-style-name="Excel_20_Built-in_20_Normal">
      <style:table-cell-properties fo:background-color="#669900"/>
    </style:style>
    <style:style style:name="ce102" style:family="table-cell" style:parent-style-name="Excel_20_Built-in_20_Normal">
      <style:table-cell-properties fo:background-color="#003366"/>
    </style:style>
    <style:style style:name="ce103" style:family="table-cell" style:parent-style-name="Excel_20_Built-in_20_Normal">
      <style:table-cell-properties fo:background-color="#003333"/>
    </style:style>
    <style:style style:name="ce104" style:family="table-cell" style:parent-style-name="Excel_20_Built-in_20_Normal">
      <style:table-cell-properties fo:background-color="#000080"/>
    </style:style>
    <style:style style:name="ce105" style:family="table-cell" style:parent-style-name="Excel_20_Built-in_20_Normal">
      <style:table-cell-properties fo:background-color="#006699"/>
    </style:style>
    <style:style style:name="ce106" style:family="table-cell" style:parent-style-name="Excel_20_Built-in_20_Normal">
      <style:table-cell-properties fo:background-color="#66ff00"/>
    </style:style>
    <style:style style:name="ce107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Excel_20_Built-in_20_20_25__20_-_20_Accent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1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0000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9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0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ff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4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7" style:family="table-cell" style:parent-style-name="Excel_20_Built-in_20_Normal">
      <style:table-cell-properties fo:background-color="#0066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8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9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33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2" style:family="table-cell" style:parent-style-name="Excel_20_Built-in_20_Normal">
      <style:table-cell-properties fo:background-color="#4b1f6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66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00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Excel_20_Built-in_20_Normal">
      <style:table-cell-properties fo:background-color="#6699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#33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9" style:family="table-cell" style:parent-style-name="Excel_20_Built-in_20_Normal">
      <style:table-cell-properties fo:background-color="#1933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66cc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1" style:family="table-cell" style:parent-style-name="Excel_20_Built-in_20_Normal">
      <style:table-cell-properties fo:background-color="#6699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2" style:family="table-cell" style:parent-style-name="Excel_20_Built-in_20_Normal">
      <style:table-cell-properties fo:background-color="#00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3" style:family="table-cell" style:parent-style-name="Excel_20_Built-in_20_Normal">
      <style:table-cell-properties fo:background-color="#0033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Excel_20_Built-in_20_Normal">
      <style:table-cell-properties fo:background-color="#00008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5" style:family="table-cell" style:parent-style-name="Excel_20_Built-in_20_Normal">
      <style:table-cell-properties fo:background-color="#0066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6" style:family="table-cell" style:parent-style-name="Excel_20_Built-in_20_Normal">
      <style:table-cell-properties fo:background-color="#66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8" style:family="table-cell" style:parent-style-name="Excel_20_Built-in_20_Normal">
      <style:table-cell-properties style:glyph-orientation-vertical="0" fo:background-color="#00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9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1" style:family="table-cell" style:parent-style-name="Excel_20_Built-in_20_Normal">
      <style:table-cell-properties style:glyph-orientation-vertical="0" fo:background-color="#00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2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fo:background-color="#33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4" style:family="table-cell" style:parent-style-name="Excel_20_Built-in_20_Normal">
      <style:table-cell-properties style:glyph-orientation-vertical="0" fo:background-color="#4b1f6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ackground-color="#66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8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9" style:family="table-cell" style:parent-style-name="Excel_20_Built-in_20_Normal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0" style:family="table-cell" style:parent-style-name="Excel_20_Built-in_20_Normal">
      <style:table-cell-properties style:glyph-orientation-vertical="0" fo:background-color="#33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1" style:family="table-cell" style:parent-style-name="Excel_20_Built-in_20_Normal">
      <style:table-cell-properties style:glyph-orientation-vertical="0" fo:background-color="#19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2" style:family="table-cell" style:parent-style-name="Excel_20_Built-in_20_Normal">
      <style:table-cell-properties style:glyph-orientation-vertical="0" fo:background-color="#66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Excel_20_Built-in_20_Normal">
      <style:table-cell-properties style:glyph-orientation-vertical="0" fo:background-color="#66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4" style:family="table-cell" style:parent-style-name="Excel_20_Built-in_20_Normal">
      <style:table-cell-properties style:glyph-orientation-vertical="0" fo:background-color="#00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solid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fo:background-color="#00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7" style:family="table-cell" style:parent-style-name="Excel_20_Built-in_20_Normal">
      <style:table-cell-properties style:glyph-orientation-vertical="0" fo:background-color="#00008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8" style:family="table-cell" style:parent-style-name="Excel_20_Built-in_20_Normal">
      <style:table-cell-properties style:glyph-orientation-vertical="0" fo:background-color="#0066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9" style:family="table-cell" style:parent-style-name="Excel_20_Built-in_20_Normal">
      <style:table-cell-properties style:glyph-orientation-vertical="0" fo:background-color="#66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90" style:family="table-cell" style:parent-style-name="Excel_20_Built-in_20_Normal">
      <style:table-cell-properties fo:background-color="#000099"/>
    </style:style>
    <style:style style:name="ce91" style:family="table-cell" style:parent-style-name="Excel_20_Built-in_20_Normal">
      <style:table-cell-properties fo:background-color="#0066ff"/>
    </style:style>
    <style:style style:name="ce92" style:family="table-cell" style:parent-style-name="Excel_20_Built-in_20_Normal">
      <style:table-cell-properties fo:background-color="#336600"/>
    </style:style>
    <style:style style:name="ce93" style:family="table-cell" style:parent-style-name="Excel_20_Built-in_20_Normal">
      <style:table-cell-properties fo:background-color="#4b1f6f"/>
    </style:style>
    <style:style style:name="ce94" style:family="table-cell" style:parent-style-name="Excel_20_Built-in_20_Normal">
      <style:table-cell-properties fo:background-color="#6600cc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5" style:family="table-cell" style:parent-style-name="Excel_20_Built-in_20_Normal">
      <style:table-cell-properties fo:background-color="transparent"/>
    </style:style>
    <style:style style:name="ce96" style:family="table-cell" style:parent-style-name="Excel_20_Built-in_20_Normal">
      <style:table-cell-properties fo:background-color="#0000cc"/>
    </style:style>
    <style:style style:name="ce97" style:family="table-cell" style:parent-style-name="Excel_20_Built-in_20_Normal">
      <style:table-cell-properties fo:background-color="#669933"/>
    </style:style>
    <style:style style:name="ce98" style:family="table-cell" style:parent-style-name="Excel_20_Built-in_20_Normal">
      <style:table-cell-properties fo:background-color="#333366"/>
    </style:style>
    <style:style style:name="ce99" style:family="table-cell" style:parent-style-name="Excel_20_Built-in_20_Normal">
      <style:table-cell-properties fo:background-color="#193300"/>
    </style:style>
    <style:style style:name="ce18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6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7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8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7" style:family="table-cell" style:parent-style-name="Excel_20_Built-in_20_Normal">
      <style:table-cell-properties style:glyph-orientation-vertical="0" fo:background-color="#3366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9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0" style:family="table-cell" style:parent-style-name="Excel_20_Built-in_20_Normal">
      <style:table-cell-properties style:glyph-orientation-vertical="0" fo:background-color="#6699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11" style:family="table-cell" style:parent-style-name="Excel_20_Built-in_20_Normal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2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4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5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7" style:family="table-cell" style:parent-style-name="Excel_20_Built-in_20_Normal">
      <style:table-cell-properties style:glyph-orientation-vertical="0" fo:background-color="#0000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8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0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1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2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3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4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5" style:family="table-cell" style:parent-style-name="Excel_20_Built-in_20_Normal">
      <style:table-cell-properties style:glyph-orientation-vertical="0" fo:background-color="#0000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36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7" style:family="table-cell" style:parent-style-name="Excel_20_Built-in_20_Normal">
      <style:table-cell-properties style:glyph-orientation-vertical="0" fo:background-color="#3333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8" style:family="table-cell" style:parent-style-name="Excel_20_Built-in_20_Normal">
      <style:table-cell-properties fo:background-color="#0066cc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9" style:family="table-cell" style:parent-style-name="Excel_20_Built-in_20_Normal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1" style:family="table-cell" style:parent-style-name="Excel_20_Built-in_20_Normal">
      <style:table-cell-properties fo:background-color="#eeeee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3" style:family="table-cell" style:parent-style-name="Excel_20_Built-in_20_Normal">
      <style:table-cell-properties style:glyph-orientation-vertical="0" fo:background-color="#666666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4" style:family="table-cell" style:parent-style-name="Excel_20_Built-in_20_Normal">
      <style:table-cell-properties style:glyph-orientation-vertical="0" fo:background-color="#33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6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7" style:family="table-cell" style:parent-style-name="Excel_20_Built-in_20_Normal">
      <style:table-cell-properties style:glyph-orientation-vertical="0" fo:background-color="#0066c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8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9" style:family="table-cell" style:parent-style-name="Excel_20_Built-in_20_Normal">
      <style:table-cell-properties fo:background-color="#0000ff"/>
    </style:style>
    <style:style style:name="ce250" style:family="table-cell" style:parent-style-name="Excel_20_Built-in_20_Normal">
      <style:table-cell-properties fo:background-color="#3333ff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1" style:family="table-cell" style:parent-style-name="Excel_20_Built-in_20_Normal">
      <style:table-cell-properties fo:background-color="#ffff99"/>
    </style:style>
    <style:style style:name="ce253" style:family="table-cell" style:parent-style-name="Excel_20_Built-in_20_Normal">
      <style:table-cell-properties fo:background-color="#0066cc"/>
    </style:style>
    <style:style style:name="ce254" style:family="table-cell" style:parent-style-name="Excel_20_Built-in_20_Normal">
      <style:text-properties style:font-name="Calibri"/>
    </style:style>
    <style:style style:name="ce28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91" style:family="table-cell" style:parent-style-name="Default">
      <style:table-cell-properties fo:wrap-option="wrap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5" style:family="table-cell" style:parent-style-name="Excel_20_Built-in_20_Normal">
      <style:table-cell-properties fo:background-color="#ff6600" fo:wrap-option="wrap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fo:background-color="#0066cc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fo:background-color="#3399ff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wrap-option="wrap"/>
      <style:text-properties style:font-name="Arial"/>
    </style:style>
    <style:style style:name="ce206" style:family="table-cell" style:parent-style-name="Default">
      <style:table-cell-properties fo:background-color="#0066cc"/>
    </style:style>
    <style:style style:name="ce1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7" style:family="table-cell" style:parent-style-name="Default">
      <style:table-cell-properties fo:background-color="#66cc00"/>
    </style:style>
    <style:style style:name="ce29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9" style:family="table-cell" style:parent-style-name="Default">
      <style:table-cell-properties fo:wrap-option="wrap"/>
      <style:text-properties style:font-name="Calibri"/>
    </style:style>
    <style:style style:name="ce2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2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2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7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>
      <style:table-cell-properties fo:background-color="#ff6600" fo:wrap-option="wrap"/>
      <style:text-properties fo:font-weight="bold" style:font-weight-asian="bold" style:font-weight-complex="bold"/>
    </style:style>
    <style:style style:name="ce3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>
      <style:table-cell-properties fo:background-color="#9999ff"/>
    </style:style>
    <style:style style:name="ce2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20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3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4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6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27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8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0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3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ext-properties fo:font-weight="bold" style:font-weight-asian="bold" style:font-weight-complex="bold"/>
    </style:style>
    <style:style style:name="ce339" style:family="table-cell" style:parent-style-name="Default">
      <style:table-cell-properties style:diagonal-bl-tr="none" style:diagonal-tl-br="none" fo:wrap-option="wrap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Calibri"/>
    </style:style>
    <style:style style:name="ce34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size="7pt" style:font-size-asian="7pt" style:font-size-complex="7pt"/>
    </style:style>
    <style:style style:name="ce343" style:family="table-cell" style:parent-style-name="Default">
      <style:table-cell-properties fo:background-color="#ffff66"/>
    </style:style>
    <style:style style:name="ce346" style:family="table-cell" style:parent-style-name="Default">
      <style:table-cell-properties fo:background-color="#ffff99"/>
    </style:style>
    <style:style style:name="ce347" style:family="table-cell" style:parent-style-name="Default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>
      <style:table-cell-properties fo:background-color="#669933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3" style:family="text">
      <style:text-properties fo:color="#000000" style:text-outline="false" style:text-line-through-styl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6" style:family="text">
      <style:text-properties style:font-name="Calibri"/>
    </style:style>
    <style:style style:name="T14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Calibri" fo:font-weight="normal" style:font-weight-asian="normal" style:font-weight-complex="normal"/>
    </style:style>
    <style:style style:name="T17" style:family="text"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Arial"/>
    </style:style>
    <style:style style:name="T19" style:family="text">
      <style:text-properties style:font-name="Arial1"/>
    </style:style>
    <style:style style:name="T13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T25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4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6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52" table:default-cell-style-name="Excel_20_Built-in_20_Normal"/>
        <table:table-column table:style-name="co6" table:number-columns-repeated="768" table:default-cell-style-name="Default"/>
        <table:table-row table:style-name="ro1">
          <table:table-cell table:style-name="ce1" office:value-type="string">
            <text:p><text:s/>behalten </text:p>
          </table:table-cell>
          <table:table-cell office:value-type="string">
            <text:p><text:s/>kept </text:p>
          </table:table-cell>
          <table:table-cell office:value-type="string">
            <text:p>behalten kept kept behalten</text:p>
          </table:table-cell>
          <table:table-cell table:formula="of:=COUNTIF([.A1:.A1315];[.A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<text:s/>erschossen </text:p>
          </table:table-cell>
          <table:table-cell office:value-type="string">
            <text:p><text:s/>shot </text:p>
          </table:table-cell>
          <table:table-cell office:value-type="string">
            <text:p>shot</text:p>
          </table:table-cell>
          <table:table-cell table:formula="of:=COUNTIF([.A2:.A1316];[.A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/>
          <table:table-cell table:formula="of:=COUNTIF([.A3:.A1317];[.A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pably </text:p>
          </table:table-cell>
          <table:table-cell/>
          <table:table-cell table:formula="of:=COUNTIF([.A4:.A1318];[.A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lag </text:p>
          </table:table-cell>
          <table:table-cell office:value-type="string">
            <text:p><text:s/>publisher </text:p>
          </table:table-cell>
          <table:table-cell office:value-type="string">
            <text:p>verlag publisher</text:p>
          </table:table-cell>
          <table:table-cell table:formula="of:=COUNTIF([.A5:.A1319];[.A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/>
          <table:table-cell table:formula="of:=COUNTIF([.A6:.A1320];[.A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 office:value-type="string">
            <text:p>here and there</text:p>
          </table:table-cell>
          <table:table-cell table:formula="of:=COUNTIF([.A7:.A1321];[.A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eichen </text:p>
          </table:table-cell>
          <table:table-cell office:value-type="string">
            <text:p><text:s/>character</text:p>
          </table:table-cell>
          <table:table-cell table:style-name="ce20" office:value-type="string">
            <text:p>Zeichen character</text:p>
          </table:table-cell>
          <table:table-cell table:formula="of:=COUNTIF([.A8:.A1322];[.A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/>
          <table:table-cell table:formula="of:=COUNTIF([.A9:.A1323];[.A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office:value-type="string">
            <text:p>Ich musste nach </text:p>
          </table:table-cell>
          <table:table-cell table:formula="of:=COUNTIF([.A10:.A1324];[.A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orbereitet </text:p>
          </table:table-cell>
          <table:table-cell office:value-type="string">
            <text:p><text:s/>prepared </text:p>
          </table:table-cell>
          <table:table-cell office:value-type="string">
            <text:p>prepared</text:p>
          </table:table-cell>
          <table:table-cell table:formula="of:=COUNTIF([.A11:.A1325];[.A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angezündet </text:p>
          </table:table-cell>
          <table:table-cell office:value-type="string">
            <text:p><text:s/>set on fire </text:p>
          </table:table-cell>
          <table:table-cell office:value-type="string">
            <text:p>angeundet set on fire</text:p>
          </table:table-cell>
          <table:table-cell table:formula="of:=COUNTIF([.A12:.A1326];[.A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trocken </text:p>
          </table:table-cell>
          <table:table-cell office:value-type="string">
            <text:p><text:s/>dry </text:p>
          </table:table-cell>
          <table:table-cell office:value-type="string">
            <text:p>trocken dry trocken dry</text:p>
          </table:table-cell>
          <table:table-cell table:formula="of:=COUNTIF([.A13:.A1327];[.A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/>
          <table:table-cell table:formula="of:=COUNTIF([.A14:.A1328];[.A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/>
          <table:table-cell table:formula="of:=COUNTIF([.A15:.A1329];[.A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das Gewitter </text:p>
          </table:table-cell>
          <table:table-cell office:value-type="string">
            <text:p><text:s/>thunderstorm</text:p>
          </table:table-cell>
          <table:table-cell office:value-type="string">
            <text:p>storm</text:p>
          </table:table-cell>
          <table:table-cell table:formula="of:=COUNTIF([.A16:.A1330];[.A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/>
          <table:table-cell table:formula="of:=COUNTIF([.A17:.A1332];[.A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ähnlich </text:p>
          </table:table-cell>
          <table:table-cell office:value-type="string">
            <text:p><text:s/>similar </text:p>
          </table:table-cell>
          <table:table-cell office:value-type="string">
            <text:p>ahnlich similar</text:p>
          </table:table-cell>
          <table:table-cell table:formula="of:=COUNTIF([.A18:.A1333];[.A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gar </text:p>
          </table:table-cell>
          <table:table-cell office:value-type="string">
            <text:p><text:s/>even </text:p>
          </table:table-cell>
          <table:table-cell/>
          <table:table-cell table:formula="of:=COUNTIF([.A19:.A1334];[.A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gisseur </text:p>
          </table:table-cell>
          <table:table-cell office:value-type="string">
            <text:p><text:s/>director </text:p>
          </table:table-cell>
          <table:table-cell office:value-type="string">
            <text:p>skhno8eths</text:p>
          </table:table-cell>
          <table:table-cell table:formula="of:=COUNTIF([.A20:.A1335];[.A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ngreifen </text:p>
          </table:table-cell>
          <table:table-cell office:value-type="string">
            <text:p><text:s/>attack </text:p>
          </table:table-cell>
          <table:table-cell office:value-type="string">
            <text:p>to attack</text:p>
          </table:table-cell>
          <table:table-cell table:formula="of:=COUNTIF([.A21:.A1336];[.A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fnehmen </text:p>
          </table:table-cell>
          <table:table-cell office:value-type="string">
            <text:p><text:s/>record </text:p>
          </table:table-cell>
          <table:table-cell office:value-type="string">
            <text:p>aufnehmen record</text:p>
          </table:table-cell>
          <table:table-cell table:formula="of:=COUNTIF([.A22:.A1337];[.A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7"/>
          <table:table-cell table:style-name="ce10" table:number-columns-repeated="1022"/>
        </table:table-row>
        <table:table-row table:style-name="ro1">
          <table:table-cell office:value-type="string">
            <text:p>jedoch </text:p>
          </table:table-cell>
          <table:table-cell office:value-type="string">
            <text:p><text:s/>however </text:p>
          </table:table-cell>
          <table:table-cell/>
          <table:table-cell table:formula="of:=COUNTIF([.A24:.A1338];[.A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/>
          <table:table-cell table:formula="of:=COUNTIF([.A25:.A1339];[.A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/>
          <table:table-cell table:formula="of:=COUNTIF([.A26:.A1340];[.A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panies </text:p>
          </table:table-cell>
          <table:table-cell/>
          <table:table-cell table:formula="of:=COUNTIF([.A27:.A1341];[.A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einigt </text:p>
          </table:table-cell>
          <table:table-cell office:value-type="string">
            <text:p><text:s/>agreed</text:p>
          </table:table-cell>
          <table:table-cell/>
          <table:table-cell table:formula="of:=COUNTIF([.A28:.A1342];[.A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es </text:p>
          </table:table-cell>
          <table:table-cell office:value-type="string">
            <text:p><text:s/>invented </text:p>
          </table:table-cell>
          <table:table-cell/>
          <table:table-cell table:formula="of:=COUNTIF([.A29:.A1343];[.A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ssen </text:p>
          </table:table-cell>
          <table:table-cell office:value-type="string">
            <text:p><text:s/>leave </text:p>
          </table:table-cell>
          <table:table-cell/>
          <table:table-cell table:formula="of:=COUNTIF([.A30:.A1344];[.A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, plainly </text:p>
          </table:table-cell>
          <table:table-cell/>
          <table:table-cell table:formula="of:=COUNTIF([.A31:.A1345];[.A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/>
          <table:table-cell table:formula="of:=COUNTIF([.A32:.A1346];[.A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learned </text:p>
          </table:table-cell>
          <table:table-cell/>
          <table:table-cell table:formula="of:=COUNTIF([.A33:.A1347];[.A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<text:s/>gewalttätig </text:p>
          </table:table-cell>
          <table:table-cell office:value-type="string">
            <text:p><text:s/>violent </text:p>
          </table:table-cell>
          <table:table-cell/>
          <table:table-cell table:formula="of:=COUNTIF([.A34:.A1348];[.A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/>
          <table:table-cell table:formula="of:=COUNTIF([.A35:.A1349];[.A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<text:s/>eingehalten </text:p>
          </table:table-cell>
          <table:table-cell office:value-type="string">
            <text:p><text:s/>maintained </text:p>
          </table:table-cell>
          <table:table-cell/>
          <table:table-cell table:formula="of:=COUNTIF([.A36:.A1350];[.A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hidden </text:p>
          </table:table-cell>
          <table:table-cell/>
          <table:table-cell table:formula="of:=COUNTIF([.A37:.A1351];[.A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/>
          <table:table-cell table:formula="of:=COUNTIF([.A38:.A1352];[.A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/>
          <table:table-cell table:formula="of:=COUNTIF([.A39:.A1353];[.A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/>
          <table:table-cell table:formula="of:=COUNTIF([.A40:.A1354];[.A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ördern </text:p>
          </table:table-cell>
          <table:table-cell office:value-type="string">
            <text:p><text:s/>to promote </text:p>
          </table:table-cell>
          <table:table-cell/>
          <table:table-cell table:formula="of:=COUNTIF([.A41:.A1355];[.A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raft </text:p>
          </table:table-cell>
          <table:table-cell office:value-type="string">
            <text:p><text:s/>punished </text:p>
          </table:table-cell>
          <table:table-cell/>
          <table:table-cell table:formula="of:=COUNTIF([.A42:.A1356];[.A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gen wir </text:p>
          </table:table-cell>
          <table:table-cell office:value-type="string">
            <text:p><text:s/>let's start</text:p>
          </table:table-cell>
          <table:table-cell/>
          <table:table-cell table:formula="of:=COUNTIF([.A43:.A1357];[.A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/>
          <table:table-cell table:formula="of:=COUNTIF([.A44:.A1358];[.A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/>
          <table:table-cell table:formula="of:=COUNTIF([.A45:.A1359];[.A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/>
          <table:table-cell table:formula="of:=COUNTIF([.A46:.A1360];[.A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ordern </text:p>
          </table:table-cell>
          <table:table-cell office:value-type="string">
            <text:p><text:s/>demand </text:p>
          </table:table-cell>
          <table:table-cell/>
          <table:table-cell table:formula="of:=COUNTIF([.A47:.A1361];[.A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7"/>
          <table:table-cell table:style-name="ce10" table:number-columns-repeated="2"/>
          <table:table-cell table:number-columns-repeated="1020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/>
          <table:table-cell table:formula="of:=COUNTIF([.A49:.A1362];[.A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aben </text:p>
          </table:table-cell>
          <table:table-cell office:value-type="string">
            <text:p><text:s/>information </text:p>
          </table:table-cell>
          <table:table-cell/>
          <table:table-cell table:formula="of:=COUNTIF([.A50:.A1363];[.A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ch bin weg </text:p>
          </table:table-cell>
          <table:table-cell office:value-type="string">
            <text:p><text:s/>i am gone</text:p>
          </table:table-cell>
          <table:table-cell table:style-name="ce10" office:value-type="string">
            <text:p>i am lost</text:p>
          </table:table-cell>
          <table:table-cell table:style-name="ce10" table:formula="of:=COUNTIF([.A51:.A1364];[.A51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/>
          <table:table-cell table:formula="of:=COUNTIF([.A52:.A1365];[.A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/>
          <table:table-cell table:formula="of:=COUNTIF([.A53:.A1366];[.A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/>
          <table:table-cell table:formula="of:=COUNTIF([.A54:.A1367];[.A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r:undung </text:p>
          </table:table-cell>
          <table:table-cell office:value-type="string">
            <text:p><text:s/>justification </text:p>
          </table:table-cell>
          <table:table-cell/>
          <table:table-cell table:formula="of:=COUNTIF([.A55:.A1368];[.A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en </text:p>
          </table:table-cell>
          <table:table-cell office:value-type="string">
            <text:p><text:s/>give up , surrender </text:p>
          </table:table-cell>
          <table:table-cell/>
          <table:table-cell table:formula="of:=COUNTIF([.A56:.A1369];[.A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 </text:p>
          </table:table-cell>
          <table:table-cell/>
          <table:table-cell table:formula="of:=COUNTIF([.A57:.A1370];[.A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/>
          <table:table-cell table:formula="of:=COUNTIF([.A58:.A1371];[.A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/>
          <table:table-cell table:formula="of:=COUNTIF([.A59:.A1372];[.A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/>
          <table:table-cell table:formula="of:=COUNTIF([.A60:.A1373];[.A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/>
          <table:table-cell table:formula="of:=COUNTIF([.A61:.A1374];[.A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company </text:p>
          </table:table-cell>
          <table:table-cell/>
          <table:table-cell table:formula="of:=COUNTIF([.A62:.A1375];[.A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llungen </text:p>
          </table:table-cell>
          <table:table-cell office:value-type="string">
            <text:p><text:s/>order </text:p>
          </table:table-cell>
          <table:table-cell/>
          <table:table-cell table:formula="of:=COUNTIF([.A63:.A1376];[.A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/>
          <table:table-cell table:formula="of:=COUNTIF([.A64:.A1377];[.A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fees </text:p>
          </table:table-cell>
          <table:table-cell/>
          <table:table-cell table:formula="of:=COUNTIF([.A65:.A1378];[.A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at the moment </text:p>
          </table:table-cell>
          <table:table-cell/>
          <table:table-cell table:formula="of:=COUNTIF([.A66:.A1379];[.A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versprochen </text:p>
          </table:table-cell>
          <table:table-cell office:value-type="string">
            <text:p><text:s/>promised </text:p>
          </table:table-cell>
          <table:table-cell/>
          <table:table-cell table:formula="of:=COUNTIF([.A67:.A1380];[.A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sst </text:p>
          </table:table-cell>
          <table:table-cell office:value-type="string">
            <text:p><text:s/>summarizes </text:p>
          </table:table-cell>
          <table:table-cell/>
          <table:table-cell table:formula="of:=COUNTIF([.A68:.A1381];[.A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warten </text:p>
          </table:table-cell>
          <table:table-cell office:value-type="string">
            <text:p><text:s/>expect </text:p>
          </table:table-cell>
          <table:table-cell/>
          <table:table-cell table:formula="of:=COUNTIF([.A69:.A1382];[.A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/>
          <table:table-cell table:formula="of:=COUNTIF([.A70:.A1383];[.A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, genuine</text:p>
          </table:table-cell>
          <table:table-cell/>
          <table:table-cell table:formula="of:=COUNTIF([.A71:.A1384];[.A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/>
          <table:table-cell table:formula="of:=COUNTIF([.A72:.A1385];[.A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bei </text:p>
          </table:table-cell>
          <table:table-cell office:value-type="string">
            <text:p><text:s/>simultanesouly</text:p>
          </table:table-cell>
          <table:table-cell table:style-name="ce21" office:value-type="string">
            <text:p>dabei simultaneously</text:p>
          </table:table-cell>
          <table:table-cell table:formula="of:=COUNTIF([.A73:.A1386];[.A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/>
          <table:table-cell table:formula="of:=COUNTIF([.A74:.A1387];[.A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laubt </text:p>
          </table:table-cell>
          <table:table-cell office:value-type="string">
            <text:p><text:s/>believes</text:p>
          </table:table-cell>
          <table:table-cell/>
          <table:table-cell table:formula="of:=COUNTIF([.A75:.A1388];[.A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bernimmt</text:p>
          </table:table-cell>
          <table:table-cell office:value-type="string">
            <text:p>takes over</text:p>
          </table:table-cell>
          <table:table-cell/>
          <table:table-cell table:formula="of:=COUNTIF([.A76:.A1389];[.A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 ersetzt dich </text:p>
          </table:table-cell>
          <table:table-cell table:style-name="ce18" office:value-type="string">
            <text:p><text:s/>he replaces you </text:p>
          </table:table-cell>
          <table:table-cell table:style-name="ce22" office:value-type="string">
            <text:p>er ersetzt dich he replaces you</text:p>
          </table:table-cell>
          <table:table-cell table:formula="of:=COUNTIF([.A77:.A1390];[.A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mittler </text:p>
          </table:table-cell>
          <table:table-cell office:value-type="string">
            <text:p><text:s/>inverstigator </text:p>
          </table:table-cell>
          <table:table-cell table:style-name="ce20" office:value-type="string">
            <text:p>investigator</text:p>
          </table:table-cell>
          <table:table-cell table:formula="of:=COUNTIF([.A78:.A1391];[.A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etter <text:s/></text:p>
          </table:table-cell>
          <table:table-cell office:value-type="string">
            <text:p><text:s/>rescues</text:p>
          </table:table-cell>
          <table:table-cell table:style-name="ce20" office:value-type="string">
            <text:p>rescurer</text:p>
          </table:table-cell>
          <table:table-cell table:formula="of:=COUNTIF([.A79:.A1392];[.A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 office:value-type="string">
            <text:p>traffic jam/smart</text:p>
          </table:table-cell>
          <table:table-cell table:formula="of:=COUNTIF([.A80:.A1393];[.A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 office:value-type="string">
            <text:p>zugesehen watched</text:p>
          </table:table-cell>
          <table:table-cell table:formula="of:=COUNTIF([.A81:.A1394];[.A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/>
          <table:table-cell table:formula="of:=COUNTIF([.A82:.A1395];[.A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 office:value-type="string">
            <text:p>er schriebt mir gestern</text:p>
          </table:table-cell>
          <table:table-cell table:formula="of:=COUNTIF([.A83:.A1396];[.A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 drove to Austria</text:p>
          </table:table-cell>
          <table:table-cell table:style-name="ce19" office:value-type="string">
            <text:p><text:s/>Wir fuhren nach Osterreich</text:p>
          </table:table-cell>
          <table:table-cell table:style-name="ce23" office:value-type="string">
            <text:p>wir fuhren nach Ostereich</text:p>
          </table:table-cell>
          <table:table-cell table:style-name="ce24" table:formula="of:=COUNTIF([.A84:.A1397];[.A84])" office:value-type="float" office:value="1">
            <text:p>1</text:p>
          </table:table-cell>
          <table:table-cell table:style-name="ce24" table:number-columns-repeated="1020"/>
        </table:table-row>
        <table:table-row table:style-name="ro1">
          <table:table-cell table:style-name="ce5" office:value-type="string">
            <text:p>Zuvor </text:p>
          </table:table-cell>
          <table:table-cell office:value-type="string">
            <text:p><text:s/>earlier </text:p>
          </table:table-cell>
          <table:table-cell table:style-name="ce20" office:value-type="string">
            <text:p>before</text:p>
          </table:table-cell>
          <table:table-cell table:formula="of:=COUNTIF([.A85:.A1398];[.A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Leiter </text:p>
          </table:table-cell>
          <table:table-cell office:value-type="string">
            <text:p><text:s/>ladder </text:p>
          </table:table-cell>
          <table:table-cell/>
          <table:table-cell table:formula="of:=COUNTIF([.A86:.A1399];[.A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übrigen </text:p>
          </table:table-cell>
          <table:table-cell office:value-type="string">
            <text:p><text:s/>other </text:p>
          </table:table-cell>
          <table:table-cell table:style-name="ce20" office:value-type="string">
            <text:p>by the way</text:p>
          </table:table-cell>
          <table:table-cell table:formula="of:=COUNTIF([.A87:.A1400];[.A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zusätzliche </text:p>
          </table:table-cell>
          <table:table-cell office:value-type="string">
            <text:p><text:s/>additional <text:s/></text:p>
          </table:table-cell>
          <table:table-cell table:style-name="ce20" office:value-type="string">
            <text:p>additional</text:p>
          </table:table-cell>
          <table:table-cell table:formula="of:=COUNTIF([.A88:.A1401];[.A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other </text:p>
          </table:table-cell>
          <table:table-cell office:value-type="string">
            <text:p><text:s/>Weiterer </text:p>
          </table:table-cell>
          <table:table-cell table:style-name="ce21" office:value-type="string">
            <text:p>weiterer another</text:p>
          </table:table-cell>
          <table:table-cell table:formula="of:=COUNTIF([.A89:.A1402];[.A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/>
          <table:table-cell table:formula="of:=COUNTIF([.A90:.A1403];[.A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ufgeregt </text:p>
          </table:table-cell>
          <table:table-cell office:value-type="string">
            <text:p><text:s/>excited </text:p>
          </table:table-cell>
          <table:table-cell table:style-name="ce20" office:value-type="string">
            <text:p>excited</text:p>
          </table:table-cell>
          <table:table-cell table:formula="of:=COUNTIF([.A91:.A1404];[.A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nehmen </text:p>
          </table:table-cell>
          <table:table-cell office:value-type="string">
            <text:p><text:s/>to behave </text:p>
          </table:table-cell>
          <table:table-cell table:style-name="ce20" office:value-type="string">
            <text:p>benehmen to behave benehmen</text:p>
          </table:table-cell>
          <table:table-cell table:formula="of:=COUNTIF([.A92:.A1405];[.A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at.. verbreitet </text:p>
          </table:table-cell>
          <table:table-cell office:value-type="string">
            <text:p><text:s/>has broadcasted</text:p>
          </table:table-cell>
          <table:table-cell table:style-name="ce20"/>
          <table:table-cell table:formula="of:=COUNTIF([.A93:.A1406];[.A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/>
          <table:table-cell table:formula="of:=COUNTIF([.A94:.A1407];[.A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 office:value-type="string">
            <text:p>we do not lie</text:p>
          </table:table-cell>
          <table:table-cell table:formula="of:=COUNTIF([.A95:.A1408];[.A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Fläche </text:p>
          </table:table-cell>
          <table:table-cell office:value-type="string">
            <text:p><text:s/>the area </text:p>
          </table:table-cell>
          <table:table-cell table:style-name="ce20" office:value-type="string">
            <text:p>the bootle, the spot</text:p>
          </table:table-cell>
          <table:table-cell table:formula="of:=COUNTIF([.A96:.A1409];[.A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/>
          <table:table-cell table:formula="of:=COUNTIF([.A97:.A1410];[.A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r Bezirk </text:p>
          </table:table-cell>
          <table:table-cell office:value-type="string">
            <text:p><text:s/>the district </text:p>
          </table:table-cell>
          <table:table-cell table:style-name="ce20" office:value-type="string">
            <text:p>the area</text:p>
          </table:table-cell>
          <table:table-cell table:formula="of:=COUNTIF([.A98:.A1411];[.A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2" office:value-type="string">
            <text:p>Das Grundstuck </text:p>
          </table:table-cell>
          <table:table-cell office:value-type="string">
            <text:p><text:s/>the property , the plot </text:p>
          </table:table-cell>
          <table:table-cell office:value-type="string">
            <text:p>the plot</text:p>
          </table:table-cell>
          <table:table-cell table:formula="of:=COUNTIF([.A99:.A1412];[.A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 stood there </text:p>
          </table:table-cell>
          <table:table-cell office:value-type="string">
            <text:p><text:s/>ich stand dort </text:p>
          </table:table-cell>
          <table:table-cell/>
          <table:table-cell table:formula="of:=COUNTIF([.A100:.A1413];[.A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n </text:p>
          </table:table-cell>
          <table:table-cell office:value-type="string">
            <text:p><text:s/>testify </text:p>
          </table:table-cell>
          <table:table-cell/>
          <table:table-cell table:formula="of:=COUNTIF([.A101:.A1414];[.A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/>
          <table:table-cell table:formula="of:=COUNTIF([.A102:.A1415];[.A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/>
          <table:table-cell table:formula="of:=COUNTIF([.A103:.A1416];[.A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erhindert hat <text:s/></text:p>
          </table:table-cell>
          <table:table-cell office:value-type="string">
            <text:p><text:s/>prevented it <text:s/></text:p>
          </table:table-cell>
          <table:table-cell office:value-type="string">
            <text:p>eixe empodisei</text:p>
          </table:table-cell>
          <table:table-cell table:formula="of:=COUNTIF([.A104:.A1417];[.A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walle </text:p>
          </table:table-cell>
          <table:table-cell office:value-type="string">
            <text:p><text:s/>riot</text:p>
          </table:table-cell>
          <table:table-cell/>
          <table:table-cell table:formula="of:=COUNTIF([.A105:.A1418];[.A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klaut </text:p>
          </table:table-cell>
          <table:table-cell office:value-type="string">
            <text:p><text:s/>stolen </text:p>
          </table:table-cell>
          <table:table-cell office:value-type="string">
            <text:p>geklaut stolen</text:p>
          </table:table-cell>
          <table:table-cell table:formula="of:=COUNTIF([.A106:.A1419];[.A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/>
          <table:table-cell table:formula="of:=COUNTIF([.A107:.A1420];[.A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handelt </text:p>
          </table:table-cell>
          <table:table-cell office:value-type="string">
            <text:p><text:s/>negotiated</text:p>
          </table:table-cell>
          <table:table-cell office:value-type="string">
            <text:p>verhandelt negotiated</text:p>
          </table:table-cell>
          <table:table-cell table:formula="of:=COUNTIF([.A108:.A1421];[.A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/>
          <table:table-cell table:formula="of:=COUNTIF([.A109:.A1422];[.A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/>
          <table:table-cell table:formula="of:=COUNTIF([.A110:.A1423];[.A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/>
          <table:table-cell table:formula="of:=COUNTIF([.A111:.A1424];[.A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/>
          <table:table-cell table:formula="of:=COUNTIF([.A112:.A1425];[.A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/>
          <table:table-cell table:formula="of:=COUNTIF([.A113:.A1426];[.A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/>
          <table:table-cell table:formula="of:=COUNTIF([.A114:.A1427];[.A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/>
          <table:table-cell table:formula="of:=COUNTIF([.A115:.A1428];[.A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/>
          <table:table-cell table:formula="of:=COUNTIF([.A116:.A1429];[.A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7:.A1430];[.A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Blitz </text:p>
          </table:table-cell>
          <table:table-cell office:value-type="string">
            <text:p><text:s/>lighting </text:p>
          </table:table-cell>
          <table:table-cell office:value-type="string">
            <text:p>astraph</text:p>
          </table:table-cell>
          <table:table-cell table:formula="of:=COUNTIF([.A118:.A1431];[.A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<text:s/>Donner </text:p>
          </table:table-cell>
          <table:table-cell office:value-type="string">
            <text:p><text:s/>thunder </text:p>
          </table:table-cell>
          <table:table-cell office:value-type="string">
            <text:p>keraunos</text:p>
          </table:table-cell>
          <table:table-cell table:formula="of:=COUNTIF([.A119:.A1432];[.A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Der Regenbogen </text:p>
          </table:table-cell>
          <table:table-cell office:value-type="string">
            <text:p><text:s/>rainbow</text:p>
          </table:table-cell>
          <table:table-cell office:value-type="string">
            <text:p>omprella</text:p>
          </table:table-cell>
          <table:table-cell table:formula="of:=COUNTIF([.A120:.A1433];[.A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ließ nach</text:p>
          </table:table-cell>
          <table:table-cell office:value-type="string">
            <text:p><text:s/>died down </text:p>
          </table:table-cell>
          <table:table-cell office:value-type="string">
            <text:p>exas8enei</text:p>
          </table:table-cell>
          <table:table-cell table:formula="of:=COUNTIF([.A121:.A1434];[.A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style-name="ce10"/>
          <table:table-cell table:style-name="ce10" table:formula="of:=COUNTIF([.A122:.A1435];[.A122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verlor </text:p>
          </table:table-cell>
          <table:table-cell office:value-type="string">
            <text:p><text:s/>lost</text:p>
          </table:table-cell>
          <table:table-cell/>
          <table:table-cell table:formula="of:=COUNTIF([.A123:.A1436];[.A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hren </text:p>
          </table:table-cell>
          <table:table-cell office:value-type="string">
            <text:p><text:s/>drove</text:p>
          </table:table-cell>
          <table:table-cell/>
          <table:table-cell table:formula="of:=COUNTIF([.A124:.A1437];[.A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/>
          <table:table-cell table:formula="of:=COUNTIF([.A125:.A1438];[.A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ie Haut </text:p>
          </table:table-cell>
          <table:table-cell office:value-type="string">
            <text:p><text:s/>the skin </text:p>
          </table:table-cell>
          <table:table-cell office:value-type="string">
            <text:p>skin</text:p>
          </table:table-cell>
          <table:table-cell table:formula="of:=COUNTIF([.A126:.A1439];[.A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as Ohr </text:p>
          </table:table-cell>
          <table:table-cell office:value-type="string">
            <text:p><text:s/>the ear</text:p>
          </table:table-cell>
          <table:table-cell office:value-type="string">
            <text:p>ears</text:p>
          </table:table-cell>
          <table:table-cell table:formula="of:=COUNTIF([.A127:.A1440];[.A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ruckt </text:p>
          </table:table-cell>
          <table:table-cell office:value-type="string">
            <text:p><text:s/>shakes </text:p>
          </table:table-cell>
          <table:table-cell office:value-type="string">
            <text:p>shakes</text:p>
          </table:table-cell>
          <table:table-cell table:formula="of:=COUNTIF([.A128:.A1441];[.A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äscht </text:p>
          </table:table-cell>
          <table:table-cell office:value-type="string">
            <text:p><text:s/>cleans </text:p>
          </table:table-cell>
          <table:table-cell office:value-type="string">
            <text:p>adynamos</text:p>
          </table:table-cell>
          <table:table-cell table:formula="of:=COUNTIF([.A129:.A1442];[.A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icht </text:p>
          </table:table-cell>
          <table:table-cell office:value-type="string">
            <text:p><text:s/>report </text:p>
          </table:table-cell>
          <table:table-cell office:value-type="string">
            <text:p>Bericht report Bericht report</text:p>
          </table:table-cell>
          <table:table-cell table:formula="of:=COUNTIF([.A130:.A1443];[.A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eich </text:p>
          </table:table-cell>
          <table:table-cell office:value-type="string">
            <text:p>area</text:p>
          </table:table-cell>
          <table:table-cell office:value-type="string">
            <text:p>Bereich area</text:p>
          </table:table-cell>
          <table:table-cell table:formula="of:=COUNTIF([.A131:.A1444];[.A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biet</text:p>
          </table:table-cell>
          <table:table-cell office:value-type="string">
            <text:p>area</text:p>
          </table:table-cell>
          <table:table-cell/>
          <table:table-cell table:formula="of:=COUNTIF([.A132:.A1445];[.A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/>
          <table:table-cell table:formula="of:=COUNTIF([.A133:.A1446];[.A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leich - Stellung </text:p>
          </table:table-cell>
          <table:table-cell office:value-type="string">
            <text:p><text:s/>equality </text:p>
          </table:table-cell>
          <table:table-cell office:value-type="string">
            <text:p>Gleich stellung equality</text:p>
          </table:table-cell>
          <table:table-cell table:formula="of:=COUNTIF([.A134:.A1447];[.A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>
            <text:p>zuständig </text:p>
          </table:table-cell>
          <table:table-cell office:value-type="string">
            <text:p><text:s/>responsible </text:p>
          </table:table-cell>
          <table:table-cell office:value-type="string">
            <text:p>responsible</text:p>
          </table:table-cell>
          <table:table-cell table:formula="of:=COUNTIF([.A135:.A1448];[.A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flichten </text:p>
          </table:table-cell>
          <table:table-cell office:value-type="string">
            <text:p><text:s/>obligations</text:p>
          </table:table-cell>
          <table:table-cell office:value-type="string">
            <text:p>Pflichten obligations</text:p>
          </table:table-cell>
          <table:table-cell table:formula="of:=COUNTIF([.A136:.A1449];[.A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/>
          <table:table-cell table:formula="of:=COUNTIF([.A137:.A1450];[.A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Schienen </text:p>
          </table:table-cell>
          <table:table-cell office:value-type="string">
            <text:p><text:s/>rails </text:p>
          </table:table-cell>
          <table:table-cell office:value-type="string">
            <text:p>Schienen rails</text:p>
          </table:table-cell>
          <table:table-cell table:formula="of:=COUNTIF([.A138:.A1451];[.A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/>
          <table:table-cell table:formula="of:=COUNTIF([.A139:.A1452];[.A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achen auf </text:p>
          </table:table-cell>
          <table:table-cell office:value-type="string">
            <text:p><text:s/>wake up</text:p>
          </table:table-cell>
          <table:table-cell/>
          <table:table-cell table:formula="of:=COUNTIF([.A140:.A1453];[.A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/>
          <table:table-cell table:formula="of:=COUNTIF([.A141:.A1454];[.A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ege </text:p>
          </table:table-cell>
          <table:table-cell office:value-type="string">
            <text:p><text:s/>ways</text:p>
          </table:table-cell>
          <table:table-cell office:value-type="string">
            <text:p>exaitias</text:p>
          </table:table-cell>
          <table:table-cell table:formula="of:=COUNTIF([.A142:.A1455];[.A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/>
          <table:table-cell table:formula="of:=COUNTIF([.A143:.A1456];[.A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/>
          <table:table-cell table:formula="of:=COUNTIF([.A144:.A1457];[.A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öllig </text:p>
          </table:table-cell>
          <table:table-cell office:value-type="string">
            <text:p><text:s/>completely</text:p>
          </table:table-cell>
          <table:table-cell/>
          <table:table-cell table:formula="of:=COUNTIF([.A145:.A1458];[.A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njenigen </text:p>
          </table:table-cell>
          <table:table-cell office:value-type="string">
            <text:p><text:s/>those </text:p>
          </table:table-cell>
          <table:table-cell/>
          <table:table-cell table:formula="of:=COUNTIF([.A146:.A1459];[.A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ingewöhnung </text:p>
          </table:table-cell>
          <table:table-cell office:value-type="string">
            <text:p><text:s/>familiation</text:p>
          </table:table-cell>
          <table:table-cell/>
          <table:table-cell table:formula="of:=COUNTIF([.A147:.A1460];[.A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ang </text:p>
          </table:table-cell>
          <table:table-cell office:value-type="string">
            <text:p><text:s/>access</text:p>
          </table:table-cell>
          <table:table-cell/>
          <table:table-cell table:formula="of:=COUNTIF([.A148:.A1461];[.A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/>
          <table:table-cell table:formula="of:=COUNTIF([.A149:.A1462];[.A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/>
          <table:table-cell table:formula="of:=COUNTIF([.A150:.A1463];[.A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ziehungs </text:p>
          </table:table-cell>
          <table:table-cell office:value-type="string">
            <text:p><text:s/>educational</text:p>
          </table:table-cell>
          <table:table-cell/>
          <table:table-cell table:formula="of:=COUNTIF([.A151:.A1464];[.A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gründet </text:p>
          </table:table-cell>
          <table:table-cell office:value-type="string">
            <text:p>justified </text:p>
          </table:table-cell>
          <table:table-cell/>
          <table:table-cell table:formula="of:=COUNTIF([.A152:.A1465];[.A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/>
          <table:table-cell table:formula="of:=COUNTIF([.A153:.A1466];[.A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oden </text:p>
          </table:table-cell>
          <table:table-cell office:value-type="string">
            <text:p><text:s/>the ground , the floor</text:p>
          </table:table-cell>
          <table:table-cell/>
          <table:table-cell table:formula="of:=COUNTIF([.A154:.A1467];[.A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/>
          <table:table-cell table:formula="of:=COUNTIF([.A155:.A1468];[.A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echt </text:p>
          </table:table-cell>
          <table:table-cell office:value-type="string">
            <text:p><text:s/>real </text:p>
          </table:table-cell>
          <table:table-cell/>
          <table:table-cell table:formula="of:=COUNTIF([.A156:.A1469];[.A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chere </text:p>
          </table:table-cell>
          <table:table-cell office:value-type="string">
            <text:p><text:s/>scissors </text:p>
          </table:table-cell>
          <table:table-cell/>
          <table:table-cell table:formula="of:=COUNTIF([.A157:.A1470];[.A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s Zubehör </text:p>
          </table:table-cell>
          <table:table-cell office:value-type="string">
            <text:p><text:s/>the equipment </text:p>
          </table:table-cell>
          <table:table-cell/>
          <table:table-cell table:formula="of:=COUNTIF([.A158:.A1471];[.A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/>
          <table:table-cell table:formula="of:=COUNTIF([.A159:.A1472];[.A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Vorwahl </text:p>
          </table:table-cell>
          <table:table-cell office:value-type="string">
            <text:p><text:s/>area code, prefix</text:p>
          </table:table-cell>
          <table:table-cell/>
          <table:table-cell table:formula="of:=COUNTIF([.A160:.A1473];[.A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notwending </text:p>
          </table:table-cell>
          <table:table-cell office:value-type="string">
            <text:p><text:s/>necessary </text:p>
          </table:table-cell>
          <table:table-cell/>
          <table:table-cell table:formula="of:=COUNTIF([.A161:.A1474];[.A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/>
          <table:table-cell table:formula="of:=COUNTIF([.A162:.A1475];[.A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 </text:p>
          </table:table-cell>
          <table:table-cell office:value-type="string">
            <text:p><text:s/>research </text:p>
          </table:table-cell>
          <table:table-cell/>
          <table:table-cell table:formula="of:=COUNTIF([.A163:.A1476];[.A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witzig </text:p>
          </table:table-cell>
          <table:table-cell office:value-type="string">
            <text:p><text:s/>funny</text:p>
          </table:table-cell>
          <table:table-cell/>
          <table:table-cell table:formula="of:=COUNTIF([.A164:.A1477];[.A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/>
          <table:table-cell table:formula="of:=COUNTIF([.A165:.A1478];[.A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t </text:p>
          </table:table-cell>
          <table:table-cell office:value-type="string">
            <text:p><text:s/>need <text:s/></text:p>
          </table:table-cell>
          <table:table-cell/>
          <table:table-cell table:formula="of:=COUNTIF([.A166:.A1479];[.A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r Gedanke </text:p>
          </table:table-cell>
          <table:table-cell office:value-type="string">
            <text:p><text:s/>the idea </text:p>
          </table:table-cell>
          <table:table-cell/>
          <table:table-cell table:formula="of:=COUNTIF([.A167:.A1480];[.A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unheimlich </text:p>
          </table:table-cell>
          <table:table-cell office:value-type="string">
            <text:p><text:s/>extremely </text:p>
          </table:table-cell>
          <table:table-cell/>
          <table:table-cell table:formula="of:=COUNTIF([.A168:.A1481];[.A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rling </text:p>
          </table:table-cell>
          <table:table-cell office:value-type="string">
            <text:p><text:s/>Liebling </text:p>
          </table:table-cell>
          <table:table-cell/>
          <table:table-cell table:formula="of:=COUNTIF([.A169:.A1482];[.A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/>
          <table:table-cell table:formula="of:=COUNTIF([.A170:.A1483];[.A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chmal </text:p>
          </table:table-cell>
          <table:table-cell office:value-type="string">
            <text:p><text:s/>narrow </text:p>
          </table:table-cell>
          <table:table-cell/>
          <table:table-cell table:formula="of:=COUNTIF([.A171:.A1484];[.A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Ergebnis </text:p>
          </table:table-cell>
          <table:table-cell office:value-type="string">
            <text:p><text:s/>the result </text:p>
          </table:table-cell>
          <table:table-cell/>
          <table:table-cell table:formula="of:=COUNTIF([.A172:.A1485];[.A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/>
          <table:table-cell table:formula="of:=COUNTIF([.A173:.A1486];[.A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/>
          <table:table-cell table:formula="of:=COUNTIF([.A174:.A1487];[.A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zeige-Tafeln </text:p>
          </table:table-cell>
          <table:table-cell office:value-type="string">
            <text:p><text:s/>display panels </text:p>
          </table:table-cell>
          <table:table-cell/>
          <table:table-cell table:formula="of:=COUNTIF([.A175:.A1488];[.A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ürger-Steige </text:p>
          </table:table-cell>
          <table:table-cell office:value-type="string">
            <text:p><text:s/>citizen platforms </text:p>
          </table:table-cell>
          <table:table-cell/>
          <table:table-cell table:formula="of:=COUNTIF([.A176:.A1489];[.A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uer </text:p>
          </table:table-cell>
          <table:table-cell office:value-type="string">
            <text:p><text:s/>more accurate /closely </text:p>
          </table:table-cell>
          <table:table-cell/>
          <table:table-cell table:formula="of:=COUNTIF([.A177:.A1490];[.A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en </text:p>
          </table:table-cell>
          <table:table-cell office:value-type="string">
            <text:p><text:s/>grades</text:p>
          </table:table-cell>
          <table:table-cell/>
          <table:table-cell table:formula="of:=COUNTIF([.A178:.A1491];[.A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iden </text:p>
          </table:table-cell>
          <table:table-cell office:value-type="string">
            <text:p><text:s/>suffer </text:p>
          </table:table-cell>
          <table:table-cell/>
          <table:table-cell table:formula="of:=COUNTIF([.A179:.A1492];[.A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antwortlich </text:p>
          </table:table-cell>
          <table:table-cell office:value-type="string">
            <text:p><text:s/>responsible</text:p>
          </table:table-cell>
          <table:table-cell/>
          <table:table-cell table:formula="of:=COUNTIF([.A180:.A1493];[.A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less you </text:p>
          </table:table-cell>
          <table:table-cell office:value-type="string">
            <text:p><text:s/>Gesundheit!</text:p>
          </table:table-cell>
          <table:table-cell/>
          <table:table-cell table:formula="of:=COUNTIF([.A181:.A1494];[.A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at / Ernährung <text:s/></text:p>
          </table:table-cell>
          <table:table-cell office:value-type="string">
            <text:p><text:s/>diet </text:p>
          </table:table-cell>
          <table:table-cell/>
          <table:table-cell table:formula="of:=COUNTIF([.A182:.A1495];[.A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Rechner </text:p>
          </table:table-cell>
          <table:table-cell office:value-type="string">
            <text:p><text:s/>the computer </text:p>
          </table:table-cell>
          <table:table-cell/>
          <table:table-cell table:formula="of:=COUNTIF([.A183:.A1496];[.A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184:.A1497];[.A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Kabel </text:p>
          </table:table-cell>
          <table:table-cell office:value-type="string">
            <text:p><text:s/>the cable </text:p>
          </table:table-cell>
          <table:table-cell/>
          <table:table-cell table:formula="of:=COUNTIF([.A185:.A1498];[.A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platte </text:p>
          </table:table-cell>
          <table:table-cell office:value-type="string">
            <text:p><text:s/>hard drive </text:p>
          </table:table-cell>
          <table:table-cell/>
          <table:table-cell table:formula="of:=COUNTIF([.A186:.A1499];[.A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/>
          <table:table-cell table:formula="of:=COUNTIF([.A187:.A1500];[.A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emaligen </text:p>
          </table:table-cell>
          <table:table-cell office:value-type="string">
            <text:p><text:s/>former </text:p>
          </table:table-cell>
          <table:table-cell/>
          <table:table-cell table:formula="of:=COUNTIF([.A188:.A1501];[.A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lagen </text:p>
          </table:table-cell>
          <table:table-cell office:value-type="string">
            <text:p><text:s/>beaten </text:p>
          </table:table-cell>
          <table:table-cell/>
          <table:table-cell table:formula="of:=COUNTIF([.A189:.A1502];[.A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braucht </text:p>
          </table:table-cell>
          <table:table-cell office:value-type="string">
            <text:p><text:s/>abused </text:p>
          </table:table-cell>
          <table:table-cell/>
          <table:table-cell table:formula="of:=COUNTIF([.A190:.A1503];[.A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ölle </text:p>
          </table:table-cell>
          <table:table-cell office:value-type="string">
            <text:p><text:s/>hell </text:p>
          </table:table-cell>
          <table:table-cell/>
          <table:table-cell table:formula="of:=COUNTIF([.A191:.A1504];[.A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/>
          <table:table-cell table:formula="of:=COUNTIF([.A192:.A1505];[.A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/>
          <table:table-cell table:formula="of:=COUNTIF([.A193:.A1506];[.A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wegen </text:p>
          </table:table-cell>
          <table:table-cell office:value-type="string">
            <text:p><text:s/>therefore </text:p>
          </table:table-cell>
          <table:table-cell/>
          <table:table-cell table:formula="of:=COUNTIF([.A194:.A1507];[.A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ängt </text:p>
          </table:table-cell>
          <table:table-cell office:value-type="string">
            <text:p><text:s/>pressed </text:p>
          </table:table-cell>
          <table:table-cell/>
          <table:table-cell table:formula="of:=COUNTIF([.A195:.A1508];[.A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ewaltigt </text:p>
          </table:table-cell>
          <table:table-cell office:value-type="string">
            <text:p><text:s/>raped </text:p>
          </table:table-cell>
          <table:table-cell/>
          <table:table-cell table:formula="of:=COUNTIF([.A196:.A1509];[.A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ftat </text:p>
          </table:table-cell>
          <table:table-cell office:value-type="string">
            <text:p><text:s/>criminal offence </text:p>
          </table:table-cell>
          <table:table-cell/>
          <table:table-cell table:formula="of:=COUNTIF([.A197:.A1510];[.A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auen </text:p>
          </table:table-cell>
          <table:table-cell office:value-type="string">
            <text:p><text:s/>to trust </text:p>
          </table:table-cell>
          <table:table-cell/>
          <table:table-cell table:formula="of:=COUNTIF([.A198:.A1511];[.A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riff </text:p>
          </table:table-cell>
          <table:table-cell office:value-type="string">
            <text:p><text:s/>term </text:p>
          </table:table-cell>
          <table:table-cell/>
          <table:table-cell table:formula="of:=COUNTIF([.A199:.A1512];[.A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/>
          <table:table-cell table:formula="of:=COUNTIF([.A200:.A1513];[.A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Pfarrern </text:p>
          </table:table-cell>
          <table:table-cell office:value-type="string">
            <text:p><text:s/>pastors </text:p>
          </table:table-cell>
          <table:table-cell/>
          <table:table-cell table:formula="of:=COUNTIF([.A201:.A1514];[.A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end </text:p>
          </table:table-cell>
          <table:table-cell office:value-type="string">
            <text:p><text:s/>area </text:p>
          </table:table-cell>
          <table:table-cell/>
          <table:table-cell table:formula="of:=COUNTIF([.A202:.A1515];[.A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ten </text:p>
          </table:table-cell>
          <table:table-cell office:value-type="string">
            <text:p><text:s/>builded </text:p>
          </table:table-cell>
          <table:table-cell/>
          <table:table-cell table:formula="of:=COUNTIF([.A203:.A1516];[.A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perrt </text:p>
          </table:table-cell>
          <table:table-cell office:value-type="string">
            <text:p><text:s/>locked </text:p>
          </table:table-cell>
          <table:table-cell/>
          <table:table-cell table:formula="of:=COUNTIF([.A204:.A1517];[.A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wungen </text:p>
          </table:table-cell>
          <table:table-cell office:value-type="string">
            <text:p><text:s/>forced </text:p>
          </table:table-cell>
          <table:table-cell/>
          <table:table-cell table:formula="of:=COUNTIF([.A205:.A1518];[.A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/>
          <table:table-cell table:formula="of:=COUNTIF([.A206:.A1519];[.A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ner </text:p>
          </table:table-cell>
          <table:table-cell office:value-type="string">
            <text:p><text:s/>opponent </text:p>
          </table:table-cell>
          <table:table-cell/>
          <table:table-cell table:formula="of:=COUNTIF([.A207:.A1520];[.A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pfer </text:p>
          </table:table-cell>
          <table:table-cell office:value-type="string">
            <text:p><text:s/>victim </text:p>
          </table:table-cell>
          <table:table-cell/>
          <table:table-cell table:formula="of:=COUNTIF([.A208:.A1521];[.A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nd-Kreis </text:p>
          </table:table-cell>
          <table:table-cell office:value-type="string">
            <text:p><text:s/>district</text:p>
          </table:table-cell>
          <table:table-cell/>
          <table:table-cell table:formula="of:=COUNTIF([.A209:.A1522];[.A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210:.A1523];[.A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/>
          <table:table-cell table:formula="of:=COUNTIF([.A211:.A1524];[.A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s-Haft </text:p>
          </table:table-cell>
          <table:table-cell office:value-type="string">
            <text:p><text:s/>investigation</text:p>
          </table:table-cell>
          <table:table-cell/>
          <table:table-cell table:formula="of:=COUNTIF([.A212:.A1525];[.A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örden </text:p>
          </table:table-cell>
          <table:table-cell office:value-type="string">
            <text:p><text:s/>authorities </text:p>
          </table:table-cell>
          <table:table-cell/>
          <table:table-cell table:formula="of:=COUNTIF([.A213:.A1526];[.A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wand </text:p>
          </table:table-cell>
          <table:table-cell office:value-type="string">
            <text:p><text:s/>skeuoria</text:p>
          </table:table-cell>
          <table:table-cell/>
          <table:table-cell table:formula="of:=COUNTIF([.A214:.A1527];[.A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ften </text:p>
          </table:table-cell>
          <table:table-cell office:value-type="string">
            <text:p><text:s/>to arrest </text:p>
          </table:table-cell>
          <table:table-cell/>
          <table:table-cell table:formula="of:=COUNTIF([.A215:.A1528];[.A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rund-Rechte </text:p>
          </table:table-cell>
          <table:table-cell office:value-type="string">
            <text:p><text:s/>fundamentals rights</text:p>
          </table:table-cell>
          <table:table-cell/>
          <table:table-cell table:formula="of:=COUNTIF([.A216:.A1529];[.A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reist </text:p>
          </table:table-cell>
          <table:table-cell office:value-type="string">
            <text:p><text:s/>he travels </text:p>
          </table:table-cell>
          <table:table-cell/>
          <table:table-cell table:formula="of:=COUNTIF([.A217:.A1530];[.A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äufig </text:p>
          </table:table-cell>
          <table:table-cell office:value-type="string">
            <text:p><text:s/>frequently </text:p>
          </table:table-cell>
          <table:table-cell/>
          <table:table-cell table:formula="of:=COUNTIF([.A218:.A1531];[.A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gehörigkeit </text:p>
          </table:table-cell>
          <table:table-cell office:value-type="string">
            <text:p><text:s/>membership </text:p>
          </table:table-cell>
          <table:table-cell/>
          <table:table-cell table:formula="of:=COUNTIF([.A219:.A1532];[.A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Bürgerschaft </text:p>
          </table:table-cell>
          <table:table-cell office:value-type="string">
            <text:p><text:s/>citizenship </text:p>
          </table:table-cell>
          <table:table-cell/>
          <table:table-cell table:formula="of:=COUNTIF([.A220:.A1533];[.A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/>
          <table:table-cell table:formula="of:=COUNTIF([.A221:.A1534];[.A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ätzen </text:p>
          </table:table-cell>
          <table:table-cell office:value-type="string">
            <text:p><text:s/>operations</text:p>
          </table:table-cell>
          <table:table-cell/>
          <table:table-cell table:formula="of:=COUNTIF([.A222:.A1535];[.A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 </text:p>
          </table:table-cell>
          <table:table-cell office:value-type="string">
            <text:p><text:s/>invented </text:p>
          </table:table-cell>
          <table:table-cell/>
          <table:table-cell table:formula="of:=COUNTIF([.A223:.A1536];[.A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Verrückten </text:p>
          </table:table-cell>
          <table:table-cell office:value-type="string">
            <text:p><text:s/>the crazies </text:p>
          </table:table-cell>
          <table:table-cell/>
          <table:table-cell table:formula="of:=COUNTIF([.A224:.A1537];[.A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/>
          <table:table-cell table:formula="of:=COUNTIF([.A225:.A1538];[.A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</text:p>
          </table:table-cell>
          <table:table-cell/>
          <table:table-cell table:formula="of:=COUNTIF([.A226:.A1539];[.A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/>
          <table:table-cell table:formula="of:=COUNTIF([.A227:.A1540];[.A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igstens </text:p>
          </table:table-cell>
          <table:table-cell office:value-type="string">
            <text:p><text:s/>at least </text:p>
          </table:table-cell>
          <table:table-cell/>
          <table:table-cell table:formula="of:=COUNTIF([.A228:.A1541];[.A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ins </text:p>
          </table:table-cell>
          <table:table-cell office:value-type="string">
            <text:p><text:s/>startet, fängt an , beginnt </text:p>
          </table:table-cell>
          <table:table-cell/>
          <table:table-cell table:formula="of:=COUNTIF([.A229:.A1542];[.A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yway </text:p>
          </table:table-cell>
          <table:table-cell office:value-type="string">
            <text:p><text:s/>trotzdem , sowieso</text:p>
          </table:table-cell>
          <table:table-cell/>
          <table:table-cell table:formula="of:=COUNTIF([.A230:.A1543];[.A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wendigen </text:p>
          </table:table-cell>
          <table:table-cell office:value-type="string">
            <text:p><text:s/>necessary </text:p>
          </table:table-cell>
          <table:table-cell/>
          <table:table-cell table:formula="of:=COUNTIF([.A231:.A1544];[.A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/>
          <table:table-cell table:formula="of:=COUNTIF([.A232:.A1545];[.A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/>
          <table:table-cell table:formula="of:=COUNTIF([.A233:.A1546];[.A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/>
          <table:table-cell table:formula="of:=COUNTIF([.A234:.A1547];[.A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other month </text:p>
          </table:table-cell>
          <table:table-cell office:value-type="string">
            <text:p><text:s/>Noch ein Monat </text:p>
          </table:table-cell>
          <table:table-cell/>
          <table:table-cell table:formula="of:=COUNTIF([.A235:.A1548];[.A2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/>
          <table:table-cell table:formula="of:=COUNTIF([.A236:.A1549];[.A2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andle </text:p>
          </table:table-cell>
          <table:table-cell office:value-type="string">
            <text:p><text:s/>act</text:p>
          </table:table-cell>
          <table:table-cell/>
          <table:table-cell table:formula="of:=COUNTIF([.A237:.A1550];[.A2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 ihn herum </text:p>
          </table:table-cell>
          <table:table-cell office:value-type="string">
            <text:p><text:s/>around him</text:p>
          </table:table-cell>
          <table:table-cell/>
          <table:table-cell table:formula="of:=COUNTIF([.A238:.A1551];[.A2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richtet </text:p>
          </table:table-cell>
          <table:table-cell office:value-type="string">
            <text:p><text:s/>taught</text:p>
          </table:table-cell>
          <table:table-cell/>
          <table:table-cell table:formula="of:=COUNTIF([.A239:.A1552];[.A2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ügbaren </text:p>
          </table:table-cell>
          <table:table-cell office:value-type="string">
            <text:p><text:s/>available </text:p>
          </table:table-cell>
          <table:table-cell/>
          <table:table-cell table:formula="of:=COUNTIF([.A240:.A1553];[.A2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ore </text:p>
          </table:table-cell>
          <table:table-cell office:value-type="string">
            <text:p><text:s/>goals </text:p>
          </table:table-cell>
          <table:table-cell/>
          <table:table-cell table:formula="of:=COUNTIF([.A241:.A1554];[.A2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/>
          <table:table-cell table:formula="of:=COUNTIF([.A242:.A1555];[.A2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/>
          <table:table-cell table:formula="of:=COUNTIF([.A243:.A1556];[.A2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/>
          <table:table-cell table:formula="of:=COUNTIF([.A244:.A1557];[.A2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/>
          <table:table-cell table:formula="of:=COUNTIF([.A245:.A1558];[.A2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/>
          <table:table-cell table:formula="of:=COUNTIF([.A246:.A1559];[.A2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wohl als auch </text:p>
          </table:table-cell>
          <table:table-cell office:value-type="string">
            <text:p><text:s/>both</text:p>
          </table:table-cell>
          <table:table-cell/>
          <table:table-cell table:formula="of:=COUNTIF([.A247:.A1560];[.A2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/>
          <table:table-cell table:formula="of:=COUNTIF([.A248:.A1561];[.A2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rechen </text:p>
          </table:table-cell>
          <table:table-cell office:value-type="string">
            <text:p><text:s/>cancel </text:p>
          </table:table-cell>
          <table:table-cell/>
          <table:table-cell table:formula="of:=COUNTIF([.A249:.A1562];[.A2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agen </text:p>
          </table:table-cell>
          <table:table-cell office:value-type="string">
            <text:p><text:s/>to propose </text:p>
          </table:table-cell>
          <table:table-cell/>
          <table:table-cell table:formula="of:=COUNTIF([.A250:.A1563];[.A2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geben </text:p>
          </table:table-cell>
          <table:table-cell office:value-type="string">
            <text:p><text:s/>give up </text:p>
          </table:table-cell>
          <table:table-cell/>
          <table:table-cell table:formula="of:=COUNTIF([.A251:.A1564];[.A2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den </text:p>
          </table:table-cell>
          <table:table-cell office:value-type="string">
            <text:p><text:s/>turn </text:p>
          </table:table-cell>
          <table:table-cell/>
          <table:table-cell table:formula="of:=COUNTIF([.A252:.A1565];[.A2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alten </text:p>
          </table:table-cell>
          <table:table-cell office:value-type="string">
            <text:p><text:s/>keep </text:p>
          </table:table-cell>
          <table:table-cell/>
          <table:table-cell table:formula="of:=COUNTIF([.A253:.A1566];[.A2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</text:p>
          </table:table-cell>
          <table:table-cell/>
          <table:table-cell table:formula="of:=COUNTIF([.A254:.A1567];[.A2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nötigen </text:p>
          </table:table-cell>
          <table:table-cell office:value-type="string">
            <text:p><text:s/>need, require </text:p>
          </table:table-cell>
          <table:table-cell/>
          <table:table-cell table:formula="of:=COUNTIF([.A255:.A1568];[.A2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tützen </text:p>
          </table:table-cell>
          <table:table-cell office:value-type="string">
            <text:p><text:s/>support </text:p>
          </table:table-cell>
          <table:table-cell/>
          <table:table-cell table:formula="of:=COUNTIF([.A256:.A1569];[.A2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</text:p>
          </table:table-cell>
          <table:table-cell/>
          <table:table-cell table:formula="of:=COUNTIF([.A257:.A1570];[.A2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/>
          <table:table-cell table:formula="of:=COUNTIF([.A258:.A1571];[.A2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etzen </text:p>
          </table:table-cell>
          <table:table-cell office:value-type="string">
            <text:p><text:s/>to replace </text:p>
          </table:table-cell>
          <table:table-cell/>
          <table:table-cell table:formula="of:=COUNTIF([.A259:.A1572];[.A2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tätigen </text:p>
          </table:table-cell>
          <table:table-cell office:value-type="string">
            <text:p><text:s/>confirm </text:p>
          </table:table-cell>
          <table:table-cell/>
          <table:table-cell table:formula="of:=COUNTIF([.A260:.A1573];[.A2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rlich </text:p>
          </table:table-cell>
          <table:table-cell office:value-type="string">
            <text:p><text:s/>honest</text:p>
          </table:table-cell>
          <table:table-cell/>
          <table:table-cell table:formula="of:=COUNTIF([.A261:.A1574];[.A2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eisen </text:p>
          </table:table-cell>
          <table:table-cell office:value-type="string">
            <text:p><text:s/>transfer </text:p>
          </table:table-cell>
          <table:table-cell/>
          <table:table-cell table:formula="of:=COUNTIF([.A262:.A1575];[.A2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berste </text:p>
          </table:table-cell>
          <table:table-cell office:value-type="string">
            <text:p><text:s/>top </text:p>
          </table:table-cell>
          <table:table-cell/>
          <table:table-cell table:formula="of:=COUNTIF([.A263:.A1576];[.A2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rteil </text:p>
          </table:table-cell>
          <table:table-cell office:value-type="string">
            <text:p><text:s/>judgement </text:p>
          </table:table-cell>
          <table:table-cell/>
          <table:table-cell table:formula="of:=COUNTIF([.A264:.A1577];[.A2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hne </text:p>
          </table:table-cell>
          <table:table-cell office:value-type="string">
            <text:p><text:s/>wages </text:p>
          </table:table-cell>
          <table:table-cell/>
          <table:table-cell table:formula="of:=COUNTIF([.A265:.A1578];[.A2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en </text:p>
          </table:table-cell>
          <table:table-cell office:value-type="string">
            <text:p><text:s/>unions </text:p>
          </table:table-cell>
          <table:table-cell/>
          <table:table-cell table:formula="of:=COUNTIF([.A266:.A1579];[.A2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tößt </text:p>
          </table:table-cell>
          <table:table-cell office:value-type="string">
            <text:p><text:s/>violates </text:p>
          </table:table-cell>
          <table:table-cell/>
          <table:table-cell table:formula="of:=COUNTIF([.A267:.A1580];[.A2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indern </text:p>
          </table:table-cell>
          <table:table-cell office:value-type="string">
            <text:p><text:s/>prevent </text:p>
          </table:table-cell>
          <table:table-cell/>
          <table:table-cell table:formula="of:=COUNTIF([.A268:.A1581];[.A2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fluss </text:p>
          </table:table-cell>
          <table:table-cell office:value-type="string">
            <text:p><text:s/>influence </text:p>
          </table:table-cell>
          <table:table-cell/>
          <table:table-cell table:formula="of:=COUNTIF([.A269:.A1582];[.A2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halten </text:p>
          </table:table-cell>
          <table:table-cell office:value-type="string">
            <text:p><text:s/>respected </text:p>
          </table:table-cell>
          <table:table-cell/>
          <table:table-cell table:formula="of:=COUNTIF([.A270:.A1583];[.A2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ohn </text:p>
          </table:table-cell>
          <table:table-cell office:value-type="string">
            <text:p><text:s/>wage </text:p>
          </table:table-cell>
          <table:table-cell/>
          <table:table-cell table:formula="of:=COUNTIF([.A271:.A1584];[.A2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alt </text:p>
          </table:table-cell>
          <table:table-cell office:value-type="string">
            <text:p><text:s/>wage</text:p>
          </table:table-cell>
          <table:table-cell/>
          <table:table-cell table:formula="of:=COUNTIF([.A272:.A1585];[.A2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trieb </text:p>
          </table:table-cell>
          <table:table-cell office:value-type="string">
            <text:p><text:s/>business </text:p>
          </table:table-cell>
          <table:table-cell/>
          <table:table-cell table:formula="of:=COUNTIF([.A273:.A1586];[.A2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ältin </text:p>
          </table:table-cell>
          <table:table-cell office:value-type="string">
            <text:p><text:s/>lawyer</text:p>
          </table:table-cell>
          <table:table-cell/>
          <table:table-cell table:formula="of:=COUNTIF([.A274:.A1587];[.A2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regung </text:p>
          </table:table-cell>
          <table:table-cell office:value-type="string">
            <text:p><text:s/>excitement </text:p>
          </table:table-cell>
          <table:table-cell/>
          <table:table-cell table:formula="of:=COUNTIF([.A275:.A1588];[.A2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mischt </text:p>
          </table:table-cell>
          <table:table-cell office:value-type="string">
            <text:p><text:s/>mixed </text:p>
          </table:table-cell>
          <table:table-cell/>
          <table:table-cell table:formula="of:=COUNTIF([.A276:.A1589];[.A2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isen </text:p>
          </table:table-cell>
          <table:table-cell office:value-type="string">
            <text:p><text:s/>prove</text:p>
          </table:table-cell>
          <table:table-cell/>
          <table:table-cell table:formula="of:=COUNTIF([.A277:.A1590];[.A2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usste </text:p>
          </table:table-cell>
          <table:table-cell office:value-type="string">
            <text:p><text:s/>knew </text:p>
          </table:table-cell>
          <table:table-cell/>
          <table:table-cell table:formula="of:=COUNTIF([.A278:.A1591];[.A2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hält </text:p>
          </table:table-cell>
          <table:table-cell office:value-type="string">
            <text:p><text:s/>recieves </text:p>
          </table:table-cell>
          <table:table-cell/>
          <table:table-cell table:formula="of:=COUNTIF([.A279:.A1592];[.A2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 </text:p>
          </table:table-cell>
          <table:table-cell office:value-type="string">
            <text:p><text:s/>statement </text:p>
          </table:table-cell>
          <table:table-cell/>
          <table:table-cell table:formula="of:=COUNTIF([.A280:.A1593];[.A2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ötig </text:p>
          </table:table-cell>
          <table:table-cell office:value-type="string">
            <text:p><text:s/>necessary </text:p>
          </table:table-cell>
          <table:table-cell/>
          <table:table-cell table:formula="of:=COUNTIF([.A281:.A1594];[.A2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/>
          <table:table-cell table:formula="of:=COUNTIF([.A282:.A1595];[.A2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ußerung </text:p>
          </table:table-cell>
          <table:table-cell office:value-type="string">
            <text:p><text:s/>statement </text:p>
          </table:table-cell>
          <table:table-cell/>
          <table:table-cell table:formula="of:=COUNTIF([.A283:.A1596];[.A2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eidigt </text:p>
          </table:table-cell>
          <table:table-cell office:value-type="string">
            <text:p><text:s/>offended </text:p>
          </table:table-cell>
          <table:table-cell/>
          <table:table-cell table:formula="of:=COUNTIF([.A284:.A1597];[.A2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/>
          <table:table-cell table:formula="of:=COUNTIF([.A285:.A1598];[.A2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/>
          <table:table-cell table:formula="of:=COUNTIF([.A286:.A1599];[.A2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nterladen </text:p>
          </table:table-cell>
          <table:table-cell office:value-type="string">
            <text:p><text:s/>download </text:p>
          </table:table-cell>
          <table:table-cell/>
          <table:table-cell table:formula="of:=COUNTIF([.A287:.A1600];[.A2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chseln </text:p>
          </table:table-cell>
          <table:table-cell office:value-type="string">
            <text:p><text:s/>exchange </text:p>
          </table:table-cell>
          <table:table-cell/>
          <table:table-cell table:formula="of:=COUNTIF([.A288:.A1601];[.A2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ihm stehen </text:p>
          </table:table-cell>
          <table:table-cell office:value-type="string">
            <text:p><text:s/>stand by him </text:p>
          </table:table-cell>
          <table:table-cell/>
          <table:table-cell table:formula="of:=COUNTIF([.A289:.A1602];[.A2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tellen </text:p>
          </table:table-cell>
          <table:table-cell office:value-type="string">
            <text:p><text:s/>hire </text:p>
          </table:table-cell>
          <table:table-cell/>
          <table:table-cell table:formula="of:=COUNTIF([.A290:.A1603];[.A2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rben </text:p>
          </table:table-cell>
          <table:table-cell office:value-type="string">
            <text:p><text:s/>buy </text:p>
          </table:table-cell>
          <table:table-cell/>
          <table:table-cell table:formula="of:=COUNTIF([.A291:.A1604];[.A2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en </text:p>
          </table:table-cell>
          <table:table-cell office:value-type="string">
            <text:p><text:s/>appear </text:p>
          </table:table-cell>
          <table:table-cell/>
          <table:table-cell table:formula="of:=COUNTIF([.A292:.A1605];[.A2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ilen </text:p>
          </table:table-cell>
          <table:table-cell office:value-type="string">
            <text:p><text:s/>to share </text:p>
          </table:table-cell>
          <table:table-cell/>
          <table:table-cell table:formula="of:=COUNTIF([.A293:.A1606];[.A2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itern </text:p>
          </table:table-cell>
          <table:table-cell office:value-type="string">
            <text:p><text:s/>extend </text:p>
          </table:table-cell>
          <table:table-cell/>
          <table:table-cell table:formula="of:=COUNTIF([.A294:.A1607];[.A2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Löffel </text:p>
          </table:table-cell>
          <table:table-cell office:value-type="string">
            <text:p><text:s/>the spoon </text:p>
          </table:table-cell>
          <table:table-cell/>
          <table:table-cell table:formula="of:=COUNTIF([.A295:.A1608];[.A2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ohnen </text:p>
          </table:table-cell>
          <table:table-cell office:value-type="string">
            <text:p><text:s/>beans </text:p>
          </table:table-cell>
          <table:table-cell/>
          <table:table-cell table:formula="of:=COUNTIF([.A296:.A1609];[.A2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/>
          <table:table-cell table:formula="of:=COUNTIF([.A297:.A1610];[.A2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ktualisieren </text:p>
          </table:table-cell>
          <table:table-cell office:value-type="string">
            <text:p><text:s/>reload </text:p>
          </table:table-cell>
          <table:table-cell/>
          <table:table-cell table:formula="of:=COUNTIF([.A298:.A1611];[.A2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hang </text:p>
          </table:table-cell>
          <table:table-cell office:value-type="string">
            <text:p><text:s/>attachment </text:p>
          </table:table-cell>
          <table:table-cell/>
          <table:table-cell table:formula="of:=COUNTIF([.A299:.A1612];[.A2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e </text:p>
          </table:table-cell>
          <table:table-cell office:value-type="string">
            <text:p><text:s/>the key </text:p>
          </table:table-cell>
          <table:table-cell/>
          <table:table-cell table:formula="of:=COUNTIF([.A300:.A1613];[.A3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scht </text:p>
          </table:table-cell>
          <table:table-cell office:value-type="string">
            <text:p><text:s/>wipes </text:p>
          </table:table-cell>
          <table:table-cell/>
          <table:table-cell table:formula="of:=COUNTIF([.A301:.A1614];[.A3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den </text:p>
          </table:table-cell>
          <table:table-cell office:value-type="string">
            <text:p><text:s/>load </text:p>
          </table:table-cell>
          <table:table-cell/>
          <table:table-cell table:formula="of:=COUNTIF([.A302:.A1615];[.A3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/text:p>
          </table:table-cell>
          <table:table-cell office:value-type="string">
            <text:p><text:s/>propably</text:p>
          </table:table-cell>
          <table:table-cell/>
          <table:table-cell table:formula="of:=COUNTIF([.A303:.A1616];[.A3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hnliche </text:p>
          </table:table-cell>
          <table:table-cell office:value-type="string">
            <text:p><text:s/>similar <text:s/></text:p>
          </table:table-cell>
          <table:table-cell/>
          <table:table-cell table:formula="of:=COUNTIF([.A304:.A1617];[.A3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reten </text:p>
          </table:table-cell>
          <table:table-cell office:value-type="string">
            <text:p><text:s/>represent </text:p>
          </table:table-cell>
          <table:table-cell/>
          <table:table-cell table:formula="of:=COUNTIF([.A305:.A1618];[.A3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äge </text:p>
          </table:table-cell>
          <table:table-cell office:value-type="string">
            <text:p><text:s/>proposals</text:p>
          </table:table-cell>
          <table:table-cell/>
          <table:table-cell table:formula="of:=COUNTIF([.A306:.A1619];[.A3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legt fest </text:p>
          </table:table-cell>
          <table:table-cell office:value-type="string">
            <text:p><text:s/>she lays down </text:p>
          </table:table-cell>
          <table:table-cell/>
          <table:table-cell table:formula="of:=COUNTIF([.A307:.A1620];[.A3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/>
          <table:table-cell table:formula="of:=COUNTIF([.A308:.A1621];[.A3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ste </text:p>
          </table:table-cell>
          <table:table-cell office:value-type="string">
            <text:p><text:s/>services </text:p>
          </table:table-cell>
          <table:table-cell/>
          <table:table-cell table:formula="of:=COUNTIF([.A309:.A1622];[.A3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fall </text:p>
          </table:table-cell>
          <table:table-cell office:value-type="string">
            <text:p><text:s/>emergency </text:p>
          </table:table-cell>
          <table:table-cell/>
          <table:table-cell table:formula="of:=COUNTIF([.A310:.A1623];[.A3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unden </text:p>
          </table:table-cell>
          <table:table-cell office:value-type="string">
            <text:p><text:s/>connected </text:p>
          </table:table-cell>
          <table:table-cell/>
          <table:table-cell table:formula="of:=COUNTIF([.A311:.A1624];[.A3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-Zeichen </text:p>
          </table:table-cell>
          <table:table-cell office:value-type="string">
            <text:p><text:s/>hand signs</text:p>
          </table:table-cell>
          <table:table-cell/>
          <table:table-cell table:formula="of:=COUNTIF([.A312:.A1625];[.A3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olmetscher </text:p>
          </table:table-cell>
          <table:table-cell office:value-type="string">
            <text:p><text:s/>interpreter </text:p>
          </table:table-cell>
          <table:table-cell/>
          <table:table-cell table:formula="of:=COUNTIF([.A313:.A1626];[.A3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dernisse </text:p>
          </table:table-cell>
          <table:table-cell office:value-type="string">
            <text:p><text:s/>obstacle </text:p>
          </table:table-cell>
          <table:table-cell/>
          <table:table-cell table:formula="of:=COUNTIF([.A314:.A1627];[.A3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ist gemeint </text:p>
          </table:table-cell>
          <table:table-cell office:value-type="string">
            <text:p><text:s/>that means </text:p>
          </table:table-cell>
          <table:table-cell/>
          <table:table-cell table:formula="of:=COUNTIF([.A315:.A1628];[.A3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/>
          <table:table-cell table:formula="of:=COUNTIF([.A316:.A1629];[.A3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 </text:p>
          </table:table-cell>
          <table:table-cell office:value-type="string">
            <text:p><text:s/>contribution </text:p>
          </table:table-cell>
          <table:table-cell/>
          <table:table-cell table:formula="of:=COUNTIF([.A317:.A1630];[.A3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318:.A1631];[.A3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züge </text:p>
          </table:table-cell>
          <table:table-cell office:value-type="string">
            <text:p><text:s/>lifts </text:p>
          </table:table-cell>
          <table:table-cell/>
          <table:table-cell table:formula="of:=COUNTIF([.A319:.A1632];[.A3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en </text:p>
          </table:table-cell>
          <table:table-cell office:value-type="string">
            <text:p><text:s/>to appear </text:p>
          </table:table-cell>
          <table:table-cell/>
          <table:table-cell table:formula="of:=COUNTIF([.A320:.A1633];[.A3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rk </text:p>
          </table:table-cell>
          <table:table-cell office:value-type="string">
            <text:p><text:s/>destrict </text:p>
          </table:table-cell>
          <table:table-cell/>
          <table:table-cell table:formula="of:=COUNTIF([.A321:.A1634];[.A3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wenden </text:p>
          </table:table-cell>
          <table:table-cell office:value-type="string">
            <text:p><text:s/>to turn </text:p>
          </table:table-cell>
          <table:table-cell/>
          <table:table-cell table:formula="of:=COUNTIF([.A322:.A1635];[.A3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ährend </text:p>
          </table:table-cell>
          <table:table-cell office:value-type="string">
            <text:p><text:s/>during </text:p>
          </table:table-cell>
          <table:table-cell/>
          <table:table-cell table:formula="of:=COUNTIF([.A323:.A1636];[.A3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/>
          <table:table-cell table:formula="of:=COUNTIF([.A324:.A1637];[.A3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werk </text:p>
          </table:table-cell>
          <table:table-cell office:value-type="string">
            <text:p><text:s/>trade </text:p>
          </table:table-cell>
          <table:table-cell/>
          <table:table-cell table:formula="of:=COUNTIF([.A325:.A1638];[.A3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eiber </text:p>
          </table:table-cell>
          <table:table-cell office:value-type="string">
            <text:p><text:s/>operator </text:p>
          </table:table-cell>
          <table:table-cell/>
          <table:table-cell table:formula="of:=COUNTIF([.A326:.A1639];[.A3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mpfanger </text:p>
          </table:table-cell>
          <table:table-cell office:value-type="string">
            <text:p><text:s/>reciever </text:p>
          </table:table-cell>
          <table:table-cell/>
          <table:table-cell table:formula="of:=COUNTIF([.A327:.A1640];[.A3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prochen </text:p>
          </table:table-cell>
          <table:table-cell office:value-type="string">
            <text:p><text:s/>agreed </text:p>
          </table:table-cell>
          <table:table-cell/>
          <table:table-cell table:formula="of:=COUNTIF([.A328:.A1641];[.A3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atzlichen </text:p>
          </table:table-cell>
          <table:table-cell office:value-type="string">
            <text:p><text:s/>additional </text:p>
          </table:table-cell>
          <table:table-cell/>
          <table:table-cell table:formula="of:=COUNTIF([.A329:.A1642];[.A3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malige </text:p>
          </table:table-cell>
          <table:table-cell office:value-type="string">
            <text:p><text:s/>former <text:s/></text:p>
          </table:table-cell>
          <table:table-cell/>
          <table:table-cell table:formula="of:=COUNTIF([.A330:.A1643];[.A3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 </text:p>
          </table:table-cell>
          <table:table-cell office:value-type="string">
            <text:p><text:s/>cheap </text:p>
          </table:table-cell>
          <table:table-cell/>
          <table:table-cell table:formula="of:=COUNTIF([.A331:.A1644];[.A3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kstatt </text:p>
          </table:table-cell>
          <table:table-cell office:value-type="string">
            <text:p><text:s/>factory</text:p>
          </table:table-cell>
          <table:table-cell/>
          <table:table-cell table:formula="of:=COUNTIF([.A332:.A1645];[.A3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/>
          <table:table-cell table:formula="of:=COUNTIF([.A333:.A1646];[.A3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kennen </text:p>
          </table:table-cell>
          <table:table-cell office:value-type="string">
            <text:p><text:s/>recognize </text:p>
          </table:table-cell>
          <table:table-cell/>
          <table:table-cell table:formula="of:=COUNTIF([.A334:.A1647];[.A3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/>
          <table:table-cell table:formula="of:=COUNTIF([.A335:.A1648];[.A3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/>
          <table:table-cell table:formula="of:=COUNTIF([.A336:.A1649];[.A3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dlich </text:p>
          </table:table-cell>
          <table:table-cell office:value-type="string">
            <text:p><text:s/>finally</text:p>
          </table:table-cell>
          <table:table-cell/>
          <table:table-cell table:formula="of:=COUNTIF([.A337:.A1650];[.A3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/>
          <table:table-cell table:formula="of:=COUNTIF([.A338:.A1651];[.A3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/>
          <table:table-cell table:formula="of:=COUNTIF([.A339:.A1652];[.A3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/>
          <table:table-cell table:formula="of:=COUNTIF([.A340:.A1653];[.A3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hoch </text:p>
          </table:table-cell>
          <table:table-cell office:value-type="string">
            <text:p><text:s/>upload </text:p>
          </table:table-cell>
          <table:table-cell/>
          <table:table-cell table:formula="of:=COUNTIF([.A341:.A1654];[.A3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öscht </text:p>
          </table:table-cell>
          <table:table-cell office:value-type="string">
            <text:p><text:s/>deletes </text:p>
          </table:table-cell>
          <table:table-cell/>
          <table:table-cell table:formula="of:=COUNTIF([.A342:.A1655];[.A3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ützlich </text:p>
          </table:table-cell>
          <table:table-cell office:value-type="string">
            <text:p><text:s/>helpful , useful</text:p>
          </table:table-cell>
          <table:table-cell/>
          <table:table-cell table:formula="of:=COUNTIF([.A343:.A1656];[.A3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hangig </text:p>
          </table:table-cell>
          <table:table-cell office:value-type="string">
            <text:p><text:s/>addicted </text:p>
          </table:table-cell>
          <table:table-cell/>
          <table:table-cell table:formula="of:=COUNTIF([.A344:.A1657];[.A3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/>
          <table:table-cell table:formula="of:=COUNTIF([.A345:.A1658];[.A3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kin </text:p>
          </table:table-cell>
          <table:table-cell office:value-type="string">
            <text:p><text:s/>Haut </text:p>
          </table:table-cell>
          <table:table-cell/>
          <table:table-cell table:formula="of:=COUNTIF([.A346:.A1659];[.A3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prachen </text:p>
          </table:table-cell>
          <table:table-cell office:value-type="string">
            <text:p><text:s/>agreements</text:p>
          </table:table-cell>
          <table:table-cell/>
          <table:table-cell table:formula="of:=COUNTIF([.A347:.A1660];[.A3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haben </text:p>
          </table:table-cell>
          <table:table-cell office:value-type="string">
            <text:p><text:s/>agreed upon </text:p>
          </table:table-cell>
          <table:table-cell/>
          <table:table-cell table:formula="of:=COUNTIF([.A348:.A1661];[.A3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nigung </text:p>
          </table:table-cell>
          <table:table-cell office:value-type="string">
            <text:p><text:s/>cleaning</text:p>
          </table:table-cell>
          <table:table-cell/>
          <table:table-cell table:formula="of:=COUNTIF([.A349:.A1662];[.A3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</text:p>
          </table:table-cell>
          <table:table-cell office:value-type="string">
            <text:p><text:s/>exausting gas</text:p>
          </table:table-cell>
          <table:table-cell/>
          <table:table-cell table:formula="of:=COUNTIF([.A350:.A1663];[.A3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n </text:p>
          </table:table-cell>
          <table:table-cell office:value-type="string">
            <text:p><text:s/>penalties </text:p>
          </table:table-cell>
          <table:table-cell/>
          <table:table-cell table:formula="of:=COUNTIF([.A351:.A1664];[.A3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/>
          <table:table-cell table:formula="of:=COUNTIF([.A352:.A1665];[.A3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haben </text:p>
          </table:table-cell>
          <table:table-cell office:value-type="string">
            <text:p><text:s/>have lied </text:p>
          </table:table-cell>
          <table:table-cell/>
          <table:table-cell table:formula="of:=COUNTIF([.A353:.A1666];[.A3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gekommen </text:p>
          </table:table-cell>
          <table:table-cell office:value-type="string">
            <text:p><text:s/>come out </text:p>
          </table:table-cell>
          <table:table-cell/>
          <table:table-cell table:formula="of:=COUNTIF([.A354:.A1667];[.A3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Werten </text:p>
          </table:table-cell>
          <table:table-cell office:value-type="string">
            <text:p>Exhaust gas values</text:p>
          </table:table-cell>
          <table:table-cell/>
          <table:table-cell table:formula="of:=COUNTIF([.A355:.A1668];[.A3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urfe </text:p>
          </table:table-cell>
          <table:table-cell office:value-type="string">
            <text:p><text:s/>allegations</text:p>
          </table:table-cell>
          <table:table-cell/>
          <table:table-cell table:formula="of:=COUNTIF([.A356:.A1669];[.A3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age </text:p>
          </table:table-cell>
          <table:table-cell office:value-type="string">
            <text:p><text:s/>cancelation </text:p>
          </table:table-cell>
          <table:table-cell/>
          <table:table-cell table:formula="of:=COUNTIF([.A357:.A1670];[.A3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aubt </text:p>
          </table:table-cell>
          <table:table-cell office:value-type="string">
            <text:p><text:s/>allowed</text:p>
          </table:table-cell>
          <table:table-cell/>
          <table:table-cell table:formula="of:=COUNTIF([.A358:.A1671];[.A3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gar <text:s/></text:p>
          </table:table-cell>
          <table:table-cell office:value-type="string">
            <text:p><text:s/>even </text:p>
          </table:table-cell>
          <table:table-cell/>
          <table:table-cell table:formula="of:=COUNTIF([.A359:.A1672];[.A3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t </text:p>
          </table:table-cell>
          <table:table-cell office:value-type="string">
            <text:p><text:s/>office</text:p>
          </table:table-cell>
          <table:table-cell/>
          <table:table-cell table:formula="of:=COUNTIF([.A360:.A1673];[.A3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kswagen hat dann zugegeben </text:p>
          </table:table-cell>
          <table:table-cell office:value-type="string">
            <text:p><text:s/>.. has admitted </text:p>
          </table:table-cell>
          <table:table-cell/>
          <table:table-cell table:formula="of:=COUNTIF([.A361:.A1674];[.A3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gen </text:p>
          </table:table-cell>
          <table:table-cell office:value-type="string">
            <text:p><text:s/>cheated </text:p>
          </table:table-cell>
          <table:table-cell/>
          <table:table-cell table:formula="of:=COUNTIF([.A362:.A1675];[.A3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/>
          <table:table-cell table:formula="of:=COUNTIF([.A363:.A1676];[.A3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iten </text:p>
          </table:table-cell>
          <table:table-cell office:value-type="string">
            <text:p>spread </text:p>
          </table:table-cell>
          <table:table-cell/>
          <table:table-cell table:formula="of:=COUNTIF([.A364:.A1677];[.A3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ue Brände </text:p>
          </table:table-cell>
          <table:table-cell office:value-type="string">
            <text:p><text:s/>new fies </text:p>
          </table:table-cell>
          <table:table-cell/>
          <table:table-cell table:formula="of:=COUNTIF([.A365:.A1678];[.A3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hatte es ... en </text:p>
          </table:table-cell>
          <table:table-cell office:value-type="string">
            <text:p><text:s/>i had..</text:p>
          </table:table-cell>
          <table:table-cell/>
          <table:table-cell table:formula="of:=COUNTIF([.A366:.A1679];[.A3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/>
          <table:table-cell table:formula="of:=COUNTIF([.A367:.A1680];[.A3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vor </text:p>
          </table:table-cell>
          <table:table-cell office:value-type="string">
            <text:p><text:s/>Before </text:p>
          </table:table-cell>
          <table:table-cell/>
          <table:table-cell table:formula="of:=COUNTIF([.A368:.A1681];[.A3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/>
          <table:table-cell table:formula="of:=COUNTIF([.A369:.A1682];[.A3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/>
          <table:table-cell table:formula="of:=COUNTIF([.A370:.A1683];[.A3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tellte </text:p>
          </table:table-cell>
          <table:table-cell office:value-type="string">
            <text:p><text:s/>introduce</text:p>
          </table:table-cell>
          <table:table-cell/>
          <table:table-cell table:formula="of:=COUNTIF([.A371:.A1684];[.A3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nannt</text:p>
          </table:table-cell>
          <table:table-cell office:value-type="string">
            <text:p><text:s/>called </text:p>
          </table:table-cell>
          <table:table-cell/>
          <table:table-cell table:formula="of:=COUNTIF([.A372:.A1685];[.A3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/>
          <table:table-cell table:formula="of:=COUNTIF([.A373:.A1686];[.A3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/>
          <table:table-cell table:formula="of:=COUNTIF([.A374:.A1687];[.A3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y </text:p>
          </table:table-cell>
          <table:table-cell office:value-type="string">
            <text:p><text:s/>trocken </text:p>
          </table:table-cell>
          <table:table-cell/>
          <table:table-cell table:formula="of:=COUNTIF([.A375:.A1688];[.A3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s-Prozess </text:p>
          </table:table-cell>
          <table:table-cell office:value-type="string">
            <text:p><text:s/>court case</text:p>
          </table:table-cell>
          <table:table-cell/>
          <table:table-cell table:formula="of:=COUNTIF([.A376:.A1689];[.A3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mischen </text:p>
          </table:table-cell>
          <table:table-cell office:value-type="string">
            <text:p><text:s/>interfere </text:p>
          </table:table-cell>
          <table:table-cell/>
          <table:table-cell table:formula="of:=COUNTIF([.A377:.A1690];[.A3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/>
          <table:table-cell table:formula="of:=COUNTIF([.A378:.A1691];[.A3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and </text:p>
          </table:table-cell>
          <table:table-cell office:value-type="string">
            <text:p><text:s/>association </text:p>
          </table:table-cell>
          <table:table-cell/>
          <table:table-cell table:formula="of:=COUNTIF([.A379:.A1692];[.A3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chung </text:p>
          </table:table-cell>
          <table:table-cell office:value-type="string">
            <text:p><text:s/>bribery </text:p>
          </table:table-cell>
          <table:table-cell/>
          <table:table-cell table:formula="of:=COUNTIF([.A380:.A1693];[.A3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381:.A1694];[.A3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/>
          <table:table-cell table:formula="of:=COUNTIF([.A382:.A1695];[.A3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/>
          <table:table-cell table:formula="of:=COUNTIF([.A383:.A1696];[.A3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n Schienen </text:p>
          </table:table-cell>
          <table:table-cell office:value-type="string">
            <text:p><text:s/>on the rails </text:p>
          </table:table-cell>
          <table:table-cell/>
          <table:table-cell table:formula="of:=COUNTIF([.A384:.A1697];[.A3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/>
          <table:table-cell table:formula="of:=COUNTIF([.A385:.A1698];[.A3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frage </text:p>
          </table:table-cell>
          <table:table-cell office:value-type="string">
            <text:p><text:s/>survey </text:p>
          </table:table-cell>
          <table:table-cell/>
          <table:table-cell table:formula="of:=COUNTIF([.A386:.A1699];[.A3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urteile gegen </text:p>
          </table:table-cell>
          <table:table-cell office:value-type="string">
            <text:p><text:s/>prejudices against</text:p>
          </table:table-cell>
          <table:table-cell/>
          <table:table-cell table:formula="of:=COUNTIF([.A387:.A1700];[.A3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e </text:p>
          </table:table-cell>
          <table:table-cell office:value-type="string">
            <text:p><text:s/>values </text:p>
          </table:table-cell>
          <table:table-cell/>
          <table:table-cell table:formula="of:=COUNTIF([.A388:.A1701];[.A3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/>
          <table:table-cell table:formula="of:=COUNTIF([.A389:.A1702];[.A3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Ergebnisse </text:p>
          </table:table-cell>
          <table:table-cell office:value-type="string">
            <text:p><text:s/>the results </text:p>
          </table:table-cell>
          <table:table-cell/>
          <table:table-cell table:formula="of:=COUNTIF([.A390:.A1703];[.A3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achteiligt </text:p>
          </table:table-cell>
          <table:table-cell office:value-type="string">
            <text:p><text:s/>disadvantaged </text:p>
          </table:table-cell>
          <table:table-cell/>
          <table:table-cell table:formula="of:=COUNTIF([.A391:.A1704];[.A3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 </text:p>
          </table:table-cell>
          <table:table-cell office:value-type="string">
            <text:p><text:s/>fault </text:p>
          </table:table-cell>
          <table:table-cell/>
          <table:table-cell table:formula="of:=COUNTIF([.A392:.A1705];[.A3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reude </text:p>
          </table:table-cell>
          <table:table-cell office:value-type="string">
            <text:p><text:s/>the joy</text:p>
          </table:table-cell>
          <table:table-cell/>
          <table:table-cell table:formula="of:=COUNTIF([.A393:.A1706];[.A3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/>
          <table:table-cell table:formula="of:=COUNTIF([.A394:.A1707];[.A3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Leser </text:p>
          </table:table-cell>
          <table:table-cell office:value-type="string">
            <text:p><text:s/>the reader </text:p>
          </table:table-cell>
          <table:table-cell/>
          <table:table-cell table:formula="of:=COUNTIF([.A395:.A1708];[.A3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/>
          <table:table-cell table:formula="of:=COUNTIF([.A396:.A1709];[.A3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 den Stiften </text:p>
          </table:table-cell>
          <table:table-cell office:value-type="string">
            <text:p><text:s/>with the pens</text:p>
          </table:table-cell>
          <table:table-cell/>
          <table:table-cell table:formula="of:=COUNTIF([.A397:.A1710];[.A3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/>
          <table:table-cell table:formula="of:=COUNTIF([.A398:.A1711];[.A3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/>
          <table:table-cell table:formula="of:=COUNTIF([.A399:.A1712];[.A3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türzt </text:p>
          </table:table-cell>
          <table:table-cell office:value-type="string">
            <text:p><text:s/>crached </text:p>
          </table:table-cell>
          <table:table-cell/>
          <table:table-cell table:formula="of:=COUNTIF([.A400:.A1713];[.A4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ubschrauber </text:p>
          </table:table-cell>
          <table:table-cell office:value-type="string">
            <text:p><text:s/>helicopter </text:p>
          </table:table-cell>
          <table:table-cell/>
          <table:table-cell table:formula="of:=COUNTIF([.A401:.A1714];[.A4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</text:p>
          </table:table-cell>
          <table:table-cell office:value-type="string">
            <text:p><text:s/>presumambly </text:p>
          </table:table-cell>
          <table:table-cell/>
          <table:table-cell table:formula="of:=COUNTIF([.A402:.A1715];[.A4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/>
          <table:table-cell table:formula="of:=COUNTIF([.A403:.A1716];[.A4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üste </text:p>
          </table:table-cell>
          <table:table-cell office:value-type="string">
            <text:p><text:s/>dessert </text:p>
          </table:table-cell>
          <table:table-cell/>
          <table:table-cell table:formula="of:=COUNTIF([.A404:.A1717];[.A4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abhängiges </text:p>
          </table:table-cell>
          <table:table-cell office:value-type="string">
            <text:p><text:s/>independent </text:p>
          </table:table-cell>
          <table:table-cell/>
          <table:table-cell table:formula="of:=COUNTIF([.A405:.A1718];[.A4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/>
          <table:table-cell table:formula="of:=COUNTIF([.A406:.A1719];[.A4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ffen </text:p>
          </table:table-cell>
          <table:table-cell office:value-type="string">
            <text:p><text:s/>weapon </text:p>
          </table:table-cell>
          <table:table-cell/>
          <table:table-cell table:formula="of:=COUNTIF([.A407:.A1720];[.A4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ehre </text:p>
          </table:table-cell>
          <table:table-cell office:value-type="string">
            <text:p><text:s/>rifles </text:p>
          </table:table-cell>
          <table:table-cell/>
          <table:table-cell table:formula="of:=COUNTIF([.A408:.A1721];[.A4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en</text:p>
          </table:table-cell>
          <table:table-cell office:value-type="string">
            <text:p><text:s/>protect </text:p>
          </table:table-cell>
          <table:table-cell/>
          <table:table-cell table:formula="of:=COUNTIF([.A409:.A1722];[.A4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en </text:p>
          </table:table-cell>
          <table:table-cell office:value-type="string">
            <text:p><text:s/>pease </text:p>
          </table:table-cell>
          <table:table-cell/>
          <table:table-cell table:formula="of:=COUNTIF([.A410:.A1723];[.A4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:utzen </text:p>
          </table:table-cell>
          <table:table-cell office:value-type="string">
            <text:p><text:s/>to protect </text:p>
          </table:table-cell>
          <table:table-cell/>
          <table:table-cell table:formula="of:=COUNTIF([.A411:.A1724];[.A4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itteln </text:p>
          </table:table-cell>
          <table:table-cell office:value-type="string">
            <text:p><text:s/>convey /mediate </text:p>
          </table:table-cell>
          <table:table-cell/>
          <table:table-cell table:formula="of:=COUNTIF([.A412:.A1725];[.A4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/>
          <table:table-cell table:formula="of:=COUNTIF([.A413:.A1726];[.A4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/>
          <table:table-cell table:formula="of:=COUNTIF([.A414:.A1727];[.A4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/>
          <table:table-cell table:formula="of:=COUNTIF([.A415:.A1728];[.A4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ängen </text:p>
          </table:table-cell>
          <table:table-cell office:value-type="string">
            <text:p><text:s/>access </text:p>
          </table:table-cell>
          <table:table-cell/>
          <table:table-cell table:formula="of:=COUNTIF([.A416:.A1729];[.A4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liche </text:p>
          </table:table-cell>
          <table:table-cell office:value-type="string">
            <text:p><text:s/>minister </text:p>
          </table:table-cell>
          <table:table-cell/>
          <table:table-cell table:formula="of:=COUNTIF([.A417:.A1730];[.A4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baut </text:p>
          </table:table-cell>
          <table:table-cell office:value-type="string">
            <text:p><text:s/>dissmantled </text:p>
          </table:table-cell>
          <table:table-cell/>
          <table:table-cell table:formula="of:=COUNTIF([.A418:.A1731];[.A4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ttdessen </text:p>
          </table:table-cell>
          <table:table-cell office:value-type="string">
            <text:p><text:s/>instead </text:p>
          </table:table-cell>
          <table:table-cell/>
          <table:table-cell table:formula="of:=COUNTIF([.A419:.A1732];[.A4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en </text:p>
          </table:table-cell>
          <table:table-cell office:value-type="string">
            <text:p><text:s/>to pray </text:p>
          </table:table-cell>
          <table:table-cell/>
          <table:table-cell table:formula="of:=COUNTIF([.A420:.A1733];[.A4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</text:p>
          </table:table-cell>
          <table:table-cell/>
          <table:table-cell table:formula="of:=COUNTIF([.A421:.A1734];[.A4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/>
          <table:table-cell table:formula="of:=COUNTIF([.A422:.A1735];[.A4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/>
          <table:table-cell table:formula="of:=COUNTIF([.A423:.A1736];[.A4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/>
          <table:table-cell table:formula="of:=COUNTIF([.A424:.A1737];[.A4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urde ... gegr:undet </text:p>
          </table:table-cell>
          <table:table-cell office:value-type="string">
            <text:p><text:s/>founded </text:p>
          </table:table-cell>
          <table:table-cell/>
          <table:table-cell table:formula="of:=COUNTIF([.A425:.A1738];[.A4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/>
          <table:table-cell table:formula="of:=COUNTIF([.A426:.A1739];[.A4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/>
          <table:table-cell table:formula="of:=COUNTIF([.A427:.A1740];[.A4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 von </text:p>
          </table:table-cell>
          <table:table-cell office:value-type="string">
            <text:p><text:s/>affected by </text:p>
          </table:table-cell>
          <table:table-cell/>
          <table:table-cell table:formula="of:=COUNTIF([.A428:.A1741];[.A4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:uchtlingen </text:p>
          </table:table-cell>
          <table:table-cell office:value-type="string">
            <text:p><text:s/>refugeess </text:p>
          </table:table-cell>
          <table:table-cell/>
          <table:table-cell table:formula="of:=COUNTIF([.A429:.A1742];[.A4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antragen </text:p>
          </table:table-cell>
          <table:table-cell office:value-type="string">
            <text:p><text:s/>apply for </text:p>
          </table:table-cell>
          <table:table-cell/>
          <table:table-cell table:formula="of:=COUNTIF([.A430:.A1743];[.A4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/>
          <table:table-cell table:formula="of:=COUNTIF([.A431:.A1744];[.A4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en </text:p>
          </table:table-cell>
          <table:table-cell office:value-type="string">
            <text:p><text:s/>to send</text:p>
          </table:table-cell>
          <table:table-cell/>
          <table:table-cell table:formula="of:=COUNTIF([.A432:.A1745];[.A4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/>
          <table:table-cell table:formula="of:=COUNTIF([.A433:.A1746];[.A4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nimmt </text:p>
          </table:table-cell>
          <table:table-cell office:value-type="string">
            <text:p><text:s/>accepts</text:p>
          </table:table-cell>
          <table:table-cell/>
          <table:table-cell table:formula="of:=COUNTIF([.A434:.A1747];[.A4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/>
          <table:table-cell table:formula="of:=COUNTIF([.A435:.A1748];[.A4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/>
          <table:table-cell table:formula="of:=COUNTIF([.A436:.A1749];[.A4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d </text:p>
          </table:table-cell>
          <table:table-cell office:value-type="string">
            <text:p><text:s/>area </text:p>
          </table:table-cell>
          <table:table-cell/>
          <table:table-cell table:formula="of:=COUNTIF([.A437:.A1750];[.A4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/>
          <table:table-cell table:formula="of:=COUNTIF([.A438:.A1751];[.A4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/>
          <table:table-cell table:formula="of:=COUNTIF([.A439:.A1752];[.A4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syl-Bewerber </text:p>
          </table:table-cell>
          <table:table-cell office:value-type="string">
            <text:p><text:s/>Asyl seekers</text:p>
          </table:table-cell>
          <table:table-cell/>
          <table:table-cell table:formula="of:=COUNTIF([.A440:.A1753];[.A4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nommen </text:p>
          </table:table-cell>
          <table:table-cell office:value-type="string">
            <text:p><text:s/>received </text:p>
          </table:table-cell>
          <table:table-cell/>
          <table:table-cell table:formula="of:=COUNTIF([.A441:.A1754];[.A4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melden </text:p>
          </table:table-cell>
          <table:table-cell office:value-type="string">
            <text:p><text:s/>log in </text:p>
          </table:table-cell>
          <table:table-cell/>
          <table:table-cell table:formula="of:=COUNTIF([.A442:.A1755];[.A4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/>
          <table:table-cell table:formula="of:=COUNTIF([.A443:.A1756];[.A4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 </text:p>
          </table:table-cell>
          <table:table-cell office:value-type="string">
            <text:p><text:s/>punishment </text:p>
          </table:table-cell>
          <table:table-cell/>
          <table:table-cell table:formula="of:=COUNTIF([.A444:.A1757];[.A4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iegen </text:p>
          </table:table-cell>
          <table:table-cell office:value-type="string">
            <text:p><text:s/>increased</text:p>
          </table:table-cell>
          <table:table-cell/>
          <table:table-cell table:formula="of:=COUNTIF([.A445:.A1758];[.A4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passen </text:p>
          </table:table-cell>
          <table:table-cell office:value-type="string">
            <text:p><text:s/>watch out </text:p>
          </table:table-cell>
          <table:table-cell/>
          <table:table-cell table:formula="of:=COUNTIF([.A446:.A1759];[.A4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/>
          <table:table-cell table:formula="of:=COUNTIF([.A447:.A1760];[.A4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us </text:p>
          </table:table-cell>
          <table:table-cell office:value-type="string">
            <text:p><text:s/>traffic jams </text:p>
          </table:table-cell>
          <table:table-cell/>
          <table:table-cell table:formula="of:=COUNTIF([.A448:.A1761];[.A4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/>
          <table:table-cell table:formula="of:=COUNTIF([.A449:.A1762];[.A4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/>
          <table:table-cell table:formula="of:=COUNTIF([.A450:.A1763];[.A4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/>
          <table:table-cell table:formula="of:=COUNTIF([.A451:.A1764];[.A4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/>
          <table:table-cell table:formula="of:=COUNTIF([.A452:.A1765];[.A4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/>
          <table:table-cell table:formula="of:=COUNTIF([.A453:.A1766];[.A4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/>
          <table:table-cell table:formula="of:=COUNTIF([.A454:.A1767];[.A4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ielt </text:p>
          </table:table-cell>
          <table:table-cell office:value-type="string">
            <text:p><text:s/>recieved </text:p>
          </table:table-cell>
          <table:table-cell/>
          <table:table-cell table:formula="of:=COUNTIF([.A455:.A1768];[.A4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/>
          <table:table-cell table:formula="of:=COUNTIF([.A456:.A1769];[.A4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/>
          <table:table-cell table:formula="of:=COUNTIF([.A457:.A1770];[.A4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/>
          <table:table-cell table:formula="of:=COUNTIF([.A458:.A1771];[.A4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/>
          <table:table-cell table:formula="of:=COUNTIF([.A459:.A1772];[.A4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/>
          <table:table-cell table:formula="of:=COUNTIF([.A460:.A1773];[.A4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/>
          <table:table-cell table:formula="of:=COUNTIF([.A461:.A1774];[.A4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/>
          <table:table-cell table:formula="of:=COUNTIF([.A462:.A1775];[.A4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</text:p>
          </table:table-cell>
          <table:table-cell/>
          <table:table-cell table:formula="of:=COUNTIF([.A463:.A1776];[.A4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fragen </text:p>
          </table:table-cell>
          <table:table-cell office:value-type="string">
            <text:p><text:s/>inquire</text:p>
          </table:table-cell>
          <table:table-cell/>
          <table:table-cell table:formula="of:=COUNTIF([.A464:.A1777];[.A4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her </text:p>
          </table:table-cell>
          <table:table-cell office:value-type="string">
            <text:p><text:s/>therefore </text:p>
          </table:table-cell>
          <table:table-cell/>
          <table:table-cell table:formula="of:=COUNTIF([.A465:.A1778];[.A4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r house will stand tomorrow </text:p>
          </table:table-cell>
          <table:table-cell office:value-type="string">
            <text:p><text:s/>Deine H:auser werden morgen stehen </text:p>
          </table:table-cell>
          <table:table-cell/>
          <table:table-cell table:formula="of:=COUNTIF([.A466:.A1779];[.A4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Gift </text:p>
          </table:table-cell>
          <table:table-cell office:value-type="string">
            <text:p><text:s/>the poison </text:p>
          </table:table-cell>
          <table:table-cell/>
          <table:table-cell table:formula="of:=COUNTIF([.A467:.A1780];[.A4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/>
          <table:table-cell table:formula="of:=COUNTIF([.A468:.A1781];[.A4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ssigkeit </text:p>
          </table:table-cell>
          <table:table-cell office:value-type="string">
            <text:p><text:s/>liquid </text:p>
          </table:table-cell>
          <table:table-cell/>
          <table:table-cell table:formula="of:=COUNTIF([.A469:.A1782];[.A4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ulver </text:p>
          </table:table-cell>
          <table:table-cell office:value-type="string">
            <text:p><text:s/>powder </text:p>
          </table:table-cell>
          <table:table-cell/>
          <table:table-cell table:formula="of:=COUNTIF([.A470:.A1783];[.A4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ff </text:p>
          </table:table-cell>
          <table:table-cell office:value-type="string">
            <text:p><text:s/>material </text:p>
          </table:table-cell>
          <table:table-cell/>
          <table:table-cell table:formula="of:=COUNTIF([.A471:.A1784];[.A4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bringen </text:p>
          </table:table-cell>
          <table:table-cell office:value-type="string">
            <text:p><text:s/>to kill </text:p>
          </table:table-cell>
          <table:table-cell/>
          <table:table-cell table:formula="of:=COUNTIF([.A472:.A1785];[.A4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ist schluss </text:p>
          </table:table-cell>
          <table:table-cell office:value-type="string">
            <text:p><text:s/>it is over </text:p>
          </table:table-cell>
          <table:table-cell/>
          <table:table-cell table:formula="of:=COUNTIF([.A473:.A1786];[.A4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bei </text:p>
          </table:table-cell>
          <table:table-cell office:value-type="string">
            <text:p><text:s/>over </text:p>
          </table:table-cell>
          <table:table-cell/>
          <table:table-cell table:formula="of:=COUNTIF([.A474:.A1787];[.A4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:ute </text:p>
          </table:table-cell>
          <table:table-cell office:value-type="string">
            <text:p><text:s/>bag</text:p>
          </table:table-cell>
          <table:table-cell/>
          <table:table-cell table:formula="of:=COUNTIF([.A475:.A1788];[.A4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ene </text:p>
          </table:table-cell>
          <table:table-cell office:value-type="string">
            <text:p><text:s/>bee</text:p>
          </table:table-cell>
          <table:table-cell/>
          <table:table-cell table:formula="of:=COUNTIF([.A476:.A1789];[.A4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/>
          <table:table-cell table:formula="of:=COUNTIF([.A477:.A1790];[.A4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/>
          <table:table-cell table:formula="of:=COUNTIF([.A478:.A1791];[.A4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:afer </text:p>
          </table:table-cell>
          <table:table-cell office:value-type="string">
            <text:p><text:s/>the beetle </text:p>
          </table:table-cell>
          <table:table-cell/>
          <table:table-cell table:formula="of:=COUNTIF([.A479:.A1792];[.A4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druck </text:p>
          </table:table-cell>
          <table:table-cell office:value-type="string">
            <text:p><text:s/>impression </text:p>
          </table:table-cell>
          <table:table-cell/>
          <table:table-cell table:formula="of:=COUNTIF([.A480:.A1793];[.A4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oke </text:p>
          </table:table-cell>
          <table:table-cell office:value-type="string">
            <text:p><text:s/>Witzt </text:p>
          </table:table-cell>
          <table:table-cell/>
          <table:table-cell table:formula="of:=COUNTIF([.A481:.A1794];[.A4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/>
          <table:table-cell table:formula="of:=COUNTIF([.A482:.A1795];[.A4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heimlich </text:p>
          </table:table-cell>
          <table:table-cell office:value-type="string">
            <text:p><text:s/>scary </text:p>
          </table:table-cell>
          <table:table-cell/>
          <table:table-cell table:formula="of:=COUNTIF([.A483:.A1796];[.A4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u </text:p>
          </table:table-cell>
          <table:table-cell office:value-type="string">
            <text:p><text:s/>clever /smart </text:p>
          </table:table-cell>
          <table:table-cell/>
          <table:table-cell table:formula="of:=COUNTIF([.A484:.A1797];[.A4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:uss </text:p>
          </table:table-cell>
          <table:table-cell/>
          <table:table-cell table:formula="of:=COUNTIF([.A485:.A1798];[.A4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hrstuhl </text:p>
          </table:table-cell>
          <table:table-cell office:value-type="string">
            <text:p><text:s/>elevator </text:p>
          </table:table-cell>
          <table:table-cell/>
          <table:table-cell table:formula="of:=COUNTIF([.A486:.A1799];[.A4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hen </text:p>
          </table:table-cell>
          <table:table-cell office:value-type="string">
            <text:p><text:s/>awarded </text:p>
          </table:table-cell>
          <table:table-cell/>
          <table:table-cell table:formula="of:=COUNTIF([.A487:.A1800];[.A4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uflich </text:p>
          </table:table-cell>
          <table:table-cell office:value-type="string">
            <text:p><text:s/>professional </text:p>
          </table:table-cell>
          <table:table-cell/>
          <table:table-cell table:formula="of:=COUNTIF([.A488:.A1801];[.A4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/>
          <table:table-cell table:formula="of:=COUNTIF([.A489:.A1802];[.A4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ungen </text:p>
          </table:table-cell>
          <table:table-cell office:value-type="string">
            <text:p><text:s/>sung </text:p>
          </table:table-cell>
          <table:table-cell/>
          <table:table-cell table:formula="of:=COUNTIF([.A490:.A1803];[.A4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olke </text:p>
          </table:table-cell>
          <table:table-cell office:value-type="string">
            <text:p><text:s/>the cloud </text:p>
          </table:table-cell>
          <table:table-cell/>
          <table:table-cell table:formula="of:=COUNTIF([.A491:.A1804];[.A4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/>
          <table:table-cell table:formula="of:=COUNTIF([.A492:.A1805];[.A4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/>
          <table:table-cell table:formula="of:=COUNTIF([.A493:.A1806];[.A4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/>
          <table:table-cell table:formula="of:=COUNTIF([.A494:.A1807];[.A4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/>
          <table:table-cell table:formula="of:=COUNTIF([.A495:.A1808];[.A4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</text:p>
          </table:table-cell>
          <table:table-cell office:value-type="string">
            <text:p><text:s/>agreed </text:p>
          </table:table-cell>
          <table:table-cell/>
          <table:table-cell table:formula="of:=COUNTIF([.A496:.A1809];[.A4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mmeln </text:p>
          </table:table-cell>
          <table:table-cell office:value-type="string">
            <text:p><text:s/>cheat </text:p>
          </table:table-cell>
          <table:table-cell/>
          <table:table-cell table:formula="of:=COUNTIF([.A497:.A1810];[.A4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/>
          <table:table-cell table:formula="of:=COUNTIF([.A498:.A1811];[.A4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/>
          <table:table-cell table:formula="of:=COUNTIF([.A499:.A1812];[.A4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/>
          <table:table-cell table:formula="of:=COUNTIF([.A500:.A1813];[.A5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lag. </text:p>
          </table:table-cell>
          <table:table-cell office:value-type="string">
            <text:p><text:s/>terrorist </text:p>
          </table:table-cell>
          <table:table-cell/>
          <table:table-cell table:formula="of:=COUNTIF([.A501:.A1814];[.A5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/>
          <table:table-cell table:formula="of:=COUNTIF([.A502:.A1815];[.A5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</text:p>
          </table:table-cell>
          <table:table-cell/>
          <table:table-cell table:formula="of:=COUNTIF([.A503:.A1816];[.A5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rt Ihr schon einmal in Deutschland </text:p>
          </table:table-cell>
          <table:table-cell office:value-type="string">
            <text:p><text:s/>Have you ever been to Germany?</text:p>
          </table:table-cell>
          <table:table-cell/>
          <table:table-cell table:formula="of:=COUNTIF([.A504:.A1817];[.A5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/>
          <table:table-cell table:formula="of:=COUNTIF([.A505:.A1818];[.A5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/>
          <table:table-cell table:formula="of:=COUNTIF([.A506:.A1819];[.A5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/>
          <table:table-cell table:formula="of:=COUNTIF([.A507:.A1820];[.A5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/>
          <table:table-cell table:formula="of:=COUNTIF([.A508:.A1821];[.A5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copper </text:p>
          </table:table-cell>
          <table:table-cell office:value-type="string">
            <text:p><text:s/>Kupfer</text:p>
          </table:table-cell>
          <table:table-cell/>
          <table:table-cell table:formula="of:=COUNTIF([.A509:.A1822];[.A5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/>
          <table:table-cell table:formula="of:=COUNTIF([.A510:.A1823];[.A5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/>
          <table:table-cell table:formula="of:=COUNTIF([.A511:.A1824];[.A5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/>
          <table:table-cell table:formula="of:=COUNTIF([.A512:.A1825];[.A5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/>
          <table:table-cell table:formula="of:=COUNTIF([.A513:.A1826];[.A5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uhl </text:p>
          </table:table-cell>
          <table:table-cell office:value-type="string">
            <text:p><text:s/>chair </text:p>
          </table:table-cell>
          <table:table-cell/>
          <table:table-cell table:formula="of:=COUNTIF([.A514:.A1827];[.A5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/>
          <table:table-cell table:formula="of:=COUNTIF([.A515:.A1828];[.A5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/>
          <table:table-cell table:formula="of:=COUNTIF([.A516:.A1829];[.A5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/>
          <table:table-cell table:formula="of:=COUNTIF([.A517:.A1830];[.A5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/>
          <table:table-cell table:formula="of:=COUNTIF([.A518:.A1831];[.A5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ung </text:p>
          </table:table-cell>
          <table:table-cell office:value-type="string">
            <text:p><text:s/>devision </text:p>
          </table:table-cell>
          <table:table-cell/>
          <table:table-cell table:formula="of:=COUNTIF([.A519:.A1832];[.A5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/>
          <table:table-cell table:formula="of:=COUNTIF([.A520:.A1833];[.A5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/>
          <table:table-cell table:formula="of:=COUNTIF([.A521:.A1834];[.A5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/>
          <table:table-cell table:formula="of:=COUNTIF([.A522:.A1835];[.A5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/>
          <table:table-cell table:formula="of:=COUNTIF([.A523:.A1836];[.A5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/>
          <table:table-cell table:formula="of:=COUNTIF([.A524:.A1837];[.A5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/>
          <table:table-cell table:formula="of:=COUNTIF([.A525:.A1838];[.A5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/>
          <table:table-cell table:formula="of:=COUNTIF([.A526:.A1839];[.A5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/>
          <table:table-cell table:formula="of:=COUNTIF([.A527:.A1840];[.A5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/>
          <table:table-cell table:formula="of:=COUNTIF([.A528:.A1841];[.A5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/>
          <table:table-cell table:formula="of:=COUNTIF([.A529:.A1842];[.A5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/>
          <table:table-cell table:formula="of:=COUNTIF([.A530:.A1843];[.A5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/>
          <table:table-cell table:formula="of:=COUNTIF([.A531:.A1844];[.A5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chbereich </text:p>
          </table:table-cell>
          <table:table-cell office:value-type="string">
            <text:p><text:s/>department </text:p>
          </table:table-cell>
          <table:table-cell/>
          <table:table-cell table:formula="of:=COUNTIF([.A532:.A1845];[.A5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t </text:p>
          </table:table-cell>
          <table:table-cell office:value-type="string">
            <text:p><text:s/>council</text:p>
          </table:table-cell>
          <table:table-cell/>
          <table:table-cell table:formula="of:=COUNTIF([.A533:.A1846];[.A5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assung </text:p>
          </table:table-cell>
          <table:table-cell office:value-type="string">
            <text:p><text:s/>constitution </text:p>
          </table:table-cell>
          <table:table-cell/>
          <table:table-cell table:formula="of:=COUNTIF([.A534:.A1847];[.A5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hrheit </text:p>
          </table:table-cell>
          <table:table-cell office:value-type="string">
            <text:p><text:s/>majority </text:p>
          </table:table-cell>
          <table:table-cell/>
          <table:table-cell table:formula="of:=COUNTIF([.A535:.A1848];[.A5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eten </text:p>
          </table:table-cell>
          <table:table-cell office:value-type="string">
            <text:p><text:s/>step back </text:p>
          </table:table-cell>
          <table:table-cell/>
          <table:table-cell table:formula="of:=COUNTIF([.A536:.A1849];[.A5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/>
          <table:table-cell table:formula="of:=COUNTIF([.A537:.A1850];[.A5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m </text:p>
          </table:table-cell>
          <table:table-cell office:value-type="string">
            <text:p><text:s/>poor </text:p>
          </table:table-cell>
          <table:table-cell/>
          <table:table-cell table:formula="of:=COUNTIF([.A538:.A1851];[.A5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rscht </text:p>
          </table:table-cell>
          <table:table-cell office:value-type="string">
            <text:p><text:s/>prevails </text:p>
          </table:table-cell>
          <table:table-cell/>
          <table:table-cell table:formula="of:=COUNTIF([.A539:.A1852];[.A5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/>
          <table:table-cell table:formula="of:=COUNTIF([.A540:.A1853];[.A5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/>
          <table:table-cell table:formula="of:=COUNTIF([.A541:.A1854];[.A5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/>
          <table:table-cell table:formula="of:=COUNTIF([.A542:.A1855];[.A5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kam </text:p>
          </table:table-cell>
          <table:table-cell office:value-type="string">
            <text:p><text:s/>came </text:p>
          </table:table-cell>
          <table:table-cell/>
          <table:table-cell table:formula="of:=COUNTIF([.A543:.A1856];[.A5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/>
          <table:table-cell table:formula="of:=COUNTIF([.A544:.A1857];[.A5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öffnet </text:p>
          </table:table-cell>
          <table:table-cell office:value-type="string">
            <text:p><text:s/>open </text:p>
          </table:table-cell>
          <table:table-cell/>
          <table:table-cell table:formula="of:=COUNTIF([.A545:.A1858];[.A5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/>
          <table:table-cell table:formula="of:=COUNTIF([.A546:.A1859];[.A5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aussichtlich </text:p>
          </table:table-cell>
          <table:table-cell office:value-type="string">
            <text:p><text:s/>propably</text:p>
          </table:table-cell>
          <table:table-cell/>
          <table:table-cell table:formula="of:=COUNTIF([.A547:.A1860];[.A5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windigkeit </text:p>
          </table:table-cell>
          <table:table-cell office:value-type="string">
            <text:p><text:s/>speed </text:p>
          </table:table-cell>
          <table:table-cell/>
          <table:table-cell table:formula="of:=COUNTIF([.A548:.A1861];[.A5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otz </text:p>
          </table:table-cell>
          <table:table-cell office:value-type="string">
            <text:p><text:s/>despite </text:p>
          </table:table-cell>
          <table:table-cell/>
          <table:table-cell table:formula="of:=COUNTIF([.A549:.A1862];[.A5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uererhöhung </text:p>
          </table:table-cell>
          <table:table-cell office:value-type="string">
            <text:p><text:s/>tax increase </text:p>
          </table:table-cell>
          <table:table-cell/>
          <table:table-cell table:formula="of:=COUNTIF([.A550:.A1863];[.A5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/>
          <table:table-cell table:formula="of:=COUNTIF([.A551:.A1864];[.A5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Kenntnis </text:p>
          </table:table-cell>
          <table:table-cell office:value-type="string">
            <text:p><text:s/>the knowledge </text:p>
          </table:table-cell>
          <table:table-cell/>
          <table:table-cell table:formula="of:=COUNTIF([.A552:.A1865];[.A5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indung </text:p>
          </table:table-cell>
          <table:table-cell office:value-type="string">
            <text:p><text:s/>invention </text:p>
          </table:table-cell>
          <table:table-cell/>
          <table:table-cell table:formula="of:=COUNTIF([.A553:.A1866];[.A5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t </text:p>
          </table:table-cell>
          <table:table-cell office:value-type="string">
            <text:p><text:s/>measures </text:p>
          </table:table-cell>
          <table:table-cell/>
          <table:table-cell table:formula="of:=COUNTIF([.A554:.A1867];[.A5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hlung </text:p>
          </table:table-cell>
          <table:table-cell office:value-type="string">
            <text:p><text:s/>radiation </text:p>
          </table:table-cell>
          <table:table-cell/>
          <table:table-cell table:formula="of:=COUNTIF([.A555:.A1868];[.A5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ssen </text:p>
          </table:table-cell>
          <table:table-cell office:value-type="string">
            <text:p><text:s/>to measure</text:p>
          </table:table-cell>
          <table:table-cell/>
          <table:table-cell table:formula="of:=COUNTIF([.A556:.A1869];[.A5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/>
          <table:table-cell table:formula="of:=COUNTIF([.A557:.A1870];[.A5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sinnvoll </text:p>
          </table:table-cell>
          <table:table-cell office:value-type="string">
            <text:p><text:s/>this makes sense</text:p>
          </table:table-cell>
          <table:table-cell/>
          <table:table-cell table:formula="of:=COUNTIF([.A558:.A1871];[.A5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/>
          <table:table-cell table:formula="of:=COUNTIF([.A559:.A1872];[.A5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ch </text:p>
          </table:table-cell>
          <table:table-cell office:value-type="string">
            <text:p><text:s/>soft </text:p>
          </table:table-cell>
          <table:table-cell/>
          <table:table-cell table:formula="of:=COUNTIF([.A560:.A1873];[.A5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/>
          <table:table-cell table:formula="of:=COUNTIF([.A561:.A1874];[.A5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 </text:p>
          </table:table-cell>
          <table:table-cell office:value-type="string">
            <text:p><text:s/>firm </text:p>
          </table:table-cell>
          <table:table-cell/>
          <table:table-cell table:formula="of:=COUNTIF([.A562:.A1875];[.A5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allgemein </text:p>
          </table:table-cell>
          <table:table-cell office:value-type="string">
            <text:p><text:s/>too general </text:p>
          </table:table-cell>
          <table:table-cell/>
          <table:table-cell table:formula="of:=COUNTIF([.A563:.A1876];[.A5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llgemein </text:p>
          </table:table-cell>
          <table:table-cell office:value-type="string">
            <text:p><text:s/>generally</text:p>
          </table:table-cell>
          <table:table-cell/>
          <table:table-cell table:formula="of:=COUNTIF([.A564:.A1877];[.A5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der </text:p>
          </table:table-cell>
          <table:table-cell office:value-type="string">
            <text:p><text:s/>leather</text:p>
          </table:table-cell>
          <table:table-cell/>
          <table:table-cell table:formula="of:=COUNTIF([.A565:.A1878];[.A5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s wert </text:p>
          </table:table-cell>
          <table:table-cell office:value-type="string">
            <text:p><text:s/>this is worth it</text:p>
          </table:table-cell>
          <table:table-cell/>
          <table:table-cell table:formula="of:=COUNTIF([.A566:.A1879];[.A5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/>
          <table:table-cell table:formula="of:=COUNTIF([.A567:.A1880];[.A5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Praktikum </text:p>
          </table:table-cell>
          <table:table-cell office:value-type="string">
            <text:p><text:s/>internship </text:p>
          </table:table-cell>
          <table:table-cell/>
          <table:table-cell table:formula="of:=COUNTIF([.A568:.A1881];[.A5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weis </text:p>
          </table:table-cell>
          <table:table-cell office:value-type="string">
            <text:p><text:s/>proof </text:p>
          </table:table-cell>
          <table:table-cell/>
          <table:table-cell table:formula="of:=COUNTIF([.A569:.A1882];[.A5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unststoff </text:p>
          </table:table-cell>
          <table:table-cell office:value-type="string">
            <text:p><text:s/>plastic</text:p>
          </table:table-cell>
          <table:table-cell/>
          <table:table-cell table:formula="of:=COUNTIF([.A570:.A1883];[.A5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</text:p>
          </table:table-cell>
          <table:table-cell/>
          <table:table-cell table:formula="of:=COUNTIF([.A571:.A1884];[.A5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/>
          <table:table-cell table:formula="of:=COUNTIF([.A572:.A1885];[.A5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nnt </text:p>
          </table:table-cell>
          <table:table-cell office:value-type="string">
            <text:p><text:s/>given </text:p>
          </table:table-cell>
          <table:table-cell/>
          <table:table-cell table:formula="of:=COUNTIF([.A573:.A1886];[.A5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/>
          <table:table-cell table:formula="of:=COUNTIF([.A574:.A1887];[.A5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lage </text:p>
          </table:table-cell>
          <table:table-cell office:value-type="string">
            <text:p><text:s/>edition </text:p>
          </table:table-cell>
          <table:table-cell/>
          <table:table-cell table:formula="of:=COUNTIF([.A575:.A1888];[.A5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ige </text:p>
          </table:table-cell>
          <table:table-cell office:value-type="string">
            <text:p><text:s/>some </text:p>
          </table:table-cell>
          <table:table-cell/>
          <table:table-cell table:formula="of:=COUNTIF([.A576:.A1889];[.A5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/>
          <table:table-cell table:formula="of:=COUNTIF([.A577:.A1890];[.A5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/>
          <table:table-cell table:formula="of:=COUNTIF([.A578:.A1891];[.A5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werden </text:p>
          </table:table-cell>
          <table:table-cell office:value-type="string">
            <text:p><text:s/>are pursued </text:p>
          </table:table-cell>
          <table:table-cell/>
          <table:table-cell table:formula="of:=COUNTIF([.A579:.A1892];[.A5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hören </text:p>
          </table:table-cell>
          <table:table-cell office:value-type="string">
            <text:p><text:s/>stop </text:p>
          </table:table-cell>
          <table:table-cell/>
          <table:table-cell table:formula="of:=COUNTIF([.A580:.A1893];[.A5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/>
          <table:table-cell table:formula="of:=COUNTIF([.A581:.A1894];[.A5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tt-Rennen. </text:p>
          </table:table-cell>
          <table:table-cell office:value-type="string">
            <text:p><text:s/>rice </text:p>
          </table:table-cell>
          <table:table-cell/>
          <table:table-cell table:formula="of:=COUNTIF([.A582:.A1895];[.A5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/>
          <table:table-cell table:formula="of:=COUNTIF([.A583:.A1896];[.A5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/>
          <table:table-cell table:formula="of:=COUNTIF([.A584:.A1897];[.A5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sichtlich </text:p>
          </table:table-cell>
          <table:table-cell office:value-type="string">
            <text:p><text:s/>intentionally </text:p>
          </table:table-cell>
          <table:table-cell/>
          <table:table-cell table:formula="of:=COUNTIF([.A585:.A1898];[.A5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asst </text:p>
          </table:table-cell>
          <table:table-cell office:value-type="string">
            <text:p><text:s/>cought</text:p>
          </table:table-cell>
          <table:table-cell/>
          <table:table-cell table:formula="of:=COUNTIF([.A586:.A1899];[.A5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/>
          <table:table-cell table:formula="of:=COUNTIF([.A587:.A1900];[.A5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/>
          <table:table-cell table:formula="of:=COUNTIF([.A588:.A1901];[.A5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/>
          <table:table-cell table:formula="of:=COUNTIF([.A589:.A1902];[.A5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n </text:p>
          </table:table-cell>
          <table:table-cell office:value-type="string">
            <text:p><text:s/>determine </text:p>
          </table:table-cell>
          <table:table-cell/>
          <table:table-cell table:formula="of:=COUNTIF([.A590:.A1903];[.A5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dächtigen </text:p>
          </table:table-cell>
          <table:table-cell office:value-type="string">
            <text:p><text:s/>suspect </text:p>
          </table:table-cell>
          <table:table-cell/>
          <table:table-cell table:formula="of:=COUNTIF([.A591:.A1904];[.A5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kennen </text:p>
          </table:table-cell>
          <table:table-cell office:value-type="string">
            <text:p><text:s/>recognize </text:p>
          </table:table-cell>
          <table:table-cell/>
          <table:table-cell table:formula="of:=COUNTIF([.A592:.A1905];[.A5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ten-Schützer </text:p>
          </table:table-cell>
          <table:table-cell office:value-type="string">
            <text:p><text:s/>data protectionists </text:p>
          </table:table-cell>
          <table:table-cell/>
          <table:table-cell table:formula="of:=COUNTIF([.A593:.A1906];[.A5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beigehen </text:p>
          </table:table-cell>
          <table:table-cell office:value-type="string">
            <text:p><text:s/>pass </text:p>
          </table:table-cell>
          <table:table-cell/>
          <table:table-cell table:formula="of:=COUNTIF([.A594:.A1907];[.A5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m Ende wird geguckt, </text:p>
          </table:table-cell>
          <table:table-cell office:value-type="string">
            <text:p><text:s/>in the end it is wathed </text:p>
          </table:table-cell>
          <table:table-cell/>
          <table:table-cell table:formula="of:=COUNTIF([.A595:.A1908];[.A5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acht </text:p>
          </table:table-cell>
          <table:table-cell office:value-type="string">
            <text:p><text:s/>monitored </text:p>
          </table:table-cell>
          <table:table-cell/>
          <table:table-cell table:formula="of:=COUNTIF([.A596:.A1909];[.A5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recht </text:p>
          </table:table-cell>
          <table:table-cell office:value-type="string">
            <text:p><text:s/>right </text:p>
          </table:table-cell>
          <table:table-cell/>
          <table:table-cell table:formula="of:=COUNTIF([.A597:.A1910];[.A5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/>
          <table:table-cell table:formula="of:=COUNTIF([.A598:.A1911];[.A5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e nich weg </text:p>
          </table:table-cell>
          <table:table-cell office:value-type="string">
            <text:p><text:s/>do not go</text:p>
          </table:table-cell>
          <table:table-cell/>
          <table:table-cell table:formula="of:=COUNTIF([.A599:.A1912];[.A5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tter </text:p>
          </table:table-cell>
          <table:table-cell office:value-type="string">
            <text:p><text:s/>rescuer </text:p>
          </table:table-cell>
          <table:table-cell/>
          <table:table-cell table:formula="of:=COUNTIF([.A600:.A1913];[.A6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/>
          <table:table-cell table:formula="of:=COUNTIF([.A601:.A1914];[.A6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</text:p>
          </table:table-cell>
          <table:table-cell office:value-type="string">
            <text:p><text:s/>that's why </text:p>
          </table:table-cell>
          <table:table-cell/>
          <table:table-cell table:formula="of:=COUNTIF([.A602:.A1915];[.A6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genommen </text:p>
          </table:table-cell>
          <table:table-cell office:value-type="string">
            <text:p><text:s/>arrested </text:p>
          </table:table-cell>
          <table:table-cell/>
          <table:table-cell table:formula="of:=COUNTIF([.A603:.A1916];[.A6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äter </text:p>
          </table:table-cell>
          <table:table-cell office:value-type="string">
            <text:p><text:s/>offender </text:p>
          </table:table-cell>
          <table:table-cell/>
          <table:table-cell table:formula="of:=COUNTIF([.A604:.A1917];[.A6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/>
          <table:table-cell table:formula="of:=COUNTIF([.A605:.A1918];[.A6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/>
          <table:table-cell table:formula="of:=COUNTIF([.A606:.A1919];[.A6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icht </text:p>
          </table:table-cell>
          <table:table-cell office:value-type="string">
            <text:p><text:s/>intention </text:p>
          </table:table-cell>
          <table:table-cell/>
          <table:table-cell table:formula="of:=COUNTIF([.A607:.A1920];[.A6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:undet </text:p>
          </table:table-cell>
          <table:table-cell office:value-type="string">
            <text:p><text:s/>lit </text:p>
          </table:table-cell>
          <table:table-cell/>
          <table:table-cell table:formula="of:=COUNTIF([.A608:.A1921];[.A6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/>
          <table:table-cell table:formula="of:=COUNTIF([.A609:.A1922];[.A6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/>
          <table:table-cell table:formula="of:=COUNTIF([.A610:.A1923];[.A6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chere </text:p>
          </table:table-cell>
          <table:table-cell office:value-type="string">
            <text:p><text:s/>scissors </text:p>
          </table:table-cell>
          <table:table-cell/>
          <table:table-cell table:formula="of:=COUNTIF([.A611:.A1924];[.A6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ubeh:or </text:p>
          </table:table-cell>
          <table:table-cell office:value-type="string">
            <text:p><text:s/>the equipment </text:p>
          </table:table-cell>
          <table:table-cell/>
          <table:table-cell table:formula="of:=COUNTIF([.A612:.A1925];[.A6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/>
          <table:table-cell table:formula="of:=COUNTIF([.A613:.A1926];[.A6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/>
          <table:table-cell table:formula="of:=COUNTIF([.A614:.A1927];[.A6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zeihung </text:p>
          </table:table-cell>
          <table:table-cell office:value-type="string">
            <text:p><text:s/>excuse me </text:p>
          </table:table-cell>
          <table:table-cell/>
          <table:table-cell table:formula="of:=COUNTIF([.A615:.A1928];[.A6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/>
          <table:table-cell table:formula="of:=COUNTIF([.A616:.A1929];[.A6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/>
          <table:table-cell table:formula="of:=COUNTIF([.A617:.A1930];[.A6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/>
          <table:table-cell table:formula="of:=COUNTIF([.A618:.A1931];[.A6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otiz </text:p>
          </table:table-cell>
          <table:table-cell office:value-type="string">
            <text:p><text:s/>note</text:p>
          </table:table-cell>
          <table:table-cell/>
          <table:table-cell table:formula="of:=COUNTIF([.A619:.A1932];[.A6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ung </text:p>
          </table:table-cell>
          <table:table-cell office:value-type="string">
            <text:p><text:s/>confirmation </text:p>
          </table:table-cell>
          <table:table-cell/>
          <table:table-cell table:formula="of:=COUNTIF([.A620:.A1933];[.A6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kehren </text:p>
          </table:table-cell>
          <table:table-cell office:value-type="string">
            <text:p><text:s/>turn around </text:p>
          </table:table-cell>
          <table:table-cell/>
          <table:table-cell table:formula="of:=COUNTIF([.A621:.A1934];[.A6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brechen </text:p>
          </table:table-cell>
          <table:table-cell office:value-type="string">
            <text:p><text:s/>stop </text:p>
          </table:table-cell>
          <table:table-cell/>
          <table:table-cell table:formula="of:=COUNTIF([.A622:.A1935];[.A6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ben </text:p>
          </table:table-cell>
          <table:table-cell office:value-type="string">
            <text:p><text:s/>give up </text:p>
          </table:table-cell>
          <table:table-cell/>
          <table:table-cell table:formula="of:=COUNTIF([.A623:.A1936];[.A6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nden </text:p>
          </table:table-cell>
          <table:table-cell office:value-type="string">
            <text:p><text:s/>turn around </text:p>
          </table:table-cell>
          <table:table-cell/>
          <table:table-cell table:formula="of:=COUNTIF([.A624:.A1937];[.A6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drehen </text:p>
          </table:table-cell>
          <table:table-cell office:value-type="string">
            <text:p><text:s/>turn vasilis123vasilis123vasilis123</text:p>
          </table:table-cell>
          <table:table-cell/>
          <table:table-cell table:formula="of:=COUNTIF([.A625:.A1938];[.A6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/>
          <table:table-cell table:formula="of:=COUNTIF([.A626:.A1939];[.A6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/>
          <table:table-cell table:formula="of:=COUNTIF([.A627:.A1940];[.A6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/>
          <table:table-cell table:formula="of:=COUNTIF([.A628:.A1941];[.A6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/>
          <table:table-cell table:formula="of:=COUNTIF([.A629:.A1942];[.A6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/>
          <table:table-cell table:formula="of:=COUNTIF([.A630:.A1943];[.A6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finden </text:p>
          </table:table-cell>
          <table:table-cell office:value-type="string">
            <text:p><text:s/>to locate </text:p>
          </table:table-cell>
          <table:table-cell/>
          <table:table-cell table:formula="of:=COUNTIF([.A631:.A1944];[.A6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ld </text:p>
          </table:table-cell>
          <table:table-cell office:value-type="string">
            <text:p><text:s/>forest </text:p>
          </table:table-cell>
          <table:table-cell/>
          <table:table-cell table:formula="of:=COUNTIF([.A632:.A1945];[.A6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/>
          <table:table-cell table:formula="of:=COUNTIF([.A633:.A1946];[.A6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egen </text:p>
          </table:table-cell>
          <table:table-cell office:value-type="string">
            <text:p><text:s/>the rain </text:p>
          </table:table-cell>
          <table:table-cell/>
          <table:table-cell table:formula="of:=COUNTIF([.A634:.A1947];[.A6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/>
          <table:table-cell table:formula="of:=COUNTIF([.A635:.A1948];[.A6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ern </text:p>
          </table:table-cell>
          <table:table-cell office:value-type="string">
            <text:p><text:s/>farmers </text:p>
          </table:table-cell>
          <table:table-cell/>
          <table:table-cell table:formula="of:=COUNTIF([.A636:.A1949];[.A6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Anrede </text:p>
          </table:table-cell>
          <table:table-cell office:value-type="string">
            <text:p><text:s/>the salutation </text:p>
          </table:table-cell>
          <table:table-cell/>
          <table:table-cell table:formula="of:=COUNTIF([.A637:.A1950];[.A6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/>
          <table:table-cell table:formula="of:=COUNTIF([.A638:.A1951];[.A6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zug </text:p>
          </table:table-cell>
          <table:table-cell office:value-type="string">
            <text:p><text:s/>relocation , move</text:p>
          </table:table-cell>
          <table:table-cell/>
          <table:table-cell table:formula="of:=COUNTIF([.A639:.A1952];[.A6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ife </text:p>
          </table:table-cell>
          <table:table-cell office:value-type="string">
            <text:p><text:s/>soap </text:p>
          </table:table-cell>
          <table:table-cell/>
          <table:table-cell table:formula="of:=COUNTIF([.A640:.A1953];[.A6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/>
          <table:table-cell table:formula="of:=COUNTIF([.A641:.A1954];[.A6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ndwirtsschaft </text:p>
          </table:table-cell>
          <table:table-cell office:value-type="string">
            <text:p><text:s/>farming</text:p>
          </table:table-cell>
          <table:table-cell/>
          <table:table-cell table:formula="of:=COUNTIF([.A642:.A1955];[.A6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/>
          <table:table-cell table:formula="of:=COUNTIF([.A643:.A1956];[.A6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/>
          <table:table-cell table:formula="of:=COUNTIF([.A644:.A1957];[.A6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/>
          <table:table-cell table:formula="of:=COUNTIF([.A645:.A1958];[.A6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en </text:p>
          </table:table-cell>
          <table:table-cell office:value-type="string">
            <text:p><text:s/>debts </text:p>
          </table:table-cell>
          <table:table-cell/>
          <table:table-cell table:formula="of:=COUNTIF([.A646:.A1959];[.A6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 </text:p>
          </table:table-cell>
          <table:table-cell office:value-type="string">
            <text:p><text:s/>dissability </text:p>
          </table:table-cell>
          <table:table-cell/>
          <table:table-cell table:formula="of:=COUNTIF([.A647:.A1960];[.A6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ige </text:p>
          </table:table-cell>
          <table:table-cell office:value-type="string">
            <text:p><text:s/>mental </text:p>
          </table:table-cell>
          <table:table-cell/>
          <table:table-cell table:formula="of:=COUNTIF([.A648:.A1961];[.A6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/>
          <table:table-cell table:formula="of:=COUNTIF([.A649:.A1962];[.A6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/>
          <table:table-cell table:formula="of:=COUNTIF([.A650:.A1963];[.A6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/>
          <table:table-cell table:formula="of:=COUNTIF([.A651:.A1964];[.A6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/>
          <table:table-cell table:formula="of:=COUNTIF([.A652:.A1965];[.A6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/>
          <table:table-cell table:formula="of:=COUNTIF([.A653:.A1966];[.A6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-Menge </text:p>
          </table:table-cell>
          <table:table-cell office:value-type="string">
            <text:p><text:s/>crowd </text:p>
          </table:table-cell>
          <table:table-cell/>
          <table:table-cell table:formula="of:=COUNTIF([.A654:.A1967];[.A6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ünden </text:p>
          </table:table-cell>
          <table:table-cell office:value-type="string">
            <text:p><text:s/>to light </text:p>
          </table:table-cell>
          <table:table-cell/>
          <table:table-cell table:formula="of:=COUNTIF([.A655:.A1968];[.A6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nge </text:p>
          </table:table-cell>
          <table:table-cell office:value-type="string">
            <text:p><text:s/>strict </text:p>
          </table:table-cell>
          <table:table-cell/>
          <table:table-cell table:formula="of:=COUNTIF([.A656:.A1969];[.A6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n </text:p>
          </table:table-cell>
          <table:table-cell office:value-type="string">
            <text:p><text:s/>to spread </text:p>
          </table:table-cell>
          <table:table-cell/>
          <table:table-cell table:formula="of:=COUNTIF([.A657:.A1970];[.A6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ss </text:p>
          </table:table-cell>
          <table:table-cell office:value-type="string">
            <text:p><text:s/>hate </text:p>
          </table:table-cell>
          <table:table-cell/>
          <table:table-cell table:formula="of:=COUNTIF([.A658:.A1971];[.A6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/text:p>
          </table:table-cell>
          <table:table-cell office:value-type="string">
            <text:p><text:s/>apply </text:p>
          </table:table-cell>
          <table:table-cell/>
          <table:table-cell table:formula="of:=COUNTIF([.A659:.A1972];[.A6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meinschaft </text:p>
          </table:table-cell>
          <table:table-cell office:value-type="string">
            <text:p><text:s/>community </text:p>
          </table:table-cell>
          <table:table-cell/>
          <table:table-cell table:formula="of:=COUNTIF([.A660:.A1973];[.A6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r rechte </text:p>
          </table:table-cell>
          <table:table-cell office:value-type="string">
            <text:p><text:s/>rather rights </text:p>
          </table:table-cell>
          <table:table-cell/>
          <table:table-cell table:formula="of:=COUNTIF([.A661:.A1974];[.A6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ttbewerb </text:p>
          </table:table-cell>
          <table:table-cell office:value-type="string">
            <text:p><text:s/>combetition </text:p>
          </table:table-cell>
          <table:table-cell/>
          <table:table-cell table:formula="of:=COUNTIF([.A662:.A1975];[.A6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anstaltung </text:p>
          </table:table-cell>
          <table:table-cell office:value-type="string">
            <text:p><text:s/>event </text:p>
          </table:table-cell>
          <table:table-cell/>
          <table:table-cell table:formula="of:=COUNTIF([.A663:.A1976];[.A6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riften </text:p>
          </table:table-cell>
          <table:table-cell office:value-type="string">
            <text:p><text:s/>regulations </text:p>
          </table:table-cell>
          <table:table-cell/>
          <table:table-cell table:formula="of:=COUNTIF([.A664:.A1977];[.A6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ger </text:p>
          </table:table-cell>
          <table:table-cell office:value-type="string">
            <text:p><text:s/>winner </text:p>
          </table:table-cell>
          <table:table-cell/>
          <table:table-cell table:formula="of:=COUNTIF([.A665:.A1978];[.A6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/>
          <table:table-cell table:formula="of:=COUNTIF([.A666:.A1979];[.A6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/>
          <table:table-cell table:formula="of:=COUNTIF([.A667:.A1980];[.A6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riefkasten </text:p>
          </table:table-cell>
          <table:table-cell office:value-type="string">
            <text:p><text:s/>postbox </text:p>
          </table:table-cell>
          <table:table-cell/>
          <table:table-cell table:formula="of:=COUNTIF([.A668:.A1981];[.A6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iesen </text:p>
          </table:table-cell>
          <table:table-cell office:value-type="string">
            <text:p><text:s/>transfered </text:p>
          </table:table-cell>
          <table:table-cell/>
          <table:table-cell table:formula="of:=COUNTIF([.A669:.A1982];[.A6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/>
          <table:table-cell table:formula="of:=COUNTIF([.A670:.A1983];[.A6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/>
          <table:table-cell table:formula="of:=COUNTIF([.A671:.A1984];[.A6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/>
          <table:table-cell table:formula="of:=COUNTIF([.A672:.A1985];[.A6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/>
          <table:table-cell table:formula="of:=COUNTIF([.A673:.A1986];[.A6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:ugbar </text:p>
          </table:table-cell>
          <table:table-cell office:value-type="string">
            <text:p><text:s/>free, available</text:p>
          </table:table-cell>
          <table:table-cell/>
          <table:table-cell table:formula="of:=COUNTIF([.A674:.A1987];[.A6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pflichtet </text:p>
          </table:table-cell>
          <table:table-cell office:value-type="string">
            <text:p><text:s/>commited</text:p>
          </table:table-cell>
          <table:table-cell/>
          <table:table-cell table:formula="of:=COUNTIF([.A675:.A1988];[.A6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/>
          <table:table-cell table:formula="of:=COUNTIF([.A676:.A1989];[.A6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/>
          <table:table-cell table:formula="of:=COUNTIF([.A677:.A1990];[.A6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has zehlreiche Werkzeuge </text:p>
          </table:table-cell>
          <table:table-cell office:value-type="string">
            <text:p><text:s/>you have numerous tools</text:p>
          </table:table-cell>
          <table:table-cell/>
          <table:table-cell table:formula="of:=COUNTIF([.A678:.A1991];[.A6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st:atigung </text:p>
          </table:table-cell>
          <table:table-cell office:value-type="string">
            <text:p><text:s/>the verification </text:p>
          </table:table-cell>
          <table:table-cell/>
          <table:table-cell table:formula="of:=COUNTIF([.A679:.A1992];[.A6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ldung </text:p>
          </table:table-cell>
          <table:table-cell office:value-type="string">
            <text:p><text:s/>the declaration </text:p>
          </table:table-cell>
          <table:table-cell/>
          <table:table-cell table:formula="of:=COUNTIF([.A680:.A1993];[.A6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/>
          <table:table-cell table:formula="of:=COUNTIF([.A681:.A1994];[.A6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tteilung </text:p>
          </table:table-cell>
          <table:table-cell office:value-type="string">
            <text:p><text:s/>the message </text:p>
          </table:table-cell>
          <table:table-cell/>
          <table:table-cell table:formula="of:=COUNTIF([.A682:.A1995];[.A6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/>
          <table:table-cell table:formula="of:=COUNTIF([.A683:.A1996];[.A6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schub </text:p>
          </table:table-cell>
          <table:table-cell office:value-type="string">
            <text:p><text:s/>supplies </text:p>
          </table:table-cell>
          <table:table-cell/>
          <table:table-cell table:formula="of:=COUNTIF([.A684:.A1997];[.A6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 </text:p>
          </table:table-cell>
          <table:table-cell office:value-type="string">
            <text:p><text:s/>space </text:p>
          </table:table-cell>
          <table:table-cell/>
          <table:table-cell table:formula="of:=COUNTIF([.A685:.A1998];[.A6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/>
          <table:table-cell table:formula="of:=COUNTIF([.A686:.A1999];[.A6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rüstung </text:p>
          </table:table-cell>
          <table:table-cell office:value-type="string">
            <text:p><text:s/>equipment </text:p>
          </table:table-cell>
          <table:table-cell/>
          <table:table-cell table:formula="of:=COUNTIF([.A687:.A2000];[.A6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cht </text:p>
          </table:table-cell>
          <table:table-cell office:value-type="string">
            <text:p><text:s/>brought </text:p>
          </table:table-cell>
          <table:table-cell/>
          <table:table-cell table:formula="of:=COUNTIF([.A688:.A2001];[.A6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/>
          <table:table-cell table:formula="of:=COUNTIF([.A689:.A2002];[.A6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eilt </text:p>
          </table:table-cell>
          <table:table-cell office:value-type="string">
            <text:p><text:s/>healed </text:p>
          </table:table-cell>
          <table:table-cell/>
          <table:table-cell table:formula="of:=COUNTIF([.A690:.A2003];[.A6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/>
          <table:table-cell table:formula="of:=COUNTIF([.A691:.A2004];[.A6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stände </text:p>
          </table:table-cell>
          <table:table-cell office:value-type="string">
            <text:p><text:s/>objects </text:p>
          </table:table-cell>
          <table:table-cell/>
          <table:table-cell table:formula="of:=COUNTIF([.A692:.A2005];[.A6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wer-Kraft </text:p>
          </table:table-cell>
          <table:table-cell office:value-type="string">
            <text:p><text:s/>gravity </text:p>
          </table:table-cell>
          <table:table-cell/>
          <table:table-cell table:formula="of:=COUNTIF([.A693:.A2006];[.A6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/>
          <table:table-cell table:formula="of:=COUNTIF([.A694:.A2007];[.A6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/>
          <table:table-cell table:formula="of:=COUNTIF([.A695:.A2008];[.A6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/>
          <table:table-cell table:formula="of:=COUNTIF([.A696:.A2009];[.A6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eist </text:p>
          </table:table-cell>
          <table:table-cell office:value-type="string">
            <text:p><text:s/>circles </text:p>
          </table:table-cell>
          <table:table-cell/>
          <table:table-cell table:formula="of:=COUNTIF([.A697:.A2010];[.A6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räte </text:p>
          </table:table-cell>
          <table:table-cell office:value-type="string">
            <text:p><text:s/>stocks</text:p>
          </table:table-cell>
          <table:table-cell/>
          <table:table-cell table:formula="of:=COUNTIF([.A698:.A2011];[.A6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/>
          <table:table-cell table:formula="of:=COUNTIF([.A699:.A2012];[.A6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/>
          <table:table-cell table:formula="of:=COUNTIF([.A700:.A2013];[.A7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/>
          <table:table-cell table:formula="of:=COUNTIF([.A701:.A2014];[.A7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/>
          <table:table-cell table:formula="of:=COUNTIF([.A702:.A2015];[.A7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/>
          <table:table-cell table:formula="of:=COUNTIF([.A703:.A2016];[.A7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auen </text:p>
          </table:table-cell>
          <table:table-cell office:value-type="string">
            <text:p><text:s/>examine </text:p>
          </table:table-cell>
          <table:table-cell/>
          <table:table-cell table:formula="of:=COUNTIF([.A704:.A2017];[.A7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/>
          <table:table-cell table:formula="of:=COUNTIF([.A705:.A2018];[.A7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/>
          <table:table-cell table:formula="of:=COUNTIF([.A706:.A2019];[.A7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tragen </text:p>
          </table:table-cell>
          <table:table-cell office:value-type="string">
            <text:p><text:s/>register </text:p>
          </table:table-cell>
          <table:table-cell/>
          <table:table-cell table:formula="of:=COUNTIF([.A707:.A2020];[.A7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wins </text:p>
          </table:table-cell>
          <table:table-cell office:value-type="string">
            <text:p><text:s/>Zwillinge</text:p>
          </table:table-cell>
          <table:table-cell/>
          <table:table-cell table:formula="of:=COUNTIF([.A708:.A2021];[.A7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/>
          <table:table-cell table:formula="of:=COUNTIF([.A709:.A2022];[.A7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kel </text:p>
          </table:table-cell>
          <table:table-cell office:value-type="string">
            <text:p><text:s/>grandchildren</text:p>
          </table:table-cell>
          <table:table-cell/>
          <table:table-cell table:formula="of:=COUNTIF([.A710:.A2023];[.A7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chten </text:p>
          </table:table-cell>
          <table:table-cell office:value-type="string">
            <text:p><text:s/>nieces</text:p>
          </table:table-cell>
          <table:table-cell/>
          <table:table-cell table:formula="of:=COUNTIF([.A711:.A2024];[.A7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ffen </text:p>
          </table:table-cell>
          <table:table-cell office:value-type="string">
            <text:p><text:s/>nephews</text:p>
          </table:table-cell>
          <table:table-cell/>
          <table:table-cell table:formula="of:=COUNTIF([.A712:.A2025];[.A7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/>
          <table:table-cell table:formula="of:=COUNTIF([.A713:.A2026];[.A7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tellung </text:p>
          </table:table-cell>
          <table:table-cell office:value-type="string">
            <text:p><text:s/>excibition </text:p>
          </table:table-cell>
          <table:table-cell/>
          <table:table-cell table:formula="of:=COUNTIF([.A714:.A2027];[.A7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ug </text:p>
          </table:table-cell>
          <table:table-cell office:value-type="string">
            <text:p><text:s text:c="2"/>suit </text:p>
          </table:table-cell>
          <table:table-cell/>
          <table:table-cell table:formula="of:=COUNTIF([.A715:.A2028];[.A7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ossartig </text:p>
          </table:table-cell>
          <table:table-cell office:value-type="string">
            <text:p><text:s/>great!</text:p>
          </table:table-cell>
          <table:table-cell/>
          <table:table-cell table:formula="of:=COUNTIF([.A716:.A2029];[.A7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/>
          <table:table-cell table:formula="of:=COUNTIF([.A717:.A2030];[.A7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/>
          <table:table-cell table:formula="of:=COUNTIF([.A718:.A2031];[.A7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/>
          <table:table-cell table:formula="of:=COUNTIF([.A719:.A2032];[.A7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/>
          <table:table-cell table:formula="of:=COUNTIF([.A720:.A2033];[.A7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/>
          <table:table-cell table:formula="of:=COUNTIF([.A721:.A2034];[.A7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/>
          <table:table-cell table:formula="of:=COUNTIF([.A722:.A2035];[.A7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/>
          <table:table-cell table:formula="of:=COUNTIF([.A723:.A2036];[.A7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ziehung </text:p>
          </table:table-cell>
          <table:table-cell office:value-type="string">
            <text:p><text:s/>education </text:p>
          </table:table-cell>
          <table:table-cell/>
          <table:table-cell table:formula="of:=COUNTIF([.A724:.A2037];[.A7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richt </text:p>
          </table:table-cell>
          <table:table-cell office:value-type="string">
            <text:p><text:s/>lesson </text:p>
          </table:table-cell>
          <table:table-cell/>
          <table:table-cell table:formula="of:=COUNTIF([.A725:.A2038];[.A7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</text:p>
          </table:table-cell>
          <table:table-cell/>
          <table:table-cell table:formula="of:=COUNTIF([.A726:.A2039];[.A7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/>
          <table:table-cell table:formula="of:=COUNTIF([.A727:.A2040];[.A7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/>
          <table:table-cell table:formula="of:=COUNTIF([.A728:.A2041];[.A7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729:.A2042];[.A7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/>
          <table:table-cell table:formula="of:=COUNTIF([.A730:.A2043];[.A7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/>
          <table:table-cell table:formula="of:=COUNTIF([.A731:.A2044];[.A7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</text:p>
          </table:table-cell>
          <table:table-cell/>
          <table:table-cell table:formula="of:=COUNTIF([.A732:.A2045];[.A7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lohen </text:p>
          </table:table-cell>
          <table:table-cell office:value-type="string">
            <text:p><text:s/>fled </text:p>
          </table:table-cell>
          <table:table-cell/>
          <table:table-cell table:formula="of:=COUNTIF([.A733:.A2046];[.A7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deckt </text:p>
          </table:table-cell>
          <table:table-cell office:value-type="string">
            <text:p><text:s/>discovered </text:p>
          </table:table-cell>
          <table:table-cell/>
          <table:table-cell table:formula="of:=COUNTIF([.A734:.A2047];[.A7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lebt </text:p>
          </table:table-cell>
          <table:table-cell office:value-type="string">
            <text:p><text:s/>survived </text:p>
          </table:table-cell>
          <table:table-cell/>
          <table:table-cell table:formula="of:=COUNTIF([.A735:.A2048];[.A7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/>
          <table:table-cell table:formula="of:=COUNTIF([.A736:.A2049];[.A7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 </text:p>
          </table:table-cell>
          <table:table-cell office:value-type="string">
            <text:p><text:s/>hidden </text:p>
          </table:table-cell>
          <table:table-cell/>
          <table:table-cell table:formula="of:=COUNTIF([.A737:.A2050];[.A7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/>
          <table:table-cell table:formula="of:=COUNTIF([.A738:.A2051];[.A7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führen </text:p>
          </table:table-cell>
          <table:table-cell office:value-type="string">
            <text:p><text:s/>kidnap </text:p>
          </table:table-cell>
          <table:table-cell/>
          <table:table-cell table:formula="of:=COUNTIF([.A739:.A2052];[.A7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erreichen </text:p>
          </table:table-cell>
          <table:table-cell office:value-type="string">
            <text:p><text:s/>to reach </text:p>
          </table:table-cell>
          <table:table-cell/>
          <table:table-cell table:formula="of:=COUNTIF([.A740:.A2053];[.A7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/>
          <table:table-cell table:formula="of:=COUNTIF([.A741:.A2054];[.A7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/>
          <table:table-cell table:formula="of:=COUNTIF([.A742:.A2055];[.A7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/>
          <table:table-cell table:formula="of:=COUNTIF([.A743:.A2056];[.A7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/>
          <table:table-cell table:formula="of:=COUNTIF([.A744:.A2057];[.A7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/>
          <table:table-cell table:formula="of:=COUNTIF([.A745:.A2058];[.A7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eicht nicht aus </text:p>
          </table:table-cell>
          <table:table-cell office:value-type="string">
            <text:p><text:s/>this is not enough</text:p>
          </table:table-cell>
          <table:table-cell/>
          <table:table-cell table:formula="of:=COUNTIF([.A746:.A2059];[.A7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/>
          <table:table-cell table:formula="of:=COUNTIF([.A747:.A2060];[.A7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/>
          <table:table-cell table:formula="of:=COUNTIF([.A748:.A2061];[.A7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chmutzen </text:p>
          </table:table-cell>
          <table:table-cell office:value-type="string">
            <text:p><text:s/>to pollute </text:p>
          </table:table-cell>
          <table:table-cell/>
          <table:table-cell table:formula="of:=COUNTIF([.A749:.A2062];[.A7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/>
          <table:table-cell table:formula="of:=COUNTIF([.A750:.A2063];[.A7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:ubersetzung </text:p>
          </table:table-cell>
          <table:table-cell office:value-type="string">
            <text:p><text:s/>the translation</text:p>
          </table:table-cell>
          <table:table-cell/>
          <table:table-cell table:formula="of:=COUNTIF([.A751:.A2064];[.A7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/>
          <table:table-cell table:formula="of:=COUNTIF([.A752:.A2065];[.A7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ichte </text:p>
          </table:table-cell>
          <table:table-cell office:value-type="string">
            <text:p><text:s/>reports</text:p>
          </table:table-cell>
          <table:table-cell/>
          <table:table-cell table:formula="of:=COUNTIF([.A753:.A2066];[.A7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ccept your opinion </text:p>
          </table:table-cell>
          <table:table-cell office:value-type="string">
            <text:p><text:s/>Ich akseptiere deine Meinung</text:p>
          </table:table-cell>
          <table:table-cell/>
          <table:table-cell table:formula="of:=COUNTIF([.A754:.A2067];[.A7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immung </text:p>
          </table:table-cell>
          <table:table-cell office:value-type="string">
            <text:p><text:s/>aproval</text:p>
          </table:table-cell>
          <table:table-cell/>
          <table:table-cell table:formula="of:=COUNTIF([.A755:.A2068];[.A7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Inhaber </text:p>
          </table:table-cell>
          <table:table-cell office:value-type="string">
            <text:p><text:s/>the owner </text:p>
          </table:table-cell>
          <table:table-cell/>
          <table:table-cell table:formula="of:=COUNTIF([.A756:.A2069];[.A7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glied </text:p>
          </table:table-cell>
          <table:table-cell office:value-type="string">
            <text:p><text:s/>member </text:p>
          </table:table-cell>
          <table:table-cell/>
          <table:table-cell table:formula="of:=COUNTIF([.A757:.A2070];[.A7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758:.A2071];[.A7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/>
          <table:table-cell table:formula="of:=COUNTIF([.A759:.A2072];[.A7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/>
          <table:table-cell table:formula="of:=COUNTIF([.A760:.A2073];[.A7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ratung </text:p>
          </table:table-cell>
          <table:table-cell office:value-type="string">
            <text:p><text:s/>the counseling </text:p>
          </table:table-cell>
          <table:table-cell/>
          <table:table-cell table:formula="of:=COUNTIF([.A761:.A2074];[.A7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:ucken </text:p>
          </table:table-cell>
          <table:table-cell office:value-type="string">
            <text:p><text:s/>the back</text:p>
          </table:table-cell>
          <table:table-cell/>
          <table:table-cell table:formula="of:=COUNTIF([.A762:.A2075];[.A7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Magen </text:p>
          </table:table-cell>
          <table:table-cell office:value-type="string">
            <text:p><text:s/>the stomach </text:p>
          </table:table-cell>
          <table:table-cell/>
          <table:table-cell table:formula="of:=COUNTIF([.A763:.A2076];[.A7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:ubrigen </text:p>
          </table:table-cell>
          <table:table-cell office:value-type="string">
            <text:p><text:s/>remaining </text:p>
          </table:table-cell>
          <table:table-cell/>
          <table:table-cell table:formula="of:=COUNTIF([.A764:.A2077];[.A7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/>
          <table:table-cell table:formula="of:=COUNTIF([.A765:.A2078];[.A7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chiedsrichter </text:p>
          </table:table-cell>
          <table:table-cell office:value-type="string">
            <text:p><text:s/>referee </text:p>
          </table:table-cell>
          <table:table-cell/>
          <table:table-cell table:formula="of:=COUNTIF([.A766:.A2079];[.A7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ld-Schirm </text:p>
          </table:table-cell>
          <table:table-cell office:value-type="string">
            <text:p><text:s/>screen bild </text:p>
          </table:table-cell>
          <table:table-cell/>
          <table:table-cell table:formula="of:=COUNTIF([.A767:.A2080];[.A7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/>
          <table:table-cell table:formula="of:=COUNTIF([.A768:.A2081];[.A7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lfmeter </text:p>
          </table:table-cell>
          <table:table-cell office:value-type="string">
            <text:p><text:s/>penalty </text:p>
          </table:table-cell>
          <table:table-cell/>
          <table:table-cell table:formula="of:=COUNTIF([.A769:.A2082];[.A7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/>
          <table:table-cell table:formula="of:=COUNTIF([.A770:.A2083];[.A7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rt </text:p>
          </table:table-cell>
          <table:table-cell office:value-type="string">
            <text:p><text:s/>loses </text:p>
          </table:table-cell>
          <table:table-cell/>
          <table:table-cell table:formula="of:=COUNTIF([.A771:.A2084];[.A7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kal </text:p>
          </table:table-cell>
          <table:table-cell office:value-type="string">
            <text:p><text:s/>cup </text:p>
          </table:table-cell>
          <table:table-cell/>
          <table:table-cell table:formula="of:=COUNTIF([.A772:.A2085];[.A7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wiesen </text:p>
          </table:table-cell>
          <table:table-cell office:value-type="string">
            <text:p><text:s/>to point <text:s/></text:p>
          </table:table-cell>
          <table:table-cell/>
          <table:table-cell table:formula="of:=COUNTIF([.A773:.A2086];[.A7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cher </text:p>
          </table:table-cell>
          <table:table-cell office:value-type="string">
            <text:p><text:s/>criminal </text:p>
          </table:table-cell>
          <table:table-cell/>
          <table:table-cell table:formula="of:=COUNTIF([.A774:.A2087];[.A7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en </text:p>
          </table:table-cell>
          <table:table-cell office:value-type="string">
            <text:p><text:s/>victim</text:p>
          </table:table-cell>
          <table:table-cell/>
          <table:table-cell table:formula="of:=COUNTIF([.A775:.A2088];[.A7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/>
          <table:table-cell table:formula="of:=COUNTIF([.A776:.A2089];[.A7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samste </text:p>
          </table:table-cell>
          <table:table-cell office:value-type="string">
            <text:p><text:s/>effective </text:p>
          </table:table-cell>
          <table:table-cell/>
          <table:table-cell table:formula="of:=COUNTIF([.A777:.A2090];[.A7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esst </text:p>
          </table:table-cell>
          <table:table-cell office:value-type="string">
            <text:p><text:s/>shoots </text:p>
          </table:table-cell>
          <table:table-cell/>
          <table:table-cell table:formula="of:=COUNTIF([.A778:.A2091];[.A7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drohung </text:p>
          </table:table-cell>
          <table:table-cell office:value-type="string">
            <text:p><text:s/>threat </text:p>
          </table:table-cell>
          <table:table-cell/>
          <table:table-cell table:formula="of:=COUNTIF([.A779:.A2092];[.A7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/>
          <table:table-cell table:formula="of:=COUNTIF([.A780:.A2093];[.A7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teilte </text:p>
          </table:table-cell>
          <table:table-cell office:value-type="string">
            <text:p><text:s/>said </text:p>
          </table:table-cell>
          <table:table-cell/>
          <table:table-cell table:formula="of:=COUNTIF([.A781:.A2094];[.A7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ten </text:p>
          </table:table-cell>
          <table:table-cell office:value-type="string">
            <text:p><text:s/>confirmed </text:p>
          </table:table-cell>
          <table:table-cell/>
          <table:table-cell table:formula="of:=COUNTIF([.A782:.A2095];[.A7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forderte </text:p>
          </table:table-cell>
          <table:table-cell office:value-type="string">
            <text:p><text:s/>he demanded </text:p>
          </table:table-cell>
          <table:table-cell/>
          <table:table-cell table:formula="of:=COUNTIF([.A783:.A2096];[.A7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/>
          <table:table-cell table:formula="of:=COUNTIF([.A784:.A2097];[.A7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kommen </text:p>
          </table:table-cell>
          <table:table-cell office:value-type="string">
            <text:p><text:s/>agreement </text:p>
          </table:table-cell>
          <table:table-cell/>
          <table:table-cell table:formula="of:=COUNTIF([.A785:.A2098];[.A7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bungslos </text:p>
          </table:table-cell>
          <table:table-cell office:value-type="string">
            <text:p><text:s/>smooth </text:p>
          </table:table-cell>
          <table:table-cell/>
          <table:table-cell table:formula="of:=COUNTIF([.A786:.A2099];[.A7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eitet </text:p>
          </table:table-cell>
          <table:table-cell office:value-type="string">
            <text:p><text:s/>directed</text:p>
          </table:table-cell>
          <table:table-cell/>
          <table:table-cell table:formula="of:=COUNTIF([.A787:.A2100];[.A7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eten </text:p>
          </table:table-cell>
          <table:table-cell office:value-type="string">
            <text:p><text:s/>asked</text:p>
          </table:table-cell>
          <table:table-cell/>
          <table:table-cell table:formula="of:=COUNTIF([.A788:.A2101];[.A7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/>
          <table:table-cell table:formula="of:=COUNTIF([.A789:.A2102];[.A7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eitrag </text:p>
          </table:table-cell>
          <table:table-cell office:value-type="string">
            <text:p><text:s/>the article </text:p>
          </table:table-cell>
          <table:table-cell/>
          <table:table-cell table:formula="of:=COUNTIF([.A790:.A2103];[.A7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/>
          <table:table-cell table:formula="of:=COUNTIF([.A791:.A2104];[.A7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dienung </text:p>
          </table:table-cell>
          <table:table-cell office:value-type="string">
            <text:p><text:s/>the service </text:p>
          </table:table-cell>
          <table:table-cell/>
          <table:table-cell table:formula="of:=COUNTIF([.A792:.A2105];[.A7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/>
          <table:table-cell table:formula="of:=COUNTIF([.A793:.A2106];[.A7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:andler </text:p>
          </table:table-cell>
          <table:table-cell office:value-type="string">
            <text:p><text:s/>the dealer</text:p>
          </table:table-cell>
          <table:table-cell/>
          <table:table-cell table:formula="of:=COUNTIF([.A794:.A2107];[.A7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eug </text:p>
          </table:table-cell>
          <table:table-cell office:value-type="string">
            <text:p><text:s/>stuff </text:p>
          </table:table-cell>
          <table:table-cell/>
          <table:table-cell table:formula="of:=COUNTIF([.A795:.A2108];[.A7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/>
          <table:table-cell table:formula="of:=COUNTIF([.A796:.A2109];[.A7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ufen </text:p>
          </table:table-cell>
          <table:table-cell office:value-type="string">
            <text:p><text:s/>lost</text:p>
          </table:table-cell>
          <table:table-cell/>
          <table:table-cell table:formula="of:=COUNTIF([.A797:.A2110];[.A7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/>
          <table:table-cell table:formula="of:=COUNTIF([.A798:.A2111];[.A7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/>
          <table:table-cell table:formula="of:=COUNTIF([.A799:.A2112];[.A7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ichtert </text:p>
          </table:table-cell>
          <table:table-cell office:value-type="string">
            <text:p><text:s/>relieved </text:p>
          </table:table-cell>
          <table:table-cell/>
          <table:table-cell table:formula="of:=COUNTIF([.A800:.A2113];[.A8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ungs </text:p>
          </table:table-cell>
          <table:table-cell office:value-type="string">
            <text:p><text:s/>defence </text:p>
          </table:table-cell>
          <table:table-cell/>
          <table:table-cell table:formula="of:=COUNTIF([.A801:.A2114];[.A8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/>
          <table:table-cell table:formula="of:=COUNTIF([.A802:.A2115];[.A8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itt </text:p>
          </table:table-cell>
          <table:table-cell office:value-type="string">
            <text:p><text:s/>resigns</text:p>
          </table:table-cell>
          <table:table-cell/>
          <table:table-cell table:formula="of:=COUNTIF([.A803:.A2116];[.A8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r Lage </text:p>
          </table:table-cell>
          <table:table-cell office:value-type="string">
            <text:p><text:s/>for the condition</text:p>
          </table:table-cell>
          <table:table-cell/>
          <table:table-cell table:formula="of:=COUNTIF([.A804:.A2117];[.A8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hänger </text:p>
          </table:table-cell>
          <table:table-cell office:value-type="string">
            <text:p><text:s/>follower </text:p>
          </table:table-cell>
          <table:table-cell/>
          <table:table-cell table:formula="of:=COUNTIF([.A805:.A2118];[.A8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Amt </text:p>
          </table:table-cell>
          <table:table-cell office:value-type="string">
            <text:p><text:s/>in office </text:p>
          </table:table-cell>
          <table:table-cell/>
          <table:table-cell table:formula="of:=COUNTIF([.A806:.A2119];[.A8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setzt </text:p>
          </table:table-cell>
          <table:table-cell office:value-type="string">
            <text:p><text:s/>used </text:p>
          </table:table-cell>
          <table:table-cell/>
          <table:table-cell table:formula="of:=COUNTIF([.A807:.A2120];[.A8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/>
          <table:table-cell table:formula="of:=COUNTIF([.A808:.A2121];[.A8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/>
          <table:table-cell table:formula="of:=COUNTIF([.A809:.A2122];[.A8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/>
          <table:table-cell table:formula="of:=COUNTIF([.A810:.A2123];[.A8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ängen </text:p>
          </table:table-cell>
          <table:table-cell office:value-type="string">
            <text:p><text:s/>impose </text:p>
          </table:table-cell>
          <table:table-cell/>
          <table:table-cell table:formula="of:=COUNTIF([.A811:.A2124];[.A8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 </text:p>
          </table:table-cell>
          <table:table-cell office:value-type="string">
            <text:p><text:s/>allied </text:p>
          </table:table-cell>
          <table:table-cell/>
          <table:table-cell table:formula="of:=COUNTIF([.A812:.A2125];[.A8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/>
          <table:table-cell table:formula="of:=COUNTIF([.A813:.A2126];[.A8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Frieden </text:p>
          </table:table-cell>
          <table:table-cell office:value-type="string">
            <text:p><text:s/>the peace </text:p>
          </table:table-cell>
          <table:table-cell/>
          <table:table-cell table:formula="of:=COUNTIF([.A814:.A2127];[.A8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ts:achlich </text:p>
          </table:table-cell>
          <table:table-cell office:value-type="string">
            <text:p><text:s/>indeed </text:p>
          </table:table-cell>
          <table:table-cell/>
          <table:table-cell table:formula="of:=COUNTIF([.A815:.A2128];[.A8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aucher </text:p>
          </table:table-cell>
          <table:table-cell office:value-type="string">
            <text:p><text:s/>customer</text:p>
          </table:table-cell>
          <table:table-cell/>
          <table:table-cell table:formula="of:=COUNTIF([.A816:.A2129];[.A8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nn </text:p>
          </table:table-cell>
          <table:table-cell office:value-type="string">
            <text:p><text:s/>profit </text:p>
          </table:table-cell>
          <table:table-cell/>
          <table:table-cell table:formula="of:=COUNTIF([.A817:.A2130];[.A8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/>
          <table:table-cell table:formula="of:=COUNTIF([.A818:.A2131];[.A8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/>
          <table:table-cell table:formula="of:=COUNTIF([.A819:.A2132];[.A8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/>
          <table:table-cell table:formula="of:=COUNTIF([.A820:.A2133];[.A8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rbung </text:p>
          </table:table-cell>
          <table:table-cell office:value-type="string">
            <text:p><text:s/>application </text:p>
          </table:table-cell>
          <table:table-cell/>
          <table:table-cell table:formula="of:=COUNTIF([.A821:.A2134];[.A8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zug </text:p>
          </table:table-cell>
          <table:table-cell office:value-type="string">
            <text:p><text:s/>suit</text:p>
          </table:table-cell>
          <table:table-cell/>
          <table:table-cell table:formula="of:=COUNTIF([.A822:.A2135];[.A8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rossartig </text:p>
          </table:table-cell>
          <table:table-cell office:value-type="string">
            <text:p><text:s/>great!</text:p>
          </table:table-cell>
          <table:table-cell/>
          <table:table-cell table:formula="of:=COUNTIF([.A823:.A2136];[.A8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einanzeigen </text:p>
          </table:table-cell>
          <table:table-cell office:value-type="string">
            <text:p><text:s/>classified ads</text:p>
          </table:table-cell>
          <table:table-cell/>
          <table:table-cell table:formula="of:=COUNTIF([.A824:.A2137];[.A8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bst </text:p>
          </table:table-cell>
          <table:table-cell office:value-type="string">
            <text:p><text:s/>Automn</text:p>
          </table:table-cell>
          <table:table-cell/>
          <table:table-cell table:formula="of:=COUNTIF([.A825:.A2138];[.A8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/>
          <table:table-cell table:formula="of:=COUNTIF([.A826:.A2139];[.A8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/>
          <table:table-cell table:formula="of:=COUNTIF([.A827:.A2140];[.A8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/>
          <table:table-cell table:formula="of:=COUNTIF([.A828:.A2141];[.A8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urchaus </text:p>
          </table:table-cell>
          <table:table-cell office:value-type="string">
            <text:p><text:s/>absolutely</text:p>
          </table:table-cell>
          <table:table-cell/>
          <table:table-cell table:formula="of:=COUNTIF([.A829:.A2142];[.A8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/>
          <table:table-cell table:formula="of:=COUNTIF([.A830:.A2143];[.A8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/>
          <table:table-cell table:formula="of:=COUNTIF([.A831:.A2144];[.A8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Anderungen </text:p>
          </table:table-cell>
          <table:table-cell office:value-type="string">
            <text:p><text:s/>alterations</text:p>
          </table:table-cell>
          <table:table-cell/>
          <table:table-cell table:formula="of:=COUNTIF([.A832:.A2145];[.A8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lten </text:p>
          </table:table-cell>
          <table:table-cell office:value-type="string">
            <text:p><text:s/>behavior </text:p>
          </table:table-cell>
          <table:table-cell/>
          <table:table-cell table:formula="of:=COUNTIF([.A833:.A2146];[.A8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/>
          <table:table-cell table:formula="of:=COUNTIF([.A834:.A2147];[.A8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</text:p>
          </table:table-cell>
          <table:table-cell office:value-type="string">
            <text:p><text:s/>pressure </text:p>
          </table:table-cell>
          <table:table-cell/>
          <table:table-cell table:formula="of:=COUNTIF([.A835:.A2148];[.A8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/>
          <table:table-cell table:formula="of:=COUNTIF([.A836:.A2149];[.A8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se </text:p>
          </table:table-cell>
          <table:table-cell office:value-type="string">
            <text:p><text:s/>way </text:p>
          </table:table-cell>
          <table:table-cell/>
          <table:table-cell table:formula="of:=COUNTIF([.A837:.A2150];[.A8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n Gebrauch </text:p>
          </table:table-cell>
          <table:table-cell office:value-type="string">
            <text:p><text:s/>in use </text:p>
          </table:table-cell>
          <table:table-cell/>
          <table:table-cell table:formula="of:=COUNTIF([.A838:.A2151];[.A8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age </text:p>
          </table:table-cell>
          <table:table-cell office:value-type="string">
            <text:p><text:s/>the position </text:p>
          </table:table-cell>
          <table:table-cell/>
          <table:table-cell table:formula="of:=COUNTIF([.A839:.A2152];[.A8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/>
          <table:table-cell table:formula="of:=COUNTIF([.A840:.A2153];[.A8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wahl </text:p>
          </table:table-cell>
          <table:table-cell office:value-type="string">
            <text:p><text:s/>selection </text:p>
          </table:table-cell>
          <table:table-cell/>
          <table:table-cell table:formula="of:=COUNTIF([.A841:.A2154];[.A8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/>
          <table:table-cell table:formula="of:=COUNTIF([.A842:.A2155];[.A8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/>
          <table:table-cell table:formula="of:=COUNTIF([.A843:.A2156];[.A8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assen </text:p>
          </table:table-cell>
          <table:table-cell office:value-type="string">
            <text:p><text:s/>cups </text:p>
          </table:table-cell>
          <table:table-cell/>
          <table:table-cell table:formula="of:=COUNTIF([.A844:.A2157];[.A8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tück <text:s/></text:p>
          </table:table-cell>
          <table:table-cell office:value-type="string">
            <text:p><text:s/>the play </text:p>
          </table:table-cell>
          <table:table-cell/>
          <table:table-cell table:formula="of:=COUNTIF([.A845:.A2158];[.A8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eigt </text:p>
          </table:table-cell>
          <table:table-cell office:value-type="string">
            <text:p><text:s/>shown </text:p>
          </table:table-cell>
          <table:table-cell/>
          <table:table-cell table:formula="of:=COUNTIF([.A846:.A2159];[.A8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/>
          <table:table-cell table:formula="of:=COUNTIF([.A847:.A2160];[.A8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weigen </text:p>
          </table:table-cell>
          <table:table-cell office:value-type="string">
            <text:p><text:s/>sillence </text:p>
          </table:table-cell>
          <table:table-cell/>
          <table:table-cell table:formula="of:=COUNTIF([.A848:.A2161];[.A8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/>
          <table:table-cell table:formula="of:=COUNTIF([.A849:.A2162];[.A8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richtungen </text:p>
          </table:table-cell>
          <table:table-cell office:value-type="string">
            <text:p><text:s/>facilities </text:p>
          </table:table-cell>
          <table:table-cell/>
          <table:table-cell table:formula="of:=COUNTIF([.A850:.A2163];[.A8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/>
          <table:table-cell table:formula="of:=COUNTIF([.A851:.A2164];[.A8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chlagung </text:p>
          </table:table-cell>
          <table:table-cell office:value-type="string">
            <text:p><text:s/>embesslement</text:p>
          </table:table-cell>
          <table:table-cell/>
          <table:table-cell table:formula="of:=COUNTIF([.A852:.A2165];[.A8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/>
          <table:table-cell table:formula="of:=COUNTIF([.A853:.A2166];[.A8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/>
          <table:table-cell table:formula="of:=COUNTIF([.A854:.A2167];[.A8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logen </text:p>
          </table:table-cell>
          <table:table-cell office:value-type="string">
            <text:p><text:s/>lied </text:p>
          </table:table-cell>
          <table:table-cell/>
          <table:table-cell table:formula="of:=COUNTIF([.A855:.A2168];[.A8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orgt </text:p>
          </table:table-cell>
          <table:table-cell office:value-type="string">
            <text:p><text:s/>taken care of</text:p>
          </table:table-cell>
          <table:table-cell/>
          <table:table-cell table:formula="of:=COUNTIF([.A856:.A2169];[.A8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arten</text:p>
          </table:table-cell>
          <table:table-cell office:value-type="string">
            <text:p><text:s/>expect</text:p>
          </table:table-cell>
          <table:table-cell/>
          <table:table-cell table:formula="of:=COUNTIF([.A857:.A2170];[.A8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och, das stimmt </text:p>
          </table:table-cell>
          <table:table-cell office:value-type="string">
            <text:p><text:s/>but this is right </text:p>
          </table:table-cell>
          <table:table-cell/>
          <table:table-cell table:formula="of:=COUNTIF([.A858:.A2171];[.A8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en </text:p>
          </table:table-cell>
          <table:table-cell office:value-type="string">
            <text:p><text:s/>to serve </text:p>
          </table:table-cell>
          <table:table-cell/>
          <table:table-cell table:formula="of:=COUNTIF([.A859:.A2172];[.A8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ans </text:p>
          </table:table-cell>
          <table:table-cell office:value-type="string">
            <text:p><text:s/>goose</text:p>
          </table:table-cell>
          <table:table-cell/>
          <table:table-cell table:formula="of:=COUNTIF([.A860:.A2173];[.A8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chs </text:p>
          </table:table-cell>
          <table:table-cell office:value-type="string">
            <text:p><text:s/>fox</text:p>
          </table:table-cell>
          <table:table-cell/>
          <table:table-cell table:formula="of:=COUNTIF([.A861:.A2174];[.A8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/>
          <table:table-cell table:formula="of:=COUNTIF([.A862:.A2175];[.A8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metterling </text:p>
          </table:table-cell>
          <table:table-cell office:value-type="string">
            <text:p><text:s/>butterfly</text:p>
          </table:table-cell>
          <table:table-cell/>
          <table:table-cell table:formula="of:=COUNTIF([.A863:.A2176];[.A8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isst </text:p>
          </table:table-cell>
          <table:table-cell office:value-type="string">
            <text:p><text:s/>bites </text:p>
          </table:table-cell>
          <table:table-cell/>
          <table:table-cell table:formula="of:=COUNTIF([.A864:.A2177];[.A8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ule </text:p>
          </table:table-cell>
          <table:table-cell office:value-type="string">
            <text:p><text:s/>owl </text:p>
          </table:table-cell>
          <table:table-cell/>
          <table:table-cell table:formula="of:=COUNTIF([.A865:.A2178];[.A8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aus </text:p>
          </table:table-cell>
          <table:table-cell office:value-type="string">
            <text:p><text:s/>go outside</text:p>
          </table:table-cell>
          <table:table-cell/>
          <table:table-cell table:formula="of:=COUNTIF([.A866:.A2179];[.A8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incommen </text:p>
          </table:table-cell>
          <table:table-cell office:value-type="string">
            <text:p><text:s/>come in </text:p>
          </table:table-cell>
          <table:table-cell/>
          <table:table-cell table:formula="of:=COUNTIF([.A867:.A2180];[.A8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iegen </text:p>
          </table:table-cell>
          <table:table-cell office:value-type="string">
            <text:p><text:s/>turn </text:p>
          </table:table-cell>
          <table:table-cell/>
          <table:table-cell table:formula="of:=COUNTIF([.A868:.A2181];[.A8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/>
          <table:table-cell table:formula="of:=COUNTIF([.A869:.A2182];[.A8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/>
          <table:table-cell table:formula="of:=COUNTIF([.A870:.A2183];[.A8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/>
          <table:table-cell table:formula="of:=COUNTIF([.A871:.A2184];[.A8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ck and forth </text:p>
          </table:table-cell>
          <table:table-cell office:value-type="string">
            <text:p><text:s/>hin und her </text:p>
          </table:table-cell>
          <table:table-cell/>
          <table:table-cell table:formula="of:=COUNTIF([.A872:.A2185];[.A8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/>
          <table:table-cell table:formula="of:=COUNTIF([.A873:.A2186];[.A8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/>
          <table:table-cell table:formula="of:=COUNTIF([.A874:.A2187];[.A8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Ding </text:p>
          </table:table-cell>
          <table:table-cell office:value-type="string">
            <text:p><text:s/>the thing </text:p>
          </table:table-cell>
          <table:table-cell/>
          <table:table-cell table:formula="of:=COUNTIF([.A875:.A2188];[.A8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/>
          <table:table-cell table:formula="of:=COUNTIF([.A876:.A2189];[.A8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rtvoll </text:p>
          </table:table-cell>
          <table:table-cell office:value-type="string">
            <text:p><text:s/>valuable </text:p>
          </table:table-cell>
          <table:table-cell/>
          <table:table-cell table:formula="of:=COUNTIF([.A877:.A2190];[.A8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elegenheit </text:p>
          </table:table-cell>
          <table:table-cell office:value-type="string">
            <text:p><text:s/>the opportunity </text:p>
          </table:table-cell>
          <table:table-cell/>
          <table:table-cell table:formula="of:=COUNTIF([.A878:.A2191];[.A8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uch </text:p>
          </table:table-cell>
          <table:table-cell office:value-type="string">
            <text:p><text:s/>test </text:p>
          </table:table-cell>
          <table:table-cell/>
          <table:table-cell table:formula="of:=COUNTIF([.A879:.A2192];[.A8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asse </text:p>
          </table:table-cell>
          <table:table-cell office:value-type="string">
            <text:p><text:s/>measuraments</text:p>
          </table:table-cell>
          <table:table-cell/>
          <table:table-cell table:formula="of:=COUNTIF([.A880:.A2193];[.A8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iesige </text:p>
          </table:table-cell>
          <table:table-cell office:value-type="string">
            <text:p><text:s/>huge </text:p>
          </table:table-cell>
          <table:table-cell/>
          <table:table-cell table:formula="of:=COUNTIF([.A881:.A2194];[.A8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ogen </text:p>
          </table:table-cell>
          <table:table-cell office:value-type="string">
            <text:p><text:s/>moved</text:p>
          </table:table-cell>
          <table:table-cell/>
          <table:table-cell table:formula="of:=COUNTIF([.A882:.A2195];[.A8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schwemmungen <text:s/></text:p>
          </table:table-cell>
          <table:table-cell office:value-type="string">
            <text:p><text:s/>floods </text:p>
          </table:table-cell>
          <table:table-cell/>
          <table:table-cell table:formula="of:=COUNTIF([.A883:.A2196];[.A8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ohn-Gebiete </text:p>
          </table:table-cell>
          <table:table-cell office:value-type="string">
            <text:p><text:s/>residential areas</text:p>
          </table:table-cell>
          <table:table-cell/>
          <table:table-cell table:formula="of:=COUNTIF([.A884:.A2197];[.A8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aut </text:p>
          </table:table-cell>
          <table:table-cell office:value-type="string">
            <text:p><text:s/>steal</text:p>
          </table:table-cell>
          <table:table-cell/>
          <table:table-cell table:formula="of:=COUNTIF([.A885:.A2198];[.A8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ziehen </text:p>
          </table:table-cell>
          <table:table-cell office:value-type="string">
            <text:p><text:s/>moving</text:p>
          </table:table-cell>
          <table:table-cell/>
          <table:table-cell table:formula="of:=COUNTIF([.A886:.A2199];[.A8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wetter </text:p>
          </table:table-cell>
          <table:table-cell office:value-type="string">
            <text:p><text:s/>storm </text:p>
          </table:table-cell>
          <table:table-cell/>
          <table:table-cell table:formula="of:=COUNTIF([.A887:.A2200];[.A8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eidigen </text:p>
          </table:table-cell>
          <table:table-cell office:value-type="string">
            <text:p><text:s/>defend </text:p>
          </table:table-cell>
          <table:table-cell/>
          <table:table-cell table:formula="of:=COUNTIF([.A888:.A2201];[.A8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oht </text:p>
          </table:table-cell>
          <table:table-cell office:value-type="string">
            <text:p><text:s/>threatened </text:p>
          </table:table-cell>
          <table:table-cell/>
          <table:table-cell table:formula="of:=COUNTIF([.A889:.A2202];[.A8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/>
          <table:table-cell table:formula="of:=COUNTIF([.A890:.A2203];[.A8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Umgang mit </text:p>
          </table:table-cell>
          <table:table-cell office:value-type="string">
            <text:p><text:s/>in dealing with </text:p>
          </table:table-cell>
          <table:table-cell/>
          <table:table-cell table:formula="of:=COUNTIF([.A891:.A2204];[.A8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ündet </text:p>
          </table:table-cell>
          <table:table-cell office:value-type="string">
            <text:p><text:s/>allied </text:p>
          </table:table-cell>
          <table:table-cell/>
          <table:table-cell table:formula="of:=COUNTIF([.A892:.A2205];[.A8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gen </text:p>
          </table:table-cell>
          <table:table-cell office:value-type="string">
            <text:p><text:s/>move </text:p>
          </table:table-cell>
          <table:table-cell/>
          <table:table-cell table:formula="of:=COUNTIF([.A893:.A2206];[.A8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/>
          <table:table-cell table:formula="of:=COUNTIF([.A894:.A2207];[.A8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meinsame </text:p>
          </table:table-cell>
          <table:table-cell office:value-type="string">
            <text:p><text:s/>common </text:p>
          </table:table-cell>
          <table:table-cell/>
          <table:table-cell table:formula="of:=COUNTIF([.A895:.A2208];[.A8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fernt </text:p>
          </table:table-cell>
          <table:table-cell office:value-type="string">
            <text:p><text:s/>away </text:p>
          </table:table-cell>
          <table:table-cell/>
          <table:table-cell table:formula="of:=COUNTIF([.A896:.A2209];[.A8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hat zugesagt </text:p>
          </table:table-cell>
          <table:table-cell office:value-type="string">
            <text:p><text:s/>it has been announced </text:p>
          </table:table-cell>
          <table:table-cell/>
          <table:table-cell table:formula="of:=COUNTIF([.A897:.A2210];[.A8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leitung </text:p>
          </table:table-cell>
          <table:table-cell office:value-type="string">
            <text:p><text:s/>manual </text:p>
          </table:table-cell>
          <table:table-cell/>
          <table:table-cell table:formula="of:=COUNTIF([.A898:.A2211];[.A8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/>
          <table:table-cell table:formula="of:=COUNTIF([.A899:.A2212];[.A8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n </text:p>
          </table:table-cell>
          <table:table-cell office:value-type="string">
            <text:p><text:s/>to protect </text:p>
          </table:table-cell>
          <table:table-cell/>
          <table:table-cell table:formula="of:=COUNTIF([.A900:.A2213];[.A9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/>
          <table:table-cell table:formula="of:=COUNTIF([.A901:.A2214];[.A9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/>
          <table:table-cell table:formula="of:=COUNTIF([.A902:.A2215];[.A9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/>
          <table:table-cell table:formula="of:=COUNTIF([.A903:.A2216];[.A9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/>
          <table:table-cell table:formula="of:=COUNTIF([.A904:.A2217];[.A9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en </text:p>
          </table:table-cell>
          <table:table-cell office:value-type="string">
            <text:p><text:s/>teaching</text:p>
          </table:table-cell>
          <table:table-cell/>
          <table:table-cell table:formula="of:=COUNTIF([.A905:.A2218];[.A9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/>
          <table:table-cell table:formula="of:=COUNTIF([.A906:.A2219];[.A9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steller </text:p>
          </table:table-cell>
          <table:table-cell office:value-type="string">
            <text:p><text:s/>maker, producer</text:p>
          </table:table-cell>
          <table:table-cell/>
          <table:table-cell table:formula="of:=COUNTIF([.A907:.A2220];[.A9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basiert </text:p>
          </table:table-cell>
          <table:table-cell office:value-type="string">
            <text:p><text:s/>it is based </text:p>
          </table:table-cell>
          <table:table-cell/>
          <table:table-cell table:formula="of:=COUNTIF([.A908:.A2221];[.A9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/>
          <table:table-cell table:formula="of:=COUNTIF([.A909:.A2222];[.A9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Handwrk </text:p>
          </table:table-cell>
          <table:table-cell office:value-type="string">
            <text:p><text:s/>the craft</text:p>
          </table:table-cell>
          <table:table-cell/>
          <table:table-cell table:formula="of:=COUNTIF([.A910:.A2223];[.A9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/>
          <table:table-cell table:formula="of:=COUNTIF([.A911:.A2224];[.A9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eppe </text:p>
          </table:table-cell>
          <table:table-cell office:value-type="string">
            <text:p><text:s/>step </text:p>
          </table:table-cell>
          <table:table-cell/>
          <table:table-cell table:formula="of:=COUNTIF([.A912:.A2225];[.A9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entschlossenen </text:p>
          </table:table-cell>
          <table:table-cell office:value-type="string">
            <text:p><text:s/>undecided </text:p>
          </table:table-cell>
          <table:table-cell/>
          <table:table-cell table:formula="of:=COUNTIF([.A913:.A2226];[.A9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leichen </text:p>
          </table:table-cell>
          <table:table-cell office:value-type="string">
            <text:p><text:s/>compare </text:p>
          </table:table-cell>
          <table:table-cell/>
          <table:table-cell table:formula="of:=COUNTIF([.A914:.A2227];[.A9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sichten </text:p>
          </table:table-cell>
          <table:table-cell office:value-type="string">
            <text:p><text:s/>views </text:p>
          </table:table-cell>
          <table:table-cell/>
          <table:table-cell table:formula="of:=COUNTIF([.A915:.A2228];[.A9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ährt man </text:p>
          </table:table-cell>
          <table:table-cell office:value-type="string">
            <text:p><text:s/>we found out </text:p>
          </table:table-cell>
          <table:table-cell/>
          <table:table-cell table:formula="of:=COUNTIF([.A916:.A2229];[.A9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einstimmungen </text:p>
          </table:table-cell>
          <table:table-cell office:value-type="string">
            <text:p><text:s/>matches </text:p>
          </table:table-cell>
          <table:table-cell/>
          <table:table-cell table:formula="of:=COUNTIF([.A917:.A2230];[.A9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neuerbare </text:p>
          </table:table-cell>
          <table:table-cell office:value-type="string">
            <text:p><text:s/>renewable </text:p>
          </table:table-cell>
          <table:table-cell/>
          <table:table-cell table:formula="of:=COUNTIF([.A918:.A2231];[.A9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richtet </text:p>
          </table:table-cell>
          <table:table-cell office:value-type="string">
            <text:p><text:s/>set up </text:p>
          </table:table-cell>
          <table:table-cell/>
          <table:table-cell table:formula="of:=COUNTIF([.A919:.A2232];[.A9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gestellt </text:p>
          </table:table-cell>
          <table:table-cell office:value-type="string">
            <text:p><text:s/>detected </text:p>
          </table:table-cell>
          <table:table-cell/>
          <table:table-cell table:formula="of:=COUNTIF([.A920:.A2233];[.A9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immung </text:p>
          </table:table-cell>
          <table:table-cell office:value-type="string">
            <text:p><text:s/>approval </text:p>
          </table:table-cell>
          <table:table-cell/>
          <table:table-cell table:formula="of:=COUNTIF([.A921:.A2234];[.A9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etzt </text:p>
          </table:table-cell>
          <table:table-cell office:value-type="string">
            <text:p><text:s/>used </text:p>
          </table:table-cell>
          <table:table-cell/>
          <table:table-cell table:formula="of:=COUNTIF([.A922:.A2235];[.A9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/>
          <table:table-cell table:formula="of:=COUNTIF([.A923:.A2236];[.A9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chselt </text:p>
          </table:table-cell>
          <table:table-cell office:value-type="string">
            <text:p><text:s/>moved </text:p>
          </table:table-cell>
          <table:table-cell/>
          <table:table-cell table:formula="of:=COUNTIF([.A924:.A2237];[.A9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/>
          <table:table-cell table:formula="of:=COUNTIF([.A925:.A2238];[.A9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apitän </text:p>
          </table:table-cell>
          <table:table-cell office:value-type="string">
            <text:p><text:s/>captain </text:p>
          </table:table-cell>
          <table:table-cell/>
          <table:table-cell table:formula="of:=COUNTIF([.A926:.A2239];[.A9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ausforderungen </text:p>
          </table:table-cell>
          <table:table-cell office:value-type="string">
            <text:p><text:s/>challedges</text:p>
          </table:table-cell>
          <table:table-cell/>
          <table:table-cell table:formula="of:=COUNTIF([.A927:.A2240];[.A9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m Abschluss </text:p>
          </table:table-cell>
          <table:table-cell office:value-type="string">
            <text:p><text:s/>in conclusion </text:p>
          </table:table-cell>
          <table:table-cell/>
          <table:table-cell table:formula="of:=COUNTIF([.A928:.A2241];[.A9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reicht worden </text:p>
          </table:table-cell>
          <table:table-cell office:value-type="string">
            <text:p><text:s/>has been achieved </text:p>
          </table:table-cell>
          <table:table-cell/>
          <table:table-cell table:formula="of:=COUNTIF([.A929:.A2242];[.A9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nd </text:p>
          </table:table-cell>
          <table:table-cell office:value-type="string">
            <text:p><text:s/>stood</text:p>
          </table:table-cell>
          <table:table-cell/>
          <table:table-cell table:formula="of:=COUNTIF([.A930:.A2243];[.A9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/>
          <table:table-cell table:formula="of:=COUNTIF([.A931:.A2244];[.A9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rheit </text:p>
          </table:table-cell>
          <table:table-cell office:value-type="string">
            <text:p><text:s/>minority </text:p>
          </table:table-cell>
          <table:table-cell/>
          <table:table-cell table:formula="of:=COUNTIF([.A932:.A2245];[.A9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derdruckt </text:p>
          </table:table-cell>
          <table:table-cell office:value-type="string">
            <text:p><text:s/>oppresed </text:p>
          </table:table-cell>
          <table:table-cell/>
          <table:table-cell table:formula="of:=COUNTIF([.A933:.A2246];[.A9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</text:p>
          </table:table-cell>
          <table:table-cell office:value-type="string">
            <text:p><text:s/>prosecuted</text:p>
          </table:table-cell>
          <table:table-cell/>
          <table:table-cell table:formula="of:=COUNTIF([.A934:.A2247];[.A9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rieren </text:p>
          </table:table-cell>
          <table:table-cell office:value-type="string">
            <text:p><text:s/>friezen </text:p>
          </table:table-cell>
          <table:table-cell/>
          <table:table-cell table:formula="of:=COUNTIF([.A935:.A2248];[.A9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lte </text:p>
          </table:table-cell>
          <table:table-cell office:value-type="string">
            <text:p><text:s/>tents </text:p>
          </table:table-cell>
          <table:table-cell/>
          <table:table-cell table:formula="of:=COUNTIF([.A936:.A2249];[.A9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passen </text:p>
          </table:table-cell>
          <table:table-cell office:value-type="string">
            <text:p><text:s/>watch out </text:p>
          </table:table-cell>
          <table:table-cell/>
          <table:table-cell table:formula="of:=COUNTIF([.A937:.A2250];[.A9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getiere </text:p>
          </table:table-cell>
          <table:table-cell office:value-type="string">
            <text:p><text:s/>mammals </text:p>
          </table:table-cell>
          <table:table-cell/>
          <table:table-cell table:formula="of:=COUNTIF([.A938:.A2251];[.A9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r:uckt </text:p>
          </table:table-cell>
          <table:table-cell office:value-type="string">
            <text:p><text:s/>crazy </text:p>
          </table:table-cell>
          <table:table-cell/>
          <table:table-cell table:formula="of:=COUNTIF([.A939:.A2252];[.A9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Affe </text:p>
          </table:table-cell>
          <table:table-cell office:value-type="string">
            <text:p><text:s/>monkey </text:p>
          </table:table-cell>
          <table:table-cell/>
          <table:table-cell table:formula="of:=COUNTIF([.A940:.A2253];[.A9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offentlichen </text:p>
          </table:table-cell>
          <table:table-cell office:value-type="string">
            <text:p><text:s/>publish </text:p>
          </table:table-cell>
          <table:table-cell/>
          <table:table-cell table:formula="of:=COUNTIF([.A941:.A2254];[.A9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teilung </text:p>
          </table:table-cell>
          <table:table-cell office:value-type="string">
            <text:p><text:s/>message, note</text:p>
          </table:table-cell>
          <table:table-cell/>
          <table:table-cell table:formula="of:=COUNTIF([.A942:.A2255];[.A9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ätsel </text:p>
          </table:table-cell>
          <table:table-cell office:value-type="string">
            <text:p><text:s/>mystery </text:p>
          </table:table-cell>
          <table:table-cell/>
          <table:table-cell table:formula="of:=COUNTIF([.A943:.A2256];[.A9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uberhaupt </text:p>
          </table:table-cell>
          <table:table-cell office:value-type="string">
            <text:p><text:s/>in general </text:p>
          </table:table-cell>
          <table:table-cell/>
          <table:table-cell table:formula="of:=COUNTIF([.A944:.A2257];[.A9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et </text:p>
          </table:table-cell>
          <table:table-cell office:value-type="string">
            <text:p><text:s/>prepare </text:p>
          </table:table-cell>
          <table:table-cell/>
          <table:table-cell table:formula="of:=COUNTIF([.A945:.A2258];[.A9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rznei </text:p>
          </table:table-cell>
          <table:table-cell office:value-type="string">
            <text:p><text:s/>medicine </text:p>
          </table:table-cell>
          <table:table-cell/>
          <table:table-cell table:formula="of:=COUNTIF([.A946:.A2259];[.A9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nken-Pfleger </text:p>
          </table:table-cell>
          <table:table-cell office:value-type="string">
            <text:p><text:s/>nurser </text:p>
          </table:table-cell>
          <table:table-cell/>
          <table:table-cell table:formula="of:=COUNTIF([.A947:.A2260];[.A9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s </text:p>
          </table:table-cell>
          <table:table-cell office:value-type="string">
            <text:p><text:s/>already </text:p>
          </table:table-cell>
          <table:table-cell/>
          <table:table-cell table:formula="of:=COUNTIF([.A948:.A2261];[.A9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altschaft </text:p>
          </table:table-cell>
          <table:table-cell office:value-type="string">
            <text:p><text:s/>layers </text:p>
          </table:table-cell>
          <table:table-cell/>
          <table:table-cell table:formula="of:=COUNTIF([.A949:.A2262];[.A9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/>
          <table:table-cell table:formula="of:=COUNTIF([.A950:.A2263];[.A9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kamente </text:p>
          </table:table-cell>
          <table:table-cell office:value-type="string">
            <text:p><text:s/>medication </text:p>
          </table:table-cell>
          <table:table-cell/>
          <table:table-cell table:formula="of:=COUNTIF([.A951:.A2264];[.A9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ld </text:p>
          </table:table-cell>
          <table:table-cell office:value-type="string">
            <text:p><text:s/>hero </text:p>
          </table:table-cell>
          <table:table-cell/>
          <table:table-cell table:formula="of:=COUNTIF([.A952:.A2265];[.A9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benslanger </text:p>
          </table:table-cell>
          <table:table-cell office:value-type="string">
            <text:p><text:s/>lifetime</text:p>
          </table:table-cell>
          <table:table-cell/>
          <table:table-cell table:formula="of:=COUNTIF([.A953:.A2266];[.A9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t </text:p>
          </table:table-cell>
          <table:table-cell office:value-type="string">
            <text:p><text:s/>established</text:p>
          </table:table-cell>
          <table:table-cell/>
          <table:table-cell table:formula="of:=COUNTIF([.A954:.A2267];[.A9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ahnt </text:p>
          </table:table-cell>
          <table:table-cell office:value-type="string">
            <text:p><text:s/>suspected </text:p>
          </table:table-cell>
          <table:table-cell/>
          <table:table-cell table:formula="of:=COUNTIF([.A955:.A2268];[.A9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eklagt </text:p>
          </table:table-cell>
          <table:table-cell office:value-type="string">
            <text:p><text:s/>charged , accused </text:p>
          </table:table-cell>
          <table:table-cell/>
          <table:table-cell table:formula="of:=COUNTIF([.A956:.A2269];[.A9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/>
          <table:table-cell table:formula="of:=COUNTIF([.A957:.A2270];[.A9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/>
          <table:table-cell table:formula="of:=COUNTIF([.A958:.A2271];[.A9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rschaft </text:p>
          </table:table-cell>
          <table:table-cell office:value-type="string">
            <text:p><text:s/>rule </text:p>
          </table:table-cell>
          <table:table-cell/>
          <table:table-cell table:formula="of:=COUNTIF([.A959:.A2272];[.A9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chten </text:p>
          </table:table-cell>
          <table:table-cell office:value-type="string">
            <text:p><text:s/>respect </text:p>
          </table:table-cell>
          <table:table-cell/>
          <table:table-cell table:formula="of:=COUNTIF([.A960:.A2273];[.A9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itzende </text:p>
          </table:table-cell>
          <table:table-cell office:value-type="string">
            <text:p><text:s/>chairman </text:p>
          </table:table-cell>
          <table:table-cell/>
          <table:table-cell table:formula="of:=COUNTIF([.A961:.A2274];[.A9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nnender </text:p>
          </table:table-cell>
          <table:table-cell office:value-type="string">
            <text:p><text:s/>more exciting </text:p>
          </table:table-cell>
          <table:table-cell/>
          <table:table-cell table:formula="of:=COUNTIF([.A962:.A2275];[.A9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reiben </text:p>
          </table:table-cell>
          <table:table-cell office:value-type="string">
            <text:p><text:s/>to describe </text:p>
          </table:table-cell>
          <table:table-cell/>
          <table:table-cell table:formula="of:=COUNTIF([.A963:.A2276];[.A9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ammlungen </text:p>
          </table:table-cell>
          <table:table-cell office:value-type="string">
            <text:p><text:s/>meetings </text:p>
          </table:table-cell>
          <table:table-cell/>
          <table:table-cell table:formula="of:=COUNTIF([.A964:.A2277];[.A9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nehmen lassen </text:p>
          </table:table-cell>
          <table:table-cell office:value-type="string">
            <text:p><text:s/>be arrested </text:p>
          </table:table-cell>
          <table:table-cell/>
          <table:table-cell table:formula="of:=COUNTIF([.A965:.A2278];[.A9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ährung ausgesetzt. </text:p>
          </table:table-cell>
          <table:table-cell office:value-type="string">
            <text:p><text:s/>is suspended </text:p>
          </table:table-cell>
          <table:table-cell/>
          <table:table-cell table:formula="of:=COUNTIF([.A966:.A2279];[.A9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gesetzt </text:p>
          </table:table-cell>
          <table:table-cell office:value-type="string">
            <text:p><text:s/>exposed </text:p>
          </table:table-cell>
          <table:table-cell/>
          <table:table-cell table:formula="of:=COUNTIF([.A967:.A2280];[.A9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d zwar </text:p>
          </table:table-cell>
          <table:table-cell office:value-type="string">
            <text:p><text:s/>in fact </text:p>
          </table:table-cell>
          <table:table-cell/>
          <table:table-cell table:formula="of:=COUNTIF([.A968:.A2281];[.A9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chreitungen </text:p>
          </table:table-cell>
          <table:table-cell office:value-type="string">
            <text:p><text:s/>riots </text:p>
          </table:table-cell>
          <table:table-cell/>
          <table:table-cell table:formula="of:=COUNTIF([.A969:.A2282];[.A9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leich </text:p>
          </table:table-cell>
          <table:table-cell office:value-type="string">
            <text:p><text:s/>at the same time </text:p>
          </table:table-cell>
          <table:table-cell/>
          <table:table-cell table:formula="of:=COUNTIF([.A970:.A2283];[.A9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/>
          <table:table-cell table:formula="of:=COUNTIF([.A971:.A2284];[.A9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fertigt </text:p>
          </table:table-cell>
          <table:table-cell office:value-type="string">
            <text:p><text:s/>justified </text:p>
          </table:table-cell>
          <table:table-cell/>
          <table:table-cell table:formula="of:=COUNTIF([.A972:.A2285];[.A9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pfel-Treffen </text:p>
          </table:table-cell>
          <table:table-cell office:value-type="string">
            <text:p><text:s/>summit </text:p>
          </table:table-cell>
          <table:table-cell/>
          <table:table-cell table:formula="of:=COUNTIF([.A973:.A2286];[.A9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erst </text:p>
          </table:table-cell>
          <table:table-cell office:value-type="string">
            <text:p><text:s/>for the time</text:p>
          </table:table-cell>
          <table:table-cell/>
          <table:table-cell table:formula="of:=COUNTIF([.A974:.A2287];[.A9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uhn </text:p>
          </table:table-cell>
          <table:table-cell office:value-type="string">
            <text:p><text:s/>the chicken</text:p>
          </table:table-cell>
          <table:table-cell/>
          <table:table-cell table:formula="of:=COUNTIF([.A975:.A2288];[.A9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/>
          <table:table-cell table:formula="of:=COUNTIF([.A976:.A2289];[.A9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/>
          <table:table-cell table:formula="of:=COUNTIF([.A977:.A2290];[.A9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:orner </text:p>
          </table:table-cell>
          <table:table-cell office:value-type="string">
            <text:p><text:s/>horns</text:p>
          </table:table-cell>
          <table:table-cell/>
          <table:table-cell table:formula="of:=COUNTIF([.A978:.A2291];[.A9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nge </text:p>
          </table:table-cell>
          <table:table-cell office:value-type="string">
            <text:p><text:s/>snakes </text:p>
          </table:table-cell>
          <table:table-cell/>
          <table:table-cell table:formula="of:=COUNTIF([.A979:.A2292];[.A9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/>
          <table:table-cell table:formula="of:=COUNTIF([.A980:.A2293];[.A9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i </text:p>
          </table:table-cell>
          <table:table-cell office:value-type="string">
            <text:p><text:s/>shark </text:p>
          </table:table-cell>
          <table:table-cell/>
          <table:table-cell table:formula="of:=COUNTIF([.A981:.A2294];[.A9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rmlos </text:p>
          </table:table-cell>
          <table:table-cell office:value-type="string">
            <text:p><text:s/>harmless </text:p>
          </table:table-cell>
          <table:table-cell/>
          <table:table-cell table:formula="of:=COUNTIF([.A982:.A2295];[.A9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/>
          <table:table-cell table:formula="of:=COUNTIF([.A983:.A2296];[.A9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d </text:p>
          </table:table-cell>
          <table:table-cell office:value-type="string">
            <text:p><text:s/>found</text:p>
          </table:table-cell>
          <table:table-cell/>
          <table:table-cell table:formula="of:=COUNTIF([.A984:.A2297];[.A9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rten </text:p>
          </table:table-cell>
          <table:table-cell office:value-type="string">
            <text:p><text:s/>assess </text:p>
          </table:table-cell>
          <table:table-cell/>
          <table:table-cell table:formula="of:=COUNTIF([.A985:.A2298];[.A9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/>
          <table:table-cell table:formula="of:=COUNTIF([.A986:.A2299];[.A9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/>
          <table:table-cell table:formula="of:=COUNTIF([.A987:.A2300];[.A9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/>
          <table:table-cell table:formula="of:=COUNTIF([.A988:.A2301];[.A9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alten </text:p>
          </table:table-cell>
          <table:table-cell office:value-type="string">
            <text:p><text:s/>obtain </text:p>
          </table:table-cell>
          <table:table-cell/>
          <table:table-cell table:formula="of:=COUNTIF([.A989:.A2302];[.A9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:ohen </text:p>
          </table:table-cell>
          <table:table-cell office:value-type="string">
            <text:p><text:s/>rise </text:p>
          </table:table-cell>
          <table:table-cell/>
          <table:table-cell table:formula="of:=COUNTIF([.A990:.A2303];[.A9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/>
          <table:table-cell table:formula="of:=COUNTIF([.A991:.A2304];[.A9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/>
          <table:table-cell table:formula="of:=COUNTIF([.A992:.A2305];[.A9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weit </text:p>
          </table:table-cell>
          <table:table-cell office:value-type="string">
            <text:p><text:s/>ready </text:p>
          </table:table-cell>
          <table:table-cell/>
          <table:table-cell table:formula="of:=COUNTIF([.A993:.A2306];[.A9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/>
          <table:table-cell table:formula="of:=COUNTIF([.A994:.A2307];[.A9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onsten </text:p>
          </table:table-cell>
          <table:table-cell office:value-type="string">
            <text:p><text:s/>otherwise </text:p>
          </table:table-cell>
          <table:table-cell/>
          <table:table-cell table:formula="of:=COUNTIF([.A995:.A2308];[.A9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/>
          <table:table-cell table:formula="of:=COUNTIF([.A996:.A2309];[.A9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kommt </text:p>
          </table:table-cell>
          <table:table-cell office:value-type="string">
            <text:p><text:s/>happens </text:p>
          </table:table-cell>
          <table:table-cell/>
          <table:table-cell table:formula="of:=COUNTIF([.A997:.A2310];[.A9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/>
          <table:table-cell table:formula="of:=COUNTIF([.A998:.A2311];[.A9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:ur </text:p>
          </table:table-cell>
          <table:table-cell/>
          <table:table-cell table:formula="of:=COUNTIF([.A999:.A2312];[.A9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/>
          <table:table-cell table:formula="of:=COUNTIF([.A1000:.A2313];[.A10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anteile anteile shares </text:p>
          </table:table-cell>
          <table:table-cell/>
          <table:table-cell table:formula="of:=COUNTIF([.A1001:.A2314];[.A10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/>
          <table:table-cell table:formula="of:=COUNTIF([.A1002:.A2315];[.A10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mmt zu </text:p>
          </table:table-cell>
          <table:table-cell office:value-type="string">
            <text:p><text:s/>grows </text:p>
          </table:table-cell>
          <table:table-cell/>
          <table:table-cell table:formula="of:=COUNTIF([.A1003:.A2316];[.A10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äden angerichtet </text:p>
          </table:table-cell>
          <table:table-cell office:value-type="string">
            <text:p><text:s/>great damage </text:p>
          </table:table-cell>
          <table:table-cell/>
          <table:table-cell table:formula="of:=COUNTIF([.A1004:.A2317];[.A10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roffen </text:p>
          </table:table-cell>
          <table:table-cell office:value-type="string">
            <text:p><text:s/>hit </text:p>
          </table:table-cell>
          <table:table-cell/>
          <table:table-cell table:formula="of:=COUNTIF([.A1005:.A2318];[.A10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/>
          <table:table-cell table:formula="of:=COUNTIF([.A1006:.A2319];[.A10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ürren </text:p>
          </table:table-cell>
          <table:table-cell office:value-type="string">
            <text:p><text:s/>drought </text:p>
          </table:table-cell>
          <table:table-cell/>
          <table:table-cell table:formula="of:=COUNTIF([.A1007:.A2320];[.A10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wahl </text:p>
          </table:table-cell>
          <table:table-cell office:value-type="string">
            <text:p><text:s/>choice / selection </text:p>
          </table:table-cell>
          <table:table-cell/>
          <table:table-cell table:formula="of:=COUNTIF([.A1008:.A2321];[.A10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voll </text:p>
          </table:table-cell>
          <table:table-cell office:value-type="string">
            <text:p><text:s/>valuable </text:p>
          </table:table-cell>
          <table:table-cell/>
          <table:table-cell table:formula="of:=COUNTIF([.A1009:.A2322];[.A10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efit </text:p>
          </table:table-cell>
          <table:table-cell office:value-type="string">
            <text:p><text:s/>Nutzen </text:p>
          </table:table-cell>
          <table:table-cell/>
          <table:table-cell table:formula="of:=COUNTIF([.A1010:.A2323];[.A10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/>
          <table:table-cell table:formula="of:=COUNTIF([.A1011:.A2324];[.A10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uch </text:p>
          </table:table-cell>
          <table:table-cell office:value-type="string">
            <text:p><text:s/>usage </text:p>
          </table:table-cell>
          <table:table-cell/>
          <table:table-cell table:formula="of:=COUNTIF([.A1012:.A2325];[.A10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chnen </text:p>
          </table:table-cell>
          <table:table-cell office:value-type="string">
            <text:p><text:s/>calculate </text:p>
          </table:table-cell>
          <table:table-cell/>
          <table:table-cell table:formula="of:=COUNTIF([.A1013:.A2326];[.A10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/>
          <table:table-cell table:formula="of:=COUNTIF([.A1014:.A2327];[.A10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ifft </text:p>
          </table:table-cell>
          <table:table-cell office:value-type="string">
            <text:p><text:s/>affect </text:p>
          </table:table-cell>
          <table:table-cell/>
          <table:table-cell table:formula="of:=COUNTIF([.A1015:.A2328];[.A10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/>
          <table:table-cell table:formula="of:=COUNTIF([.A1016:.A2329];[.A10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ecken </text:p>
          </table:table-cell>
          <table:table-cell office:value-type="string">
            <text:p><text:s/>terror </text:p>
          </table:table-cell>
          <table:table-cell/>
          <table:table-cell table:formula="of:=COUNTIF([.A1017:.A2330];[.A10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t </text:p>
          </table:table-cell>
          <table:table-cell office:value-type="string">
            <text:p><text:s/>spreads </text:p>
          </table:table-cell>
          <table:table-cell/>
          <table:table-cell table:formula="of:=COUNTIF([.A1018:.A2331];[.A10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rlässlich </text:p>
          </table:table-cell>
          <table:table-cell office:value-type="string">
            <text:p><text:s/>indespensible </text:p>
          </table:table-cell>
          <table:table-cell/>
          <table:table-cell table:formula="of:=COUNTIF([.A1019:.A2332];[.A10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bung </text:p>
          </table:table-cell>
          <table:table-cell office:value-type="string">
            <text:p><text:s/>advertisiment </text:p>
          </table:table-cell>
          <table:table-cell/>
          <table:table-cell table:formula="of:=COUNTIF([.A1020:.A2333];[.A10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:agen </text:p>
          </table:table-cell>
          <table:table-cell office:value-type="string">
            <text:p><text:s/>contribution </text:p>
          </table:table-cell>
          <table:table-cell/>
          <table:table-cell table:formula="of:=COUNTIF([.A1021:.A2334];[.A10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stritten </text:p>
          </table:table-cell>
          <table:table-cell office:value-type="string">
            <text:p><text:s/>controversial </text:p>
          </table:table-cell>
          <table:table-cell/>
          <table:table-cell table:formula="of:=COUNTIF([.A1022:.A2335];[.A10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/>
          <table:table-cell table:formula="of:=COUNTIF([.A1023:.A2336];[.A10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/>
          <table:table-cell table:formula="of:=COUNTIF([.A1024:.A2337];[.A10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indern </text:p>
          </table:table-cell>
          <table:table-cell office:value-type="string">
            <text:p><text:s/>prevent </text:p>
          </table:table-cell>
          <table:table-cell/>
          <table:table-cell table:formula="of:=COUNTIF([.A1025:.A2338];[.A10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/>
          <table:table-cell table:formula="of:=COUNTIF([.A1026:.A2339];[.A10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/>
          <table:table-cell table:formula="of:=COUNTIF([.A1027:.A2340];[.A10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eiden </text:p>
          </table:table-cell>
          <table:table-cell office:value-type="string">
            <text:p><text:s/>avoid </text:p>
          </table:table-cell>
          <table:table-cell/>
          <table:table-cell table:formula="of:=COUNTIF([.A1028:.A2341];[.A10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/>
          <table:table-cell table:formula="of:=COUNTIF([.A1029:.A2342];[.A10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itt </text:p>
          </table:table-cell>
          <table:table-cell office:value-type="string">
            <text:p><text:s/>kicks </text:p>
          </table:table-cell>
          <table:table-cell/>
          <table:table-cell table:formula="of:=COUNTIF([.A1030:.A2343];[.A10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e </text:p>
          </table:table-cell>
          <table:table-cell office:value-type="string">
            <text:p><text:s/>share </text:p>
          </table:table-cell>
          <table:table-cell/>
          <table:table-cell table:formula="of:=COUNTIF([.A1031:.A2344];[.A10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:andigen </text:p>
          </table:table-cell>
          <table:table-cell office:value-type="string">
            <text:p><text:s/>responisble </text:p>
          </table:table-cell>
          <table:table-cell/>
          <table:table-cell table:formula="of:=COUNTIF([.A1032:.A2345];[.A10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/>
          <table:table-cell table:formula="of:=COUNTIF([.A1033:.A2346];[.A10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/>
          <table:table-cell table:formula="of:=COUNTIF([.A1034:.A2347];[.A10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che Strafen </text:p>
          </table:table-cell>
          <table:table-cell office:value-type="string">
            <text:p><text:s/>such fines </text:p>
          </table:table-cell>
          <table:table-cell/>
          <table:table-cell table:formula="of:=COUNTIF([.A1035:.A2348];[.A10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/>
          <table:table-cell table:formula="of:=COUNTIF([.A1036:.A2349];[.A10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gen </text:p>
          </table:table-cell>
          <table:table-cell office:value-type="string">
            <text:p><text:s/>move </text:p>
          </table:table-cell>
          <table:table-cell/>
          <table:table-cell table:formula="of:=COUNTIF([.A1037:.A2350];[.A10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/>
          <table:table-cell table:formula="of:=COUNTIF([.A1038:.A2351];[.A10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/>
          <table:table-cell table:formula="of:=COUNTIF([.A1039:.A2352];[.A10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orfen </text:p>
          </table:table-cell>
          <table:table-cell office:value-type="string">
            <text:p><text:s/>droped </text:p>
          </table:table-cell>
          <table:table-cell/>
          <table:table-cell table:formula="of:=COUNTIF([.A1040:.A2353];[.A10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text:s/></text:p>
          </table:table-cell>
          <table:table-cell office:value-type="string">
            <text:p><text:s/>apply </text:p>
          </table:table-cell>
          <table:table-cell/>
          <table:table-cell table:formula="of:=COUNTIF([.A1041:.A2354];[.A10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er </text:p>
          </table:table-cell>
          <table:table-cell office:value-type="string">
            <text:p><text:s/>painter </text:p>
          </table:table-cell>
          <table:table-cell/>
          <table:table-cell table:formula="of:=COUNTIF([.A1042:.A2355];[.A10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tzt haben Forscher festgestellt </text:p>
          </table:table-cell>
          <table:table-cell office:value-type="string">
            <text:p><text:s/>Now researchers have found</text:p>
          </table:table-cell>
          <table:table-cell/>
          <table:table-cell table:formula="of:=COUNTIF([.A1043:.A2356];[.A10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/>
          <table:table-cell table:formula="of:=COUNTIF([.A1044:.A2357];[.A10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/>
          <table:table-cell table:formula="of:=COUNTIF([.A1045:.A2358];[.A10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1046:.A2359];[.A10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/>
          <table:table-cell table:formula="of:=COUNTIF([.A1047:.A2360];[.A10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/>
          <table:table-cell table:formula="of:=COUNTIF([.A1048:.A2361];[.A10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Gehirn </text:p>
          </table:table-cell>
          <table:table-cell office:value-type="string">
            <text:p><text:s/>brain </text:p>
          </table:table-cell>
          <table:table-cell/>
          <table:table-cell table:formula="of:=COUNTIF([.A1049:.A2362];[.A10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Kinn </text:p>
          </table:table-cell>
          <table:table-cell office:value-type="string">
            <text:p><text:s/>the chin </text:p>
          </table:table-cell>
          <table:table-cell/>
          <table:table-cell table:formula="of:=COUNTIF([.A1050:.A2363];[.A10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Stirn </text:p>
          </table:table-cell>
          <table:table-cell office:value-type="string">
            <text:p><text:s/>forehead </text:p>
          </table:table-cell>
          <table:table-cell/>
          <table:table-cell table:formula="of:=COUNTIF([.A1051:.A2364];[.A10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estify </text:p>
          </table:table-cell>
          <table:table-cell office:value-type="string">
            <text:p><text:s/>aussagen </text:p>
          </table:table-cell>
          <table:table-cell/>
          <table:table-cell table:formula="of:=COUNTIF([.A1052:.A2365];[.A10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:aser</text:p>
          </table:table-cell>
          <table:table-cell/>
          <table:table-cell table:formula="of:=COUNTIF([.A1053:.A2366];[.A10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 </text:p>
          </table:table-cell>
          <table:table-cell/>
          <table:table-cell table:formula="of:=COUNTIF([.A1054:.A2367];[.A10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/>
          <table:table-cell table:formula="of:=COUNTIF([.A1055:.A2368];[.A10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/>
          <table:table-cell table:formula="of:=COUNTIF([.A1056:.A2369];[.A10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/>
          <table:table-cell table:formula="of:=COUNTIF([.A1057:.A2370];[.A10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mgebung </text:p>
          </table:table-cell>
          <table:table-cell office:value-type="string">
            <text:p><text:s/>near </text:p>
          </table:table-cell>
          <table:table-cell/>
          <table:table-cell table:formula="of:=COUNTIF([.A1058:.A2371];[.A10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/>
          <table:table-cell table:formula="of:=COUNTIF([.A1059:.A2372];[.A10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:unschen?</text:p>
          </table:table-cell>
          <table:table-cell/>
          <table:table-cell table:formula="of:=COUNTIF([.A1060:.A2373];[.A10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he wishes for more </text:p>
          </table:table-cell>
          <table:table-cell office:value-type="string">
            <text:p><text:s/>Sie w:unscht sich mehr</text:p>
          </table:table-cell>
          <table:table-cell/>
          <table:table-cell table:formula="of:=COUNTIF([.A1061:.A2374];[.A10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/>
          <table:table-cell table:formula="of:=COUNTIF([.A1062:.A2375];[.A10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alles, was ich brauche. Was soll ich mir noch w:unschen? </text:p>
          </table:table-cell>
          <table:table-cell office:value-type="string">
            <text:p><text:s/>I have everything i need. What else should i wish for?</text:p>
          </table:table-cell>
          <table:table-cell/>
          <table:table-cell table:formula="of:=COUNTIF([.A1063:.A2376];[.A10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/>
          <table:table-cell table:formula="of:=COUNTIF([.A1064:.A2377];[.A10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/>
          <table:table-cell table:formula="of:=COUNTIF([.A1065:.A2378];[.A10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deutig </text:p>
          </table:table-cell>
          <table:table-cell office:value-type="string">
            <text:p><text:s/>clear </text:p>
          </table:table-cell>
          <table:table-cell/>
          <table:table-cell table:formula="of:=COUNTIF([.A1066:.A2379];[.A10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/>
          <table:table-cell table:formula="of:=COUNTIF([.A1067:.A2380];[.A10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/>
          <table:table-cell table:formula="of:=COUNTIF([.A1068:.A2381];[.A10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/>
          <table:table-cell table:formula="of:=COUNTIF([.A1069:.A2382];[.A10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ustkorb </text:p>
          </table:table-cell>
          <table:table-cell office:value-type="string">
            <text:p><text:s/>chest </text:p>
          </table:table-cell>
          <table:table-cell/>
          <table:table-cell table:formula="of:=COUNTIF([.A1070:.A2383];[.A10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/>
          <table:table-cell table:formula="of:=COUNTIF([.A1071:.A2384];[.A10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:unn </text:p>
          </table:table-cell>
          <table:table-cell office:value-type="string">
            <text:p><text:s/>slim, thin</text:p>
          </table:table-cell>
          <table:table-cell/>
          <table:table-cell table:formula="of:=COUNTIF([.A1072:.A2385];[.A10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umen </text:p>
          </table:table-cell>
          <table:table-cell office:value-type="string">
            <text:p><text:s/>thumb</text:p>
          </table:table-cell>
          <table:table-cell/>
          <table:table-cell table:formula="of:=COUNTIF([.A1073:.A2386];[.A10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/>
          <table:table-cell table:formula="of:=COUNTIF([.A1074:.A2387];[.A10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ielt </text:p>
          </table:table-cell>
          <table:table-cell office:value-type="string">
            <text:p><text:s/>received </text:p>
          </table:table-cell>
          <table:table-cell/>
          <table:table-cell table:formula="of:=COUNTIF([.A1075:.A2388];[.A10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erse </text:p>
          </table:table-cell>
          <table:table-cell office:value-type="string">
            <text:p><text:s/>the knee</text:p>
          </table:table-cell>
          <table:table-cell/>
          <table:table-cell table:formula="of:=COUNTIF([.A1076:.A2389];[.A10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Zuberh:or </text:p>
          </table:table-cell>
          <table:table-cell office:value-type="string">
            <text:p><text:s/>the equipment</text:p>
          </table:table-cell>
          <table:table-cell/>
          <table:table-cell table:formula="of:=COUNTIF([.A1077:.A2390];[.A10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/>
          <table:table-cell table:formula="of:=COUNTIF([.A1078:.A2391];[.A10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ell </text:p>
          </table:table-cell>
          <table:table-cell office:value-type="string">
            <text:p><text:s/>coat </text:p>
          </table:table-cell>
          <table:table-cell/>
          <table:table-cell table:formula="of:=COUNTIF([.A1079:.A2392];[.A10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tragen </text:p>
          </table:table-cell>
          <table:table-cell office:value-type="string">
            <text:p><text:s/>to bear </text:p>
          </table:table-cell>
          <table:table-cell/>
          <table:table-cell table:formula="of:=COUNTIF([.A1080:.A2393];[.A10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/>
          <table:table-cell table:formula="of:=COUNTIF([.A1081:.A2394];[.A10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/>
          <table:table-cell table:formula="of:=COUNTIF([.A1082:.A2395];[.A10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andern </text:p>
          </table:table-cell>
          <table:table-cell office:value-type="string">
            <text:p><text:s/>hiking </text:p>
          </table:table-cell>
          <table:table-cell/>
          <table:table-cell table:formula="of:=COUNTIF([.A1083:.A2396];[.A10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/>
          <table:table-cell table:formula="of:=COUNTIF([.A1084:.A2397];[.A10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/>
          <table:table-cell table:formula="of:=COUNTIF([.A1085:.A2398];[.A10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r:ucken </text:p>
          </table:table-cell>
          <table:table-cell office:value-type="string">
            <text:p><text:s/>press </text:p>
          </table:table-cell>
          <table:table-cell/>
          <table:table-cell table:formula="of:=COUNTIF([.A1086:.A2399];[.A10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/>
          <table:table-cell table:formula="of:=COUNTIF([.A1087:.A2400];[.A10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Nachweis </text:p>
          </table:table-cell>
          <table:table-cell office:value-type="string">
            <text:p><text:s/>evidence</text:p>
          </table:table-cell>
          <table:table-cell/>
          <table:table-cell table:formula="of:=COUNTIF([.A1088:.A2401];[.A10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isst </text:p>
          </table:table-cell>
          <table:table-cell office:value-type="string">
            <text:p><text:s/>measures </text:p>
          </table:table-cell>
          <table:table-cell/>
          <table:table-cell table:formula="of:=COUNTIF([.A1089:.A2402];[.A10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stellen </text:p>
          </table:table-cell>
          <table:table-cell office:value-type="string">
            <text:p><text:s/>stop </text:p>
          </table:table-cell>
          <table:table-cell/>
          <table:table-cell table:formula="of:=COUNTIF([.A1090:.A2403];[.A10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/>
          <table:table-cell table:formula="of:=COUNTIF([.A1091:.A2404];[.A10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afe </text:p>
          </table:table-cell>
          <table:table-cell office:value-type="string">
            <text:p><text:s/>penalty </text:p>
          </table:table-cell>
          <table:table-cell/>
          <table:table-cell table:formula="of:=COUNTIF([.A1092:.A2405];[.A10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/>
          <table:table-cell table:formula="of:=COUNTIF([.A1093:.A2406];[.A10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/>
          <table:table-cell table:formula="of:=COUNTIF([.A1094:.A2407];[.A10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/>
          <table:table-cell table:formula="of:=COUNTIF([.A1095:.A2408];[.A10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/>
          <table:table-cell table:formula="of:=COUNTIF([.A1096:.A2409];[.A10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brechen </text:p>
          </table:table-cell>
          <table:table-cell office:value-type="string">
            <text:p><text:s/>crimes </text:p>
          </table:table-cell>
          <table:table-cell/>
          <table:table-cell table:formula="of:=COUNTIF([.A1097:.A2410];[.A10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/>
          <table:table-cell table:formula="of:=COUNTIF([.A1098:.A2411];[.A10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/>
          <table:table-cell table:formula="of:=COUNTIF([.A1099:.A2412];[.A10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/>
          <table:table-cell table:formula="of:=COUNTIF([.A1100:.A2413];[.A1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/>
          <table:table-cell table:formula="of:=COUNTIF([.A1101:.A2414];[.A1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wule </text:p>
          </table:table-cell>
          <table:table-cell office:value-type="string">
            <text:p><text:s/>gay </text:p>
          </table:table-cell>
          <table:table-cell/>
          <table:table-cell table:formula="of:=COUNTIF([.A1102:.A2415];[.A1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/>
          <table:table-cell table:formula="of:=COUNTIF([.A1103:.A2416];[.A1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/>
          <table:table-cell table:formula="of:=COUNTIF([.A1104:.A2417];[.A1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/>
          <table:table-cell table:formula="of:=COUNTIF([.A1105:.A2418];[.A1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/>
          <table:table-cell table:formula="of:=COUNTIF([.A1106:.A2419];[.A1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rossartig </text:p>
          </table:table-cell>
          <table:table-cell office:value-type="string">
            <text:p><text:s/>great </text:p>
          </table:table-cell>
          <table:table-cell/>
          <table:table-cell table:formula="of:=COUNTIF([.A1107:.A2420];[.A1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/>
          <table:table-cell table:formula="of:=COUNTIF([.A1108:.A2421];[.A1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1109:.A2422];[.A1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/>
          <table:table-cell table:formula="of:=COUNTIF([.A1110:.A2423];[.A1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uren </text:p>
          </table:table-cell>
          <table:table-cell office:value-type="string">
            <text:p><text:s/>traces </text:p>
          </table:table-cell>
          <table:table-cell/>
          <table:table-cell table:formula="of:=COUNTIF([.A1111:.A2424];[.A1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ombe war in einem Eimer versteckt </text:p>
          </table:table-cell>
          <table:table-cell office:value-type="string">
            <text:p><text:s/>the bomb was hidden in a bucket </text:p>
          </table:table-cell>
          <table:table-cell/>
          <table:table-cell table:formula="of:=COUNTIF([.A1112:.A2425];[.A1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affte </text:p>
          </table:table-cell>
          <table:table-cell office:value-type="string">
            <text:p><text:s/>managed </text:p>
          </table:table-cell>
          <table:table-cell/>
          <table:table-cell table:formula="of:=COUNTIF([.A1113:.A2426];[.A1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/>
          <table:table-cell table:formula="of:=COUNTIF([.A1114:.A2427];[.A1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/>
          <table:table-cell table:formula="of:=COUNTIF([.A1115:.A2428];[.A1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/>
          <table:table-cell table:formula="of:=COUNTIF([.A1116:.A2429];[.A1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trag </text:p>
          </table:table-cell>
          <table:table-cell office:value-type="string">
            <text:p><text:s/>contract </text:p>
          </table:table-cell>
          <table:table-cell/>
          <table:table-cell table:formula="of:=COUNTIF([.A1117:.A2430];[.A1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richten </text:p>
          </table:table-cell>
          <table:table-cell office:value-type="string">
            <text:p><text:s/>furnish</text:p>
          </table:table-cell>
          <table:table-cell/>
          <table:table-cell table:formula="of:=COUNTIF([.A1118:.A2431];[.A1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/>
          <table:table-cell table:formula="of:=COUNTIF([.A1119:.A2432];[.A1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/>
          <table:table-cell table:formula="of:=COUNTIF([.A1120:.A2433];[.A1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/>
          <table:table-cell table:formula="of:=COUNTIF([.A1121:.A2434];[.A1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/>
          <table:table-cell table:formula="of:=COUNTIF([.A1122:.A2435];[.A11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wegen </text:p>
          </table:table-cell>
          <table:table-cell office:value-type="string">
            <text:p><text:s/>move </text:p>
          </table:table-cell>
          <table:table-cell/>
          <table:table-cell table:formula="of:=COUNTIF([.A1123:.A2436];[.A1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achten </text:p>
          </table:table-cell>
          <table:table-cell office:value-type="string">
            <text:p><text:s/>consider </text:p>
          </table:table-cell>
          <table:table-cell/>
          <table:table-cell table:formula="of:=COUNTIF([.A1124:.A2437];[.A1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itzen </text:p>
          </table:table-cell>
          <table:table-cell office:value-type="string">
            <text:p><text:s/>own </text:p>
          </table:table-cell>
          <table:table-cell/>
          <table:table-cell table:formula="of:=COUNTIF([.A1125:.A2438];[.A1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/>
          <table:table-cell table:formula="of:=COUNTIF([.A1126:.A2439];[.A1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/>
          <table:table-cell table:formula="of:=COUNTIF([.A1127:.A2440];[.A1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eifen </text:p>
          </table:table-cell>
          <table:table-cell office:value-type="string">
            <text:p><text:s/>strips</text:p>
          </table:table-cell>
          <table:table-cell/>
          <table:table-cell table:formula="of:=COUNTIF([.A1128:.A2441];[.A1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L:owe </text:p>
          </table:table-cell>
          <table:table-cell office:value-type="string">
            <text:p><text:s/>lion </text:p>
          </table:table-cell>
          <table:table-cell/>
          <table:table-cell table:formula="of:=COUNTIF([.A1129:.A2442];[.A1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/>
          <table:table-cell table:formula="of:=COUNTIF([.A1130:.A2443];[.A1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/>
          <table:table-cell table:formula="of:=COUNTIF([.A1131:.A2444];[.A1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/>
          <table:table-cell table:formula="of:=COUNTIF([.A1132:.A2445];[.A1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/>
          <table:table-cell table:formula="of:=COUNTIF([.A1133:.A2446];[.A1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/>
          <table:table-cell table:formula="of:=COUNTIF([.A1134:.A2447];[.A1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rotzen </text:p>
          </table:table-cell>
          <table:table-cell office:value-type="string">
            <text:p><text:s/>defy </text:p>
          </table:table-cell>
          <table:table-cell/>
          <table:table-cell table:formula="of:=COUNTIF([.A1135:.A2448];[.A1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geben </text:p>
          </table:table-cell>
          <table:table-cell office:value-type="string">
            <text:p><text:s/>give up </text:p>
          </table:table-cell>
          <table:table-cell/>
          <table:table-cell table:formula="of:=COUNTIF([.A1136:.A2449];[.A1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ichtag </text:p>
          </table:table-cell>
          <table:table-cell office:value-type="string">
            <text:p><text:s/>deadline </text:p>
          </table:table-cell>
          <table:table-cell/>
          <table:table-cell table:formula="of:=COUNTIF([.A1137:.A2450];[.A1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/>
          <table:table-cell table:formula="of:=COUNTIF([.A1138:.A2451];[.A1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klagt </text:p>
          </table:table-cell>
          <table:table-cell office:value-type="string">
            <text:p><text:s/>complains </text:p>
          </table:table-cell>
          <table:table-cell/>
          <table:table-cell table:formula="of:=COUNTIF([.A1139:.A2452];[.A1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/>
          <table:table-cell table:formula="of:=COUNTIF([.A1140:.A2453];[.A1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/>
          <table:table-cell table:formula="of:=COUNTIF([.A1141:.A2454];[.A1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ohen </text:p>
          </table:table-cell>
          <table:table-cell office:value-type="string">
            <text:p><text:s/>increase </text:p>
          </table:table-cell>
          <table:table-cell/>
          <table:table-cell table:formula="of:=COUNTIF([.A1142:.A2455];[.A1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/>
          <table:table-cell table:formula="of:=COUNTIF([.A1143:.A2456];[.A1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/>
          <table:table-cell table:formula="of:=COUNTIF([.A1144:.A2457];[.A1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/>
          <table:table-cell table:formula="of:=COUNTIF([.A1145:.A2458];[.A1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ordern </text:p>
          </table:table-cell>
          <table:table-cell office:value-type="string">
            <text:p><text:s/>support </text:p>
          </table:table-cell>
          <table:table-cell/>
          <table:table-cell table:formula="of:=COUNTIF([.A1146:.A2459];[.A1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/>
          <table:table-cell table:formula="of:=COUNTIF([.A1147:.A2460];[.A1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/>
          <table:table-cell table:formula="of:=COUNTIF([.A1148:.A2461];[.A1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/>
          <table:table-cell table:formula="of:=COUNTIF([.A1149:.A2462];[.A1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/>
          <table:table-cell table:formula="of:=COUNTIF([.A1150:.A2463];[.A1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/>
          <table:table-cell table:formula="of:=COUNTIF([.A1151:.A2464];[.A1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/>
          <table:table-cell table:formula="of:=COUNTIF([.A1152:.A2465];[.A1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/>
          <table:table-cell table:formula="of:=COUNTIF([.A1153:.A2466];[.A1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das Atom-Abkommen </text:p>
          </table:table-cell>
          <table:table-cell office:value-type="string">
            <text:p><text:s/>the nuclear aggreement </text:p>
          </table:table-cell>
          <table:table-cell/>
          <table:table-cell table:formula="of:=COUNTIF([.A1154:.A2467];[.A1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/>
          <table:table-cell table:formula="of:=COUNTIF([.A1155:.A2468];[.A1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/>
          <table:table-cell table:formula="of:=COUNTIF([.A1156:.A2469];[.A1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trag </text:p>
          </table:table-cell>
          <table:table-cell office:value-type="string">
            <text:p><text:s/>contract </text:p>
          </table:table-cell>
          <table:table-cell/>
          <table:table-cell table:formula="of:=COUNTIF([.A1157:.A2470];[.A1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/>
          <table:table-cell table:formula="of:=COUNTIF([.A1158:.A2471];[.A1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/>
          <table:table-cell table:formula="of:=COUNTIF([.A1159:.A2472];[.A1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 </text:p>
          </table:table-cell>
          <table:table-cell/>
          <table:table-cell table:formula="of:=COUNTIF([.A1160:.A2473];[.A1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tein </text:p>
          </table:table-cell>
          <table:table-cell office:value-type="string">
            <text:p><text:s/>rock </text:p>
          </table:table-cell>
          <table:table-cell/>
          <table:table-cell table:formula="of:=COUNTIF([.A1161:.A2474];[.A1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/>
          <table:table-cell table:formula="of:=COUNTIF([.A1162:.A2475];[.A1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/>
          <table:table-cell table:formula="of:=COUNTIF([.A1163:.A2476];[.A1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64:.A2477];[.A1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/>
          <table:table-cell table:formula="of:=COUNTIF([.A1165:.A2478];[.A1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/>
          <table:table-cell table:formula="of:=COUNTIF([.A1166:.A2479];[.A1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chehen </text:p>
          </table:table-cell>
          <table:table-cell office:value-type="string">
            <text:p><text:s/>happened</text:p>
          </table:table-cell>
          <table:table-cell/>
          <table:table-cell table:formula="of:=COUNTIF([.A1167:.A2480];[.A1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/>
          <table:table-cell table:formula="of:=COUNTIF([.A1168:.A2481];[.A1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/>
          <table:table-cell table:formula="of:=COUNTIF([.A1169:.A2482];[.A1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/>
          <table:table-cell table:formula="of:=COUNTIF([.A1170:.A2483];[.A1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/>
          <table:table-cell table:formula="of:=COUNTIF([.A1171:.A2484];[.A1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/>
          <table:table-cell table:formula="of:=COUNTIF([.A1172:.A2485];[.A1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/>
          <table:table-cell table:formula="of:=COUNTIF([.A1173:.A2486];[.A1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von </text:p>
          </table:table-cell>
          <table:table-cell office:value-type="string">
            <text:p><text:s/>from </text:p>
          </table:table-cell>
          <table:table-cell/>
          <table:table-cell table:formula="of:=COUNTIF([.A1174:.A2487];[.A1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ran </text:p>
          </table:table-cell>
          <table:table-cell office:value-type="string">
            <text:p><text:s/>about it</text:p>
          </table:table-cell>
          <table:table-cell/>
          <table:table-cell table:formula="of:=COUNTIF([.A1175:.A2488];[.A1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fallen </text:p>
          </table:table-cell>
          <table:table-cell office:value-type="string">
            <text:p><text:s/>cancelled </text:p>
          </table:table-cell>
          <table:table-cell/>
          <table:table-cell table:formula="of:=COUNTIF([.A1176:.A2489];[.A1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schädigung </text:p>
          </table:table-cell>
          <table:table-cell office:value-type="string">
            <text:p><text:s/>compensation </text:p>
          </table:table-cell>
          <table:table-cell/>
          <table:table-cell table:formula="of:=COUNTIF([.A1177:.A2490];[.A1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/>
          <table:table-cell table:formula="of:=COUNTIF([.A1178:.A2491];[.A1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ordert </text:p>
          </table:table-cell>
          <table:table-cell office:value-type="string">
            <text:p><text:s/>required </text:p>
          </table:table-cell>
          <table:table-cell/>
          <table:table-cell table:formula="of:=COUNTIF([.A1179:.A2492];[.A1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ossen</text:p>
          </table:table-cell>
          <table:table-cell office:value-type="string">
            <text:p><text:s/>decided </text:p>
          </table:table-cell>
          <table:table-cell/>
          <table:table-cell table:formula="of:=COUNTIF([.A1180:.A2493];[.A1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/>
          <table:table-cell table:formula="of:=COUNTIF([.A1181:.A2494];[.A1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/>
          <table:table-cell table:formula="of:=COUNTIF([.A1182:.A2495];[.A1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 ihren dispute</text:p>
          </table:table-cell>
          <table:table-cell/>
          <table:table-cell table:formula="of:=COUNTIF([.A1183:.A2496];[.A1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/>
          <table:table-cell table:formula="of:=COUNTIF([.A1184:.A2497];[.A1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usten gebiet </text:p>
          </table:table-cell>
          <table:table-cell office:value-type="string">
            <text:p><text:s/>coastal area</text:p>
          </table:table-cell>
          <table:table-cell/>
          <table:table-cell table:formula="of:=COUNTIF([.A1185:.A2498];[.A1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/>
          <table:table-cell table:formula="of:=COUNTIF([.A1186:.A2499];[.A1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ürfe </text:p>
          </table:table-cell>
          <table:table-cell office:value-type="string">
            <text:p><text:s/>accusations </text:p>
          </table:table-cell>
          <table:table-cell/>
          <table:table-cell table:formula="of:=COUNTIF([.A1187:.A2500];[.A1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lassen </text:p>
          </table:table-cell>
          <table:table-cell office:value-type="string">
            <text:p><text:s/>dismiss </text:p>
          </table:table-cell>
          <table:table-cell/>
          <table:table-cell table:formula="of:=COUNTIF([.A1188:.A2501];[.A1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/>
          <table:table-cell table:formula="of:=COUNTIF([.A1189:.A2502];[.A1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e </text:p>
          </table:table-cell>
          <table:table-cell office:value-type="string">
            <text:p><text:s/>investigate </text:p>
          </table:table-cell>
          <table:table-cell/>
          <table:table-cell table:formula="of:=COUNTIF([.A1190:.A2503];[.A1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/>
          <table:table-cell table:formula="of:=COUNTIF([.A1191:.A2504];[.A1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finden </text:p>
          </table:table-cell>
          <table:table-cell office:value-type="string">
            <text:p><text:s/>find out </text:p>
          </table:table-cell>
          <table:table-cell/>
          <table:table-cell table:formula="of:=COUNTIF([.A1192:.A2505];[.A1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achen </text:p>
          </table:table-cell>
          <table:table-cell office:value-type="string">
            <text:p><text:s/>monitor </text:p>
          </table:table-cell>
          <table:table-cell/>
          <table:table-cell table:formula="of:=COUNTIF([.A1193:.A2506];[.A1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rede </text:p>
          </table:table-cell>
          <table:table-cell office:value-type="string">
            <text:p><text:s/>title , salutation </text:p>
          </table:table-cell>
          <table:table-cell/>
          <table:table-cell table:formula="of:=COUNTIF([.A1194:.A2507];[.A1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atigung </text:p>
          </table:table-cell>
          <table:table-cell office:value-type="string">
            <text:p><text:s/>confirmation </text:p>
          </table:table-cell>
          <table:table-cell/>
          <table:table-cell table:formula="of:=COUNTIF([.A1195:.A2508];[.A1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eele </text:p>
          </table:table-cell>
          <table:table-cell office:value-type="string">
            <text:p><text:s/>the soul </text:p>
          </table:table-cell>
          <table:table-cell/>
          <table:table-cell table:formula="of:=COUNTIF([.A1196:.A2509];[.A1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inn </text:p>
          </table:table-cell>
          <table:table-cell office:value-type="string">
            <text:p><text:s/>sense </text:p>
          </table:table-cell>
          <table:table-cell/>
          <table:table-cell table:formula="of:=COUNTIF([.A1197:.A2510];[.A1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danke </text:p>
          </table:table-cell>
          <table:table-cell office:value-type="string">
            <text:p><text:s/>idea </text:p>
          </table:table-cell>
          <table:table-cell/>
          <table:table-cell table:formula="of:=COUNTIF([.A1198:.A2511];[.A1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irituality </text:p>
          </table:table-cell>
          <table:table-cell office:value-type="string">
            <text:p><text:s/>Spiritualität </text:p>
          </table:table-cell>
          <table:table-cell/>
          <table:table-cell table:formula="of:=COUNTIF([.A1199:.A2512];[.A1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would resolve it privately </text:p>
          </table:table-cell>
          <table:table-cell office:value-type="string">
            <text:p><text:s/>Ich w:urde es privat l:osen</text:p>
          </table:table-cell>
          <table:table-cell/>
          <table:table-cell table:formula="of:=COUNTIF([.A1200:.A2513];[.A1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/>
          <table:table-cell table:formula="of:=COUNTIF([.A1201:.A2514];[.A1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/>
          <table:table-cell table:formula="of:=COUNTIF([.A1202:.A2515];[.A1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/>
          <table:table-cell table:formula="of:=COUNTIF([.A1203:.A2516];[.A1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/>
          <table:table-cell table:formula="of:=COUNTIF([.A1204:.A2517];[.A1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/>
          <table:table-cell table:formula="of:=COUNTIF([.A1205:.A2518];[.A1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/>
          <table:table-cell table:formula="of:=COUNTIF([.A1206:.A2519];[.A1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sal </text:p>
          </table:table-cell>
          <table:table-cell office:value-type="string">
            <text:p><text:s/>fate </text:p>
          </table:table-cell>
          <table:table-cell/>
          <table:table-cell table:formula="of:=COUNTIF([.A1207:.A2520];[.A1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 </text:p>
          </table:table-cell>
          <table:table-cell office:value-type="string">
            <text:p><text:s/>ghost </text:p>
          </table:table-cell>
          <table:table-cell/>
          <table:table-cell table:formula="of:=COUNTIF([.A1208:.A2521];[.A1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ahrheit </text:p>
          </table:table-cell>
          <table:table-cell office:value-type="string">
            <text:p><text:s/>the truth </text:p>
          </table:table-cell>
          <table:table-cell/>
          <table:table-cell table:formula="of:=COUNTIF([.A1209:.A2522];[.A1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leichgewicht </text:p>
          </table:table-cell>
          <table:table-cell office:value-type="string">
            <text:p><text:s/>balance </text:p>
          </table:table-cell>
          <table:table-cell/>
          <table:table-cell table:formula="of:=COUNTIF([.A1210:.A2523];[.A1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/>
          <table:table-cell table:formula="of:=COUNTIF([.A1211:.A2524];[.A1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/>
          <table:table-cell table:formula="of:=COUNTIF([.A1212:.A2525];[.A1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 </text:p>
          </table:table-cell>
          <table:table-cell office:value-type="string">
            <text:p><text:s/>spare </text:p>
          </table:table-cell>
          <table:table-cell/>
          <table:table-cell table:formula="of:=COUNTIF([.A1213:.A2526];[.A1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amte </text:p>
          </table:table-cell>
          <table:table-cell office:value-type="string">
            <text:p><text:s/>entire </text:p>
          </table:table-cell>
          <table:table-cell/>
          <table:table-cell table:formula="of:=COUNTIF([.A1214:.A2527];[.A1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/>
          <table:table-cell table:formula="of:=COUNTIF([.A1215:.A2528];[.A1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/>
          <table:table-cell table:formula="of:=COUNTIF([.A1216:.A2529];[.A1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usstlos </text:p>
          </table:table-cell>
          <table:table-cell office:value-type="string">
            <text:p><text:s/>unconsious </text:p>
          </table:table-cell>
          <table:table-cell/>
          <table:table-cell table:formula="of:=COUNTIF([.A1217:.A2530];[.A1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 </text:p>
          </table:table-cell>
          <table:table-cell office:value-type="string">
            <text:p><text:s/>accused </text:p>
          </table:table-cell>
          <table:table-cell/>
          <table:table-cell table:formula="of:=COUNTIF([.A1218:.A2531];[.A1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e </text:p>
          </table:table-cell>
          <table:table-cell office:value-type="string">
            <text:p><text:s/>defandant </text:p>
          </table:table-cell>
          <table:table-cell/>
          <table:table-cell table:formula="of:=COUNTIF([.A1219:.A2532];[.A1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bdachloser </text:p>
          </table:table-cell>
          <table:table-cell office:value-type="string">
            <text:p><text:s/>homeless </text:p>
          </table:table-cell>
          <table:table-cell/>
          <table:table-cell table:formula="of:=COUNTIF([.A1220:.A2533];[.A1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ungen </text:p>
          </table:table-cell>
          <table:table-cell office:value-type="string">
            <text:p><text:s/>experience </text:p>
          </table:table-cell>
          <table:table-cell/>
          <table:table-cell table:formula="of:=COUNTIF([.A1221:.A2534];[.A1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/>
          <table:table-cell table:formula="of:=COUNTIF([.A1222:.A2535];[.A1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lten </text:p>
          </table:table-cell>
          <table:table-cell office:value-type="string">
            <text:p><text:s/>behavior</text:p>
          </table:table-cell>
          <table:table-cell/>
          <table:table-cell table:formula="of:=COUNTIF([.A1223:.A2536];[.A1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/>
          <table:table-cell table:formula="of:=COUNTIF([.A1224:.A2537];[.A1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/>
          <table:table-cell table:formula="of:=COUNTIF([.A1225:.A2538];[.A1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/>
          <table:table-cell table:formula="of:=COUNTIF([.A1226:.A2539];[.A1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/>
          <table:table-cell table:formula="of:=COUNTIF([.A1227:.A2540];[.A1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ben </text:p>
          </table:table-cell>
          <table:table-cell office:value-type="string">
            <text:p><text:s/>experience </text:p>
          </table:table-cell>
          <table:table-cell/>
          <table:table-cell table:formula="of:=COUNTIF([.A1228:.A2541];[.A1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/>
          <table:table-cell table:formula="of:=COUNTIF([.A1229:.A2542];[.A1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/>
          <table:table-cell table:formula="of:=COUNTIF([.A1230:.A2543];[.A1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oren </text:p>
          </table:table-cell>
          <table:table-cell office:value-type="string">
            <text:p><text:s/>belong</text:p>
          </table:table-cell>
          <table:table-cell/>
          <table:table-cell table:formula="of:=COUNTIF([.A1231:.A2544];[.A1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/>
          <table:table-cell table:formula="of:=COUNTIF([.A1232:.A2545];[.A1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/>
          <table:table-cell table:formula="of:=COUNTIF([.A1233:.A2546];[.A1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/>
          <table:table-cell table:formula="of:=COUNTIF([.A1234:.A2547];[.A1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smal </text:p>
          </table:table-cell>
          <table:table-cell office:value-type="string">
            <text:p><text:s/>this time </text:p>
          </table:table-cell>
          <table:table-cell/>
          <table:table-cell table:formula="of:=COUNTIF([.A1235:.A2548];[.A1235])" office:value-type="float" office:value="1">
            <text:p>1</text:p>
          </table:table-cell>
          <table:table-cell table:number-columns-repeated="1020"/>
        </table:table-row>
        <table:table-row table:style-name="ro1" table:number-rows-repeated="104734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2" table:style-name="ta2" table:print="false">
        <table:table-column table:style-name="co7" table:default-cell-style-name="ce21"/>
        <table:table-column table:style-name="co8" table:visibility="collapse" table:default-cell-style-name="ce67"/>
        <table:table-column table:style-name="co9" table:default-cell-style-name="Excel_20_Built-in_20_Normal"/>
        <table:table-column table:style-name="co10" table:number-columns-repeated="253" table:default-cell-style-name="Excel_20_Built-in_20_Normal"/>
        <table:table-column table:style-name="co6" table:number-columns-repeated="768" table:default-cell-style-name="Default"/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 table:number-columns-repeated="1022"/>
        </table:table-row>
        <table:table-row table:style-name="ro1">
          <table:table-cell table:style-name="ce25" office:value-type="string">
            <text:p>dabei </text:p>
          </table:table-cell>
          <table:table-cell office:value-type="string">
            <text:p><text:s/>simultanesouly, there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laubt </text:p>
          </table:table-cell>
          <table:table-cell office:value-type="string">
            <text:p><text:s/>believes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bernimmt</text:p>
          </table:table-cell>
          <table:table-cell office:value-type="string">
            <text:p>takes over/αποδέχετα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 ersetzt dich </text:p>
          </table:table-cell>
          <table:table-cell office:value-type="string">
            <text:p><text:s/>he replaces you / σε αντικαθιστά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Ermittler </text:p>
          </table:table-cell>
          <table:table-cell office:value-type="string">
            <text:p><text:s/>Inverstigator / ερευνητή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Retter <text:s/></text:p>
          </table:table-cell>
          <table:table-cell office:value-type="string">
            <text:p><text:s/>rescues/ σωτήρα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We drove to Austria</text:p>
          </table:table-cell>
          <table:table-cell office:value-type="string">
            <text:p><text:s/>Wir fuhren nach Osterreich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vor </text:p>
          </table:table-cell>
          <table:table-cell office:value-type="string">
            <text:p><text:s/>Earlier / προτού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übrigen </text:p>
          </table:table-cell>
          <table:table-cell office:value-type="string">
            <text:p><text:s/>other /άλλ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sätzliche </text:p>
          </table:table-cell>
          <table:table-cell office:value-type="string">
            <text:p><text:s/>Additional <text:s/>/ επιπρόσθετ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nother </text:p>
          </table:table-cell>
          <table:table-cell office:value-type="string">
            <text:p><text:s/>Weiterer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eichen </text:p>
          </table:table-cell>
          <table:table-cell office:value-type="string">
            <text:p><text:s/>character/σημάδι, ένδειξη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ufgeregt </text:p>
          </table:table-cell>
          <table:table-cell office:value-type="string">
            <text:p><text:s/>Excited / ενθουσιασμέν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0" office:value-type="string">
            <text:p>benehmen </text:p>
          </table:table-cell>
          <table:table-cell office:value-type="string">
            <text:p><text:s/>to behave / συμπεριφέρομαι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1" office:value-type="string">
            <text:p>hat.. verbreitet </text:p>
          </table:table-cell>
          <table:table-cell office:value-type="string">
            <text:p><text:s/>has broadcasted/ έχει εξαπλωθεί, διαδωθεί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Die Fläche </text:p>
          </table:table-cell>
          <table:table-cell office:value-type="string">
            <text:p><text:s/>the area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r Bezirk </text:p>
          </table:table-cell>
          <table:table-cell office:value-type="string">
            <text:p><text:s/>the district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2"/>
          <table:table-cell table:style-name="ce68"/>
          <table:table-cell table:style-name="ce90" table:number-columns-repeated="1022"/>
        </table:table-row>
        <table:table-row table:style-name="ro1">
          <table:table-cell table:style-name="ce33" office:value-type="string">
            <text:p>Das Grundstuck </text:p>
          </table:table-cell>
          <table:table-cell office:value-type="string">
            <text:p><text:s/>the property , the plot /το οικόπεδ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I stood there </text:p>
          </table:table-cell>
          <table:table-cell office:value-type="string">
            <text:p><text:s/>ich stand d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table:number-columns-repeated="1022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verhindert hat <text:s/></text:p>
          </table:table-cell>
          <table:table-cell office:value-type="string">
            <text:p><text:s/>prevented it <text:s/>/εμπόδισε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Krawalle </text:p>
          </table:table-cell>
          <table:table-cell office:value-type="string">
            <text:p><text:s/>riot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eklaut </text:p>
          </table:table-cell>
          <table:table-cell office:value-type="string">
            <text:p><text:s/>Stolen / κλεμμένο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vorbereitet </text:p>
          </table:table-cell>
          <table:table-cell office:value-type="string">
            <text:p><text:s/>Prepared / προετοιμασμένο</text:p>
          </table:table-cell>
          <table:table-cell table:number-columns-repeated="1022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 table:number-columns-repeated="1022"/>
        </table:table-row>
        <table:table-row table:style-name="ro1">
          <table:table-cell table:style-name="ce37" office:value-type="string">
            <text:p><text:s/>verhandelt </text:p>
          </table:table-cell>
          <table:table-cell office:value-type="string">
            <text:p><text:s/>negotiated/ διαπραγματεύτηκε</text:p>
          </table:table-cell>
          <table:table-cell table:number-columns-repeated="1022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 table:number-columns-repeated="1022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/>angezündet </text:p>
          </table:table-cell>
          <table:table-cell office:value-type="string">
            <text:p><text:s/>set on fire / ανναμένο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trocken </text:p>
          </table:table-cell>
          <table:table-cell office:value-type="string">
            <text:p><text:s/>Dry / στεγνός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 table:number-columns-repeated="1022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 table:number-columns-repeated="1022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 table:number-columns-repeated="1022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 table:number-columns-repeated="1022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 table:number-columns-repeated="1022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 table:number-columns-repeated="1022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Blitz </text:p>
          </table:table-cell>
          <table:table-cell office:value-type="string">
            <text:p><text:s/>Lighting / αστραπή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onner </text:p>
          </table:table-cell>
          <table:table-cell office:value-type="string">
            <text:p><text:s/>Thunder / κευρανός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as Gewitter </text:p>
          </table:table-cell>
          <table:table-cell office:value-type="string">
            <text:p><text:s/>thunderstorm/ καταιγίδ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er Regenbogen </text:p>
          </table:table-cell>
          <table:table-cell office:value-type="string">
            <text:p><text:s/>rainbow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ließ nach</text:p>
          </table:table-cell>
          <table:table-cell office:value-type="string">
            <text:p><text:s/>died down / υποχώρησαν</text:p>
          </table:table-cell>
          <table:table-cell table:number-columns-repeated="1022"/>
        </table:table-row>
        <table:table-row table:style-name="ro1">
          <table:table-cell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lor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hren </text:p>
          </table:table-cell>
          <table:table-cell office:value-type="string">
            <text:p><text:s/>drove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I had to go to the restroom </text:p>
          </table:table-cell>
          <table:table-cell office:value-type="string">
            <text:p><text:s/>Ich musste zur Toilette gehen</text:p>
          </table:table-cell>
          <table:table-cell table:number-columns-repeated="1022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ie Haut </text:p>
          </table:table-cell>
          <table:table-cell office:value-type="string">
            <text:p><text:s/>the skin / το δέρμ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as Ohr </text:p>
          </table:table-cell>
          <table:table-cell office:value-type="string">
            <text:p><text:s/>the ear/ το αυτί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ruckt </text:p>
          </table:table-cell>
          <table:table-cell office:value-type="string">
            <text:p><text:s/>Shakes / κουνάει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äscht </text:p>
          </table:table-cell>
          <table:table-cell office:value-type="string">
            <text:p><text:s/>cleans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icht </text:p>
          </table:table-cell>
          <table:table-cell office:value-type="string">
            <text:p><text:s/>Report / αναφορά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eich 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Gebiet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leich - Stellung </text:p>
          </table:table-cell>
          <table:table-cell office:value-type="string">
            <text:p><text:s/>Equality / ισότητ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zuständi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Pflichten </text:p>
          </table:table-cell>
          <table:table-cell office:value-type="string">
            <text:p><text:s/>obligations/ υποχρεώσεις</text:p>
          </table:table-cell>
          <table:table-cell table:number-columns-repeated="1022"/>
        </table:table-row>
        <table:table-row table:style-name="ro1">
          <table:table-cell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 table:number-columns-repeated="1022"/>
        </table:table-row>
        <table:table-row table:style-name="ro1">
          <table:table-cell table:style-name="ce40" office:value-type="string">
            <text:p><text:s/>Schienen </text:p>
          </table:table-cell>
          <table:table-cell office:value-type="string">
            <text:p><text:s/>rails /ράγ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 table:number-columns-repeated="1022"/>
        </table:table-row>
        <table:table-row table:style-name="ro1">
          <table:table-cell table:style-name="ce41"/>
          <table:table-cell table:style-name="ce69"/>
          <table:table-cell table:style-name="ce24" table:number-columns-repeated="1022"/>
        </table:table-row>
        <table:table-row table:style-name="ro1">
          <table:table-cell table:style-name="ce27" office:value-type="string">
            <text:p><text:s text:c="2"/>wachen auf </text:p>
          </table:table-cell>
          <table:table-cell office:value-type="string">
            <text:p><text:s/>wake up/ ξυπνήστε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 text:c="2"/>Wege </text:p>
          </table:table-cell>
          <table:table-cell office:value-type="string">
            <text:p><text:s/>way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völlig </text:p>
          </table:table-cell>
          <table:table-cell office:value-type="string">
            <text:p><text:s/>completely/ τελείω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njenigen </text:p>
          </table:table-cell>
          <table:table-cell office:value-type="string">
            <text:p><text:s/>Those / εκείνοι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ingewöhnung </text:p>
          </table:table-cell>
          <table:table-cell office:value-type="string">
            <text:p><text:s/>familiation/ εγκλιματισμ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ugang </text:p>
          </table:table-cell>
          <table:table-cell office:value-type="string">
            <text:p><text:s/>access/ πρόσβαση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 table:number-columns-repeated="1022"/>
        </table:table-row>
        <table:table-row table:style-name="ro1">
          <table:table-cell table:style-name="ce42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ziehungs </text:p>
          </table:table-cell>
          <table:table-cell office:value-type="string">
            <text:p><text:s/>educational/ εκπαιδευ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gründet </text:p>
          </table:table-cell>
          <table:table-cell office:value-type="string">
            <text:p>justifi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Boden </text:p>
          </table:table-cell>
          <table:table-cell office:value-type="string">
            <text:p><text:s/>the ground , the floor</text:p>
          </table:table-cell>
          <table:table-cell table:number-columns-repeated="1022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echt </text:p>
          </table:table-cell>
          <table:table-cell office:value-type="string">
            <text:p><text:s/>real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Schere </text:p>
          </table:table-cell>
          <table:table-cell office:value-type="string">
            <text:p><text:s/>Scissors / ψαλίδ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as Zubehör </text:p>
          </table:table-cell>
          <table:table-cell office:value-type="string">
            <text:p><text:s/>the equipment / εξαρτήματα</text:p>
          </table:table-cell>
          <table:table-cell table:number-columns-repeated="1022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Die Vorwahl </text:p>
          </table:table-cell>
          <table:table-cell office:value-type="string">
            <text:p><text:s/>area code, prefix/ κωδικός περιοχής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notwendin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tzig </text:p>
          </table:table-cell>
          <table:table-cell office:value-type="string">
            <text:p><text:s/>funny/ αστείο, πνευματώδες</text:p>
          </table:table-cell>
          <table:table-cell table:number-columns-repeated="1022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Not </text:p>
          </table:table-cell>
          <table:table-cell office:value-type="string">
            <text:p><text:s/>need <text:s/>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er Gedanke </text:p>
          </table:table-cell>
          <table:table-cell office:value-type="string">
            <text:p><text:s/>the idea / η ιδέα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nheimlich </text:p>
          </table:table-cell>
          <table:table-cell office:value-type="string">
            <text:p><text:s/>extremely, scary/ τρομαχ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arling </text:p>
          </table:table-cell>
          <table:table-cell office:value-type="string">
            <text:p><text:s/>Liebling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schmal </text:p>
          </table:table-cell>
          <table:table-cell office:value-type="string">
            <text:p><text:s/>narrow /στενό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Ergebnis </text:p>
          </table:table-cell>
          <table:table-cell office:value-type="string">
            <text:p><text:s/>the resul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 table:number-columns-repeated="1022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Anzeige-Tafeln </text:p>
          </table:table-cell>
          <table:table-cell office:value-type="string">
            <text:p><text:s/>display panels / πίνακεσ οθόνη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ürger-Steige </text:p>
          </table:table-cell>
          <table:table-cell office:value-type="string">
            <text:p><text:s/>citizen platforms / πεζοδρόμια</text:p>
          </table:table-cell>
          <table:table-cell table:number-columns-repeated="1022"/>
        </table:table-row>
        <table:table-row table:style-name="ro1">
          <table:table-cell table:style-name="ce43"/>
          <table:table-cell table:style-name="ce70"/>
          <table:table-cell table:style-name="ce10" table:number-columns-repeated="1022"/>
        </table:table-row>
        <table:table-row table:style-name="ro1">
          <table:table-cell table:style-name="ce26" office:value-type="string">
            <text:p>genauer </text:p>
          </table:table-cell>
          <table:table-cell office:value-type="string">
            <text:p><text:s/>more accurate /close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Noten </text:p>
          </table:table-cell>
          <table:table-cell office:value-type="string">
            <text:p><text:s/>grad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eiden </text:p>
          </table:table-cell>
          <table:table-cell office:value-type="string">
            <text:p><text:s/>suff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antwortlich </text:p>
          </table:table-cell>
          <table:table-cell office:value-type="string">
            <text:p><text:s/>responsibl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less you </text:p>
          </table:table-cell>
          <table:table-cell office:value-type="string">
            <text:p><text:s/>Gesundheit!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at</text:p>
          </table:table-cell>
          <table:table-cell office:value-type="string">
            <text:p><text:s/>di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Rechner </text:p>
          </table:table-cell>
          <table:table-cell office:value-type="string">
            <text:p><text:s/>the compu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emaligen </text:p>
          </table:table-cell>
          <table:table-cell office:value-type="string">
            <text:p><text:s/>form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ährung <text:s/></text:p>
          </table:table-cell>
          <table:table-cell office:value-type="string">
            <text:p>diet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lagen </text:p>
          </table:table-cell>
          <table:table-cell office:value-type="string">
            <text:p><text:s/>beaten /ξυλοκοπήθηκ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ssbraucht </text:p>
          </table:table-cell>
          <table:table-cell office:value-type="string">
            <text:p><text:s/>abused 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Hölle </text:p>
          </table:table-cell>
          <table:table-cell office:value-type="string">
            <text:p><text:s/>hell </text:p>
          </table:table-cell>
          <table:table-cell table:number-columns-repeated="1022"/>
        </table:table-row>
        <table:table-row table:style-name="ro4">
          <table:table-cell table:style-name="ce26"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 table:number-columns-repeated="1022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wegen </text:p>
          </table:table-cell>
          <table:table-cell office:value-type="string">
            <text:p><text:s/>Therefore , ws ek toutou, epomenw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drängt </text:p>
          </table:table-cell>
          <table:table-cell office:value-type="string">
            <text:p><text:s/>pres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gewaltigt </text:p>
          </table:table-cell>
          <table:table-cell office:value-type="string">
            <text:p><text:s/>raped </text:p>
          </table:table-cell>
          <table:table-cell table:number-columns-repeated="1022"/>
        </table:table-row>
        <table:table-row table:style-name="ro5">
          <table:table-cell table:style-name="ce45" office:value-type="string">
            <text:p>Straftat </text:p>
          </table:table-cell>
          <table:table-cell office:value-type="string">
            <text:p><text:s/>criminal offence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trauen </text:p>
          </table:table-cell>
          <table:table-cell office:value-type="string">
            <text:p><text:s/>to tru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griff </text:p>
          </table:table-cell>
          <table:table-cell office:value-type="string">
            <text:p><text:s/>term </text:p>
          </table:table-cell>
          <table:table-cell table:number-columns-repeated="1022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Pfarrern </text:p>
          </table:table-cell>
          <table:table-cell office:value-type="string">
            <text:p><text:s/>past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47"/>
          <table:table-cell table:style-name="ce71"/>
          <table:table-cell table:style-name="ce91" table:number-columns-repeated="1022"/>
        </table:table-row>
        <table:table-row table:style-name="ro1">
          <table:table-cell table:style-name="ce26" office:value-type="string">
            <text:p>bauten </text:p>
          </table:table-cell>
          <table:table-cell table:style-name="ce72" office:value-type="string">
            <text:p><text:s/>builded </text:p>
          </table:table-cell>
          <table:table-cell table:style-name="ce13" table:number-columns-repeated="1022"/>
        </table:table-row>
        <table:table-row table:style-name="ro1">
          <table:table-cell table:style-name="ce48" office:value-type="string">
            <text:p>eingesperrt </text:p>
          </table:table-cell>
          <table:table-cell office:value-type="string">
            <text:p><text:s/>locked /kleidwmeno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wungen </text:p>
          </table:table-cell>
          <table:table-cell office:value-type="string">
            <text:p><text:s/>Forced /anagastikos</text:p>
          </table:table-cell>
          <table:table-cell table:number-columns-repeated="1022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gner </text:p>
          </table:table-cell>
          <table:table-cell office:value-type="string">
            <text:p><text:s/>oppon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nd-Kreis </text:p>
          </table:table-cell>
          <table:table-cell office:value-type="string">
            <text:p><text:s/>distric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Untersuchungs-Haft </text:p>
          </table:table-cell>
          <table:table-cell office:value-type="string">
            <text:p><text:s/>investig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örden </text:p>
          </table:table-cell>
          <table:table-cell office:value-type="string">
            <text:p><text:s/>authorities /arxes</text:p>
          </table:table-cell>
          <table:table-cell table:number-columns-repeated="1022"/>
        </table:table-row>
        <table:table-row table:style-name="ro6">
          <table:table-cell table:style-name="ce48" office:value-type="string">
            <text:p>Vorwand </text:p>
          </table:table-cell>
          <table:table-cell office:value-type="string">
            <text:p><text:s/>skeuoria/allo8i/dikaiologi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haften </text:p>
          </table:table-cell>
          <table:table-cell office:value-type="string">
            <text:p><text:s/>to arrest /sylamvan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Grund-Rechte </text:p>
          </table:table-cell>
          <table:table-cell office:value-type="string">
            <text:p><text:s/>fundamentals righ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 reist </text:p>
          </table:table-cell>
          <table:table-cell office:value-type="string">
            <text:p><text:s/>he travel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äufig </text:p>
          </table:table-cell>
          <table:table-cell office:value-type="string">
            <text:p><text:s/>frequently /συχνό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Zugehörigkeit </text:p>
          </table:table-cell>
          <table:table-cell office:value-type="string">
            <text:p><text:s/>Membership /Syndromh, mel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aats-Bürgerschaft </text:p>
          </table:table-cell>
          <table:table-cell office:value-type="string">
            <text:p><text:s/>citizenshi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sogar </text:p>
          </table:table-cell>
          <table:table-cell office:value-type="string">
            <text:p><text:s/>even /estw kai</text:p>
          </table:table-cell>
          <table:table-cell table:number-columns-repeated="1022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7">
          <table:table-cell table:style-name="ce45" office:value-type="string">
            <text:p>Einsätzen </text:p>
          </table:table-cell>
          <table:table-cell office:value-type="string">
            <text:p><text:s/>operations/επιχειρή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gisseur </text:p>
          </table:table-cell>
          <table:table-cell office:value-type="string">
            <text:p><text:s/>Director / Σκηνοθέτη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greifen </text:p>
          </table:table-cell>
          <table:table-cell office:value-type="string">
            <text:p><text:s/>Attack / 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 </text:p>
          </table:table-cell>
          <table:table-cell office:value-type="string">
            <text:p><text:s/>Invented / πλασματικ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 Verrückten </text:p>
          </table:table-cell>
          <table:table-cell office:value-type="string">
            <text:p><text:s/>the crazies / οι τρελοί</text:p>
          </table:table-cell>
          <table:table-cell table:number-columns-repeated="1022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 table:number-columns-repeated="1022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/εκπομπή</text:p>
          </table:table-cell>
          <table:table-cell table:number-columns-repeated="1022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igstens </text:p>
          </table:table-cell>
          <table:table-cell office:value-type="string">
            <text:p><text:s/>at least / τουλάχιστον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gins </text:p>
          </table:table-cell>
          <table:table-cell office:value-type="string">
            <text:p><text:s/>startet, fängt an , begin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yway </text:p>
          </table:table-cell>
          <table:table-cell office:value-type="string">
            <text:p><text:s/>trotzdem , sowieso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notwendigen </text:p>
          </table:table-cell>
          <table:table-cell office:value-type="string">
            <text:p><text:s/>Necessary / αναγκαίος</text:p>
          </table:table-cell>
          <table:table-cell table:number-columns-repeated="1022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 table:number-columns-repeated="1022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other month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Handle / Handeln</text:p>
          </table:table-cell>
          <table:table-cell office:value-type="string">
            <text:p><text:s/>a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m ihn herum </text:p>
          </table:table-cell>
          <table:table-cell office:value-type="string">
            <text:p><text:s/>around him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aufnehmen </text:p>
          </table:table-cell>
          <table:table-cell office:value-type="string">
            <text:p><text:s/>To record /να καταγράφ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richtet </text:p>
          </table:table-cell>
          <table:table-cell office:value-type="string">
            <text:p><text:s/>taught/ δειδaγμένο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ügbaren </text:p>
          </table:table-cell>
          <table:table-cell office:value-type="string">
            <text:p><text:s/>available /διαθέσιμ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ore </text:p>
          </table:table-cell>
          <table:table-cell office:value-type="string">
            <text:p><text:s/>goal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jedoch </text:p>
          </table:table-cell>
          <table:table-cell office:value-type="string">
            <text:p><text:s/>however /ωστόσο, εντούτο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 table:number-columns-repeated="1022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wohl als auch </text:p>
          </table:table-cell>
          <table:table-cell office:value-type="string">
            <text:p><text:s/>bot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bbrechen </text:p>
          </table:table-cell>
          <table:table-cell office:value-type="string">
            <text:p><text:s/>cance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schlagen </text:p>
          </table:table-cell>
          <table:table-cell office:value-type="string">
            <text:p><text:s/>to propose / προτείν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geben </text:p>
          </table:table-cell>
          <table:table-cell office:value-type="string">
            <text:p><text:s/>give up / παραιτούμ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den </text:p>
          </table:table-cell>
          <table:table-cell office:value-type="string">
            <text:p><text:s/>turn /αλλαγή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alten </text:p>
          </table:table-cell>
          <table:table-cell office:value-type="string">
            <text:p><text:s/>Keep / διατηρώ</text:p>
          </table:table-cell>
          <table:table-cell table:number-columns-repeated="1022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/ εξοικονωμώ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nötigen </text:p>
          </table:table-cell>
          <table:table-cell office:value-type="string">
            <text:p><text:s/>need, require /ανάγκη, χρειάζομαι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tützen </text:p>
          </table:table-cell>
          <table:table-cell office:value-type="string">
            <text:p><text:s/>support /υποστηρίζω</text:p>
          </table:table-cell>
          <table:table-cell table:number-columns-repeated="1022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/ synergazomai</text:p>
          </table:table-cell>
          <table:table-cell table:number-columns-repeated="1022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etzen </text:p>
          </table:table-cell>
          <table:table-cell office:value-type="string">
            <text:p><text:s/>to replace / αντικαθιστ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tätigen </text:p>
          </table:table-cell>
          <table:table-cell office:value-type="string">
            <text:p><text:s/>Confirm / επιβεβαιώνω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rlich </text:p>
          </table:table-cell>
          <table:table-cell office:value-type="string">
            <text:p><text:s/>Honest / ειλικρινής, τίμιο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weisen </text:p>
          </table:table-cell>
          <table:table-cell office:value-type="string">
            <text:p><text:s/>Transfer / μεταφορά, μεταβίβα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berste </text:p>
          </table:table-cell>
          <table:table-cell office:value-type="string">
            <text:p><text:s/>Top / ανώτερο, κορυφαί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öhne </text:p>
          </table:table-cell>
          <table:table-cell office:value-type="string">
            <text:p><text:s/>wages /μισθοί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nehmen </text:p>
          </table:table-cell>
          <table:table-cell office:value-type="string">
            <text:p><text:s/>Companies , do, untertak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erkschaften </text:p>
          </table:table-cell>
          <table:table-cell office:value-type="string">
            <text:p><text:s/>Unions / <text:s/>ενώ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einigt </text:p>
          </table:table-cell>
          <table:table-cell office:value-type="string">
            <text:p><text:s/>agreed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stößt </text:p>
          </table:table-cell>
          <table:table-cell office:value-type="string">
            <text:p><text:s/>violates/ παραβιάζει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hindern </text:p>
          </table:table-cell>
          <table:table-cell office:value-type="string">
            <text:p><text:s/>prevent /εμποδίζ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fluss </text:p>
          </table:table-cell>
          <table:table-cell office:value-type="string">
            <text:p><text:s/>Influence / επιρροή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ohn </text:p>
          </table:table-cell>
          <table:table-cell office:value-type="string">
            <text:p><text:s/>wa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halt </text:p>
          </table:table-cell>
          <table:table-cell office:value-type="string">
            <text:p><text:s/>wag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ältin </text:p>
          </table:table-cell>
          <table:table-cell office:value-type="string">
            <text:p><text:s/>lawy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/ en8ousiasm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gemischt </text:p>
          </table:table-cell>
          <table:table-cell office:value-type="string">
            <text:p><text:s/>mixed/anamemigmen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weisen </text:p>
          </table:table-cell>
          <table:table-cell office:value-type="string">
            <text:p><text:s/>prove/ apodeikny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usste </text:p>
          </table:table-cell>
          <table:table-cell office:value-type="string">
            <text:p><text:s/>knew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hält </text:p>
          </table:table-cell>
          <table:table-cell office:value-type="string">
            <text:p><text:s/>reciev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ssage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gar 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öti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ußerung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/ prosvevlhmenos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</text:p>
          </table:table-cell>
          <table:table-cell table:number-columns-repeated="1022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 table:number-columns-repeated="1022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chseln </text:p>
          </table:table-cell>
          <table:table-cell office:value-type="string">
            <text:p><text:s/>exchang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ihm stehen </text:p>
          </table:table-cell>
          <table:table-cell office:value-type="string">
            <text:p><text:s/>stand by h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stellen </text:p>
          </table:table-cell>
          <table:table-cell office:value-type="string">
            <text:p><text:s/>hir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rwerben </text:p>
          </table:table-cell>
          <table:table-cell office:value-type="string">
            <text:p><text:s/>Buy / agora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cheinen </text:p>
          </table:table-cell>
          <table:table-cell office:value-type="string">
            <text:p><text:s/>Appear / emfani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eilen </text:p>
          </table:table-cell>
          <table:table-cell office:value-type="string">
            <text:p><text:s/>to sha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weit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Löffel </text:p>
          </table:table-cell>
          <table:table-cell office:value-type="string">
            <text:p><text:s/>the spo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ohnen </text:p>
          </table:table-cell>
          <table:table-cell office:value-type="string">
            <text:p><text:s/>bea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werben </text:p>
          </table:table-cell>
          <table:table-cell office:value-type="string">
            <text:p><text:s/>bu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ktualisieren </text:p>
          </table:table-cell>
          <table:table-cell office:value-type="string">
            <text:p><text:s/>re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e </text:p>
          </table:table-cell>
          <table:table-cell office:value-type="string">
            <text:p><text:s/>the key , the button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löscht </text:p>
          </table:table-cell>
          <table:table-cell office:value-type="string">
            <text:p><text:s/>wip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/ syneisfor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den </text:p>
          </table:table-cell>
          <table:table-cell office:value-type="string">
            <text:p><text:s/>lo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ahrscheinlich 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ähnliche </text:p>
          </table:table-cell>
          <table:table-cell office:value-type="string">
            <text:p><text:s/>similar <text:s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 antiproswpeu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orschläge </text:p>
          </table:table-cell>
          <table:table-cell office:value-type="string">
            <text:p><text:s/>proposal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Sie legt fest </text:p>
          </table:table-cell>
          <table:table-cell office:value-type="string">
            <text:p><text:s/>she lays down /καθορίζει</text:p>
          </table:table-cell>
          <table:table-cell table:number-columns-repeated="1022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ekproswp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ste </text:p>
          </table:table-cell>
          <table:table-cell office:value-type="string">
            <text:p><text:s/>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otfall </text:p>
          </table:table-cell>
          <table:table-cell office:value-type="string">
            <text:p><text:s/>emergenc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unden </text:p>
          </table:table-cell>
          <table:table-cell office:value-type="string">
            <text:p><text:s/>conn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-Zeichen </text:p>
          </table:table-cell>
          <table:table-cell office:value-type="string">
            <text:p><text:s/>hand sig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olmetscher </text:p>
          </table:table-cell>
          <table:table-cell office:value-type="string">
            <text:p><text:s/>interpre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dernisse </text:p>
          </table:table-cell>
          <table:table-cell office:value-type="string">
            <text:p><text:s/>obstac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mit ist gemeint </text:p>
          </table:table-cell>
          <table:table-cell office:value-type="string">
            <text:p><text:s/>that mea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züge </text:p>
          </table:table-cell>
          <table:table-cell office:value-type="string">
            <text:p><text:s/>lif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ken </text:p>
          </table:table-cell>
          <table:table-cell office:value-type="string">
            <text:p><text:s/>to appear / to have effe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ssen </text:p>
          </table:table-cell>
          <table:table-cell office:value-type="string">
            <text:p><text:s/>lea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treten </text:p>
          </table:table-cell>
          <table:table-cell office:value-type="string">
            <text:p><text:s/>repres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zirk </text:p>
          </table:table-cell>
          <table:table-cell office:value-type="string">
            <text:p><text:s/>de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wenden </text:p>
          </table:table-cell>
          <table:table-cell office:value-type="string">
            <text:p><text:s/>to turn / to use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74"/>
          <table:table-cell table:style-name="ce93" table:number-columns-repeated="1022"/>
        </table:table-row>
        <table:table-row table:style-name="ro1">
          <table:table-cell table:style-name="ce26" office:value-type="string">
            <text:p><text:s/>Während </text:p>
          </table:table-cell>
          <table:table-cell office:value-type="string">
            <text:p><text:s/>dur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werk </text:p>
          </table:table-cell>
          <table:table-cell office:value-type="string">
            <text:p><text:s/>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eiber </text:p>
          </table:table-cell>
          <table:table-cell office:value-type="string">
            <text:p><text:s/>operator\Χειριστή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mpfanger </text:p>
          </table:table-cell>
          <table:table-cell office:value-type="string">
            <text:p><text:s/>reciev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satzlichen </text:p>
          </table:table-cell>
          <table:table-cell office:value-type="string">
            <text:p><text:s/>addition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hemalige </text:p>
          </table:table-cell>
          <table:table-cell office:value-type="string">
            <text:p><text:s/>former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ünstige </text:p>
          </table:table-cell>
          <table:table-cell office:value-type="string">
            <text:p><text:s/>chea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Werkstatt </text:p>
          </table:table-cell>
          <table:table-cell office:value-type="string">
            <text:p><text:s/>factory</text:p>
          </table:table-cell>
          <table:table-cell table:number-columns-repeated="1022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kennen </text:p>
          </table:table-cell>
          <table:table-cell office:value-type="string">
            <text:p><text:s/>Recognize / anagnwrizw</text:p>
          </table:table-cell>
          <table:table-cell table:number-columns-repeated="1022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 table:number-columns-repeated="1022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ndlich </text:p>
          </table:table-cell>
          <table:table-cell office:value-type="string">
            <text:p><text:s/>finally/ epitelous</text:p>
          </table:table-cell>
          <table:table-cell table:number-columns-repeated="1022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 table:number-columns-repeated="1022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ädt hoch </text:p>
          </table:table-cell>
          <table:table-cell office:value-type="string">
            <text:p><text:s/>up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löscht </text:p>
          </table:table-cell>
          <table:table-cell office:value-type="string">
            <text:p><text:s/>delet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ützlich </text:p>
          </table:table-cell>
          <table:table-cell office:value-type="string">
            <text:p><text:s/>helpful , useful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abhangig </text:p>
          </table:table-cell>
          <table:table-cell office:value-type="string">
            <text:p><text:s/>addi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utlich </text:p>
          </table:table-cell>
          <table:table-cell office:value-type="string">
            <text:p><text:s/>clearly, plain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kin </text:p>
          </table:table-cell>
          <table:table-cell office:value-type="string">
            <text:p><text:s/>Haut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sprachen </text:p>
          </table:table-cell>
          <table:table-cell office:value-type="string">
            <text:p><text:s/>agreemen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einbart haben </text:p>
          </table:table-cell>
          <table:table-cell office:value-type="string">
            <text:p><text:s/>agreed upon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Reinigung </text:p>
          </table:table-cell>
          <table:table-cell office:value-type="string">
            <text:p><text:s/>clean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</text:p>
          </table:table-cell>
          <table:table-cell office:value-type="string">
            <text:p><text:s/>exausting g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n </text:p>
          </table:table-cell>
          <table:table-cell office:value-type="string">
            <text:p><text:s/>Penalties / timwri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logen haben </text:p>
          </table:table-cell>
          <table:table-cell office:value-type="string">
            <text:p><text:s/>have lied / ψεύδον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rausgekommen </text:p>
          </table:table-cell>
          <table:table-cell office:value-type="string">
            <text:p><text:s/>come out / βγαίνουν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Werten </text:p>
          </table:table-cell>
          <table:table-cell office:value-type="string">
            <text:p>Exhaust gas valu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<text:s/>allegations/ κατηγορίε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age </text:p>
          </table:table-cell>
          <table:table-cell office:value-type="string">
            <text:p><text:s/>Cancelation / ακύρω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aubt </text:p>
          </table:table-cell>
          <table:table-cell office:value-type="string">
            <text:p><text:s/>allowed</text:p>
          </table:table-cell>
          <table:table-cell table:number-columns-repeated="1022"/>
        </table:table-row>
        <table:table-row table:style-name="ro1">
          <table:table-cell table:style-name="ce53" office:value-type="string">
            <text:p><text:s/>begeistert, erregt, aufgeregt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gar <text:s/>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mt </text:p>
          </table:table-cell>
          <table:table-cell office:value-type="string">
            <text:p><text:s/>offi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lkswagen hat dann zugegeben </text:p>
          </table:table-cell>
          <table:table-cell office:value-type="string">
            <text:p><text:s/>.. has admitted / παραδέχτηκε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8">
          <table:table-cell table:style-name="ce49" office:value-type="string">
            <text:p><text:s/>betrogen </text:p>
          </table:table-cell>
          <table:table-cell table:style-name="ce75" office:value-type="string">
            <text:p>cheated /εξαπατημένοι</text:p>
            <text:p>Steckst du genau in dieser Situation und wurdest <text:span text:style-name="T4">betrogen</text:span><text:span text:style-name="T1">, </text:span><text:span text:style-name="T1">dann helfen wir dir weiter.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reiten </text:p>
          </table:table-cell>
          <table:table-cell office:value-type="string">
            <text:p>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ue Brände </text:p>
          </table:table-cell>
          <table:table-cell office:value-type="string">
            <text:p><text:s/>new fi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pt </text:p>
            <text:p>den Rest des Geldes können Sie <text:span text:style-name="T4">behalten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ssen </text:p>
          </table:table-cell>
          <table:table-cell office:value-type="string">
            <text:p><text:s/>to lea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hatte es ... en </text:p>
          </table:table-cell>
          <table:table-cell office:value-type="string">
            <text:p><text:s/>i had..</text:p>
          </table:table-cell>
          <table:table-cell table:number-columns-repeated="1022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vor </text:p>
          </table:table-cell>
          <table:table-cell office:value-type="string">
            <text:p><text:s/>Before </text:p>
          </table:table-cell>
          <table:table-cell table:number-columns-repeated="1022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 table:number-columns-repeated="1022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rstellte </text:p>
          </table:table-cell>
          <table:table-cell office:value-type="string">
            <text:p><text:s/>introduce/fantastei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nannt</text:p>
          </table:table-cell>
          <table:table-cell office:value-type="string">
            <text:p><text:s/>cal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fahren </text:p>
          </table:table-cell>
          <table:table-cell office:value-type="string">
            <text:p><text:s/>learned </text:p>
          </table:table-cell>
          <table:table-cell table:number-columns-repeated="1022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ry </text:p>
          </table:table-cell>
          <table:table-cell office:value-type="string">
            <text:p><text:s/>trocken 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richts-Prozess </text:p>
          </table:table-cell>
          <table:table-cell office:value-type="string">
            <text:p><text:s/>court cas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mischen </text:p>
          </table:table-cell>
          <table:table-cell office:value-type="string">
            <text:p><text:s/>interf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 table:number-columns-repeated="1022"/>
        </table:table-row>
        <table:table-row table:style-name="ro9">
          <table:table-cell table:style-name="ce45" office:value-type="string">
            <text:p><text:s/>Verband </text:p>
          </table:table-cell>
          <table:table-cell office:value-type="string">
            <text:p><text:s/>association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chung </text:p>
          </table:table-cell>
          <table:table-cell office:value-type="string">
            <text:p>bribery </text:p>
            <text:p>Infos zur Korruption in Deutschland, zur Bestechung durch Geschenke für Mitarbeiter, zum Unterschied der Bestechlichkeit uvm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0">
          <table:table-cell table:style-name="ce48"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 table:number-columns-repeated="1022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n Schienen </text:p>
          </table:table-cell>
          <table:table-cell office:value-type="string">
            <text:p><text:s/>on the rails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frage </text:p>
          </table:table-cell>
          <table:table-cell office:value-type="string">
            <text:p><text:s/>survey </text:p>
          </table:table-cell>
          <table:table-cell table:number-columns-repeated="1022"/>
        </table:table-row>
        <table:table-row table:style-name="ro11">
          <table:table-cell table:style-name="ce49" office:value-type="string">
            <text:p><text:s/>Vorurteile gegen </text:p>
          </table:table-cell>
          <table:table-cell office:value-type="string">
            <text:p><text:s/>prejudices against</text:p>
            <text:p>Vorurteile gegen Ausländer, gegen den Islam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Werte </text:p>
          </table:table-cell>
          <table:table-cell office:value-type="string">
            <text:p><text:s/>values </text:p>
          </table:table-cell>
          <table:table-cell table:number-columns-repeated="1022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2">
          <table:table-cell table:style-name="ce48" office:value-type="string">
            <text:p><text:s/>benachteiligt </text:p>
          </table:table-cell>
          <table:table-cell office:value-type="string">
            <text:p>Disadvantaged </text:p>
            <text:p/>
            <text:p>Viele Eltern fragen sich, ob ihre Söhne in der Schule benachteiligt werde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Schuld </text:p>
          </table:table-cell>
          <table:table-cell office:value-type="string">
            <text:p><text:s/>Fault , bla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Freude </text:p>
          </table:table-cell>
          <table:table-cell office:value-type="string">
            <text:p><text:s/>the jo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Leser </text:p>
          </table:table-cell>
          <table:table-cell office:value-type="string">
            <text:p><text:s/>the reader </text:p>
          </table:table-cell>
          <table:table-cell table:number-columns-repeated="1022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 den Stiften </text:p>
          </table:table-cell>
          <table:table-cell office:value-type="string">
            <text:p><text:s/>with the pens/ me tis karfitses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:oren </text:p>
          </table:table-cell>
          <table:table-cell table:number-columns-repeated="1022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 table:number-columns-repeated="1022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bgestürzt </text:p>
          </table:table-cell>
          <table:table-cell office:value-type="string">
            <text:p><text:s/>crashed \synentrimenos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Wahrscheinlich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ubschrauber </text:p>
          </table:table-cell>
          <table:table-cell office:value-type="string">
            <text:p><text:s/>helicop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mutlich </text:p>
          </table:table-cell>
          <table:table-cell office:value-type="string">
            <text:p><text:s/>presumambly </text:p>
          </table:table-cell>
          <table:table-cell table:number-columns-repeated="1022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Wüste </text:p>
          </table:table-cell>
          <table:table-cell office:value-type="string">
            <text:p><text:s/>desse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nabhängiges </text:p>
          </table:table-cell>
          <table:table-cell office:value-type="string">
            <text:p><text:s/>independent </text:p>
          </table:table-cell>
          <table:table-cell table:number-columns-repeated="1022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ffen </text:p>
          </table:table-cell>
          <table:table-cell office:value-type="string">
            <text:p><text:s/>weap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ehre </text:p>
          </table:table-cell>
          <table:table-cell office:value-type="string">
            <text:p><text:s/>Rifles / toufeki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verteidigen</text:p>
          </table:table-cell>
          <table:table-cell office:value-type="string">
            <text:p><text:s/>protect </text:p>
            <text:p>sie verteidigte sich gegen die Angreifer mit bloßen Fäusten (bare fists)</text:p>
          </table:table-cell>
          <table:table-cell table:number-columns-repeated="1022"/>
        </table:table-row>
        <table:table-row table:style-name="ro1">
          <table:table-cell table:style-name="ce54"/>
          <table:table-cell table:style-name="ce76"/>
          <table:table-cell table:style-name="ce94" table:number-columns-repeated="1022"/>
        </table:table-row>
        <table:table-row table:style-name="ro1">
          <table:table-cell table:style-name="ce26" office:value-type="string">
            <text:p><text:s/>Frieden </text:p>
          </table:table-cell>
          <table:table-cell office:value-type="string">
            <text:p><text:s/>Pease / Eirhn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<text:span text:style-name="T1">ü</text:span><text:span text:style-name="T1">tzen </text:span>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mitteln </text:p>
          </table:table-cell>
          <table:table-cell office:value-type="string">
            <text:p>Arrange, mediate, provide, conve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gehalten </text:p>
          </table:table-cell>
          <table:table-cell office:value-type="string">
            <text:p><text:s/>maintained /respec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ogen</text:p>
          </table:table-cell>
          <table:table-cell office:value-type="string">
            <text:p>cheated/ exapathmeno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nimmt </text:p>
          </table:table-cell>
          <table:table-cell office:value-type="string">
            <text:p>accepts</text:p>
          </table:table-cell>
          <table:table-cell table:number-columns-repeated="1022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Zugängen </text:p>
          </table:table-cell>
          <table:table-cell office:value-type="string">
            <text:p><text:s/>acc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istliche </text:p>
          </table:table-cell>
          <table:table-cell office:value-type="string">
            <text:p><text:s/>minist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bgebaut </text:p>
          </table:table-cell>
          <table:table-cell office:value-type="string">
            <text:p><text:s/>Dissmantled \ εξορύσεται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attdessen </text:p>
          </table:table-cell>
          <table:table-cell office:value-type="string">
            <text:p><text:s/>inste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</text:p>
          </table:table-cell>
          <table:table-cell office:value-type="string">
            <text:p><text:s/>hidden </text:p>
            <text:p>Picasso: Forscher entdecken <text:span text:style-name="T4">verstecktes</text:span><text:span text:style-name="T1"> Bild unter berühmtem </text:span><text:span text:style-name="T1">Gemälde</text:span></text:p>
            <text:p><text:span text:style-name="T1"/></text:p>
          </table:table-cell>
          <table:table-cell table:number-columns-repeated="1022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track dow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ten </text:p>
          </table:table-cell>
          <table:table-cell office:value-type="string">
            <text:p><text:s/>to pray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\ Εβραίοι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reiten</text:p>
          </table:table-cell>
          <table:table-cell office:value-type="string">
            <text:p>to spread</text:p>
          </table:table-cell>
          <table:table-cell table:number-columns-repeated="1022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mischen </text:p>
          </table:table-cell>
          <table:table-cell office:value-type="string">
            <text:p>interfere</text:p>
          </table:table-cell>
          <table:table-cell table:number-columns-repeated="1022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sage </text:p>
          </table:table-cell>
          <table:table-cell office:value-type="string">
            <text:p>cancelation</text:p>
          </table:table-cell>
          <table:table-cell table:number-columns-repeated="1022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urde ... gegr:undet </text:p>
          </table:table-cell>
          <table:table-cell office:value-type="string">
            <text:p><text:s/>foun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ahren</text:p>
          </table:table-cell>
          <table:table-cell office:value-type="string">
            <text:p>learn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<text:s/>affected by \Επηρεάζεται από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:uchtlingen </text:p>
          </table:table-cell>
          <table:table-cell office:value-type="string">
            <text:p><text:s/>refuge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<text:s/>apply f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table:style-name="ce26" office:value-type="string">
            <text:p><text:s/>schick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 table:number-columns-repeated="1022"/>
        </table:table-row>
        <table:table-row table:style-name="ro13">
          <table:table-cell table:style-name="ce49" office:value-type="string">
            <text:p><text:s/>aufnimmt </text:p>
          </table:table-cell>
          <table:table-cell office:value-type="string">
            <text:p>accepts, takes</text:p>
            <text:p>Schweden bauen Kamera, die Bilder mit 400 Megapixel aufnimmt</text:p>
            <text:p>=Sweden build camera that takes pictures with 400 megapixels</text:p>
          </table:table-cell>
          <table:table-cell table:number-columns-repeated="1022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 table:number-columns-repeated="1022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syl-Bewerber </text:p>
          </table:table-cell>
          <table:table-cell office:value-type="string">
            <text:p><text:s/>Asyl seeker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genommen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melden </text:p>
          </table:table-cell>
          <table:table-cell office:value-type="string">
            <text:p><text:s/>log in </text:p>
          </table:table-cell>
          <table:table-cell table:number-columns-repeated="1022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 </text:p>
          </table:table-cell>
          <table:table-cell office:value-type="string">
            <text:p><text:s/>punis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iegen </text:p>
          </table:table-cell>
          <table:table-cell office:value-type="string">
            <text:p><text:s/>increa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passen </text:p>
          </table:table-cell>
          <table:table-cell office:value-type="string">
            <text:p><text:s/>watch out </text:p>
          </table:table-cell>
          <table:table-cell table:number-columns-repeated="1022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aus </text:p>
          </table:table-cell>
          <table:table-cell office:value-type="string">
            <text:p><text:s/>traffic jams </text:p>
          </table:table-cell>
          <table:table-cell table:number-columns-repeated="1022"/>
        </table:table-row>
        <table:table-row table:style-name="ro14">
          <table:table-cell table:style-name="ce45" office:value-type="string">
            <text:p><text:s/>Verband </text:p>
          </table:table-cell>
          <table:table-cell office:value-type="string">
            <text:p>association</text:p>
            <text:p>In seiner Gesamtheit verfolgt der Verband eine Vielzahl von Aufgaben und Zielen</text:p>
          </table:table-cell>
          <table:table-cell table:number-columns-repeated="1022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 table:number-columns-repeated="1022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 table:number-columns-repeated="1022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ahren</text:p>
          </table:table-cell>
          <table:table-cell office:value-type="string">
            <text:p>learned/ experience</text:p>
          </table:table-cell>
          <table:table-cell table:number-columns-repeated="1022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 table:number-columns-repeated="1022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apply for</text:p>
            <text:p>Falls Sie den Reisepass dringend benötigen, können Sie eine Express-Herstellung beantragen</text:p>
            <text:p>=If you urgently need your passport, you can request an express prod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hielt </text:p>
          </table:table-cell>
          <table:table-cell office:value-type="string">
            <text:p><text:s/>recieved /recieved</text:p>
          </table:table-cell>
          <table:table-cell table:number-columns-repeated="1022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en</text:p>
          </table:table-cell>
          <table:table-cell office:value-type="string">
            <text:p>to protect</text:p>
          </table:table-cell>
          <table:table-cell table:number-columns-repeated="1022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 table:number-columns-repeated="1022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affected by</text:p>
          </table:table-cell>
          <table:table-cell table:number-columns-repeated="1022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 table:number-columns-repeated="1022"/>
        </table:table-row>
        <table:table-row table:style-name="ro1">
          <table:table-cell office:value-type="string">
            <text:p><text:s/>behalten </text:p>
          </table:table-cell>
          <table:table-cell office:value-type="string">
            <text:p><text:s/>kee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nachteiligt </text:p>
          </table:table-cell>
          <table:table-cell office:value-type="string">
            <text:p>disadvantaged</text:p>
          </table:table-cell>
          <table:table-cell table:number-columns-repeated="1022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 table:number-columns-repeated="1022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/ xreiazomai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achfragen </text:p>
          </table:table-cell>
          <table:table-cell office:value-type="string">
            <text:p><text:s/>inquir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Daher </text:p>
          </table:table-cell>
          <table:table-cell office:value-type="string">
            <text:p><text:s/>therefo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your houses will stand tomorrow </text:p>
          </table:table-cell>
          <table:table-cell office:value-type="string">
            <text:p><text:s/>Deine H:auser werden morgen steh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as Gift </text:p>
          </table:table-cell>
          <table:table-cell office:value-type="string">
            <text:p><text:s/>the pois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üssigkeit </text:p>
          </table:table-cell>
          <table:table-cell office:value-type="string">
            <text:p><text:s/>liqui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ulver </text:p>
          </table:table-cell>
          <table:table-cell office:value-type="string">
            <text:p><text:s/>pow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off </text:p>
          </table:table-cell>
          <table:table-cell office:value-type="string">
            <text:p><text:s/>materi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bringen </text:p>
          </table:table-cell>
          <table:table-cell office:value-type="string">
            <text:p><text:s/>to kill / skotwsei</text:p>
            <text:p>Wie kann ich helfen, wenn ich den Verdacht habe, dass eine Freundin oder ein Freund sich umbringen will</text:p>
            <text:p>=How can I help if I suspect that a friend or friend wants to kill himself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s ist schluss </text:p>
          </table:table-cell>
          <table:table-cell office:value-type="string">
            <text:p><text:s/>it is over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<text:s/>vorbei </text:p>
          </table:table-cell>
          <table:table-cell office:value-type="string">
            <text:p><text:s/>ov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uete </text:p>
          </table:table-cell>
          <table:table-cell office:value-type="string">
            <text:p><text:s/>ba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ene </text:p>
          </table:table-cell>
          <table:table-cell office:value-type="string">
            <text:p><text:s/>bee</text:p>
          </table:table-cell>
          <table:table-cell table:number-columns-repeated="1022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 table:number-columns-repeated="1022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K:afer </text:p>
          </table:table-cell>
          <table:table-cell office:value-type="string">
            <text:p><text:s/>the bee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druck </text:p>
          </table:table-cell>
          <table:table-cell office:value-type="string">
            <text:p><text:s/>impress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joke </text:p>
          </table:table-cell>
          <table:table-cell office:value-type="string">
            <text:p><text:s/>Witzt </text:p>
          </table:table-cell>
          <table:table-cell table:number-columns-repeated="1022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heimlich </text:p>
          </table:table-cell>
          <table:table-cell office:value-type="string">
            <text:p><text:s/>scar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lau </text:p>
          </table:table-cell>
          <table:table-cell office:value-type="string">
            <text:p><text:s/>clever /smart </text:p>
          </table:table-cell>
          <table:table-cell table:number-columns-repeated="1022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<text:span text:style-name="T1">ü</text:span><text:span text:style-name="T1">ss </text:span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hrstuhl </text:p>
          </table:table-cell>
          <table:table-cell office:value-type="string">
            <text:p><text:s/>elevator </text:p>
          </table:table-cell>
          <table:table-cell table:number-columns-repeated="1022"/>
        </table:table-row>
        <table:table-row table:style-name="ro15">
          <table:table-cell table:style-name="ce49" office:value-type="string">
            <text:p><text:s/>verliehen </text:p>
          </table:table-cell>
          <table:table-cell office:value-type="string">
            <text:p><text:s/>awarded </text:p>
            <text:p>In insgesamt 4 Kategorien wurde am 13. September in Düsseldorf der <text:s/>Medienpreis verlieh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uflich </text:p>
          </table:table-cell>
          <table:table-cell office:value-type="string">
            <text:p><text:s/>professional </text:p>
          </table:table-cell>
          <table:table-cell table:number-columns-repeated="1022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sungen </text:p>
          </table:table-cell>
          <table:table-cell office:value-type="string">
            <text:p><text:s/>sung /τραγουδιέ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olke </text:p>
          </table:table-cell>
          <table:table-cell office:value-type="string">
            <text:p><text:s/>the cloud </text:p>
          </table:table-cell>
          <table:table-cell table:number-columns-repeated="1022"/>
        </table:table-row>
        <table:table-row table:style-name="ro1">
          <table:table-cell office:value-type="string">
            <text:p><text:s/>trocken </text:p>
          </table:table-cell>
          <table:table-cell office:value-type="string">
            <text:p><text:s/>dry </text:p>
          </table:table-cell>
          <table:table-cell table:number-columns-repeated="1022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 table:number-columns-repeated="1022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 table:number-columns-repeated="1022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 table:number-columns-repeated="1022"/>
        </table:table-row>
        <table:table-row table:style-name="ro1">
          <table:table-cell office:value-type="string">
            <text:p><text:s/>das Gewitter </text:p>
          </table:table-cell>
          <table:table-cell office:value-type="string">
            <text:p><text:s/>the thunderstorm</text:p>
          </table:table-cell>
          <table:table-cell table:number-columns-repeated="1022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einbar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fördern </text:p>
          </table:table-cell>
          <table:table-cell office:value-type="string">
            <text:p><text:s/>to promot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ummeln </text:p>
          </table:table-cell>
          <table:table-cell office:value-type="string">
            <text:p><text:s/>cheat /εξαπατώ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straft </text:p>
          </table:table-cell>
          <table:table-cell office:value-type="string">
            <text:p><text:s/>punished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 table:number-columns-repeated="1022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schlag. </text:p>
          </table:table-cell>
          <table:table-cell office:value-type="string">
            <text:p>attack/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 table:number-columns-repeated="1022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/cheaper</text:p>
          </table:table-cell>
          <table:table-cell table:number-columns-repeated="1022"/>
        </table:table-row>
        <table:table-row table:style-name="ro1">
          <table:table-cell table:style-name="ce55" office:value-type="string">
            <text:p><text:s/>Wart Ihr schon einmal </text:p>
            <text:p>in Deutschland ?</text:p>
          </table:table-cell>
          <table:table-cell office:value-type="string">
            <text:p><text:s/>Have you ever been to Germany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gen wir </text:p>
          </table:table-cell>
          <table:table-cell office:value-type="string">
            <text:p><text:s/>let's sta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 table:number-columns-repeated="1022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table:style-name="ce44"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 table:number-columns-repeated="1022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copper </text:p>
          </table:table-cell>
          <table:table-cell office:value-type="string">
            <text:p><text:s/>Kupf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 table:number-columns-repeated="1022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uhl </text:p>
          </table:table-cell>
          <table:table-cell office:value-type="string">
            <text:p><text:s/>chair </text:p>
          </table:table-cell>
          <table:table-cell table:number-columns-repeated="1022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 table:number-columns-repeated="1022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 table:number-columns-repeated="1022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 table:number-columns-repeated="1022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eilung </text:p>
          </table:table-cell>
          <table:table-cell office:value-type="string">
            <text:p><text:s/>devision </text:p>
          </table:table-cell>
          <table:table-cell table:number-columns-repeated="1022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 table:number-columns-repeated="1022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 table:number-columns-repeated="1022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 table:number-columns-repeated="1022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 table:number-columns-repeated="1022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 table:number-columns-repeated="1022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 table:number-columns-repeated="1022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 </text:p>
          </table:table-cell>
          <table:table-cell table:number-columns-repeated="1022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 table:number-columns-repeated="1022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chbereich </text:p>
          </table:table-cell>
          <table:table-cell office:value-type="string">
            <text:p><text:s/>depart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Rat </text:p>
          </table:table-cell>
          <table:table-cell office:value-type="string">
            <text:p><text:s/>council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assung </text:p>
          </table:table-cell>
          <table:table-cell office:value-type="string">
            <text:p><text:s/>Constitution / σύνταγμ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hrheit </text:p>
          </table:table-cell>
          <table:table-cell office:value-type="string">
            <text:p><text:s/>major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rücktreten </text:p>
          </table:table-cell>
          <table:table-cell office:value-type="string">
            <text:p><text:s/>step back / αποσύρω</text:p>
          </table:table-cell>
          <table:table-cell table:number-columns-repeated="1022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rm </text:p>
          </table:table-cell>
          <table:table-cell office:value-type="string">
            <text:p><text:s/>poo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herrscht </text:p>
          </table:table-cell>
          <table:table-cell office:value-type="string">
            <text:p><text:s/>prevails /επικρατεί</text:p>
            <text:p><text:s/>Im russischen Internet herrscht der Geheimdienst</text:p>
            <text:p>=The Russian Internet is dominated by the secret servi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herstellen</text:p>
          </table:table-cell>
          <table:table-cell office:value-type="string">
            <text:p>to produce</text:p>
          </table:table-cell>
          <table:table-cell table:number-columns-repeated="1022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kam </text:p>
          </table:table-cell>
          <table:table-cell office:value-type="string">
            <text:p><text:s/>came </text:p>
          </table:table-cell>
          <table:table-cell table:number-columns-repeated="1022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öffnet </text:p>
          </table:table-cell>
          <table:table-cell office:value-type="string">
            <text:p><text:s/>open </text:p>
          </table:table-cell>
          <table:table-cell table:number-columns-repeated="1022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voraussichtlich </text:p>
          </table:table-cell>
          <table:table-cell office:value-type="string">
            <text:p>expected/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windigkeit </text:p>
          </table:table-cell>
          <table:table-cell office:value-type="string">
            <text:p><text:s/>sp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rotz </text:p>
          </table:table-cell>
          <table:table-cell office:value-type="string">
            <text:p><text:s/>despi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euererhöhung </text:p>
          </table:table-cell>
          <table:table-cell office:value-type="string">
            <text:p><text:s/>tax increase </text:p>
          </table:table-cell>
          <table:table-cell table:number-columns-repeated="1022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Kenntnis </text:p>
          </table:table-cell>
          <table:table-cell office:value-type="string">
            <text:p><text:s/>the knowled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indung </text:p>
          </table:table-cell>
          <table:table-cell office:value-type="string">
            <text:p><text:s/>inv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rahlung </text:p>
          </table:table-cell>
          <table:table-cell office:value-type="string">
            <text:p><text:s/>radi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essen </text:p>
          </table:table-cell>
          <table:table-cell office:value-type="string">
            <text:p><text:s/>to measur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6"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ist sinnvoll </text:p>
          </table:table-cell>
          <table:table-cell office:value-type="string">
            <text:p><text:s/>this makes sense</text:p>
          </table:table-cell>
          <table:table-cell table:number-columns-repeated="1022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ch </text:p>
          </table:table-cell>
          <table:table-cell office:value-type="string">
            <text:p><text:s/>soft </text:p>
          </table:table-cell>
          <table:table-cell table:number-columns-repeated="1022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est </text:p>
          </table:table-cell>
          <table:table-cell office:value-type="string">
            <text:p><text:s/>firmly /σταθερά, σθεναρά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allgemein </text:p>
          </table:table-cell>
          <table:table-cell office:value-type="string">
            <text:p><text:s/>too gener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llgemein </text:p>
          </table:table-cell>
          <table:table-cell office:value-type="string">
            <text:p><text:s/>generall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der </text:p>
          </table:table-cell>
          <table:table-cell office:value-type="string">
            <text:p><text:s/>leath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ist es wert </text:p>
          </table:table-cell>
          <table:table-cell office:value-type="string">
            <text:p><text:s/>this is worth it</text:p>
          </table:table-cell>
          <table:table-cell table:number-columns-repeated="1022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Praktikum </text:p>
          </table:table-cell>
          <table:table-cell office:value-type="string">
            <text:p><text:s/>internship /πρακτική άσκη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achweis </text:p>
          </table:table-cell>
          <table:table-cell office:value-type="string">
            <text:p><text:s/>pro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unststoff </text:p>
          </table:table-cell>
          <table:table-cell office:value-type="string">
            <text:p><text:s/>plastic</text:p>
          </table:table-cell>
          <table:table-cell table:number-columns-repeated="1022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, afterwards</text:p>
          </table:table-cell>
          <table:table-cell table:number-columns-repeated="1022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nannt </text:p>
          </table:table-cell>
          <table:table-cell office:value-type="string">
            <text:p><text:s/>given /ονομάστηκε</text:p>
          </table:table-cell>
          <table:table-cell table:number-columns-repeated="1022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 table:number-columns-repeated="1022"/>
        </table:table-row>
        <table:table-row table:style-name="ro1">
          <table:table-cell table:style-name="ce57"/>
          <table:table-cell table:style-name="ce79"/>
          <table:table-cell table:style-name="ce97" table:number-columns-repeated="1022"/>
        </table:table-row>
        <table:table-row table:style-name="ro1">
          <table:table-cell table:style-name="ce45" office:value-type="string">
            <text:p>Auflage </text:p>
          </table:table-cell>
          <table:table-cell office:value-type="string">
            <text:p><text:s/>edition </text:p>
            <text:p>Diese Statistik bildet die Entwicklung der Auflage der BILD Zeitung</text:p>
            <text:p>=These statistics form the development of the edition of the BILD newspap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ige </text:p>
          </table:table-cell>
          <table:table-cell office:value-type="string">
            <text:p><text:s/>som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 table:number-columns-repeated="1022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werden </text:p>
          </table:table-cell>
          <table:table-cell office:value-type="string">
            <text:p><text:s/>are pursu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hör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Wett-Rennen. </text:p>
          </table:table-cell>
          <table:table-cell office:value-type="string">
            <text:p>race/agwna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 table:number-columns-repeated="1022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bsichtlich </text:p>
          </table:table-cell>
          <table:table-cell office:value-type="string">
            <text:p><text:s/>intentionally /skopim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gefasst </text:p>
          </table:table-cell>
          <table:table-cell office:value-type="string">
            <text:p><text:s/>cough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 table:number-columns-repeated="1022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 table:number-columns-repeated="1022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mitteln </text:p>
          </table:table-cell>
          <table:table-cell office:value-type="string">
            <text:p><text:s/>determin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dächtigen </text:p>
          </table:table-cell>
          <table:table-cell office:value-type="string">
            <text:p><text:s/>Suspect / ypopt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nehmen </text:p>
          </table:table-cell>
          <table:table-cell office:value-type="string">
            <text:p><text:s/>pick up , receiv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kennen </text:p>
          </table:table-cell>
          <table:table-cell office:value-type="string">
            <text:p><text:s/>recogniz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ten-Schützer </text:p>
          </table:table-cell>
          <table:table-cell office:value-type="string">
            <text:p><text:s/>data protectionist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orbeigehen </text:p>
          </table:table-cell>
          <table:table-cell office:value-type="string">
            <text:p><text:s/>pa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m Ende wird geguckt, </text:p>
          </table:table-cell>
          <table:table-cell office:value-type="string">
            <text:p><text:s/>in the end it is looked/στο τέλος φαίνεται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wacht </text:p>
          </table:table-cell>
          <table:table-cell office:value-type="string">
            <text:p><text:s/>monito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/dat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recht </text:p>
          </table:table-cell>
          <table:table-cell office:value-type="string">
            <text:p><text:s/>right /δίκιο, δικαίωμα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gon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80"/>
          <table:table-cell table:style-name="ce98" table:number-columns-repeated="1022"/>
        </table:table-row>
        <table:table-row table:style-name="ro1">
          <table:table-cell table:style-name="ce26" office:value-type="string">
            <text:p>Gehe nich weg </text:p>
          </table:table-cell>
          <table:table-cell office:value-type="string">
            <text:p><text:s/>do not go</text:p>
          </table:table-cell>
          <table:table-cell table:number-columns-repeated="1022"/>
        </table:table-row>
        <table:table-row table:style-name="ro1">
          <table:table-cell office:value-type="string">
            <text:p>Hin und her </text:p>
          </table:table-cell>
          <table:table-cell office:value-type="string">
            <text:p><text:s/>back and forth 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her kommst du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halb </text:p>
          </table:table-cell>
          <table:table-cell office:value-type="string">
            <text:p><text:s/>that's why /therefore/ws ek toutou</text:p>
          </table:table-cell>
          <table:table-cell office:value-type="string">
            <text:p>ws ek toutou</text:p>
          </table:table-cell>
          <table:table-cell table:number-columns-repeated="1021"/>
        </table:table-row>
        <table:table-row table:style-name="ro1">
          <table:table-cell table:style-name="ce26"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estgenommen </text:p>
          </table:table-cell>
          <table:table-cell office:value-type="string">
            <text:p><text:s/>arrested </text:p>
          </table:table-cell>
          <table:table-cell office:value-type="string">
            <text:p>sylamvanontai</text:p>
          </table:table-cell>
          <table:table-cell table:number-columns-repeated="1021"/>
        </table:table-row>
        <table:table-row table:style-name="ro1">
          <table:table-cell table:style-name="ce34" office:value-type="string">
            <text:p><text:s/>Täter </text:p>
          </table:table-cell>
          <table:table-cell office:value-type="string">
            <text:p><text:s/>offender </text:p>
          </table:table-cell>
          <table:table-cell office:value-type="string">
            <text:p>8yths</text:p>
          </table:table-cell>
          <table:table-cell table:number-columns-repeated="1021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 table:number-columns-repeated="1022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icht </text:p>
          </table:table-cell>
          <table:table-cell office:value-type="string">
            <text:p><text:s/>int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ündet</text:p>
          </table:table-cell>
          <table:table-cell office:value-type="string">
            <text:p>ignites/anavei</text:p>
          </table:table-cell>
          <table:table-cell table:number-columns-repeated="1022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 table:number-columns-repeated="1022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Schere </text:p>
          </table:table-cell>
          <table:table-cell office:value-type="string">
            <text:p><text:s/>sciss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ubeh<text:span text:style-name="T2">ö</text:span><text:span text:style-name="T2">r </text:span></text:p>
          </table:table-cell>
          <table:table-cell office:value-type="string">
            <text:p><text:s/>the equipment </text:p>
          </table:table-cell>
          <table:table-cell table:number-columns-repeated="1022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 table:number-columns-repeated="1022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zeihung </text:p>
          </table:table-cell>
          <table:table-cell office:value-type="string">
            <text:p><text:s/>excuse me </text:p>
          </table:table-cell>
          <table:table-cell table:number-columns-repeated="1022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 table:number-columns-repeated="1022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 table:number-columns-repeated="1022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Notiz </text:p>
          </table:table-cell>
          <table:table-cell office:value-type="string">
            <text:p><text:s/>not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Bestä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59"/>
          <table:table-cell table:style-name="ce81"/>
          <table:table-cell table:style-name="ce99"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kehr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brech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uf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nd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drehen </text:p>
          </table:table-cell>
          <table:table-cell office:value-type="string">
            <text:p><text:s/>turn</text:p>
          </table:table-cell>
          <table:table-cell table:number-columns-repeated="1022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 table:number-columns-repeated="1022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 table:number-columns-repeated="1022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geben </text:p>
          </table:table-cell>
          <table:table-cell office:value-type="string">
            <text:p><text:s/>yield, produ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finden </text:p>
          </table:table-cell>
          <table:table-cell office:value-type="string">
            <text:p><text:s/>to loc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ld </text:p>
          </table:table-cell>
          <table:table-cell office:value-type="string">
            <text:p><text:s/>fore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 table:number-columns-repeated="1022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Regen </text:p>
          </table:table-cell>
          <table:table-cell office:value-type="string">
            <text:p><text:s/>the rain </text:p>
          </table:table-cell>
          <table:table-cell table:number-columns-repeated="1022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auern </text:p>
          </table:table-cell>
          <table:table-cell office:value-type="string">
            <text:p><text:s/>farme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Anrede </text:p>
          </table:table-cell>
          <table:table-cell office:value-type="string">
            <text:p><text:s/>the salutation </text:p>
          </table:table-cell>
          <table:table-cell table:number-columns-repeated="1022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mzug </text:p>
          </table:table-cell>
          <table:table-cell office:value-type="string">
            <text:p><text:s/>relocation , mo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ife </text:p>
          </table:table-cell>
          <table:table-cell office:value-type="string">
            <text:p><text:s/>soap </text:p>
          </table:table-cell>
          <table:table-cell table:number-columns-repeated="1022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andwirtsschaft </text:p>
          </table:table-cell>
          <table:table-cell office:value-type="string">
            <text:p><text:s/>farm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9"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ulden </text:p>
          </table:table-cell>
          <table:table-cell office:value-type="string">
            <text:p><text:s/>deb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hinderung </text:p>
          </table:table-cell>
          <table:table-cell office:value-type="string">
            <text:p><text:s/>dissabili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geistige </text:p>
          </table:table-cell>
          <table:table-cell office:value-type="string">
            <text:p><text:s/>ment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 table:number-columns-repeated="1022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 table:number-columns-repeated="1022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 table:number-columns-repeated="1022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nschen-Menge </text:p>
          </table:table-cell>
          <table:table-cell office:value-type="string">
            <text:p><text:s/>crowd </text:p>
          </table:table-cell>
          <table:table-cell table:number-columns-repeated="1022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zünden </text:p>
          </table:table-cell>
          <table:table-cell office:value-type="string">
            <text:p><text:s/>to light /igni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enge </text:p>
          </table:table-cell>
          <table:table-cell office:value-type="string">
            <text:p><text:s/>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iten </text:p>
          </table:table-cell>
          <table:table-cell office:value-type="string">
            <text:p><text:s/>to 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ss </text:p>
          </table:table-cell>
          <table:table-cell office:value-type="string">
            <text:p><text:s/>h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34" office:value-type="string">
            <text:p><text:s/>Gemeinschaft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her rechte </text:p>
          </table:table-cell>
          <table:table-cell office:value-type="string">
            <text:p><text:s/>rather righ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ttbewerb </text:p>
          </table:table-cell>
          <table:table-cell office:value-type="string">
            <text:p><text:s/>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anstaltung </text:p>
          </table:table-cell>
          <table:table-cell office:value-type="string">
            <text:p><text:s/>ev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schriften </text:p>
          </table:table-cell>
          <table:table-cell office:value-type="string">
            <text:p><text:s/>regulatio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ger </text:p>
          </table:table-cell>
          <table:table-cell office:value-type="string">
            <text:p><text:s/>win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 table:number-columns-repeated="1022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Briefkasten </text:p>
          </table:table-cell>
          <table:table-cell office:value-type="string">
            <text:p><text:s/>postbox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wiesen </text:p>
          </table:table-cell>
          <table:table-cell office:value-type="string">
            <text:p><text:s/>transf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 table:number-columns-repeated="1022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verfügbar</text:p>
          </table:table-cell>
          <table:table-cell office:value-type="string">
            <text:p><text:s/>free, availabl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pflichtet </text:p>
          </table:table-cell>
          <table:table-cell office:value-type="string">
            <text:p><text:s/>commited, δεσμευση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e </text:p>
          </table:table-cell>
          <table:table-cell table:number-columns-repeated="1022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 table:number-columns-repeated="1022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u hast zehlreiche Werkzeuge </text:p>
          </table:table-cell>
          <table:table-cell office:value-type="string">
            <text:p><text:s/>you have numerous tool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Best<text:span text:style-name="T3">ä</text:span><text:span text:style-name="T3">tigung </text:span></text:p>
          </table:table-cell>
          <table:table-cell office:value-type="string">
            <text:p><text:s/>the ver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/εκδοτικός οίκος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Meldung </text:p>
          </table:table-cell>
          <table:table-cell office:value-type="string">
            <text:p><text:s/>the declaration / the message</text:p>
          </table:table-cell>
          <table:table-cell table:number-columns-repeated="1022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Metteilung </text:p>
          </table:table-cell>
          <table:table-cell office:value-type="string">
            <text:p><text:s/>the message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Nachschub </text:p>
          </table:table-cell>
          <table:table-cell office:value-type="string">
            <text:p><text:s/>Supplies ,προμήθειε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 </text:p>
          </table:table-cell>
          <table:table-cell office:value-type="string">
            <text:p><text:s/>space </text:p>
          </table:table-cell>
          <table:table-cell table:number-columns-repeated="1022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usrüstung </text:p>
          </table:table-cell>
          <table:table-cell office:value-type="string">
            <text:p><text:s/>equipment </text:p>
            <text:p>Es war schwer, unsere Ausrüstung auf die Bergspitze zu tragen.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racht </text:p>
          </table:table-cell>
          <table:table-cell office:value-type="string">
            <text:p><text:s/>brought </text:p>
          </table:table-cell>
          <table:table-cell table:number-columns-repeated="1022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heilt </text:p>
          </table:table-cell>
          <table:table-cell office:value-type="string">
            <text:p><text:s/>hea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genstände </text:p>
          </table:table-cell>
          <table:table-cell office:value-type="string">
            <text:p><text:s/>objec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wer-Kraft </text:p>
          </table:table-cell>
          <table:table-cell office:value-type="string">
            <text:p><text:s/>gravity </text:p>
          </table:table-cell>
          <table:table-cell table:number-columns-repeated="1022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 table:number-columns-repeated="1022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 table:number-columns-repeated="1022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eist </text:p>
          </table:table-cell>
          <table:table-cell office:value-type="string">
            <text:p><text:s/>circl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räte </text:p>
          </table:table-cell>
          <table:table-cell office:value-type="string">
            <text:p><text:s/>stocks, αποθέματα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 table:number-columns-repeated="1022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 table:number-columns-repeated="1022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 table:number-columns-repeated="1022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 table:number-columns-repeated="1022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chauen </text:p>
          </table:table-cell>
          <table:table-cell office:value-type="string">
            <text:p><text:s/>examine </text:p>
          </table:table-cell>
          <table:table-cell table:number-columns-repeated="1022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geben </text:p>
          </table:table-cell>
          <table:table-cell office:value-type="string">
            <text:p>produce</text:p>
          </table:table-cell>
          <table:table-cell table:number-columns-repeated="1022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wins </text:p>
          </table:table-cell>
          <table:table-cell office:value-type="string">
            <text:p><text:s/>Zwilling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Enkel </text:p>
          </table:table-cell>
          <table:table-cell office:value-type="string">
            <text:p><text:s/>grandchild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ichten </text:p>
          </table:table-cell>
          <table:table-cell office:value-type="string">
            <text:p><text:s/>niec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ffen </text:p>
          </table:table-cell>
          <table:table-cell office:value-type="string">
            <text:p><text:s/>nephe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geben </text:p>
          </table:table-cell>
          <table:table-cell office:value-type="string">
            <text:p><text:s/>awarded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stellung </text:p>
          </table:table-cell>
          <table:table-cell office:value-type="string">
            <text:p><text:s/>excibi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zug </text:p>
          </table:table-cell>
          <table:table-cell office:value-type="string">
            <text:p><text:s text:c="2"/>su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nehmen </text:p>
          </table:table-cell>
          <table:table-cell office:value-type="string">
            <text:p><text:s/>compan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 table:number-columns-repeated="1022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 table:number-columns-repeated="1022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 table:number-columns-repeated="1022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 table:number-columns-repeated="1022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 table:number-columns-repeated="1022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ziehung </text:p>
          </table:table-cell>
          <table:table-cell office:value-type="string">
            <text:p><text:s/>edu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richt </text:p>
          </table:table-cell>
          <table:table-cell office:value-type="string">
            <text:p><text:s/>lesson </text:p>
          </table:table-cell>
          <table:table-cell table:number-columns-repeated="1022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, the teaching</text:p>
          </table:table-cell>
          <table:table-cell table:number-columns-repeated="1022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 table:number-columns-repeated="1022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 table:number-columns-repeated="1022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, δολοφόνο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flohen </text:p>
          </table:table-cell>
          <table:table-cell office:value-type="string">
            <text:p><text:s/>fl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ntdeckt </text:p>
          </table:table-cell>
          <table:table-cell office:value-type="string">
            <text:p><text:s/>discove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lebt </text:p>
          </table:table-cell>
          <table:table-cell office:value-type="string">
            <text:p><text:s/>survived </text:p>
          </table:table-cell>
          <table:table-cell table:style-name="ce95"/>
          <table:table-cell table:number-columns-repeated="1021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/>versteckt </text:p>
          </table:table-cell>
          <table:table-cell office:value-type="string">
            <text:p><text:s/>Hidden , kryfo</text:p>
          </table:table-cell>
          <table:table-cell table:number-columns-repeated="1022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führen </text:p>
          </table:table-cell>
          <table:table-cell office:value-type="string">
            <text:p><text:s/>kidnap /απαγάγω</text:p>
            <text:p>Am Mittwochnachmittag wollten zwei unbekannte Männer in der Nürnberger Fußgängerzone möglicherweise ein Baby aus einem Kinderwagen entführ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 erreichen </text:p>
          </table:table-cell>
          <table:table-cell office:value-type="string">
            <text:p><text:s/>to re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 table:number-columns-repeated="1022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 table:number-columns-repeated="1022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 table:number-columns-repeated="1022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reicht nicht aus </text:p>
          </table:table-cell>
          <table:table-cell office:value-type="string">
            <text:p><text:s/>this is not enough/αυτό δεν αρκεί</text:p>
          </table:table-cell>
          <table:table-cell table:number-columns-repeated="1022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 table:number-columns-repeated="1022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erschmutzen </text:p>
          </table:table-cell>
          <table:table-cell office:value-type="string">
            <text:p><text:s/>to pollute </text:p>
          </table:table-cell>
          <table:table-cell table:number-columns-repeated="1022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<text:span text:style-name="T2">ü</text:span><text:span text:style-name="T2">bersetzung </text:span></text:p>
          </table:table-cell>
          <table:table-cell office:value-type="string">
            <text:p><text:s/>the transl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ichte </text:p>
          </table:table-cell>
          <table:table-cell office:value-type="string">
            <text:p><text:s/>repor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accept your opinion </text:p>
          </table:table-cell>
          <table:table-cell office:value-type="string">
            <text:p><text:s/>Ich akzeptiere deine Meinung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stimmung </text:p>
          </table:table-cell>
          <table:table-cell office:value-type="string">
            <text:p><text:s/>aproval/έγκριση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Der Inhaber </text:p>
          </table:table-cell>
          <table:table-cell office:value-type="string">
            <text:p><text:s/>the ow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glied </text:p>
          </table:table-cell>
          <table:table-cell office:value-type="string">
            <text:p><text:s/>memb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firm </text:p>
          </table:table-cell>
          <table:table-cell table:number-columns-repeated="1022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llungen </text:p>
          </table:table-cell>
          <table:table-cell office:value-type="string">
            <text:p><text:s/>order </text:p>
          </table:table-cell>
          <table:table-cell table:number-columns-repeated="1022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ratung </text:p>
          </table:table-cell>
          <table:table-cell office:value-type="string">
            <text:p><text:s/>the counseling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er R:ucken </text:p>
          </table:table-cell>
          <table:table-cell office:value-type="string">
            <text:p><text:s/>the bac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Magen </text:p>
          </table:table-cell>
          <table:table-cell office:value-type="string">
            <text:p><text:s/>the stom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rigen</text:p>
          </table:table-cell>
          <table:table-cell office:value-type="string">
            <text:p>other,remaining 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Schiedsrichter </text:p>
          </table:table-cell>
          <table:table-cell office:value-type="string">
            <text:p><text:s/>refere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ld-Schirm </text:p>
          </table:table-cell>
          <table:table-cell office:value-type="string">
            <text:p><text:s/>screen</text:p>
          </table:table-cell>
          <table:table-cell table:number-columns-repeated="1022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lfmeter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iert </text:p>
          </table:table-cell>
          <table:table-cell office:value-type="string">
            <text:p><text:s/>los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kal </text:p>
          </table:table-cell>
          <table:table-cell office:value-type="string">
            <text:p><text:s/>cup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hingewiesen </text:p>
          </table:table-cell>
          <table:table-cell office:value-type="string">
            <text:p><text:s/>to point , indic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rotzdem </text:p>
          </table:table-cell>
          <table:table-cell office:value-type="string">
            <text:p><text:s/>neverthel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cher </text:p>
          </table:table-cell>
          <table:table-cell office:value-type="string">
            <text:p><text:s/>crimin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en </text:p>
          </table:table-cell>
          <table:table-cell office:value-type="string">
            <text:p><text:s/>victim, affected</text:p>
          </table:table-cell>
          <table:table-cell table:number-columns-repeated="1022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wirksamste </text:p>
          </table:table-cell>
          <table:table-cell office:value-type="string">
            <text:p><text:s/>effectiv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iesst </text:p>
          </table:table-cell>
          <table:table-cell office:value-type="string">
            <text:p><text:s/>shoo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drohung </text:p>
          </table:table-cell>
          <table:table-cell office:value-type="string">
            <text:p><text:s/>threat </text:p>
          </table:table-cell>
          <table:table-cell table:number-columns-repeated="1022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mitteilte </text:p>
          </table:table-cell>
          <table:table-cell office:value-type="string">
            <text:p><text:s/>sai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stätigten </text:p>
          </table:table-cell>
          <table:table-cell office:value-type="string">
            <text:p><text:s/>confirm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 forderte </text:p>
          </table:table-cell>
          <table:table-cell office:value-type="string">
            <text:p><text:s/>he demand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ngen wir </text:p>
          </table:table-cell>
          <table:table-cell office:value-type="string">
            <text:p><text:s/>let's start </text:p>
          </table:table-cell>
          <table:table-cell table:number-columns-repeated="1022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kommen </text:p>
          </table:table-cell>
          <table:table-cell office:value-type="string">
            <text:p><text:s/>agreement </text:p>
          </table:table-cell>
          <table:table-cell table:number-columns-repeated="1022"/>
        </table:table-row>
        <table:table-row table:style-name="ro1">
          <table:table-cell table:style-name="ce62"/>
          <table:table-cell table:style-name="ce84"/>
          <table:table-cell table:style-name="ce102" table:number-columns-repeated="1022"/>
        </table:table-row>
        <table:table-row table:style-name="ro1">
          <table:table-cell table:style-name="ce34" office:value-type="string">
            <text:p><text:s/>reibungslos </text:p>
          </table:table-cell>
          <table:table-cell office:value-type="string">
            <text:p><text:s/>smoot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eitet </text:p>
          </table:table-cell>
          <table:table-cell office:value-type="string">
            <text:p><text:s/>direc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beten </text:p>
          </table:table-cell>
          <table:table-cell office:value-type="string">
            <text:p><text:s/>asked</text:p>
          </table:table-cell>
          <table:table-cell table:number-columns-repeated="1022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der Beitrag </text:p>
          </table:table-cell>
          <table:table-cell table:style-name="ce85" office:value-type="string">
            <text:p><text:s/>the article </text:p>
          </table:table-cell>
          <table:table-cell table:number-columns-repeated="1022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e </text:p>
          </table:table-cell>
          <table:table-cell office:value-type="string">
            <text:p><text:s/>Fees , contribu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Bedienung </text:p>
          </table:table-cell>
          <table:table-cell office:value-type="string">
            <text:p><text:s/>the service </text:p>
          </table:table-cell>
          <table:table-cell table:number-columns-repeated="1022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<text:span text:style-name="T3">ä</text:span><text:span text:style-name="T3">ndler </text:span></text:p>
          </table:table-cell>
          <table:table-cell office:value-type="string">
            <text:p><text:s/>the deal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eug </text:p>
          </table:table-cell>
          <table:table-cell office:value-type="string">
            <text:p><text:s/>stuff </text:p>
          </table:table-cell>
          <table:table-cell table:number-columns-repeated="1022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 table:number-columns-repeated="1022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ufen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Wir werden uns melden </text:p>
          </table:table-cell>
          <table:table-cell office:value-type="string">
            <text:p><text:s/>we will keep in touch</text:p>
          </table:table-cell>
          <table:table-cell table:number-columns-repeated="1022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eichtert </text:p>
          </table:table-cell>
          <table:table-cell office:value-type="string">
            <text:p><text:s/>rel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ungs </text:p>
          </table:table-cell>
          <table:table-cell office:value-type="string">
            <text:p><text:s/>defence </text:p>
          </table:table-cell>
          <table:table-cell table:number-columns-repeated="1022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rücktritt </text:p>
          </table:table-cell>
          <table:table-cell office:value-type="string">
            <text:p><text:s/>resig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r Lage </text:p>
          </table:table-cell>
          <table:table-cell office:value-type="string">
            <text:p><text:s/>for the condition, </text:p>
            <text:p>at the loc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hänger </text:p>
          </table:table-cell>
          <table:table-cell office:value-type="string">
            <text:p><text:s/>foll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m Amt </text:p>
          </table:table-cell>
          <table:table-cell office:value-type="string">
            <text:p><text:s/>in offic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hängen </text:p>
          </table:table-cell>
          <table:table-cell office:value-type="string">
            <text:p><text:s/>Impose , epivall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Frieden </text:p>
          </table:table-cell>
          <table:table-cell office:value-type="string">
            <text:p><text:s/>the pea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ats<text:span text:style-name="T2">ä</text:span><text:span text:style-name="T2">chlich </text:span></text:p>
          </table:table-cell>
          <table:table-cell office:value-type="string">
            <text:p><text:s/>Indeed , ont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inn </text:p>
          </table:table-cell>
          <table:table-cell office:value-type="string">
            <text:p><text:s/>profit </text:p>
          </table:table-cell>
          <table:table-cell table:number-columns-repeated="1022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 table:number-columns-repeated="1022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Bewerbung </text:p>
          </table:table-cell>
          <table:table-cell office:value-type="string">
            <text:p><text:s/>appl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ug </text:p>
          </table:table-cell>
          <table:table-cell office:value-type="string">
            <text:p><text:s/>su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einanzeigen </text:p>
          </table:table-cell>
          <table:table-cell office:value-type="string">
            <text:p><text:s/>classified ad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bst </text:p>
          </table:table-cell>
          <table:table-cell office:value-type="string">
            <text:p><text:s/>Automn</text:p>
          </table:table-cell>
          <table:table-cell table:number-columns-repeated="1022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 table:number-columns-repeated="1022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 table:number-columns-repeated="1022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urchaus </text:p>
          </table:table-cell>
          <table:table-cell office:value-type="string">
            <text:p><text:s/>absolutely</text:p>
          </table:table-cell>
          <table:table-cell table:number-columns-repeated="1022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jedoch </text:p>
          </table:table-cell>
          <table:table-cell office:value-type="string">
            <text:p><text:s/>howev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<text:span text:style-name="T2">nderungen </text:span></text:p>
          </table:table-cell>
          <table:table-cell office:value-type="string">
            <text:p><text:s/>alterations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halten </text:p>
          </table:table-cell>
          <table:table-cell office:value-type="string">
            <text:p><text:s/>behavior </text:p>
          </table:table-cell>
          <table:table-cell table:number-columns-repeated="1022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ruck </text:p>
          </table:table-cell>
          <table:table-cell office:value-type="string">
            <text:p><text:s/>pressure </text:p>
          </table:table-cell>
          <table:table-cell table:number-columns-repeated="1022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se </text:p>
          </table:table-cell>
          <table:table-cell office:value-type="string">
            <text:p><text:s/>way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in Gebrauch </text:p>
          </table:table-cell>
          <table:table-cell office:value-type="string">
            <text:p><text:s/>in u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Lage </text:p>
          </table:table-cell>
          <table:table-cell office:value-type="string">
            <text:p><text:s/>the position </text:p>
          </table:table-cell>
          <table:table-cell table:number-columns-repeated="1022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wahl </text:p>
          </table:table-cell>
          <table:table-cell office:value-type="string">
            <text:p><text:s/>selection </text:p>
          </table:table-cell>
          <table:table-cell table:number-columns-repeated="1022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rzeit </text:p>
          </table:table-cell>
          <table:table-cell office:value-type="string">
            <text:p><text:s/>at the moment </text:p>
          </table:table-cell>
          <table:table-cell table:number-columns-repeated="1022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assen </text:p>
          </table:table-cell>
          <table:table-cell office:value-type="string">
            <text:p><text:s/>cup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Stück <text:s/></text:p>
          </table:table-cell>
          <table:table-cell office:value-type="string">
            <text:p><text:s/>the pla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zeigt </text:p>
          </table:table-cell>
          <table:table-cell office:value-type="string">
            <text:p><text:s/>shown </text:p>
          </table:table-cell>
          <table:table-cell table:number-columns-repeated="1022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chweigen </text:p>
          </table:table-cell>
          <table:table-cell office:value-type="string">
            <text:p><text:s/>sill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egisseur </text:p>
          </table:table-cell>
          <table:table-cell office:value-type="string">
            <text:p><text:s/>director </text:p>
          </table:table-cell>
          <table:table-cell table:number-columns-repeated="1022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inrichtungen </text:p>
          </table:table-cell>
          <table:table-cell office:value-type="string">
            <text:p><text:s/>facilities </text:p>
          </table:table-cell>
          <table:table-cell table:number-columns-repeated="1022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terschlagung </text:p>
          </table:table-cell>
          <table:table-cell office:value-type="string">
            <text:p><text:s/>embesslement</text:p>
          </table:table-cell>
          <table:table-cell table:number-columns-repeated="1022"/>
        </table:table-row>
        <table:table-row table:style-name="ro1">
          <table:table-cell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table:style-name="ce63"/>
          <table:table-cell table:style-name="ce86"/>
          <table:table-cell table:style-name="ce103" table:number-columns-repeated="1022"/>
        </table:table-row>
        <table:table-row table:style-name="ro1">
          <table:table-cell table:style-name="ce26" office:value-type="string">
            <text:p>gesorgt </text:p>
          </table:table-cell>
          <table:table-cell office:value-type="string">
            <text:p><text:s/>taken care o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warten</text:p>
          </table:table-cell>
          <table:table-cell office:value-type="string">
            <text:p><text:s/>expec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och, das stimmt </text:p>
          </table:table-cell>
          <table:table-cell office:value-type="string">
            <text:p><text:s/>but this is rig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en </text:p>
          </table:table-cell>
          <table:table-cell office:value-type="string">
            <text:p><text:s/>to ser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ans </text:p>
          </table:table-cell>
          <table:table-cell office:value-type="string">
            <text:p><text:s/>goose, χήν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chs </text:p>
          </table:table-cell>
          <table:table-cell office:value-type="string">
            <text:p><text:s/>fox</text:p>
          </table:table-cell>
          <table:table-cell table:number-columns-repeated="1022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chmetterling </text:p>
          </table:table-cell>
          <table:table-cell office:value-type="string">
            <text:p><text:s/>butterf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isst </text:p>
          </table:table-cell>
          <table:table-cell office:value-type="string">
            <text:p><text:s/>bit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ule </text:p>
          </table:table-cell>
          <table:table-cell office:value-type="string">
            <text:p><text:s/>Owl , koykoyvagia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awa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aus </text:p>
          </table:table-cell>
          <table:table-cell office:value-type="string">
            <text:p><text:s/>go outside</text:p>
          </table:table-cell>
          <table:table-cell table:number-columns-repeated="1022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eincommen </text:p>
          </table:table-cell>
          <table:table-cell office:value-type="string">
            <text:p><text:s/>come i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bbiegen </text:p>
          </table:table-cell>
          <table:table-cell office:value-type="string">
            <text:p><text:s/>tur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 table:number-columns-repeated="1022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ack and forth </text:p>
          </table:table-cell>
          <table:table-cell office:value-type="string">
            <text:p><text:s/>hin und her </text:p>
          </table:table-cell>
          <table:table-cell table:number-columns-repeated="1022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 table:number-columns-repeated="1022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as Ding </text:p>
          </table:table-cell>
          <table:table-cell office:value-type="string">
            <text:p><text:s/>the thing </text:p>
          </table:table-cell>
          <table:table-cell table:number-columns-repeated="1022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Die Gelegenheit </text:p>
          </table:table-cell>
          <table:table-cell office:value-type="string">
            <text:p><text:s/>the opportunity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uch </text:p>
          </table:table-cell>
          <table:table-cell office:value-type="string">
            <text:p><text:s/>te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Masse </text:p>
          </table:table-cell>
          <table:table-cell office:value-type="string">
            <text:p><text:s/>measura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iesige </text:p>
          </table:table-cell>
          <table:table-cell office:value-type="string">
            <text:p><text:s/>hug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ogen </text:p>
          </table:table-cell>
          <table:table-cell office:value-type="string">
            <text:p><text:s/>mov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schwemmungen <text:s/></text:p>
          </table:table-cell>
          <table:table-cell office:value-type="string">
            <text:p><text:s/>flood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ohn-Gebiete </text:p>
          </table:table-cell>
          <table:table-cell office:value-type="string">
            <text:p><text:s/>residential are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aut </text:p>
          </table:table-cell>
          <table:table-cell office:value-type="string">
            <text:p><text:s/>steals</text:p>
          </table:table-cell>
          <table:table-cell table:number-columns-repeated="1022"/>
        </table:table-row>
        <table:table-row table:style-name="ro1">
          <table:table-cell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ziehen </text:p>
          </table:table-cell>
          <table:table-cell office:value-type="string">
            <text:p><text:s/>moving</text:p>
          </table:table-cell>
          <table:table-cell table:number-columns-repeated="1022"/>
        </table:table-row>
        <table:table-row table:style-name="ro1">
          <table:table-cell office:value-type="string">
            <text:p>vorbereitet </text:p>
          </table:table-cell>
          <table:table-cell office:value-type="string">
            <text:p><text:s/>he prepare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ban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wetter </text:p>
          </table:table-cell>
          <table:table-cell office:value-type="string">
            <text:p><text:s/>sto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eidigen </text:p>
          </table:table-cell>
          <table:table-cell office:value-type="string">
            <text:p><text:s/>def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Im Umgang mit </text:p>
          </table:table-cell>
          <table:table-cell office:value-type="string">
            <text:p><text:s/>in dealing with , se sxesh m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ngreifen </text:p>
          </table:table-cell>
          <table:table-cell office:value-type="string">
            <text:p><text:s/>attac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bewegen </text:p>
          </table:table-cell>
          <table:table-cell office:value-type="string">
            <text:p><text:s/>Move , κίνηση</text:p>
          </table:table-cell>
          <table:table-cell table:number-columns-repeated="1022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meinsame </text:p>
          </table:table-cell>
          <table:table-cell office:value-type="string">
            <text:p><text:s/>comm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ntfernt </text:p>
          </table:table-cell>
          <table:table-cell office:value-type="string">
            <text:p><text:s/>awa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8" office:value-type="string">
            <text:p>Es hat zugesagt </text:p>
          </table:table-cell>
          <table:table-cell office:value-type="string">
            <text:p><text:s/>it has been announc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nleitung </text:p>
          </table:table-cell>
          <table:table-cell office:value-type="string">
            <text:p><text:s/>manual </text:p>
          </table:table-cell>
          <table:table-cell table:number-columns-repeated="1022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ichern 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 table:number-columns-repeated="1022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 table:number-columns-repeated="1022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eichen </text:p>
          </table:table-cell>
          <table:table-cell office:value-type="string">
            <text:p><text:s/>signal </text:p>
          </table:table-cell>
          <table:table-cell table:number-columns-repeated="1022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hren </text:p>
          </table:table-cell>
          <table:table-cell office:value-type="string">
            <text:p><text:s/>teaching</text:p>
          </table:table-cell>
          <table:table-cell table:number-columns-repeated="1022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Hersteller </text:p>
          </table:table-cell>
          <table:table-cell office:value-type="string">
            <text:p><text:s/>maker, producer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quot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s basiert </text:p>
          </table:table-cell>
          <table:table-cell office:value-type="string">
            <text:p><text:s/>it is based </text:p>
          </table:table-cell>
          <table:table-cell table:number-columns-repeated="1022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Handwerk </text:p>
          </table:table-cell>
          <table:table-cell office:value-type="string">
            <text:p><text:s/>the craft</text:p>
          </table:table-cell>
          <table:table-cell table:number-columns-repeated="1022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reppe </text:p>
          </table:table-cell>
          <table:table-cell office:value-type="string">
            <text:p><text:s/>step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entschlossenen </text:p>
          </table:table-cell>
          <table:table-cell office:value-type="string">
            <text:p><text:s/>undecid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gleichen </text:p>
          </table:table-cell>
          <table:table-cell office:value-type="string">
            <text:p><text:s/>compare </text:p>
          </table:table-cell>
          <table:table-cell table:number-columns-repeated="1022"/>
        </table:table-row>
        <table:table-row table:style-name="ro1">
          <table:table-cell table:style-name="ce64"/>
          <table:table-cell table:style-name="ce87"/>
          <table:table-cell table:style-name="ce104" table:number-columns-repeated="1022"/>
        </table:table-row>
        <table:table-row table:style-name="ro1">
          <table:table-cell table:style-name="ce34" office:value-type="string">
            <text:p>Ansichten </text:p>
          </table:table-cell>
          <table:table-cell office:value-type="string">
            <text:p><text:s/>view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ährt man </text:p>
          </table:table-cell>
          <table:table-cell office:value-type="string">
            <text:p><text:s/>we foun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einstimmungen </text:p>
          </table:table-cell>
          <table:table-cell office:value-type="string">
            <text:p><text:s/>matches, agree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euerbare </text:p>
          </table:table-cell>
          <table:table-cell office:value-type="string">
            <text:p><text:s/>renewabl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ingerichtet </text:p>
          </table:table-cell>
          <table:table-cell office:value-type="string">
            <text:p><text:s/>set up , furnish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estgestellt </text:p>
          </table:table-cell>
          <table:table-cell office:value-type="string">
            <text:p><text:s/>detected </text:p>
            <text:p>Wie wird Parkinson festgestellt?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Zustimmung </text:p>
          </table:table-cell>
          <table:table-cell office:value-type="string">
            <text:p><text:s/>approv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to answer </text:p>
          </table:table-cell>
          <table:table-cell table:number-columns-repeated="1022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 table:number-columns-repeated="1022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currentl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wechselt </text:p>
          </table:table-cell>
          <table:table-cell office:value-type="string">
            <text:p><text:s/>Moved , changed, exchanged</text:p>
          </table:table-cell>
          <table:table-cell table:number-columns-repeated="1022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einig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apitän </text:p>
          </table:table-cell>
          <table:table-cell office:value-type="string">
            <text:p><text:s/>capt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rausforderungen </text:p>
          </table:table-cell>
          <table:table-cell office:value-type="string">
            <text:p><text:s/>challedges, προκλήσει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m Abschluss </text:p>
          </table:table-cell>
          <table:table-cell office:value-type="string">
            <text:p><text:s/>in conclus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reicht worden </text:p>
          </table:table-cell>
          <table:table-cell office:value-type="string">
            <text:p><text:s/>has been ach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, data, details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stand </text:p>
          </table:table-cell>
          <table:table-cell office:value-type="string">
            <text:p><text:s/>stood</text:p>
          </table:table-cell>
          <table:table-cell table:number-columns-repeated="1022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nderheit </text:p>
          </table:table-cell>
          <table:table-cell office:value-type="string">
            <text:p><text:s/>minori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underdruckt </text:p>
          </table:table-cell>
          <table:table-cell office:value-type="string">
            <text:p><text:s/>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</text:p>
          </table:table-cell>
          <table:table-cell office:value-type="string">
            <text:p><text:s/>prosecu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rieren </text:p>
          </table:table-cell>
          <table:table-cell office:value-type="string">
            <text:p><text:s/>friez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elte </text:p>
          </table:table-cell>
          <table:table-cell office:value-type="string">
            <text:p><text:s/>t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passen </text:p>
          </table:table-cell>
          <table:table-cell office:value-type="string">
            <text:p><text:s/>watch out , parakolou8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augetiere </text:p>
          </table:table-cell>
          <table:table-cell office:value-type="string">
            <text:p><text:s/>mamm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r<text:span text:style-name="T2">ü</text:span><text:span text:style-name="T2">ckt </text:span></text:p>
          </table:table-cell>
          <table:table-cell office:value-type="string">
            <text:p><text:s/>craz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Affe </text:p>
          </table:table-cell>
          <table:table-cell office:value-type="string">
            <text:p><text:s/>monke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tteilung </text:p>
          </table:table-cell>
          <table:table-cell office:value-type="string">
            <text:p><text:s/>message, no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ätsel </text:p>
          </table:table-cell>
          <table:table-cell office:value-type="string">
            <text:p><text:s/>myster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ü<text:span text:style-name="T2">berhaupt </text:span></text:p>
          </table:table-cell>
          <table:table-cell office:value-type="string">
            <text:p><text:s/>in gener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reitet </text:p>
          </table:table-cell>
          <table:table-cell office:value-type="string">
            <text:p><text:s/>pre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rznei </text:p>
          </table:table-cell>
          <table:table-cell office:value-type="string">
            <text:p><text:s/>Medicine , iatrik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ranken-Pfleger </text:p>
          </table:table-cell>
          <table:table-cell office:value-type="string">
            <text:p><text:s/>nurser, nosokomos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altschaft </text:p>
          </table:table-cell>
          <table:table-cell office:value-type="string">
            <text:p><text:s/>lawyers </text:p>
          </table:table-cell>
          <table:table-cell table:number-columns-repeated="1022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dikamente </text:p>
          </table:table-cell>
          <table:table-cell office:value-type="string">
            <text:p><text:s/>med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ld </text:p>
          </table:table-cell>
          <table:table-cell office:value-type="string">
            <text:p><text:s/>hero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benslanger </text:p>
          </table:table-cell>
          <table:table-cell office:value-type="string">
            <text:p><text:s/>lifetim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ermittelt </text:p>
          </table:table-cell>
          <table:table-cell office:value-type="string">
            <text:p><text:s/>established, determined</text:p>
            <text:p>Außerdem wird die Wichtigkeit ermittelt, durch direkte Abfrag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geahnt </text:p>
          </table:table-cell>
          <table:table-cell office:value-type="string">
            <text:p><text:s/>suspecte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ngeklagt </text:p>
          </table:table-cell>
          <table:table-cell office:value-type="string">
            <text:p><text:s/>charged , accus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 table:number-columns-repeated="1022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Herrschaft </text:p>
          </table:table-cell>
          <table:table-cell office:value-type="string">
            <text:p><text:s/>rule ,control, pow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chten </text:p>
          </table:table-cell>
          <table:table-cell office:value-type="string">
            <text:p><text:s/>Respect , pay attentio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orsitzende </text:p>
          </table:table-cell>
          <table:table-cell office:value-type="string">
            <text:p><text:s/>chairma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pannender </text:p>
          </table:table-cell>
          <table:table-cell office:value-type="string">
            <text:p><text:s/>more exciting </text:p>
          </table:table-cell>
          <table:table-cell table:number-columns-repeated="1022"/>
        </table:table-row>
        <table:table-row table:style-name="ro16">
          <table:table-cell table:style-name="ce44" office:value-type="string">
            <text:p>vorschreiben</text:p>
          </table:table-cell>
          <table:table-cell office:value-type="string">
            <text:p><text:s/>to describ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ammlungen </text:p>
          </table:table-cell>
          <table:table-cell office:value-type="string">
            <text:p><text:s/>meeting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festnehmen lassen </text:p>
          </table:table-cell>
          <table:table-cell office:value-type="string">
            <text:p><text:s/>be arrested </text:p>
          </table:table-cell>
          <table:table-cell table:number-columns-repeated="1022"/>
        </table:table-row>
        <table:table-row table:style-name="ro1">
          <table:table-cell table:style-name="ce65"/>
          <table:table-cell table:style-name="ce88"/>
          <table:table-cell table:style-name="ce105" table:number-columns-repeated="1022"/>
        </table:table-row>
        <table:table-row table:style-name="ro17">
          <table:table-cell table:style-name="ce44" office:value-type="string">
            <text:p><text:s/>Bewährung ausgesetzt. </text:p>
          </table:table-cell>
          <table:table-cell office:value-type="string">
            <text:p><text:s/>is suspended , αναστολή δοκιμασία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sgesetzt </text:p>
          </table:table-cell>
          <table:table-cell office:value-type="string">
            <text:p><text:s/>expo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d zwar </text:p>
          </table:table-cell>
          <table:table-cell office:value-type="string">
            <text:p><text:s/>in fac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usschreitungen </text:p>
          </table:table-cell>
          <table:table-cell office:value-type="string">
            <text:p><text:s/>riots, ταραχές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zündet </text:p>
          </table:table-cell>
          <table:table-cell office:value-type="string">
            <text:p><text:s/>set on fir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Zugleich </text:p>
          </table:table-cell>
          <table:table-cell office:value-type="string">
            <text:p><text:s/>at the same time </text:p>
          </table:table-cell>
          <table:table-cell table:number-columns-repeated="1022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rechtfertigt </text:p>
          </table:table-cell>
          <table:table-cell office:value-type="string">
            <text:p><text:s/>justifi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ipfel-Treffen </text:p>
          </table:table-cell>
          <table:table-cell office:value-type="string">
            <text:p><text:s/>summ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erst </text:p>
          </table:table-cell>
          <table:table-cell office:value-type="string">
            <text:p><text:s/>for the tim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uhn </text:p>
          </table:table-cell>
          <table:table-cell office:value-type="string">
            <text:p><text:s/>the chicken</text:p>
          </table:table-cell>
          <table:table-cell table:number-columns-repeated="1022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 table:number-columns-repeated="1022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 table:number-columns-repeated="1022"/>
        </table:table-row>
        <table:table-row table:style-name="ro1">
          <table:table-cell office:value-type="string">
            <text:p><text:s/>H<text:span text:style-name="T3">ö</text:span><text:span text:style-name="T3">rner </text:span></text:p>
          </table:table-cell>
          <table:table-cell office:value-type="string">
            <text:p><text:s/>hor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lange </text:p>
          </table:table-cell>
          <table:table-cell office:value-type="string">
            <text:p><text:s/>snakes </text:p>
          </table:table-cell>
          <table:table-cell table:number-columns-repeated="1022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i </text:p>
          </table:table-cell>
          <table:table-cell office:value-type="string">
            <text:p><text:s/>shar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rmlos </text:p>
          </table:table-cell>
          <table:table-cell office:value-type="string">
            <text:p><text:s/>harmless </text:p>
          </table:table-cell>
          <table:table-cell table:number-columns-repeated="1022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d </text:p>
          </table:table-cell>
          <table:table-cell office:value-type="string">
            <text:p><text:s/>foun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5" office:value-type="string">
            <text:p><text:s/>bewerten </text:p>
          </table:table-cell>
          <table:table-cell office:value-type="string">
            <text:p><text:s/>assess </text:p>
          </table:table-cell>
          <table:table-cell table:number-columns-repeated="1022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 table:number-columns-repeated="1022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alten </text:p>
          </table:table-cell>
          <table:table-cell office:value-type="string">
            <text:p><text:s/>obtai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<text:span text:style-name="T2">ö</text:span><text:span text:style-name="T2">hen </text:span></text:p>
          </table:table-cell>
          <table:table-cell office:value-type="string">
            <text:p><text:s/>rise </text:p>
          </table:table-cell>
          <table:table-cell table:number-columns-repeated="1022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 table:number-columns-repeated="1022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oweit </text:p>
          </table:table-cell>
          <table:table-cell office:value-type="string">
            <text:p><text:s/>Ready , so fa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onsten </text:p>
          </table:table-cell>
          <table:table-cell office:value-type="string">
            <text:p><text:s/>otherwise </text:p>
          </table:table-cell>
          <table:table-cell table:number-columns-repeated="1022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orkommt </text:p>
          </table:table-cell>
          <table:table-cell office:value-type="string">
            <text:p><text:s/>Happens , occurs</text:p>
          </table:table-cell>
          <table:table-cell table:number-columns-repeated="1022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 table:number-columns-repeated="1022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<text:span text:style-name="T1">ü</text:span><text:span text:style-name="T1">r 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 table:number-columns-repeated="1022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</text:p>
          </table:table-cell>
          <table:table-cell table:number-columns-repeated="1022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table:style-name="ce34" office:value-type="string">
            <text:p><text:s/>Bestellungen </text:p>
          </table:table-cell>
          <table:table-cell office:value-type="string">
            <text:p><text:s/>order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nimmt zu </text:p>
          </table:table-cell>
          <table:table-cell office:value-type="string">
            <text:p><text:s/>grow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äden angerichtet </text:p>
          </table:table-cell>
          <table:table-cell office:value-type="string">
            <text:p><text:s/>great damage, damage don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troffen </text:p>
          </table:table-cell>
          <table:table-cell office:value-type="string">
            <text:p><text:s/>hit </text:p>
          </table:table-cell>
          <table:table-cell table:number-columns-repeated="1022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ürren </text:p>
          </table:table-cell>
          <table:table-cell office:value-type="string">
            <text:p><text:s/>drought </text:p>
          </table:table-cell>
          <table:table-cell table:number-columns-repeated="1022"/>
        </table:table-row>
        <table:table-row table:style-name="ro18">
          <table:table-cell table:style-name="ce26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wahl </text:p>
          </table:table-cell>
          <table:table-cell office:value-type="string">
            <text:p><text:s/>choice / selec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nefit </text:p>
          </table:table-cell>
          <table:table-cell office:value-type="string">
            <text:p><text:s/>Nutzen </text:p>
          </table:table-cell>
          <table:table-cell table:number-columns-repeated="1022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Gebrauch </text:p>
          </table:table-cell>
          <table:table-cell office:value-type="string">
            <text:p><text:s/>usage </text:p>
          </table:table-cell>
          <table:table-cell table:number-columns-repeated="1022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contributio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rechnen </text:p>
          </table:table-cell>
          <table:table-cell office:value-type="string">
            <text:p><text:s/>calculate </text:p>
          </table:table-cell>
          <table:table-cell table:number-columns-repeated="1022"/>
        </table:table-row>
        <table:table-row table:style-name="ro19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 table:number-columns-repeated="1022"/>
        </table:table-row>
        <table:table-row table:style-name="ro20">
          <table:table-cell table:style-name="ce48" office:value-type="string">
            <text:p><text:s/>betrifft </text:p>
          </table:table-cell>
          <table:table-cell office:value-type="string">
            <text:p><text:s/>Affect , επηρεάζονται, concer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recken </text:p>
          </table:table-cell>
          <table:table-cell office:value-type="string">
            <text:p><text:s/>terror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breitet </text:p>
          </table:table-cell>
          <table:table-cell office:value-type="string">
            <text:p><text:s/>Spreads , distribute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21">
          <table:table-cell table:style-name="ce49" office:value-type="string">
            <text:p><text:s/>unerlässlich </text:p>
          </table:table-cell>
          <table:table-cell office:value-type="string">
            <text:p><text:s/>Indespensible , απαραίτητ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rbung </text:p>
          </table:table-cell>
          <table:table-cell office:value-type="string">
            <text:p><text:s/>advertisiment </text:p>
          </table:table-cell>
          <table:table-cell table:number-columns-repeated="1022"/>
        </table:table-row>
        <table:table-row table:style-name="ro1">
          <table:table-cell office:value-type="string">
            <text:p><text:s/>Beitr<text:span text:style-name="T3">ä</text:span><text:span text:style-name="T3">gen </text:span>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umstritten </text:p>
          </table:table-cell>
          <table:table-cell office:value-type="string">
            <text:p><text:s/>controversial </text:p>
          </table:table-cell>
          <table:table-cell table:number-columns-repeated="1022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 table:number-columns-repeated="1022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indern </text:p>
          </table:table-cell>
          <table:table-cell office:value-type="string">
            <text:p><text:s/>prevent </text:p>
          </table:table-cell>
          <table:table-cell table:number-columns-repeated="1022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 table:number-columns-repeated="1022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meiden </text:p>
          </table:table-cell>
          <table:table-cell office:value-type="string">
            <text:p><text:s/>avoi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örder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ritt </text:p>
          </table:table-cell>
          <table:table-cell office:value-type="string">
            <text:p><text:s/>ki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eile </text:p>
          </table:table-cell>
          <table:table-cell office:value-type="string">
            <text:p><text:s/>share </text:p>
          </table:table-cell>
          <table:table-cell table:number-columns-repeated="1022"/>
        </table:table-row>
        <table:table-row table:style-name="ro1">
          <table:table-cell office:value-type="string">
            <text:p><text:s/>zust<text:span text:style-name="T3">ä</text:span><text:span text:style-name="T3">ndigen </text:span></text:p>
          </table:table-cell>
          <table:table-cell office:value-type="string">
            <text:p><text:s/>responisble </text:p>
          </table:table-cell>
          <table:table-cell table:number-columns-repeated="1022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 table:number-columns-repeated="1022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traft </text:p>
          </table:table-cell>
          <table:table-cell office:value-type="string">
            <text:p><text:s/>fin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ordern und fördern</text:p>
          </table:table-cell>
          <table:table-cell office:value-type="string">
            <text:p>demand and promo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lche Strafen </text:p>
          </table:table-cell>
          <table:table-cell office:value-type="string">
            <text:p><text:s/>such fin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 table:number-columns-repeated="1022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orfen </text:p>
          </table:table-cell>
          <table:table-cell office:value-type="string">
            <text:p><text:s/>drop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text:s/>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aler </text:p>
          </table:table-cell>
          <table:table-cell office:value-type="string">
            <text:p><text:s/>painter </text:p>
          </table:table-cell>
          <table:table-cell table:number-columns-repeated="1022"/>
        </table:table-row>
        <table:table-row table:style-name="ro22">
          <table:table-cell table:style-name="ce26" office:value-type="string">
            <text:p><text:s/>Jetzt haben Forscher <text:span text:style-name="T2">festgestellt</text:span><text:span text:style-name="T3"> </text:span></text:p>
          </table:table-cell>
          <table:table-cell office:value-type="string">
            <text:p><text:s/>Now researchers have fou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s Gehirn </text:p>
          </table:table-cell>
          <table:table-cell office:value-type="string">
            <text:p><text:s/>bra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as Kinn </text:p>
          </table:table-cell>
          <table:table-cell office:value-type="string">
            <text:p><text:s/>the ch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Stirn </text:p>
          </table:table-cell>
          <table:table-cell office:value-type="string">
            <text:p><text:s/>forehea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estify </text:p>
          </table:table-cell>
          <table:table-cell office:value-type="string">
            <text:p><text:s/>aussage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<text:span text:style-name="T1">ä</text:span><text:span text:style-name="T1">se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Umgebung </text:p>
          </table:table-cell>
          <table:table-cell office:value-type="string">
            <text:p><text:s/>Near , surroundin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<text:span text:style-name="T1">ü</text:span><text:span text:style-name="T1">nschen?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he wishes for more </text:p>
          </table:table-cell>
          <table:table-cell office:value-type="string">
            <text:p><text:s/>Sie w<text:span text:style-name="T1">ü</text:span><text:span text:style-name="T1">nscht sich meh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deutig </text:p>
          </table:table-cell>
          <table:table-cell office:value-type="string">
            <text:p><text:s/>clea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 text:c="2"/>Brustkorb </text:p>
          </table:table-cell>
          <table:table-cell office:value-type="string">
            <text:p><text:s/>Chest , 8wraka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<text:span text:style-name="T2">ü</text:span><text:span text:style-name="T2">nn </text:span></text:p>
          </table:table-cell>
          <table:table-cell office:value-type="string">
            <text:p><text:s/>slim, th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umen </text:p>
          </table:table-cell>
          <table:table-cell office:value-type="string">
            <text:p><text:s/>thumb, antixeira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ielt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Ferse </text:p>
          </table:table-cell>
          <table:table-cell office:value-type="string">
            <text:p><text:s/>the kne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cht </text:p>
          </table:table-cell>
          <table:table-cell office:value-type="string">
            <text:p><text:s/>real, genuin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as Zuberh<text:span text:style-name="T2">ö</text:span><text:span text:style-name="T2">r </text:span></text:p>
          </table:table-cell>
          <table:table-cell office:value-type="string">
            <text:p><text:s/>the equipmen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Fell </text:p>
          </table:table-cell>
          <table:table-cell office:value-type="string">
            <text:p><text:s/>coa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rtragen </text:p>
          </table:table-cell>
          <table:table-cell office:value-type="string">
            <text:p><text:s/>to bear , to tolera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andern </text:p>
          </table:table-cell>
          <table:table-cell office:value-type="string">
            <text:p><text:s/>hiking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r<text:span text:style-name="T3">ü</text:span><text:span text:style-name="T3">cken </text:span></text:p>
          </table:table-cell>
          <table:table-cell office:value-type="string">
            <text:p><text:s/>press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Nachweis </text:p>
          </table:table-cell>
          <table:table-cell office:value-type="string">
            <text:p><text:s/>evidenc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stellen </text:p>
          </table:table-cell>
          <table:table-cell office:value-type="string">
            <text:p><text:s/>Stop , to pa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Strafe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brechen </text:p>
          </table:table-cell>
          <table:table-cell office:value-type="string">
            <text:p><text:s/>crim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chwule </text:p>
          </table:table-cell>
          <table:table-cell office:value-type="string">
            <text:p><text:s/>ga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rossartig </text:p>
          </table:table-cell>
          <table:table-cell office:value-type="string">
            <text:p><text:s/>grea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puren </text:p>
          </table:table-cell>
          <table:table-cell office:value-type="string">
            <text:p><text:s/>trac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ombe war in einem <text:span text:style-name="T2">Eimer</text:span><text:span text:style-name="T3"> </text:span><text:span text:style-name="T2">versteckt</text:span><text:span text:style-name="T3"> </text:span></text:p>
          </table:table-cell>
          <table:table-cell office:value-type="string">
            <text:p><text:s/>the bomb was hidden in a bucke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chaffte </text:p>
          </table:table-cell>
          <table:table-cell office:value-type="string">
            <text:p><text:s/>managed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inrichten </text:p>
          </table:table-cell>
          <table:table-cell office:value-type="string">
            <text:p><text:s/>furnish, establish, set u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achten </text:p>
          </table:table-cell>
          <table:table-cell office:value-type="string">
            <text:p><text:s/>consider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sitzen </text:p>
          </table:table-cell>
          <table:table-cell office:value-type="string">
            <text:p><text:s/>ow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treifen </text:p>
          </table:table-cell>
          <table:table-cell office:value-type="string">
            <text:p><text:s/>strip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L<text:span text:style-name="T3">ö</text:span><text:span text:style-name="T3">we </text:span></text:p>
          </table:table-cell>
          <table:table-cell office:value-type="string">
            <text:p><text:s/>l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rotzen </text:p>
          </table:table-cell>
          <table:table-cell office:value-type="string">
            <text:p><text:s/>Defy , προκαλώ, αψηφ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tichtag </text:p>
          </table:table-cell>
          <table:table-cell office:value-type="string">
            <text:p><text:s/>deadlin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klagt </text:p>
          </table:table-cell>
          <table:table-cell office:value-type="string">
            <text:p><text:s/>complai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ohen </text:p>
          </table:table-cell>
          <table:table-cell office:value-type="string">
            <text:p><text:s/>increas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as Atom-<text:span text:style-name="T2">Abkommen</text:span><text:span text:style-name="T3"> </text:span></text:p>
          </table:table-cell>
          <table:table-cell office:value-type="string">
            <text:p><text:s/>the nuclear aggreement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, talanteuetai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tein </text:p>
          </table:table-cell>
          <table:table-cell office:value-type="string">
            <text:p><text:s/>Rock , βράχ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 table:style-name="ce107"/>
          <table:table-cell table:number-columns-repeated="1021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chehen </text:p>
          </table:table-cell>
          <table:table-cell office:value-type="string">
            <text:p><text:s/>happened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23">
          <table:table-cell table:style-name="ce34"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von </text:p>
          </table:table-cell>
          <table:table-cell office:value-type="string">
            <text:p><text:s/>fro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ran </text:p>
          </table:table-cell>
          <table:table-cell office:value-type="string">
            <text:p><text:s/>about 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fallen </text:p>
          </table:table-cell>
          <table:table-cell office:value-type="string">
            <text:p><text:s/>Cancelled , to fail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Entschädigung </text:p>
          </table:table-cell>
          <table:table-cell office:value-type="string">
            <text:p><text:s/>compensation </text:p>
          </table:table-cell>
          <table:table-cell table:number-columns-repeated="1022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fordert </text:p>
          </table:table-cell>
          <table:table-cell office:value-type="string">
            <text:p><text:s/>requi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chlossen</text:p>
          </table:table-cell>
          <table:table-cell office:value-type="string">
            <text:p><text:s/>decided </text:p>
          </table:table-cell>
          <table:table-cell table:number-columns-repeated="1022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 table:number-columns-repeated="1022"/>
        </table:table-row>
        <table:table-row table:style-name="ro21">
          <table:table-cell table:style-name="ce26"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Kusten gebiet </text:p>
          </table:table-cell>
          <table:table-cell office:value-type="string">
            <text:p><text:s/>coastal area</text:p>
          </table:table-cell>
          <table:table-cell table:number-columns-repeated="1022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orwürfe </text:p>
          </table:table-cell>
          <table:table-cell office:value-type="string">
            <text:p><text:s/>accusation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lassen </text:p>
          </table:table-cell>
          <table:table-cell office:value-type="string">
            <text:p><text:s/>dismiss </text:p>
          </table:table-cell>
          <table:table-cell table:number-columns-repeated="1022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mittle </text:p>
          </table:table-cell>
          <table:table-cell office:value-type="string">
            <text:p><text:s/>investigat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herausfind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überwachen </text:p>
          </table:table-cell>
          <table:table-cell office:value-type="string">
            <text:p><text:s/>monitor </text:p>
          </table:table-cell>
          <table:table-cell table:style-name="ce107"/>
          <table:table-cell table:number-columns-repeated="1021"/>
        </table:table-row>
        <table:table-row table:style-name="ro1">
          <table:table-cell table:style-name="ce34" office:value-type="string">
            <text:p><text:s/>Anrede </text:p>
          </table:table-cell>
          <table:table-cell office:value-type="string">
            <text:p><text:s/>title , salutat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sta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lag </text:p>
          </table:table-cell>
          <table:table-cell office:value-type="string">
            <text:p><text:s/>publish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Seele </text:p>
          </table:table-cell>
          <table:table-cell office:value-type="string">
            <text:p><text:s/>the so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Sinn </text:p>
          </table:table-cell>
          <table:table-cell office:value-type="string">
            <text:p><text:s/>sen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danke </text:p>
          </table:table-cell>
          <table:table-cell office:value-type="string">
            <text:p><text:s/>id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pirituality </text:p>
          </table:table-cell>
          <table:table-cell office:value-type="string">
            <text:p><text:s/>Spiritualitä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I would resolve it privately </text:p>
          </table:table-cell>
          <table:table-cell office:value-type="string">
            <text:p><text:s/>Ich w<text:span text:style-name="T1">ü</text:span><text:span text:style-name="T1">rde es privat l</text:span><text:span text:style-name="T1">ö</text:span><text:span text:style-name="T1">sen</text:span>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 table:number-columns-repeated="1022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the ladd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 table:number-columns-repeated="1022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 table:number-columns-repeated="1022"/>
        </table:table-row>
        <table:table-row table:style-name="ro24">
          <table:table-cell table:style-name="ce44"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 table:number-columns-repeated="1022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icksal </text:p>
          </table:table-cell>
          <table:table-cell office:value-type="string">
            <text:p><text:s/>f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ist </text:p>
          </table:table-cell>
          <table:table-cell office:value-type="string">
            <text:p><text:s/>gho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Wahrheit </text:p>
          </table:table-cell>
          <table:table-cell office:value-type="string">
            <text:p><text:s/>the trut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leichgewicht </text:p>
          </table:table-cell>
          <table:table-cell office:value-type="string">
            <text:p><text:s/>balance </text:p>
          </table:table-cell>
          <table:table-cell table:number-columns-repeated="1022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 table:number-columns-repeated="1022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brigen </text:p>
          </table:table-cell>
          <table:table-cell office:value-type="string">
            <text:p><text:s/>s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amte </text:p>
          </table:table-cell>
          <table:table-cell office:value-type="string">
            <text:p><text:s/>enti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und ich bin frei wie der Wind</text:p>
          </table:table-cell>
          <table:table-cell table:number-columns-repeated="1022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 table:number-columns-repeated="1022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wusstlos </text:p>
          </table:table-cell>
          <table:table-cell office:value-type="string">
            <text:p><text:s/>unconsiou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geklagt </text:p>
          </table:table-cell>
          <table:table-cell office:value-type="string">
            <text:p><text:s/>acc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klagte </text:p>
          </table:table-cell>
          <table:table-cell office:value-type="string">
            <text:p><text:s/>defa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Obdachloser </text:p>
          </table:table-cell>
          <table:table-cell office:value-type="string">
            <text:p><text:s/>homeles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fahrung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alten </text:p>
          </table:table-cell>
          <table:table-cell office:value-type="string">
            <text:p><text:s/>behavior</text:p>
          </table:table-cell>
          <table:table-cell table:number-columns-repeated="1022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 table:number-columns-repeated="1022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 table:number-columns-repeated="1022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 table:number-columns-repeated="1022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ehoren </text:p>
          </table:table-cell>
          <table:table-cell office:value-type="string">
            <text:p><text:s/>belong</text:p>
          </table:table-cell>
          <table:table-cell table:number-columns-repeated="1022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 table:number-columns-repeated="1022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smal </text:p>
          </table:table-cell>
          <table:table-cell office:value-type="string">
            <text:p><text:s/>this time </text:p>
          </table:table-cell>
          <table:table-cell table:number-columns-repeated="1022"/>
        </table:table-row>
        <table:table-row table:style-name="ro1" table:number-rows-repeated="104719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16" table:print="false">
        <office:forms form:automatic-focus="false" form:apply-design-mode="false"/>
        <table:table-column table:style-name="co47" table:default-cell-style-name="ce185"/>
        <table:table-column table:style-name="co51" table:default-cell-style-name="ce185"/>
        <table:table-column table:style-name="co52" table:default-cell-style-name="Excel_20_Built-in_20_Normal"/>
        <table:table-column table:style-name="co5" table:number-columns-repeated="253" table:default-cell-style-name="Excel_20_Built-in_20_Normal"/>
        <table:table-column table:style-name="co6" table:number-columns-repeated="768" table:default-cell-style-name="Default"/>
        <table:table-row table:style-name="ro52">
          <table:table-cell table:number-columns-repeated="1024"/>
        </table:table-row>
        <table:table-row table:style-name="ro35">
          <table:table-cell office:value-type="string">
            <text:p>mitmach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office:value-type="string">
            <text:p>teilnehm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sorgen</text:p>
          </table:table-cell>
          <table:table-cell office:value-type="string">
            <text:p>car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meiden</text:p>
          </table:table-cell>
          <table:table-cell office:value-type="string">
            <text:p>prevent, avoid</text:p>
          </table:table-cell>
          <table:table-cell table:number-columns-repeated="1022"/>
        </table:table-row>
        <table:table-row table:style-name="ro35">
          <table:table-cell office:value-type="string">
            <text:p>komm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passier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mir ist kalt</text:p>
          </table:table-cell>
          <table:table-cell office:value-type="string">
            <text:p>I am col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eschlechter</text:p>
          </table:table-cell>
          <table:table-cell office:value-type="string">
            <text:p>gender</text:p>
          </table:table-cell>
          <table:table-cell table:number-columns-repeated="1022"/>
        </table:table-row>
        <table:table-row table:style-name="ro35">
          <table:table-cell office:value-type="string">
            <text:p>Eier</text:p>
          </table:table-cell>
          <table:table-cell office:value-type="string">
            <text:p>Eggs</text:p>
          </table:table-cell>
          <table:table-cell table:number-columns-repeated="1022"/>
        </table:table-row>
        <table:table-row table:style-name="ro35">
          <table:table-cell office:value-type="string">
            <text:p>Frühling</text:p>
          </table:table-cell>
          <table:table-cell office:value-type="string">
            <text:p>Spring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eiß</text:p>
          </table:table-cell>
          <table:table-cell office:value-type="string">
            <text:p>hot</text:p>
          </table:table-cell>
          <table:table-cell table:number-columns-repeated="1022"/>
        </table:table-row>
        <table:table-row table:style-name="ro35">
          <table:table-cell office:value-type="string">
            <text:p>sorgt sich</text:p>
          </table:table-cell>
          <table:table-cell office:value-type="string">
            <text:p>worrie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sich melden</text:p>
          </table:table-cell>
          <table:table-cell office:value-type="string">
            <text:p>report, get in touch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habe mich verlaufen</text:p>
          </table:table-cell>
          <table:table-cell office:value-type="string">
            <text:p>I am lost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eintragen</text:p>
          </table:table-cell>
          <table:table-cell office:value-type="string">
            <text:p>sign in</text:p>
          </table:table-cell>
          <table:table-cell table:number-columns-repeated="1022"/>
        </table:table-row>
        <table:table-row table:style-name="ro35">
          <table:table-cell office:value-type="string">
            <text:p>Ich erinnere mich nicht</text:p>
          </table:table-cell>
          <table:table-cell office:value-type="string">
            <text:p>I do not rememb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53">
          <table:table-cell office:value-type="string">
            <text:p>Ich habe alles, was ich brauche. Was soll ich mir noch wunschen</text:p>
          </table:table-cell>
          <table:table-cell office:value-type="string">
            <text:p>I have everything I need. What else should I wish for?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prüfen</text:p>
          </table:table-cell>
          <table:table-cell office:value-type="string">
            <text:p>check out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Ich habe mich im Unterricht neben sie gesetzt</text:p>
          </table:table-cell>
          <table:table-cell office:value-type="string">
            <text:p>I sat down next to her in the classroom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check out, look at/εξετάζω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ntragen</text:p>
          </table:table-cell>
          <table:table-cell office:value-type="string">
            <text:p>regist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1022"/>
        </table:table-row>
        <table:table-row table:style-name="ro35">
          <table:table-cell office:value-type="string">
            <text:p>Daran habe ich nicht gedacht</text:p>
          </table:table-cell>
          <table:table-cell office:value-type="string">
            <text:p>I have not thought of it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geführt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Menge Regeln</text:p>
          </table:table-cell>
          <table:table-cell office:value-type="string">
            <text:p>many rules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beschlossen werden</text:p>
          </table:table-cell>
          <table:table-cell office:value-type="string">
            <text:p>to be decided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wie man da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52">
          <table:table-cell table:style-name="ce207"/>
          <table:table-cell table:style-name="ce244"/>
          <table:table-cell table:style-name="ce92" table:number-columns-repeated="1022"/>
        </table:table-row>
        <table:table-row table:style-name="ro35">
          <table:table-cell table:style-name="ce194" office:value-type="string">
            <text:p>Schad-Stoffe</text:p>
          </table:table-cell>
          <table:table-cell office:value-type="string">
            <text:p>Harmfull substances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35">
          <table:table-cell office:value-type="string">
            <text:p>Gründe</text:p>
          </table:table-cell>
          <table:table-cell office:value-type="string">
            <text:p>reasons</text:p>
          </table:table-cell>
          <table:table-cell table:number-columns-repeated="1022"/>
        </table:table-row>
        <table:table-row table:style-name="ro35">
          <table:table-cell office:value-type="string">
            <text:p>einigen</text:p>
          </table:table-cell>
          <table:table-cell table:style-name="ce75" office:value-type="string">
            <text:p>agre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lästigt</text:p>
          </table:table-cell>
          <table:table-cell office:value-type="string">
            <text:p>molested/κακοποιήθηκε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festgebunden</text:p>
          </table:table-cell>
          <table:table-cell office:value-type="string">
            <text:p>tied/δεμένα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trunken</text:p>
          </table:table-cell>
          <table:table-cell office:value-type="string">
            <text:p>drunk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Ermittlungen</text:p>
          </table:table-cell>
          <table:table-cell office:value-type="string">
            <text:p>investigation</text:p>
          </table:table-cell>
          <table:table-cell table:number-columns-repeated="1022"/>
        </table:table-row>
        <table:table-row table:style-name="ro35">
          <table:table-cell office:value-type="string">
            <text:p>Mord</text:p>
          </table:table-cell>
          <table:table-cell office:value-type="string">
            <text:p>murder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1015"/>
        </table:table-row>
        <table:table-row table:style-name="ro35">
          <table:table-cell table:style-name="ce194" office:value-type="string">
            <text:p>Die Täter</text:p>
          </table:table-cell>
          <table:table-cell office:value-type="string">
            <text:p>offend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Mord-Verdacht</text:p>
          </table:table-cell>
          <table:table-cell table:style-name="ce192" office:value-type="string">
            <text:p>Murder suspect</text:p>
          </table:table-cell>
          <table:table-cell table:number-columns-repeated="1022"/>
        </table:table-row>
        <table:table-row table:style-name="ro35">
          <table:table-cell office:value-type="string">
            <text:p>Staats-Anwalt</text:p>
          </table:table-cell>
          <table:table-cell table:style-name="ce192" office:value-type="string">
            <text:p>State Attorne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ermittelt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nzige</text:p>
          </table:table-cell>
          <table:table-cell office:value-type="string">
            <text:p>only, single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verfügbaren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Mauern</text:p>
          </table:table-cell>
          <table:table-cell office:value-type="string">
            <text:p>wall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Ferien</text:p>
          </table:table-cell>
          <table:table-cell office:value-type="string">
            <text:p>break/αργία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Fähre</text:p>
          </table:table-cell>
          <table:table-cell office:value-type="string">
            <text:p>Ferr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u hast mich dazu gebracht</text:p>
          </table:table-cell>
          <table:table-cell office:value-type="string">
            <text:p>You made me do this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habe .. Gewusst</text:p>
          </table:table-cell>
          <table:table-cell office:value-type="string">
            <text:p>I did not know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inweise</text:p>
          </table:table-cell>
          <table:table-cell office:value-type="string">
            <text:p>clues</text:p>
          </table:table-cell>
          <table:table-cell table:number-columns-repeated="1022"/>
        </table:table-row>
        <table:table-row table:style-name="ro35">
          <table:table-cell table:style-name="ce211" office:value-type="string">
            <text:p>Maße</text:p>
          </table:table-cell>
          <table:table-cell office:value-type="string">
            <text:p>metrics, dimensions, mass</text:p>
          </table:table-cell>
          <table:table-cell table:number-columns-repeated="1022"/>
        </table:table-row>
        <table:table-row table:style-name="ro35">
          <table:table-cell office:value-type="string">
            <text:p>Kompetenz</text:p>
          </table:table-cell>
          <table:table-cell office:value-type="string">
            <text:p>competenc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assen</text:p>
          </table:table-cell>
          <table:table-cell office:value-type="string">
            <text:p>hate</text:p>
          </table:table-cell>
          <table:table-cell table:number-columns-repeated="1022"/>
        </table:table-row>
        <table:table-row table:style-name="ro35">
          <table:table-cell office:value-type="string">
            <text:p>Freude</text:p>
          </table:table-cell>
          <table:table-cell office:value-type="string">
            <text:p>joy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Verständnis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35">
          <table:table-cell office:value-type="string">
            <text:p>schlau</text:p>
          </table:table-cell>
          <table:table-cell office:value-type="string">
            <text:p>smart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böse</text:p>
          </table:table-cell>
          <table:table-cell office:value-type="string">
            <text:p>ma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chuld</text:p>
          </table:table-cell>
          <table:table-cell office:value-type="string">
            <text:p>fault</text:p>
          </table:table-cell>
          <table:table-cell table:number-columns-repeated="1022"/>
        </table:table-row>
        <table:table-row table:style-name="ro35">
          <table:table-cell office:value-type="string">
            <text:p>Ruhe</text:p>
          </table:table-cell>
          <table:table-cell office:value-type="string">
            <text:p>peas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Ich bin au<text:span text:style-name="T1">ßer mir vor Freude</text:span></text:p>
          </table:table-cell>
          <table:table-cell office:value-type="string">
            <text:p>I am overjoyed</text:p>
          </table:table-cell>
          <table:table-cell table:number-columns-repeated="1022"/>
        </table:table-row>
        <table:table-row table:style-name="ro35">
          <table:table-cell table:style-name="ce212" office:value-type="string">
            <text:p>unheimlich</text:p>
          </table:table-cell>
          <table:table-cell table:style-name="ce219" office:value-type="string">
            <text:p>tromaxtikos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geschossen</text:p>
          </table:table-cell>
          <table:table-cell table:style-name="ce245" office:value-type="string">
            <text:p>shot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4" office:value-type="string">
            <text:p>erkennen </text:p>
          </table:table-cell>
          <table:table-cell table:style-name="ce219" office:value-type="string">
            <text:p>recogniz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lten nicht mehr </text:p>
          </table:table-cell>
          <table:table-cell table:style-name="ce219" office:value-type="string">
            <text:p>do not apply any mor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08" office:value-type="string">
            <text:p>erlauben</text:p>
          </table:table-cell>
          <table:table-cell table:style-name="ce192" office:value-type="string">
            <text:p>To allow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orwürfe </text:p>
          </table:table-cell>
          <table:table-cell table:style-name="ce219" office:value-type="string">
            <text:p>accussations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6" office:value-type="string">
            <text:p>Beweise</text:p>
          </table:table-cell>
          <table:table-cell table:style-name="ce245" office:value-type="string">
            <text:p>proofs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7"/>
          <table:table-cell table:style-name="ce246" table:number-columns-repeated="5"/>
          <table:table-cell table:style-name="ce96" table:number-columns-repeated="1018"/>
        </table:table-row>
        <table:table-row table:style-name="ro54">
          <table:table-cell table:style-name="ce218" office:value-type="string">
            <text:p>beschließt </text:p>
          </table:table-cell>
          <table:table-cell table:style-name="ce219" office:value-type="string">
            <text:p>decides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9" office:value-type="string">
            <text:p>getrunken</text:p>
          </table:table-cell>
          <table:table-cell table:style-name="ce219" office:value-type="string">
            <text:p>drunk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1" office:value-type="string">
            <text:p>I was very interested in it</text:p>
          </table:table-cell>
          <table:table-cell table:style-name="ce192" office:value-type="string">
            <text:p>Ich war daran sehr interessiert</text:p>
          </table:table-cell>
          <table:table-cell table:number-columns-repeated="1022"/>
        </table:table-row>
        <table:table-row table:style-name="ro35">
          <table:table-cell table:style-name="ce220" office:value-type="string">
            <text:p>bereits</text:p>
          </table:table-cell>
          <table:table-cell table:style-name="ce219" office:value-type="string">
            <text:p>already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beraten</text:p>
          </table:table-cell>
          <table:table-cell table:style-name="ce245" office:value-type="string">
            <text:p>to advic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21" office:value-type="string">
            <text:p>Many people have <text:span text:style-name="T4">adviced</text:span><text:span text:style-name="T1"> them</text:span></text:p>
          </table:table-cell>
          <table:table-cell table:style-name="ce219" office:value-type="string">
            <text:p>Viele Leute haben sie beraten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verschwunden </text:p>
          </table:table-cell>
          <table:table-cell table:style-name="ce219" office:value-type="string">
            <text:p>gone, disappeared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8" office:value-type="string">
            <text:p>erfüllt </text:p>
          </table:table-cell>
          <table:table-cell table:style-name="ce192" office:value-type="string">
            <text:p>fulfilled, granted</text:p>
          </table:table-cell>
          <table:table-cell table:number-columns-repeated="1022"/>
        </table:table-row>
        <table:table-row table:style-name="ro35">
          <table:table-cell table:style-name="ce212" office:value-type="string">
            <text:p>Auswahl</text:p>
          </table:table-cell>
          <table:table-cell table:style-name="ce219" office:value-type="string">
            <text:p>choice, selection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Ma<text:span text:style-name="T1">ße</text:span></text:p>
          </table:table-cell>
          <table:table-cell table:style-name="ce245" office:value-type="string">
            <text:p>measuraments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9" office:value-type="string">
            <text:p>Auf seine Weise</text:p>
          </table:table-cell>
          <table:table-cell table:style-name="ce219" office:value-type="string">
            <text:p>In his own way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2" office:value-type="string">
            <text:p>Verhalten</text:p>
          </table:table-cell>
          <table:table-cell table:style-name="ce219" office:value-type="string">
            <text:p>behavior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einigt</text:p>
          </table:table-cell>
          <table:table-cell table:style-name="ce192" office:value-type="string">
            <text:p>agre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enden </text:p>
          </table:table-cell>
          <table:table-cell table:style-name="ce219" office:value-type="string">
            <text:p>break up 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der Wissenschaftler</text:p>
          </table:table-cell>
          <table:table-cell table:style-name="ce245" office:value-type="string">
            <text:p>the scientist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2" office:value-type="string">
            <text:p>Erfindung</text:p>
          </table:table-cell>
          <table:table-cell table:style-name="ce219" office:value-type="string">
            <text:p>invention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54">
          <table:table-cell table:style-name="ce230" office:value-type="string">
            <text:p>bestätigen</text:p>
          </table:table-cell>
          <table:table-cell table:style-name="ce219" office:value-type="string">
            <text:p>confirm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35">
          <table:table-cell table:style-name="ce231" office:value-type="string">
            <text:p>der Nachweis</text:p>
          </table:table-cell>
          <table:table-cell table:style-name="ce192" office:value-type="string">
            <text:p>the evidence</text:p>
          </table:table-cell>
          <table:table-cell table:number-columns-repeated="1022"/>
        </table:table-row>
        <table:table-row table:style-name="ro35">
          <table:table-cell table:style-name="ce220" office:value-type="string">
            <text:p>Erfindung</text:p>
          </table:table-cell>
          <table:table-cell table:style-name="ce220" office:value-type="string">
            <text:p>invention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misst</text:p>
          </table:table-cell>
          <table:table-cell table:style-name="ce245" office:value-type="string">
            <text:p>measures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9" office:value-type="string">
            <text:p>steht im Internet</text:p>
          </table:table-cell>
          <table:table-cell table:style-name="ce219" office:value-type="string">
            <text:p>is on the Internet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54">
          <table:table-cell table:style-name="ce219" office:value-type="string">
            <text:p>Strahlung</text:p>
          </table:table-cell>
          <table:table-cell table:style-name="ce219" office:value-type="string">
            <text:p>radiation</text:p>
          </table:table-cell>
          <table:table-cell table:style-name="ce245" table:number-columns-repeated="2"/>
          <table:table-cell table:style-name="ce281" table:number-columns-spanned="2" table:number-rows-spanned="1"/>
          <table:covered-table-cell table:style-name="ce281"/>
          <table:table-cell table:number-columns-repeated="1018"/>
        </table:table-row>
        <table:table-row table:style-name="ro35">
          <table:table-cell office:value-type="string">
            <text:p>gemocht</text:p>
          </table:table-cell>
          <table:table-cell office:value-type="string">
            <text:p>liked (past partic of mochte)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as ist geschehen</text:p>
          </table:table-cell>
          <table:table-cell office:value-type="string">
            <text:p>what happe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reits</text:p>
          </table:table-cell>
          <table:table-cell office:value-type="string">
            <text:p>already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malen</text:p>
          </table:table-cell>
          <table:table-cell office:value-type="string">
            <text:p>to pai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ährend </text:p>
          </table:table-cell>
          <table:table-cell office:value-type="string">
            <text:p>whil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Regie</text:p>
          </table:table-cell>
          <table:table-cell office:value-type="string">
            <text:p>directio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ntwurf</text:p>
          </table:table-cell>
          <table:table-cell office:value-type="string">
            <text:p>design,draft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Sammlung</text:p>
          </table:table-cell>
          <table:table-cell office:value-type="string">
            <text:p>the collec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elten</text:p>
          </table:table-cell>
          <table:table-cell office:value-type="string">
            <text:p>seldom,rare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urteilt</text:p>
          </table:table-cell>
          <table:table-cell office:value-type="string">
            <text:p>sentenc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rmordung </text:p>
          </table:table-cell>
          <table:table-cell office:value-type="string">
            <text:p>assacina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brecher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belagert</text:p>
          </table:table-cell>
          <table:table-cell office:value-type="string">
            <text:p>besieged/πολιορκήθηκε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einlegen Berufung</text:p>
          </table:table-cell>
          <table:table-cell office:value-type="string">
            <text:p>askw efesh</text:p>
          </table:table-cell>
          <table:table-cell table:number-columns-repeated="1022"/>
        </table:table-row>
        <table:table-row table:style-name="ro35">
          <table:table-cell office:value-type="string">
            <text:p>das Urteil</text:p>
          </table:table-cell>
          <table:table-cell office:value-type="string">
            <text:p>the judgemen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straft werden</text:p>
          </table:table-cell>
          <table:table-cell office:value-type="string">
            <text:p>to be punish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angeklagt </text:p>
          </table:table-cell>
          <table:table-cell office:value-type="string">
            <text:p>accuss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ntdeckt 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16">
          <table:table-cell table:style-name="ce107" office:value-type="string">
            <text:p>Er wurde am Montag von der Polizei festgenommen</text:p>
          </table:table-cell>
          <table:table-cell office:value-type="string">
            <text:p>He was arrested by the police on Mond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ist vor 37 Jahren ermordet worden </text:p>
          </table:table-cell>
          <table:table-cell office:value-type="string">
            <text:p>He was murdered 37 years ago</text:p>
          </table:table-cell>
          <table:table-cell table:number-columns-repeated="1022"/>
        </table:table-row>
        <table:table-row table:style-name="ro53">
          <table:table-cell table:style-name="ce13" office:value-type="string">
            <text:p>Sie wurden vor vielen Jahren aus dem Haus gestohlen </text:p>
          </table:table-cell>
          <table:table-cell office:value-type="string">
            <text:p>They were stolen from the home many years ago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Ost-Küste</text:p>
          </table:table-cell>
          <table:table-cell office:value-type="string">
            <text:p>East Cos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braucher </text:p>
          </table:table-cell>
          <table:table-cell office:value-type="string">
            <text:p>consumer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Grenzwerte </text:p>
          </table:table-cell>
          <table:table-cell office:value-type="string">
            <text:p>limit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einzuhalten </text:p>
          </table:table-cell>
          <table:table-cell office:value-type="string">
            <text:p>comp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otwendig </text:p>
          </table:table-cell>
          <table:table-cell office:value-type="string">
            <text:p>essential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mischtes</text:p>
          </table:table-cell>
          <table:table-cell office:value-type="string">
            <text:p>miscelaneous</text:p>
          </table:table-cell>
          <table:table-cell table:number-columns-repeated="1022"/>
        </table:table-row>
        <table:table-row table:style-name="ro35">
          <table:table-cell office:value-type="string">
            <text:p>mitgebracht</text:p>
          </table:table-cell>
          <table:table-cell office:value-type="string">
            <text:p>Past Partic of bringen</text:p>
          </table:table-cell>
          <table:table-cell table:number-columns-repeated="1022"/>
        </table:table-row>
        <table:table-row table:style-name="ro35">
          <table:table-cell office:value-type="string">
            <text:p>Sind verschwunden </text:p>
          </table:table-cell>
          <table:table-cell office:value-type="string">
            <text:p>Have disappear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erhielt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Die Buhne</text:p>
          </table:table-cell>
          <table:table-cell office:value-type="string">
            <text:p>the stage, to stadio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er Rahmen</text:p>
          </table:table-cell>
          <table:table-cell office:value-type="string">
            <text:p>the framework, το πλαίσιο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Tätigkeiten </text:p>
          </table:table-cell>
          <table:table-cell office:value-type="string">
            <text:p>activities</text:p>
          </table:table-cell>
          <table:table-cell table:number-columns-repeated="1022"/>
        </table:table-row>
        <table:table-row table:style-name="ro35">
          <table:table-cell office:value-type="string">
            <text:p>Documentation</text:p>
          </table:table-cell>
          <table:table-cell office:value-type="string">
            <text:p>Documentary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table:style-name="ce189" office:value-type="string">
            <text:p>Der Wettbewerb</text:p>
          </table:table-cell>
          <table:table-cell office:value-type="string">
            <text:p>competitio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iträge </text:p>
          </table:table-cell>
          <table:table-cell office:value-type="string">
            <text:p>fees, contributions</text:p>
          </table:table-cell>
          <table:table-cell table:number-columns-repeated="1022"/>
        </table:table-row>
        <table:table-row table:style-name="ro35">
          <table:table-cell office:value-type="string">
            <text:p>nimmt zu</text:p>
          </table:table-cell>
          <table:table-cell office:value-type="string">
            <text:p>grows</text:p>
          </table:table-cell>
          <table:table-cell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office:value-type="string">
            <text:p>Unternehmen</text:p>
          </table:table-cell>
          <table:table-cell office:value-type="string">
            <text:p>Businesses</text:p>
          </table:table-cell>
          <table:table-cell table:number-columns-repeated="1022"/>
        </table:table-row>
        <table:table-row table:style-name="ro35">
          <table:table-cell office:value-type="string">
            <text:p>Die Werte</text:p>
          </table:table-cell>
          <table:table-cell office:value-type="string">
            <text:p>the value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Besatzung </text:p>
          </table:table-cell>
          <table:table-cell office:value-type="string">
            <text:p>cre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trom </text:p>
          </table:table-cell>
          <table:table-cell office:value-type="string">
            <text:p>electricit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tirbt </text:p>
          </table:table-cell>
          <table:table-cell office:value-type="string">
            <text:p>die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wird verglichen </text:p>
          </table:table-cell>
          <table:table-cell office:value-type="string">
            <text:p>is compar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Leistungen </text:p>
          </table:table-cell>
          <table:table-cell office:value-type="string">
            <text:p>achievement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reift </text:p>
          </table:table-cell>
          <table:table-cell office:value-type="string">
            <text:p>attack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verderben </text:p>
          </table:table-cell>
          <table:table-cell office:value-type="string">
            <text:p>spoil/χαλού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ie atmet tief ein </text:p>
          </table:table-cell>
          <table:table-cell office:value-type="string">
            <text:p>she takes a deep breat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chreit</text:p>
          </table:table-cell>
          <table:table-cell office:value-type="string">
            <text:p>yell/ φωνάζει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beleidigt </text:p>
          </table:table-cell>
          <table:table-cell office:value-type="string">
            <text:p>offended/ προσβεβλημένοσ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undankbar </text:p>
          </table:table-cell>
          <table:table-cell office:value-type="string">
            <text:p>ungrateful/αχάριστη</text:p>
          </table:table-cell>
          <table:table-cell table:number-columns-repeated="1022"/>
        </table:table-row>
        <table:table-row table:style-name="ro35">
          <table:table-cell office:value-type="string">
            <text:p>Die Werkstatt</text:p>
          </table:table-cell>
          <table:table-cell office:value-type="string">
            <text:p>the workshop</text:p>
          </table:table-cell>
          <table:table-cell table:number-columns-repeated="1022"/>
        </table:table-row>
        <table:table-row table:style-name="ro35">
          <table:table-cell office:value-type="string">
            <text:p>handwert</text:p>
          </table:table-cell>
          <table:table-cell office:value-type="string">
            <text:p>craft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tapfer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der Empfänger</text:p>
          </table:table-cell>
          <table:table-cell office:value-type="string">
            <text:p>the recipient/αποδέκτης</text:p>
          </table:table-cell>
          <table:table-cell table:number-columns-repeated="1022"/>
        </table:table-row>
        <table:table-row table:style-name="ro35">
          <table:table-cell office:value-type="string">
            <text:p>Mannschaft</text:p>
          </table:table-cell>
          <table:table-cell office:value-type="string">
            <text:p>team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 Zuschauer</text:p>
          </table:table-cell>
          <table:table-cell office:value-type="string">
            <text:p>audience</text:p>
          </table:table-cell>
          <table:table-cell table:number-columns-repeated="1022"/>
        </table:table-row>
        <table:table-row table:style-name="ro35">
          <table:table-cell office:value-type="string">
            <text:p>Der Sieg</text:p>
          </table:table-cell>
          <table:table-cell office:value-type="string">
            <text:p>the victory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ilt </text:p>
          </table:table-cell>
          <table:table-cell office:value-type="string">
            <text:p>is valid/ισχύει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wegung </text:p>
          </table:table-cell>
          <table:table-cell office:value-type="string">
            <text:p>move/κίνηση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meist</text:p>
          </table:table-cell>
          <table:table-cell office:value-type="string">
            <text:p>usually/συνήθως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Wette</text:p>
          </table:table-cell>
          <table:table-cell office:value-type="string">
            <text:p>bet/στοίχημα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Wette gilt</text:p>
          </table:table-cell>
          <table:table-cell office:value-type="string">
            <text:p>The bet is on</text:p>
          </table:table-cell>
          <table:table-cell table:number-columns-repeated="1022"/>
        </table:table-row>
        <table:table-row table:style-name="ro52">
          <table:table-cell table:style-name="ce235" table:number-columns-repeated="2"/>
          <table:table-cell table:style-name="ce249" table:number-columns-repeated="1022"/>
        </table:table-row>
        <table:table-row table:style-name="ro35">
          <table:table-cell table:style-name="ce107" office:value-type="string">
            <text:p>erkennen </text:p>
          </table:table-cell>
          <table:table-cell office:value-type="string">
            <text:p>recognize</text:p>
          </table:table-cell>
          <table:table-cell table:number-columns-repeated="1022"/>
        </table:table-row>
        <table:table-row table:style-name="ro35">
          <table:table-cell office:value-type="string">
            <text:p>herunterladen</text:p>
          </table:table-cell>
          <table:table-cell office:value-type="string">
            <text:p>download/κατεβάζω</text:p>
          </table:table-cell>
          <table:table-cell table:number-columns-repeated="1022"/>
        </table:table-row>
        <table:table-row table:style-name="ro35">
          <table:table-cell office:value-type="string">
            <text:p>der Angang</text:p>
          </table:table-cell>
          <table:table-cell office:value-type="string">
            <text:p>attachment/επισυναπτόμενο</text:p>
          </table:table-cell>
          <table:table-cell table:number-columns-repeated="1022"/>
        </table:table-row>
        <table:table-row table:style-name="ro35">
          <table:table-cell office:value-type="string">
            <text:p>Kreis</text:p>
          </table:table-cell>
          <table:table-cell office:value-type="string">
            <text:p>circle/κύκλο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support/υποστήριξη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s Schweigen</text:p>
          </table:table-cell>
          <table:table-cell office:value-type="string">
            <text:p>the silence/η σιωπή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 vogue </text:p>
          </table:table-cell>
          <table:table-cell office:value-type="string">
            <text:p>fashionable/στην μόδα</text:p>
          </table:table-cell>
          <table:table-cell table:number-columns-repeated="1022"/>
        </table:table-row>
        <table:table-row table:style-name="ro35">
          <table:table-cell table:style-name="ce49" office:value-type="string">
            <text:p>ist es soweit </text:p>
          </table:table-cell>
          <table:table-cell office:value-type="string">
            <text:p>the time has com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taffel </text:p>
          </table:table-cell>
          <table:table-cell office:value-type="string">
            <text:p>Seaso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Folgen</text:p>
          </table:table-cell>
          <table:table-cell office:value-type="string">
            <text:p>Episod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öst Ermittlungen aus </text:p>
          </table:table-cell>
          <table:table-cell office:value-type="string">
            <text:p>which triggers investigation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inszeniert </text:p>
          </table:table-cell>
          <table:table-cell office:value-type="string">
            <text:p>staged/διοργανώσ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παραιτήθηκε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zwungen </text:p>
          </table:table-cell>
          <table:table-cell office:value-type="string">
            <text:p>forced/ανάγκασα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rotzdem </text:p>
          </table:table-cell>
          <table:table-cell office:value-type="string">
            <text:p>though, anyway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Zunge</text:p>
          </table:table-cell>
          <table:table-cell office:value-type="string">
            <text:p>the tongue</text:p>
          </table:table-cell>
          <table:table-cell table:number-columns-repeated="1022"/>
        </table:table-row>
        <table:table-row table:style-name="ro35">
          <table:table-cell office:value-type="string">
            <text:p>dick</text:p>
          </table:table-cell>
          <table:table-cell office:value-type="string">
            <text:p>fa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gt </text:p>
          </table:table-cell>
          <table:table-cell office:value-type="string">
            <text:p>mov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rücksichtigt </text:p>
          </table:table-cell>
          <table:table-cell office:value-type="string">
            <text:p>concidered</text:p>
          </table:table-cell>
          <table:table-cell table:number-columns-repeated="1022"/>
        </table:table-row>
        <table:table-row table:style-name="ro35">
          <table:table-cell office:value-type="string">
            <text:p>verwenden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 will support you</text:p>
          </table:table-cell>
          <table:table-cell office:value-type="string">
            <text:p>Ich werde dich unterstütze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tet </text:p>
          </table:table-cell>
          <table:table-cell office:value-type="string">
            <text:p>pray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Tod</text:p>
          </table:table-cell>
          <table:table-cell office:value-type="string">
            <text:p>the death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Zulassung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das Vertrauen </text:p>
          </table:table-cell>
          <table:table-cell office:value-type="string">
            <text:p>trust/εμπιστοσύνη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stoßen </text:p>
          </table:table-cell>
          <table:table-cell office:value-type="string">
            <text:p>violat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ie legt fest </text:p>
          </table:table-cell>
          <table:table-cell office:value-type="string">
            <text:p>she determin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ärgert </text:p>
          </table:table-cell>
          <table:table-cell office:value-type="string">
            <text:p>annoyed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vermutet </text:p>
          </table:table-cell>
          <table:table-cell office:value-type="string">
            <text:p>supposs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verstecken </text:p>
          </table:table-cell>
          <table:table-cell office:value-type="string">
            <text:p>hid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chafft</text:p>
          </table:table-cell>
          <table:table-cell office:value-type="string">
            <text:p>succ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lten</text:p>
          </table:table-cell>
          <table:table-cell office:value-type="string">
            <text:p>to hol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id something happened yesterday?</text:p>
          </table:table-cell>
          <table:table-cell office:value-type="string">
            <text:p>Ist gestern etwas passiert?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I never wanted silver and gold</text:p>
          </table:table-cell>
          <table:table-cell office:value-type="string">
            <text:p>Ich habe nie Silber und Gold gewoll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wachen </text:p>
          </table:table-cell>
          <table:table-cell office:value-type="string">
            <text:p>monitor, parakolou8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er Geist</text:p>
          </table:table-cell>
          <table:table-cell office:value-type="string">
            <text:p>the gho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Jews</text:p>
          </table:table-cell>
          <table:table-cell office:value-type="string">
            <text:p>Jude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Gebet</text:p>
          </table:table-cell>
          <table:table-cell office:value-type="string">
            <text:p>praye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s wird wieder gegessen</text:p>
          </table:table-cell>
          <table:table-cell office:value-type="string">
            <text:p>We eat agai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vorzugt </text:p>
          </table:table-cell>
          <table:table-cell office:value-type="string">
            <text:p>favored</text:p>
          </table:table-cell>
          <table:table-cell table:number-columns-repeated="1022"/>
        </table:table-row>
        <table:table-row table:style-name="ro35">
          <table:table-cell office:value-type="string">
            <text:p>No one is favored</text:p>
          </table:table-cell>
          <table:table-cell office:value-type="string">
            <text:p>Niemand ist bevorzug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s wurde geändert</text:p>
          </table:table-cell>
          <table:table-cell office:value-type="string">
            <text:p>It was changed</text:p>
          </table:table-cell>
          <table:table-cell table:number-columns-repeated="1022"/>
        </table:table-row>
        <table:table-row table:style-name="ro35">
          <table:table-cell office:value-type="string">
            <text:p>Der Kreis</text:p>
          </table:table-cell>
          <table:table-cell office:value-type="string">
            <text:p>the circle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the manual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ie Bestimmung</text:p>
          </table:table-cell>
          <table:table-cell office:value-type="string">
            <text:p>the regulation, determina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Kraft</text:p>
          </table:table-cell>
          <table:table-cell office:value-type="string">
            <text:p>Energy / streng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assistance</text:p>
          </table:table-cell>
          <table:table-cell table:number-columns-repeated="1022"/>
        </table:table-row>
        <table:table-row table:style-name="ro35">
          <table:table-cell office:value-type="string">
            <text:p>Uberblick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öhe </text:p>
          </table:table-cell>
          <table:table-cell office:value-type="string">
            <text:p>High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ntfernen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ehmen </text:p>
          </table:table-cell>
          <table:table-cell office:value-type="string">
            <text:p>take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ähl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Verleihung </text:p>
          </table:table-cell>
          <table:table-cell office:value-type="string">
            <text:p>award/ aponomh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Er macht sich Gedanken darüber, </text:p>
          </table:table-cell>
          <table:table-cell office:value-type="string">
            <text:p>He worries about/ He thinks abou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utig 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Leute </text:p>
          </table:table-cell>
          <table:table-cell office:value-type="string">
            <text:p>such people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was Muslime und Christen unterscheidet </text:p>
          </table:table-cell>
          <table:table-cell office:value-type="string">
            <text:p>what distinguishes Muslims and Christians.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ehren </text:p>
          </table:table-cell>
          <table:table-cell office:value-type="string">
            <text:p>worship</text:p>
          </table:table-cell>
          <table:table-cell table:number-columns-repeated="1022"/>
        </table:table-row>
        <table:table-row table:style-name="ro35">
          <table:table-cell office:value-type="string">
            <text:p>zu werden</text:p>
          </table:table-cell>
          <table:table-cell office:value-type="string">
            <text:p>to becom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anstaltet </text:p>
          </table:table-cell>
          <table:table-cell office:value-type="string">
            <text:p>organiz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dienen </text:p>
          </table:table-cell>
          <table:table-cell office:value-type="string">
            <text:p>to serv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erleben </text:p>
          </table:table-cell>
          <table:table-cell office:value-type="string">
            <text:p>experience</text:p>
          </table:table-cell>
          <table:table-cell table:number-columns-repeated="1022"/>
        </table:table-row>
        <table:table-row table:style-name="ro35">
          <table:table-cell office:value-type="string">
            <text:p>erfahren</text:p>
          </table:table-cell>
          <table:table-cell office:value-type="string">
            <text:p>find ou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größern </text:p>
          </table:table-cell>
          <table:table-cell office:value-type="string">
            <text:p>expan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üro </text:p>
          </table:table-cell>
          <table:table-cell office:value-type="string">
            <text:p>office</text:p>
          </table:table-cell>
          <table:table-cell table:number-columns-repeated="1022"/>
        </table:table-row>
        <table:table-row table:style-name="ro35">
          <table:table-cell office:value-type="string">
            <text:p>Bieten Sie!</text:p>
          </table:table-cell>
          <table:table-cell office:value-type="string">
            <text:p>Make a bi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Beratung</text:p>
          </table:table-cell>
          <table:table-cell office:value-type="string">
            <text:p>the advic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ratis</text:p>
          </table:table-cell>
          <table:table-cell office:value-type="string">
            <text:p>free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Spalte</text:p>
          </table:table-cell>
          <table:table-cell office:value-type="string">
            <text:p>column</text:p>
          </table:table-cell>
          <table:table-cell table:number-columns-repeated="1022"/>
        </table:table-row>
        <table:table-row table:style-name="ro35">
          <table:table-cell office:value-type="string">
            <text:p>Wirkung</text:p>
          </table:table-cell>
          <table:table-cell office:value-type="string">
            <text:p>effe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schläge </text:p>
          </table:table-cell>
          <table:table-cell office:value-type="string">
            <text:p>proposals</text:p>
          </table:table-cell>
          <table:table-cell table:number-columns-repeated="1022"/>
        </table:table-row>
        <table:table-row table:style-name="ro35">
          <table:table-cell office:value-type="string">
            <text:p>Menge</text:p>
          </table:table-cell>
          <table:table-cell office:value-type="string">
            <text:p>Many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genschaften </text:p>
          </table:table-cell>
          <table:table-cell office:value-type="string">
            <text:p>properties</text:p>
          </table:table-cell>
          <table:table-cell table:number-columns-repeated="1022"/>
        </table:table-row>
        <table:table-row table:style-name="ro35">
          <table:table-cell office:value-type="string">
            <text:p>Those are a lot of books</text:p>
          </table:table-cell>
          <table:table-cell office:value-type="string">
            <text:p>Das sind viele Buch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her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Verbindungen</text:p>
          </table:table-cell>
          <table:table-cell office:value-type="string">
            <text:p>Connections</text:p>
          </table:table-cell>
          <table:table-cell table:number-columns-repeated="1022"/>
        </table:table-row>
        <table:table-row table:style-name="ro35">
          <table:table-cell office:value-type="string">
            <text:p>entweder.. oder</text:p>
          </table:table-cell>
          <table:table-cell office:value-type="string">
            <text:p>either o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Jugend</text:p>
          </table:table-cell>
          <table:table-cell office:value-type="string">
            <text:p>the yo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önch </text:p>
          </table:table-cell>
          <table:table-cell office:value-type="string">
            <text:p>monk</text:p>
          </table:table-cell>
          <table:table-cell table:number-columns-repeated="1022"/>
        </table:table-row>
        <table:table-row table:style-name="ro35">
          <table:table-cell office:value-type="string">
            <text:p>That would work</text:p>
          </table:table-cell>
          <table:table-cell office:value-type="string">
            <text:p>Das würde gehen.</text:p>
          </table:table-cell>
          <table:table-cell table:number-columns-repeated="1022"/>
        </table:table-row>
        <table:table-row table:style-name="ro35">
          <table:table-cell office:value-type="string">
            <text:p>Titel</text:p>
          </table:table-cell>
          <table:table-cell office:value-type="string">
            <text:p>titles</text:p>
          </table:table-cell>
          <table:table-cell table:number-columns-repeated="1022"/>
        </table:table-row>
        <table:table-row table:style-name="ro35">
          <table:table-cell office:value-type="string">
            <text:p>wirken</text:p>
          </table:table-cell>
          <table:table-cell office:value-type="string">
            <text:p>have effect</text:p>
          </table:table-cell>
          <table:table-cell table:number-columns-repeated="1022"/>
        </table:table-row>
        <table:table-row table:style-name="ro35">
          <table:table-cell office:value-type="string">
            <text:p>Rin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35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Tha would <text:span text:style-name="T4">work</text:span></text:p>
          </table:table-cell>
          <table:table-cell office:value-type="string">
            <text:p>Das würde klappen</text:p>
          </table:table-cell>
          <table:table-cell table:number-columns-repeated="1022"/>
        </table:table-row>
        <table:table-row table:style-name="ro35">
          <table:table-cell office:value-type="string">
            <text:p>Dach</text:p>
          </table:table-cell>
          <table:table-cell office:value-type="string">
            <text:p>roof</text:p>
          </table:table-cell>
          <table:table-cell table:number-columns-repeated="1022"/>
        </table:table-row>
        <table:table-row table:style-name="ro35">
          <table:table-cell office:value-type="string">
            <text:p>The ladies are more important</text:p>
          </table:table-cell>
          <table:table-cell office:value-type="string">
            <text:p>Die Frauen sind wichtig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ammlung 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eele 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Gefühl</text:p>
          </table:table-cell>
          <table:table-cell office:value-type="string">
            <text:p>the emo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Wahrheit</text:p>
          </table:table-cell>
          <table:table-cell office:value-type="string">
            <text:p>the trut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nn </text:p>
          </table:table-cell>
          <table:table-cell office:value-type="string">
            <text:p>sen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as Gleichgewicht</text:p>
          </table:table-cell>
          <table:table-cell office:value-type="string">
            <text:p>the bal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Haut</text:p>
          </table:table-cell>
          <table:table-cell office:value-type="string">
            <text:p>the ski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rustkorb 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metterlinge </text:p>
          </table:table-cell>
          <table:table-cell office:value-type="string">
            <text:p>butterflies</text:p>
          </table:table-cell>
          <table:table-cell table:number-columns-repeated="1022"/>
        </table:table-row>
        <table:table-row table:style-name="ro35">
          <table:table-cell office:value-type="string">
            <text:p>Ferse</text:p>
          </table:table-cell>
          <table:table-cell office:value-type="string">
            <text:p>heel/gonato</text:p>
          </table:table-cell>
          <table:table-cell table:number-columns-repeated="1022"/>
        </table:table-row>
        <table:table-row table:style-name="ro35">
          <table:table-cell office:value-type="string">
            <text:p>Der Bauch</text:p>
          </table:table-cell>
          <table:table-cell office:value-type="string">
            <text:p>the stomach</text:p>
          </table:table-cell>
          <table:table-cell table:number-columns-repeated="1022"/>
        </table:table-row>
        <table:table-row table:style-name="ro35">
          <table:table-cell office:value-type="string">
            <text:p>ebenfalls</text:p>
          </table:table-cell>
          <table:table-cell office:value-type="string">
            <text:p>as well, also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ließlich </text:p>
          </table:table-cell>
          <table:table-cell office:value-type="string">
            <text:p>finall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noch hinzu</text:p>
          </table:table-cell>
          <table:table-cell office:value-type="string">
            <text:p>too</text:p>
          </table:table-cell>
          <table:table-cell table:number-columns-repeated="1022"/>
        </table:table-row>
        <table:table-row table:style-name="ro35">
          <table:table-cell office:value-type="string">
            <text:p>ge<text:span text:style-name="T1">ändert</text:span></text:p>
          </table:table-cell>
          <table:table-cell office:value-type="string">
            <text:p>modified</text:p>
          </table:table-cell>
          <table:table-cell table:number-columns-repeated="1022"/>
        </table:table-row>
        <table:table-row table:style-name="ro35">
          <table:table-cell office:value-type="string">
            <text:p>Das Tier</text:p>
          </table:table-cell>
          <table:table-cell office:value-type="string">
            <text:p>the animal</text:p>
          </table:table-cell>
          <table:table-cell table:number-columns-repeated="1022"/>
        </table:table-row>
        <table:table-row table:style-name="ro55">
          <table:table-cell office:value-type="string">
            <text:p>I know the brother of her friend</text:p>
          </table:table-cell>
          <table:table-cell office:value-type="string">
            <text:p>Ich kenne den Bruder ihres Freundes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ablösen</text:p>
          </table:table-cell>
          <table:table-cell office:value-type="string">
            <text:p>replace/αντικαθιστώ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bereiten </text:p>
          </table:table-cell>
          <table:table-cell office:value-type="string">
            <text:p>προετοιμαζω/to prepar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esetze </text:p>
          </table:table-cell>
          <table:table-cell office:value-type="string">
            <text:p>law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ört er auf </text:p>
          </table:table-cell>
          <table:table-cell office:value-type="string">
            <text:p>he stops 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Mittlerweile</text:p>
          </table:table-cell>
          <table:table-cell office:value-type="string">
            <text:p>By now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ennoch</text:p>
          </table:table-cell>
          <table:table-cell office:value-type="string">
            <text:p>Nevertheless</text:p>
          </table:table-cell>
          <table:table-cell table:number-columns-repeated="1022"/>
        </table:table-row>
        <table:table-row table:style-name="ro35">
          <table:table-cell office:value-type="string">
            <text:p>Deswegen ist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office:value-type="string">
            <text:p>hierzu bereit</text:p>
          </table:table-cell>
          <table:table-cell office:value-type="string">
            <text:p>ready for this</text:p>
          </table:table-cell>
          <table:table-cell table:number-columns-repeated="1022"/>
        </table:table-row>
        <table:table-row table:style-name="ro35">
          <table:table-cell office:value-type="string">
            <text:p>Hingegen bin ich</text:p>
          </table:table-cell>
          <table:table-cell office:value-type="string">
            <text:p>I on the other hand am...</text:p>
          </table:table-cell>
          <table:table-cell table:number-columns-repeated="1022"/>
        </table:table-row>
        <table:table-row table:style-name="ro35">
          <table:table-cell office:value-type="string">
            <text:p>Mitglieder</text:p>
          </table:table-cell>
          <table:table-cell office:value-type="string">
            <text:p>Member</text:p>
          </table:table-cell>
          <table:table-cell table:number-columns-repeated="1022"/>
        </table:table-row>
        <table:table-row table:style-name="ro35">
          <table:table-cell office:value-type="string">
            <text:p>bevorzugt </text:p>
          </table:table-cell>
          <table:table-cell office:value-type="string">
            <text:p>preferred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wurde bewertet</text:p>
          </table:table-cell>
          <table:table-cell office:value-type="string">
            <text:p>was evaluat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35">
          <table:table-cell office:value-type="string">
            <text:p>eintragen</text:p>
          </table:table-cell>
          <table:table-cell office:value-type="string">
            <text:p>to register</text:p>
          </table:table-cell>
          <table:table-cell table:number-columns-repeated="1022"/>
        </table:table-row>
        <table:table-row table:style-name="ro35">
          <table:table-cell office:value-type="string">
            <text:p>wohl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35">
          <table:table-cell office:value-type="string">
            <text:p>Unterricht</text:p>
          </table:table-cell>
          <table:table-cell office:value-type="string">
            <text:p>class</text:p>
          </table:table-cell>
          <table:table-cell table:number-columns-repeated="1022"/>
        </table:table-row>
        <table:table-row table:style-name="ro35">
          <table:table-cell office:value-type="string">
            <text:p>She schauen umher</text:p>
          </table:table-cell>
          <table:table-cell office:value-type="string">
            <text:p>They look around</text:p>
          </table:table-cell>
          <table:table-cell table:number-columns-repeated="1022"/>
        </table:table-row>
        <table:table-row table:style-name="ro52">
          <table:table-cell table:style-name="ce237" table:number-columns-repeated="2"/>
          <table:table-cell table:style-name="ce250" table:number-columns-repeated="1022"/>
        </table:table-row>
        <table:table-row table:style-name="ro35">
          <table:table-cell table:style-name="ce187" office:value-type="string">
            <text:p>ergab</text:p>
          </table:table-cell>
          <table:table-cell office:value-type="string">
            <text:p>surrender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conversation</text:p>
          </table:table-cell>
          <table:table-cell office:value-type="string">
            <text:p>Gespr<text:span text:style-name="T1">äch</text:span></text:p>
          </table:table-cell>
          <table:table-cell table:number-columns-repeated="1022"/>
        </table:table-row>
        <table:table-row table:style-name="ro53">
          <table:table-cell office:value-type="string">
            <text:p>Warum hat sie sich diese Frage nich gestellt</text:p>
          </table:table-cell>
          <table:table-cell office:value-type="string">
            <text:p>why did she not ask herself this question?</text:p>
          </table:table-cell>
          <table:table-cell table:number-columns-repeated="1022"/>
        </table:table-row>
        <table:table-row table:style-name="ro35">
          <table:table-cell office:value-type="string">
            <text:p>beraten</text:p>
          </table:table-cell>
          <table:table-cell office:value-type="string">
            <text:p>advic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überwiesen </text:p>
          </table:table-cell>
          <table:table-cell office:value-type="string">
            <text:p>transf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gal </text:p>
          </table:table-cell>
          <table:table-cell office:value-type="string">
            <text:p>no matt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penden </text:p>
          </table:table-cell>
          <table:table-cell office:value-type="string">
            <text:p>donation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eid </text:p>
          </table:table-cell>
          <table:table-cell office:value-type="string">
            <text:p>the suffering/the pai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en </text:p>
          </table:table-cell>
          <table:table-cell office:value-type="string">
            <text:p>distribut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 haben uns geeinigt </text:p>
          </table:table-cell>
          <table:table-cell office:value-type="string">
            <text:p>We have agr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en </text:p>
          </table:table-cell>
          <table:table-cell office:value-type="string">
            <text:p>relation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order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Austritt aus der EU </text:p>
          </table:table-cell>
          <table:table-cell office:value-type="string">
            <text:p>The exit of .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ben lange ermittelt </text:p>
          </table:table-cell>
          <table:table-cell office:value-type="string">
            <text:p>have long investigat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i dem Veranstalter </text:p>
          </table:table-cell>
          <table:table-cell office:value-type="string">
            <text:p>with the organizer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nwälte </text:p>
          </table:table-cell>
          <table:table-cell office:value-type="string">
            <text:p>attorney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zwar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Deswegen sind Menschen gestorben oder wurden verletzt. </text:p>
          </table:table-cell>
          <table:table-cell office:value-type="string">
            <text:p>That's why people died or were injur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ngeklagt sind </text:p>
          </table:table-cell>
          <table:table-cell office:value-type="string">
            <text:p>are charged, kathgorountai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laufen </text:p>
          </table:table-cell>
          <table:table-cell office:value-type="string">
            <text:p>run aw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ttbewerb </text:p>
          </table:table-cell>
          <table:table-cell office:value-type="string">
            <text:p>competition/diagwnismo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den ... veranstaltet </text:p>
          </table:table-cell>
          <table:table-cell office:value-type="string">
            <text:p>Are organiz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Die Kante </text:p>
          </table:table-cell>
          <table:table-cell office:value-type="string">
            <text:p>The ed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office:value-type="string">
            <text:p>hiermit</text:p>
          </table:table-cell>
          <table:table-cell office:value-type="string">
            <text:p>with this</text:p>
          </table:table-cell>
          <table:table-cell table:number-columns-repeated="1022"/>
        </table:table-row>
        <table:table-row table:style-name="ro35">
          <table:table-cell office:value-type="string">
            <text:p>still</text:p>
          </table:table-cell>
          <table:table-cell office:value-type="string">
            <text:p>noch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zeit</text:p>
          </table:table-cell>
          <table:table-cell office:value-type="string">
            <text:p>right now</text:p>
          </table:table-cell>
          <table:table-cell table:number-columns-repeated="1022"/>
        </table:table-row>
        <table:table-row table:style-name="ro35">
          <table:table-cell office:value-type="string">
            <text:p>weiterin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office:value-type="string">
            <text:p>the best</text:p>
          </table:table-cell>
          <table:table-cell office:value-type="string">
            <text:p>der best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sen</text:p>
          </table:table-cell>
          <table:table-cell office:value-type="string">
            <text:p>iron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Kupfer</text:p>
          </table:table-cell>
          <table:table-cell office:value-type="string">
            <text:p>copp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s Holz</text:p>
          </table:table-cell>
          <table:table-cell office:value-type="string">
            <text:p>the wood</text:p>
          </table:table-cell>
          <table:table-cell table:number-columns-repeated="1022"/>
        </table:table-row>
        <table:table-row table:style-name="ro35">
          <table:table-cell office:value-type="string">
            <text:p>Bohnen</text:p>
          </table:table-cell>
          <table:table-cell office:value-type="string">
            <text:p>Beans</text:p>
          </table:table-cell>
          <table:table-cell table:number-columns-repeated="1022"/>
        </table:table-row>
        <table:table-row table:style-name="ro35">
          <table:table-cell office:value-type="string">
            <text:p>Die Wolle</text:p>
          </table:table-cell>
          <table:table-cell office:value-type="string">
            <text:p>the woo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rieden </text:p>
          </table:table-cell>
          <table:table-cell office:value-type="string">
            <text:p>peace</text:p>
          </table:table-cell>
          <table:table-cell table:number-columns-repeated="1022"/>
        </table:table-row>
        <table:table-row table:style-name="ro35">
          <table:table-cell office:value-type="string">
            <text:p>Erfolg</text:p>
          </table:table-cell>
          <table:table-cell office:value-type="string">
            <text:p>success</text:p>
          </table:table-cell>
          <table:table-cell table:number-columns-repeated="1022"/>
        </table:table-row>
        <table:table-row table:style-name="ro35">
          <table:table-cell office:value-type="string">
            <text:p>er erkennt sie nicht</text:p>
          </table:table-cell>
          <table:table-cell office:value-type="string">
            <text:p>he does not recognize her</text:p>
          </table:table-cell>
          <table:table-cell table:number-columns-repeated="1022"/>
        </table:table-row>
        <table:table-row table:style-name="ro35">
          <table:table-cell office:value-type="string">
            <text:p>Wer trifft wen?</text:p>
          </table:table-cell>
          <table:table-cell office:value-type="string">
            <text:p>Who meets who</text:p>
          </table:table-cell>
          <table:table-cell table:number-columns-repeated="1022"/>
        </table:table-row>
        <table:table-row table:style-name="ro35">
          <table:table-cell office:value-type="string">
            <text:p>erlauben</text:p>
          </table:table-cell>
          <table:table-cell office:value-type="string">
            <text:p>to allow</text:p>
          </table:table-cell>
          <table:table-cell table:number-columns-repeated="1022"/>
        </table:table-row>
        <table:table-row table:style-name="ro35">
          <table:table-cell office:value-type="string">
            <text:p>Er steigt aus</text:p>
          </table:table-cell>
          <table:table-cell office:value-type="string">
            <text:p>he is getting off</text:p>
          </table:table-cell>
          <table:table-cell table:number-columns-repeated="1022"/>
        </table:table-row>
        <table:table-row table:style-name="ro35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to watch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The fire would burn for a long time</text:p>
          </table:table-cell>
          <table:table-cell table:style-name="ce186" office:value-type="string">
            <text:p>Das Feuer w<text:span text:style-name="T1">ürde lange brennen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drücken </text:p>
          </table:table-cell>
          <table:table-cell office:value-type="string">
            <text:p>to expres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würde gern Geld wechseln</text:p>
          </table:table-cell>
          <table:table-cell office:value-type="string">
            <text:p>I would like to exchange money</text:p>
          </table:table-cell>
          <table:table-cell table:number-columns-repeated="1022"/>
        </table:table-row>
        <table:table-row table:style-name="ro52">
          <table:table-cell table:style-name="ce188" table:number-columns-repeated="2"/>
          <table:table-cell table:style-name="ce251" table:number-columns-repeated="1022"/>
        </table:table-row>
        <table:table-row table:style-name="ro53">
          <table:table-cell office:value-type="string">
            <text:p>I would like to talk to one of your guests</text:p>
          </table:table-cell>
          <table:table-cell office:value-type="string">
            <text:p>Ich würde gern einen deiner G<text:span text:style-name="T1">äste </text:span><text:span text:style-name="T1">reden</text:span>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ould you forgive me</text:p>
          </table:table-cell>
          <table:table-cell office:value-type="string">
            <text:p>würdest du mir vergeben?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Bewegung </text:p>
          </table:table-cell>
          <table:table-cell office:value-type="string">
            <text:p>the move</text:p>
          </table:table-cell>
          <table:table-cell table:number-columns-repeated="1022"/>
        </table:table-row>
        <table:table-row table:style-name="ro35">
          <table:table-cell office:value-type="string">
            <text:p>Belästigung</text:p>
          </table:table-cell>
          <table:table-cell office:value-type="string">
            <text:p>harassment/parenoxlhs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fahrungen </text:p>
          </table:table-cell>
          <table:table-cell office:value-type="string">
            <text:p>empeiri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zwischen </text:p>
          </table:table-cell>
          <table:table-cell office:value-type="string">
            <text:p>en to metax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lebt haben </text:p>
          </table:table-cell>
          <table:table-cell office:value-type="string">
            <text:p>exoun viws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Vorwürfe </text:p>
          </table:table-cell>
          <table:table-cell office:value-type="string">
            <text:p>tetoies katagelie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setzen </text:p>
          </table:table-cell>
          <table:table-cell office:value-type="string">
            <text:p>us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achtet </text:p>
          </table:table-cell>
          <table:table-cell office:value-type="string">
            <text:p>διανυκτέρευση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35">
          <table:table-cell office:value-type="string">
            <text:p>der Strom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andwirtschaft </text:p>
          </table:table-cell>
          <table:table-cell office:value-type="string">
            <text:p>farming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The lighting comes before the thunder</text:p>
          </table:table-cell>
          <table:table-cell office:value-type="string">
            <text:p>Der Blitzt kommt vor dem Donner</text:p>
          </table:table-cell>
          <table:table-cell table:number-columns-repeated="1022"/>
        </table:table-row>
        <table:table-row table:style-name="ro53">
          <table:table-cell office:value-type="string">
            <text:p>No one goes out in this weather</text:p>
          </table:table-cell>
          <table:table-cell office:value-type="string">
            <text:p>Niemand geht aus in diesem Wetter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The struggle</text:p>
          </table:table-cell>
          <table:table-cell office:value-type="string">
            <text:p>der Kampf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as h<text:span text:style-name="T1">älst du vom Krieg</text:span></text:p>
          </table:table-cell>
          <table:table-cell office:value-type="string">
            <text:p>What do you think of the war?</text:p>
          </table:table-cell>
          <table:table-cell table:number-columns-repeated="1022"/>
        </table:table-row>
        <table:table-row table:style-name="ro35">
          <table:table-cell office:value-type="string">
            <text:p>Verloren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trifft</text:p>
          </table:table-cell>
          <table:table-cell office:value-type="string">
            <text:p>affect, concerns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Genehmigung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35">
          <table:table-cell office:value-type="string">
            <text:p>Der Zuschauer</text:p>
          </table:table-cell>
          <table:table-cell office:value-type="string">
            <text:p>the spectator</text:p>
          </table:table-cell>
          <table:table-cell table:number-columns-repeated="1022"/>
        </table:table-row>
        <table:table-row table:style-name="ro35">
          <table:table-cell office:value-type="string">
            <text:p>Physic gilt auch fur sie</text:p>
          </table:table-cell>
          <table:table-cell office:value-type="string">
            <text:p>Physics also apply to 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<text:s/>θυμωμένο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eindlichkeit </text:p>
          </table:table-cell>
          <table:table-cell office:value-type="string">
            <text:p>εχθρότητ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ordert </text:p>
          </table:table-cell>
          <table:table-cell office:value-type="string">
            <text:p>προτρέπ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ung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Meister 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5">
          <table:table-cell office:value-type="string">
            <text:p>Fachbereich</text:p>
          </table:table-cell>
          <table:table-cell office:value-type="string">
            <text:p>faculty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eder.. noch</text:p>
          </table:table-cell>
          <table:table-cell office:value-type="string">
            <text:p>neither.. nor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orschriften </text:p>
          </table:table-cell>
          <table:table-cell office:value-type="string">
            <text:p>regulations</text:p>
          </table:table-cell>
          <table:table-cell table:number-columns-repeated="1022"/>
        </table:table-row>
        <table:table-row table:style-name="ro35">
          <table:table-cell office:value-type="string">
            <text:p>Regel</text:p>
          </table:table-cell>
          <table:table-cell office:value-type="string">
            <text:p>rule</text:p>
          </table:table-cell>
          <table:table-cell table:number-columns-repeated="1022"/>
        </table:table-row>
        <table:table-row table:style-name="ro35">
          <table:table-cell office:value-type="string">
            <text:p>Einfluss</text:p>
          </table:table-cell>
          <table:table-cell office:value-type="string">
            <text:p>influenc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fahren</text:p>
          </table:table-cell>
          <table:table-cell office:value-type="string">
            <text:p>trial/cas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dingungen</text:p>
          </table:table-cell>
          <table:table-cell office:value-type="string">
            <text:p>Conditions/requirement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bindung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5">
          <table:table-cell office:value-type="string">
            <text:p>jederzeit</text:p>
          </table:table-cell>
          <table:table-cell office:value-type="string">
            <text:p>at any ti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ingegen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zeit</text:p>
          </table:table-cell>
          <table:table-cell office:value-type="string">
            <text:p>currently</text:p>
          </table:table-cell>
          <table:table-cell table:number-columns-repeated="1022"/>
        </table:table-row>
        <table:table-row table:style-name="ro35">
          <table:table-cell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office:value-type="string">
            <text:p>wurde.. geandert</text:p>
          </table:table-cell>
          <table:table-cell office:value-type="string">
            <text:p>Was .. chang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Who else is coming?</text:p>
          </table:table-cell>
          <table:table-cell office:value-type="string">
            <text:p>Wer kommt noch?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eisten</text:p>
          </table:table-cell>
          <table:table-cell office:value-type="string">
            <text:p>to achie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öglichen </text:p>
          </table:table-cell>
          <table:table-cell office:value-type="string">
            <text:p>enabl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er Abstand </text:p>
          </table:table-cell>
          <table:table-cell office:value-type="string">
            <text:p>the dist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ammen-Schluss von Menschen </text:p>
          </table:table-cell>
          <table:table-cell office:value-type="string">
            <text:p>Enwsh an8rwpw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übt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solvenz-Antrag </text:p>
          </table:table-cell>
          <table:table-cell office:value-type="string">
            <text:p>aithsh ptoxeushs</text:p>
          </table:table-cell>
          <table:table-cell table:number-columns-repeated="1022"/>
        </table:table-row>
        <table:table-row table:style-name="ro52">
          <table:table-cell table:style-name="ce236"/>
          <table:table-cell table:number-columns-repeated="1023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52">
          <table:table-cell table:style-name="ce107"/>
          <table:table-cell table:number-columns-repeated="1023"/>
        </table:table-row>
        <table:table-row table:style-name="ro35">
          <table:table-cell table:style-name="ce214" office:value-type="string">
            <text:p>erforschen </text:p>
          </table:table-cell>
          <table:table-cell office:value-type="string">
            <text:p>discover/exereu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lt-Raum </text:p>
          </table:table-cell>
          <table:table-cell office:value-type="string">
            <text:p>Spa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 dem Mond gewesen </text:p>
          </table:table-cell>
          <table:table-cell office:value-type="string">
            <text:p>been on the mo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öfter </text:p>
          </table:table-cell>
          <table:table-cell office:value-type="string">
            <text:p>more oft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s gab sogar </text:p>
          </table:table-cell>
          <table:table-cell office:value-type="string">
            <text:p>There were even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groß </text:p>
          </table:table-cell>
          <table:table-cell office:value-type="string">
            <text:p>gigantic bi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et </text:p>
          </table:table-cell>
          <table:table-cell office:value-type="string">
            <text:p>ope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Zug-Strecke</text:p>
          </table:table-cell>
          <table:table-cell office:value-type="string">
            <text:p>train lin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chwindigkeits </text:p>
          </table:table-cell>
          <table:table-cell office:value-type="string">
            <text:p>sp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Bau </text:p>
          </table:table-cell>
          <table:table-cell office:value-type="string">
            <text:p>the constr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ise </text:p>
          </table:table-cell>
          <table:table-cell office:value-type="string">
            <text:p>proof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prüft </text:p>
          </table:table-cell>
          <table:table-cell office:value-type="string">
            <text:p>che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ittelt 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ällen </text:p>
          </table:table-cell>
          <table:table-cell office:value-type="string">
            <text:p>cases</text:p>
          </table:table-cell>
          <table:table-cell table:number-columns-repeated="1022"/>
        </table:table-row>
        <table:table-row table:style-name="ro35">
          <table:table-cell office:value-type="string">
            <text:p>verurteilt worden</text:p>
          </table:table-cell>
          <table:table-cell office:value-type="string">
            <text:p>to be sentenc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fnehmen </text:p>
          </table:table-cell>
          <table:table-cell office:value-type="string">
            <text:p>to record/ pick up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gangen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fallen </text:p>
          </table:table-cell>
          <table:table-cell office:value-type="string">
            <text:p>raid/ lysteu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paraith8hka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wickelt hat </text:p>
          </table:table-cell>
          <table:table-cell office:value-type="string">
            <text:p>has develop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tahl </text:p>
          </table:table-cell>
          <table:table-cell office:value-type="string">
            <text:p>St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sgesamt </text:p>
          </table:table-cell>
          <table:table-cell office:value-type="string">
            <text:p>A total o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auen</text:p>
          </table:table-cell>
          <table:table-cell office:value-type="string">
            <text:p>to trust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ntführt </text:p>
          </table:table-cell>
          <table:table-cell office:value-type="string">
            <text:p>kidnapp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teidigungs </text:p>
          </table:table-cell>
          <table:table-cell office:value-type="string">
            <text:p>Defenc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bgeben 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office:value-type="string">
            <text:p>reichen</text:p>
          </table:table-cell>
          <table:table-cell office:value-type="string">
            <text:p>pas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nderangebot </text:p>
          </table:table-cell>
          <table:table-cell office:value-type="string">
            <text:p>special off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sitzt </text:p>
          </table:table-cell>
          <table:table-cell office:value-type="string">
            <text:p>owns</text:p>
          </table:table-cell>
          <table:table-cell table:number-columns-repeated="1022"/>
        </table:table-row>
        <table:table-row table:style-name="ro35">
          <table:table-cell office:value-type="string">
            <text:p>der Vergleich</text:p>
          </table:table-cell>
          <table:table-cell office:value-type="string">
            <text:p>the comparis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nwendungen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örderung </text:p>
          </table:table-cell>
          <table:table-cell office:value-type="string">
            <text:p>fund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nlagen 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Rubrik </text:p>
          </table:table-cell>
          <table:table-cell office:value-type="string">
            <text:p>catego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present </text:p>
          </table:table-cell>
          <table:table-cell office:value-type="string">
            <text:p>heutig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Erfahrung</text:p>
          </table:table-cell>
          <table:table-cell office:value-type="string">
            <text:p>empeiria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ünstliche </text:p>
          </table:table-cell>
          <table:table-cell office:value-type="string">
            <text:p>texnhto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fordert </text:p>
          </table:table-cell>
          <table:table-cell office:value-type="string">
            <text:p>protrep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nsinn </text:p>
          </table:table-cell>
          <table:table-cell office:value-type="string">
            <text:p>trella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llerdings 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Vorsprung </text:p>
          </table:table-cell>
          <table:table-cell office:value-type="string">
            <text:p>lead, odog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m Po </text:p>
          </table:table-cell>
          <table:table-cell office:value-type="string">
            <text:p>stous gloutou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umarmt </text:p>
          </table:table-cell>
          <table:table-cell office:value-type="string">
            <text:p>agaliazw/hug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deckt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1022"/>
        </table:table-row>
        <table:table-row table:style-name="ro35">
          <table:table-cell office:value-type="string">
            <text:p>aufgeben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eisten</text:p>
          </table:table-cell>
          <table:table-cell office:value-type="string">
            <text:p>achieve/accomplish/petyxai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ung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urchschnitt </text:p>
          </table:table-cell>
          <table:table-cell office:value-type="string">
            <text:p>aver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lust </text:p>
          </table:table-cell>
          <table:table-cell office:value-type="string">
            <text:p>los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halte </text:p>
          </table:table-cell>
          <table:table-cell office:value-type="string">
            <text:p>content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Abschnitt</text:p>
          </table:table-cell>
          <table:table-cell office:value-type="string">
            <text:p>sector</text:p>
          </table:table-cell>
          <table:table-cell table:number-columns-repeated="1022"/>
        </table:table-row>
        <table:table-row table:style-name="ro35">
          <table:table-cell office:value-type="string">
            <text:p>Ehemalige</text:p>
          </table:table-cell>
          <table:table-cell office:value-type="string">
            <text:p>former</text:p>
          </table:table-cell>
          <table:table-cell table:number-columns-repeated="1022"/>
        </table:table-row>
        <table:table-row table:style-name="ro53">
          <table:table-cell office:value-type="string">
            <text:p>sie werden unsere art zu leben nicht verändert</text:p>
          </table:table-cell>
          <table:table-cell office:value-type="string">
            <text:p>Δεν θα αλλάξουν τον τροπο ζωής μα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hören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office:value-type="string">
            <text:p>I have not forgiven you</text:p>
          </table:table-cell>
          <table:table-cell office:value-type="string">
            <text:p>ich habe dir nicht vergeben</text:p>
          </table:table-cell>
          <table:table-cell table:number-columns-repeated="1022"/>
        </table:table-row>
        <table:table-row table:style-name="ro35">
          <table:table-cell office:value-type="string">
            <text:p>geschafft</text:p>
          </table:table-cell>
          <table:table-cell office:value-type="string">
            <text:p>succeed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fore his accident he was leading</text:p>
          </table:table-cell>
          <table:table-cell office:value-type="string">
            <text:p>Vor seinem Unfall hat er gef<text:span text:style-name="T1">ührt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</text:p>
          </table:table-cell>
          <table:table-cell office:value-type="string">
            <text:p>voted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r tritt</text:p>
          </table:table-cell>
          <table:table-cell office:value-type="string">
            <text:p>he kick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ich trete gegen die Tür</text:p>
          </table:table-cell>
          <table:table-cell office:value-type="string">
            <text:p>i kick the door</text:p>
          </table:table-cell>
          <table:table-cell table:number-columns-repeated="1022"/>
        </table:table-row>
        <table:table-row table:style-name="ro35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vergeben</text:p>
          </table:table-cell>
          <table:table-cell office:value-type="string">
            <text:p>to forgive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vergessen</text:p>
          </table:table-cell>
          <table:table-cell office:value-type="string">
            <text:p>to forget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Nur zu</text:p>
          </table:table-cell>
          <table:table-cell table:style-name="ce186" office:value-type="string">
            <text:p>go ahead</text:p>
          </table:table-cell>
          <table:table-cell table:style-name="ce95" table:number-columns-repeated="1022"/>
        </table:table-row>
        <table:table-row table:style-name="ro35">
          <table:table-cell office:value-type="string">
            <text:p>berichten Sie mir</text:p>
          </table:table-cell>
          <table:table-cell office:value-type="string">
            <text:p>report to me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erwerben</text:p>
          </table:table-cell>
          <table:table-cell table:style-name="ce186" office:value-type="string">
            <text:p>to buy</text:p>
          </table:table-cell>
          <table:table-cell table:style-name="ce95"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rößen </text:p>
          </table:table-cell>
          <table:table-cell office:value-type="string">
            <text:p>sizes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treten auf</text:p>
          </table:table-cell>
          <table:table-cell office:value-type="string">
            <text:p>step up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r erwirbt </text:p>
          </table:table-cell>
          <table:table-cell office:value-type="string">
            <text:p>he ackuire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Der wirk-Stoff</text:p>
          </table:table-cell>
          <table:table-cell office:value-type="string">
            <text:p>the active substanc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r sollte gesperrt werden </text:p>
          </table:table-cell>
          <table:table-cell office:value-type="string">
            <text:p>Πρέπει να αποκλειστεί/blo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edikamente </text:p>
          </table:table-cell>
          <table:table-cell office:value-type="string">
            <text:p>drug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wonnen 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Ausweis </text:p>
          </table:table-cell>
          <table:table-cell office:value-type="string">
            <text:p>id card/tautothta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eidigt </text:p>
          </table:table-cell>
          <table:table-cell office:value-type="string">
            <text:p>ορκίστηκ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ss auf Juden </text:p>
          </table:table-cell>
          <table:table-cell office:value-type="string">
            <text:p>Μισος κατά των Εβραίω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prechen </text:p>
          </table:table-cell>
          <table:table-cell office:value-type="string">
            <text:p>to promise</text:p>
          </table:table-cell>
          <table:table-cell table:number-columns-repeated="1022"/>
        </table:table-row>
        <table:table-row table:style-name="ro35">
          <table:table-cell office:value-type="string">
            <text:p>Der Kunststoff</text:p>
          </table:table-cell>
          <table:table-cell office:value-type="string">
            <text:p>plastic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Putsch </text:p>
          </table:table-cell>
          <table:table-cell office:value-type="string">
            <text:p>πραξικόπη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mgebracht </text:p>
          </table:table-cell>
          <table:table-cell office:value-type="string">
            <text:p>kill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Kloster </text:p>
          </table:table-cell>
          <table:table-cell office:value-type="string">
            <text:p>monaster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sgegraben </text:p>
          </table:table-cell>
          <table:table-cell office:value-type="string">
            <text:p>ανασκαφή (ρ)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Pilger </text:p>
          </table:table-cell>
          <table:table-cell office:value-type="string">
            <text:p>προσκυνητής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bspaltung  </text:p>
          </table:table-cell>
          <table:table-cell office:value-type="string">
            <text:p>απόσχιση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Unabhängigkeit  </text:p>
          </table:table-cell>
          <table:table-cell office:value-type="string">
            <text:p>ανεξαρτησία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machtet </text:p>
          </table:table-cell>
          <table:table-cell office:value-type="string">
            <text:p>απέλυσ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ch bin bereit </text:p>
          </table:table-cell>
          <table:table-cell office:value-type="string">
            <text:p>είμαι έτοιμος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Jedenfalls  </text:p>
          </table:table-cell>
          <table:table-cell office:value-type="string">
            <text:p>εν πάσοι περιπτώση, σε κάθε περίπτωση</text:p>
          </table:table-cell>
          <table:table-cell table:number-columns-repeated="1022"/>
        </table:table-row>
        <table:table-row table:style-name="ro62">
          <table:table-cell table:style-name="ce234" office:value-type="string">
            <text:p>Haft-Befehl </text:p>
          </table:table-cell>
          <table:table-cell office:value-type="string">
            <text:p>εντολή κράτησης/Arrest warrant</text:p>
            <text:p/>
          </table:table-cell>
          <table:table-cell table:number-columns-repeated="1022"/>
        </table:table-row>
        <table:table-row table:style-name="ro35">
          <table:table-cell table:style-name="ce236" office:value-type="string">
            <text:p>erhalten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mstritten </text:p>
          </table:table-cell>
          <table:table-cell office:value-type="string">
            <text:p>αμφιλεγόμεν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meinschaft </text:p>
          </table:table-cell>
          <table:table-cell office:value-type="string">
            <text:p>κοινότητ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tatsächlich  </text:p>
          </table:table-cell>
          <table:table-cell office:value-type="string">
            <text:p>πραγματικά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Vorhaben </text:p>
          </table:table-cell>
          <table:table-cell office:value-type="string">
            <text:p>Σχέδι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reichen </text:p>
          </table:table-cell>
          <table:table-cell office:value-type="string">
            <text:p>to accomplish/πετυχαίνω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angehören</text:p>
          </table:table-cell>
          <table:table-cell office:value-type="string">
            <text:p>belong to</text:p>
          </table:table-cell>
          <table:table-cell table:number-columns-repeated="1022"/>
        </table:table-row>
        <table:table-row table:style-name="ro35">
          <table:table-cell office:value-type="string">
            <text:p>gehören</text:p>
          </table:table-cell>
          <table:table-cell office:value-type="string">
            <text:p>belong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ornehmen</text:p>
          </table:table-cell>
          <table:table-cell office:value-type="string">
            <text:p>make, carry ou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schlossen 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e man e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zutauchen </text:p>
          </table:table-cell>
          <table:table-cell office:value-type="string">
            <text:p>immers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orsätzen  </text:p>
          </table:table-cell>
          <table:table-cell office:value-type="string">
            <text:p>intentions</text:p>
          </table:table-cell>
          <table:table-cell table:number-columns-repeated="1022"/>
        </table:table-row>
        <table:table-row table:style-name="ro52">
          <table:table-cell table:style-name="ce238"/>
          <table:table-cell table:style-name="ce247"/>
          <table:table-cell table:style-name="ce253" table:number-columns-repeated="1022"/>
        </table:table-row>
        <table:table-row table:style-name="ro35">
          <table:table-cell table:style-name="ce107" office:value-type="string">
            <text:p>Wie wär’s mit sieben </text:p>
          </table:table-cell>
          <table:table-cell office:value-type="string">
            <text:p>how about sev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roßartig  </text:p>
          </table:table-cell>
          <table:table-cell office:value-type="string">
            <text:p>grea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lästige  </text:p>
          </table:table-cell>
          <table:table-cell office:value-type="string">
            <text:p>κουραστική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abnehmen 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worfen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klichkeit  </text:p>
          </table:table-cell>
          <table:table-cell office:value-type="string">
            <text:p>realit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wacht  </text:p>
          </table:table-cell>
          <table:table-cell office:value-type="string">
            <text:p>suvervise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dienen </text:p>
          </table:table-cell>
          <table:table-cell office:value-type="string">
            <text:p>ser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abhängig </text:p>
          </table:table-cell>
          <table:table-cell office:value-type="string">
            <text:p>independen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Abstimmungen</text:p>
          </table:table-cell>
          <table:table-cell office:value-type="string">
            <text:p>voting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orgehen</text:p>
          </table:table-cell>
          <table:table-cell office:value-type="string">
            <text:p>proceed/ προχχωρώ</text:p>
          </table:table-cell>
          <table:table-cell table:number-columns-repeated="1022"/>
        </table:table-row>
        <table:table-row table:style-name="ro35">
          <table:table-cell office:value-type="string">
            <text:p>unterschrieben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ickt  </text:p>
          </table:table-cell>
          <table:table-cell office:value-type="string">
            <text:p>sends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taatlichen Einrichtungen </text:p>
          </table:table-cell>
          <table:table-cell office:value-type="string">
            <text:p>State institution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brechen  </text:p>
          </table:table-cell>
          <table:table-cell office:value-type="string">
            <text:p>crim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order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Nach und nach</text:p>
          </table:table-cell>
          <table:table-cell office:value-type="string">
            <text:p>gradually, little by little</text:p>
          </table:table-cell>
          <table:table-cell table:number-columns-repeated="1022"/>
        </table:table-row>
        <table:table-row table:style-name="ro35">
          <table:table-cell office:value-type="string">
            <text:p>tut weh</text:p>
          </table:table-cell>
          <table:table-cell office:value-type="string">
            <text:p>hurts</text:p>
          </table:table-cell>
          <table:table-cell table:number-columns-repeated="1022"/>
        </table:table-row>
        <table:table-row table:style-name="ro35">
          <table:table-cell office:value-type="string">
            <text:p>außerdem</text:p>
          </table:table-cell>
          <table:table-cell office:value-type="string">
            <text:p>also, besides/επίση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f frischer Tat </text:p>
          </table:table-cell>
          <table:table-cell office:value-type="string">
            <text:p>in the act/”sta prasa”</text:p>
          </table:table-cell>
          <table:table-cell table:number-columns-repeated="1022"/>
        </table:table-row>
        <table:table-row table:style-name="ro35">
          <table:table-cell office:value-type="string">
            <text:p>vorwirft</text:p>
          </table:table-cell>
          <table:table-cell office:value-type="string">
            <text:p>accuses/kathgorei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tappt</text:p>
          </table:table-cell>
          <table:table-cell office:value-type="string">
            <text:p>caught,trap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lieferte  </text:p>
          </table:table-cell>
          <table:table-cell office:value-type="string">
            <text:p>provid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neuerdings  </text:p>
          </table:table-cell>
          <table:table-cell office:value-type="string">
            <text:p>recent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folgt  </text:p>
          </table:table-cell>
          <table:table-cell office:value-type="string">
            <text:p>pursue/kynhga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rheit 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eidenschaft </text:p>
          </table:table-cell>
          <table:table-cell office:value-type="string">
            <text:p>passion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klauen </text:p>
          </table:table-cell>
          <table:table-cell office:value-type="string">
            <text:p>steal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bezeichnen sich  </text:p>
          </table:table-cell>
          <table:table-cell office:value-type="string">
            <text:p>denote each ot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finden  </text:p>
          </table:table-cell>
          <table:table-cell office:value-type="string">
            <text:p>to invent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merken  </text:p>
          </table:table-cell>
          <table:table-cell office:value-type="string">
            <text:p>to noti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Online-Konto </text:p>
          </table:table-cell>
          <table:table-cell office:value-type="string">
            <text:p>online accou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nerträglich  </text:p>
          </table:table-cell>
          <table:table-cell table:style-name="ce107" office:value-type="string">
            <text:p>unbearable 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orhaben  </text:p>
          </table:table-cell>
          <table:table-cell table:style-name="ce107" office:value-type="string">
            <text:p>plan </text:p>
          </table:table-cell>
          <table:table-cell table:number-columns-repeated="1022"/>
        </table:table-row>
        <table:table-row table:style-name="ro52">
          <table:table-cell table:style-name="ce236" table:number-columns-repeated="2"/>
          <table:table-cell table:style-name="ce251" table:number-columns-repeated="1022"/>
        </table:table-row>
        <table:table-row table:style-name="ro35">
          <table:table-cell table:style-name="ce236" office:value-type="string">
            <text:p>Tragisches Ereignis </text:p>
          </table:table-cell>
          <table:table-cell office:value-type="string">
            <text:p>tragic eve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rückten  </text:p>
          </table:table-cell>
          <table:table-cell office:value-type="string">
            <text:p>march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gensatz  </text:p>
          </table:table-cell>
          <table:table-cell office:value-type="string">
            <text:p>in contra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 Gegensatz zu den anderen </text:p>
          </table:table-cell>
          <table:table-cell office:value-type="string">
            <text:p>in contrast to the other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Austausch</text:p>
          </table:table-cell>
          <table:table-cell office:value-type="string">
            <text:p>exchange</text:p>
          </table:table-cell>
          <table:table-cell table:number-columns-repeated="1022"/>
        </table:table-row>
        <table:table-row table:style-name="ro35">
          <table:table-cell office:value-type="string">
            <text:p>Aufständischen</text:p>
          </table:table-cell>
          <table:table-cell office:value-type="string">
            <text:p>αντάρτε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m Vertrag von Minsk </text:p>
          </table:table-cell>
          <table:table-cell office:value-type="string">
            <text:p>in the treaty of Min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t werden </text:p>
          </table:table-cell>
          <table:table-cell office:value-type="string">
            <text:p>be distribut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steckt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umgetauscht</text:p>
          </table:table-cell>
          <table:table-cell table:style-name="ce75" office:value-type="string">
            <text:p>ανταλλασοντα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ihnachten ist vorbei </text:p>
          </table:table-cell>
          <table:table-cell office:value-type="string">
            <text:p>Christmas is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ändler müssen die Geschenke nicht umtauschen </text:p>
          </table:table-cell>
          <table:table-cell table:style-name="ce107" office:value-type="string">
            <text:p>Merchants do not have to exchange the gifts </text:p>
          </table:table-cell>
          <table:table-cell table:number-columns-repeated="1022"/>
        </table:table-row>
        <table:table-row table:style-name="ro63">
          <table:table-cell table:style-name="ce234" office:value-type="string">
            <text:p>aus Kulanz </text:p>
          </table:table-cell>
          <table:table-cell office:value-type="string">
            <text:p>out of goodwill/χειρονομία καλής θέλησης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aussuch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lösen </text:p>
          </table:table-cell>
          <table:table-cell office:value-type="string">
            <text:p>redeem/εξαργυρώνω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Korb </text:p>
          </table:table-cell>
          <table:table-cell office:value-type="string">
            <text:p>καλάθι/baske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in </text:p>
          </table:table-cell>
          <table:table-cell office:value-type="string">
            <text:p>win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schwach </text:p>
          </table:table-cell>
          <table:table-cell office:value-type="string">
            <text:p>weak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lumen·strauß  </text:p>
          </table:table-cell>
          <table:table-cell office:value-type="string">
            <text:p>bunch of flowers</text:p>
          </table:table-cell>
          <table:table-cell table:number-columns-repeated="1022"/>
        </table:table-row>
        <table:table-row table:style-name="ro35">
          <table:table-cell office:value-type="string">
            <text:p>der Wiese</text:p>
          </table:table-cell>
          <table:table-cell office:value-type="string">
            <text:p>το λιβάδι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ziehen</text:p>
          </table:table-cell>
          <table:table-cell office:value-type="string">
            <text:p>put on (clothes)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immer 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 wundert sich </text:p>
          </table:table-cell>
          <table:table-cell office:value-type="string">
            <text:p>wond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ekommt Angst </text:p>
          </table:table-cell>
          <table:table-cell office:value-type="string">
            <text:p>gets scar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att </text:p>
          </table:table-cell>
          <table:table-cell office:value-type="string">
            <text:p>full, fed up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Jäger  </text:p>
          </table:table-cell>
          <table:table-cell office:value-type="string">
            <text:p>Hunter/κυνυγό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ritten  </text:p>
          </table:table-cell>
          <table:table-cell office:value-type="string">
            <text:p>step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k  </text:p>
          </table:table-cell>
          <table:table-cell office:value-type="string">
            <text:p>factory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bgerissen werden </text:p>
          </table:table-cell>
          <table:table-cell office:value-type="string">
            <text:p>to be demolish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austellen </text:p>
          </table:table-cell>
          <table:table-cell office:value-type="string">
            <text:p>constraction sit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Nirgendwo  </text:p>
          </table:table-cell>
          <table:table-cell office:value-type="string">
            <text:p>nowher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Leistungen  </text:p>
          </table:table-cell>
          <table:table-cell office:value-type="string">
            <text:p>Services/power/performanc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pannt  </text:p>
          </table:table-cell>
          <table:table-cell office:value-type="string">
            <text:p>Curious</text:p>
          </table:table-cell>
          <table:table-cell table:number-columns-repeated="1022"/>
        </table:table-row>
        <table:table-row table:style-name="ro64">
          <table:table-cell table:style-name="ce239" office:value-type="string">
            <text:p>, who will sit down with them</text:p>
            <text:p><text:s/>At the table </text:p>
          </table:table-cell>
          <table:table-cell table:style-name="ce107" office:value-type="string">
            <text:p>wer sich zu ihnen </text:p>
            <text:p>An den Tisch setzen wird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 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reine  </text:p>
          </table:table-cell>
          <table:table-cell office:value-type="string">
            <text:p>pure/mere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Kriegt</text:p>
          </table:table-cell>
          <table:table-cell office:value-type="string">
            <text:p>gets/lamvan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a ja 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table:style-name="ce234" office:value-type="string">
            <text:p>zugesagt </text:p>
          </table:table-cell>
          <table:table-cell office:value-type="string">
            <text:p>promis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her 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Die Lage</text:p>
          </table:table-cell>
          <table:table-cell office:value-type="string">
            <text:p>Location,situa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geistert 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</text:p>
          </table:table-cell>
          <table:table-cell office:value-type="string">
            <text:p>hug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aten werden ausgetauscht </text:p>
          </table:table-cell>
          <table:table-cell office:value-type="string">
            <text:p>data is exchang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neipe  </text:p>
          </table:table-cell>
          <table:table-cell office:value-type="string">
            <text:p>pub,ba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breitetes  </text:p>
          </table:table-cell>
          <table:table-cell office:value-type="string">
            <text:p>commo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füllten  </text:p>
          </table:table-cell>
          <table:table-cell office:value-type="string">
            <text:p>crowd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zeugt </text:p>
          </table:table-cell>
          <table:table-cell office:value-type="string">
            <text:p>convinced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107" office:value-type="string">
            <text:p>zwar 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zählen von sich </text:p>
          </table:table-cell>
          <table:table-cell office:value-type="string">
            <text:p>talk about themselv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zugehen </text:p>
          </table:table-cell>
          <table:table-cell office:value-type="string">
            <text:p>leav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Übereinstimmung </text:p>
          </table:table-cell>
          <table:table-cell office:value-type="string">
            <text:p>agreement, consensus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34" office:value-type="string">
            <text:p>ausschlaggebend </text:p>
          </table:table-cell>
          <table:table-cell office:value-type="string">
            <text:p>crucial,decisiv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ntsprechenden  </text:p>
          </table:table-cell>
          <table:table-cell office:value-type="string">
            <text:p>corresponding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Folgen</text:p>
          </table:table-cell>
          <table:table-cell office:value-type="string">
            <text:p>consequen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chrieben 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53">
          <table:table-cell table:style-name="ce187" office:value-type="string">
            <text:p>saniert werden</text:p>
          </table:table-cell>
          <table:table-cell office:value-type="string">
            <text:p>να αποκατασταθεί/to be rehabilitat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ta is exchanged</text:p>
          </table:table-cell>
          <table:table-cell office:value-type="string">
            <text:p>Daten werden ausgetauscht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spruchslos</text:p>
          </table:table-cell>
          <table:table-cell office:value-type="string">
            <text:p>ταπεινός/undemanding</text:p>
          </table:table-cell>
          <table:table-cell table:number-columns-repeated="1022"/>
        </table:table-row>
        <table:table-row table:style-name="ro53">
          <table:table-cell table:style-name="ce240" office:value-type="string">
            <text:p>Die Deutschen haben sich</text:p>
            <text:p>An zu vieles gewöhnt </text:p>
          </table:table-cell>
          <table:table-cell table:style-name="ce107" office:value-type="string">
            <text:p>The Germans got used to too much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ch-Ziegel  </text:p>
          </table:table-cell>
          <table:table-cell office:value-type="string">
            <text:p>κεραμίδια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trom </text:p>
          </table:table-cell>
          <table:table-cell office:value-type="string">
            <text:p>ρεύ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urm  </text:p>
          </table:table-cell>
          <table:table-cell office:value-type="string">
            <text:p>πύργο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schlagen </text:p>
          </table:table-cell>
          <table:table-cell office:value-type="string">
            <text:p>σκοτώνω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weiterung  </text:p>
          </table:table-cell>
          <table:table-cell office:value-type="string">
            <text:p>επέκταση</text:p>
          </table:table-cell>
          <table:table-cell table:number-columns-repeated="1022"/>
        </table:table-row>
        <table:table-row table:style-name="ro35">
          <table:table-cell office:value-type="string">
            <text:p>Darauf werden Sie achten</text:p>
          </table:table-cell>
          <table:table-cell table:style-name="ce107" office:value-type="string">
            <text:p>You will take care of it.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inrichten</text:p>
          </table:table-cell>
          <table:table-cell office:value-type="string">
            <text:p>Set up, furnish, equip,arrang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chten auf</text:p>
          </table:table-cell>
          <table:table-cell office:value-type="string">
            <text:p>watch out for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Hemden</text:p>
          </table:table-cell>
          <table:table-cell office:value-type="string">
            <text:p>shirt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höheren Preise</text:p>
          </table:table-cell>
          <table:table-cell office:value-type="string">
            <text:p>the higher pri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mer wieder </text:p>
          </table:table-cell>
          <table:table-cell office:value-type="string">
            <text:p>again and agai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errscher </text:p>
          </table:table-cell>
          <table:table-cell office:value-type="string">
            <text:p>rull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nbesetzt</text:p>
          </table:table-cell>
          <table:table-cell office:value-type="string">
            <text:p>unoccupied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dazu haben immer weniger Jugendliche Lust</text:p>
          </table:table-cell>
          <table:table-cell office:value-type="string">
            <text:p>less and less young people feel like doing so</text:p>
          </table:table-cell>
          <table:table-cell table:number-columns-repeated="1022"/>
        </table:table-row>
        <table:table-row table:style-name="ro53">
          <table:table-cell table:style-name="ce240" office:value-type="string">
            <text:p>Schuld haben </text:p>
            <text:p>Auch die Betriebe selbst </text:p>
          </table:table-cell>
          <table:table-cell office:value-type="string">
            <text:p>The companies themselves are to bla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 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241" office:value-type="string">
            <text:p>Bereitschaft </text:p>
          </table:table-cell>
          <table:table-cell office:value-type="string">
            <text:p>standb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werber </text:p>
          </table:table-cell>
          <table:table-cell office:value-type="string">
            <text:p>applicants, candidate</text:p>
          </table:table-cell>
          <table:table-cell table:number-columns-repeated="1022"/>
        </table:table-row>
        <table:table-row table:style-name="ro62">
          <table:table-cell office:value-type="string">
            <text:p>Eltern und Lehrer raten eher zum Abitur</text:p>
          </table:table-cell>
          <table:table-cell office:value-type="string">
            <text:p>Parents and teachers are more likely to graduate from high school</text:p>
          </table:table-cell>
          <table:table-cell table:number-columns-repeated="1022"/>
        </table:table-row>
        <table:table-row table:style-name="ro35">
          <table:table-cell office:value-type="string">
            <text:p>Schulden</text:p>
          </table:table-cell>
          <table:table-cell office:value-type="string">
            <text:p>debt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Jetzt ist heraus·gekommen</text:p>
          </table:table-cell>
          <table:table-cell office:value-type="string">
            <text:p>Now came out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nehmung</text:p>
          </table:table-cell>
          <table:table-cell office:value-type="string">
            <text:p>interroga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ypern </text:p>
          </table:table-cell>
          <table:table-cell office:value-type="string">
            <text:p>Cyprou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urteil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ktuelle </text:p>
          </table:table-cell>
          <table:table-cell office:value-type="string">
            <text:p>current,last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brecher 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52">
          <table:table-cell table:number-columns-repeated="1024"/>
        </table:table-row>
        <table:table-row table:style-name="ro50">
          <table:table-cell table:style-name="ce242" office:value-type="string" table:number-columns-spanned="2" table:number-rows-spanned="1">
            <text:p><text:span text:style-name="T23"><text:a xlink:href="http://www.nachrichtenleicht.de/studie-ueber-gewalt.2046.de.html?dram:article_id=407501">http://www.nachrichtenleicht.de/studie-ueber-gewalt.2046.de.html?dram:article_id=407501</text:a></text:span></text:p>
          </table:table-cell>
          <table:covered-table-cell table:style-name="ce242"/>
          <table:table-cell table:number-columns-repeated="1022"/>
        </table:table-row>
        <table:table-row table:style-name="ro35">
          <table:table-cell table:style-name="ce13" office:value-type="string">
            <text:p>Gewalt-Taten begehen </text:p>
          </table:table-cell>
          <table:table-cell office:value-type="string">
            <text:p>Commit act of violenc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alt-tätig </text:p>
          </table:table-cell>
          <table:table-cell office:value-type="string">
            <text:p>violent activ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dächtig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estgestellt </text:p>
          </table:table-cell>
          <table:table-cell office:value-type="string">
            <text:p>found,detected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begeht </text:p>
          </table:table-cell>
          <table:table-cell office:value-type="string">
            <text:p>commit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tzung </text:p>
          </table:table-cell>
          <table:table-cell office:value-type="string">
            <text:p>meetin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 wurde </text:p>
          </table:table-cell>
          <table:table-cell office:value-type="string">
            <text:p>επιλλέχτηκε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Umgang </text:p>
          </table:table-cell>
          <table:table-cell office:value-type="string">
            <text:p>χειρισμό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lingen </text:p>
          </table:table-cell>
          <table:table-cell office:value-type="string">
            <text:p>πετύχ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imm </text:p>
          </table:table-cell>
          <table:table-cell office:value-type="string">
            <text:p>pick up/take ov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uckily</text:p>
          </table:table-cell>
          <table:table-cell office:value-type="string">
            <text:p>Zum Gluck</text:p>
          </table:table-cell>
          <table:table-cell table:number-columns-repeated="1022"/>
        </table:table-row>
        <table:table-row table:style-name="ro53">
          <table:table-cell table:style-name="ce187" office:value-type="string">
            <text:p>He introduced me to his sister</text:p>
          </table:table-cell>
          <table:table-cell office:value-type="string">
            <text:p>Er stellte mich </text:p>
            <text:p>Seiner Schwester vor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troffen sein </text:p>
          </table:table-cell>
          <table:table-cell office:value-type="string">
            <text:p>be affect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elsen </text:p>
          </table:table-cell>
          <table:table-cell office:value-type="string">
            <text:p>rock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Herausforderung </text:p>
          </table:table-cell>
          <table:table-cell office:value-type="string">
            <text:p>πρόκληση, challeng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renzlig werden </text:p>
          </table:table-cell>
          <table:table-cell office:value-type="string">
            <text:p>dangerous, episfalh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s ergab sich einfach so</text:p>
          </table:table-cell>
          <table:table-cell office:value-type="string">
            <text:p>he surendered himsel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anstalter </text:p>
          </table:table-cell>
          <table:table-cell office:value-type="string">
            <text:p>organizer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beschlossen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Auto-Rennen </text:p>
          </table:table-cell>
          <table:table-cell office:value-type="string">
            <text:p>motor rac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e klettern </text:p>
          </table:table-cell>
          <table:table-cell office:value-type="string">
            <text:p>climbe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bewerten 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35">
          <table:table-cell table:style-name="ce243" office:value-type="string">
            <text:p>treten</text:p>
          </table:table-cell>
          <table:table-cell table:style-name="ce243" office:value-type="string">
            <text:p>perform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bewerten </text:p>
          </table:table-cell>
          <table:table-cell office:value-type="string">
            <text:p>evaluating</text:p>
          </table:table-cell>
          <table:table-cell table:number-columns-repeated="1022"/>
        </table:table-row>
        <table:table-row table:style-name="ro53">
          <table:table-cell table:style-name="ce234" office:value-type="string">
            <text:p>für Aufregung gesorgt </text:p>
          </table:table-cell>
          <table:table-cell office:value-type="string">
            <text:p>have caused a stir/prokalese taraxh</text:p>
          </table:table-cell>
          <table:table-cell table:number-columns-repeated="1022"/>
        </table:table-row>
        <table:table-row table:style-name="ro35">
          <table:table-cell office:value-type="string">
            <text:p>Affen</text:p>
          </table:table-cell>
          <table:table-cell office:value-type="string">
            <text:p>monkey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geschränkten Schutz </text:p>
          </table:table-cell>
          <table:table-cell office:value-type="string">
            <text:p>limited protec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Ausnahmen </text:p>
          </table:table-cell>
          <table:table-cell office:value-type="string">
            <text:p>exception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der Pflege </text:p>
          </table:table-cell>
          <table:table-cell office:value-type="string">
            <text:p>the car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schäftigen </text:p>
          </table:table-cell>
          <table:table-cell office:value-type="string">
            <text:p>to emplo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reicht aber nicht </text:p>
          </table:table-cell>
          <table:table-cell office:value-type="string">
            <text:p>this is not enoug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eimen </text:p>
          </table:table-cell>
          <table:table-cell office:value-type="string">
            <text:p>house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entsteht </text:p>
          </table:table-cell>
          <table:table-cell office:value-type="string">
            <text:p>Si created, produced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schafft</text:p>
          </table:table-cell>
          <table:table-cell office:value-type="string">
            <text:p>creates</text:p>
          </table:table-cell>
          <table:table-cell table:number-columns-repeated="1022"/>
        </table:table-row>
        <table:table-row table:style-name="ro35">
          <table:table-cell office:value-type="string">
            <text:p>Er führt</text:p>
          </table:table-cell>
          <table:table-cell office:value-type="string">
            <text:p>he leads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wirkst </text:p>
          </table:table-cell>
          <table:table-cell office:value-type="string">
            <text:p>appea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fügen <text:span text:style-name="T1">über</text:span></text:p>
          </table:table-cell>
          <table:table-cell office:value-type="string">
            <text:p>ow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treiben </text:p>
          </table:table-cell>
          <table:table-cell office:value-type="string">
            <text:p>Sell, εξολοθρεύω, banis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fen </text:p>
          </table:table-cell>
          <table:table-cell office:value-type="string">
            <text:p>thro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asten-Zeit. </text:p>
          </table:table-cell>
          <table:table-cell office:value-type="string">
            <text:p>νηστεί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kleidet </text:p>
          </table:table-cell>
          <table:table-cell office:value-type="string">
            <text:p>dresse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überzeugt </text:p>
          </table:table-cell>
          <table:table-cell office:value-type="string">
            <text:p>convinced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15" office:value-type="string">
            <text:p>übertrieben</text:p>
          </table:table-cell>
          <table:table-cell office:value-type="string">
            <text:p>exagerated, ypervolh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15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fährdet </text:p>
          </table:table-cell>
          <table:table-cell office:value-type="string">
            <text:p>at ri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aktuellen 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schädigt wurden </text:p>
          </table:table-cell>
          <table:table-cell office:value-type="string">
            <text:p>is damag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Urwald </text:p>
          </table:table-cell>
          <table:table-cell office:value-type="string">
            <text:p>jungl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digen </text:p>
          </table:table-cell>
          <table:table-cell office:value-type="string">
            <text:p>defen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samste </text:p>
          </table:table-cell>
          <table:table-cell office:value-type="string">
            <text:p>lonies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erlebt </text:p>
          </table:table-cell>
          <table:table-cell office:value-type="string">
            <text:p>experienc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hn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trotzdem</text:p>
          </table:table-cell>
          <table:table-cell office:value-type="string">
            <text:p>anywa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st das Ihr Ernst? </text:p>
          </table:table-cell>
          <table:table-cell office:value-type="string">
            <text:p>are you serious?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ngeschickt </text:p>
          </table:table-cell>
          <table:table-cell office:value-type="string">
            <text:p>aprosextos, clumsy, adexio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eschehen </text:p>
          </table:table-cell>
          <table:table-cell office:value-type="string">
            <text:p>happen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zeugen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Fortschritte 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zielt</text:p>
          </table:table-cell>
          <table:table-cell office:value-type="string">
            <text:p>achiev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ursprünglich </text:p>
          </table:table-cell>
          <table:table-cell office:value-type="string">
            <text:p>originally</text:p>
          </table:table-cell>
          <table:table-cell table:number-columns-repeated="1022"/>
        </table:table-row>
        <table:table-row table:style-name="ro62">
          <table:table-cell office:value-type="string">
            <text:p>Die Folgen würde vor allem der amerikanische Kontinent zu spüren bekommen.</text:p>
          </table:table-cell>
          <table:table-cell office:value-type="string">
            <text:p>The consequences would be felt especially by the American continent.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spüren </text:p>
          </table:table-cell>
          <table:table-cell office:value-type="string">
            <text:p>to f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5">
          <table:table-cell office:value-type="string">
            <text:p>Mit Alkohol vorsichtig umgehen</text:p>
          </table:table-cell>
          <table:table-cell office:value-type="string">
            <text:p>Handle alcohol carefully</text:p>
          </table:table-cell>
          <table:table-cell table:number-columns-repeated="1022"/>
        </table:table-row>
        <table:table-row table:style-name="ro35">
          <table:table-cell office:value-type="string">
            <text:p>Lohnt es sich?</text:p>
          </table:table-cell>
          <table:table-cell office:value-type="string">
            <text:p>Is it worth?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wirksam </text:p>
          </table:table-cell>
          <table:table-cell office:value-type="string">
            <text:p>effectiv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fahren </text:p>
          </table:table-cell>
          <table:table-cell office:value-type="string">
            <text:p>methods</text:p>
          </table:table-cell>
          <table:table-cell table:number-columns-repeated="1022"/>
        </table:table-row>
        <table:table-row table:style-name="ro35">
          <table:table-cell office:value-type="string">
            <text:p>Tanzniveaus</text:p>
          </table:table-cell>
          <table:table-cell office:value-type="string">
            <text:p>dance level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bin nicht der Meinung, dass </text:p>
          </table:table-cell>
          <table:table-cell office:value-type="string">
            <text:p>I don't think tha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wendet</text:p>
          </table:table-cell>
          <table:table-cell office:value-type="string">
            <text:p>applys</text:p>
          </table:table-cell>
          <table:table-cell table:number-columns-repeated="1022"/>
        </table:table-row>
        <table:table-row table:style-name="ro52" table:number-rows-repeated="1047864">
          <table:table-cell table:number-columns-repeated="1024"/>
        </table:table-row>
        <table:table-row table:style-name="ro52">
          <table:table-cell table:number-columns-repeated="1024"/>
        </table:table-row>
        <table:named-expressions/>
      </table:table>
      <table:table table:name="Sheet12" table:style-name="ta14" table:print="false">
        <office:forms form:automatic-focus="false" form:apply-design-mode="false"/>
        <table:table-column table:style-name="co45" table:default-cell-style-name="ce154"/>
        <table:table-column table:style-name="co46" table:default-cell-style-name="ce154"/>
        <table:table-column table:style-name="co53" table:default-cell-style-name="ce154"/>
        <table:table-column table:style-name="co54" table:default-cell-style-name="Default"/>
        <table:table-column table:style-name="co6" table:number-columns-repeated="1020" table:default-cell-style-name="Default"/>
        <table:table-row table:style-name="ro37">
          <table:table-cell table:style-name="ce153" office:value-type="string">
            <text:p>tatverdächtig </text:p>
          </table:table-cell>
          <table:table-cell office:value-type="string">
            <text:p>a suspect</text:p>
          </table:table-cell>
          <table:table-cell table:number-columns-repeated="1022"/>
        </table:table-row>
        <table:table-row table:style-name="ro37">
          <table:table-cell table:style-name="ce289" office:value-type="string">
            <text:p>begreifen </text:p>
          </table:table-cell>
          <table:table-cell office:value-type="string">
            <text:p>understand</text:p>
          </table:table-cell>
          <table:table-cell table:number-columns-repeated="1022"/>
        </table:table-row>
        <table:table-row table:style-name="ro37">
          <table:table-cell table:style-name="ce289" office:value-type="string">
            <text:p>Leidensgenossen </text:p>
          </table:table-cell>
          <table:table-cell office:value-type="string">
            <text:p>fellow suffers</text:p>
          </table:table-cell>
          <table:table-cell table:number-columns-repeated="1022"/>
        </table:table-row>
        <table:table-row table:style-name="ro37">
          <table:table-cell table:style-name="ce290" office:value-type="string">
            <text:p>leidet </text:p>
          </table:table-cell>
          <table:table-cell office:value-type="string">
            <text:p>suffers, upoferei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tehen vor der Pleite </text:p>
          </table:table-cell>
          <table:table-cell office:value-type="string">
            <text:p>are about to go bankrupt</text:p>
          </table:table-cell>
          <table:table-cell table:number-columns-repeated="1022"/>
        </table:table-row>
        <table:table-row table:style-name="ro69">
          <table:table-cell table:style-name="ce291" office:value-type="string">
            <text:p>These are my sisters whose children are playing in the garden</text:p>
          </table:table-cell>
          <table:table-cell office:value-type="string">
            <text:p>Das sind meine Schwestern, deren Kinder im Garten spielen.</text:p>
          </table:table-cell>
          <table:table-cell table:number-columns-repeated="1022"/>
        </table:table-row>
        <table:table-row table:style-name="ro70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  <text:p>dessen means "whose" ( masc. ) </text:p>
          </table:table-cell>
          <table:table-cell table:style-name="ce153"/>
          <table:table-cell table:number-columns-repeated="1021"/>
        </table:table-row>
        <table:table-row table:style-name="ro71">
          <table:table-cell table:style-name="ce319" office:value-type="string">
            <text:p>It is a horse whose name I don't know</text:p>
          </table:table-cell>
          <table:table-cell office:value-type="string">
            <text:p>Es ist ein Pferd, dessen <text:span text:style-name="T14">Namen</text:span> ich nicht kenne</text:p>
            <text:p><text:span text:style-name="T14">https://mein-deutschbuch.de/n-deklination.html</text:span></text:p>
          </table:table-cell>
          <table:table-cell table:number-columns-repeated="1022"/>
        </table:table-row>
        <table:table-row table:style-name="ro64">
          <table:table-cell office:value-type="string">
            <text:p>These are children whose parents are rich</text:p>
          </table:table-cell>
          <table:table-cell office:value-type="string">
            <text:p>Das sind Kinder deren Eltern reich sin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dächtig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7">
          <table:table-cell table:style-name="ce289" office:value-type="string">
            <text:p>erhebt </text:p>
          </table:table-cell>
          <table:table-cell office:value-type="string">
            <text:p>rises</text:p>
          </table:table-cell>
          <table:table-cell table:number-columns-repeated="1022"/>
        </table:table-row>
        <table:table-row table:style-name="ro47">
          <table:table-cell table:style-name="ce320" office:value-type="string">
            <text:p>begegnen </text:p>
          </table:table-cell>
          <table:table-cell office:value-type="string">
            <text:p>To encounter, to meet</text:p>
          </table:table-cell>
          <table:table-cell office:value-type="string">
            <text:p>begegnen to encounter to meet</text:p>
          </table:table-cell>
          <table:table-cell table:number-columns-repeated="1021"/>
        </table:table-row>
        <table:table-row table:style-name="ro47">
          <table:table-cell table:style-name="ce321" office:value-type="string">
            <text:p>entronnen </text:p>
          </table:table-cell>
          <table:table-cell office:value-type="string">
            <text:p>escaped</text:p>
          </table:table-cell>
          <table:table-cell office:value-type="string">
            <text:p>entronnen escaped escaped </text:p>
          </table:table-cell>
          <table:table-cell table:number-columns-repeated="1021"/>
        </table:table-row>
        <table:table-row table:style-name="ro47">
          <table:table-cell table:style-name="ce289" office:value-type="string">
            <text:p>ausgewertet </text:p>
          </table:table-cell>
          <table:table-cell office:value-type="string">
            <text:p>evaluated</text:p>
          </table:table-cell>
          <table:table-cell office:value-type="string">
            <text:p>ausgewertet evaluated</text:p>
          </table:table-cell>
          <table:table-cell table:number-columns-repeated="1021"/>
        </table:table-row>
        <table:table-row table:style-name="ro72">
          <table:table-cell table:style-name="ce321" office:value-type="string">
            <text:p>ausgelöst </text:p>
          </table:table-cell>
          <table:table-cell office:value-type="string">
            <text:p>triggered</text:p>
          </table:table-cell>
          <table:table-cell office:value-type="string">
            <text:p>ausgel<text:span text:style-name="T16">öst triggered triggered ausgelöst</text:span></text:p>
          </table:table-cell>
          <table:table-cell table:number-columns-repeated="1021"/>
        </table:table-row>
        <table:table-row table:style-name="ro47">
          <table:table-cell table:style-name="ce320" office:value-type="string">
            <text:p>die ebenfalls </text:p>
          </table:table-cell>
          <table:table-cell office:value-type="string">
            <text:p>which also..</text:p>
          </table:table-cell>
          <table:table-cell office:value-type="string">
            <text:p>die ebenfalls</text:p>
          </table:table-cell>
          <table:table-cell table:number-columns-repeated="1021"/>
        </table:table-row>
        <table:table-row table:style-name="ro37">
          <table:table-cell table:style-name="ce289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 do not like lighters. </text:p>
          </table:table-cell>
          <table:table-cell office:value-type="string">
            <text:p>Ich mag keine Feuerzeug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er Empfänger </text:p>
          </table:table-cell>
          <table:table-cell office:value-type="string">
            <text:p>the receiver</text:p>
          </table:table-cell>
          <table:table-cell table:number-columns-repeated="1022"/>
        </table:table-row>
        <table:table-row table:style-name="ro72">
          <table:table-cell table:style-name="ce322" office:value-type="string">
            <text:p>specialty </text:p>
          </table:table-cell>
          <table:table-cell office:value-type="string">
            <text:p>Spezialität</text:p>
          </table:table-cell>
          <table:table-cell office:value-type="string">
            <text:p>Spezialit<text:span text:style-name="T16">ät </text:span></text:p>
          </table:table-cell>
          <table:table-cell table:number-columns-repeated="1021"/>
        </table:table-row>
        <table:table-row table:style-name="ro37">
          <table:table-cell office:value-type="string">
            <text:p>Anwältinnen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73">
          <table:table-cell table:style-name="ce323" office:value-type="string">
            <text:p>Architects will make these cities bigger.</text:p>
          </table:table-cell>
          <table:table-cell office:value-type="string">
            <text:p>Architekten werden diese Städte erweitern</text:p>
          </table:table-cell>
          <table:table-cell office:value-type="string">
            <text:p>Architekten werden diese St<text:span text:style-name="T16">ädte erweitern erweitern erweitern</text:span></text:p>
          </table:table-cell>
          <table:table-cell table:number-columns-repeated="1021"/>
        </table:table-row>
        <table:table-row table:style-name="ro74">
          <table:table-cell table:style-name="ce324" office:value-type="string">
            <text:p>erscheinen</text:p>
          </table:table-cell>
          <table:table-cell office:value-type="string">
            <text:p>turn up, appear</text:p>
          </table:table-cell>
          <table:table-cell office:value-type="string">
            <text:p>erscheinen turn up appear turn up erscheinen</text:p>
          </table:table-cell>
          <table:table-cell table:number-columns-repeated="1021"/>
        </table:table-row>
        <table:table-row table:style-name="ro75">
          <table:table-cell table:style-name="ce325" office:value-type="string">
            <text:p>Somehow, he will always belong to us.</text:p>
          </table:table-cell>
          <table:table-cell office:value-type="string">
            <text:p>Irgendwie, wird er immer zu uns geh<text:span text:style-name="T7">ören</text:span></text:p>
          </table:table-cell>
          <table:table-cell table:number-columns-repeated="1022"/>
        </table:table-row>
        <table:table-row table:style-name="ro37">
          <table:table-cell office:value-type="string">
            <text:p>erwerben</text:p>
          </table:table-cell>
          <table:table-cell office:value-type="string">
            <text:p>acquire, purchase</text:p>
          </table:table-cell>
          <table:table-cell table:number-columns-repeated="1022"/>
        </table:table-row>
        <table:table-row table:style-name="ro37">
          <table:table-cell office:value-type="string">
            <text:p>I will turn around</text:p>
          </table:table-cell>
          <table:table-cell office:value-type="string">
            <text:p>Ich werde wenden</text:p>
          </table:table-cell>
          <table:table-cell table:number-columns-repeated="1022"/>
        </table:table-row>
        <table:table-row table:style-name="ro47">
          <table:table-cell table:style-name="ce323" office:value-type="string">
            <text:p>ausweiten</text:p>
          </table:table-cell>
          <table:table-cell office:value-type="string">
            <text:p>expand</text:p>
          </table:table-cell>
          <table:table-cell office:value-type="string">
            <text:p>ausweiten expand ausweiten expand</text:p>
          </table:table-cell>
          <table:table-cell table:number-columns-repeated="1021"/>
        </table:table-row>
        <table:table-row table:style-name="ro37">
          <table:table-cell office:value-type="string">
            <text:p>Immobilie </text:p>
          </table:table-cell>
          <table:table-cell office:value-type="string">
            <text:p>property</text:p>
          </table:table-cell>
          <table:table-cell table:number-columns-repeated="1022"/>
        </table:table-row>
        <table:table-row table:style-name="ro47">
          <table:table-cell table:style-name="ce319" office:value-type="string">
            <text:p>anzulocken</text:p>
          </table:table-cell>
          <table:table-cell office:value-type="string">
            <text:p>to attrack</text:p>
          </table:table-cell>
          <table:table-cell office:value-type="string">
            <text:p>anzulocken to attrack</text:p>
          </table:table-cell>
          <table:table-cell table:number-columns-repeated="1021"/>
        </table:table-row>
        <table:table-row table:style-name="ro64">
          <table:table-cell office:value-type="string">
            <text:p>Option auf Verlängerung inbegriffen. </text:p>
          </table:table-cell>
          <table:table-cell office:value-type="string">
            <text:p>Option for extension included</text:p>
          </table:table-cell>
          <table:table-cell table:number-columns-repeated="1022"/>
        </table:table-row>
        <table:table-row table:style-name="ro37">
          <table:table-cell office:value-type="string">
            <text:p>inbegriffen</text:p>
          </table:table-cell>
          <table:table-cell office:value-type="string">
            <text:p>included</text:p>
          </table:table-cell>
          <table:table-cell table:number-columns-repeated="1022"/>
        </table:table-row>
        <table:table-row table:style-name="ro37">
          <table:table-cell table:style-name="ce319" office:value-type="string">
            <text:p>greifen</text:p>
          </table:table-cell>
          <table:table-cell office:value-type="string">
            <text:p>to grab</text:p>
          </table:table-cell>
          <table:table-cell table:number-columns-repeated="1022"/>
        </table:table-row>
        <table:table-row table:style-name="ro37">
          <table:table-cell table:style-name="ce319" office:value-type="string">
            <text:p>allerdings </text:p>
          </table:table-cell>
          <table:table-cell office:value-type="string">
            <text:p>indeed</text:p>
          </table:table-cell>
          <table:table-cell table:style-name="ce195"/>
          <table:table-cell table:number-columns-repeated="1021"/>
        </table:table-row>
        <table:table-row table:style-name="ro47">
          <table:table-cell table:style-name="ce326" office:value-type="string">
            <text:p>beworben</text:p>
          </table:table-cell>
          <table:table-cell office:value-type="string">
            <text:p>advertised</text:p>
          </table:table-cell>
          <table:table-cell office:value-type="string">
            <text:p>beworben advertized advertized beworben</text:p>
          </table:table-cell>
          <table:table-cell table:number-columns-repeated="1021"/>
        </table:table-row>
        <table:table-row table:style-name="ro74">
          <table:table-cell table:style-name="ce325" office:value-type="string">
            <text:p>und die <text:span text:style-name="T14">Aussicht</text:span> auf einen EU-Pass. </text:p>
          </table:table-cell>
          <table:table-cell office:value-type="string">
            <text:p>and the prospect of an EU passport</text:p>
          </table:table-cell>
          <table:table-cell table:number-columns-repeated="1022"/>
        </table:table-row>
        <table:table-row table:style-name="ro37">
          <table:table-cell office:value-type="string">
            <text:p>Verlängerung </text:p>
          </table:table-cell>
          <table:table-cell office:value-type="string">
            <text:p>renewal, extend</text:p>
          </table:table-cell>
          <table:table-cell table:number-columns-repeated="1022"/>
        </table:table-row>
        <table:table-row table:style-name="ro37">
          <table:table-cell table:style-name="ce319" office:value-type="string">
            <text:p>zunehmend </text:p>
          </table:table-cell>
          <table:table-cell office:value-type="string">
            <text:p>increasingly</text:p>
          </table:table-cell>
          <table:table-cell table:number-columns-repeated="1022"/>
        </table:table-row>
        <table:table-row table:style-name="ro47">
          <table:table-cell table:style-name="ce327" office:value-type="string">
            <text:p>Befristete</text:p>
          </table:table-cell>
          <table:table-cell office:value-type="string">
            <text:p>temporary, limit</text:p>
          </table:table-cell>
          <table:table-cell office:value-type="string">
            <text:p>temp, </text:p>
          </table:table-cell>
          <table:table-cell table:number-columns-repeated="1021"/>
        </table:table-row>
        <table:table-row table:style-name="ro47">
          <table:table-cell table:style-name="ce327" office:value-type="string">
            <text:p>Antrag </text:p>
          </table:table-cell>
          <table:table-cell office:value-type="string">
            <text:p>application</text:p>
          </table:table-cell>
          <table:table-cell office:value-type="string">
            <text:p>Antrag application aithsh</text:p>
          </table:table-cell>
          <table:table-cell table:number-columns-repeated="1021"/>
        </table:table-row>
        <table:table-row table:style-name="ro37">
          <table:table-cell office:value-type="string">
            <text:p>ausnahmslos</text:p>
          </table:table-cell>
          <table:table-cell office:value-type="string">
            <text:p>without exception</text:p>
          </table:table-cell>
          <table:table-cell table:number-columns-repeated="1022"/>
        </table:table-row>
        <table:table-row table:style-name="ro47">
          <table:table-cell table:style-name="ce327" office:value-type="string">
            <text:p>Please introduce me to her.</text:p>
          </table:table-cell>
          <table:table-cell office:value-type="string">
            <text:p>Bitte stell mich ihr vor</text:p>
          </table:table-cell>
          <table:table-cell office:value-type="string">
            <text:p>Bitte stell mich ihr vor Bitte stell mich ihr vor</text:p>
          </table:table-cell>
          <table:table-cell table:number-columns-repeated="1021"/>
        </table:table-row>
        <table:table-row table:style-name="ro37">
          <table:table-cell table:style-name="ce325" office:value-type="string">
            <text:p>Allerdings , 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76">
          <table:table-cell table:style-name="ce319" office:value-type="string">
            <text:p>Where have you been?</text:p>
          </table:table-cell>
          <table:table-cell office:value-type="string">
            <text:p>Wo bist du gewesen</text:p>
          </table:table-cell>
          <table:table-cell office:value-type="string">
            <text:p>wo bist du gewesen</text:p>
          </table:table-cell>
          <table:table-cell table:number-columns-repeated="1021"/>
        </table:table-row>
        <table:table-row table:style-name="ro77">
          <table:table-cell table:style-name="ce319" office:value-type="string">
            <text:p>I have been growing up in a bakery</text:p>
          </table:table-cell>
          <table:table-cell office:value-type="string">
            <text:p>Ich bin in einer B<text:span text:style-name="T7">äckerei geworden</text:span></text:p>
          </table:table-cell>
          <table:table-cell office:value-type="string">
            <text:p>Ich bin in einer B<text:span text:style-name="T16">äckerei geworden</text:span></text:p>
          </table:table-cell>
          <table:table-cell table:number-columns-repeated="1021"/>
        </table:table-row>
        <table:table-row table:style-name="ro78">
          <table:table-cell table:style-name="ce323" office:value-type="string">
            <text:p>I have actually liked him</text:p>
          </table:table-cell>
          <table:table-cell office:value-type="string">
            <text:p>Mir hat er tats<text:span text:style-name="T7">ächlich gefallen</text:span></text:p>
          </table:table-cell>
          <table:table-cell office:value-type="string">
            <text:p>Mir hat er tats<text:span text:style-name="T16">ächlich gefallen</text:span></text:p>
          </table:table-cell>
          <table:table-cell table:number-columns-repeated="1021"/>
        </table:table-row>
        <table:table-row table:style-name="ro79">
          <table:table-cell office:value-type="string">
            <text:p>His hair became yellow</text:p>
          </table:table-cell>
          <table:table-cell office:value-type="string">
            <text:p>Seine Haare sind gelb geworden</text:p>
            <text:p>Sein Haar wurde gelb</text:p>
          </table:table-cell>
          <table:table-cell table:number-columns-repeated="1022"/>
        </table:table-row>
        <table:table-row table:style-name="ro37">
          <table:table-cell office:value-type="string">
            <text:p>Es ist geschehen</text:p>
          </table:table-cell>
          <table:table-cell office:value-type="string">
            <text:p>it has heppened</text:p>
          </table:table-cell>
          <table:table-cell table:number-columns-repeated="1022"/>
        </table:table-row>
        <table:table-row table:style-name="ro47">
          <table:table-cell table:style-name="ce319" office:value-type="string">
            <text:p>Zweck</text:p>
          </table:table-cell>
          <table:table-cell office:value-type="string">
            <text:p>purpose</text:p>
          </table:table-cell>
          <table:table-cell office:value-type="string">
            <text:p>Zweck</text:p>
          </table:table-cell>
          <table:table-cell table:number-columns-repeated="1021"/>
        </table:table-row>
        <table:table-row table:style-name="ro37">
          <table:table-cell office:value-type="string">
            <text:p>Einheit</text:p>
          </table:table-cell>
          <table:table-cell office:value-type="string">
            <text:p>reunification</text:p>
          </table:table-cell>
          <table:table-cell table:number-columns-repeated="1022"/>
        </table:table-row>
        <table:table-row table:style-name="ro80">
          <table:table-cell table:style-name="ce319" office:value-type="string">
            <text:p>Wir abonnieren die Zeitung</text:p>
          </table:table-cell>
          <table:table-cell office:value-type="string">
            <text:p>We subscribe to the newspaper</text:p>
          </table:table-cell>
          <table:table-cell office:value-type="string">
            <text:p>we subscribe to the newspaper</text:p>
          </table:table-cell>
          <table:table-cell table:number-columns-repeated="1021"/>
        </table:table-row>
        <table:table-row table:style-name="ro81">
          <table:table-cell office:value-type="string">
            <text:p>Animals and the environment are important to her.</text:p>
          </table:table-cell>
          <table:table-cell office:value-type="string">
            <text:p>Tiere und <text:span text:style-name="T14">die</text:span> Umwelt sind ihr wichtig</text:p>
          </table:table-cell>
          <table:table-cell table:number-columns-repeated="1022"/>
        </table:table-row>
        <table:table-row table:style-name="ro84">
          <table:table-cell office:value-type="string">
            <text:p>Let's see what we still have.</text:p>
          </table:table-cell>
          <table:table-cell office:value-type="string">
            <text:p>Mal schauen was wir noch haben</text:p>
          </table:table-cell>
          <table:table-cell table:number-columns-repeated="1022"/>
        </table:table-row>
        <table:table-row table:style-name="ro85">
          <table:table-cell table:style-name="ce319" office:value-type="string">
            <text:p>I drink both tea and wine</text:p>
          </table:table-cell>
          <table:table-cell office:value-type="string">
            <text:p>Ich trinke sowohl Tee als auch Wein</text:p>
          </table:table-cell>
          <table:table-cell office:value-type="string">
            <text:p>ich trinke sowohl Tee als auch wein</text:p>
          </table:table-cell>
          <table:table-cell table:number-columns-repeated="1021"/>
        </table:table-row>
        <table:table-row table:style-name="ro74">
          <table:table-cell table:style-name="ce327" office:value-type="string">
            <text:p>He does not look anything like a doctor</text:p>
          </table:table-cell>
          <table:table-cell office:value-type="string">
            <text:p>Er sieht uberhaupt nicht aus wie ein Arzt</text:p>
          </table:table-cell>
          <table:table-cell office:value-type="string">
            <text:p>er sieht <text:span text:style-name="T16">überhaupt nicht aus wie ein Arzt</text:span></text:p>
          </table:table-cell>
          <table:table-cell table:number-columns-repeated="1021"/>
        </table:table-row>
        <table:table-row table:style-name="ro86">
          <table:table-cell table:style-name="ce327" office:value-type="string">
            <text:p>He also works as an author</text:p>
          </table:table-cell>
          <table:table-cell office:value-type="string">
            <text:p>Er arbeitet ausserdem als Autor</text:p>
          </table:table-cell>
          <table:table-cell office:value-type="string">
            <text:p>er arbeitet ausserdem als Autor</text:p>
          </table:table-cell>
          <table:table-cell table:number-columns-repeated="1021"/>
        </table:table-row>
        <table:table-row table:style-name="ro87">
          <table:table-cell table:style-name="ce291" office:value-type="string">
            <text:p>I am meeting the physician responsible for you this evening.</text:p>
          </table:table-cell>
          <table:table-cell office:value-type="string">
            <text:p>Ich treffe den für dich zuständigen Arzt heute Abend.</text:p>
          </table:table-cell>
          <table:table-cell office:value-type="string">
            <text:p>zust<text:span text:style-name="T16">ändigen Arzt heute abend</text:span></text:p>
          </table:table-cell>
          <table:table-cell table:number-columns-repeated="1021"/>
        </table:table-row>
        <table:table-row table:style-name="ro89">
          <table:table-cell office:value-type="string">
            <text:p>Ginge es in der Welt besser zu</text:p>
          </table:table-cell>
          <table:table-cell office:value-type="string">
            <text:p>It would be better</text:p>
          </table:table-cell>
          <table:table-cell table:number-columns-repeated="1022"/>
        </table:table-row>
        <table:table-row table:style-name="ro37">
          <table:table-cell office:value-type="string">
            <text:p>Geschlechterverhältnisse </text:p>
          </table:table-cell>
          <table:table-cell office:value-type="string">
            <text:p>gender relations</text:p>
          </table:table-cell>
          <table:table-cell table:number-columns-repeated="1022"/>
        </table:table-row>
        <table:table-row table:style-name="ro47">
          <table:table-cell table:style-name="ce319" office:value-type="string">
            <text:p>Umschlag </text:p>
          </table:table-cell>
          <table:table-cell office:value-type="string">
            <text:p>envelope</text:p>
          </table:table-cell>
          <table:table-cell office:value-type="string">
            <text:p>fakelos</text:p>
          </table:table-cell>
          <table:table-cell table:number-columns-repeated="1021"/>
        </table:table-row>
        <table:table-row table:style-name="ro47">
          <table:table-cell table:style-name="ce323" office:value-type="string">
            <text:p>Eingriffe</text:p>
          </table:table-cell>
          <table:table-cell office:value-type="string">
            <text:p>intervantions, paremvaseis</text:p>
          </table:table-cell>
          <table:table-cell office:value-type="string">
            <text:p>Eingriffe intervantions paremvaseis Eingriffe</text:p>
          </table:table-cell>
          <table:table-cell table:number-columns-repeated="1021"/>
        </table:table-row>
        <table:table-row table:style-name="ro47">
          <table:table-cell table:style-name="ce328" table:number-columns-repeated="3"/>
          <table:table-cell table:style-name="ce343" table:number-columns-repeated="1021"/>
        </table:table-row>
        <table:table-row table:style-name="ro72">
          <table:table-cell table:style-name="ce319" office:value-type="string">
            <text:p>ausführliches </text:p>
          </table:table-cell>
          <table:table-cell office:value-type="string">
            <text:p>detailed</text:p>
          </table:table-cell>
          <table:table-cell office:value-type="string">
            <text:p>ausf<text:span text:style-name="T16">ührliches detailed</text:span></text:p>
          </table:table-cell>
          <table:table-cell table:number-columns-repeated="1021"/>
        </table:table-row>
        <table:table-row table:style-name="ro47">
          <table:table-cell table:style-name="ce157" office:value-type="string">
            <text:p>Weibliche</text:p>
          </table:table-cell>
          <table:table-cell office:value-type="string">
            <text:p>female</text:p>
          </table:table-cell>
          <table:table-cell office:value-type="string">
            <text:p>weibliche </text:p>
          </table:table-cell>
          <table:table-cell table:number-columns-repeated="1021"/>
        </table:table-row>
        <table:table-row table:style-name="ro47">
          <table:table-cell table:style-name="ce322" office:value-type="string">
            <text:p>empfinden </text:p>
          </table:table-cell>
          <table:table-cell office:value-type="string">
            <text:p>feel</text:p>
          </table:table-cell>
          <table:table-cell office:value-type="string">
            <text:p>empfinden feel</text:p>
          </table:table-cell>
          <table:table-cell table:number-columns-repeated="1021"/>
        </table:table-row>
        <table:table-row table:style-name="ro65">
          <table:table-cell table:style-name="ce291" office:value-type="string">
            <text:p>Pleite</text:p>
          </table:table-cell>
          <table:table-cell table:style-name="ce153" office:value-type="string">
            <text:p>bankruptcy</text:p>
          </table:table-cell>
          <table:table-cell table:style-name="ce167" office:value-type="string">
            <text:p>ftwxeush</text:p>
          </table:table-cell>
          <table:table-cell table:number-columns-repeated="1021"/>
        </table:table-row>
        <table:table-row table:style-name="ro37">
          <table:table-cell table:style-name="ce153" office:value-type="string">
            <text:p>zunehmende </text:p>
          </table:table-cell>
          <table:table-cell table:style-name="ce339" table:number-columns-spanned="2" table:number-rows-spanned="1"/>
          <table:covered-table-cell table:style-name="ce196"/>
          <table:table-cell table:number-columns-repeated="1021"/>
        </table:table-row>
        <table:table-row table:style-name="ro91">
          <table:table-cell table:style-name="ce319" office:value-type="string">
            <text:p>Energiebedarf</text:p>
          </table:table-cell>
          <table:table-cell office:value-type="string">
            <text:p>energeiakes anages</text:p>
          </table:table-cell>
          <table:table-cell office:value-type="string">
            <text:p>energeiakes anages</text:p>
          </table:table-cell>
          <table:table-cell table:number-columns-repeated="1021"/>
        </table:table-row>
        <table:table-row table:style-name="ro37">
          <table:table-cell table:style-name="ce153" office:value-type="string">
            <text:p>versorgen </text:p>
          </table:table-cell>
          <table:table-cell office:value-type="string">
            <text:p>supply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1022"/>
        </table:table-row>
        <table:table-row table:style-name="ro65">
          <table:table-cell table:style-name="ce319" office:value-type="string">
            <text:p>Erwartungen</text:p>
          </table:table-cell>
          <table:table-cell table:number-columns-repeated="2" office:value-type="string">
            <text:p>expectations</text:p>
          </table:table-cell>
          <table:table-cell table:number-columns-repeated="1021"/>
        </table:table-row>
        <table:table-row table:style-name="ro47">
          <table:table-cell table:style-name="ce319" office:value-type="string">
            <text:p>Diebstahl</text:p>
          </table:table-cell>
          <table:table-cell table:number-columns-repeated="2" office:value-type="string">
            <text:p>theft</text:p>
          </table:table-cell>
          <table:table-cell table:number-columns-repeated="1021"/>
        </table:table-row>
        <table:table-row table:style-name="ro47">
          <table:table-cell table:style-name="ce321" office:value-type="string">
            <text:p>setzt auf </text:p>
          </table:table-cell>
          <table:table-cell office:value-type="string">
            <text:p>relies on</text:p>
          </table:table-cell>
          <table:table-cell office:value-type="string">
            <text:p>setzt auf setzt auf relies on</text:p>
          </table:table-cell>
          <table:table-cell table:number-columns-repeated="1021"/>
        </table:table-row>
        <table:table-row table:style-name="ro37">
          <table:table-cell table:style-name="ce153" office:value-type="string">
            <text:p>Ursprünglich </text:p>
          </table:table-cell>
          <table:table-cell office:value-type="string">
            <text:p>Originally</text:p>
          </table:table-cell>
          <table:table-cell table:number-columns-repeated="1022"/>
        </table:table-row>
        <table:table-row table:style-name="ro72">
          <table:table-cell table:style-name="ce321" office:value-type="string">
            <text:p>Üblicherweise </text:p>
          </table:table-cell>
          <table:table-cell office:value-type="string">
            <text:p>Usually</text:p>
          </table:table-cell>
          <table:table-cell table:style-name="ce340" office:value-type="string">
            <text:p>üblicherweise usually <text:span text:style-name="T16">üblicherweise usually</text:span></text:p>
          </table:table-cell>
          <table:table-cell table:number-columns-repeated="1021"/>
        </table:table-row>
        <table:table-row table:style-name="ro37">
          <table:table-cell table:style-name="ce153" office:value-type="string">
            <text:p>Lieferung </text:p>
          </table:table-cell>
          <table:table-cell office:value-type="string">
            <text:p>delivery</text:p>
          </table:table-cell>
          <table:table-cell table:number-columns-repeated="1022"/>
        </table:table-row>
        <table:table-row table:style-name="ro47">
          <table:table-cell table:style-name="ce289" office:value-type="string">
            <text:p>Angelegenheit </text:p>
          </table:table-cell>
          <table:table-cell office:value-type="string">
            <text:p>matter, affair</text:p>
          </table:table-cell>
          <table:table-cell office:value-type="string">
            <text:p>affer</text:p>
          </table:table-cell>
          <table:table-cell table:number-columns-repeated="1021"/>
        </table:table-row>
        <table:table-row table:style-name="ro37">
          <table:table-cell table:style-name="ce290" office:value-type="string">
            <text:p>Rüstungsausgaben </text:p>
          </table:table-cell>
          <table:table-cell office:value-type="string">
            <text:p>defence spending</text:p>
          </table:table-cell>
          <table:table-cell table:number-columns-repeated="1022"/>
        </table:table-row>
        <table:table-row table:style-name="ro47">
          <table:table-cell table:style-name="ce321" office:value-type="string">
            <text:p>ungewiss </text:p>
          </table:table-cell>
          <table:table-cell office:value-type="string">
            <text:p>uncertain</text:p>
          </table:table-cell>
          <table:table-cell office:value-type="string">
            <text:p>ungewiss uncertain uncertain ungewiss</text:p>
          </table:table-cell>
          <table:table-cell table:number-columns-repeated="1021"/>
        </table:table-row>
        <table:table-row table:style-name="ro37">
          <table:table-cell table:style-name="ce325" office:value-type="string">
            <text:p>das Schicksalsland </text:p>
          </table:table-cell>
          <table:table-cell office:value-type="string">
            <text:p>Destination country</text:p>
          </table:table-cell>
          <table:table-cell table:number-columns-repeated="1022"/>
        </table:table-row>
        <table:table-row table:style-name="ro47">
          <table:table-cell table:style-name="ce289" office:value-type="string">
            <text:p>geschildert </text:p>
          </table:table-cell>
          <table:table-cell office:value-type="string">
            <text:p>portrayed, apeikonizetai</text:p>
          </table:table-cell>
          <table:table-cell office:value-type="string">
            <text:p>geschildert portrayed geschildert apeikonizetai</text:p>
          </table:table-cell>
          <table:table-cell table:number-columns-repeated="1021"/>
        </table:table-row>
        <table:table-row table:style-name="ro47">
          <table:table-cell table:style-name="ce320"/>
          <table:table-cell table:style-name="ce327" table:number-columns-repeated="2"/>
          <table:table-cell table:style-name="ce346" table:number-columns-repeated="1021"/>
        </table:table-row>
        <table:table-row table:style-name="ro72">
          <table:table-cell table:style-name="ce319" office:value-type="string">
            <text:p>überdenken</text:p>
          </table:table-cell>
          <table:table-cell office:value-type="string">
            <text:p>rethink</text:p>
          </table:table-cell>
          <table:table-cell table:style-name="ce340" office:value-type="string">
            <text:p>think again</text:p>
          </table:table-cell>
          <table:table-cell table:number-columns-repeated="1021"/>
        </table:table-row>
        <table:table-row table:style-name="ro65">
          <table:table-cell table:style-name="ce289" office:value-type="string">
            <text:p>Erlaubnis </text:p>
          </table:table-cell>
          <table:table-cell office:value-type="string">
            <text:p>permission</text:p>
          </table:table-cell>
          <table:table-cell office:value-type="string">
            <text:p>allowance</text:p>
          </table:table-cell>
          <table:table-cell table:number-columns-repeated="1021"/>
        </table:table-row>
        <table:table-row table:style-name="ro37">
          <table:table-cell office:value-type="string">
            <text:p>Angriff auf Pilitiker</text:p>
          </table:table-cell>
          <table:table-cell office:value-type="string">
            <text:p>Attack on politicians</text:p>
          </table:table-cell>
          <table:table-cell table:number-columns-repeated="1022"/>
        </table:table-row>
        <table:table-row table:style-name="ro93">
          <table:table-cell table:style-name="ce321" office:value-type="string">
            <text:p>entsetzt </text:p>
          </table:table-cell>
          <table:table-cell office:value-type="string">
            <text:p>horrified</text:p>
          </table:table-cell>
          <table:table-cell office:value-type="string">
            <text:p>entsetzt horrfied horrified entsetzt aufsetzt rely on</text:p>
          </table:table-cell>
          <table:table-cell table:number-columns-repeated="1021"/>
        </table:table-row>
        <table:table-row table:style-name="ro47">
          <table:table-cell table:style-name="ce327" office:value-type="string">
            <text:p>Sturz</text:p>
          </table:table-cell>
          <table:table-cell table:number-columns-repeated="2" office:value-type="string">
            <text:p>fall</text:p>
          </table:table-cell>
          <table:table-cell table:number-columns-repeated="1021"/>
        </table:table-row>
        <table:table-row table:style-name="ro37">
          <table:table-cell table:style-name="ce291" office:value-type="string">
            <text:p>Herrschaft des Volkes</text:p>
          </table:table-cell>
          <table:table-cell office:value-type="string">
            <text:p>Rule of the people</text:p>
          </table:table-cell>
          <table:table-cell table:number-columns-repeated="1022"/>
        </table:table-row>
        <table:table-row table:style-name="ro100">
          <table:table-cell table:style-name="ce323" office:value-type="string">
            <text:p>Members are favored</text:p>
          </table:table-cell>
          <table:table-cell office:value-type="string">
            <text:p>Mitglieder werden bevorzugt</text:p>
          </table:table-cell>
          <table:table-cell office:value-type="string">
            <text:p>Mitglieder sind </text:p>
          </table:table-cell>
          <table:table-cell table:number-columns-repeated="1021"/>
        </table:table-row>
        <table:table-row table:style-name="ro101">
          <table:table-cell office:value-type="string">
            <text:p>Both have already been published before</text:p>
          </table:table-cell>
          <table:table-cell office:value-type="string">
            <text:p>Beide wurden bereits zuvor ver<text:span text:style-name="T16">öffentlicht</text:span></text:p>
          </table:table-cell>
          <table:table-cell/>
          <table:table-cell table:style-name="ce154"/>
          <table:table-cell table:number-columns-repeated="1020"/>
        </table:table-row>
        <table:table-row table:style-name="ro37">
          <table:table-cell table:style-name="ce322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65">
          <table:table-cell table:style-name="ce323" office:value-type="string">
            <text:p>berücksichtigt</text:p>
          </table:table-cell>
          <table:table-cell office:value-type="string">
            <text:p>considered</text:p>
          </table:table-cell>
          <table:table-cell office:value-type="string">
            <text:p>paraithsh</text:p>
          </table:table-cell>
          <table:table-cell table:number-columns-repeated="1021"/>
        </table:table-row>
        <table:table-row table:style-name="ro63">
          <table:table-cell office:value-type="string">
            <text:p>Many letters were written to him.</text:p>
          </table:table-cell>
          <table:table-cell office:value-type="string">
            <text:p>Es wurden ihm viele Briefe geschrieben.</text:p>
          </table:table-cell>
          <table:table-cell table:number-columns-repeated="1022"/>
        </table:table-row>
        <table:table-row table:style-name="ro47">
          <table:table-cell table:style-name="ce319" office:value-type="string">
            <text:p>veroffentlicht</text:p>
          </table:table-cell>
          <table:table-cell office:value-type="string">
            <text:p>released</text:p>
          </table:table-cell>
          <table:table-cell office:value-type="string">
            <text:p>publish</text:p>
          </table:table-cell>
          <table:table-cell table:number-columns-repeated="1021"/>
        </table:table-row>
        <table:table-row table:style-name="ro65">
          <table:table-cell table:style-name="ce319" office:value-type="string">
            <text:p>verantwortlich</text:p>
          </table:table-cell>
          <table:table-cell table:number-columns-repeated="2" office:value-type="string">
            <text:p>responsible</text:p>
          </table:table-cell>
          <table:table-cell table:number-columns-repeated="1021"/>
        </table:table-row>
        <table:table-row table:style-name="ro91">
          <table:table-cell table:style-name="ce291" office:value-type="string">
            <text:p>The results</text:p>
          </table:table-cell>
          <table:table-cell office:value-type="string">
            <text:p>die Ergebnisse</text:p>
          </table:table-cell>
          <table:table-cell office:value-type="string">
            <text:p>die Ergebnisse</text:p>
          </table:table-cell>
          <table:table-cell table:number-columns-repeated="1021"/>
        </table:table-row>
        <table:table-row table:style-name="ro37">
          <table:table-cell office:value-type="string">
            <text:p>das Reich </text:p>
          </table:table-cell>
          <table:table-cell office:value-type="string">
            <text:p>the empire</text:p>
          </table:table-cell>
          <table:table-cell table:number-columns-repeated="1022"/>
        </table:table-row>
        <table:table-row table:style-name="ro102">
          <table:table-cell table:style-name="ce319" office:value-type="string">
            <text:p>ausgezeichnet</text:p>
          </table:table-cell>
          <table:table-cell office:value-type="string">
            <text:p>outstanding exceptional</text:p>
          </table:table-cell>
          <table:table-cell office:value-type="string">
            <text:p>xehwristos, outstanding</text:p>
          </table:table-cell>
          <table:table-cell table:number-columns-repeated="1021"/>
        </table:table-row>
        <table:table-row table:style-name="ro103">
          <table:table-cell table:style-name="ce153" office:value-type="string">
            <text:p>Would you like to </text:p>
            <text:p>Earn more money?</text:p>
          </table:table-cell>
          <table:table-cell office:value-type="string">
            <text:p>M<text:span text:style-name="T16">ö</text:span>chten Sie mehr Geld verdienen?</text:p>
            <text:p>W<text:span text:style-name="T16">ü</text:span>rden Sie gerne mehr Geld verdienen?</text:p>
          </table:table-cell>
          <table:table-cell table:number-columns-repeated="1022"/>
        </table:table-row>
        <table:table-row table:style-name="ro104">
          <table:table-cell table:style-name="ce319" office:value-type="string">
            <text:p>I would save the money</text:p>
          </table:table-cell>
          <table:table-cell office:value-type="string">
            <text:p>Ich w<text:span text:style-name="T16">ü</text:span>rde das Geld sparen</text:p>
          </table:table-cell>
          <table:table-cell office:value-type="string">
            <text:p>ich w<text:span text:style-name="T16">ürde das Geld sparen</text:span></text:p>
          </table:table-cell>
          <table:table-cell table:number-columns-repeated="1021"/>
        </table:table-row>
        <table:table-row table:style-name="ro37">
          <table:table-cell table:style-name="ce325" office:value-type="string">
            <text:p>mail </text:p>
          </table:table-cell>
          <table:table-cell office:value-type="string">
            <text:p>Post</text:p>
          </table:table-cell>
          <table:table-cell table:number-columns-repeated="1022"/>
        </table:table-row>
        <table:table-row table:style-name="ro101">
          <table:table-cell table:style-name="ce323" office:value-type="string">
            <text:p>I would turn around in front of the theater.</text:p>
          </table:table-cell>
          <table:table-cell office:value-type="string">
            <text:p>Ich würde <text:span text:style-name="T14">mich</text:span> vor dem Theater umdrehen</text:p>
          </table:table-cell>
          <table:table-cell office:value-type="string">
            <text:p>Ich w<text:span text:style-name="T16">ürde vor der Theather herum wenden</text:span></text:p>
          </table:table-cell>
          <table:table-cell table:number-columns-repeated="1021"/>
        </table:table-row>
        <table:table-row table:style-name="ro47">
          <table:table-cell table:style-name="ce327" table:number-columns-repeated="3"/>
          <table:table-cell table:style-name="ce346" table:number-columns-repeated="1021"/>
        </table:table-row>
        <table:table-row table:style-name="ro37">
          <table:table-cell table:style-name="ce319" office:value-type="string">
            <text:p>Ablehnung </text:p>
          </table:table-cell>
          <table:table-cell office:value-type="string">
            <text:p>rejection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Verpflichtungen</text:p>
          </table:table-cell>
          <table:table-cell office:value-type="string">
            <text:p>commitments, ypoxrewseis</text:p>
          </table:table-cell>
          <table:table-cell table:number-columns-repeated="1022"/>
        </table:table-row>
        <table:table-row table:style-name="ro102">
          <table:table-cell table:style-name="ce319" office:value-type="string">
            <text:p>Einstellung </text:p>
          </table:table-cell>
          <table:table-cell office:value-type="string">
            <text:p>calibration, adjustment</text:p>
          </table:table-cell>
          <table:table-cell office:value-type="string">
            <text:p>setting</text:p>
          </table:table-cell>
          <table:table-cell table:number-columns-repeated="1021"/>
        </table:table-row>
        <table:table-row table:style-name="ro105">
          <table:table-cell table:style-name="ce325" office:value-type="string">
            <text:p><text:span text:style-name="T14">Compared to</text:span> the sun, the earth is small.</text:p>
          </table:table-cell>
          <table:table-cell office:value-type="string">
            <text:p>Im Vergleich zur Sonne ist die Erde klein.</text:p>
          </table:table-cell>
          <table:table-cell office:value-type="string">
            <text:p>Im Vergleich</text:p>
          </table:table-cell>
          <table:table-cell table:number-columns-repeated="1021"/>
        </table:table-row>
        <table:table-row table:style-name="ro37">
          <table:table-cell table:style-name="ce153" office:value-type="string">
            <text:p>Erkrankungen </text:p>
          </table:table-cell>
          <table:table-cell office:value-type="string">
            <text:p>diceases</text:p>
          </table:table-cell>
          <table:table-cell table:number-columns-repeated="1022"/>
        </table:table-row>
        <table:table-row table:style-name="ro65">
          <table:table-cell table:style-name="ce289" office:value-type="string">
            <text:p>Übergewicht </text:p>
          </table:table-cell>
          <table:table-cell office:value-type="string">
            <text:p>overweight</text:p>
          </table:table-cell>
          <table:table-cell table:style-name="ce340" office:value-type="string">
            <text:p>ypervaros</text:p>
          </table:table-cell>
          <table:table-cell table:number-columns-repeated="1021"/>
        </table:table-row>
        <table:table-row table:style-name="ro37">
          <table:table-cell table:style-name="ce321" office:value-type="string">
            <text:p>durchaus </text:p>
          </table:table-cell>
          <table:table-cell office:value-type="string">
            <text:p>absolutely</text:p>
          </table:table-cell>
          <table:table-cell table:number-columns-repeated="1022"/>
        </table:table-row>
        <table:table-row table:style-name="ro37">
          <table:table-cell table:style-name="ce324" office:value-type="string">
            <text:p>entstehenden </text:p>
          </table:table-cell>
          <table:table-cell office:value-type="string">
            <text:p>incured, arise</text:p>
          </table:table-cell>
          <table:table-cell table:number-columns-repeated="1022"/>
        </table:table-row>
        <table:table-row table:style-name="ro65">
          <table:table-cell table:style-name="ce319" office:value-type="string">
            <text:p>ermahnt </text:p>
          </table:table-cell>
          <table:table-cell office:value-type="string">
            <text:p>proeidopoihse</text:p>
          </table:table-cell>
          <table:table-cell office:value-type="string">
            <text:p>protrepw</text:p>
          </table:table-cell>
          <table:table-cell table:number-columns-repeated="1021"/>
        </table:table-row>
        <table:table-row table:style-name="ro47">
          <table:table-cell table:style-name="ce327" table:number-columns-repeated="3"/>
          <table:table-cell table:style-name="ce346" table:number-columns-repeated="1021"/>
        </table:table-row>
        <table:table-row table:style-name="ro106">
          <table:table-cell office:value-type="string">
            <text:p>Schäuble ermahnt Männer zu mehr Hausarbeit</text:p>
          </table:table-cell>
          <table:table-cell office:value-type="string">
            <text:p>Soyble reminds men to do more housework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unumgängliche </text:p>
          </table:table-cell>
          <table:table-cell office:value-type="string">
            <text:p>unavoidable</text:p>
          </table:table-cell>
          <table:table-cell table:number-columns-repeated="1022"/>
        </table:table-row>
        <table:table-row table:style-name="ro65">
          <table:table-cell table:style-name="ce157" office:value-type="string">
            <text:p>Erkenntnis </text:p>
          </table:table-cell>
          <table:table-cell office:value-type="string">
            <text:p>Knowledge</text:p>
          </table:table-cell>
          <table:table-cell office:value-type="string">
            <text:p>gnwsh</text:p>
          </table:table-cell>
          <table:table-cell table:number-columns-repeated="1021"/>
        </table:table-row>
        <table:table-row table:style-name="ro107">
          <table:table-cell office:value-type="string">
            <text:p>Theory is less helpful with that</text:p>
          </table:table-cell>
          <table:table-cell office:value-type="string">
            <text:p>Theorie ist weniger hilfreich <text:span text:style-name="T6">dabei</text:span></text:p>
          </table:table-cell>
          <table:table-cell table:number-columns-repeated="1022"/>
        </table:table-row>
        <table:table-row table:style-name="ro47">
          <table:table-cell table:style-name="ce323" office:value-type="string">
            <text:p>Ereignissen </text:p>
          </table:table-cell>
          <table:table-cell office:value-type="string">
            <text:p>incidents</text:p>
          </table:table-cell>
          <table:table-cell office:value-type="string">
            <text:p>apotelesmata</text:p>
          </table:table-cell>
          <table:table-cell table:number-columns-repeated="1021"/>
        </table:table-row>
        <table:table-row table:style-name="ro47">
          <table:table-cell table:style-name="ce319" office:value-type="string">
            <text:p>Einstellungen </text:p>
          </table:table-cell>
          <table:table-cell office:value-type="string">
            <text:p>settings</text:p>
          </table:table-cell>
          <table:table-cell office:value-type="string">
            <text:p>setting</text:p>
          </table:table-cell>
          <table:table-cell table:number-columns-repeated="1021"/>
        </table:table-row>
        <table:table-row table:style-name="ro86">
          <table:table-cell table:style-name="ce291" office:value-type="string">
            <text:p>Why didn't she ask herself that question?</text:p>
          </table:table-cell>
          <table:table-cell office:value-type="string">
            <text:p>Warum hat sie sich diese Frage nicht gestellt?</text:p>
          </table:table-cell>
          <table:table-cell office:value-type="string">
            <text:p>Warum hat sich diese Fragen nicht gestellt?</text:p>
          </table:table-cell>
          <table:table-cell table:number-columns-repeated="1021"/>
        </table:table-row>
        <table:table-row table:style-name="ro37">
          <table:table-cell office:value-type="string">
            <text:p>He is looking forward to it</text:p>
          </table:table-cell>
          <table:table-cell office:value-type="string">
            <text:p>Wer freut sich darauf</text:p>
          </table:table-cell>
          <table:table-cell table:number-columns-repeated="1022"/>
        </table:table-row>
        <table:table-row table:style-name="ro91">
          <table:table-cell table:style-name="ce291" office:value-type="string">
            <text:p>She will get in touch</text:p>
          </table:table-cell>
          <table:table-cell office:value-type="string">
            <text:p>Sie wird sich melden</text:p>
          </table:table-cell>
          <table:table-cell office:value-type="string">
            <text:p>Sie wird sich melden</text:p>
          </table:table-cell>
          <table:table-cell table:number-columns-repeated="1021"/>
        </table:table-row>
        <table:table-row table:style-name="ro37">
          <table:table-cell table:style-name="ce324" office:value-type="string">
            <text:p>Gutachten </text:p>
          </table:table-cell>
          <table:table-cell office:value-type="string">
            <text:p>report</text:p>
          </table:table-cell>
          <table:table-cell table:number-columns-repeated="1022"/>
        </table:table-row>
        <table:table-row table:style-name="ro37">
          <table:table-cell table:style-name="ce321" office:value-type="string">
            <text:p>überholt </text:p>
          </table:table-cell>
          <table:table-cell office:value-type="string">
            <text:p>prosperna</text:p>
          </table:table-cell>
          <table:table-cell table:style-name="ce340"/>
          <table:table-cell table:number-columns-repeated="1021"/>
        </table:table-row>
        <table:table-row table:style-name="ro37">
          <table:table-cell table:style-name="ce153" office:value-type="string">
            <text:p>Der 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37">
          <table:table-cell office:value-type="string">
            <text:p>Turn immediatery</text:p>
          </table:table-cell>
          <table:table-cell office:value-type="string">
            <text:p>Sofort wenden!</text:p>
          </table:table-cell>
          <table:table-cell table:number-columns-repeated="1022"/>
        </table:table-row>
        <table:table-row table:style-name="ro37">
          <table:table-cell office:value-type="string">
            <text:p>Lass uns Apfel essen</text:p>
          </table:table-cell>
          <table:table-cell office:value-type="string">
            <text:p>Let us eat an apple</text:p>
          </table:table-cell>
          <table:table-cell table:number-columns-repeated="1022"/>
        </table:table-row>
        <table:table-row table:style-name="ro91">
          <table:table-cell table:style-name="ce319" office:value-type="string">
            <text:p>Das Verhältnis</text:p>
          </table:table-cell>
          <table:table-cell office:value-type="string">
            <text:p>the relationship</text:p>
          </table:table-cell>
          <table:table-cell office:value-type="string">
            <text:p>symperifora</text:p>
          </table:table-cell>
          <table:table-cell table:number-columns-repeated="1021"/>
        </table:table-row>
        <table:table-row table:style-name="ro37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1022"/>
        </table:table-row>
        <table:table-row table:style-name="ro37">
          <table:table-cell office:value-type="string">
            <text:p>relationship</text:p>
          </table:table-cell>
          <table:table-cell office:value-type="string">
            <text:p>Beziehung, Verbindung, Verh<text:span text:style-name="T16">ältnis</text:span></text:p>
          </table:table-cell>
          <table:table-cell table:number-columns-repeated="1022"/>
        </table:table-row>
        <table:table-row table:style-name="ro73">
          <table:table-cell table:style-name="ce319" office:value-type="string">
            <text:p>Let us talk on the phone in an hour.</text:p>
          </table:table-cell>
          <table:table-cell office:value-type="string">
            <text:p>Lass uns in einer Stunde telefonieren.</text:p>
          </table:table-cell>
          <table:table-cell office:value-type="string">
            <text:p>Lass uns in eine Stunden telefonieren</text:p>
          </table:table-cell>
          <table:table-cell table:number-columns-repeated="1021"/>
        </table:table-row>
        <table:table-row table:style-name="ro64">
          <table:table-cell table:style-name="ce327" office:value-type="string">
            <text:p>Looks like we are turning around.</text:p>
          </table:table-cell>
          <table:table-cell office:value-type="string">
            <text:p>Sieht aus, als ob wir wenden</text:p>
          </table:table-cell>
          <table:table-cell office:value-type="string">
            <text:p>Das sieht ous, wie wir herum wenden</text:p>
          </table:table-cell>
          <table:table-cell table:number-columns-repeated="1021"/>
        </table:table-row>
        <table:table-row table:style-name="ro64">
          <table:table-cell table:style-name="ce327" table:number-columns-repeated="3"/>
          <table:table-cell table:style-name="ce346" table:number-columns-repeated="1021"/>
        </table:table-row>
        <table:table-row table:style-name="ro73">
          <table:table-cell office:value-type="string">
            <text:p>She did not tell me her address.</text:p>
          </table:table-cell>
          <table:table-cell office:value-type="string">
            <text:p>Sie hat mir ihre Adresse nicht gegeben</text:p>
          </table:table-cell>
          <table:table-cell table:number-columns-repeated="1022"/>
        </table:table-row>
        <table:table-row table:style-name="ro37">
          <table:table-cell office:value-type="string">
            <text:p>He is washing himself</text:p>
          </table:table-cell>
          <table:table-cell office:value-type="string">
            <text:p>Er w<text:span text:style-name="T16">ä</text:span>scht sich</text:p>
          </table:table-cell>
          <table:table-cell table:number-columns-repeated="1022"/>
        </table:table-row>
        <table:table-row table:style-name="ro102">
          <table:table-cell table:style-name="ce319" office:value-type="string">
            <text:p>We will sign in </text:p>
          </table:table-cell>
          <table:table-cell office:value-type="string">
            <text:p>Wir werden uns eintragen</text:p>
          </table:table-cell>
          <table:table-cell office:value-type="string">
            <text:p>we werden eintragen</text:p>
          </table:table-cell>
          <table:table-cell table:number-columns-repeated="1021"/>
        </table:table-row>
        <table:table-row table:style-name="ro65">
          <table:table-cell table:style-name="ce319" office:value-type="string">
            <text:p>Staumauer</text:p>
          </table:table-cell>
          <table:table-cell office:value-type="string">
            <text:p>fragma, dam</text:p>
          </table:table-cell>
          <table:table-cell office:value-type="string">
            <text:p>fragma</text:p>
          </table:table-cell>
          <table:table-cell table:number-columns-repeated="1021"/>
        </table:table-row>
        <table:table-row table:style-name="ro37">
          <table:table-cell table:style-name="ce321" office:value-type="string">
            <text:p>getautem </text:p>
          </table:table-cell>
          <table:table-cell office:value-type="string">
            <text:p>liwmena</text:p>
          </table:table-cell>
          <table:table-cell table:number-columns-repeated="1022"/>
        </table:table-row>
        <table:table-row table:style-name="ro47">
          <table:table-cell table:style-name="ce289" office:value-type="string">
            <text:p>erholen </text:p>
          </table:table-cell>
          <table:table-cell office:value-type="string">
            <text:p>recover</text:p>
          </table:table-cell>
          <table:table-cell office:value-type="string">
            <text:p>anarwnw</text:p>
          </table:table-cell>
          <table:table-cell table:number-columns-repeated="1021"/>
        </table:table-row>
        <table:table-row table:style-name="ro37">
          <table:table-cell office:value-type="string">
            <text:p>Ausruhen </text:p>
          </table:table-cell>
          <table:table-cell office:value-type="string">
            <text:p>relax</text:p>
          </table:table-cell>
          <table:table-cell table:number-columns-repeated="1022"/>
        </table:table-row>
        <table:table-row table:style-name="ro47">
          <table:table-cell table:style-name="ce327" office:value-type="string">
            <text:p>abgelaufen </text:p>
          </table:table-cell>
          <table:table-cell office:value-type="string">
            <text:p>expired</text:p>
          </table:table-cell>
          <table:table-cell office:value-type="string">
            <text:p>exantlh8hke</text:p>
          </table:table-cell>
          <table:table-cell table:number-columns-repeated="1021"/>
        </table:table-row>
        <table:table-row table:style-name="ro65">
          <table:table-cell table:style-name="ce289" office:value-type="string">
            <text:p>entzündet </text:p>
          </table:table-cell>
          <table:table-cell office:value-type="string">
            <text:p>ignited, inflamed</text:p>
          </table:table-cell>
          <table:table-cell office:value-type="string">
            <text:p>ignited</text:p>
          </table:table-cell>
          <table:table-cell table:number-columns-repeated="1021"/>
        </table:table-row>
        <table:table-row table:style-name="ro37">
          <table:table-cell office:value-type="string">
            <text:p>Bezeichnung</text:p>
          </table:table-cell>
          <table:table-cell office:value-type="string">
            <text:p>Designation</text:p>
          </table:table-cell>
          <table:table-cell table:number-columns-repeated="1022"/>
        </table:table-row>
        <table:table-row table:style-name="ro65">
          <table:table-cell table:style-name="ce323" office:value-type="string">
            <text:p>Ansprüche</text:p>
          </table:table-cell>
          <table:table-cell office:value-type="string">
            <text:p>expectations</text:p>
          </table:table-cell>
          <table:table-cell office:value-type="string">
            <text:p>statement</text:p>
          </table:table-cell>
          <table:table-cell table:number-columns-repeated="1021"/>
        </table:table-row>
        <table:table-row table:style-name="ro102">
          <table:table-cell table:style-name="ce323" office:value-type="string">
            <text:p>Vereinbarung</text:p>
          </table:table-cell>
          <table:table-cell office:value-type="string">
            <text:p>agreement, appointment</text:p>
          </table:table-cell>
          <table:table-cell office:value-type="string">
            <text:p>enwsh</text:p>
          </table:table-cell>
          <table:table-cell table:number-columns-repeated="1021"/>
        </table:table-row>
        <table:table-row table:style-name="ro47">
          <table:table-cell table:style-name="ce289" office:value-type="string">
            <text:p>Anspruch </text:p>
          </table:table-cell>
          <table:table-cell table:number-columns-repeated="2" office:value-type="string">
            <text:p>claim</text:p>
          </table:table-cell>
          <table:table-cell table:number-columns-repeated="1021"/>
        </table:table-row>
        <table:table-row table:style-name="ro81">
          <table:table-cell office:value-type="string">
            <text:p>Man kann uns doch nicht einfach als Geiseln nehmen</text:p>
          </table:table-cell>
          <table:table-cell office:value-type="string">
            <text:p>You can not just take us hostage</text:p>
          </table:table-cell>
          <table:table-cell table:number-columns-repeated="1022"/>
        </table:table-row>
        <table:table-row table:style-name="ro65">
          <table:table-cell table:style-name="ce327" office:value-type="string">
            <text:p>Mahlzeit </text:p>
          </table:table-cell>
          <table:table-cell office:value-type="string">
            <text:p>meal, geuma</text:p>
          </table:table-cell>
          <table:table-cell office:value-type="string">
            <text:p>geuma</text:p>
          </table:table-cell>
          <table:table-cell table:number-columns-repeated="1021"/>
        </table:table-row>
        <table:table-row table:style-name="ro102">
          <table:table-cell table:style-name="ce327" office:value-type="string">
            <text:p>Den Leuten bleibt kaum eine Wahl:</text:p>
          </table:table-cell>
          <table:table-cell office:value-type="string">
            <text:p>People hardly have a choice</text:p>
          </table:table-cell>
          <table:table-cell office:value-type="string">
            <text:p>den eixan kamia epilogh</text:p>
          </table:table-cell>
          <table:table-cell table:number-columns-repeated="1021"/>
        </table:table-row>
        <table:table-row table:style-name="ro65">
          <table:table-cell table:style-name="ce319" office:value-type="string">
            <text:p>Die Decke</text:p>
          </table:table-cell>
          <table:table-cell office:value-type="string">
            <text:p>the blanket</text:p>
          </table:table-cell>
          <table:table-cell office:value-type="string">
            <text:p>the fence</text:p>
          </table:table-cell>
          <table:table-cell table:number-columns-repeated="1021"/>
        </table:table-row>
        <table:table-row table:style-name="ro91">
          <table:table-cell table:style-name="ce319" office:value-type="string">
            <text:p>das macht nicht aus</text:p>
          </table:table-cell>
          <table:table-cell office:value-type="string">
            <text:p>that does not matter</text:p>
          </table:table-cell>
          <table:table-cell office:value-type="string">
            <text:p>does nt matter</text:p>
          </table:table-cell>
          <table:table-cell table:number-columns-repeated="1021"/>
        </table:table-row>
        <table:table-row table:style-name="ro47">
          <table:table-cell table:style-name="ce327" table:number-columns-repeated="3"/>
          <table:table-cell table:style-name="ce346" table:number-columns-repeated="1021"/>
        </table:table-row>
        <table:table-row table:style-name="ro108">
          <table:table-cell table:style-name="ce323" office:value-type="string">
            <text:p>I will look at that very closely</text:p>
          </table:table-cell>
          <table:table-cell office:value-type="string">
            <text:p>Ich werde mir das ganz genau anschauen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We are looking forward to seeing you</text:p>
          </table:table-cell>
          <table:table-cell office:value-type="string">
            <text:p>Wir freuen uns auf Sie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I am making myself pasta</text:p>
          </table:table-cell>
          <table:table-cell office:value-type="string">
            <text:p>Ich mache mir Nudeln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Day after day</text:p>
          </table:table-cell>
          <table:table-cell office:value-type="string">
            <text:p>Tag um Tag</text:p>
          </table:table-cell>
          <table:table-cell table:number-columns-repeated="1022"/>
        </table:table-row>
        <table:table-row table:style-name="ro37">
          <table:table-cell office:value-type="string">
            <text:p>Bezirk</text:p>
          </table:table-cell>
          <table:table-cell office:value-type="string">
            <text:p>district</text:p>
          </table:table-cell>
          <table:table-cell table:number-columns-repeated="1022"/>
        </table:table-row>
        <table:table-row table:style-name="ro37">
          <table:table-cell office:value-type="string">
            <text:p>Der Standort</text:p>
          </table:table-cell>
          <table:table-cell office:value-type="string">
            <text:p>the site</text:p>
          </table:table-cell>
          <table:table-cell table:number-columns-repeated="1022"/>
        </table:table-row>
        <table:table-row table:style-name="ro64">
          <table:table-cell table:style-name="ce323" office:value-type="string">
            <text:p>My vacation home has a small yard.</text:p>
          </table:table-cell>
          <table:table-cell office:value-type="string">
            <text:p>Mein Ferienhaus hat <text:span text:style-name="T6">einen kleinen Hof</text:span>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At the bottom</text:p>
          </table:table-cell>
          <table:table-cell office:value-type="string">
            <text:p>Auf dem Grund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die Umgebung</text:p>
          </table:table-cell>
          <table:table-cell office:value-type="string">
            <text:p>the environment</text:p>
          </table:table-cell>
          <table:table-cell table:number-columns-repeated="1022"/>
        </table:table-row>
        <table:table-row table:style-name="ro74">
          <table:table-cell table:style-name="ce319" office:value-type="string">
            <text:p>Animals and the environment are important to her.</text:p>
          </table:table-cell>
          <table:table-cell office:value-type="string">
            <text:p>Tiere und die Umwelt sind ihr wichtig</text:p>
          </table:table-cell>
          <table:table-cell table:number-columns-repeated="1022"/>
        </table:table-row>
        <table:table-row table:style-name="ro109">
          <table:table-cell table:style-name="ce323" office:value-type="string">
            <text:p>I walk on the grass</text:p>
          </table:table-cell>
          <table:table-cell office:value-type="string">
            <text:p>Ich gehe zu Fuss auf dem Gras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I am coming with you to the Rhine</text:p>
          </table:table-cell>
          <table:table-cell office:value-type="string">
            <text:p>Ich komme mit dir zum Rhein</text:p>
          </table:table-cell>
          <table:table-cell table:number-columns-repeated="1022"/>
        </table:table-row>
        <table:table-row table:style-name="ro37">
          <table:table-cell table:style-name="ce319" office:value-type="string">
            <text:p>The dog wants to go outside</text:p>
          </table:table-cell>
          <table:table-cell office:value-type="string">
            <text:p>Der Hund will raus</text:p>
          </table:table-cell>
          <table:table-cell table:number-columns-repeated="1022"/>
        </table:table-row>
        <table:table-row table:style-name="ro37">
          <table:table-cell office:value-type="string">
            <text:p>East and west</text:p>
          </table:table-cell>
          <table:table-cell office:value-type="string">
            <text:p>Osten und Westen</text:p>
          </table:table-cell>
          <table:table-cell table:style-name="ce340"/>
          <table:table-cell table:number-columns-repeated="1021"/>
        </table:table-row>
        <table:table-row table:style-name="ro37">
          <table:table-cell table:style-name="ce323" office:value-type="string">
            <text:p>Turn right</text:p>
          </table:table-cell>
          <table:table-cell office:value-type="string">
            <text:p>Bieg nach rechts ab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Until when are you gone?</text:p>
          </table:table-cell>
          <table:table-cell office:value-type="string">
            <text:p>Bis wann bist du weg?</text:p>
          </table:table-cell>
          <table:table-cell table:number-columns-repeated="1022"/>
        </table:table-row>
        <table:table-row table:style-name="ro37">
          <table:table-cell table:style-name="ce319" office:value-type="string">
            <text:p>She is going out</text:p>
          </table:table-cell>
          <table:table-cell office:value-type="string">
            <text:p>Sie geht raus/hinaus</text:p>
          </table:table-cell>
          <table:table-cell table:number-columns-repeated="1022"/>
        </table:table-row>
        <table:table-row table:style-name="ro38">
          <table:table-cell office:value-type="string">
            <text:p>Where do i come from?</text:p>
          </table:table-cell>
          <table:table-cell office:value-type="string">
            <text:p>Woher komme ich /</text:p>
            <text:p>Wo komme ich her?</text:p>
          </table:table-cell>
          <table:table-cell table:number-columns-repeated="1022"/>
        </table:table-row>
        <table:table-row table:style-name="ro37">
          <table:table-cell table:style-name="ce325" office:value-type="string">
            <text:p>In or out?</text:p>
          </table:table-cell>
          <table:table-cell office:value-type="string">
            <text:p>Rein oder raus?</text:p>
          </table:table-cell>
          <table:table-cell table:number-columns-repeated="1022"/>
        </table:table-row>
        <table:table-row table:style-name="ro47">
          <table:table-cell table:style-name="ce327" table:number-columns-repeated="3"/>
          <table:table-cell table:style-name="ce346" table:number-columns-repeated="1021"/>
        </table:table-row>
        <table:table-row table:style-name="ro37">
          <table:table-cell office:value-type="string">
            <text:p>he is on the way</text:p>
          </table:table-cell>
          <table:table-cell office:value-type="string">
            <text:p>Er ist unterwegs</text:p>
          </table:table-cell>
          <table:table-cell table:number-columns-repeated="1022"/>
        </table:table-row>
        <table:table-row table:style-name="ro37">
          <table:table-cell table:style-name="ce319" office:value-type="string">
            <text:p>He runs around the house</text:p>
          </table:table-cell>
          <table:table-cell office:value-type="string">
            <text:p>Er rennt im Haus herum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ergänzen</text:p>
          </table:table-cell>
          <table:table-cell office:value-type="string">
            <text:p>complete</text:p>
          </table:table-cell>
          <table:table-cell table:number-columns-repeated="1022"/>
        </table:table-row>
        <table:table-row table:style-name="ro37">
          <table:table-cell office:value-type="string">
            <text:p>beschützt</text:p>
          </table:table-cell>
          <table:table-cell office:value-type="string">
            <text:p>protects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The entire house has three windows</text:p>
          </table:table-cell>
          <table:table-cell office:value-type="string">
            <text:p>In dem gesamten Haus gibt es drei Fenster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They are coming on the second day</text:p>
          </table:table-cell>
          <table:table-cell office:value-type="string">
            <text:p>Am zweiten Tag kommen sie</text:p>
          </table:table-cell>
          <table:table-cell table:number-columns-repeated="1022"/>
        </table:table-row>
        <table:table-row table:style-name="ro37">
          <table:table-cell table:style-name="ce319" office:value-type="string">
            <text:p>I prefer staying at home during a thunderstorm.</text:p>
          </table:table-cell>
          <table:table-cell office:value-type="string">
            <text:p>Bei Gewitter bleibe ich lieber zu Hause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research</text:p>
          </table:table-cell>
          <table:table-cell office:value-type="string">
            <text:p>Forschung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Es ist noch kein Meister vom Himmel gefallen.</text:p>
          </table:table-cell>
          <table:table-cell office:value-type="string">
            <text:p>Practice makes perfect</text:p>
          </table:table-cell>
          <table:table-cell table:number-columns-repeated="1022"/>
        </table:table-row>
        <table:table-row table:style-name="ro37">
          <table:table-cell table:style-name="ce319" office:value-type="string">
            <text:p>Practice makes perfect</text:p>
          </table:table-cell>
          <table:table-cell office:value-type="string">
            <text:p>Ubung macht Meister</text:p>
          </table:table-cell>
          <table:table-cell table:style-name="ce340"/>
          <table:table-cell table:number-columns-repeated="1021"/>
        </table:table-row>
        <table:table-row table:style-name="ro37">
          <table:table-cell table:style-name="ce319" office:value-type="string">
            <text:p>Erziehung</text:p>
          </table:table-cell>
          <table:table-cell office:value-type="string">
            <text:p>Education</text:p>
          </table:table-cell>
          <table:table-cell table:number-columns-repeated="1022"/>
        </table:table-row>
        <table:table-row table:style-name="ro37">
          <table:table-cell office:value-type="string">
            <text:p>A good education is important to him</text:p>
          </table:table-cell>
          <table:table-cell office:value-type="string">
            <text:p>Eine gute Ausbildung <text:span text:style-name="T6">ist ihm wichtig</text:span></text:p>
          </table:table-cell>
          <table:table-cell table:number-columns-repeated="1022"/>
        </table:table-row>
        <table:table-row table:style-name="ro37">
          <table:table-cell office:value-type="string">
            <text:p>She attends a university prep school</text:p>
          </table:table-cell>
          <table:table-cell office:value-type="string">
            <text:p>Sie geht aufs Gymnasium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bemühen sich</text:p>
          </table:table-cell>
          <table:table-cell office:value-type="string">
            <text:p>make an effort</text:p>
          </table:table-cell>
          <table:table-cell table:number-columns-repeated="1022"/>
        </table:table-row>
        <table:table-row table:style-name="ro38">
          <table:table-cell table:style-name="ce325" office:value-type="string">
            <text:p>die bei den jüngsten Verhandlungen erzielt worden seien</text:p>
          </table:table-cell>
          <table:table-cell office:value-type="string">
            <text:p>which were reached in the recent negotiations</text:p>
          </table:table-cell>
          <table:table-cell table:number-columns-repeated="1022"/>
        </table:table-row>
        <table:table-row table:style-name="ro38">
          <table:table-cell office:value-type="string">
            <text:p>Trump bezeichnete das Schreiben als "schönen Brief"</text:p>
          </table:table-cell>
          <table:table-cell office:value-type="string">
            <text:p>Trump called the letter a "beautiful letter"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beizulegen</text:p>
          </table:table-cell>
          <table:table-cell office:value-type="string">
            <text:p>to settle</text:p>
          </table:table-cell>
          <table:table-cell table:number-columns-repeated="1022"/>
        </table:table-row>
        <table:table-row table:style-name="ro37">
          <table:table-cell table:style-name="ce325" office:value-type="string">
            <text:p>Nach den peinlichen Pannen</text:p>
          </table:table-cell>
          <table:table-cell office:value-type="string">
            <text:p>After the embarassing events</text:p>
          </table:table-cell>
          <table:table-cell table:number-columns-repeated="1022"/>
        </table:table-row>
        <table:table-row table:style-name="ro38">
          <table:table-cell office:value-type="string">
            <text:p>Es wäre besser gewesen, wenn sie ihn leichter gebaut hätten</text:p>
          </table:table-cell>
          <table:table-cell office:value-type="string">
            <text:p>It would have been better if they had built it easier</text:p>
          </table:table-cell>
          <table:table-cell table:number-columns-repeated="1022"/>
        </table:table-row>
        <table:table-row table:style-name="ro38">
          <table:table-cell office:value-type="string">
            <text:p>Promote and demand as a principle a good deal is abandoned</text:p>
          </table:table-cell>
          <table:table-cell office:value-type="string">
            <text:p>Fördern und Fordern als Prinzip ein gutes Stück weit aufgegeben wird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geahnt</text:p>
          </table:table-cell>
          <table:table-cell office:value-type="string">
            <text:p>suspected</text:p>
          </table:table-cell>
          <table:table-cell table:number-columns-repeated="1022"/>
        </table:table-row>
        <table:table-row table:style-name="ro37">
          <table:table-cell office:value-type="string">
            <text:p>Wahlergebnisse </text:p>
          </table:table-cell>
          <table:table-cell office:value-type="string">
            <text:p>election results</text:p>
          </table:table-cell>
          <table:table-cell table:number-columns-repeated="1022"/>
        </table:table-row>
        <table:table-row table:style-name="ro37">
          <table:table-cell office:value-type="string">
            <text:p><text:s/>Es lohnt sich</text:p>
          </table:table-cell>
          <table:table-cell office:value-type="string">
            <text:p>It is worth it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entwertet</text:p>
          </table:table-cell>
          <table:table-cell office:value-type="string">
            <text:p>canceled</text:p>
          </table:table-cell>
          <table:table-cell table:number-columns-repeated="1022"/>
        </table:table-row>
        <table:table-row table:style-name="ro37">
          <table:table-cell table:style-name="ce325" office:value-type="string">
            <text:p>Ab 1990 kam es plötzlich darauf an</text:p>
          </table:table-cell>
          <table:table-cell office:value-type="string">
            <text:p>From 1990 it all started to matter</text:p>
          </table:table-cell>
          <table:table-cell table:number-columns-repeated="1022"/>
        </table:table-row>
        <table:table-row table:style-name="ro37">
          <table:table-cell table:style-name="ce319" office:value-type="string">
            <text:p>Wortsinne</text:p>
          </table:table-cell>
          <table:table-cell office:value-type="string">
            <text:p>literally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Wahrnehmung </text:p>
          </table:table-cell>
          <table:table-cell office:value-type="string">
            <text:p>perception</text:p>
          </table:table-cell>
          <table:table-cell table:number-columns-repeated="1022"/>
        </table:table-row>
        <table:table-row table:style-name="ro42">
          <table:table-cell table:style-name="ce325" office:value-type="string">
            <text:p>Daniel, wenn sich mal alle im Westen so für uns interessiert hätten wie du, dann hätten wir viele Probleme gar nicht. </text:p>
          </table:table-cell>
          <table:table-cell office:value-type="string">
            <text:p>If everyone in the West was interested in us like you, we would not have many problems.</text:p>
          </table:table-cell>
          <table:table-cell table:number-columns-repeated="1022"/>
        </table:table-row>
        <table:table-row table:style-name="ro37">
          <table:table-cell table:style-name="ce319" office:value-type="string">
            <text:p>gesessen </text:p>
          </table:table-cell>
          <table:table-cell office:value-type="string">
            <text:p>Sat , ka8ontousan</text:p>
          </table:table-cell>
          <table:table-cell table:number-columns-repeated="1022"/>
        </table:table-row>
        <table:table-row table:style-name="ro47">
          <table:table-cell table:style-name="ce327" table:number-columns-repeated="3"/>
          <table:table-cell table:style-name="ce346" table:number-columns-repeated="1021"/>
        </table:table-row>
        <table:table-row table:style-name="ro38">
          <table:table-cell office:value-type="string">
            <text:p>Ich habe die beiden spontan mit nach Hause genommen</text:p>
          </table:table-cell>
          <table:table-cell office:value-type="string">
            <text:p>I spontaneously took the two home with me</text:p>
          </table:table-cell>
          <table:table-cell table:number-columns-repeated="1022"/>
        </table:table-row>
        <table:table-row table:style-name="ro37">
          <table:table-cell office:value-type="string">
            <text:p>saßen </text:p>
          </table:table-cell>
          <table:table-cell office:value-type="string">
            <text:p>Sat , ka8ontousan (praterioum)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anstehende </text:p>
          </table:table-cell>
          <table:table-cell office:value-type="string">
            <text:p>upcomming</text:p>
          </table:table-cell>
          <table:table-cell table:number-columns-repeated="1022"/>
        </table:table-row>
        <table:table-row table:style-name="ro37">
          <table:table-cell table:style-name="ce319" office:value-type="string">
            <text:p>eigenständig zu bleiben.</text:p>
          </table:table-cell>
          <table:table-cell office:value-type="string">
            <text:p>to stay independent</text:p>
          </table:table-cell>
          <table:table-cell table:number-columns-repeated="1022"/>
        </table:table-row>
        <table:table-row table:style-name="ro37">
          <table:table-cell table:style-name="ce321" office:value-type="string">
            <text:p>nachzuahmen </text:p>
          </table:table-cell>
          <table:table-cell office:value-type="string">
            <text:p>immitat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as mosern die denn </text:p>
          </table:table-cell>
          <table:table-cell office:value-type="string">
            <text:p>What are they?</text:p>
          </table:table-cell>
          <table:table-cell table:number-columns-repeated="1022"/>
        </table:table-row>
        <table:table-row table:style-name="ro37">
          <table:table-cell table:style-name="ce289" office:value-type="string">
            <text:p>Unbedarftheit </text:p>
          </table:table-cell>
          <table:table-cell office:value-type="string">
            <text:p>naivety (afeleia)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iese gewisse Unbedarftheit </text:p>
          </table:table-cell>
          <table:table-cell table:number-columns-repeated="1023"/>
        </table:table-row>
        <table:table-row table:style-name="ro37">
          <table:table-cell table:style-name="ce320" office:value-type="string">
            <text:p>Die Überheblichkeit </text:p>
          </table:table-cell>
          <table:table-cell office:value-type="string">
            <text:p>arrogance</text:p>
          </table:table-cell>
          <table:table-cell table:style-name="ce340"/>
          <table:table-cell table:number-columns-repeated="1021"/>
        </table:table-row>
        <table:table-row table:style-name="ro37">
          <table:table-cell table:style-name="ce321" office:value-type="string">
            <text:p>verklären </text:p>
          </table:table-cell>
          <table:table-cell office:value-type="string">
            <text:p>transform</text:p>
          </table:table-cell>
          <table:table-cell table:number-columns-repeated="1022"/>
        </table:table-row>
        <table:table-row table:style-name="ro37">
          <table:table-cell table:style-name="ce289" office:value-type="string">
            <text:p>geschlossen </text:p>
          </table:table-cell>
          <table:table-cell office:value-type="string">
            <text:p>closed</text:p>
          </table:table-cell>
          <table:table-cell table:number-columns-repeated="1022"/>
        </table:table-row>
        <table:table-row table:style-name="ro37">
          <table:table-cell table:style-name="ce322" office:value-type="string">
            <text:p>aus dem Ruder </text:p>
          </table:table-cell>
          <table:table-cell table:style-name="ce153" office:value-type="string">
            <text:p>out of control </text:p>
          </table:table-cell>
          <table:table-cell table:number-columns-repeated="1022"/>
        </table:table-row>
        <table:table-row table:style-name="ro37">
          <table:table-cell table:style-name="ce289" office:value-type="string">
            <text:p>Schlagzeile </text:p>
          </table:table-cell>
          <table:table-cell office:value-type="string">
            <text:p>headline</text:p>
          </table:table-cell>
          <table:table-cell table:number-columns-repeated="1022"/>
        </table:table-row>
        <table:table-row table:style-name="ro37">
          <table:table-cell table:style-name="ce289" office:value-type="string">
            <text:p>Betriebe </text:p>
          </table:table-cell>
          <table:table-cell office:value-type="string">
            <text:p>companies</text:p>
          </table:table-cell>
          <table:table-cell table:number-columns-repeated="1022"/>
        </table:table-row>
        <table:table-row table:style-name="ro37">
          <table:table-cell table:style-name="ce321" office:value-type="string">
            <text:p>Währung </text:p>
          </table:table-cell>
          <table:table-cell office:value-type="string">
            <text:p>currency</text:p>
          </table:table-cell>
          <table:table-cell table:number-columns-repeated="1022"/>
        </table:table-row>
        <table:table-row table:style-name="ro37">
          <table:table-cell table:style-name="ce289" office:value-type="string">
            <text:p>Gedächtnis </text:p>
          </table:table-cell>
          <table:table-cell office:value-type="string">
            <text:p>memory</text:p>
          </table:table-cell>
          <table:table-cell table:number-columns-repeated="1022"/>
        </table:table-row>
        <table:table-row table:style-name="ro37">
          <table:table-cell table:style-name="ce289" office:value-type="string">
            <text:p>Gedanke</text:p>
          </table:table-cell>
          <table:table-cell office:value-type="string">
            <text:p>thought, idea</text:p>
          </table:table-cell>
          <table:table-cell table:number-columns-repeated="1022"/>
        </table:table-row>
        <table:table-row table:style-name="ro37">
          <table:table-cell table:style-name="ce290" office:value-type="string">
            <text:p>Mir <text:span text:style-name="T6">fällt</text:span><text:span text:style-name="T7"> ein Bild von einem Lieferwagen </text:span><text:span text:style-name="T6">ein</text:span><text:span text:style-name="T7">. </text:span></text:p>
          </table:table-cell>
          <table:table-cell office:value-type="string">
            <text:p>I remember a picture of a van.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das trifft es ziemlich gut </text:p>
          </table:table-cell>
          <table:table-cell table:style-name="ce153" office:value-type="string">
            <text:p>that's pretty good </text:p>
          </table:table-cell>
          <table:table-cell table:number-columns-repeated="1022"/>
        </table:table-row>
        <table:table-row table:style-name="ro37">
          <table:table-cell table:style-name="ce321" office:value-type="string">
            <text:p>Bedürftigkeit </text:p>
          </table:table-cell>
          <table:table-cell office:value-type="string">
            <text:p>endeia, anexeia</text:p>
          </table:table-cell>
          <table:table-cell table:number-columns-repeated="1022"/>
        </table:table-row>
        <table:table-row table:style-name="ro37">
          <table:table-cell table:style-name="ce321" office:value-type="string">
            <text:p>bedürfnisse</text:p>
          </table:table-cell>
          <table:table-cell office:value-type="string">
            <text:p>needs</text:p>
          </table:table-cell>
          <table:table-cell table:number-columns-repeated="1022"/>
        </table:table-row>
        <table:table-row table:style-name="ro37">
          <table:table-cell table:style-name="ce321" office:value-type="string">
            <text:p>Bedürfnis</text:p>
          </table:table-cell>
          <table:table-cell office:value-type="string">
            <text:p>desire, need</text:p>
          </table:table-cell>
          <table:table-cell table:number-columns-repeated="1022"/>
        </table:table-row>
        <table:table-row table:style-name="ro47">
          <table:table-cell table:style-name="ce320"/>
          <table:table-cell table:style-name="ce327" table:number-columns-repeated="2"/>
          <table:table-cell table:style-name="ce346" table:number-columns-repeated="1021"/>
        </table:table-row>
        <table:table-row table:style-name="ro37">
          <table:table-cell office:value-type="string">
            <text:p>Bedürftigkeitsprüfung </text:p>
          </table:table-cell>
          <table:table-cell office:value-type="string">
            <text:p>means test</text:p>
          </table:table-cell>
          <table:table-cell table:number-columns-repeated="1022"/>
        </table:table-row>
        <table:table-row table:style-name="ro37">
          <table:table-cell table:style-name="ce324" office:value-type="string">
            <text:p>festhält </text:p>
          </table:table-cell>
          <table:table-cell office:value-type="string">
            <text:p>adheres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vorsehen</text:p>
          </table:table-cell>
          <table:table-cell office:value-type="string">
            <text:p>provide, schedule</text:p>
          </table:table-cell>
          <table:table-cell table:number-columns-repeated="1022"/>
        </table:table-row>
        <table:table-row table:style-name="ro37">
          <table:table-cell table:style-name="ce289" office:value-type="string">
            <text:p>stehen kurz vor dem Abschluss </text:p>
          </table:table-cell>
          <table:table-cell table:style-name="ce153" office:value-type="string">
            <text:p>are nearing completion 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laut Experten </text:p>
          </table:table-cell>
          <table:table-cell office:value-type="string">
            <text:p>According to experts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durchfielen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Durchfallquoten </text:p>
          </table:table-cell>
          <table:table-cell office:value-type="string">
            <text:p>pososta apotyxia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echsel in den Job </text:p>
          </table:table-cell>
          <table:table-cell office:value-type="string">
            <text:p>change to the job</text:p>
          </table:table-cell>
          <table:table-cell table:number-columns-repeated="1022"/>
        </table:table-row>
        <table:table-row table:style-name="ro37">
          <table:table-cell office:value-type="string">
            <text:p>Stapel </text:p>
          </table:table-cell>
          <table:table-cell office:value-type="string">
            <text:p>stuck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Verleger</text:p>
          </table:table-cell>
          <table:table-cell office:value-type="string">
            <text:p>publisher</text:p>
          </table:table-cell>
          <table:table-cell table:number-columns-repeated="1022"/>
        </table:table-row>
        <table:table-row table:style-name="ro37">
          <table:table-cell office:value-type="string">
            <text:p>Sie ist bekannt geworden</text:p>
          </table:table-cell>
          <table:table-cell office:value-type="string">
            <text:p>She has become known</text:p>
          </table:table-cell>
          <table:table-cell table:number-columns-repeated="1022"/>
        </table:table-row>
        <table:table-row table:style-name="ro37">
          <table:table-cell office:value-type="string">
            <text:p>einverstanden</text:p>
          </table:table-cell>
          <table:table-cell office:value-type="string">
            <text:p>agreed</text:p>
          </table:table-cell>
          <table:table-cell table:number-columns-repeated="1022"/>
        </table:table-row>
        <table:table-row table:style-name="ro37">
          <table:table-cell office:value-type="string">
            <text:p>Es lohnt sich nicht</text:p>
          </table:table-cell>
          <table:table-cell office:value-type="string">
            <text:p>It is not worth it</text:p>
          </table:table-cell>
          <table:table-cell table:number-columns-repeated="1022"/>
        </table:table-row>
        <table:table-row table:style-name="ro78">
          <table:table-cell table:style-name="ce319" office:value-type="string">
            <text:p>Der A380 wird seit dem Jahr 2007 gebaut</text:p>
          </table:table-cell>
          <table:table-cell office:value-type="string">
            <text:p>The A380 has been built since 2007</text:p>
          </table:table-cell>
          <table:table-cell table:number-columns-repeated="1022"/>
        </table:table-row>
        <table:table-row table:style-name="ro37">
          <table:table-cell table:style-name="ce321" office:value-type="string">
            <text:p>in abgelegenen Gebieten </text:p>
          </table:table-cell>
          <table:table-cell office:value-type="string">
            <text:p>In remote area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as Deutschland-Radio ist 1994 gegründet worden </text:p>
          </table:table-cell>
          <table:table-cell office:value-type="string">
            <text:p>The Germany Radio was founded in 1994</text:p>
          </table:table-cell>
          <table:table-cell table:number-columns-repeated="1022"/>
        </table:table-row>
        <table:table-row table:style-name="ro37">
          <table:table-cell office:value-type="string">
            <text:p>Milliardenschaden </text:p>
          </table:table-cell>
          <table:table-cell office:value-type="string">
            <text:p>billion damage</text:p>
          </table:table-cell>
          <table:table-cell table:number-columns-repeated="1022"/>
        </table:table-row>
        <table:table-row table:style-name="ro37">
          <table:table-cell table:style-name="ce319" office:value-type="string">
            <text:p>tatsächlichen </text:p>
          </table:table-cell>
          <table:table-cell office:value-type="string">
            <text:p>actual</text:p>
          </table:table-cell>
          <table:table-cell table:number-columns-repeated="1022"/>
        </table:table-row>
        <table:table-row table:style-name="ro47">
          <table:table-cell table:style-name="ce327" table:number-columns-repeated="3"/>
          <table:table-cell table:style-name="ce346" table:number-columns-repeated="1021"/>
        </table:table-row>
        <table:table-row table:style-name="ro38">
          <table:table-cell office:value-type="string">
            <text:p>On Monday, everyone in the office feels a bit tired / sleepy</text:p>
          </table:table-cell>
          <table:table-cell office:value-type="string">
            <text:p>Am Montag fuhlen sich alle in meinem Buro ein bisschen mude/verschlafen</text:p>
          </table:table-cell>
          <table:table-cell table:number-columns-repeated="1022"/>
        </table:table-row>
        <table:table-row table:style-name="ro37">
          <table:table-cell/>
          <table:table-cell office:value-type="string">
            <text:p>Did you oversleep once?</text:p>
          </table:table-cell>
          <table:table-cell table:number-columns-repeated="1022"/>
        </table:table-row>
        <table:table-row table:style-name="ro38">
          <table:table-cell table:style-name="ce323" office:value-type="string">
            <text:p>That depends on how far you are from the border</text:p>
          </table:table-cell>
          <table:table-cell office:value-type="string">
            <text:p>Das kommt drauf an wie weit man von der Grenze entfernt ist</text:p>
          </table:table-cell>
          <table:table-cell table:number-columns-repeated="1022"/>
        </table:table-row>
        <table:table-row table:style-name="ro37">
          <table:table-cell office:value-type="string">
            <text:p>the company got into trouble</text:p>
          </table:table-cell>
          <table:table-cell office:value-type="string">
            <text:p>sta pro8yra xrewkopias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überwiegend Frauen </text:p>
          </table:table-cell>
          <table:table-cell office:value-type="string">
            <text:p>mostly women</text:p>
          </table:table-cell>
          <table:table-cell table:style-name="ce340"/>
          <table:table-cell table:number-columns-repeated="1021"/>
        </table:table-row>
        <table:table-row table:style-name="ro38">
          <table:table-cell office:value-type="string">
            <text:p>Porter habe ein Outfit verlangt, das Grenzen verschiebe</text:p>
          </table:table-cell>
          <table:table-cell office:value-type="string">
            <text:p>Porter has demanded an outfit that pushes boundaries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Auftritt</text:p>
          </table:table-cell>
          <table:table-cell office:value-type="string">
            <text:p>appearanc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otschafter </text:p>
          </table:table-cell>
          <table:table-cell office:value-type="string">
            <text:p>ambassador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Das geht in aller Regel schief</text:p>
          </table:table-cell>
          <table:table-cell office:value-type="string">
            <text:p>That usually goes wrong </text:p>
          </table:table-cell>
          <table:table-cell table:style-name="ce273"/>
          <table:table-cell table:number-columns-repeated="1021"/>
        </table:table-row>
        <table:table-row table:style-name="ro47">
          <table:table-cell table:style-name="ce153" table:number-columns-repeated="2"/>
          <table:table-cell table:number-columns-repeated="1022"/>
        </table:table-row>
        <table:table-row table:style-name="ro37">
          <table:table-cell table:style-name="ce329" office:value-type="string">
            <text:p>Am Ende bleibt der Siegerlook übrig. </text:p>
          </table:table-cell>
          <table:table-cell table:style-name="ce153" office:value-type="string">
            <text:p>Am End bleibt der Siegerlook <text:span text:style-name="T16">übrig</text:span></text:p>
          </table:table-cell>
          <table:table-cell table:style-name="ce273"/>
          <table:table-cell table:number-columns-repeated="1021"/>
        </table:table-row>
        <table:table-row table:style-name="ro37">
          <table:table-cell table:style-name="ce153" office:value-type="string">
            <text:p>left</text:p>
          </table:table-cell>
          <table:table-cell table:style-name="ce153" office:value-type="string">
            <text:p>übrig </text:p>
          </table:table-cell>
          <table:table-cell table:style-name="ce341"/>
          <table:table-cell table:number-columns-repeated="1021"/>
        </table:table-row>
        <table:table-row table:style-name="ro37">
          <table:table-cell table:style-name="ce323" office:value-type="string">
            <text:p>There are no news</text:p>
          </table:table-cell>
          <table:table-cell office:value-type="string">
            <text:p>Es gibt keine Neuigkeiten</text:p>
          </table:table-cell>
          <table:table-cell table:number-columns-repeated="1022"/>
        </table:table-row>
        <table:table-row table:style-name="ro37">
          <table:table-cell table:style-name="ce330" office:value-type="string">
            <text:p>I plan to</text:p>
          </table:table-cell>
          <table:table-cell office:value-type="string">
            <text:p>ich nehme mir vor</text:p>
          </table:table-cell>
          <table:table-cell table:number-columns-repeated="1022"/>
        </table:table-row>
        <table:table-row table:style-name="ro37">
          <table:table-cell table:style-name="ce331" office:value-type="string">
            <text:p>the devil </text:p>
          </table:table-cell>
          <table:table-cell office:value-type="string">
            <text:p>der Teufel</text:p>
          </table:table-cell>
          <table:table-cell table:number-columns-repeated="1022"/>
        </table:table-row>
        <table:table-row table:style-name="ro37">
          <table:table-cell table:style-name="ce332" office:value-type="string">
            <text:p>something goes wrong. </text:p>
          </table:table-cell>
          <table:table-cell office:value-type="string">
            <text:p>geht etwas schief.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Especially today!</text:p>
          </table:table-cell>
          <table:table-cell office:value-type="string">
            <text:p><text:s/>Ausgerechnet heute!</text:p>
          </table:table-cell>
          <table:table-cell table:number-columns-repeated="1022"/>
        </table:table-row>
        <table:table-row table:style-name="ro37">
          <table:table-cell table:style-name="ce291" office:value-type="string">
            <text:p>unheimlichen Momente </text:p>
          </table:table-cell>
          <table:table-cell office:value-type="string">
            <text:p>scary moment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Verbrecherorganisation </text:p>
          </table:table-cell>
          <table:table-cell office:value-type="string">
            <text:p>Criminal Organization</text:p>
          </table:table-cell>
          <table:table-cell table:number-columns-repeated="1022"/>
        </table:table-row>
        <table:table-row table:style-name="ro47">
          <table:table-cell table:style-name="ce327" table:number-columns-repeated="3"/>
          <table:table-cell table:style-name="ce346" table:number-columns-repeated="1021"/>
        </table:table-row>
        <table:table-row table:style-name="ro37">
          <table:table-cell table:style-name="ce153" office:value-type="string">
            <text:p>Bildschirmen </text:p>
          </table:table-cell>
          <table:table-cell office:value-type="string">
            <text:p>screens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heikle</text:p>
          </table:table-cell>
          <table:table-cell office:value-type="string">
            <text:p>delicate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glaubwürdig</text:p>
          </table:table-cell>
          <table:table-cell office:value-type="string">
            <text:p>credible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würdigkeit</text:p>
          </table:table-cell>
          <table:table-cell office:value-type="string">
            <text:p>axia, ikanothta</text:p>
          </table:table-cell>
          <table:table-cell table:number-columns-repeated="1022"/>
        </table:table-row>
        <table:table-row table:style-name="ro110">
          <table:table-cell office:value-type="string">
            <text:p>angeben</text:p>
          </table:table-cell>
          <table:table-cell office:value-type="string">
            <text:p>specify</text:p>
          </table:table-cell>
          <table:table-cell table:number-columns-repeated="1022"/>
        </table:table-row>
        <table:table-row table:style-name="ro109">
          <table:table-cell office:value-type="string">
            <text:p>dass er sich einst erfolgreich um seinen Militärdienst im Vietnamkrieg gedrückt habe</text:p>
          </table:table-cell>
          <table:table-cell office:value-type="string">
            <text:p>that he once successfully pressed for his military service in the Vietnam War</text:p>
          </table:table-cell>
          <table:table-cell table:number-columns-repeated="1022"/>
        </table:table-row>
        <table:table-row table:style-name="ro37">
          <table:table-cell office:value-type="string">
            <text:p>Betriebskosten</text:p>
          </table:table-cell>
          <table:table-cell office:value-type="string">
            <text:p>operating costs</text:p>
          </table:table-cell>
          <table:table-cell table:number-columns-repeated="1022"/>
        </table:table-row>
        <table:table-row table:style-name="ro37">
          <table:table-cell office:value-type="string">
            <text:p>Ich <text:span text:style-name="T6">antworte</text:span><text:span text:style-name="T7"> auf Deinen Brief</text:span></text:p>
          </table:table-cell>
          <table:table-cell office:value-type="string">
            <text:p>(I reply to your letter)</text:p>
          </table:table-cell>
          <table:table-cell table:number-columns-repeated="1022"/>
        </table:table-row>
        <table:table-row table:style-name="ro37">
          <table:table-cell office:value-type="string">
            <text:p>Ich <text:span text:style-name="T6">beantworte</text:span><text:span text:style-name="T7"> Deine Frage</text:span></text:p>
          </table:table-cell>
          <table:table-cell office:value-type="string">
            <text:p>(I answer your question)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Nach Ansicht einiger Spezialisten <text:span text:style-name="T14">trifft dies zu</text:span></text:p>
          </table:table-cell>
          <table:table-cell office:value-type="string">
            <text:p>According to some specialists this is true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Ich bitte Sie um Verzeihung.</text:p>
          </table:table-cell>
          <table:table-cell office:value-type="string">
            <text:p>I peg your pardon</text:p>
          </table:table-cell>
          <table:table-cell table:number-columns-repeated="1022"/>
        </table:table-row>
        <table:table-row table:style-name="ro37">
          <table:table-cell office:value-type="string">
            <text:p>Verzeihung</text:p>
          </table:table-cell>
          <table:table-cell office:value-type="string">
            <text:p>forgiveness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Turn immediately! </text:p>
          </table:table-cell>
          <table:table-cell office:value-type="string">
            <text:p>Sofort wenden!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Are you charging me for this time?</text:p>
          </table:table-cell>
          <table:table-cell office:value-type="string">
            <text:p>Berechen Sie mir diese Zeit?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nehme mir vor</text:p>
          </table:table-cell>
          <table:table-cell office:value-type="string">
            <text:p>i suppose, I plan</text:p>
          </table:table-cell>
          <table:table-cell table:number-columns-repeated="1022"/>
        </table:table-row>
        <table:table-row table:style-name="ro37">
          <table:table-cell table:style-name="ce323" office:value-type="string">
            <text:p>Sich vornehmen</text:p>
          </table:table-cell>
          <table:table-cell office:value-type="string">
            <text:p>to suppose</text:p>
          </table:table-cell>
          <table:table-cell table:number-columns-repeated="1022"/>
        </table:table-row>
        <table:table-row table:style-name="ro37">
          <table:table-cell office:value-type="string">
            <text:p>Europa sei noch nie in so großer Gefahr gewesen</text:p>
          </table:table-cell>
          <table:table-cell office:value-type="string">
            <text:p>Europe has never been in such great danger</text:p>
          </table:table-cell>
          <table:table-cell table:number-columns-repeated="1022"/>
        </table:table-row>
        <table:table-row table:style-name="ro37">
          <table:table-cell office:value-type="string">
            <text:p>müsse neu überdacht werden</text:p>
          </table:table-cell>
          <table:table-cell office:value-type="string">
            <text:p>Must be reconsidered</text:p>
          </table:table-cell>
          <table:table-cell table:number-columns-repeated="1022"/>
        </table:table-row>
        <table:table-row table:style-name="ro37">
          <table:table-cell office:value-type="string">
            <text:p><text:s/>im Einklang</text:p>
          </table:table-cell>
          <table:table-cell office:value-type="string">
            <text:p>in line</text:p>
          </table:table-cell>
          <table:table-cell table:number-columns-repeated="1022"/>
        </table:table-row>
        <table:table-row table:style-name="ro37">
          <table:table-cell office:value-type="string">
            <text:p>Vorgehen</text:p>
          </table:table-cell>
          <table:table-cell office:value-type="string">
            <text:p>action</text:p>
          </table:table-cell>
          <table:table-cell table:number-columns-repeated="1022"/>
        </table:table-row>
        <table:table-row table:style-name="ro37">
          <table:table-cell office:value-type="string">
            <text:p>befähigt</text:p>
          </table:table-cell>
          <table:table-cell office:value-type="string">
            <text:p>capable</text:p>
          </table:table-cell>
          <table:table-cell table:number-columns-repeated="1022"/>
        </table:table-row>
        <table:table-row table:style-name="ro37">
          <table:table-cell office:value-type="string">
            <text:p>geleistete </text:p>
          </table:table-cell>
          <table:table-cell office:value-type="string">
            <text:p>provid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ewerten </text:p>
          </table:table-cell>
          <table:table-cell office:value-type="string">
            <text:p>assess</text:p>
          </table:table-cell>
          <table:table-cell table:number-columns-repeated="1022"/>
        </table:table-row>
        <table:table-row table:style-name="ro37">
          <table:table-cell office:value-type="string">
            <text:p>Füßen getreten</text:p>
          </table:table-cell>
          <table:table-cell office:value-type="string">
            <text:p>kick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treitkräfte </text:p>
          </table:table-cell>
          <table:table-cell office:value-type="string">
            <text:p>armed force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 will der Öffentlichkeit vortäuschen </text:p>
          </table:table-cell>
          <table:table-cell office:value-type="string">
            <text:p>he wants to pretend to the public</text:p>
          </table:table-cell>
          <table:table-cell table:number-columns-repeated="1022"/>
        </table:table-row>
        <table:table-row table:style-name="ro37">
          <table:table-cell office:value-type="string">
            <text:p>indem </text:p>
          </table:table-cell>
          <table:table-cell office:value-type="string">
            <text:p>by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Indem sie noch mehr Druck macht </text:p>
          </table:table-cell>
          <table:table-cell office:value-type="string">
            <text:p>By making more pressur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chweigen </text:p>
          </table:table-cell>
          <table:table-cell office:value-type="string">
            <text:p>silenc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oraussichtlich </text:p>
          </table:table-cell>
          <table:table-cell office:value-type="string">
            <text:p>expect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zweiflung </text:p>
          </table:table-cell>
          <table:table-cell office:value-type="string">
            <text:p>dispair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gehorchen </text:p>
          </table:table-cell>
          <table:table-cell office:value-type="string">
            <text:p>to obey</text:p>
          </table:table-cell>
          <table:table-cell table:number-columns-repeated="1022"/>
        </table:table-row>
        <table:table-row table:style-name="ro37">
          <table:table-cell office:value-type="string">
            <text:p>Grenzbeamten </text:p>
          </table:table-cell>
          <table:table-cell office:value-type="string">
            <text:p>Border Officials</text:p>
          </table:table-cell>
          <table:table-cell table:number-columns-repeated="1022"/>
        </table:table-row>
        <table:table-row table:style-name="ro37">
          <table:table-cell office:value-type="string">
            <text:p>Gewerkschaftsbünde</text:p>
          </table:table-cell>
          <table:table-cell office:value-type="string">
            <text:p>synomospondies</text:p>
          </table:table-cell>
          <table:table-cell table:number-columns-repeated="1022"/>
        </table:table-row>
        <table:table-row table:style-name="ro37">
          <table:table-cell office:value-type="string">
            <text:p>Diese Entscheidung obliegt den Arbeitern</text:p>
          </table:table-cell>
          <table:table-cell office:value-type="string">
            <text:p>This decision is up to the worker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andel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7">
          <table:table-cell office:value-type="string">
            <text:p>Sold</text:p>
          </table:table-cell>
          <table:table-cell office:value-type="string">
            <text:p>pay</text:p>
          </table:table-cell>
          <table:table-cell table:number-columns-repeated="1022"/>
        </table:table-row>
        <table:table-row table:style-name="ro47">
          <table:table-cell table:style-name="ce327" table:number-columns-repeated="3"/>
          <table:table-cell table:style-name="ce346" table:number-columns-repeated="1021"/>
        </table:table-row>
        <table:table-row table:style-name="ro37">
          <table:table-cell table:style-name="ce153" office:value-type="string">
            <text:p>wechseln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7">
          <table:table-cell office:value-type="string">
            <text:p>Diese Gefahr hat immer bestanden</text:p>
          </table:table-cell>
          <table:table-cell table:style-name="ce153" office:value-type="string">
            <text:p>This danger has always existed </text:p>
          </table:table-cell>
          <table:table-cell table:number-columns-repeated="1022"/>
        </table:table-row>
        <table:table-row table:style-name="ro37">
          <table:table-cell office:value-type="string">
            <text:p>Wo bist du gewesen</text:p>
          </table:table-cell>
          <table:table-cell office:value-type="string">
            <text:p>Where have you been?</text:p>
          </table:table-cell>
          <table:table-cell table:number-columns-repeated="1022"/>
        </table:table-row>
        <table:table-row table:style-name="ro37">
          <table:table-cell office:value-type="string">
            <text:p>Have you already ordered?</text:p>
          </table:table-cell>
          <table:table-cell office:value-type="string">
            <text:p>Hast du schon bestellt?</text:p>
          </table:table-cell>
          <table:table-cell table:number-columns-repeated="1022"/>
        </table:table-row>
        <table:table-row table:style-name="ro37">
          <table:table-cell office:value-type="string">
            <text:p>I have walked to your house every day</text:p>
          </table:table-cell>
          <table:table-cell office:value-type="string">
            <text:p>Ich bin jeden Tag zu deinem Haus gelaufen</text:p>
          </table:table-cell>
          <table:table-cell table:number-columns-repeated="1022"/>
        </table:table-row>
        <table:table-row table:style-name="ro37">
          <table:table-cell office:value-type="string">
            <text:p>That has always been this way</text:p>
          </table:table-cell>
          <table:table-cell office:value-type="string">
            <text:p>Das ist immer so gewesen</text:p>
          </table:table-cell>
          <table:table-cell table:number-columns-repeated="1022"/>
        </table:table-row>
        <table:table-row table:style-name="ro37">
          <table:table-cell office:value-type="string">
            <text:p>His hair became yellow</text:p>
          </table:table-cell>
          <table:table-cell office:value-type="string">
            <text:p>Siene Haare sind gelb geworden</text:p>
          </table:table-cell>
          <table:table-cell table:number-columns-repeated="1022"/>
        </table:table-row>
        <table:table-row table:style-name="ro37">
          <table:table-cell office:value-type="string">
            <text:p>Daher kommt der Name der hautigen Stadt</text:p>
          </table:table-cell>
          <table:table-cell office:value-type="string">
            <text:p>From there comes the name of the present day city</text:p>
          </table:table-cell>
          <table:table-cell table:number-columns-repeated="1022"/>
        </table:table-row>
        <table:table-row table:style-name="ro37">
          <table:table-cell office:value-type="string">
            <text:p>What happens on a normal day?</text:p>
          </table:table-cell>
          <table:table-cell office:value-type="string">
            <text:p>Was passiert an einem normalen Tag?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1022"/>
        </table:table-row>
        <table:table-row table:style-name="ro37">
          <table:table-cell office:value-type="string">
            <text:p>What happens to my personal data?</text:p>
          </table:table-cell>
          <table:table-cell office:value-type="string">
            <text:p>was passiert mit meinen privaten Daten?</text:p>
          </table:table-cell>
          <table:table-cell table:number-columns-repeated="1022"/>
        </table:table-row>
        <table:table-row table:style-name="ro37">
          <table:table-cell office:value-type="string">
            <text:p>on the second day</text:p>
          </table:table-cell>
          <table:table-cell office:value-type="string">
            <text:p>Am zweiten Tag</text:p>
          </table:table-cell>
          <table:table-cell table:number-columns-repeated="1022"/>
        </table:table-row>
        <table:table-row table:style-name="ro38">
          <table:table-cell office:value-type="string">
            <text:p>Where would you travel to if you had a time machine?</text:p>
          </table:table-cell>
          <table:table-cell office:value-type="string">
            <text:p>Wohin wuerdest du reisen wenn du eine Zeitmachine haettest?</text:p>
          </table:table-cell>
          <table:table-cell table:number-columns-repeated="1022"/>
        </table:table-row>
        <table:table-row table:style-name="ro37">
          <table:table-cell office:value-type="string">
            <text:p>trauen wir uns </text:p>
          </table:table-cell>
          <table:table-cell office:value-type="string">
            <text:p>we dare</text:p>
          </table:table-cell>
          <table:table-cell table:number-columns-repeated="1022"/>
        </table:table-row>
        <table:table-row table:style-name="ro37">
          <table:table-cell office:value-type="string">
            <text:p>anzunehmen</text:p>
          </table:table-cell>
          <table:table-cell office:value-type="string">
            <text:p>to accept</text:p>
          </table:table-cell>
          <table:table-cell table:number-columns-repeated="1022"/>
        </table:table-row>
        <table:table-row table:style-name="ro37">
          <table:table-cell office:value-type="string">
            <text:p>Monday is the first workday of the week</text:p>
          </table:table-cell>
          <table:table-cell office:value-type="string">
            <text:p>Montag ist der erste <text:span text:style-name="T6">Werktag</text:span><text:span text:style-name="T7"> der Woche</text:span></text:p>
          </table:table-cell>
          <table:table-cell table:number-columns-repeated="1022"/>
        </table:table-row>
        <table:table-row table:style-name="ro37">
          <table:table-cell office:value-type="string">
            <text:p>They go to my father's house</text:p>
          </table:table-cell>
          <table:table-cell office:value-type="string">
            <text:p>Sie gehen zum Haus meines Vaters</text:p>
          </table:table-cell>
          <table:table-cell table:number-columns-repeated="1022"/>
        </table:table-row>
        <table:table-row table:style-name="ro37">
          <table:table-cell office:value-type="string">
            <text:p>He is the father of her friend</text:p>
          </table:table-cell>
          <table:table-cell office:value-type="string">
            <text:p>Er ist der Vater ihres Freundes</text:p>
          </table:table-cell>
          <table:table-cell table:number-columns-repeated="1022"/>
        </table:table-row>
        <table:table-row table:style-name="ro37">
          <table:table-cell office:value-type="string">
            <text:p>Traut er sich?</text:p>
          </table:table-cell>
          <table:table-cell office:value-type="string">
            <text:p>Does he dare?</text:p>
          </table:table-cell>
          <table:table-cell table:number-columns-repeated="1022"/>
        </table:table-row>
        <table:table-row table:style-name="ro37">
          <table:table-cell office:value-type="string">
            <text:p>Angeblich </text:p>
          </table:table-cell>
          <table:table-cell office:value-type="string">
            <text:p>allegendly</text:p>
          </table:table-cell>
          <table:table-cell table:number-columns-repeated="1022"/>
        </table:table-row>
        <table:table-row table:style-name="ro37">
          <table:table-cell office:value-type="string">
            <text:p>The army has already build new bridges</text:p>
          </table:table-cell>
          <table:table-cell table:style-name="ce153" office:value-type="string">
            <text:p>Die Armee hat bereits neue Brucken aufgebaut </text:p>
          </table:table-cell>
          <table:table-cell table:number-columns-repeated="1022"/>
        </table:table-row>
        <table:table-row table:style-name="ro37">
          <table:table-cell office:value-type="string">
            <text:p>We had the worst Winder since 20 years</text:p>
          </table:table-cell>
          <table:table-cell office:value-type="string">
            <text:p>Wir hatten den schlimmsten Winter seit 20 Jahren</text:p>
          </table:table-cell>
          <table:table-cell table:number-columns-repeated="1022"/>
        </table:table-row>
        <table:table-row table:style-name="ro37">
          <table:table-cell office:value-type="string">
            <text:p>Many bridges were destroyed by the <text:s/>the storm</text:p>
          </table:table-cell>
          <table:table-cell office:value-type="string">
            <text:p>Viele Brücken wurden vom Sturm zestört</text:p>
          </table:table-cell>
          <table:table-cell table:number-columns-repeated="1022"/>
        </table:table-row>
        <table:table-row table:style-name="ro37">
          <table:table-cell office:value-type="string">
            <text:p>The temporaral Bridges are one direction only</text:p>
          </table:table-cell>
          <table:table-cell office:value-type="string">
            <text:p>Die provisorischen Brücken gehen nur in eine Richtung</text:p>
          </table:table-cell>
          <table:table-cell table:number-columns-repeated="1022"/>
        </table:table-row>
        <table:table-row table:style-name="ro38">
          <table:table-cell office:value-type="string">
            <text:p>In every end of the bridge there is a traffic policeman</text:p>
          </table:table-cell>
          <table:table-cell office:value-type="string">
            <text:p>An jedem Ende der Brücke befindet sich ein Verkehrpolizist</text:p>
          </table:table-cell>
          <table:table-cell table:number-columns-repeated="1022"/>
        </table:table-row>
        <table:table-row table:style-name="ro37">
          <table:table-cell office:value-type="string">
            <text:p>I will travel on the first of October</text:p>
          </table:table-cell>
          <table:table-cell office:value-type="string">
            <text:p>Ich werde am ersten Oktober reisen</text:p>
          </table:table-cell>
          <table:table-cell table:number-columns-repeated="1022"/>
        </table:table-row>
        <table:table-row table:style-name="ro38">
          <table:table-cell office:value-type="string">
            <text:p>We have only bridges connecting small villages connecting each other</text:p>
          </table:table-cell>
          <table:table-cell office:value-type="string">
            <text:p>Wir haben nur Brucken die kleine Dorfer miteinander verbinden</text:p>
          </table:table-cell>
          <table:table-cell table:number-columns-repeated="1022"/>
        </table:table-row>
        <table:table-row table:style-name="ro38">
          <table:table-cell office:value-type="string">
            <text:p>According to some reports it was raining for 4 days</text:p>
          </table:table-cell>
          <table:table-cell office:value-type="string">
            <text:p>Einigen Bericthen zufolge, hat es 4 Tage geregnet <text:span text:style-name="T6">ohne Unterbrechung</text:span></text:p>
          </table:table-cell>
          <table:table-cell table:number-columns-repeated="1022"/>
        </table:table-row>
        <table:table-row table:style-name="ro37">
          <table:table-cell office:value-type="string">
            <text:p>traverse over</text:p>
          </table:table-cell>
          <table:table-cell office:value-type="string">
            <text:p>überquere</text:p>
          </table:table-cell>
          <table:table-cell table:number-columns-repeated="1022"/>
        </table:table-row>
        <table:table-row table:style-name="ro37">
          <table:table-cell office:value-type="string">
            <text:p>traverse through</text:p>
          </table:table-cell>
          <table:table-cell office:value-type="string">
            <text:p>durchquere</text:p>
          </table:table-cell>
          <table:table-cell table:number-columns-repeated="1022"/>
        </table:table-row>
        <table:table-row table:style-name="ro37">
          <table:table-cell office:value-type="string">
            <text:p>traverse under</text:p>
          </table:table-cell>
          <table:table-cell office:value-type="string">
            <text:p>unterquere</text:p>
          </table:table-cell>
          <table:table-cell table:number-columns-repeated="1022"/>
        </table:table-row>
        <table:table-row table:style-name="ro38">
          <table:table-cell office:value-type="string">
            <text:p>I must prepare today for the trip to the neighboor city</text:p>
          </table:table-cell>
          <table:table-cell office:value-type="string">
            <text:p>Ich muss mich heute noch auf die Reise in die Nachbarstadt vorbereiten</text:p>
          </table:table-cell>
          <table:table-cell table:number-columns-repeated="1022"/>
        </table:table-row>
        <table:table-row table:style-name="ro38">
          <table:table-cell office:value-type="string">
            <text:p>I might take part tomorrow in this treasure hunting</text:p>
          </table:table-cell>
          <table:table-cell office:value-type="string">
            <text:p>Vielleicht werde ich morgen an dieser <text:span text:style-name="T6">Schatzsuche teilnehmen</text:span></text:p>
          </table:table-cell>
          <table:table-cell table:number-columns-repeated="1022"/>
        </table:table-row>
        <table:table-row table:style-name="ro37">
          <table:table-cell office:value-type="string">
            <text:p>he is happy about it </text:p>
          </table:table-cell>
          <table:table-cell office:value-type="string">
            <text:p>Er freut sich darüber</text:p>
          </table:table-cell>
          <table:table-cell table:number-columns-repeated="1022"/>
        </table:table-row>
        <table:table-row table:style-name="ro37">
          <table:table-cell office:value-type="string">
            <text:p>Es lohnt sich </text:p>
          </table:table-cell>
          <table:table-cell office:value-type="string">
            <text:p>It is worth it</text:p>
          </table:table-cell>
          <table:table-cell table:number-columns-repeated="1022"/>
        </table:table-row>
        <table:table-row table:style-name="ro37">
          <table:table-cell office:value-type="string">
            <text:p>How manz magazines are on the table_</text:p>
          </table:table-cell>
          <table:table-cell office:value-type="string">
            <text:p>Wie viele Zeitschriften befinden sich auf dem Tisch</text:p>
          </table:table-cell>
          <table:table-cell table:number-columns-repeated="1022"/>
        </table:table-row>
        <table:table-row table:style-name="ro37">
          <table:table-cell office:value-type="string">
            <text:p>We are glad about the rain </text:p>
          </table:table-cell>
          <table:table-cell office:value-type="string">
            <text:p>Wir freuen uns <text:span text:style-name="T6">über den Regen</text:span></text:p>
          </table:table-cell>
          <table:table-cell table:number-columns-repeated="1022"/>
        </table:table-row>
        <table:table-row table:style-name="ro37">
          <table:table-cell office:value-type="string">
            <text:p>Shipment to whom</text:p>
          </table:table-cell>
          <table:table-cell office:value-type="string">
            <text:p>Lieferung an wen?</text:p>
          </table:table-cell>
          <table:table-cell table:number-columns-repeated="1022"/>
        </table:table-row>
        <table:table-row table:style-name="ro37">
          <table:table-cell office:value-type="string">
            <text:p>performance</text:p>
          </table:table-cell>
          <table:table-cell office:value-type="string">
            <text:p>Leistung</text:p>
          </table:table-cell>
          <table:table-cell table:number-columns-repeated="1022"/>
        </table:table-row>
        <table:table-row table:style-name="ro37">
          <table:table-cell office:value-type="string">
            <text:p>Das Angebot steht noch</text:p>
          </table:table-cell>
          <table:table-cell office:value-type="string">
            <text:p>The offer still hol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darf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The expences of his daughter grew</text:p>
          </table:table-cell>
          <table:table-cell office:value-type="string">
            <text:p>Die Ausgaben seiner Tochter <text:span text:style-name="T6">wurden höher</text:span></text:p>
          </table:table-cell>
          <table:table-cell table:number-columns-repeated="1022"/>
        </table:table-row>
        <table:table-row table:style-name="ro37">
          <table:table-cell office:value-type="string">
            <text:p>The report is in the newspaper</text:p>
          </table:table-cell>
          <table:table-cell office:value-type="string">
            <text:p>Die Anzeige steht in der Zeitung</text:p>
          </table:table-cell>
          <table:table-cell table:number-columns-repeated="1022"/>
        </table:table-row>
        <table:table-row table:style-name="ro37">
          <table:table-cell office:value-type="string">
            <text:p>I have to ask for more vacation days</text:p>
          </table:table-cell>
          <table:table-cell office:value-type="string">
            <text:p>Ich muss nach mehr Urlaubstage fragen</text:p>
          </table:table-cell>
          <table:table-cell table:number-columns-repeated="1022"/>
        </table:table-row>
        <table:table-row table:style-name="ro37">
          <table:table-cell office:value-type="string">
            <text:p>I have to ask for more vacation days</text:p>
          </table:table-cell>
          <table:table-cell office:value-type="string">
            <text:p>Ich muss zusätzliche Urlaubstage beantragen</text:p>
          </table:table-cell>
          <table:table-cell table:number-columns-repeated="1022"/>
        </table:table-row>
        <table:table-row table:style-name="ro37">
          <table:table-cell office:value-type="string">
            <text:p>der Antrag</text:p>
          </table:table-cell>
          <table:table-cell office:value-type="string">
            <text:p>request</text:p>
          </table:table-cell>
          <table:table-cell table:number-columns-repeated="1022"/>
        </table:table-row>
        <table:table-row table:style-name="ro37">
          <table:table-cell office:value-type="string">
            <text:p>It was internet connection's fault</text:p>
          </table:table-cell>
          <table:table-cell office:value-type="string">
            <text:p>Ich vermute, die Internetverbindung war schuld</text:p>
          </table:table-cell>
          <table:table-cell table:number-columns-repeated="1022"/>
        </table:table-row>
        <table:table-row table:style-name="ro82">
          <table:table-cell office:value-type="string">
            <text:p>This is the reason i stopped to learn German</text:p>
          </table:table-cell>
          <table:table-cell office:value-type="string">
            <text:p>Das ist der Grund warum ich aufgehort habe Deutsch zu lernen</text:p>
            <text:p>wegen dem ich aufgehort habe Deutsch zu lernen.</text:p>
            <text:p>weswegen ich aufgehort habe Deutsch zu lernen.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Am Donnerstag ist Feiertag, und deswegen habe ich am Freitag einen Bruckentag genommen. </text:p>
          </table:table-cell>
          <table:table-cell table:number-columns-repeated="1023"/>
        </table:table-row>
        <table:table-row table:style-name="ro37">
          <table:table-cell office:value-type="string">
            <text:p>Vorwahl</text:p>
          </table:table-cell>
          <table:table-cell office:value-type="string">
            <text:p>area code</text:p>
          </table:table-cell>
          <table:table-cell table:number-columns-repeated="1022"/>
        </table:table-row>
        <table:table-row table:style-name="ro37">
          <table:table-cell office:value-type="string">
            <text:p>Sendungen</text:p>
          </table:table-cell>
          <table:table-cell office:value-type="string">
            <text:p>Programs</text:p>
          </table:table-cell>
          <table:table-cell table:number-columns-repeated="1022"/>
        </table:table-row>
        <table:table-row table:style-name="ro37">
          <table:table-cell office:value-type="string">
            <text:p>My sister washes her hair every morning.</text:p>
          </table:table-cell>
          <table:table-cell office:value-type="string">
            <text:p>Meine Schwester wäscht sich jeden Morgen die Haare.</text:p>
          </table:table-cell>
          <table:table-cell table:number-columns-repeated="1022"/>
        </table:table-row>
        <table:table-row table:style-name="ro37">
          <table:table-cell office:value-type="string">
            <text:p>I will look at that </text:p>
          </table:table-cell>
          <table:table-cell office:value-type="string">
            <text:p>Ich werde mir das anschauen</text:p>
          </table:table-cell>
          <table:table-cell table:number-columns-repeated="1022"/>
        </table:table-row>
        <table:table-row table:style-name="ro37">
          <table:table-cell office:value-type="string">
            <text:p>I sat down in the far back</text:p>
          </table:table-cell>
          <table:table-cell office:value-type="string">
            <text:p>Ich habe mich ganz hinten gesetzt</text:p>
          </table:table-cell>
          <table:table-cell table:number-columns-repeated="1022"/>
        </table:table-row>
        <table:table-row table:style-name="ro37">
          <table:table-cell office:value-type="string">
            <text:p>I am getting ready</text:p>
          </table:table-cell>
          <table:table-cell office:value-type="string">
            <text:p>Ich mache mich fertig</text:p>
          </table:table-cell>
          <table:table-cell table:number-columns-repeated="1022"/>
        </table:table-row>
        <table:table-row table:style-name="ro37">
          <table:table-cell office:value-type="string">
            <text:p>I am washing my hands</text:p>
          </table:table-cell>
          <table:table-cell office:value-type="string">
            <text:p>Ich wasche mir die Hände</text:p>
          </table:table-cell>
          <table:table-cell table:number-columns-repeated="1022"/>
        </table:table-row>
        <table:table-row table:style-name="ro37">
          <table:table-cell office:value-type="string">
            <text:p>Let us surrender</text:p>
          </table:table-cell>
          <table:table-cell table:style-name="ce157" office:value-type="string">
            <text:p>Ergeben<text:span text:style-name="T7"> wir uns</text:span></text:p>
          </table:table-cell>
          <table:table-cell table:number-columns-repeated="1022"/>
        </table:table-row>
        <table:table-row table:style-name="ro37">
          <table:table-cell office:value-type="string">
            <text:p>die Frist</text:p>
          </table:table-cell>
          <table:table-cell office:value-type="string">
            <text:p>deadline</text:p>
          </table:table-cell>
          <table:table-cell table:number-columns-repeated="1022"/>
        </table:table-row>
        <table:table-row table:style-name="ro37">
          <table:table-cell office:value-type="string">
            <text:p>pocket</text:p>
          </table:table-cell>
          <table:table-cell office:value-type="string">
            <text:p>die Tasche</text:p>
          </table:table-cell>
          <table:table-cell table:number-columns-repeated="1022"/>
        </table:table-row>
        <table:table-row table:style-name="ro37">
          <table:table-cell office:value-type="string">
            <text:p>Bertrag</text:p>
          </table:table-cell>
          <table:table-cell office:value-type="string">
            <text:p>amount</text:p>
          </table:table-cell>
          <table:table-cell table:number-columns-repeated="1022"/>
        </table:table-row>
        <table:table-row table:style-name="ro37">
          <table:table-cell office:value-type="string">
            <text:p>die Zinsen</text:p>
          </table:table-cell>
          <table:table-cell office:value-type="string">
            <text:p>the interest</text:p>
          </table:table-cell>
          <table:table-cell table:number-columns-repeated="1022"/>
        </table:table-row>
        <table:table-row table:style-name="ro37">
          <table:table-cell office:value-type="string">
            <text:p>The payment will be made</text:p>
          </table:table-cell>
          <table:table-cell office:value-type="string">
            <text:p>Die Zahlung wird erfolgen</text:p>
          </table:table-cell>
          <table:table-cell table:number-columns-repeated="1022"/>
        </table:table-row>
        <table:table-row table:style-name="ro38">
          <table:table-cell office:value-type="string">
            <text:p>The coin is made of copper</text:p>
          </table:table-cell>
          <table:table-cell office:value-type="string">
            <text:p>Die Münze besteht aus Kupfer</text:p>
            <text:p>Die Munze ist aus Kupf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fährten </text:p>
          </table:table-cell>
          <table:table-cell office:value-type="string">
            <text:p>companion, fellow</text:p>
          </table:table-cell>
          <table:table-cell table:number-columns-repeated="1022"/>
        </table:table-row>
        <table:table-row table:style-name="ro37">
          <table:table-cell office:value-type="string">
            <text:p>die Miete</text:p>
          </table:table-cell>
          <table:table-cell office:value-type="string">
            <text:p>the rent</text:p>
          </table:table-cell>
          <table:table-cell table:number-columns-repeated="1022"/>
        </table:table-row>
        <table:table-row table:style-name="ro37">
          <table:table-cell office:value-type="string">
            <text:p>Who showed him the projects on the computer?</text:p>
          </table:table-cell>
          <table:table-cell office:value-type="string">
            <text:p>Wer zeigte ihm die Projekte am Computer?</text:p>
          </table:table-cell>
          <table:table-cell table:number-columns-repeated="1022"/>
        </table:table-row>
        <table:table-row table:style-name="ro37">
          <table:table-cell office:value-type="string">
            <text:p>They are both colleagues of mine.</text:p>
          </table:table-cell>
          <table:table-cell office:value-type="string">
            <text:p>Sie sind beide Kollegen von mir</text:p>
          </table:table-cell>
          <table:table-cell table:number-columns-repeated="1022"/>
        </table:table-row>
        <table:table-row table:style-name="ro37">
          <table:table-cell office:value-type="string">
            <text:p>Der Handel <text:span text:style-name="T6">begann</text:span><text:span text:style-name="T7"> ruhig</text:span></text:p>
          </table:table-cell>
          <table:table-cell office:value-type="string">
            <text:p>Trading started calmly</text:p>
          </table:table-cell>
          <table:table-cell table:number-columns-repeated="1022"/>
        </table:table-row>
        <table:table-row table:style-name="ro37">
          <table:table-cell office:value-type="string">
            <text:p>The look says it all</text:p>
          </table:table-cell>
          <table:table-cell office:value-type="string">
            <text:p>Der Blick sagt alles</text:p>
          </table:table-cell>
          <table:table-cell table:number-columns-repeated="1022"/>
        </table:table-row>
        <table:table-row table:style-name="ro37">
          <table:table-cell office:value-type="string">
            <text:p>deployment</text:p>
          </table:table-cell>
          <table:table-cell office:value-type="string">
            <text:p>Einsatz</text:p>
          </table:table-cell>
          <table:table-cell table:number-columns-repeated="1022"/>
        </table:table-row>
        <table:table-row table:style-name="ro37">
          <table:table-cell office:value-type="string">
            <text:p>Gewicht</text:p>
          </table:table-cell>
          <table:table-cell office:value-type="string">
            <text:p>weight</text:p>
          </table:table-cell>
          <table:table-cell table:number-columns-repeated="1022"/>
        </table:table-row>
        <table:table-row table:style-name="ro37">
          <table:table-cell office:value-type="string">
            <text:p>Mathematik ist die Basis <text:span text:style-name="T6">für dieses </text:span><text:span text:style-name="T7">Projekt</text:span></text:p>
          </table:table-cell>
          <table:table-cell office:value-type="string">
            <text:p>Math is the foundation of this project</text:p>
          </table:table-cell>
          <table:table-cell table:number-columns-repeated="1022"/>
        </table:table-row>
        <table:table-row table:style-name="ro37">
          <table:table-cell office:value-type="string">
            <text:p>This car is in good condition</text:p>
          </table:table-cell>
          <table:table-cell office:value-type="string">
            <text:p>Dieses Auto ist in <text:span text:style-name="T6">gutem Zustand</text:span></text:p>
          </table:table-cell>
          <table:table-cell table:number-columns-repeated="1022"/>
        </table:table-row>
        <table:table-row table:style-name="ro37">
          <table:table-cell office:value-type="string">
            <text:p>der Verlauf</text:p>
          </table:table-cell>
          <table:table-cell office:value-type="string">
            <text:p>the course, the history</text:p>
          </table:table-cell>
          <table:table-cell table:number-columns-repeated="1022"/>
        </table:table-row>
        <table:table-row table:style-name="ro37">
          <table:table-cell office:value-type="string">
            <text:p>We are developing the best version</text:p>
          </table:table-cell>
          <table:table-cell office:value-type="string">
            <text:p>Wir entwickeln <text:span text:style-name="T6">die beste Version</text:span></text:p>
          </table:table-cell>
          <table:table-cell table:number-columns-repeated="1022"/>
        </table:table-row>
        <table:table-row table:style-name="ro37">
          <table:table-cell office:value-type="string">
            <text:p>He has no energy left</text:p>
          </table:table-cell>
          <table:table-cell office:value-type="string">
            <text:p>Er hat keine Energie <text:span text:style-name="T6">übrig</text:span></text:p>
          </table:table-cell>
          <table:table-cell table:number-columns-repeated="1022"/>
        </table:table-row>
        <table:table-row table:style-name="ro37">
          <table:table-cell office:value-type="string">
            <text:p>the Amount</text:p>
          </table:table-cell>
          <table:table-cell office:value-type="string">
            <text:p>die Menge</text:p>
          </table:table-cell>
          <table:table-cell table:number-columns-repeated="1022"/>
        </table:table-row>
        <table:table-row table:style-name="ro38">
          <table:table-cell office:value-type="string">
            <text:p>I never wanted silver and gold</text:p>
          </table:table-cell>
          <table:table-cell office:value-type="string">
            <text:p>Silber und Gold habe ich <text:span text:style-name="T6">nie gewolt</text:span></text:p>
            <text:p><text:span text:style-name="T7">Ich wollte nie Silber und Gold</text:span></text:p>
          </table:table-cell>
          <table:table-cell table:number-columns-repeated="1022"/>
        </table:table-row>
        <table:table-row table:style-name="ro37">
          <table:table-cell office:value-type="string">
            <text:p>to leave someone</text:p>
          </table:table-cell>
          <table:table-cell office:value-type="string">
            <text:p>verlassen</text:p>
          </table:table-cell>
          <table:table-cell table:number-columns-repeated="1022"/>
        </table:table-row>
        <table:table-row table:style-name="ro37">
          <table:table-cell office:value-type="string">
            <text:p>vergeben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37">
          <table:table-cell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37">
          <table:table-cell office:value-type="string">
            <text:p>abgeben</text:p>
          </table:table-cell>
          <table:table-cell office:value-type="string">
            <text:p>submit, give up</text:p>
          </table:table-cell>
          <table:table-cell table:number-columns-repeated="1022"/>
        </table:table-row>
        <table:table-row table:style-name="ro37">
          <table:table-cell office:value-type="string">
            <text:p>Ist etwas passiert</text:p>
          </table:table-cell>
          <table:table-cell office:value-type="string">
            <text:p>Did it happened </text:p>
          </table:table-cell>
          <table:table-cell table:number-columns-repeated="1022"/>
        </table:table-row>
        <table:table-row table:style-name="ro37">
          <table:table-cell office:value-type="string">
            <text:p>He is currently losing weight</text:p>
          </table:table-cell>
          <table:table-cell office:value-type="string">
            <text:p>Er nimmt derzeit ab</text:p>
          </table:table-cell>
          <table:table-cell table:number-columns-repeated="1022"/>
        </table:table-row>
        <table:table-row table:style-name="ro37">
          <table:table-cell office:value-type="string">
            <text:p>Mittlerweile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37">
          <table:table-cell office:value-type="string">
            <text:p>Germany will continue to promote education</text:p>
          </table:table-cell>
          <table:table-cell office:value-type="string">
            <text:p>Deutschland wird Bildung <text:span text:style-name="T6">weiterhin fördern</text:span></text:p>
          </table:table-cell>
          <table:table-cell table:number-columns-repeated="1022"/>
        </table:table-row>
        <table:table-row table:style-name="ro37">
          <table:table-cell office:value-type="string">
            <text:p>Ich komme <text:span text:style-name="T6">soeben aus</text:span><text:span text:style-name="T7"> dem Krankenhaus</text:span></text:p>
          </table:table-cell>
          <table:table-cell office:value-type="string">
            <text:p>I just came from the hospital</text:p>
          </table:table-cell>
          <table:table-cell table:number-columns-repeated="1022"/>
        </table:table-row>
        <table:table-row table:style-name="ro37">
          <table:table-cell office:value-type="string">
            <text:p>Ich hingegen lese viel</text:p>
          </table:table-cell>
          <table:table-cell office:value-type="string">
            <text:p>I, on the other hand, read a lot</text:p>
          </table:table-cell>
          <table:table-cell table:number-columns-repeated="1022"/>
        </table:table-row>
        <table:table-row table:style-name="ro37">
          <table:table-cell office:value-type="string">
            <text:p>verurteilen </text:p>
          </table:table-cell>
          <table:table-cell office:value-type="string">
            <text:p>condemed,katadikasmenos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Lassen Sie uns nicht so tun, als ob es keine Gefahr mehr gäbe </text:p>
          </table:table-cell>
          <table:table-cell office:value-type="string">
            <text:p>Let us not pretend that there is no danger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prengsätze </text:p>
          </table:table-cell>
          <table:table-cell office:value-type="string">
            <text:p>explosive devices</text:p>
          </table:table-cell>
          <table:table-cell table:number-columns-repeated="1022"/>
        </table:table-row>
        <table:table-row table:style-name="ro37">
          <table:table-cell office:value-type="string">
            <text:p>Owls that talk don't bite</text:p>
          </table:table-cell>
          <table:table-cell office:value-type="string">
            <text:p>Eulen die sprechen beissen nicht</text:p>
          </table:table-cell>
          <table:table-cell table:number-columns-repeated="1022"/>
        </table:table-row>
        <table:table-row table:style-name="ro37">
          <table:table-cell office:value-type="string">
            <text:p>I have a neighbor whose dog is loud</text:p>
          </table:table-cell>
          <table:table-cell office:value-type="string">
            <text:p>Ich habe eine Nachbarin, deren Hund laut ist</text:p>
          </table:table-cell>
          <table:table-cell table:number-columns-repeated="1022"/>
        </table:table-row>
        <table:table-row table:style-name="ro37">
          <table:table-cell office:value-type="string">
            <text:p>I don't like people who hate animals</text:p>
          </table:table-cell>
          <table:table-cell office:value-type="string">
            <text:p>Leute. Die Tiere hassen mag ich nicht</text:p>
          </table:table-cell>
          <table:table-cell table:number-columns-repeated="1022"/>
        </table:table-row>
        <table:table-row table:style-name="ro37">
          <table:table-cell office:value-type="string">
            <text:p>It is a horse whose name i do not know</text:p>
          </table:table-cell>
          <table:table-cell office:value-type="string">
            <text:p>Es ist ein Pferd, dessen Namen ich nicht kenne</text:p>
          </table:table-cell>
          <table:table-cell table:number-columns-repeated="1022"/>
        </table:table-row>
        <table:table-row table:style-name="ro37">
          <table:table-cell office:value-type="string">
            <text:p>This is the woman I am helping</text:p>
          </table:table-cell>
          <table:table-cell office:value-type="string">
            <text:p>Das ist die Frau, der ich helfe</text:p>
          </table:table-cell>
          <table:table-cell table:number-columns-repeated="1022"/>
        </table:table-row>
        <table:table-row table:style-name="ro38">
          <table:table-cell office:value-type="string">
            <text:p>This is the child who does not like the soup</text:p>
          </table:table-cell>
          <table:table-cell office:value-type="string">
            <text:p>Das ist das Kid, das die Supe nicht mag/dem die Suppe nicht schmeckt</text:p>
          </table:table-cell>
          <table:table-cell table:number-columns-repeated="1022"/>
        </table:table-row>
        <table:table-row table:style-name="ro38">
          <table:table-cell office:value-type="string">
            <text:p>These are the children my children sometimes play with.</text:p>
          </table:table-cell>
          <table:table-cell office:value-type="string">
            <text:p>Das sind die Kinder, mit denen meine Kinder manchmal spielen.</text:p>
          </table:table-cell>
          <table:table-cell table:number-columns-repeated="1022"/>
        </table:table-row>
        <table:table-row table:style-name="ro37">
          <table:table-cell office:value-type="string">
            <text:p>This is the man I helped</text:p>
          </table:table-cell>
          <table:table-cell office:value-type="string">
            <text:p>Das ist der Mann, dem ich geholfen habe</text:p>
          </table:table-cell>
          <table:table-cell table:number-columns-repeated="1022"/>
        </table:table-row>
        <table:table-row table:style-name="ro38">
          <table:table-cell office:value-type="string">
            <text:p>We know a soman whose sister sells camels</text:p>
          </table:table-cell>
          <table:table-cell office:value-type="string">
            <text:p>Wir kennen eine Frau, deren Schwester Kamele verkauft</text:p>
          </table:table-cell>
          <table:table-cell table:number-columns-repeated="1022"/>
        </table:table-row>
        <table:table-row table:style-name="ro37">
          <table:table-cell office:value-type="string">
            <text:p>He is someone I know</text:p>
          </table:table-cell>
          <table:table-cell office:value-type="string">
            <text:p>Er ist jemand, den ich Kenne</text:p>
          </table:table-cell>
          <table:table-cell table:number-columns-repeated="1022"/>
        </table:table-row>
        <table:table-row table:style-name="ro37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</table:table-cell>
          <table:table-cell table:number-columns-repeated="1022"/>
        </table:table-row>
        <table:table-row table:style-name="ro37">
          <table:table-cell office:value-type="string">
            <text:p>Take me along to Berlin , please</text:p>
          </table:table-cell>
          <table:table-cell office:value-type="string">
            <text:p>Nimm mich bitte nach Berlin mit</text:p>
          </table:table-cell>
          <table:table-cell table:number-columns-repeated="1022"/>
        </table:table-row>
        <table:table-row table:style-name="ro37">
          <table:table-cell office:value-type="string">
            <text:p>das macht man aus Pilzen</text:p>
          </table:table-cell>
          <table:table-cell office:value-type="string">
            <text:p>tha is made from mushroom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st im Oktober<text:span text:style-name="T7"> war eine Lion-Air-Maschine</text:span></text:p>
          </table:table-cell>
          <table:table-cell table:number-columns-repeated="1023"/>
        </table:table-row>
        <table:table-row table:style-name="ro37">
          <table:table-cell table:style-name="ce157" office:value-type="string">
            <text:p>Im Erste Mai</text:p>
          </table:table-cell>
          <table:table-cell table:number-columns-repeated="1023"/>
        </table:table-row>
        <table:table-row table:style-name="ro37">
          <table:table-cell table:style-name="ce153" office:value-type="string">
            <text:p>Am 9. März 2019 </text:p>
          </table:table-cell>
          <table:table-cell table:number-columns-repeated="1023"/>
        </table:table-row>
        <table:table-row table:style-name="ro37">
          <table:table-cell table:style-name="ce157" office:value-type="string">
            <text:p>Am 10. März <text:span text:style-name="T7">war eine 737 Max</text:span></text:p>
          </table:table-cell>
          <table:table-cell table:number-columns-repeated="1023"/>
        </table:table-row>
        <table:table-row table:style-name="ro37">
          <table:table-cell office:value-type="string">
            <text:p>Bereits <text:span text:style-name="T6">am 26. Februar</text:span><text:span text:style-name="T7"> wandten</text:span></text:p>
          </table:table-cell>
          <table:table-cell table:number-columns-repeated="1023"/>
        </table:table-row>
        <table:table-row table:style-name="ro37">
          <table:table-cell office:value-type="string">
            <text:p>Niederlage </text:p>
          </table:table-cell>
          <table:table-cell office:value-type="string">
            <text:p>defeat</text:p>
          </table:table-cell>
          <table:table-cell table:number-columns-repeated="1022"/>
        </table:table-row>
        <table:table-row table:style-name="ro38">
          <table:table-cell office:value-type="string">
            <text:p>stellte sich das britische Parlament <text:span text:style-name="T6">Ende Februar</text:span><text:span text:style-name="T7"> hinter diese Forderung </text:span></text:p>
          </table:table-cell>
          <table:table-cell table:number-columns-repeated="1023"/>
        </table:table-row>
        <table:table-row table:style-name="ro37">
          <table:table-cell office:value-type="string">
            <text:p>dass die Verhandlungen gescheitert sind</text:p>
          </table:table-cell>
          <table:table-cell office:value-type="string">
            <text:p>that the negotiations have failed</text:p>
          </table:table-cell>
          <table:table-cell table:number-columns-repeated="1022"/>
        </table:table-row>
        <table:table-row table:style-name="ro37">
          <table:table-cell office:value-type="string">
            <text:p>157 Menschen kamen ums Leben.</text:p>
          </table:table-cell>
          <table:table-cell office:value-type="string">
            <text:p>157 people killed</text:p>
          </table:table-cell>
          <table:table-cell table:number-columns-repeated="1022"/>
        </table:table-row>
        <table:table-row table:style-name="ro37">
          <table:table-cell office:value-type="string">
            <text:p>She was thinking about you</text:p>
          </table:table-cell>
          <table:table-cell office:value-type="string">
            <text:p>Sie dachte an euch</text:p>
          </table:table-cell>
          <table:table-cell table:number-columns-repeated="1022"/>
        </table:table-row>
        <table:table-row table:style-name="ro37">
          <table:table-cell office:value-type="string">
            <text:p>Physics also applys to her</text:p>
          </table:table-cell>
          <table:table-cell office:value-type="string">
            <text:p>Physic gilt auch für sie</text:p>
          </table:table-cell>
          <table:table-cell table:number-columns-repeated="1022"/>
        </table:table-row>
        <table:table-row table:style-name="ro37">
          <table:table-cell office:value-type="string">
            <text:p>An optimist believes that everything will be fine</text:p>
          </table:table-cell>
          <table:table-cell office:value-type="string">
            <text:p>Ein Optimist glaubt dass alles gut wird</text:p>
          </table:table-cell>
          <table:table-cell table:number-columns-repeated="1022"/>
        </table:table-row>
        <table:table-row table:style-name="ro37">
          <table:table-cell office:value-type="string">
            <text:p>The philosophy suits you</text:p>
          </table:table-cell>
          <table:table-cell office:value-type="string">
            <text:p>Die Philosophie passt <text:span text:style-name="T6">zu dir</text:span></text:p>
          </table:table-cell>
          <table:table-cell table:number-columns-repeated="1022"/>
        </table:table-row>
        <table:table-row table:style-name="ro37">
          <table:table-cell office:value-type="string">
            <text:p>Freedom is under the king's protection</text:p>
          </table:table-cell>
          <table:table-cell office:value-type="string">
            <text:p>Freiheit steht unger dem Schutz des Konigs</text:p>
          </table:table-cell>
          <table:table-cell table:number-columns-repeated="1022"/>
        </table:table-row>
        <table:table-row table:style-name="ro37">
          <table:table-cell office:value-type="string">
            <text:p>Europe's economy is doing better already</text:p>
          </table:table-cell>
          <table:table-cell office:value-type="string">
            <text:p>Europas Wirtschaft lauft schon besser</text:p>
          </table:table-cell>
          <table:table-cell table:number-columns-repeated="1022"/>
        </table:table-row>
        <table:table-row table:style-name="ro37">
          <table:table-cell office:value-type="string">
            <text:p>Unkrautvernichter</text:p>
          </table:table-cell>
          <table:table-cell office:value-type="string">
            <text:p>ζιζανιοκτόνο</text:p>
          </table:table-cell>
          <table:table-cell table:number-columns-repeated="1022"/>
        </table:table-row>
        <table:table-row table:style-name="ro37">
          <table:table-cell office:value-type="string">
            <text:p>verschwiegen zu haben</text:p>
          </table:table-cell>
          <table:table-cell office:value-type="string">
            <text:p>to have concealed</text:p>
          </table:table-cell>
          <table:table-cell table:number-columns-repeated="1022"/>
        </table:table-row>
        <table:table-row table:style-name="ro38">
          <table:table-cell office:value-type="string">
            <text:p>wie hoch der mögliche Schadensersatz ausfallen könnte.</text:p>
          </table:table-cell>
          <table:table-cell table:style-name="ce153" office:value-type="string">
            <text:p>how high the possible damages could be. </text:p>
          </table:table-cell>
          <table:table-cell table:number-columns-repeated="1022"/>
        </table:table-row>
        <table:table-row table:style-name="ro37">
          <table:table-cell office:value-type="string">
            <text:p>überzeugt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office:value-type="string">
            <text:p>angemessen </text:p>
          </table:table-cell>
          <table:table-cell office:value-type="string">
            <text:p>reasonable</text:p>
          </table:table-cell>
          <table:table-cell table:number-columns-repeated="1022"/>
        </table:table-row>
        <table:table-row table:style-name="ro37">
          <table:table-cell office:value-type="string">
            <text:p>Wesentlichen </text:p>
          </table:table-cell>
          <table:table-cell office:value-type="string">
            <text:p>essentially</text:p>
          </table:table-cell>
          <table:table-cell table:number-columns-repeated="1022"/>
        </table:table-row>
        <table:table-row table:style-name="ro37">
          <table:table-cell office:value-type="string">
            <text:p>Deutsche Post AG zieht E-Autos aus dem Verkehr</text:p>
          </table:table-cell>
          <table:table-cell office:value-type="string">
            <text:p>Deutsche Post withdraws E-Autos from the traffic</text:p>
          </table:table-cell>
          <table:table-cell table:number-columns-repeated="1022"/>
        </table:table-row>
        <table:table-row table:style-name="ro38">
          <table:table-cell office:value-type="string">
            <text:p>Duo flies to China by plance</text:p>
          </table:table-cell>
          <table:table-cell office:value-type="string">
            <text:p>Duo fliegt mit dem Flugzeug nach China</text:p>
            <text:p>Duo fliegt im Flugzeug nach China</text:p>
          </table:table-cell>
          <table:table-cell table:number-columns-repeated="1022"/>
        </table:table-row>
        <table:table-row table:style-name="ro37">
          <table:table-cell office:value-type="string">
            <text:p>Demütigung</text:p>
          </table:table-cell>
          <table:table-cell office:value-type="string">
            <text:p>humiliation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1022"/>
        </table:table-row>
        <table:table-row table:style-name="ro37">
          <table:table-cell office:value-type="string">
            <text:p><text:s/>sie sei erzogen worden</text:p>
          </table:table-cell>
          <table:table-cell office:value-type="string">
            <text:p>she was educated</text:p>
          </table:table-cell>
          <table:table-cell table:number-columns-repeated="1022"/>
        </table:table-row>
        <table:table-row table:style-name="ro37">
          <table:table-cell office:value-type="string">
            <text:p>unheimlich dankbar</text:p>
          </table:table-cell>
          <table:table-cell office:value-type="string">
            <text:p>incredibly grateful</text:p>
          </table:table-cell>
          <table:table-cell table:number-columns-repeated="1022"/>
        </table:table-row>
        <table:table-row table:style-name="ro37">
          <table:table-cell office:value-type="string">
            <text:p>angemessen </text:p>
          </table:table-cell>
          <table:table-cell office:value-type="string">
            <text:p>appropriate</text:p>
          </table:table-cell>
          <table:table-cell table:number-columns-repeated="1022"/>
        </table:table-row>
        <table:table-row table:style-name="ro37">
          <table:table-cell office:value-type="string">
            <text:p><text:s/>aufgewertet wurde</text:p>
          </table:table-cell>
          <table:table-cell office:value-type="string">
            <text:p>was upgraded</text:p>
          </table:table-cell>
          <table:table-cell table:number-columns-repeated="1022"/>
        </table:table-row>
        <table:table-row table:style-name="ro37">
          <table:table-cell office:value-type="string">
            <text:p>Würdigung</text:p>
          </table:table-cell>
          <table:table-cell office:value-type="string">
            <text:p>appreciation/tribute</text:p>
          </table:table-cell>
          <table:table-cell table:number-columns-repeated="1022"/>
        </table:table-row>
        <table:table-row table:style-name="ro37">
          <table:table-cell office:value-type="string">
            <text:p>Can you please take us a photo?</text:p>
          </table:table-cell>
          <table:table-cell office:value-type="string">
            <text:p>Könntest du uns bitte ein Foto machen?</text:p>
          </table:table-cell>
          <table:table-cell table:number-columns-repeated="1022"/>
        </table:table-row>
        <table:table-row table:style-name="ro37">
          <table:table-cell office:value-type="string">
            <text:p>take a photo</text:p>
          </table:table-cell>
          <table:table-cell office:value-type="string">
            <text:p>Fotografieren</text:p>
          </table:table-cell>
          <table:table-cell table:number-columns-repeated="1022"/>
        </table:table-row>
        <table:table-row table:style-name="ro37">
          <table:table-cell office:value-type="string">
            <text:p>unheimlich</text:p>
          </table:table-cell>
          <table:table-cell office:value-type="string">
            <text:p>scary</text:p>
          </table:table-cell>
          <table:table-cell table:number-columns-repeated="1022"/>
        </table:table-row>
        <table:table-row table:style-name="ro37">
          <table:table-cell office:value-type="string">
            <text:p>Angehörigen</text:p>
          </table:table-cell>
          <table:table-cell office:value-type="string">
            <text:p>relative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<text:s/>Laufend </text:p>
          </table:table-cell>
          <table:table-cell office:value-type="string">
            <text:p>constantly</text:p>
          </table:table-cell>
          <table:table-cell table:number-columns-repeated="1022"/>
        </table:table-row>
        <table:table-row table:style-name="ro37">
          <table:table-cell office:value-type="string">
            <text:p>auslösen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37">
          <table:table-cell office:value-type="string">
            <text:p>ohnmächtig</text:p>
          </table:table-cell>
          <table:table-cell office:value-type="string">
            <text:p>unconsious</text:p>
          </table:table-cell>
          <table:table-cell table:number-columns-repeated="1022"/>
        </table:table-row>
        <table:table-row table:style-name="ro37">
          <table:table-cell office:value-type="string">
            <text:p>Die Übermittlung </text:p>
          </table:table-cell>
          <table:table-cell office:value-type="string">
            <text:p>transmission</text:p>
          </table:table-cell>
          <table:table-cell table:number-columns-repeated="1022"/>
        </table:table-row>
        <table:table-row table:style-name="ro37">
          <table:table-cell office:value-type="string">
            <text:p>Die Verarbeitung</text:p>
          </table:table-cell>
          <table:table-cell office:value-type="string">
            <text:p>the processing</text:p>
          </table:table-cell>
          <table:table-cell table:number-columns-repeated="1022"/>
        </table:table-row>
        <table:table-row table:style-name="ro37">
          <table:table-cell office:value-type="string">
            <text:p><text:s/>los geht's!</text:p>
          </table:table-cell>
          <table:table-cell office:value-type="string">
            <text:p>here we go!</text:p>
          </table:table-cell>
          <table:table-cell table:number-columns-repeated="1022"/>
        </table:table-row>
        <table:table-row table:style-name="ro37">
          <table:table-cell office:value-type="string">
            <text:p>verlange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7">
          <table:table-cell office:value-type="string">
            <text:p>der Bahnsteig</text:p>
          </table:table-cell>
          <table:table-cell office:value-type="string">
            <text:p>the platform</text:p>
          </table:table-cell>
          <table:table-cell table:number-columns-repeated="1022"/>
        </table:table-row>
        <table:table-row table:style-name="ro37">
          <table:table-cell table:style-name="ce329" office:value-type="string">
            <text:p>Bahnsteig </text:p>
          </table:table-cell>
          <table:table-cell office:value-type="string">
            <text:p>train platform</text:p>
          </table:table-cell>
          <table:table-cell table:number-columns-repeated="1022"/>
        </table:table-row>
        <table:table-row table:style-name="ro37">
          <table:table-cell office:value-type="string">
            <text:p>ticket</text:p>
          </table:table-cell>
          <table:table-cell office:value-type="string">
            <text:p>Fahrkarte, Fahrschein, Ticket</text:p>
          </table:table-cell>
          <table:table-cell table:number-columns-repeated="1022"/>
        </table:table-row>
        <table:table-row table:style-name="ro37">
          <table:table-cell office:value-type="string">
            <text:p>dunn</text:p>
          </table:table-cell>
          <table:table-cell office:value-type="string">
            <text:p>thin</text:p>
          </table:table-cell>
          <table:table-cell table:number-columns-repeated="1022"/>
        </table:table-row>
        <table:table-row table:style-name="ro37">
          <table:table-cell office:value-type="string">
            <text:p>was meinst du?</text:p>
          </table:table-cell>
          <table:table-cell office:value-type="string">
            <text:p>what do you mean?</text:p>
          </table:table-cell>
          <table:table-cell table:number-columns-repeated="1022"/>
        </table:table-row>
        <table:table-row table:style-name="ro37">
          <table:table-cell office:value-type="string">
            <text:p>fortsetzen</text:p>
          </table:table-cell>
          <table:table-cell office:value-type="string">
            <text:p>continue</text:p>
          </table:table-cell>
          <table:table-cell table:number-columns-repeated="1022"/>
        </table:table-row>
        <table:table-row table:style-name="ro37">
          <table:table-cell office:value-type="string">
            <text:p>getroffen worden war</text:p>
          </table:table-cell>
          <table:table-cell office:value-type="string">
            <text:p>had been hit</text:p>
          </table:table-cell>
          <table:table-cell table:number-columns-repeated="1022"/>
        </table:table-row>
        <table:table-row table:style-name="ro37">
          <table:table-cell office:value-type="string">
            <text:p>Vorsilben </text:p>
          </table:table-cell>
          <table:table-cell office:value-type="string">
            <text:p>prefixes</text:p>
          </table:table-cell>
          <table:table-cell table:number-columns-repeated="1022"/>
        </table:table-row>
        <table:table-row table:style-name="ro37">
          <table:table-cell office:value-type="string">
            <text:p><text:s/>bei herrlichem Wetter</text:p>
          </table:table-cell>
          <table:table-cell office:value-type="string">
            <text:p>In beautiful weather</text:p>
          </table:table-cell>
          <table:table-cell table:number-columns-repeated="1022"/>
        </table:table-row>
        <table:table-row table:style-name="ro37">
          <table:table-cell office:value-type="string">
            <text:p>Dann gucken wir mal.</text:p>
          </table:table-cell>
          <table:table-cell office:value-type="string">
            <text:p>then let s have a look</text:p>
          </table:table-cell>
          <table:table-cell table:number-columns-repeated="1022"/>
        </table:table-row>
        <table:table-row table:style-name="ro37">
          <table:table-cell office:value-type="string">
            <text:p>ansteckende </text:p>
          </table:table-cell>
          <table:table-cell office:value-type="string">
            <text:p>contagious/ kollhtikh</text:p>
          </table:table-cell>
          <table:table-cell table:number-columns-repeated="1022"/>
        </table:table-row>
        <table:table-row table:style-name="ro37">
          <table:table-cell office:value-type="string">
            <text:p>Masern </text:p>
          </table:table-cell>
          <table:table-cell office:value-type="string">
            <text:p>Ilara</text:p>
          </table:table-cell>
          <table:table-cell table:number-columns-repeated="1022"/>
        </table:table-row>
        <table:table-row table:style-name="ro37">
          <table:table-cell office:value-type="string">
            <text:p>Impfung</text:p>
          </table:table-cell>
          <table:table-cell office:value-type="string">
            <text:p>emvoliasmos</text:p>
          </table:table-cell>
          <table:table-cell table:number-columns-repeated="1022"/>
        </table:table-row>
        <table:table-row table:style-name="ro47">
          <table:table-cell table:number-columns-repeated="1024"/>
        </table:table-row>
        <table:table-row table:style-name="ro37">
          <table:table-cell table:style-name="ce157" office:value-type="string">
            <text:p>Laut<text:span text:style-name="T7"> Glasmacher </text:span></text:p>
          </table:table-cell>
          <table:table-cell office:value-type="string">
            <text:p>According to Glasmach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Nach Ansicht <text:span text:style-name="T7">einiger Spezialisten </text:span></text:p>
          </table:table-cell>
          <table:table-cell office:value-type="string">
            <text:p>According to some specialist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inigen <text:span text:style-name="T7">Bericthen </text:span><text:span text:style-name="T6">zufolge</text:span><text:span text:style-name="T7"> ...</text:span></text:p>
          </table:table-cell>
          <table:table-cell office:value-type="string">
            <text:p>According to some reports..</text:p>
          </table:table-cell>
          <table:table-cell table:number-columns-repeated="1022"/>
        </table:table-row>
        <table:table-row table:style-name="ro37">
          <table:table-cell office:value-type="string">
            <text:p>anstecken</text:p>
          </table:table-cell>
          <table:table-cell office:value-type="string">
            <text:p>infected</text:p>
          </table:table-cell>
          <table:table-cell table:number-columns-repeated="1022"/>
        </table:table-row>
        <table:table-row table:style-name="ro37">
          <table:table-cell office:value-type="string">
            <text:p>Dem Kinderarzt Steffen Rabe ist es deshalb wichtig</text:p>
          </table:table-cell>
          <table:table-cell office:value-type="string">
            <text:p>It is therefore important to pediatrician Steffen Rabe</text:p>
          </table:table-cell>
          <table:table-cell table:number-columns-repeated="1022"/>
        </table:table-row>
        <table:table-row table:style-name="ro38">
          <table:table-cell office:value-type="string">
            <text:p>However, he also says that the frequency of side effects is not studied accurately enough</text:p>
          </table:table-cell>
          <table:table-cell office:value-type="string">
            <text:p>Allerdings sagt er auch, dass die Häufigkeit von Nebenwirkungen nicht genau genug untersucht wird</text:p>
          </table:table-cell>
          <table:table-cell table:number-columns-repeated="1022"/>
        </table:table-row>
        <table:table-row table:style-name="ro37">
          <table:table-cell office:value-type="string">
            <text:p>Man muss sich in Deutschland nicht impfen lassen.</text:p>
          </table:table-cell>
          <table:table-cell office:value-type="string">
            <text:p>You do not have to get vaccinated in Germany.</text:p>
          </table:table-cell>
          <table:table-cell table:number-columns-repeated="1022"/>
        </table:table-row>
        <table:table-row table:style-name="ro37">
          <table:table-cell office:value-type="string">
            <text:p>lobte</text:p>
          </table:table-cell>
          <table:table-cell office:value-type="string">
            <text:p>praised</text:p>
          </table:table-cell>
          <table:table-cell table:number-columns-repeated="1022"/>
        </table:table-row>
        <table:table-row table:style-name="ro37">
          <table:table-cell office:value-type="string">
            <text:p>Schulschwänzer</text:p>
          </table:table-cell>
          <table:table-cell office:value-type="string">
            <text:p>skasiarxeio</text:p>
          </table:table-cell>
          <table:table-cell table:number-columns-repeated="1022"/>
        </table:table-row>
        <table:table-row table:style-name="ro37">
          <table:table-cell office:value-type="string">
            <text:p>Science is on the side of our children</text:p>
          </table:table-cell>
          <table:table-cell office:value-type="string">
            <text:p>Die Wissenschaft steht auf der Seite unserer Kinder</text:p>
          </table:table-cell>
          <table:table-cell table:number-columns-repeated="1022"/>
        </table:table-row>
        <table:table-row table:style-name="ro37">
          <table:table-cell office:value-type="string">
            <text:p>darstellt</text:p>
          </table:table-cell>
          <table:table-cell office:value-type="string">
            <text:p>represents</text:p>
          </table:table-cell>
          <table:table-cell table:number-columns-repeated="1022"/>
        </table:table-row>
        <table:table-row table:style-name="ro37">
          <table:table-cell office:value-type="string">
            <text:p><text:s/>die Anstrengung</text:p>
          </table:table-cell>
          <table:table-cell office:value-type="string">
            <text:p>the effort</text:p>
          </table:table-cell>
          <table:table-cell table:number-columns-repeated="1022"/>
        </table:table-row>
        <table:table-row table:style-name="ro37">
          <table:table-cell office:value-type="string">
            <text:p>umgehen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42">
          <table:table-cell office:value-type="string">
            <text:p>Meine Oma feiert morgen ihren 100. Geburtstag. Mein Chef hat mir deshalb erlaubt, dass ich morgen nicht arbeiten muss.</text:p>
          </table:table-cell>
          <table:table-cell table:number-columns-repeated="1023"/>
        </table:table-row>
        <table:table-row table:style-name="ro37">
          <table:table-cell table:style-name="ce153" office:value-type="string">
            <text:p>Aircraft = Luftfahrzeug, airplane = Flugzeug. </text:p>
          </table:table-cell>
          <table:table-cell table:number-columns-repeated="1023"/>
        </table:table-row>
        <table:table-row table:style-name="ro37">
          <table:table-cell office:value-type="string">
            <text:p>I do not want a new dress</text:p>
          </table:table-cell>
          <table:table-cell office:value-type="string">
            <text:p>Ich will kein neues Klei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In his own way </text:p>
          </table:table-cell>
          <table:table-cell office:value-type="string">
            <text:p>Auf seine Weis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Hinweis </text:p>
          </table:table-cell>
          <table:table-cell office:value-type="string">
            <text:p>note</text:p>
          </table:table-cell>
          <table:table-cell table:number-columns-repeated="1022"/>
        </table:table-row>
        <table:table-row table:style-name="ro37">
          <table:table-cell office:value-type="string">
            <text:p>valuable</text:p>
          </table:table-cell>
          <table:table-cell office:value-type="string">
            <text:p>wertvoll</text:p>
          </table:table-cell>
          <table:table-cell table:number-columns-repeated="1022"/>
        </table:table-row>
        <table:table-row table:style-name="ro35">
          <table:table-cell table:style-name="ce333" office:value-type="string">
            <text:p>häufig</text:p>
          </table:table-cell>
          <table:table-cell office:value-type="string">
            <text:p>often</text:p>
          </table:table-cell>
          <table:table-cell table:number-columns-repeated="1022"/>
        </table:table-row>
        <table:table-row table:style-name="ro37">
          <table:table-cell office:value-type="string">
            <text:p>the position</text:p>
          </table:table-cell>
          <table:table-cell office:value-type="string">
            <text:p>die Lag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gleitet </text:p>
          </table:table-cell>
          <table:table-cell office:value-type="string">
            <text:p>accompany/ accompanied</text:p>
          </table:table-cell>
          <table:table-cell table:number-columns-repeated="1022"/>
        </table:table-row>
        <table:table-row table:style-name="ro37">
          <table:table-cell table:style-name="ce329" office:value-type="string">
            <text:p>Geschwindigkeitsbegrenzung </text:p>
          </table:table-cell>
          <table:table-cell office:value-type="string">
            <text:p>speed limit</text:p>
          </table:table-cell>
          <table:table-cell table:number-columns-repeated="1022"/>
        </table:table-row>
        <table:table-row table:style-name="ro37">
          <table:table-cell office:value-type="string">
            <text:p>bevorzugt</text:p>
          </table:table-cell>
          <table:table-cell office:value-type="string">
            <text:p>prefers</text:p>
          </table:table-cell>
          <table:table-cell table:number-columns-repeated="1022"/>
        </table:table-row>
        <table:table-row table:style-name="ro37">
          <table:table-cell office:value-type="string">
            <text:p>gering</text:p>
          </table:table-cell>
          <table:table-cell office:value-type="string">
            <text:p>low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uswahl</text:p>
          </table:table-cell>
          <table:table-cell office:value-type="string">
            <text:p>choice,select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usnahme</text:p>
          </table:table-cell>
          <table:table-cell office:value-type="string">
            <text:p>exception</text:p>
          </table:table-cell>
          <table:table-cell table:number-columns-repeated="1022"/>
        </table:table-row>
        <table:table-row table:style-name="ro37">
          <table:table-cell office:value-type="string">
            <text:p>entsprechend </text:p>
          </table:table-cell>
          <table:table-cell office:value-type="string">
            <text:p>according to </text:p>
          </table:table-cell>
          <table:table-cell table:number-columns-repeated="1022"/>
        </table:table-row>
        <table:table-row table:style-name="ro37">
          <table:table-cell office:value-type="string">
            <text:p>Verbindungsauskunft </text:p>
          </table:table-cell>
          <table:table-cell office:value-type="string">
            <text:p>connection information</text:p>
          </table:table-cell>
          <table:table-cell table:number-columns-repeated="1022"/>
        </table:table-row>
        <table:table-row table:style-name="ro37">
          <table:table-cell office:value-type="string">
            <text:p>kürzesten Umsteigenwegen</text:p>
          </table:table-cell>
          <table:table-cell office:value-type="string">
            <text:p>shortest trasfer routes</text:p>
          </table:table-cell>
          <table:table-cell table:number-columns-repeated="1022"/>
        </table:table-row>
        <table:table-row table:style-name="ro37">
          <table:table-cell office:value-type="string">
            <text:p>Gleisangaben</text:p>
          </table:table-cell>
          <table:table-cell office:value-type="string">
            <text:p>track information</text:p>
          </table:table-cell>
          <table:table-cell table:number-columns-repeated="1022"/>
        </table:table-row>
        <table:table-row table:style-name="ro37">
          <table:table-cell office:value-type="string">
            <text:p>aktuellen Hinweisen</text:p>
          </table:table-cell>
          <table:table-cell office:value-type="string">
            <text:p>current information</text:p>
          </table:table-cell>
          <table:table-cell table:number-columns-repeated="1022"/>
        </table:table-row>
        <table:table-row table:style-name="ro37">
          <table:table-cell office:value-type="string">
            <text:p>Echtzeitinformation</text:p>
          </table:table-cell>
          <table:table-cell office:value-type="string">
            <text:p>Real Time Information</text:p>
          </table:table-cell>
          <table:table-cell table:number-columns-repeated="1022"/>
        </table:table-row>
        <table:table-row table:style-name="ro38">
          <table:table-cell office:value-type="string">
            <text:p>So stehen Ihnen immer die neusten Informationen zur Verfügung.</text:p>
          </table:table-cell>
          <table:table-cell office:value-type="string">
            <text:p>So you always have the latest information available.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ofern verfügbar</text:p>
          </table:table-cell>
          <table:table-cell office:value-type="string">
            <text:p>if available</text:p>
          </table:table-cell>
          <table:table-cell table:number-columns-repeated="1022"/>
        </table:table-row>
        <table:table-row table:style-name="ro37">
          <table:table-cell office:value-type="string">
            <text:p>tatsächlich</text:p>
          </table:table-cell>
          <table:table-cell office:value-type="string">
            <text:p>Actual , indeed</text:p>
          </table:table-cell>
          <table:table-cell table:number-columns-repeated="1022"/>
        </table:table-row>
        <table:table-row table:style-name="ro37">
          <table:table-cell office:value-type="string">
            <text:p>erwartete</text:p>
          </table:table-cell>
          <table:table-cell office:value-type="string">
            <text:p>expect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zogen werden</text:p>
          </table:table-cell>
          <table:table-cell office:value-type="string">
            <text:p>be obtained</text:p>
          </table:table-cell>
          <table:table-cell table:number-columns-repeated="1022"/>
        </table:table-row>
        <table:table-row table:style-name="ro37">
          <table:table-cell office:value-type="string">
            <text:p>Im Voraus kaufen</text:p>
          </table:table-cell>
          <table:table-cell office:value-type="string">
            <text:p>in advance</text:p>
          </table:table-cell>
          <table:table-cell table:number-columns-repeated="1022"/>
        </table:table-row>
        <table:table-row table:style-name="ro37">
          <table:table-cell office:value-type="string">
            <text:p>Zugriff</text:p>
          </table:table-cell>
          <table:table-cell office:value-type="string">
            <text:p>acces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<text:s/>bei Bedarf</text:p>
          </table:table-cell>
          <table:table-cell office:value-type="string">
            <text:p>if necessary</text:p>
          </table:table-cell>
          <table:table-cell table:number-columns-repeated="1022"/>
        </table:table-row>
        <table:table-row table:style-name="ro37">
          <table:table-cell office:value-type="string">
            <text:p>und bei Bedarf ausdrucken</text:p>
          </table:table-cell>
          <table:table-cell office:value-type="string">
            <text:p>and print as needed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gültig</text:p>
          </table:table-cell>
          <table:table-cell office:value-type="string">
            <text:p>valid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Gültigkeitsbeginn </text:p>
          </table:table-cell>
          <table:table-cell office:value-type="string">
            <text:p>validity start</text:p>
          </table:table-cell>
          <table:table-cell table:number-columns-repeated="1022"/>
        </table:table-row>
        <table:table-row table:style-name="ro37">
          <table:table-cell office:value-type="string">
            <text:p><text:s/>entwertet werden</text:p>
          </table:table-cell>
          <table:table-cell office:value-type="string">
            <text:p>be canceled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erhältlich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Übersicht 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37">
          <table:table-cell office:value-type="string">
            <text:p>Eingabe</text:p>
          </table:table-cell>
          <table:table-cell office:value-type="string">
            <text:p>Input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Abos</text:p>
          </table:table-cell>
          <table:table-cell office:value-type="string">
            <text:p>subscription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zurücksetzen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gesperrt</text:p>
          </table:table-cell>
          <table:table-cell office:value-type="string">
            <text:p>blocked</text:p>
          </table:table-cell>
          <table:table-cell table:number-columns-repeated="1022"/>
        </table:table-row>
        <table:table-row table:style-name="ro38">
          <table:table-cell office:value-type="string">
            <text:p>Unser Kundenservice steht Ihnen unter +49 (0)8024/99 71 71</text:p>
          </table:table-cell>
          <table:table-cell office:value-type="string">
            <text:p>Our customer service is available at ...</text:p>
          </table:table-cell>
          <table:table-cell table:number-columns-repeated="1022"/>
        </table:table-row>
        <table:table-row table:style-name="ro37">
          <table:table-cell office:value-type="string">
            <text:p>Reiseabrechnungen?</text:p>
          </table:table-cell>
          <table:table-cell office:value-type="string">
            <text:p>travel expense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Quittung </text:p>
          </table:table-cell>
          <table:table-cell office:value-type="string">
            <text:p>receipt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erworben werden</text:p>
          </table:table-cell>
          <table:table-cell table:style-name="ce191" office:value-type="string">
            <text:p>be acquired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berücksichtigt werden </text:p>
          </table:table-cell>
          <table:table-cell office:value-type="string">
            <text:p>be taken into accoun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zw. Dem Prüfcode</text:p>
          </table:table-cell>
          <table:table-cell office:value-type="string">
            <text:p>or the verification code</text:p>
          </table:table-cell>
          <table:table-cell table:number-columns-repeated="1022"/>
        </table:table-row>
        <table:table-row table:style-name="ro37">
          <table:table-cell office:value-type="string">
            <text:p>vorzeigen</text:p>
          </table:table-cell>
          <table:table-cell office:value-type="string">
            <text:p>show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Akku </text:p>
          </table:table-cell>
          <table:table-cell office:value-type="string">
            <text:p>Battery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unvollständigen Übertragung</text:p>
          </table:table-cell>
          <table:table-cell office:value-type="string">
            <text:p>incomplete transmission</text:p>
          </table:table-cell>
          <table:table-cell table:number-columns-repeated="1022"/>
        </table:table-row>
        <table:table-row table:style-name="ro37">
          <table:table-cell office:value-type="string">
            <text:p>..sind Sie verpflichtet</text:p>
          </table:table-cell>
          <table:table-cell office:value-type="string">
            <text:p>..you are obliged, ypoxrewmenoi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Fahrtantritt</text:p>
          </table:table-cell>
          <table:table-cell office:value-type="string">
            <text:p>departur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wender</text:p>
          </table:table-cell>
          <table:table-cell office:value-type="string">
            <text:p>user</text:p>
          </table:table-cell>
          <table:table-cell table:number-columns-repeated="1022"/>
        </table:table-row>
        <table:table-row table:style-name="ro37">
          <table:table-cell office:value-type="string">
            <text:p>Bedingungen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onderzeichen </text:p>
          </table:table-cell>
          <table:table-cell office:value-type="string">
            <text:p>special character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An wen kann ich mich wenden, wenn ich..</text:p>
          </table:table-cell>
          <table:table-cell office:value-type="string">
            <text:p>To whom can i contac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Anschrift </text:p>
          </table:table-cell>
          <table:table-cell office:value-type="string">
            <text:p>the addres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folgt </text:p>
          </table:table-cell>
          <table:table-cell office:value-type="string">
            <text:p>follow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Umfang und Zweck </text:p>
          </table:table-cell>
          <table:table-cell office:value-type="string">
            <text:p>scope and purpos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arbeiteten </text:p>
          </table:table-cell>
          <table:table-cell office:value-type="string">
            <text:p>processed</text:p>
          </table:table-cell>
          <table:table-cell table:number-columns-repeated="1022"/>
        </table:table-row>
        <table:table-row table:style-name="ro37">
          <table:table-cell office:value-type="string">
            <text:p>zustehenden</text:p>
          </table:table-cell>
          <table:table-cell office:value-type="string">
            <text:p>entitled</text:p>
          </table:table-cell>
          <table:table-cell table:number-columns-repeated="1022"/>
        </table:table-row>
        <table:table-row table:style-name="ro38">
          <table:table-cell office:value-type="string">
            <text:p>Verzeihung, Ich muss die Adresse des Hotels verwenden, oder?</text:p>
          </table:table-cell>
          <table:table-cell office:value-type="string">
            <text:p>Excuse me, I have to use the address of the hotel, right?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Angaben zum Vorgang</text:p>
          </table:table-cell>
          <table:table-cell office:value-type="string">
            <text:p>Details of the process</text:p>
          </table:table-cell>
          <table:table-cell table:number-columns-repeated="1022"/>
        </table:table-row>
        <table:table-row table:style-name="ro37">
          <table:table-cell office:value-type="string">
            <text:p>geregelt</text:p>
          </table:table-cell>
          <table:table-cell office:value-type="string">
            <text:p>control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chicksal</text:p>
          </table:table-cell>
          <table:table-cell office:value-type="string">
            <text:p>fate</text:p>
          </table:table-cell>
          <table:table-cell table:number-columns-repeated="1022"/>
        </table:table-row>
        <table:table-row table:style-name="ro37">
          <table:table-cell office:value-type="string">
            <text:p>the life</text:p>
          </table:table-cell>
          <table:table-cell office:value-type="string">
            <text:p>das Leben</text:p>
          </table:table-cell>
          <table:table-cell table:number-columns-repeated="1022"/>
        </table:table-row>
        <table:table-row table:style-name="ro42">
          <table:table-cell table:style-name="ce153" office:value-type="string">
            <text:p>The business of video streaming</text:p>
            <text:p><text:s/>is dominated by a few US </text:p>
            <text:p>Companies</text:p>
          </table:table-cell>
          <table:table-cell office:value-type="string">
            <text:p>Das Geschäft mit dem Video Streaming <text:span text:style-name="T6">wird</text:span><text:span text:style-name="T7"> von wenigen US Firmen </text:span><text:span text:style-name="T6">beherrscht</text:span></text:p>
          </table:table-cell>
          <table:table-cell table:number-columns-repeated="1022"/>
        </table:table-row>
        <table:table-row table:style-name="ro37">
          <table:table-cell table:style-name="ce279" office:value-type="string">
            <text:p>erobert</text:p>
          </table:table-cell>
          <table:table-cell table:style-name="ce191" office:value-type="string">
            <text:p>conquer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rgauf geht </text:p>
          </table:table-cell>
          <table:table-cell table:style-name="ce191" office:value-type="string">
            <text:p>uphill going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reitet </text:p>
          </table:table-cell>
          <table:table-cell table:style-name="ce191" office:value-type="string">
            <text:p>ride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<text:span text:style-name="T16">äugetiere</text:span></text:p>
          </table:table-cell>
          <table:table-cell table:style-name="ce191" office:value-type="string">
            <text:p>mammal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tripes</text:p>
          </table:table-cell>
          <table:table-cell table:style-name="ce191" office:value-type="string">
            <text:p>Streifen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Duo is not a mammal, but a bird</text:p>
          </table:table-cell>
          <table:table-cell table:style-name="ce191" office:value-type="string">
            <text:p>Duo ist kein S<text:span text:style-name="T16">äugetier, sondern ein Vogel</text:span></text:p>
          </table:table-cell>
          <table:table-cell table:number-columns-repeated="1022"/>
        </table:table-row>
        <table:table-row table:style-name="ro37">
          <table:table-cell office:value-type="string">
            <text:p>he is hired by a company in Caracas</text:p>
          </table:table-cell>
          <table:table-cell table:style-name="ce273" office:value-type="string">
            <text:p>ist bei einem Unternehmen in Caracas angestellt. 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hat dafür gesorgt, dass das Unternehmen gewachsen ist. </text:p>
          </table:table-cell>
          <table:table-cell office:value-type="string">
            <text:p>has ensured that the company has grown</text:p>
          </table:table-cell>
          <table:table-cell table:number-columns-repeated="1022"/>
        </table:table-row>
        <table:table-row table:style-name="ro37">
          <table:table-cell office:value-type="string">
            <text:p>zähe </text:p>
          </table:table-cell>
          <table:table-cell table:style-name="Default" office:value-type="string">
            <text:p>tough</text:p>
          </table:table-cell>
          <table:table-cell table:number-columns-repeated="1022"/>
        </table:table-row>
        <table:table-row table:style-name="ro37">
          <table:table-cell office:value-type="string">
            <text:p>gescheitert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, allazei</text:p>
          </table:table-cell>
          <table:table-cell table:number-columns-repeated="1022"/>
        </table:table-row>
        <table:table-row table:style-name="ro37">
          <table:table-cell office:value-type="string">
            <text:p>Herkunft</text:p>
          </table:table-cell>
          <table:table-cell office:value-type="string">
            <text:p>katagwgh</text:p>
          </table:table-cell>
          <table:table-cell table:number-columns-repeated="1022"/>
        </table:table-row>
        <table:table-row table:style-name="ro37">
          <table:table-cell office:value-type="string">
            <text:p>lehnen die Quote ab</text:p>
          </table:table-cell>
          <table:table-cell office:value-type="string">
            <text:p>reject the quota</text:p>
          </table:table-cell>
          <table:table-cell table:number-columns-repeated="1022"/>
        </table:table-row>
        <table:table-row table:style-name="ro37">
          <table:table-cell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37">
          <table:table-cell office:value-type="string">
            <text:p>Einschnitt</text:p>
          </table:table-cell>
          <table:table-cell office:value-type="string">
            <text:p>tomh</text:p>
          </table:table-cell>
          <table:table-cell table:number-columns-repeated="1022"/>
        </table:table-row>
        <table:table-row table:style-name="ro75">
          <table:table-cell office:value-type="string">
            <text:p>dreht sich dieses Verhältnis im Laufe des Lebens jedoch um</text:p>
          </table:table-cell>
          <table:table-cell office:value-type="string">
            <text:p>However, this relationship turns in the course of lif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Überzahl </text:p>
          </table:table-cell>
          <table:table-cell office:value-type="string">
            <text:p>majorit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hältnis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tammen aus dem Jahr 2016 </text:p>
          </table:table-cell>
          <table:table-cell office:value-type="string">
            <text:p>come from the yea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sgeglichen </text:p>
          </table:table-cell>
          <table:table-cell office:value-type="string">
            <text:p>balanc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Lebenserwartung </text:p>
          </table:table-cell>
          <table:table-cell office:value-type="string">
            <text:p>life expectanc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rsachen </text:p>
          </table:table-cell>
          <table:table-cell office:value-type="string">
            <text:p>caus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ringer </text:p>
          </table:table-cell>
          <table:table-cell office:value-type="string">
            <text:p>les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gesehen davon </text:p>
          </table:table-cell>
          <table:table-cell office:value-type="string">
            <text:p>apart from tha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insatz </text:p>
          </table:table-cell>
          <table:table-cell office:value-type="string">
            <text:p>commitment</text:p>
          </table:table-cell>
          <table:table-cell table:number-columns-repeated="1022"/>
        </table:table-row>
        <table:table-row table:style-name="ro37">
          <table:table-cell office:value-type="string">
            <text:p>Sicherheitsmaßnahmen</text:p>
          </table:table-cell>
          <table:table-cell office:value-type="string">
            <text:p>security measur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amte </text:p>
          </table:table-cell>
          <table:table-cell office:value-type="string">
            <text:p>Officer</text:p>
          </table:table-cell>
          <table:table-cell table:number-columns-repeated="1022"/>
        </table:table-row>
        <table:table-row table:style-name="ro37">
          <table:table-cell office:value-type="string">
            <text:p>Landschaft </text:p>
          </table:table-cell>
          <table:table-cell table:style-name="Default" office:value-type="string">
            <text:p>landscape</text:p>
          </table:table-cell>
          <table:table-cell table:number-columns-repeated="1022"/>
        </table:table-row>
        <table:table-row table:style-name="ro111">
          <table:table-cell office:value-type="string">
            <text:p>You made me do this</text:p>
          </table:table-cell>
          <table:table-cell office:value-type="string">
            <text:p>Du hast mich <text:span text:style-name="T14">dazu gebracht</text:span></text:p>
          </table:table-cell>
          <table:table-cell table:number-columns-repeated="1022"/>
        </table:table-row>
        <table:table-row table:style-name="ro37">
          <table:table-cell office:value-type="string">
            <text:p>We have granted her this wish</text:p>
          </table:table-cell>
          <table:table-cell office:value-type="string">
            <text:p>Wir haben ihr diesen Wunsch erf<text:span text:style-name="T16">üllt</text:span></text:p>
          </table:table-cell>
          <table:table-cell table:number-columns-repeated="1022"/>
        </table:table-row>
        <table:table-row table:style-name="ro37">
          <table:table-cell office:value-type="string">
            <text:p>what brought you to this city?</text:p>
          </table:table-cell>
          <table:table-cell office:value-type="string">
            <text:p>Was hat dich in diese Stadt gef<text:span text:style-name="T16">ührt?</text:span></text:p>
          </table:table-cell>
          <table:table-cell table:number-columns-repeated="1022"/>
        </table:table-row>
        <table:table-row table:style-name="ro37">
          <table:table-cell office:value-type="string">
            <text:p>he founded an association</text:p>
          </table:table-cell>
          <table:table-cell office:value-type="string">
            <text:p>Er hat einen Verein gegr<text:span text:style-name="T16">ündet</text:span></text:p>
          </table:table-cell>
          <table:table-cell table:number-columns-repeated="1022"/>
        </table:table-row>
        <table:table-row table:style-name="ro37">
          <table:table-cell office:value-type="string">
            <text:p>He did not accomplish it</text:p>
          </table:table-cell>
          <table:table-cell office:value-type="string">
            <text:p>Er hat es nicht geschafft</text:p>
          </table:table-cell>
          <table:table-cell table:number-columns-repeated="1022"/>
        </table:table-row>
        <table:table-row table:style-name="ro37">
          <table:table-cell office:value-type="string">
            <text:p>I didn't think about it</text:p>
          </table:table-cell>
          <table:table-cell office:value-type="string">
            <text:p>Daran habe ich nicht gedacht</text:p>
          </table:table-cell>
          <table:table-cell table:number-columns-repeated="1022"/>
        </table:table-row>
        <table:table-row table:style-name="ro37">
          <table:table-cell office:value-type="string">
            <text:p>I have not dialed any number</text:p>
          </table:table-cell>
          <table:table-cell office:value-type="string">
            <text:p>Ich habe keine Nummer gew<text:span text:style-name="T16">ählt</text:span></text:p>
          </table:table-cell>
          <table:table-cell table:number-columns-repeated="1022"/>
        </table:table-row>
        <table:table-row table:style-name="ro37">
          <table:table-cell office:value-type="string">
            <text:p>Mit Enteignungen</text:p>
          </table:table-cell>
          <table:table-cell office:value-type="string">
            <text:p>apalotriwseis</text:p>
          </table:table-cell>
          <table:table-cell table:number-columns-repeated="1022"/>
        </table:table-row>
        <table:table-row table:style-name="ro37">
          <table:table-cell office:value-type="string">
            <text:p>Empfehlung</text:p>
          </table:table-cell>
          <table:table-cell office:value-type="string">
            <text:p>recommendation</text:p>
          </table:table-cell>
          <table:table-cell table:number-columns-repeated="1022"/>
        </table:table-row>
        <table:table-row table:style-name="ro38">
          <table:table-cell office:value-type="string">
            <text:p>Music is very important for the development of children.</text:p>
          </table:table-cell>
          <table:table-cell office:value-type="string">
            <text:p>Musik ist sehr wichtig f<text:span text:style-name="T16">ür die Entwicklung der Kinder</text:span></text:p>
          </table:table-cell>
          <table:table-cell table:number-columns-repeated="1022"/>
        </table:table-row>
        <table:table-row table:style-name="ro37">
          <table:table-cell office:value-type="string">
            <text:p>I play the guitar fairly well</text:p>
          </table:table-cell>
          <table:table-cell office:value-type="string">
            <text:p>Gitarre spiele ich relativ gut</text:p>
          </table:table-cell>
          <table:table-cell table:number-columns-repeated="1022"/>
        </table:table-row>
        <table:table-row table:style-name="ro37">
          <table:table-cell office:value-type="string">
            <text:p>eingefangenen </text:p>
          </table:table-cell>
          <table:table-cell office:value-type="string">
            <text:p>trapped</text:p>
          </table:table-cell>
          <table:table-cell table:number-columns-repeated="1022"/>
        </table:table-row>
        <table:table-row table:style-name="ro38">
          <table:table-cell office:value-type="string">
            <text:p>For two days he was traveling by bus to Bulgaria</text:p>
          </table:table-cell>
          <table:table-cell office:value-type="string">
            <text:p>Zwei Tage war er mit dem Bus nach Bulgarien unterweg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urückhaltender </text:p>
          </table:table-cell>
          <table:table-cell office:value-type="string">
            <text:p>epifylaktikos, restrained</text:p>
          </table:table-cell>
          <table:table-cell table:number-columns-repeated="1022"/>
        </table:table-row>
        <table:table-row table:style-name="ro37">
          <table:table-cell office:value-type="string">
            <text:p>Straft<text:span text:style-name="T16">ätern</text:span></text:p>
          </table:table-cell>
          <table:table-cell office:value-type="string">
            <text:p>offenders</text:p>
          </table:table-cell>
          <table:table-cell table:number-columns-repeated="1022"/>
        </table:table-row>
        <table:table-row table:style-name="ro37">
          <table:table-cell office:value-type="string">
            <text:p>stays</text:p>
          </table:table-cell>
          <table:table-cell table:style-name="ce273" office:value-type="string">
            <text:p>aufhält </text:p>
          </table:table-cell>
          <table:table-cell table:number-columns-repeated="1022"/>
        </table:table-row>
        <table:table-row table:style-name="ro37">
          <table:table-cell office:value-type="string">
            <text:p>Akku </text:p>
          </table:table-cell>
          <table:table-cell office:value-type="string">
            <text:p>Batter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fgeladen etwas auf</text:p>
          </table:table-cell>
          <table:table-cell office:value-type="string">
            <text:p>to be charged</text:p>
          </table:table-cell>
          <table:table-cell table:number-columns-repeated="1022"/>
        </table:table-row>
        <table:table-row table:style-name="ro37">
          <table:table-cell office:value-type="string">
            <text:p>credible, believable</text:p>
          </table:table-cell>
          <table:table-cell office:value-type="string">
            <text:p><text:s/>glaubwürdig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Wer wann wo sein darf </text:p>
          </table:table-cell>
          <table:table-cell table:style-name="ce273" office:value-type="string">
            <text:p>Who can be where and when </text:p>
          </table:table-cell>
          <table:table-cell table:number-columns-repeated="1022"/>
        </table:table-row>
        <table:table-row table:style-name="ro37">
          <table:table-cell office:value-type="string">
            <text:p>Die Schicht</text:p>
          </table:table-cell>
          <table:table-cell office:value-type="string">
            <text:p>vardia, shift</text:p>
          </table:table-cell>
          <table:table-cell table:number-columns-repeated="1022"/>
        </table:table-row>
        <table:table-row table:style-name="ro37">
          <table:table-cell office:value-type="string">
            <text:p>My battery is empty and I have to load my phone.</text:p>
          </table:table-cell>
          <table:table-cell office:value-type="string">
            <text:p><text:s/>Mein Akku ist leer und ich muss mein Handy laden.</text:p>
          </table:table-cell>
          <table:table-cell table:number-columns-repeated="1022"/>
        </table:table-row>
        <table:table-row table:style-name="ro38">
          <table:table-cell office:value-type="string">
            <text:p>The police found the criminal in the woods and took him to the police station.</text:p>
          </table:table-cell>
          <table:table-cell office:value-type="string">
            <text:p><text:s/>Die Polizei fand den gesuchten <text:span text:style-name="T14">Straftäter</text:span> im Wald und nahm ihn mit zur Polizeistation.</text:p>
          </table:table-cell>
          <table:table-cell table:number-columns-repeated="1022"/>
        </table:table-row>
        <table:table-row table:style-name="ro38">
          <table:table-cell office:value-type="string">
            <text:p>When the alarm was heard, all employees left the building.</text:p>
          </table:table-cell>
          <table:table-cell office:value-type="string">
            <text:p><text:s/>Als der Alarm zu hören war, verließen alle Mitarbeiter das Gebäude.</text:p>
          </table:table-cell>
          <table:table-cell table:number-columns-repeated="1022"/>
        </table:table-row>
        <table:table-row table:style-name="ro47">
          <table:table-cell table:style-name="Default" office:value-type="string">
            <text:p>Erdkunde</text:p>
          </table:table-cell>
          <table:table-cell table:style-name="Default" office:value-type="string">
            <text:p>geography</text:p>
          </table:table-cell>
          <table:table-cell table:number-columns-repeated="1022"/>
        </table:table-row>
        <table:table-row table:style-name="ro37">
          <table:table-cell office:value-type="string">
            <text:p>Reiseführer</text:p>
          </table:table-cell>
          <table:table-cell office:value-type="string">
            <text:p>travel guide</text:p>
          </table:table-cell>
          <table:table-cell table:number-columns-repeated="1022"/>
        </table:table-row>
        <table:table-row table:style-name="ro37">
          <table:table-cell office:value-type="string">
            <text:p>Bereicherung</text:p>
          </table:table-cell>
          <table:table-cell office:value-type="string">
            <text:p>enrichment</text:p>
          </table:table-cell>
          <table:table-cell table:number-columns-repeated="1022"/>
        </table:table-row>
        <table:table-row table:style-name="ro37">
          <table:table-cell office:value-type="string">
            <text:p>choose the correct answer</text:p>
          </table:table-cell>
          <table:table-cell office:value-type="string">
            <text:p>W<text:span text:style-name="T16">ählt die richtige Lösung aus</text:span></text:p>
          </table:table-cell>
          <table:table-cell table:number-columns-repeated="1022"/>
        </table:table-row>
        <table:table-row table:style-name="ro37">
          <table:table-cell office:value-type="string">
            <text:p>I am going along the street</text:p>
          </table:table-cell>
          <table:table-cell office:value-type="string">
            <text:p>Ich gehe die Strasse entlang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e bear does not fit through the door. </text:p>
          </table:table-cell>
          <table:table-cell office:value-type="string">
            <text:p>Der B<text:span text:style-name="T16">är passt nicht durch die Tür</text:span></text:p>
          </table:table-cell>
          <table:table-cell table:number-columns-repeated="1022"/>
        </table:table-row>
        <table:table-row table:style-name="ro37">
          <table:table-cell office:value-type="string">
            <text:p>We go around the house</text:p>
          </table:table-cell>
          <table:table-cell office:value-type="string">
            <text:p>Wir gehen um das Hau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His dogs are walking along the street. </text:p>
          </table:table-cell>
          <table:table-cell office:value-type="string">
            <text:p>Seine Hunde gehen die Strasse entlang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e restaurant is around the corner. </text:p>
          </table:table-cell>
          <table:table-cell office:value-type="string">
            <text:p>Das Restaurant ist um die Eck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I am against her. </text:p>
          </table:table-cell>
          <table:table-cell office:value-type="string">
            <text:p>Ich bin gegen sie</text:p>
          </table:table-cell>
          <table:table-cell table:number-columns-repeated="1022"/>
        </table:table-row>
        <table:table-row table:style-name="ro37">
          <table:table-cell office:value-type="string">
            <text:p>the company</text:p>
          </table:table-cell>
          <table:table-cell office:value-type="string">
            <text:p>das Unternehmen</text:p>
          </table:table-cell>
          <table:table-cell table:number-columns-repeated="1022"/>
        </table:table-row>
        <table:table-row table:style-name="ro42">
          <table:table-cell office:value-type="string">
            <text:p>Nach ??? der Regionalzeitung haben Berlins Diskos im vergangenen Jahr über eine Milliarde Euro eingenommen.</text:p>
          </table:table-cell>
          <table:table-cell office:value-type="string">
            <text:p>Angaben</text:p>
          </table:table-cell>
          <table:table-cell table:number-columns-repeated="1022"/>
        </table:table-row>
        <table:table-row table:style-name="ro38">
          <table:table-cell office:value-type="string">
            <text:p>Wir suchen einen neuen ???? . Unser aktueller ist zu teuer.</text:p>
          </table:table-cell>
          <table:table-cell office:value-type="string">
            <text:p>Stromanbieter</text:p>
          </table:table-cell>
          <table:table-cell table:number-columns-repeated="1022"/>
        </table:table-row>
        <table:table-row table:style-name="ro38">
          <table:table-cell office:value-type="string">
            <text:p><text:s/>Wir versuchen, ???? den in unserem Haushalt zu senken.</text:p>
          </table:table-cell>
          <table:table-cell office:value-type="string">
            <text:p>Stromverbrauch</text:p>
          </table:table-cell>
          <table:table-cell table:number-columns-repeated="1022"/>
        </table:table-row>
        <table:table-row table:style-name="ro37">
          <table:table-cell office:value-type="string">
            <text:p>Der ??? Berg von Afrika</text:p>
          </table:table-cell>
          <table:table-cell office:value-type="string">
            <text:p>h<text:span text:style-name="T16">öchste</text:span></text:p>
          </table:table-cell>
          <table:table-cell table:number-columns-repeated="1022"/>
        </table:table-row>
        <table:table-row table:style-name="ro37">
          <table:table-cell office:value-type="string">
            <text:p>That is a social house.</text:p>
          </table:table-cell>
          <table:table-cell office:value-type="string">
            <text:p>Das ist ein soziales Hau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e same illnesses! </text:p>
          </table:table-cell>
          <table:table-cell office:value-type="string">
            <text:p>Die gleichen Krankheit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ose are cheap hats. </text:p>
          </table:table-cell>
          <table:table-cell office:value-type="string">
            <text:p>Die sind billige H<text:span text:style-name="T16">üte</text:span>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 public building is for everyone. </text:p>
          </table:table-cell>
          <table:table-cell office:value-type="string">
            <text:p>Ein <text:span text:style-name="T16">öffentliches Gebäude ist für alle</text:span></text:p>
          </table:table-cell>
          <table:table-cell table:number-columns-repeated="1022"/>
        </table:table-row>
        <table:table-row table:style-name="ro37">
          <table:table-cell office:value-type="string">
            <text:p>either</text:p>
          </table:table-cell>
          <table:table-cell office:value-type="string">
            <text:p>entweder</text:p>
          </table:table-cell>
          <table:table-cell table:number-columns-repeated="1022"/>
        </table:table-row>
        <table:table-row table:style-name="ro37">
          <table:table-cell office:value-type="string">
            <text:p>neither</text:p>
          </table:table-cell>
          <table:table-cell office:value-type="string">
            <text:p>weder</text:p>
          </table:table-cell>
          <table:table-cell table:number-columns-repeated="1022"/>
        </table:table-row>
        <table:table-row table:style-name="ro37">
          <table:table-cell office:value-type="string">
            <text:p>belangt werden. </text:p>
          </table:table-cell>
          <table:table-cell office:value-type="string">
            <text:p>be prosecuted.</text:p>
          </table:table-cell>
          <table:table-cell table:number-columns-repeated="1022"/>
        </table:table-row>
        <table:table-row table:style-name="ro37">
          <table:table-cell office:value-type="string">
            <text:p>zugesagt</text:p>
          </table:table-cell>
          <table:table-cell office:value-type="string">
            <text:p>promised</text:p>
          </table:table-cell>
          <table:table-cell table:number-columns-repeated="1022"/>
        </table:table-row>
        <table:table-row table:style-name="ro37">
          <table:table-cell office:value-type="string">
            <text:p>Erlebnisse</text:p>
          </table:table-cell>
          <table:table-cell office:value-type="string">
            <text:p>Experiences</text:p>
          </table:table-cell>
          <table:table-cell table:number-columns-repeated="1022"/>
        </table:table-row>
        <table:table-row table:style-name="ro37">
          <table:table-cell office:value-type="string">
            <text:p>Anlagen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nstelle </text:p>
          </table:table-cell>
          <table:table-cell office:value-type="string">
            <text:p>instead</text:p>
          </table:table-cell>
          <table:table-cell table:number-columns-repeated="1022"/>
        </table:table-row>
        <table:table-row table:style-name="ro37">
          <table:table-cell office:value-type="string">
            <text:p>ersetzen</text:p>
          </table:table-cell>
          <table:table-cell office:value-type="string">
            <text:p>replace</text:p>
          </table:table-cell>
          <table:table-cell table:number-columns-repeated="1022"/>
        </table:table-row>
        <table:table-row table:style-name="ro37">
          <table:table-cell office:value-type="string">
            <text:p>wegwerfen</text:p>
          </table:table-cell>
          <table:table-cell office:value-type="string">
            <text:p>entsorgen</text:p>
          </table:table-cell>
          <table:table-cell table:number-columns-repeated="1022"/>
        </table:table-row>
        <table:table-row table:style-name="ro37">
          <table:table-cell office:value-type="string">
            <text:p>g<text:span text:style-name="T16">ünstig</text:span></text:p>
          </table:table-cell>
          <table:table-cell office:value-type="string">
            <text:p>billig</text:p>
          </table:table-cell>
          <table:table-cell table:number-columns-repeated="1022"/>
        </table:table-row>
        <table:table-row table:style-name="ro37">
          <table:table-cell office:value-type="string">
            <text:p>wiederverwerten</text:p>
          </table:table-cell>
          <table:table-cell office:value-type="string">
            <text:p>recyceln</text:p>
          </table:table-cell>
          <table:table-cell table:number-columns-repeated="1022"/>
        </table:table-row>
        <table:table-row table:style-name="ro37">
          <table:table-cell office:value-type="string">
            <text:p>das Plastik</text:p>
          </table:table-cell>
          <table:table-cell office:value-type="string">
            <text:p>der Kunststoff</text:p>
          </table:table-cell>
          <table:table-cell table:number-columns-repeated="1022"/>
        </table:table-row>
        <table:table-row table:style-name="ro37">
          <table:table-cell office:value-type="string">
            <text:p>Fabrik</text:p>
          </table:table-cell>
          <table:table-cell office:value-type="string">
            <text:p>die Anlage</text:p>
          </table:table-cell>
          <table:table-cell table:number-columns-repeated="1022"/>
        </table:table-row>
        <table:table-row table:style-name="ro37">
          <table:table-cell office:value-type="string">
            <text:p>Sie kann <text:span text:style-name="T16">übrigens Deutsch</text:span></text:p>
          </table:table-cell>
          <table:table-cell office:value-type="string">
            <text:p>She kan speak German, by the way</text:p>
          </table:table-cell>
          <table:table-cell table:number-columns-repeated="1022"/>
        </table:table-row>
        <table:table-row table:style-name="ro37">
          <table:table-cell office:value-type="string">
            <text:p>conversation</text:p>
          </table:table-cell>
          <table:table-cell office:value-type="string">
            <text:p>die Unterhaltung</text:p>
          </table:table-cell>
          <table:table-cell table:number-columns-repeated="1022"/>
        </table:table-row>
        <table:table-row table:style-name="ro37">
          <table:table-cell office:value-type="string">
            <text:p>it was over then</text:p>
          </table:table-cell>
          <table:table-cell office:value-type="string">
            <text:p>es war dann zu Ende</text:p>
          </table:table-cell>
          <table:table-cell table:number-columns-repeated="1022"/>
        </table:table-row>
        <table:table-row table:style-name="ro37">
          <table:table-cell office:value-type="string">
            <text:p>dauerhaft </text:p>
          </table:table-cell>
          <table:table-cell office:value-type="string">
            <text:p>continuesly, durable, synex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elbstständigkeit</text:p>
          </table:table-cell>
          <table:table-cell office:value-type="string">
            <text:p>independe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über seine Verhältnisse gelebt hat</text:p>
          </table:table-cell>
          <table:table-cell office:value-type="string">
            <text:p>has lived beyond his means</text:p>
          </table:table-cell>
          <table:table-cell table:number-columns-repeated="1022"/>
        </table:table-row>
        <table:table-row table:style-name="ro37">
          <table:table-cell table:style-name="ce334" office:value-type="string">
            <text:p>Ursachen </text:p>
          </table:table-cell>
          <table:table-cell office:value-type="string">
            <text:p>caus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ringer </text:p>
          </table:table-cell>
          <table:table-cell office:value-type="string">
            <text:p>less, ligotero</text:p>
          </table:table-cell>
          <table:table-cell table:number-columns-repeated="1022"/>
        </table:table-row>
        <table:table-row table:style-name="ro37">
          <table:table-cell office:value-type="string">
            <text:p>peinlich</text:p>
          </table:table-cell>
          <table:table-cell table:style-name="ce273" office:value-type="string">
            <text:p>embarrassing </text:p>
          </table:table-cell>
          <table:table-cell table:number-columns-repeated="1022"/>
        </table:table-row>
        <table:table-row table:style-name="ro37">
          <table:table-cell table:style-name="ce291" office:value-type="string">
            <text:p>einsetzen</text:p>
          </table:table-cell>
          <table:table-cell office:value-type="string">
            <text:p>to use, to insert, to set up</text:p>
          </table:table-cell>
          <table:table-cell table:number-columns-repeated="1022"/>
        </table:table-row>
        <table:table-row table:style-name="ro37">
          <table:table-cell office:value-type="string">
            <text:p>sich verschulden</text:p>
          </table:table-cell>
          <table:table-cell office:value-type="string">
            <text:p>xrewnomai</text:p>
          </table:table-cell>
          <table:table-cell table:number-columns-repeated="1022"/>
        </table:table-row>
        <table:table-row table:style-name="ro37">
          <table:table-cell office:value-type="string">
            <text:p>Schuldner</text:p>
          </table:table-cell>
          <table:table-cell office:value-type="string">
            <text:p>debtor</text:p>
          </table:table-cell>
          <table:table-cell table:number-columns-repeated="1022"/>
        </table:table-row>
        <table:table-row table:style-name="ro37">
          <table:table-cell office:value-type="string">
            <text:p>improvisiert</text:p>
          </table:table-cell>
          <table:table-cell office:value-type="string">
            <text:p>autosxedio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treute </text:p>
          </table:table-cell>
          <table:table-cell office:value-type="string">
            <text:p>supervis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ter Betreuung, </text:p>
          </table:table-cell>
          <table:table-cell office:value-type="string">
            <text:p>under supervision</text:p>
          </table:table-cell>
          <table:table-cell table:number-columns-repeated="1022"/>
        </table:table-row>
        <table:table-row table:style-name="ro37">
          <table:table-cell office:value-type="string">
            <text:p>Zuwachs </text:p>
          </table:table-cell>
          <table:table-cell office:value-type="string">
            <text:p>growth</text:p>
          </table:table-cell>
          <table:table-cell table:number-columns-repeated="1022"/>
        </table:table-row>
        <table:table-row table:style-name="ro37">
          <table:table-cell office:value-type="string">
            <text:p>Dürre</text:p>
          </table:table-cell>
          <table:table-cell office:value-type="string">
            <text:p>drought</text:p>
          </table:table-cell>
          <table:table-cell table:number-columns-repeated="1022"/>
        </table:table-row>
        <table:table-row table:style-name="ro37">
          <table:table-cell table:style-name="ce335" office:value-type="string">
            <text:p>aussichtsreicher </text:p>
          </table:table-cell>
          <table:table-cell office:value-type="string">
            <text:p>promissing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weigern </text:p>
          </table:table-cell>
          <table:table-cell office:value-type="string">
            <text:p>deny</text:p>
          </table:table-cell>
          <table:table-cell table:number-columns-repeated="1022"/>
        </table:table-row>
        <table:table-row table:style-name="ro37">
          <table:table-cell office:value-type="string">
            <text:p>Taucher</text:p>
          </table:table-cell>
          <table:table-cell office:value-type="string">
            <text:p>Dive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usteuern </text:p>
          </table:table-cell>
          <table:table-cell office:value-type="string">
            <text:p>To hea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schwören </text:p>
          </table:table-cell>
          <table:table-cell office:value-type="string">
            <text:p>renou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pürbar </text:p>
          </table:table-cell>
          <table:table-cell office:value-type="string">
            <text:p>noticable</text:p>
          </table:table-cell>
          <table:table-cell table:number-columns-repeated="1022"/>
        </table:table-row>
        <table:table-row table:style-name="ro112">
          <table:table-cell table:style-name="ce273" office:value-type="string">
            <text:p>Iran gerät durch die Sanktionen </text:p>
          </table:table-cell>
          <table:table-cell office:value-type="string">
            <text:p>Iran gets through the sanctions</text:p>
          </table:table-cell>
          <table:table-cell table:number-columns-repeated="1022"/>
        </table:table-row>
        <table:table-row table:style-name="ro37">
          <table:table-cell office:value-type="string">
            <text:p>Hinweise </text:p>
          </table:table-cell>
          <table:table-cell office:value-type="string">
            <text:p>referenc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eignisse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37">
          <table:table-cell office:value-type="string">
            <text:p>Zeitzeuge</text:p>
          </table:table-cell>
          <table:table-cell office:value-type="string">
            <text:p>veteranos, epizhsantas</text:p>
          </table:table-cell>
          <table:table-cell table:number-columns-repeated="1022"/>
        </table:table-row>
        <table:table-row table:style-name="ro37">
          <table:table-cell table:style-name="ce335" office:value-type="string">
            <text:p>verzichten </text:p>
          </table:table-cell>
          <table:table-cell office:value-type="string">
            <text:p>renou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ingespeist werde </text:p>
          </table:table-cell>
          <table:table-cell office:value-type="string">
            <text:p>trofodoteitai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gewährleistet werden </text:p>
          </table:table-cell>
          <table:table-cell table:style-name="ce273" office:value-type="string">
            <text:p>be guaranteed 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Sich anzustecken </text:p>
          </table:table-cell>
          <table:table-cell table:style-name="ce273" office:value-type="string">
            <text:p>to be infected </text:p>
          </table:table-cell>
          <table:table-cell table:number-columns-repeated="1022"/>
        </table:table-row>
        <table:table-row table:style-name="ro37">
          <table:table-cell office:value-type="string">
            <text:p>Keime</text:p>
          </table:table-cell>
          <table:table-cell table:style-name="ce273" office:value-type="string">
            <text:p>germs, mikrovia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rund um die Uhr</text:p>
          </table:table-cell>
          <table:table-cell office:value-type="string">
            <text:p>den ganzen Tag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teilen sich </text:p>
          </table:table-cell>
          <table:table-cell office:value-type="string">
            <text:p>distribute themselves</text:p>
          </table:table-cell>
          <table:table-cell table:number-columns-repeated="1022"/>
        </table:table-row>
        <table:table-row table:style-name="ro37">
          <table:table-cell office:value-type="string">
            <text:p>Erreger </text:p>
          </table:table-cell>
          <table:table-cell table:style-name="ce273" office:value-type="string">
            <text:p>Pathog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leidigen </text:p>
          </table:table-cell>
          <table:table-cell office:value-type="string">
            <text:p>offend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breiten </text:p>
          </table:table-cell>
          <table:table-cell office:value-type="string">
            <text:p>sprea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ie Betreiber </text:p>
          </table:table-cell>
          <table:table-cell office:value-type="string">
            <text:p>the operator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ensur</text:p>
          </table:table-cell>
          <table:table-cell office:value-type="string">
            <text:p>Logokrisia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lag </text:p>
          </table:table-cell>
          <table:table-cell office:value-type="string">
            <text:p>ekdotiko oiko</text:p>
          </table:table-cell>
          <table:table-cell table:number-columns-repeated="1022"/>
        </table:table-row>
        <table:table-row table:style-name="ro37">
          <table:table-cell office:value-type="string">
            <text:p>betreiben</text:p>
          </table:table-cell>
          <table:table-cell office:value-type="string">
            <text:p>operate</text:p>
          </table:table-cell>
          <table:table-cell table:number-columns-repeated="1022"/>
        </table:table-row>
        <table:table-row table:style-name="ro37">
          <table:table-cell office:value-type="string">
            <text:p>verstoßen</text:p>
          </table:table-cell>
          <table:table-cell office:value-type="string">
            <text:p>to offen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wähnt </text:p>
          </table:table-cell>
          <table:table-cell office:value-type="string">
            <text:p>mentioned</text:p>
          </table:table-cell>
          <table:table-cell table:number-columns-repeated="1022"/>
        </table:table-row>
        <table:table-row table:style-name="ro37">
          <table:table-cell office:value-type="string">
            <text:p>ger<text:span text:style-name="T16">üstet</text:span></text:p>
          </table:table-cell>
          <table:table-cell office:value-type="string">
            <text:p>equip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merken </text:p>
          </table:table-cell>
          <table:table-cell office:value-type="string">
            <text:p>to noti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geltung zu üben </text:p>
          </table:table-cell>
          <table:table-cell office:value-type="string">
            <text:p>na antapodwsei, antipoina</text:p>
          </table:table-cell>
          <table:table-cell table:number-columns-repeated="1022"/>
        </table:table-row>
        <table:table-row table:style-name="ro37">
          <table:table-cell office:value-type="string">
            <text:p>K<text:span text:style-name="T16">ündigen</text:span></text:p>
          </table:table-cell>
          <table:table-cell office:value-type="string">
            <text:p>to cancel, to qui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Hänseleien </text:p>
          </table:table-cell>
          <table:table-cell office:value-type="string">
            <text:p>peiragmata</text:p>
          </table:table-cell>
          <table:table-cell table:number-columns-repeated="1022"/>
        </table:table-row>
        <table:table-row table:style-name="ro37">
          <table:table-cell table:style-name="ce336" office:value-type="string">
            <text:p>sind konstruiert </text:p>
          </table:table-cell>
          <table:table-cell office:value-type="string">
            <text:p>kataskeuazonta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treut als </text:p>
          </table:table-cell>
          <table:table-cell office:value-type="string">
            <text:p>frontize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as Verhältnis </text:p>
          </table:table-cell>
          <table:table-cell office:value-type="string">
            <text:p>the relationship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lebnis </text:p>
          </table:table-cell>
          <table:table-cell office:value-type="string">
            <text:p>Experie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angenehme </text:p>
          </table:table-cell>
          <table:table-cell office:value-type="string">
            <text:p>unpleasant</text:p>
          </table:table-cell>
          <table:table-cell table:number-columns-repeated="1022"/>
        </table:table-row>
        <table:table-row table:style-name="ro37">
          <table:table-cell office:value-type="string">
            <text:p>Ansatz</text:p>
          </table:table-cell>
          <table:table-cell office:value-type="string">
            <text:p>approach</text:p>
          </table:table-cell>
          <table:table-cell table:number-columns-repeated="1022"/>
        </table:table-row>
        <table:table-row table:style-name="ro37">
          <table:table-cell office:value-type="string">
            <text:p>Baby-Name sorgt für Ärger</text:p>
          </table:table-cell>
          <table:table-cell table:style-name="ce273" office:value-type="string">
            <text:p>Baby name causes trouble </text:p>
          </table:table-cell>
          <table:table-cell table:number-columns-repeated="1022"/>
        </table:table-row>
        <table:table-row table:style-name="ro37">
          <table:table-cell office:value-type="string">
            <text:p>ersetzt wird</text:p>
          </table:table-cell>
          <table:table-cell office:value-type="string">
            <text:p>is replac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gegnung </text:p>
          </table:table-cell>
          <table:table-cell office:value-type="string">
            <text:p>encounter (synanthsh)</text:p>
          </table:table-cell>
          <table:table-cell table:number-columns-repeated="1022"/>
        </table:table-row>
        <table:table-row table:style-name="ro37">
          <table:table-cell office:value-type="string">
            <text:p>aufnehmen</text:p>
          </table:table-cell>
          <table:table-cell office:value-type="string">
            <text:p>resumes</text:p>
          </table:table-cell>
          <table:table-cell table:number-columns-repeated="1022"/>
        </table:table-row>
        <table:table-row table:style-name="ro37">
          <table:table-cell table:style-name="ce335" office:value-type="string">
            <text:p>Vergewaltigung </text:p>
          </table:table-cell>
          <table:table-cell office:value-type="string">
            <text:p>rape</text:p>
          </table:table-cell>
          <table:table-cell table:number-columns-repeated="1022"/>
        </table:table-row>
        <table:table-row table:style-name="ro37">
          <table:table-cell table:style-name="ce335" office:value-type="string">
            <text:p>einvernehmlichen </text:p>
          </table:table-cell>
          <table:table-cell office:value-type="string">
            <text:p>consensual</text:p>
          </table:table-cell>
          <table:table-cell table:number-columns-repeated="1022"/>
        </table:table-row>
        <table:table-row table:style-name="ro37">
          <table:table-cell office:value-type="string">
            <text:p>vorausgesetzt</text:p>
          </table:table-cell>
          <table:table-cell office:value-type="string">
            <text:p>provided that...</text:p>
          </table:table-cell>
          <table:table-cell table:number-columns-repeated="1022"/>
        </table:table-row>
        <table:table-row table:style-name="ro37">
          <table:table-cell office:value-type="string">
            <text:p>Tresore</text:p>
          </table:table-cell>
          <table:table-cell office:value-type="string">
            <text:p>xrhmatokivwtio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Kassenzettels </text:p>
          </table:table-cell>
          <table:table-cell office:value-type="string">
            <text:p>seils receipt, apodeixh plhrwmhs</text:p>
          </table:table-cell>
          <table:table-cell table:number-columns-repeated="1022"/>
        </table:table-row>
        <table:table-row table:style-name="ro37">
          <table:table-cell office:value-type="string">
            <text:p>Zinsen</text:p>
          </table:table-cell>
          <table:table-cell office:value-type="string">
            <text:p>interest, toko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klaut </text:p>
          </table:table-cell>
          <table:table-cell office:value-type="string">
            <text:p>stol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Portemonnaie </text:p>
          </table:table-cell>
          <table:table-cell office:value-type="string">
            <text:p>walle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irrt hat </text:p>
          </table:table-cell>
          <table:table-cell office:value-type="string">
            <text:p>was wrong</text:p>
          </table:table-cell>
          <table:table-cell table:number-columns-repeated="1022"/>
        </table:table-row>
        <table:table-row table:style-name="ro37">
          <table:table-cell office:value-type="string">
            <text:p>irren</text:p>
          </table:table-cell>
          <table:table-cell office:value-type="string">
            <text:p>be wrong, be mistaken, eimai la8o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üblich </text:p>
          </table:table-cell>
          <table:table-cell office:value-type="string">
            <text:p>common</text:p>
          </table:table-cell>
          <table:table-cell table:number-columns-repeated="1022"/>
        </table:table-row>
        <table:table-row table:style-name="ro37">
          <table:table-cell office:value-type="string">
            <text:p>vermehren</text:p>
          </table:table-cell>
          <table:table-cell office:value-type="string">
            <text:p>increase, multiple</text:p>
          </table:table-cell>
          <table:table-cell table:number-columns-repeated="1022"/>
        </table:table-row>
        <table:table-row table:style-name="ro37">
          <table:table-cell table:style-name="ce334" office:value-type="string">
            <text:p>Scheine </text:p>
          </table:table-cell>
          <table:table-cell office:value-type="string">
            <text:p>bills</text:p>
          </table:table-cell>
          <table:table-cell table:number-columns-repeated="1022"/>
        </table:table-row>
        <table:table-row table:style-name="ro37">
          <table:table-cell office:value-type="string">
            <text:p>the target</text:p>
          </table:table-cell>
          <table:table-cell office:value-type="string">
            <text:p>das Ziel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ssuchen </text:p>
          </table:table-cell>
          <table:table-cell office:value-type="string">
            <text:p>to choose</text:p>
          </table:table-cell>
          <table:table-cell table:number-columns-repeated="1022"/>
        </table:table-row>
        <table:table-row table:style-name="ro37">
          <table:table-cell office:value-type="string">
            <text:p>auf ihre Eltern angewiesen</text:p>
          </table:table-cell>
          <table:table-cell office:value-type="string">
            <text:p>reliant/dependent on their parents</text:p>
          </table:table-cell>
          <table:table-cell table:number-columns-repeated="1022"/>
        </table:table-row>
        <table:table-row table:style-name="ro37">
          <table:table-cell office:value-type="string">
            <text:p>Angabe</text:p>
          </table:table-cell>
          <table:table-cell office:value-type="string">
            <text:p>specificati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heben </text:p>
          </table:table-cell>
          <table:table-cell office:value-type="string">
            <text:p>withdrawal</text:p>
          </table:table-cell>
          <table:table-cell table:number-columns-repeated="1022"/>
        </table:table-row>
        <table:table-row table:style-name="ro37">
          <table:table-cell office:value-type="string">
            <text:p>moniert </text:p>
          </table:table-cell>
          <table:table-cell office:value-type="string">
            <text:p>complain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treichung </text:p>
          </table:table-cell>
          <table:table-cell office:value-type="string">
            <text:p>cancelati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ie Heftigkeit </text:p>
          </table:table-cell>
          <table:table-cell office:value-type="string">
            <text:p>ferocity, agriothta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wägen </text:p>
          </table:table-cell>
          <table:table-cell office:value-type="string">
            <text:p>conside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m Vertrauen zu werben </text:p>
          </table:table-cell>
          <table:table-cell office:value-type="string">
            <text:p>to promote trus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Krebserregend </text:p>
          </table:table-cell>
          <table:table-cell office:value-type="string">
            <text:p>carcinogenic, karkinogenh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klagt </text:p>
          </table:table-cell>
          <table:table-cell office:value-type="string">
            <text:p>sued, mhnysa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ie Bezeichnung </text:p>
          </table:table-cell>
          <table:table-cell office:value-type="string">
            <text:p>the name</text:p>
          </table:table-cell>
          <table:table-cell table:number-columns-repeated="1022"/>
        </table:table-row>
        <table:table-row table:style-name="ro37">
          <table:table-cell office:value-type="string">
            <text:p>ablehnen</text:p>
          </table:table-cell>
          <table:table-cell office:value-type="string">
            <text:p>reject</text:p>
          </table:table-cell>
          <table:table-cell table:number-columns-repeated="1022"/>
        </table:table-row>
        <table:table-row table:style-name="ro37">
          <table:table-cell table:style-name="ce335" office:value-type="string">
            <text:p>begehen </text:p>
          </table:table-cell>
          <table:table-cell office:value-type="string">
            <text:p>commit, mach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ohne Absicht </text:p>
          </table:table-cell>
          <table:table-cell office:value-type="string">
            <text:p>unintentionally, xwris na to 8ele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fördert </text:p>
          </table:table-cell>
          <table:table-cell office:value-type="string">
            <text:p>promoted</text:p>
          </table:table-cell>
          <table:table-cell table:number-columns-repeated="1022"/>
        </table:table-row>
        <table:table-row table:style-name="ro37">
          <table:table-cell office:value-type="string">
            <text:p>auffallen</text:p>
          </table:table-cell>
          <table:table-cell office:value-type="string">
            <text:p>attrack attention, kerdizei thn prosoxh</text:p>
          </table:table-cell>
          <table:table-cell table:number-columns-repeated="1022"/>
        </table:table-row>
        <table:table-row table:style-name="ro37">
          <table:table-cell table:style-name="ce335" office:value-type="string">
            <text:p>erhebliche </text:p>
          </table:table-cell>
          <table:table-cell office:value-type="string">
            <text:p>substantial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i der Großübung in zwei Jahren </text:p>
          </table:table-cell>
          <table:table-cell office:value-type="string">
            <text:p>At the big exercise in two year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panzerte </text:p>
          </table:table-cell>
          <table:table-cell office:value-type="string">
            <text:p>armor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lastung </text:p>
          </table:table-cell>
          <table:table-cell office:value-type="string">
            <text:p>burden, fortio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stößt </text:p>
          </table:table-cell>
          <table:table-cell office:value-type="string">
            <text:p>reject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Wird betreut. </text:p>
          </table:table-cell>
          <table:table-cell office:value-type="string">
            <text:p>treated</text:p>
          </table:table-cell>
          <table:table-cell table:number-columns-repeated="1022"/>
        </table:table-row>
        <table:table-row table:style-name="ro37">
          <table:table-cell office:value-type="string">
            <text:p>the organ</text:p>
          </table:table-cell>
          <table:table-cell office:value-type="string">
            <text:p>das Organ</text:p>
          </table:table-cell>
          <table:table-cell table:number-columns-repeated="1022"/>
        </table:table-row>
        <table:table-row table:style-name="ro37">
          <table:table-cell office:value-type="string">
            <text:p>Betreuung</text:p>
          </table:table-cell>
          <table:table-cell office:value-type="string">
            <text:p>care, support</text:p>
          </table:table-cell>
          <table:table-cell table:number-columns-repeated="1022"/>
        </table:table-row>
        <table:table-row table:style-name="ro37">
          <table:table-cell office:value-type="string">
            <text:p>Verzicht</text:p>
          </table:table-cell>
          <table:table-cell office:value-type="string">
            <text:p>paraithsh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icksal </text:p>
          </table:table-cell>
          <table:table-cell office:value-type="string">
            <text:p>fat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teilung </text:p>
          </table:table-cell>
          <table:table-cell office:value-type="string">
            <text:p>distributi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enkbar </text:p>
          </table:table-cell>
          <table:table-cell office:value-type="string">
            <text:p>possibl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mit großer Härte </text:p>
          </table:table-cell>
          <table:table-cell office:value-type="string">
            <text:p>with great hardnes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eiterte 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er Zeugen </text:p>
          </table:table-cell>
          <table:table-cell office:value-type="string">
            <text:p>witnes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I want you to become a teacher. </text:p>
          </table:table-cell>
          <table:table-cell table:style-name="Default" office:value-type="string">
            <text:p>Ich möchte, dass du ein Lehrer wirst.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urückhaltung mahnen. </text:p>
          </table:table-cell>
          <table:table-cell office:value-type="string">
            <text:p>restraint</text:p>
          </table:table-cell>
          <table:table-cell table:number-columns-repeated="1022"/>
        </table:table-row>
        <table:table-row table:style-name="ro37">
          <table:table-cell table:style-name="ce335" office:value-type="string">
            <text:p>vorläufigen </text:p>
          </table:table-cell>
          <table:table-cell office:value-type="string">
            <text:p>preliminary</text:p>
          </table:table-cell>
          <table:table-cell table:number-columns-repeated="1022"/>
        </table:table-row>
        <table:table-row table:style-name="ro88">
          <table:table-cell table:style-name="ce337" office:value-type="string">
            <text:p>Vernachlässigung </text:p>
          </table:table-cell>
          <table:table-cell office:value-type="string">
            <text:p>neglec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gesetzt </text:p>
          </table:table-cell>
          <table:table-cell office:value-type="string">
            <text:p>discontinued</text:p>
          </table:table-cell>
          <table:table-cell table:number-columns-repeated="1022"/>
        </table:table-row>
        <table:table-row table:style-name="ro37">
          <table:table-cell office:value-type="string">
            <text:p>In the back of the garden</text:p>
          </table:table-cell>
          <table:table-cell office:value-type="string">
            <text:p>Hinten im Garten</text:p>
          </table:table-cell>
          <table:table-cell table:number-columns-repeated="1022"/>
        </table:table-row>
        <table:table-row table:style-name="ro37">
          <table:table-cell office:value-type="string">
            <text:p>erobert </text:p>
          </table:table-cell>
          <table:table-cell office:value-type="string">
            <text:p>conquered</text:p>
          </table:table-cell>
          <table:table-cell table:number-columns-repeated="1022"/>
        </table:table-row>
        <table:table-row table:style-name="ro37">
          <table:table-cell office:value-type="string">
            <text:p>Herausforderung</text:p>
          </table:table-cell>
          <table:table-cell office:value-type="string">
            <text:p>challenge</text:p>
          </table:table-cell>
          <table:table-cell table:number-columns-repeated="1022"/>
        </table:table-row>
        <table:table-row table:style-name="ro37">
          <table:table-cell office:value-type="string">
            <text:p>split</text:p>
          </table:table-cell>
          <table:table-cell office:value-type="string">
            <text:p>teilen</text:p>
          </table:table-cell>
          <table:table-cell table:number-columns-repeated="1022"/>
        </table:table-row>
        <table:table-row table:style-name="ro37">
          <table:table-cell office:value-type="string">
            <text:p>Schutz</text:p>
          </table:table-cell>
          <table:table-cell office:value-type="string">
            <text:p>protection</text:p>
          </table:table-cell>
          <table:table-cell table:number-columns-repeated="1022"/>
        </table:table-row>
        <table:table-row table:style-name="ro37">
          <table:table-cell office:value-type="string">
            <text:p>Schuld</text:p>
          </table:table-cell>
          <table:table-cell office:value-type="string">
            <text:p>fault</text:p>
          </table:table-cell>
          <table:table-cell table:number-columns-repeated="1022"/>
        </table:table-row>
        <table:table-row table:style-name="ro37">
          <table:table-cell office:value-type="string">
            <text:p>Fassung</text:p>
          </table:table-cell>
          <table:table-cell office:value-type="string">
            <text:p>version</text:p>
          </table:table-cell>
          <table:table-cell table:number-columns-repeated="1022"/>
        </table:table-row>
        <table:table-row table:style-name="ro37">
          <table:table-cell office:value-type="string">
            <text:p>section</text:p>
          </table:table-cell>
          <table:table-cell office:value-type="string">
            <text:p>Abteilung</text:p>
          </table:table-cell>
          <table:table-cell table:number-columns-repeated="1022"/>
        </table:table-row>
        <table:table-row table:style-name="ro37">
          <table:table-cell office:value-type="string">
            <text:p>der wechsel</text:p>
          </table:table-cell>
          <table:table-cell office:value-type="string">
            <text:p>the change</text:p>
          </table:table-cell>
          <table:table-cell table:number-columns-repeated="1022"/>
        </table:table-row>
        <table:table-row table:style-name="ro37">
          <table:table-cell office:value-type="string">
            <text:p>Im Augenblick</text:p>
          </table:table-cell>
          <table:table-cell office:value-type="string">
            <text:p>at the momen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e trains go every two hours. </text:p>
          </table:table-cell>
          <table:table-cell office:value-type="string">
            <text:p>Die Z<text:span text:style-name="T16">üge fahren alle zwei Stunden</text:span>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e highest site of the city. </text:p>
          </table:table-cell>
          <table:table-cell office:value-type="string">
            <text:p>Der h<text:span text:style-name="T16">öchste Ort der Stadt</text:span>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ngehöriger </text:p>
          </table:table-cell>
          <table:table-cell office:value-type="string">
            <text:p>membe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ngeblichen </text:p>
          </table:table-cell>
          <table:table-cell office:value-type="string">
            <text:p>alleg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tretbar </text:p>
          </table:table-cell>
          <table:table-cell office:value-type="string">
            <text:p>justifiabl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erheblich </text:p>
          </table:table-cell>
          <table:table-cell office:value-type="string">
            <text:p>irrelevan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paltete </text:p>
          </table:table-cell>
          <table:table-cell office:value-type="string">
            <text:p>split</text:p>
          </table:table-cell>
          <table:table-cell table:number-columns-repeated="1022"/>
        </table:table-row>
        <table:table-row table:style-name="ro37">
          <table:table-cell table:style-name="ce291" office:value-type="string">
            <text:p>reine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berührte </text:p>
          </table:table-cell>
          <table:table-cell office:value-type="string">
            <text:p>untouch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Hasen </text:p>
          </table:table-cell>
          <table:table-cell office:value-type="string">
            <text:p>rabbits</text:p>
          </table:table-cell>
          <table:table-cell table:number-columns-repeated="1022"/>
        </table:table-row>
        <table:table-row table:style-name="ro37">
          <table:table-cell table:style-name="ce334" office:value-type="string">
            <text:p>Mut </text:p>
          </table:table-cell>
          <table:table-cell office:value-type="string">
            <text:p>courag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schaffen </text:p>
          </table:table-cell>
          <table:table-cell office:value-type="string">
            <text:p>na katarghse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ntstehen </text:p>
          </table:table-cell>
          <table:table-cell office:value-type="string">
            <text:p>arise, creat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rücksichtlos </text:p>
          </table:table-cell>
          <table:table-cell office:value-type="string">
            <text:p>ruthless, adistakto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fgefallen </text:p>
          </table:table-cell>
          <table:table-cell office:value-type="string">
            <text:p>attrack attention, kerdizei thn prosoxh</text:p>
          </table:table-cell>
          <table:table-cell table:number-columns-repeated="1022"/>
        </table:table-row>
        <table:table-row table:style-name="ro113">
          <table:table-cell table:style-name="ce273" office:value-type="string">
            <text:p>Auch die beste Verfassung ist ohne den engagierten Einsatz der Bürgerinnen und Bürger für Freiheit, Demokratie und Rechtsstaatlichkeit gegenüber den Feinden letztlich wehrlos </text:p>
          </table:table-cell>
          <table:table-cell table:style-name="ce273" office:value-type="string">
            <text:p>Even without the commitment of citizens to freedom, democracy and the rule of law, the best constitution is ultimately defenseless against its enemies 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as Bekenntnis </text:p>
          </table:table-cell>
          <table:table-cell office:value-type="string">
            <text:p>exomologhsh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u nähen </text:p>
          </table:table-cell>
          <table:table-cell office:value-type="string">
            <text:p>na rave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borgenheit </text:p>
          </table:table-cell>
          <table:table-cell office:value-type="string">
            <text:p>securit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wegt </text:p>
          </table:table-cell>
          <table:table-cell office:value-type="string">
            <text:p>emotional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wanz </text:p>
          </table:table-cell>
          <table:table-cell office:value-type="string">
            <text:p>cock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nasche ich sehr gern </text:p>
          </table:table-cell>
          <table:table-cell office:value-type="string">
            <text:p>I like to snack</text:p>
          </table:table-cell>
          <table:table-cell table:number-columns-repeated="1022"/>
        </table:table-row>
        <table:table-row table:style-name="ro37">
          <table:table-cell table:style-name="ce335" office:value-type="string">
            <text:p>Mensa </text:p>
          </table:table-cell>
          <table:table-cell office:value-type="string">
            <text:p>canteen</text:p>
          </table:table-cell>
          <table:table-cell table:number-columns-repeated="1022"/>
        </table:table-row>
        <table:table-row table:style-name="ro37">
          <table:table-cell table:style-name="ce335" office:value-type="string">
            <text:p>irre </text:p>
          </table:table-cell>
          <table:table-cell office:value-type="string">
            <text:p>crazy, insan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lacht </text:p>
          </table:table-cell>
          <table:table-cell office:value-type="string">
            <text:p>battle</text:p>
          </table:table-cell>
          <table:table-cell table:number-columns-repeated="1022"/>
        </table:table-row>
        <table:table-row table:style-name="ro37">
          <table:table-cell table:style-name="ce335" office:value-type="string">
            <text:p>Abschied vom Leben </text:p>
          </table:table-cell>
          <table:table-cell office:value-type="string">
            <text:p>apoxeretw thn zwh</text:p>
          </table:table-cell>
          <table:table-cell table:number-columns-repeated="1022"/>
        </table:table-row>
        <table:table-row table:style-name="ro37">
          <table:table-cell office:value-type="string">
            <text:p>wir schwören auf dich</text:p>
          </table:table-cell>
          <table:table-cell table:style-name="ce273" office:value-type="string">
            <text:p>we swear on you 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Mobbing </text:p>
          </table:table-cell>
          <table:table-cell office:value-type="string">
            <text:p>ekfovismos</text:p>
          </table:table-cell>
          <table:table-cell table:number-columns-repeated="1022"/>
        </table:table-row>
        <table:table-row table:style-name="ro37">
          <table:table-cell office:value-type="string">
            <text:p>Schikanen</text:p>
          </table:table-cell>
          <table:table-cell office:value-type="string">
            <text:p>harrasmen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ntkommen </text:p>
          </table:table-cell>
          <table:table-cell office:value-type="string">
            <text:p>escap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leidigt </text:p>
          </table:table-cell>
          <table:table-cell office:value-type="string">
            <text:p>offend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Friedhöfen </text:p>
          </table:table-cell>
          <table:table-cell office:value-type="string">
            <text:p>cemetery</text:p>
          </table:table-cell>
          <table:table-cell table:number-columns-repeated="1022"/>
        </table:table-row>
        <table:table-row table:style-name="ro37">
          <table:table-cell office:value-type="string">
            <text:p>was soll das</text:p>
          </table:table-cell>
          <table:table-cell office:value-type="string">
            <text:p>what is the poin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Physics provides an explanation for some events. </text:p>
          </table:table-cell>
          <table:table-cell office:value-type="string">
            <text:p>Physik liefert eine Erkl<text:span text:style-name="T16">ärung für manche Ereignisse</text:span></text:p>
          </table:table-cell>
          <table:table-cell table:number-columns-repeated="1022"/>
        </table:table-row>
        <table:table-row table:style-name="ro37">
          <table:table-cell office:value-type="string">
            <text:p>wittert</text:p>
          </table:table-cell>
          <table:table-cell office:value-type="string">
            <text:p>suspects</text:p>
          </table:table-cell>
          <table:table-cell table:number-columns-repeated="1022"/>
        </table:table-row>
        <table:table-row table:style-name="ro37">
          <table:table-cell table:style-name="ce335" office:value-type="string">
            <text:p>lindern </text:p>
          </table:table-cell>
          <table:table-cell office:value-type="string">
            <text:p>alleviate</text:p>
          </table:table-cell>
          <table:table-cell table:number-columns-repeated="1022"/>
        </table:table-row>
        <table:table-row table:style-name="ro37">
          <table:table-cell table:style-name="ce335" office:value-type="string">
            <text:p>Andrang </text:p>
          </table:table-cell>
          <table:table-cell office:value-type="string">
            <text:p>rush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rg </text:p>
          </table:table-cell>
          <table:table-cell office:value-type="string">
            <text:p>ba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ordnung </text:p>
          </table:table-cell>
          <table:table-cell office:value-type="string">
            <text:p>regulation</text:p>
          </table:table-cell>
          <table:table-cell table:number-columns-repeated="1022"/>
        </table:table-row>
        <table:table-row table:style-name="ro37">
          <table:table-cell table:style-name="ce338" office:value-type="string">
            <text:p>erzeugen </text:p>
          </table:table-cell>
          <table:table-cell office:value-type="string">
            <text:p>produce</text:p>
          </table:table-cell>
          <table:table-cell table:number-columns-repeated="1022"/>
        </table:table-row>
        <table:table-row table:style-name="ro38">
          <table:table-cell office:value-type="string">
            <text:p>Die Medizin wirkt endlich.</text:p>
          </table:table-cell>
          <table:table-cell office:value-type="string">
            <text:p>the medicine is finally working</text:p>
            <text:p>The medicine works at las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stätigen </text:p>
          </table:table-cell>
          <table:table-cell office:value-type="string">
            <text:p>to confirm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I want you to become a teacher. </text:p>
          </table:table-cell>
          <table:table-cell table:style-name="Default" office:value-type="string">
            <text:p>Ich möchte, dass du ein Lehrer wirst.</text:p>
          </table:table-cell>
          <table:table-cell table:number-columns-repeated="1022"/>
        </table:table-row>
        <table:table-row table:style-name="ro37">
          <table:table-cell table:style-name="ce335" office:value-type="string">
            <text:p>zugänglich </text:p>
          </table:table-cell>
          <table:table-cell office:value-type="string">
            <text:p>accessibl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Inbegriff von Luxus. </text:p>
          </table:table-cell>
          <table:table-cell office:value-type="string">
            <text:p>Epitome of luxury.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er Ansturm </text:p>
          </table:table-cell>
          <table:table-cell office:value-type="string">
            <text:p>the rush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Du bist noch nicht dran.</text:p>
          </table:table-cell>
          <table:table-cell table:style-name="ce191" office:value-type="string">
            <text:p>It is not your turn yet</text:p>
          </table:table-cell>
          <table:table-cell table:number-columns-repeated="1022"/>
        </table:table-row>
        <table:table-row table:style-name="ro114">
          <table:table-cell table:style-name="ce273" office:value-type="string">
            <text:p>My mother always sets her coffee here. </text:p>
          </table:table-cell>
          <table:table-cell table:style-name="Default" office:value-type="string">
            <text:p>Meine Mutter <text:span text:style-name="T14">stellt</text:span> ihren </text:p>
            <text:p>Kaffee hier immer <text:span text:style-name="T14">ab</text:span>.</text:p>
          </table:table-cell>
          <table:table-cell table:style-name="ce342"/>
          <table:table-cell table:number-columns-repeated="1021"/>
        </table:table-row>
        <table:table-row table:style-name="ro37">
          <table:table-cell office:value-type="string">
            <text:p>We are putting the plates on the table.</text:p>
          </table:table-cell>
          <table:table-cell office:value-type="string">
            <text:p>Sir stellen die Teller auf den Tisch</text:p>
          </table:table-cell>
          <table:table-cell table:number-columns-repeated="1022"/>
        </table:table-row>
        <table:table-row table:style-name="ro37">
          <table:table-cell office:value-type="string">
            <text:p>Er ist bereit nach Kanada zu gehen.</text:p>
          </table:table-cell>
          <table:table-cell office:value-type="string">
            <text:p>he is ready to go to Canada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instellen </text:p>
          </table:table-cell>
          <table:table-cell office:value-type="string">
            <text:p>to hir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halten </text:p>
          </table:table-cell>
          <table:table-cell office:value-type="string">
            <text:p>to keep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You believe in the words of God. </text:p>
          </table:table-cell>
          <table:table-cell table:number-columns-repeated="1023"/>
        </table:table-row>
        <table:table-row table:style-name="ro37">
          <table:table-cell office:value-type="string">
            <text:p>Those are the newest victims</text:p>
          </table:table-cell>
          <table:table-cell office:value-type="string">
            <text:p>die sind die neuesten Opfe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Where is the tallest mountain of this island? </text:p>
          </table:table-cell>
          <table:table-cell office:value-type="string">
            <text:p>Wo ist der h<text:span text:style-name="T16">öchste Berg dieser Insel?</text:span>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uaranteed </text:p>
          </table:table-cell>
          <table:table-cell office:value-type="string">
            <text:p>gew<text:span text:style-name="T16">ährleistet</text:span>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Ich wurde so geboren. </text:p>
          </table:table-cell>
          <table:table-cell office:value-type="string">
            <text:p>I was born this wa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wisse </text:p>
          </table:table-cell>
          <table:table-cell office:value-type="string">
            <text:p>certai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sreichende </text:p>
          </table:table-cell>
          <table:table-cell office:value-type="string">
            <text:p>sufficient</text:p>
          </table:table-cell>
          <table:table-cell table:number-columns-repeated="1022"/>
        </table:table-row>
        <table:table-row table:style-name="ro37">
          <table:table-cell office:value-type="string">
            <text:p>Die Leistungen</text:p>
          </table:table-cell>
          <table:table-cell office:value-type="string">
            <text:p>the services, achievements, performance</text:p>
          </table:table-cell>
          <table:table-cell table:number-columns-repeated="1022"/>
        </table:table-row>
        <table:table-row table:style-name="ro37">
          <table:table-cell office:value-type="string">
            <text:p>die Ergebnisse</text:p>
          </table:table-cell>
          <table:table-cell office:value-type="string">
            <text:p>the results</text:p>
          </table:table-cell>
          <table:table-cell table:number-columns-repeated="1022"/>
        </table:table-row>
        <table:table-row table:style-name="ro37">
          <table:table-cell office:value-type="string">
            <text:p>die Ereignisse</text:p>
          </table:table-cell>
          <table:table-cell office:value-type="string">
            <text:p>the event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Deswegen gehört auch der Mut dazu </text:p>
          </table:table-cell>
          <table:table-cell table:style-name="ce273" office:value-type="string">
            <text:p>That's why courage is needed 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etabliert </text:p>
          </table:table-cell>
          <table:table-cell table:style-name="ce273" office:value-type="string">
            <text:p>established 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oes the university student know the professor? </text:p>
          </table:table-cell>
          <table:table-cell office:value-type="string">
            <text:p>kennt der Student den Professor?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e ladder is downstairs. </text:p>
          </table:table-cell>
          <table:table-cell office:value-type="string">
            <text:p>Die Leiter ist unt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My father is upstairs. </text:p>
          </table:table-cell>
          <table:table-cell office:value-type="string">
            <text:p>Mein Vater ist ob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Inside and outside </text:p>
          </table:table-cell>
          <table:table-cell office:value-type="string">
            <text:p>Innen und au<text:span text:style-name="T16">ßen</text:span></text:p>
          </table:table-cell>
          <table:table-cell table:number-columns-repeated="1022"/>
        </table:table-row>
        <table:table-row table:style-name="ro37">
          <table:table-cell office:value-type="string">
            <text:p>tuaschen</text:p>
          </table:table-cell>
          <table:table-cell office:value-type="string">
            <text:p>exchange, swap</text:p>
          </table:table-cell>
          <table:table-cell table:number-columns-repeated="1022"/>
        </table:table-row>
        <table:table-row table:style-name="ro37">
          <table:table-cell office:value-type="string">
            <text:p>ratschlag</text:p>
          </table:table-cell>
          <table:table-cell office:value-type="string">
            <text:p>advice</text:p>
          </table:table-cell>
          <table:table-cell table:number-columns-repeated="1022"/>
        </table:table-row>
        <table:table-row table:style-name="ro37">
          <table:table-cell office:value-type="string">
            <text:p>absichern</text:p>
          </table:table-cell>
          <table:table-cell office:value-type="string">
            <text:p>to protect</text:p>
          </table:table-cell>
          <table:table-cell table:number-columns-repeated="1022"/>
        </table:table-row>
        <table:table-row table:style-name="ro37">
          <table:table-cell table:style-name="ce335" office:value-type="string">
            <text:p>drängen </text:p>
          </table:table-cell>
          <table:table-cell office:value-type="string">
            <text:p>press</text:p>
          </table:table-cell>
          <table:table-cell table:number-columns-repeated="1022"/>
        </table:table-row>
        <table:table-row table:style-name="ro37">
          <table:table-cell table:style-name="ce335" office:value-type="string">
            <text:p>heikel </text:p>
          </table:table-cell>
          <table:table-cell office:value-type="string">
            <text:p>trick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hinter den Kulissen </text:p>
          </table:table-cell>
          <table:table-cell office:value-type="string">
            <text:p>backstage, paraskhniaka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howing </text:p>
          </table:table-cell>
          <table:table-cell office:value-type="string">
            <text:p>zeigen</text:p>
          </table:table-cell>
          <table:table-cell table:number-columns-repeated="1022"/>
        </table:table-row>
        <table:table-row table:style-name="ro47">
          <table:table-cell table:style-name="Default" office:value-type="string">
            <text:p>Folter </text:p>
          </table:table-cell>
          <table:table-cell office:value-type="string">
            <text:p>torture</text:p>
          </table:table-cell>
          <table:table-cell table:number-columns-repeated="1022"/>
        </table:table-row>
        <table:table-row table:style-name="ro47">
          <table:table-cell table:style-name="ce335" office:value-type="string">
            <text:p>angeklagte </text:p>
          </table:table-cell>
          <table:table-cell table:style-name="ce273" office:value-type="string">
            <text:p>accused 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erschreckend </text:p>
          </table:table-cell>
          <table:table-cell office:value-type="string">
            <text:p>frightining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dreckig </text:p>
          </table:table-cell>
          <table:table-cell office:value-type="string">
            <text:p>dirty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Verzweiflung </text:p>
          </table:table-cell>
          <table:table-cell office:value-type="string">
            <text:p>despair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Stein </text:p>
          </table:table-cell>
          <table:table-cell office:value-type="string">
            <text:p>stone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Angehörigen </text:p>
          </table:table-cell>
          <table:table-cell office:value-type="string">
            <text:p>relatives</text:p>
          </table:table-cell>
          <table:table-cell table:number-columns-repeated="1022"/>
        </table:table-row>
        <table:table-row table:style-name="ro47">
          <table:table-cell office:value-type="string">
            <text:p>ebenso</text:p>
          </table:table-cell>
          <table:table-cell office:value-type="string">
            <text:p>as well</text:p>
          </table:table-cell>
          <table:table-cell table:number-columns-repeated="1022"/>
        </table:table-row>
        <table:table-row table:style-name="ro47" table:number-rows-repeated="1047751">
          <table:table-cell table:number-columns-repeated="1024"/>
        </table:table-row>
        <table:table-row table:style-name="ro47">
          <table:table-cell table:number-columns-repeated="1024"/>
        </table:table-row>
        <table:named-expressions/>
      </table:table>
      <table:table table:name="Practise Endings" table:style-name="ta19" table:print="false">
        <office:forms form:automatic-focus="false" form:apply-design-mode="false"/>
        <table:table-column table:style-name="co60" table:default-cell-style-name="ce191"/>
        <table:table-column table:style-name="co66" table:default-cell-style-name="ce191"/>
        <table:table-row table:style-name="ro37">
          <table:table-cell table:style-name="ce153" office:value-type="string">
            <text:p>Sie hat ihm eine Uhr gegeben. </text:p>
          </table:table-cell>
          <table:table-cell/>
        </table:table-row>
        <table:table-row table:style-name="ro37">
          <table:table-cell office:value-type="string">
            <text:p>Ich habe keinen Durst gehabt</text:p>
          </table:table-cell>
          <table:table-cell/>
        </table:table-row>
        <table:table-row table:style-name="ro37">
          <table:table-cell office:value-type="string">
            <text:p>Ich bin jeden Tag zu deinem Haus gelaufen.</text:p>
          </table:table-cell>
          <table:table-cell/>
        </table:table-row>
        <table:table-row table:style-name="ro37">
          <table:table-cell office:value-type="string">
            <text:p>Es gab keinen Test.</text:p>
          </table:table-cell>
          <table:table-cell office:value-type="string">
            <text:p>There was no trial</text:p>
          </table:table-cell>
        </table:table-row>
        <table:table-row table:style-name="ro37">
          <table:table-cell office:value-type="string">
            <text:p>Die Geschichte von meinem Prozess</text:p>
          </table:table-cell>
          <table:table-cell office:value-type="string">
            <text:p>The story of my process</text:p>
          </table:table-cell>
        </table:table-row>
        <table:table-row table:style-name="ro37">
          <table:table-cell office:value-type="string">
            <text:p>Das ist das erste Formular</text:p>
          </table:table-cell>
          <table:table-cell office:value-type="string">
            <text:p>This is the first form</text:p>
          </table:table-cell>
        </table:table-row>
        <table:table-row table:style-name="ro37">
          <table:table-cell office:value-type="string">
            <text:p>Haben Sie ein Formular?</text:p>
          </table:table-cell>
          <table:table-cell office:value-type="string">
            <text:p>Do you have a form?</text:p>
          </table:table-cell>
        </table:table-row>
        <table:table-row table:style-name="ro37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37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</table:table-row>
        <table:table-row table:style-name="ro37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37">
          <table:table-cell office:value-type="string">
            <text:p>We would have found it out from her</text:p>
          </table:table-cell>
          <table:table-cell office:value-type="string">
            <text:p>Wir hätten es von ihr erfahren</text:p>
          </table:table-cell>
        </table:table-row>
        <table:table-row table:style-name="ro37">
          <table:table-cell table:style-name="ce153" office:value-type="string">
            <text:p>Ich habe dir nicht vergeben. </text:p>
          </table:table-cell>
          <table:table-cell office:value-type="string">
            <text:p>I have not forgiven you</text:p>
          </table:table-cell>
        </table:table-row>
        <table:table-row table:style-name="ro37">
          <table:table-cell office:value-type="string">
            <text:p>Das alte Buch wird auch heute noch genutzt.</text:p>
          </table:table-cell>
          <table:table-cell office:value-type="string">
            <text:p>The old book is still used today</text:p>
          </table:table-cell>
        </table:table-row>
        <table:table-row table:style-name="ro37">
          <table:table-cell office:value-type="string">
            <text:p>We had to walk the dog</text:p>
          </table:table-cell>
          <table:table-cell office:value-type="string">
            <text:p>Wir mussten mit dem Hund spazieren gehen</text:p>
          </table:table-cell>
        </table:table-row>
        <table:table-row table:style-name="ro37">
          <table:table-cell office:value-type="string">
            <text:p>The cats slept the whole day</text:p>
          </table:table-cell>
          <table:table-cell office:value-type="string">
            <text:p>Die Katzen schliefen den ganzen Tag</text:p>
          </table:table-cell>
        </table:table-row>
        <table:table-row table:style-name="ro38">
          <table:table-cell table:style-name="ce153" office:value-type="string">
            <text:p>We travel through time with a time machine</text:p>
            <text:p/>
          </table:table-cell>
          <table:table-cell office:value-type="string">
            <text:p>Wir reisen mit einer Zeitmaschine durch die Zeit</text:p>
          </table:table-cell>
        </table:table-row>
        <table:table-row table:style-name="ro37">
          <table:table-cell office:value-type="string">
            <text:p>from an egg</text:p>
          </table:table-cell>
          <table:table-cell office:value-type="string">
            <text:p>Aus einem Ei</text:p>
          </table:table-cell>
        </table:table-row>
        <table:table-row table:style-name="ro37">
          <table:table-cell table:style-name="ce153" office:value-type="string">
            <text:p>That is the gentleman from the restaurant. </text:p>
          </table:table-cell>
          <table:table-cell table:style-name="ce153" office:value-type="string">
            <text:p>Das ist der Herr aus dem Restaurant. </text:p>
          </table:table-cell>
        </table:table-row>
        <table:table-row table:style-name="ro37">
          <table:table-cell office:value-type="string">
            <text:p>Den Frauen geben sie waser</text:p>
          </table:table-cell>
          <table:table-cell office:value-type="string">
            <text:p>They are giving water to the women</text:p>
          </table:table-cell>
        </table:table-row>
        <table:table-row table:style-name="ro37">
          <table:table-cell office:value-type="string">
            <text:p>Ich zeige einem Kind meinen Schuh</text:p>
          </table:table-cell>
          <table:table-cell office:value-type="string">
            <text:p>I show my shoe to a kid</text:p>
          </table:table-cell>
        </table:table-row>
        <table:table-row table:style-name="ro37">
          <table:table-cell office:value-type="string">
            <text:p>Ich gebe einer Frau einen Hut</text:p>
          </table:table-cell>
          <table:table-cell office:value-type="string">
            <text:p>I give a hat to a woman</text:p>
          </table:table-cell>
        </table:table-row>
        <table:table-row table:style-name="ro37">
          <table:table-cell office:value-type="string">
            <text:p>Sie zeigt den M:annern die Stadt</text:p>
          </table:table-cell>
          <table:table-cell office:value-type="string">
            <text:p>She shows the city to the men</text:p>
          </table:table-cell>
        </table:table-row>
        <table:table-row table:style-name="ro37">
          <table:table-cell office:value-type="string">
            <text:p>What are you telling the father</text:p>
          </table:table-cell>
          <table:table-cell office:value-type="string">
            <text:p>was sagst du dem Vater?</text:p>
          </table:table-cell>
        </table:table-row>
        <table:table-row table:style-name="ro38">
          <table:table-cell table:style-name="ce153" office:value-type="string">
            <text:p>Instead, the poorest of the poor in </text:p>
            <text:p>Essen are fighting over a piece of bread.</text:p>
          </table:table-cell>
          <table:table-cell table:style-name="ce153" office:value-type="string">
            <text:p>Stattdessen streiten sich in Essen die Ärmsten </text:p>
            <text:p>Der Armen um ein Stück Brot</text:p>
          </table:table-cell>
        </table:table-row>
        <table:table-row table:style-name="ro38">
          <table:table-cell office:value-type="string">
            <text:p>Die Kollegen setzen die Anzeige für mich in die Zeitung.</text:p>
          </table:table-cell>
          <table:table-cell table:style-name="ce153" office:value-type="string">
            <text:p>The coworkers are putting the advertisement </text:p>
            <text:p>Into the newspaper for me</text:p>
          </table:table-cell>
        </table:table-row>
        <table:table-row table:style-name="ro37">
          <table:table-cell office:value-type="string">
            <text:p>interessiert ihr euch fur Blumen?</text:p>
          </table:table-cell>
          <table:table-cell table:style-name="ce153" office:value-type="string">
            <text:p>Are you interested in flowers? </text:p>
          </table:table-cell>
        </table:table-row>
        <table:table-row table:style-name="ro37">
          <table:table-cell office:value-type="string">
            <text:p>Was wird ihn dazu bewegen ?</text:p>
          </table:table-cell>
          <table:table-cell office:value-type="string">
            <text:p>What will make him do that?</text:p>
          </table:table-cell>
        </table:table-row>
        <table:table-row table:style-name="ro37">
          <table:table-cell office:value-type="string">
            <text:p>ch habe die h<text:span text:style-name="T7">öhere Zahl.</text:span></text:p>
          </table:table-cell>
          <table:table-cell office:value-type="string">
            <text:p>I have the higher number</text:p>
          </table:table-cell>
        </table:table-row>
        <table:table-row table:style-name="ro37">
          <table:table-cell office:value-type="string">
            <text:p>Wir trinken eine weitere Tasse Kaffee.</text:p>
          </table:table-cell>
          <table:table-cell office:value-type="string">
            <text:p>We are drinking another cup of coffee.</text:p>
          </table:table-cell>
        </table:table-row>
        <table:table-row table:style-name="ro37">
          <table:table-cell office:value-type="string">
            <text:p>Do you have another bathroom ?</text:p>
          </table:table-cell>
          <table:table-cell office:value-type="string">
            <text:p>Hast du ein weitereres Bad?</text:p>
          </table:table-cell>
        </table:table-row>
        <table:table-row table:style-name="ro37">
          <table:table-cell office:value-type="string">
            <text:p>He is using the open doors</text:p>
          </table:table-cell>
          <table:table-cell office:value-type="string">
            <text:p>Er verwendet die offenen T:uren</text:p>
          </table:table-cell>
        </table:table-row>
        <table:table-row table:style-name="ro37">
          <table:table-cell office:value-type="string">
            <text:p>Er erfährt was sie über ihn denken</text:p>
          </table:table-cell>
          <table:table-cell office:value-type="string">
            <text:p>He learns what they're thinking of him.</text:p>
          </table:table-cell>
        </table:table-row>
        <table:table-row table:style-name="ro37">
          <table:table-cell office:value-type="string">
            <text:p>We are giving you advice.</text:p>
          </table:table-cell>
          <table:table-cell office:value-type="string">
            <text:p>Wir geben dir einen Rat.</text:p>
          </table:table-cell>
        </table:table-row>
        <table:table-row table:style-name="ro37">
          <table:table-cell office:value-type="string">
            <text:p>We leave the animals with the organization</text:p>
          </table:table-cell>
          <table:table-cell office:value-type="string">
            <text:p>Wir lassen die Tiere bei der Organisation</text:p>
          </table:table-cell>
        </table:table-row>
        <table:table-row table:style-name="ro37">
          <table:table-cell table:style-name="ce153" office:value-type="string">
            <text:p>That is the cheese that I always buy. </text:p>
          </table:table-cell>
          <table:table-cell table:style-name="ce153" office:value-type="string">
            <text:p>Das ist der Käse, den ich immer kaufe.</text:p>
          </table:table-cell>
        </table:table-row>
        <table:table-row table:style-name="ro37">
          <table:table-cell office:value-type="string">
            <text:p>These are good features</text:p>
          </table:table-cell>
          <table:table-cell table:style-name="ce271" office:value-type="string">
            <text:p>Dies<text:span text:style-name="T7"> sind gute Merkmale.</text:span></text:p>
          </table:table-cell>
        </table:table-row>
        <table:table-row table:style-name="ro37">
          <table:table-cell office:value-type="string">
            <text:p>Haben Sie eine bessere Person?</text:p>
          </table:table-cell>
          <table:table-cell table:style-name="ce153" office:value-type="string">
            <text:p>Do you have a better person? </text:p>
          </table:table-cell>
        </table:table-row>
        <table:table-row table:style-name="ro37">
          <table:table-cell office:value-type="string">
            <text:p>Du hast eine gute Zitrone.</text:p>
          </table:table-cell>
          <table:table-cell office:value-type="string">
            <text:p>You have a good lemon</text:p>
          </table:table-cell>
        </table:table-row>
        <table:table-row table:style-name="ro37">
          <table:table-cell office:value-type="string">
            <text:p>Where is the good restaurant?</text:p>
          </table:table-cell>
          <table:table-cell office:value-type="string">
            <text:p>Wo ist das gute Restaurant?</text:p>
          </table:table-cell>
        </table:table-row>
        <table:table-row table:style-name="ro37">
          <table:table-cell office:value-type="string">
            <text:p>Better houses have windows</text:p>
          </table:table-cell>
          <table:table-cell office:value-type="string">
            <text:p>Bessere Häuser haben Fenster</text:p>
          </table:table-cell>
        </table:table-row>
        <table:table-row table:style-name="ro37">
          <table:table-cell office:value-type="string">
            <text:p>Duo 's best friend is a duck</text:p>
          </table:table-cell>
          <table:table-cell table:style-name="ce271" office:value-type="string">
            <text:p>Duos beste Freundin ist eine Ente</text:p>
          </table:table-cell>
        </table:table-row>
        <table:table-row table:style-name="ro37">
          <table:table-cell office:value-type="string">
            <text:p>He is the better man</text:p>
          </table:table-cell>
          <table:table-cell office:value-type="string">
            <text:p>Er ist der bessere Mann</text:p>
          </table:table-cell>
        </table:table-row>
        <table:table-row table:style-name="ro37">
          <table:table-cell office:value-type="string">
            <text:p>Das ist der Mann, <text:span text:style-name="T6">dem</text:span><text:span text:style-name="T7"> ich </text:span><text:span text:style-name="T7">geholfen habe.</text:span></text:p>
          </table:table-cell>
          <table:table-cell office:value-type="string">
            <text:p>This is the man i helped</text:p>
          </table:table-cell>
        </table:table-row>
        <table:table-row table:style-name="ro38">
          <table:table-cell office:value-type="string">
            <text:p>The mice which you gave cheese to are gray.</text:p>
          </table:table-cell>
          <table:table-cell office:value-type="string">
            <text:p>Die Mäuse , denen du Käse gegeben hast, sind grau</text:p>
          </table:table-cell>
        </table:table-row>
        <table:table-row table:style-name="ro37">
          <table:table-cell office:value-type="string">
            <text:p>The houses that we live in are olld</text:p>
          </table:table-cell>
          <table:table-cell office:value-type="string">
            <text:p>Die Häuser, in denen wir wohnen, sind alt.</text:p>
          </table:table-cell>
        </table:table-row>
        <table:table-row table:style-name="ro37">
          <table:table-cell office:value-type="string">
            <text:p>The village I live in is small</text:p>
          </table:table-cell>
          <table:table-cell office:value-type="string">
            <text:p>Das Dorf, in dem ich wohne, ist klein</text:p>
          </table:table-cell>
        </table:table-row>
        <table:table-row table:style-name="ro37">
          <table:table-cell office:value-type="string">
            <text:p>We are giving you advice</text:p>
          </table:table-cell>
          <table:table-cell office:value-type="string">
            <text:p>Wir geben dir Rat</text:p>
          </table:table-cell>
        </table:table-row>
        <table:table-row table:style-name="ro37">
          <table:table-cell office:value-type="string">
            <text:p>Whose interests are we serving ?</text:p>
          </table:table-cell>
          <table:table-cell office:value-type="string">
            <text:p>Wessen Interessen vertreten wir?</text:p>
          </table:table-cell>
        </table:table-row>
        <table:table-row table:style-name="ro37">
          <table:table-cell office:value-type="string">
            <text:p>Sie wird ihren Schmuck sichern.</text:p>
          </table:table-cell>
          <table:table-cell office:value-type="string">
            <text:p>She will secure her jewelry.</text:p>
          </table:table-cell>
        </table:table-row>
        <table:table-row table:style-name="ro37">
          <table:table-cell office:value-type="string">
            <text:p>Architects will make these cities bigger</text:p>
          </table:table-cell>
          <table:table-cell office:value-type="string">
            <text:p>Architekten werden diese St<text:span text:style-name="T11">ädte </text:span><text:span text:style-name="T11">erweitern</text:span></text:p>
          </table:table-cell>
        </table:table-row>
        <table:table-row table:style-name="ro37">
          <table:table-cell office:value-type="string">
            <text:p>Mich hat sie auch nie gemocht</text:p>
          </table:table-cell>
          <table:table-cell office:value-type="string">
            <text:p>She never liked me either</text:p>
          </table:table-cell>
        </table:table-row>
        <table:table-row table:style-name="ro37">
          <table:table-cell office:value-type="string">
            <text:p>They are communicating the number to him</text:p>
          </table:table-cell>
          <table:table-cell office:value-type="string">
            <text:p>Sie vermitteln ihm die Zahl</text:p>
          </table:table-cell>
        </table:table-row>
        <table:table-row table:style-name="ro35">
          <table:table-cell table:style-name="ce67" office:value-type="string">
            <text:p><text:s/>Er ist ein anderer Freund von mir</text:p>
          </table:table-cell>
          <table:table-cell table:style-name="ce345" office:value-type="string">
            <text:p>That is another friend of mine </text:p>
          </table:table-cell>
        </table:table-row>
        <table:table-row table:style-name="ro37">
          <table:table-cell office:value-type="string">
            <text:p>The free cities</text:p>
          </table:table-cell>
          <table:table-cell office:value-type="string">
            <text:p>Die freien Städte</text:p>
          </table:table-cell>
        </table:table-row>
        <table:table-row table:style-name="ro37">
          <table:table-cell office:value-type="string">
            <text:p>The former train station still stands today</text:p>
          </table:table-cell>
          <table:table-cell office:value-type="string">
            <text:p>Der ehemalige Bahnhof steht heute noch</text:p>
          </table:table-cell>
        </table:table-row>
        <table:table-row table:style-name="ro37">
          <table:table-cell office:value-type="string">
            <text:p>What are personal data?</text:p>
          </table:table-cell>
          <table:table-cell office:value-type="string">
            <text:p>Was Sind pers<text:span text:style-name="T11">önlich Daten?</text:span></text:p>
          </table:table-cell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11">öglichen Werkzeuge sind </text:span><text:span text:style-name="T11">dort</text:span></text:p>
          </table:table-cell>
        </table:table-row>
        <table:table-row table:style-name="ro37">
          <table:table-cell office:value-type="string">
            <text:p>He sat down next to that chair</text:p>
          </table:table-cell>
          <table:table-cell office:value-type="string">
            <text:p>Er setzte sich neben diesen Stuhl</text:p>
          </table:table-cell>
        </table:table-row>
        <table:table-row table:style-name="ro35">
          <table:table-cell table:style-name="ce344" office:value-type="string">
            <text:p><text:s/>mit den Stiften </text:p>
          </table:table-cell>
          <table:table-cell office:value-type="string">
            <text:p>with the pens</text:p>
          </table:table-cell>
        </table:table-row>
        <table:table-row table:style-name="ro47" table:number-rows-repeated="2">
          <table:table-cell table:number-columns-repeated="2"/>
        </table:table-row>
        <table:table-row table:style-name="ro37">
          <table:table-cell table:style-name="ce153" office:value-type="string">
            <text:p>Dennoch </text:p>
          </table:table-cell>
          <table:table-cell office:value-type="string">
            <text:p>yet, still, nevertheless</text:p>
          </table:table-cell>
        </table:table-row>
        <table:table-row table:style-name="ro37">
          <table:table-cell office:value-type="string">
            <text:p>trotzdem</text:p>
          </table:table-cell>
          <table:table-cell office:value-type="string">
            <text:p>Nevertheless, anyway</text:p>
          </table:table-cell>
        </table:table-row>
        <table:table-row table:style-name="ro37">
          <table:table-cell office:value-type="string">
            <text:p>jedoch</text:p>
          </table:table-cell>
          <table:table-cell office:value-type="string">
            <text:p>however</text:p>
          </table:table-cell>
        </table:table-row>
        <table:table-row table:style-name="ro37">
          <table:table-cell office:value-type="string">
            <text:p>allerdings</text:p>
          </table:table-cell>
          <table:table-cell office:value-type="string">
            <text:p>However, indeed, certainly</text:p>
          </table:table-cell>
        </table:table-row>
        <table:table-row table:style-name="ro37">
          <table:table-cell office:value-type="string">
            <text:p>tatsächlich</text:p>
          </table:table-cell>
          <table:table-cell office:value-type="string">
            <text:p>indeed, actually</text:p>
          </table:table-cell>
        </table:table-row>
        <table:table-row table:style-name="ro37">
          <table:table-cell office:value-type="string">
            <text:p>eigentlich</text:p>
          </table:table-cell>
          <table:table-cell office:value-type="string">
            <text:p>actually</text:p>
          </table:table-cell>
        </table:table-row>
        <table:table-row table:style-name="ro37">
          <table:table-cell office:value-type="string">
            <text:p>zwar</text:p>
          </table:table-cell>
          <table:table-cell office:value-type="string">
            <text:p>though, indeed</text:p>
          </table:table-cell>
        </table:table-row>
        <table:table-row table:style-name="ro37">
          <table:table-cell office:value-type="string">
            <text:p>übrigens </text:p>
          </table:table-cell>
          <table:table-cell office:value-type="string">
            <text:p>by the way</text:p>
          </table:table-cell>
        </table:table-row>
        <table:table-row table:style-name="ro37">
          <table:table-cell office:value-type="string">
            <text:p>und zwar</text:p>
          </table:table-cell>
          <table:table-cell office:value-type="string">
            <text:p>in fact</text:p>
          </table:table-cell>
        </table:table-row>
        <table:table-row table:style-name="ro37">
          <table:table-cell office:value-type="string">
            <text:p>zusätzliche</text:p>
          </table:table-cell>
          <table:table-cell office:value-type="string">
            <text:p>additional</text:p>
          </table:table-cell>
        </table:table-row>
        <table:table-row table:style-name="ro37">
          <table:table-cell office:value-type="string">
            <text:p>sogar</text:p>
          </table:table-cell>
          <table:table-cell office:value-type="string">
            <text:p>even</text:p>
          </table:table-cell>
        </table:table-row>
        <table:table-row table:style-name="ro37">
          <table:table-cell office:value-type="string">
            <text:p>Ferner</text:p>
          </table:table-cell>
          <table:table-cell office:value-type="string">
            <text:p>Further</text:p>
          </table:table-cell>
        </table:table-row>
        <table:table-row table:style-name="ro47">
          <table:table-cell table:number-columns-repeated="2"/>
        </table:table-row>
        <table:table-row table:style-name="ro37">
          <table:table-cell table:style-name="ce273" office:value-type="string">
            <text:p>India has many ancient traditions. </text:p>
          </table:table-cell>
          <table:table-cell office:value-type="string">
            <text:p>Indien hat viele alte Traditionen</text:p>
          </table:table-cell>
        </table:table-row>
        <table:table-row table:style-name="ro37">
          <table:table-cell table:style-name="ce273" office:value-type="string">
            <text:p>Russia is a big country. </text:p>
          </table:table-cell>
          <table:table-cell office:value-type="string">
            <text:p>Russland ist ein grosses Land</text:p>
          </table:table-cell>
        </table:table-row>
        <table:table-row table:style-name="ro37">
          <table:table-cell table:style-name="ce273" office:value-type="string">
            <text:p>Duo flies to China by plane. </text:p>
          </table:table-cell>
          <table:table-cell office:value-type="string">
            <text:p>Duo fliegt im Flugzeug nach China</text:p>
          </table:table-cell>
        </table:table-row>
        <table:table-row table:style-name="ro37">
          <table:table-cell office:value-type="string">
            <text:p>Hiermit m<text:span text:style-name="T16">öchte ich bezahlen</text:span></text:p>
          </table:table-cell>
          <table:table-cell office:value-type="string">
            <text:p>I would like to pay with this</text:p>
          </table:table-cell>
        </table:table-row>
        <table:table-row table:style-name="ro37">
          <table:table-cell office:value-type="string">
            <text:p>weiterin</text:p>
          </table:table-cell>
          <table:table-cell office:value-type="string">
            <text:p>continue</text:p>
          </table:table-cell>
        </table:table-row>
        <table:table-row table:style-name="ro37">
          <table:table-cell office:value-type="string">
            <text:p>hingegen</text:p>
          </table:table-cell>
          <table:table-cell office:value-type="string">
            <text:p>on the other hand</text:p>
          </table:table-cell>
        </table:table-row>
        <table:table-row table:style-name="ro37">
          <table:table-cell office:value-type="string">
            <text:p>Finally they have him </text:p>
          </table:table-cell>
          <table:table-cell office:value-type="string">
            <text:p>Schliesslich haben sie ihn</text:p>
          </table:table-cell>
        </table:table-row>
        <table:table-row table:style-name="ro37">
          <table:table-cell office:value-type="string">
            <text:p>My program was just modified</text:p>
          </table:table-cell>
          <table:table-cell office:value-type="string">
            <text:p>Mein Programm wurde <text:span text:style-name="T14">soeben </text:span><text:span text:style-name="T21">ge</text:span><text:span text:style-name="T22">ändert</text:span></text:p>
          </table:table-cell>
        </table:table-row>
        <table:table-row table:style-name="ro37">
          <table:table-cell office:value-type="string">
            <text:p>More on this another time</text:p>
          </table:table-cell>
          <table:table-cell office:value-type="string">
            <text:p>Hierzu mehr ein anderes Mal</text:p>
          </table:table-cell>
        </table:table-row>
        <table:table-row table:style-name="ro37">
          <table:table-cell office:value-type="string">
            <text:p>he goes swimming as well</text:p>
          </table:table-cell>
          <table:table-cell office:value-type="string">
            <text:p>er geht ebenfalls schwimming</text:p>
          </table:table-cell>
        </table:table-row>
        <table:table-row table:style-name="ro37">
          <table:table-cell office:value-type="string">
            <text:p>In particularly</text:p>
          </table:table-cell>
          <table:table-cell office:value-type="string">
            <text:p>insbesondere</text:p>
          </table:table-cell>
        </table:table-row>
        <table:table-row table:style-name="ro37">
          <table:table-cell office:value-type="string">
            <text:p>Duo's best friend is a duck</text:p>
          </table:table-cell>
          <table:table-cell office:value-type="string">
            <text:p>Der Beste Freund von Duo ist eine Ente</text:p>
          </table:table-cell>
        </table:table-row>
        <table:table-row table:style-name="ro38">
          <table:table-cell table:style-name="ce273" office:value-type="string">
            <text:p>English has become an international language. </text:p>
          </table:table-cell>
          <table:table-cell office:value-type="string">
            <text:p>Englisch ist eine internationale Sprache geworden</text:p>
          </table:table-cell>
        </table:table-row>
        <table:table-row table:style-name="ro37">
          <table:table-cell table:style-name="ce273" office:value-type="string">
            <text:p>Tourism is of importance today. </text:p>
          </table:table-cell>
          <table:table-cell office:value-type="string">
            <text:p>Heute ist der Tourismous von Bedeutung</text:p>
          </table:table-cell>
        </table:table-row>
        <table:table-row table:style-name="ro37">
          <table:table-cell table:style-name="ce273" office:value-type="string">
            <text:p>She is about to go. </text:p>
          </table:table-cell>
          <table:table-cell office:value-type="string">
            <text:p>Sie ist im Begriff zu gehen</text:p>
          </table:table-cell>
        </table:table-row>
        <table:table-row table:style-name="ro90">
          <table:table-cell table:style-name="ce273" office:value-type="string">
            <text:p>Die Teilnehmer bekommen sowohl das Grundeinkommen ????  ihr Gehalt. </text:p>
          </table:table-cell>
          <table:table-cell office:value-type="string">
            <text:p>als auch</text:p>
          </table:table-cell>
        </table:table-row>
        <table:table-row table:style-name="ro90">
          <table:table-cell table:style-name="ce273" office:value-type="string">
            <text:p>Das System ist nicht nur in Deutschland, ????  in Finnland sehr bürokratisch. </text:p>
          </table:table-cell>
          <table:table-cell office:value-type="string">
            <text:p>sondern auch</text:p>
          </table:table-cell>
        </table:table-row>
        <table:table-row table:style-name="ro37">
          <table:table-cell table:style-name="ce273" office:value-type="string">
            <text:p>Ich finde das Experiment ???? gut noch schlecht. </text:p>
          </table:table-cell>
          <table:table-cell office:value-type="string">
            <text:p>weder</text:p>
          </table:table-cell>
        </table:table-row>
        <table:table-row table:style-name="ro90">
          <table:table-cell table:style-name="ce273" office:value-type="string">
            <text:p>Ich möchte ??? mehr Geld verdienen oder mir eine neue Arbeit suchen. </text:p>
          </table:table-cell>
          <table:table-cell office:value-type="string">
            <text:p>entweder</text:p>
          </table:table-cell>
        </table:table-row>
        <table:table-row table:style-name="ro90">
          <table:table-cell table:style-name="ce273" office:value-type="string">
            <text:p>Freudenberg liegt (1) Westen Deutschlands, etwa 80 Kilometer östlich </text:p>
          </table:table-cell>
          <table:table-cell office:value-type="string">
            <text:p>im</text:p>
          </table:table-cell>
        </table:table-row>
        <table:table-row table:style-name="ro37">
          <table:table-cell table:style-name="ce273" office:value-type="string">
            <text:p>, etwa 80 Kilometer östlich (2) Köln. </text:p>
          </table:table-cell>
          <table:table-cell office:value-type="string">
            <text:p>von</text:p>
          </table:table-cell>
        </table:table-row>
        <table:table-row table:style-name="ro90">
          <table:table-cell table:style-name="ce273" office:value-type="string">
            <text:p>(3) der Aussichtsplattform hat man einen tollen Blick (4) das kleine Städtchen. </text:p>
          </table:table-cell>
          <table:table-cell office:value-type="string">
            <text:p>Von, auf</text:p>
          </table:table-cell>
        </table:table-row>
        <table:table-row table:style-name="ro94">
          <table:table-cell table:style-name="ce273" office:value-type="string">
            <text:p>Auf Instagram kann man (5) dem Hashtag #Freudenberg Fotos sehen. Viele Touristen kommen täglich (6) Freudenberg, um hier den Blick zu genießen </text:p>
          </table:table-cell>
          <table:table-cell office:value-type="string">
            <text:p>unter, nach</text:p>
          </table:table-cell>
        </table:table-row>
        <table:table-row table:style-name="ro94">
          <table:table-cell table:style-name="ce273" office:value-type="string">
            <text:p>Einige Besucher bleiben nicht lange (7) der Stadt, sondern fahren bald weiter. Die Stadt will für die Besucher einiges angenehmer machen: sollen. </text:p>
          </table:table-cell>
          <table:table-cell office:value-type="string">
            <text:p>in</text:p>
          </table:table-cell>
        </table:table-row>
        <table:table-row table:style-name="ro90">
          <table:table-cell table:style-name="ce273" office:value-type="string">
            <text:p>(8) der Treppe sollen Parkplätze zur Aussichtsplattform gebaut werden. </text:p>
          </table:table-cell>
          <table:table-cell office:value-type="string">
            <text:p>An</text:p>
          </table:table-cell>
        </table:table-row>
        <table:table-row table:style-name="ro38">
          <table:table-cell office:value-type="string">
            <text:p>??? ??? 33 Jahren unseres Bestehens </text:p>
            <text:p>Standen wir mit 50 Auschwitz-Überlebenden</text:p>
          </table:table-cell>
          <table:table-cell office:value-type="string">
            <text:p>In den</text:p>
          </table:table-cell>
        </table:table-row>
        <table:table-row table:style-name="ro37">
          <table:table-cell office:value-type="string">
            <text:p>Der Papiermüll <text:span text:style-name="T14">gehört</text:span> in d?? blau?? Tonne.</text:p>
          </table:table-cell>
          <table:table-cell office:value-type="string">
            <text:p>die, blaue</text:p>
          </table:table-cell>
        </table:table-row>
        <table:table-row table:style-name="ro37">
          <table:table-cell table:style-name="ce273" office:value-type="string">
            <text:p>Der Plastikmüll sollte in d?? gelb?? Mülltonne landen. </text:p>
          </table:table-cell>
          <table:table-cell office:value-type="string">
            <text:p>der, gelben</text:p>
          </table:table-cell>
        </table:table-row>
        <table:table-row table:style-name="ro90">
          <table:table-cell table:style-name="ce273" office:value-type="string">
            <text:p> Die Industrie verarbeitet zu viele verschiedenen Plastikarten in ein?? Produkt. </text:p>
          </table:table-cell>
          <table:table-cell office:value-type="string">
            <text:p>einem</text:p>
          </table:table-cell>
        </table:table-row>
        <table:table-row table:style-name="ro90">
          <table:table-cell table:style-name="ce273" office:value-type="string">
            <text:p> Was nicht in Deutschland recycelt wird, wird oft in ausländisch?? Anlagen verbrannt. </text:p>
          </table:table-cell>
          <table:table-cell office:value-type="string">
            <text:p>ausl<text:span text:style-name="T16">ändischen</text:span></text:p>
          </table:table-cell>
        </table:table-row>
        <table:table-row table:style-name="ro90">
          <table:table-cell table:style-name="ce273" office:value-type="string">
            <text:p> In viel?? arm?? Ländern gibt es keine sicheren Verbrennungsanlagen. </text:p>
          </table:table-cell>
          <table:table-cell office:value-type="string">
            <text:p>vielen, armen</text:p>
          </table:table-cell>
        </table:table-row>
        <table:table-row table:style-name="ro38">
          <table:table-cell office:value-type="string">
            <text:p><text:s/>Es muss etwas getan werden, </text:p>
            <text:p>dass nicht mehr so viel Müll ??? Meer endet!</text:p>
          </table:table-cell>
          <table:table-cell office:value-type="string">
            <text:p>im</text:p>
          </table:table-cell>
        </table:table-row>
        <table:table-row table:style-name="ro42">
          <table:table-cell office:value-type="string">
            <text:p>In Malaysia wird in d?? Nähe von Wohngebieten</text:p>
            <text:p><text:s/>Müll verbrannt, </text:p>
            <text:p>Was für die Anwohner sehr schädlich ist.</text:p>
          </table:table-cell>
          <table:table-cell office:value-type="string">
            <text:p>der</text:p>
          </table:table-cell>
        </table:table-row>
        <table:table-row table:style-name="ro90">
          <table:table-cell table:style-name="ce273" office:value-type="string">
            <text:p>Die Plastiktüte gehört nicht in dies?? Mülltonne, sondern in die daneben. </text:p>
          </table:table-cell>
          <table:table-cell office:value-type="string">
            <text:p>diese</text:p>
          </table:table-cell>
        </table:table-row>
        <table:table-row table:style-name="ro37">
          <table:table-cell office:value-type="string">
            <text:p>Scheidung,</text:p>
          </table:table-cell>
          <table:table-cell office:value-type="string">
            <text:p>divorce</text:p>
          </table:table-cell>
        </table:table-row>
        <table:table-row table:style-name="ro37">
          <table:table-cell office:value-type="string">
            <text:p>Verhältnisse</text:p>
          </table:table-cell>
          <table:table-cell office:value-type="string">
            <text:p>conditions</text:p>
          </table:table-cell>
        </table:table-row>
        <table:table-row table:style-name="ro90">
          <table:table-cell table:style-name="ce273" office:value-type="string">
            <text:p>Herr Dimpker ist Schuldnerberater. Verschuldete Menschen kommen zu ??? in die Beratung. </text:p>
          </table:table-cell>
          <table:table-cell office:value-type="string">
            <text:p>ihm </text:p>
          </table:table-cell>
        </table:table-row>
        <table:table-row table:style-name="ro90">
          <table:table-cell table:style-name="ce273" office:value-type="string">
            <text:p>Manche Schuldner wollten gar nicht in die Beratung. Die Familie hat ??? dazu gedrängt. </text:p>
          </table:table-cell>
          <table:table-cell office:value-type="string">
            <text:p>sie</text:p>
          </table:table-cell>
        </table:table-row>
        <table:table-row table:style-name="ro38">
          <table:table-cell office:value-type="string">
            <text:p>Andere gehen freiwillig in Dimpkers Beratung. </text:p>
            <text:p>Sie bitten ??? um Hilfe.</text:p>
          </table:table-cell>
          <table:table-cell office:value-type="string">
            <text:p>ihn</text:p>
          </table:table-cell>
        </table:table-row>
        <table:table-row table:style-name="ro38">
          <table:table-cell office:value-type="string">
            <text:p>Viele Menschen erzählen niemandem von ihren Schulden. </text:p>
            <text:p>Es ist ???? peinlich.</text:p>
          </table:table-cell>
          <table:table-cell office:value-type="string">
            <text:p>ihnen</text:p>
          </table:table-cell>
        </table:table-row>
        <table:table-row table:style-name="ro42">
          <table:table-cell office:value-type="string">
            <text:p>Damit die anderen nichts merken, verkaufen sie </text:p>
            <text:p>das Auto nicht. Sie behalten ???? und </text:p>
            <text:p>Bezahlen stattdessen keine Miete.</text:p>
          </table:table-cell>
          <table:table-cell office:value-type="string">
            <text:p>es</text:p>
          </table:table-cell>
        </table:table-row>
        <table:table-row table:style-name="ro38">
          <table:table-cell office:value-type="string">
            <text:p>Die Schuldner kennen die Problematik. </text:p>
            <text:p>Trotzdem wollen sie sich nicht mit ???? auseinandersetzen.</text:p>
          </table:table-cell>
          <table:table-cell office:value-type="string">
            <text:p>ihr</text:p>
          </table:table-cell>
        </table:table-row>
        <table:table-row table:style-name="ro90">
          <table:table-cell table:style-name="ce273" office:value-type="string">
            <text:p>In ihrem Wahlprogramm stellt die Partei (politisch) ihre Ziele ausführlich vor. </text:p>
          </table:table-cell>
          <table:table-cell office:value-type="string">
            <text:p>politischen</text:p>
          </table:table-cell>
        </table:table-row>
        <table:table-row table:style-name="ro37">
          <table:table-cell office:value-type="string">
            <text:p>On May 26, 2019, many have</text:p>
          </table:table-cell>
          <table:table-cell office:value-type="string">
            <text:p><text:s/>Am 26. Mai 2019 haben viele </text:p>
          </table:table-cell>
        </table:table-row>
        <table:table-row table:style-name="ro38">
          <table:table-cell office:value-type="string">
            <text:p><text:s/>Ist das Wahlrecht ab 18 Jahren sinnvoll </text:p>
            <text:p>Oder sind Jugendliche schon früher (wahlfähig)?</text:p>
          </table:table-cell>
          <table:table-cell table:style-name="ce273" office:value-type="string">
            <text:p>wahlfähig </text:p>
          </table:table-cell>
        </table:table-row>
        <table:table-row table:style-name="ro38">
          <table:table-cell office:value-type="string">
            <text:p>Menschen, die in ihrer Freizeit (ehrenamtlich)</text:p>
            <text:p>Arbeit leisten, tun viel Gutes für die Gesellschaft.</text:p>
          </table:table-cell>
          <table:table-cell office:value-type="string">
            <text:p>ehrenamtliche</text:p>
          </table:table-cell>
        </table:table-row>
        <table:table-row table:style-name="ro90">
          <table:table-cell table:style-name="ce273" office:value-type="string">
            <text:p>(psychisch)Probleme können dazu führen, dass jemand immer müde und traurig ist </text:p>
          </table:table-cell>
          <table:table-cell office:value-type="string">
            <text:p>Psychische</text:p>
          </table:table-cell>
        </table:table-row>
        <table:table-row table:style-name="ro90">
          <table:table-cell table:style-name="ce273" office:value-type="string">
            <text:p>Vor hundert Jahren gab es nur wenige Frauen, die in der Politik eine (zentral) Rolle spielten. </text:p>
          </table:table-cell>
          <table:table-cell office:value-type="string">
            <text:p>zentrale</text:p>
          </table:table-cell>
        </table:table-row>
        <table:table-row table:style-name="ro90">
          <table:table-cell table:style-name="ce273" office:value-type="string">
            <text:p>Menschen, die in ihrem Beruf viel (geistig) Arbeit leisten, sitzen oft den ganzen Tag am Schreibtisch und bewegen sich zu wenig. </text:p>
          </table:table-cell>
          <table:table-cell office:value-type="string">
            <text:p>geistige</text:p>
          </table:table-cell>
        </table:table-row>
        <table:table-row table:style-name="ro42">
          <table:table-cell office:value-type="string">
            <text:p>Menschen, die in ihrem Beruf viel (geistig) Arbeit leisten, sitzen oft den ganzen Tag am Schreibtisch und bewegen sich zu wenig. </text:p>
          </table:table-cell>
          <table:table-cell/>
        </table:table-row>
        <table:table-row table:style-name="ro38">
          <table:table-cell office:value-type="string">
            <text:p>Seit dem 1. Januar 2018 müssen Beiträge </text:p>
            <text:p>In sozialen Netzwerken gelöscht werden</text:p>
          </table:table-cell>
          <table:table-cell/>
        </table:table-row>
        <table:table-row table:style-name="ro65">
          <table:table-cell table:style-name="ce273" office:value-type="string">
            <text:p>We are talking about the grandfather. </text:p>
          </table:table-cell>
          <table:table-cell office:value-type="string">
            <text:p>Wir sprechen vom Großvater.</text:p>
            <text:p>Wir sprechen <text:span text:style-name="T16">über den Grossvater</text:span></text:p>
          </table:table-cell>
        </table:table-row>
        <table:table-row table:style-name="ro47">
          <table:table-cell table:style-name="ce273" office:value-type="string">
            <text:p>He holds the diseases responsible. </text:p>
          </table:table-cell>
          <table:table-cell office:value-type="string">
            <text:p>Er macht the diseases responsible</text:p>
          </table:table-cell>
        </table:table-row>
        <table:table-row table:style-name="ro47">
          <table:table-cell table:style-name="Default" table:number-columns-repeated="2"/>
        </table:table-row>
        <table:table-row table:style-name="ro47" table:number-rows-repeated="1048447">
          <table:table-cell table:number-columns-repeated="2"/>
        </table:table-row>
        <table:table-row table:style-name="ro47">
          <table:table-cell table:number-columns-repeated="2"/>
        </table:table-row>
        <table:named-expressions/>
      </table:table>
      <table:table table:name="links" table:style-name="ta18" table:print="false">
        <office:forms form:automatic-focus="false" form:apply-design-mode="false"/>
        <table:table-column table:style-name="co55" table:default-cell-style-name="ce153"/>
        <table:table-column table:style-name="co56" table:default-cell-style-name="Default"/>
        <table:table-column table:style-name="co57" table:default-cell-style-name="Default"/>
        <table:table-column table:style-name="co6" table:number-columns-repeated="1021" table:default-cell-style-name="Default"/>
        <table:table-row table:style-name="ro21">
          <table:table-cell table:style-name="ce198" office:value-type="string" table:number-columns-spanned="2" table:number-rows-spanned="1">
            <text:p>http://www.spiegel.de/wissenschaft/natur/jetstream-und-arktis-wie-die-kaeltewelle-zur-erderwaermung-passen-koennte-a-1186767.html</text:p>
          </table:table-cell>
          <table:covered-table-cell table:style-name="ce198"/>
          <table:table-cell table:number-columns-repeated="1022"/>
        </table:table-row>
        <table:table-row table:style-name="ro37">
          <table:table-cell office:value-type="string">
            <text:p>Erwärmung </text:p>
          </table:table-cell>
          <table:table-cell office:value-type="string">
            <text:p>warming</text:p>
          </table:table-cell>
          <table:table-cell table:number-columns-repeated="1022"/>
        </table:table-row>
        <table:table-row table:style-name="ro37">
          <table:table-cell office:value-type="string">
            <text:p>vereinbar </text:p>
          </table:table-cell>
          <table:table-cell office:value-type="string">
            <text:p>combatible</text:p>
          </table:table-cell>
          <table:table-cell table:number-columns-repeated="1022"/>
        </table:table-row>
        <table:table-row table:style-name="ro37">
          <table:table-cell office:value-type="string">
            <text:p>Zusammenhang 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ortschreiten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rasant</text:p>
          </table:table-cell>
          <table:table-cell office:value-type="string">
            <text:p>fast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nachrichtenleicht.de/filme-und-buecher-2017.2045.de.html?dram:article_id=407476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mit Absicht </text:p>
          </table:table-cell>
          <table:table-cell office:value-type="string">
            <text:p>on purpose</text:p>
          </table:table-cell>
          <table:table-cell table:number-columns-repeated="1022"/>
        </table:table-row>
        <table:table-row table:style-name="ro37">
          <table:table-cell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7">
          <table:table-cell office:value-type="string">
            <text:p>Einfach unverbesserlich </text:p>
          </table:table-cell>
          <table:table-cell office:value-type="string">
            <text:p>Απλά αδιόρθωτος</text:p>
          </table:table-cell>
          <table:table-cell table:number-columns-repeated="1022"/>
        </table:table-row>
        <table:table-row table:style-name="ro37">
          <table:table-cell office:value-type="string">
            <text:p>aussterben </text:p>
          </table:table-cell>
          <table:table-cell office:value-type="string">
            <text:p>die out/έχουν εκλείψει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0" office:value-type="string" table:number-columns-spanned="2" table:number-rows-spanned="1">
            <text:p><text:span text:style-name="T17"><text:a xlink:href="http://www.spiegel.de/wirtschaft/unternehmen/banker-in-frankfurt-veraengstlicht-demotiviert-gut-bezahlt-a-1186876.html">http://www.spiegel.de/wirtschaft/unternehmen/banker-in-frankfurt-veraengstlicht-demotiviert-gut-bezahlt-a-1186876.html</text:a></text:span></text:p>
          </table:table-cell>
          <table:covered-table-cell table:style-name="ce200"/>
          <table:table-cell table:number-columns-repeated="1022"/>
        </table:table-row>
        <table:table-row table:style-name="ro37">
          <table:table-cell table:style-name="ce157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mmer noch ein</text:p>
          </table:table-cell>
          <table:table-cell office:value-type="string">
            <text:p>still one</text:p>
          </table:table-cell>
          <table:table-cell table:number-columns-repeated="1022"/>
        </table:table-row>
        <table:table-row table:style-name="ro37">
          <table:table-cell office:value-type="string">
            <text:p>Bankenbranche </text:p>
          </table:table-cell>
          <table:table-cell office:value-type="string">
            <text:p>banking industry</text:p>
          </table:table-cell>
          <table:table-cell table:number-columns-repeated="1022"/>
        </table:table-row>
        <table:table-row table:style-name="ro37">
          <table:table-cell office:value-type="string">
            <text:p>gelitten </text:p>
          </table:table-cell>
          <table:table-cell office:value-type="string">
            <text:p>suff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or allem </text:p>
          </table:table-cell>
          <table:table-cell office:value-type="string">
            <text:p>especiall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schäftige </text:p>
          </table:table-cell>
          <table:table-cell office:value-type="string">
            <text:p>employees</text:p>
          </table:table-cell>
          <table:table-cell table:number-columns-repeated="1022"/>
        </table:table-row>
        <table:table-row table:style-name="ro37">
          <table:table-cell office:value-type="string">
            <text:p>Das Einzige </text:p>
          </table:table-cell>
          <table:table-cell office:value-type="string">
            <text:p>the on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türme</text:p>
          </table:table-cell>
          <table:table-cell office:value-type="string">
            <text:p>towers</text:p>
          </table:table-cell>
          <table:table-cell table:number-columns-repeated="1022"/>
        </table:table-row>
        <table:table-row table:style-name="ro37">
          <table:table-cell office:value-type="string">
            <text:p>entfernt </text:p>
          </table:table-cell>
          <table:table-cell office:value-type="string">
            <text:p>away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lohnen sich </text:p>
          </table:table-cell>
          <table:table-cell office:value-type="string">
            <text:p>Are worthwile</text:p>
          </table:table-cell>
          <table:table-cell table:number-columns-repeated="1022"/>
        </table:table-row>
        <table:table-row table:style-name="ro37">
          <table:table-cell office:value-type="string">
            <text:p>Gehälter </text:p>
          </table:table-cell>
          <table:table-cell office:value-type="string">
            <text:p>wages</text:p>
          </table:table-cell>
          <table:table-cell table:number-columns-repeated="1022"/>
        </table:table-row>
        <table:table-row table:style-name="ro37">
          <table:table-cell office:value-type="string">
            <text:p>miterlebt </text:p>
          </table:table-cell>
          <table:table-cell office:value-type="string">
            <text:p>witnes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genießt</text:p>
          </table:table-cell>
          <table:table-cell office:value-type="string">
            <text:p>enjoy</text:p>
          </table:table-cell>
          <table:table-cell table:number-columns-repeated="1022"/>
        </table:table-row>
        <table:table-row table:style-name="ro37">
          <table:table-cell office:value-type="string">
            <text:p>Den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7">
          <table:table-cell office:value-type="string">
            <text:p>Schnitt </text:p>
          </table:table-cell>
          <table:table-cell office:value-type="string">
            <text:p>cut</text:p>
          </table:table-cell>
          <table:table-cell table:number-columns-repeated="1022"/>
        </table:table-row>
        <table:table-row table:style-name="ro37">
          <table:table-cell office:value-type="string">
            <text:p>erstarrt </text:p>
          </table:table-cell>
          <table:table-cell office:value-type="string">
            <text:p>petrified, frozen</text:p>
          </table:table-cell>
          <table:table-cell table:number-columns-repeated="1022"/>
        </table:table-row>
        <table:table-row table:style-name="ro37">
          <table:table-cell office:value-type="string">
            <text:p>stetig </text:p>
          </table:table-cell>
          <table:table-cell office:value-type="string">
            <text:p>stead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leichterung </text:p>
          </table:table-cell>
          <table:table-cell office:value-type="string">
            <text:p>relief</text:p>
          </table:table-cell>
          <table:table-cell table:number-columns-repeated="1022"/>
        </table:table-row>
        <table:table-row table:style-name="ro37">
          <table:table-cell office:value-type="string">
            <text:p>Fortsetzung </text:p>
          </table:table-cell>
          <table:table-cell office:value-type="string">
            <text:p>continuation</text:p>
          </table:table-cell>
          <table:table-cell table:number-columns-repeated="1022"/>
        </table:table-row>
        <table:table-row table:style-name="ro37">
          <table:table-cell office:value-type="string">
            <text:p>breiten Bogen </text:p>
          </table:table-cell>
          <table:table-cell office:value-type="string">
            <text:p>wide arch</text:p>
          </table:table-cell>
          <table:table-cell table:number-columns-repeated="1022"/>
        </table:table-row>
        <table:table-row table:style-name="ro37">
          <table:table-cell office:value-type="string">
            <text:p>Aufnahme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7">
          <table:table-cell office:value-type="string">
            <text:p>tiefgehenden </text:p>
          </table:table-cell>
          <table:table-cell office:value-type="string">
            <text:p>deep</text:p>
          </table:table-cell>
          <table:table-cell table:number-columns-repeated="1022"/>
        </table:table-row>
        <table:table-row table:style-name="ro37">
          <table:table-cell office:value-type="string">
            <text:p>ernsthaften </text:p>
          </table:table-cell>
          <table:table-cell office:value-type="string">
            <text:p>serious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office:value-type="string">
            <text:p>Aufbruch </text:p>
          </table:table-cell>
          <table:table-cell office:value-type="string">
            <text:p>start</text:p>
          </table:table-cell>
          <table:table-cell table:number-columns-repeated="1022"/>
        </table:table-row>
        <table:table-row table:style-name="ro37">
          <table:table-cell office:value-type="string">
            <text:p>ist mir nicht bange </text:p>
          </table:table-cell>
          <table:table-cell office:value-type="string">
            <text:p>i am not afraid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politik/deutschland/cdu-csu-und-spd-einigen-sich-bei-groko-sondierung-die-laengste-nacht-a-1187496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Geschafft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indr<text:span text:style-name="T7">ücke aus der Nacht</text:span></text:p>
          </table:table-cell>
          <table:table-cell office:value-type="string">
            <text:p>impressions from the night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dw.com/de/in-der-mensa/a-40145546?maca=de-DKnewsletter_dif_de-2197-html-newsletter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In der Mensa</text:p>
          </table:table-cell>
          <table:table-cell office:value-type="string">
            <text:p>στην καφετέρια</text:p>
          </table:table-cell>
          <table:table-cell table:number-columns-repeated="1022"/>
        </table:table-row>
        <table:table-row table:style-name="ro37">
          <table:table-cell office:value-type="string">
            <text:p>entstanden </text:p>
          </table:table-cell>
          <table:table-cell office:value-type="string">
            <text:p>προέκυψε</text:p>
          </table:table-cell>
          <table:table-cell table:number-columns-repeated="1022"/>
        </table:table-row>
        <table:table-row table:style-name="ro37">
          <table:table-cell office:value-type="string">
            <text:p>niedrig </text:p>
          </table:table-cell>
          <table:table-cell office:value-type="string">
            <text:p>χαμηλός</text:p>
          </table:table-cell>
          <table:table-cell table:number-columns-repeated="1022"/>
        </table:table-row>
        <table:table-row table:style-name="ro37">
          <table:table-cell office:value-type="string">
            <text:p>zu zweit ist </text:p>
          </table:table-cell>
          <table:table-cell office:value-type="string">
            <text:p>να είσαι ζευγάρι</text:p>
          </table:table-cell>
          <table:table-cell table:number-columns-repeated="1022"/>
        </table:table-row>
        <table:table-row table:style-name="ro37">
          <table:table-cell office:value-type="string">
            <text:p>ansonsten </text:p>
          </table:table-cell>
          <table:table-cell office:value-type="string">
            <text:p>αλλιώς</text:p>
          </table:table-cell>
          <table:table-cell table:number-columns-repeated="1022"/>
        </table:table-row>
        <table:table-row table:style-name="ro37">
          <table:table-cell office:value-type="string">
            <text:p>eher </text:p>
          </table:table-cell>
          <table:table-cell office:value-type="string">
            <text:p>περισσότερο/rather</text:p>
          </table:table-cell>
          <table:table-cell table:number-columns-repeated="1022"/>
        </table:table-row>
        <table:table-row table:style-name="ro37">
          <table:table-cell office:value-type="string">
            <text:p>vitaminarm </text:p>
          </table:table-cell>
          <table:table-cell office:value-type="string">
            <text:p>vitamin poor</text:p>
          </table:table-cell>
          <table:table-cell table:number-columns-repeated="1022"/>
        </table:table-row>
        <table:table-row table:style-name="ro37">
          <table:table-cell office:value-type="string">
            <text:p>solche Gerichte </text:p>
          </table:table-cell>
          <table:table-cell office:value-type="string">
            <text:p>such dishes</text:p>
          </table:table-cell>
          <table:table-cell table:number-columns-repeated="1022"/>
        </table:table-row>
        <table:table-row table:style-name="ro37">
          <table:table-cell office:value-type="string">
            <text:p>mindestens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office:value-type="string">
            <text:p>verwendet </text:p>
          </table:table-cell>
          <table:table-cell office:value-type="string">
            <text:p>used</text:p>
          </table:table-cell>
          <table:table-cell table:number-columns-repeated="1022"/>
        </table:table-row>
        <table:table-row table:style-name="ro37">
          <table:table-cell office:value-type="string">
            <text:p>sogar </text:p>
          </table:table-cell>
          <table:table-cell office:value-type="string">
            <text:p>even</text:p>
          </table:table-cell>
          <table:table-cell table:number-columns-repeated="1022"/>
        </table:table-row>
        <table:table-row table:style-name="ro37">
          <table:table-cell office:value-type="string">
            <text:p>ernähren </text:p>
          </table:table-cell>
          <table:table-cell office:value-type="string">
            <text:p>feed</text:p>
          </table:table-cell>
          <table:table-cell table:number-columns-repeated="1022"/>
        </table:table-row>
        <table:table-row table:style-name="ro37">
          <table:table-cell office:value-type="string">
            <text:p>Kommen...zurecht 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irgendeiner </text:p>
          </table:table-cell>
          <table:table-cell office:value-type="string">
            <text:p>anyon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ueddeutsche.de/kultur/was-ist-heimat-heimat-ist-wenn-sich-das-wlan-automatisch-verbindet-1.3836110</text:p>
          </table:table-cell>
          <table:covered-table-cell table:style-name="ce196"/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http://harry.dw.com/bf/home?0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Harry wird vom Blitz getroffen </text:p>
          </table:table-cell>
          <table:table-cell table:style-name="ce153" office:value-type="string">
            <text:p>Harry gets struck by lightning. 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1" office:value-type="string" table:number-columns-spanned="2" table:number-rows-spanned="1">
            <text:p>http://www.spiegel.de/politik/ausland/eu-gipfel-angela-merkel-fordert-polen-und-ungarn-heraus-a-1195021.html</text:p>
          </table:table-cell>
          <table:covered-table-cell table:style-name="ce201"/>
          <table:table-cell table:style-name="ce206" table:number-columns-repeated="1022"/>
        </table:table-row>
        <table:table-row table:style-name="ro37">
          <table:table-cell table:style-name="Default" office:value-type="string">
            <text:p>erwartet</text:p>
          </table:table-cell>
          <table:table-cell office:value-type="string">
            <text:p>expected</text:p>
          </table:table-cell>
          <table:table-cell office:value-type="string">
            <text:p>erwartet expected expected erwartet</text:p>
          </table:table-cell>
          <table:table-cell table:number-columns-repeated="1021"/>
        </table:table-row>
        <table:table-row table:style-name="ro37">
          <table:table-cell table:style-name="ce157" office:value-type="string">
            <text:p>Entsprechend </text:p>
          </table:table-cell>
          <table:table-cell office:value-type="string">
            <text:p>corresponding, accordingly</text:p>
          </table:table-cell>
          <table:table-cell table:number-columns-repeated="1022"/>
        </table:table-row>
        <table:table-row table:style-name="ro37">
          <table:table-cell office:value-type="string">
            <text:p>völlig offen </text:p>
          </table:table-cell>
          <table:table-cell office:value-type="string">
            <text:p>completelly open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lebenundlernen/uni/deutschland-warum-unis-sexuelle-uebergriffe-und-mobbing-beguenstigen-a-1188769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hatte.. gefreut</text:p>
          </table:table-cell>
          <table:table-cell office:value-type="string">
            <text:p>looking forward</text:p>
          </table:table-cell>
          <table:table-cell table:number-columns-repeated="1022"/>
        </table:table-row>
        <table:table-row table:style-name="ro37">
          <table:table-cell office:value-type="string">
            <text:p>Betreuer </text:p>
          </table:table-cell>
          <table:table-cell office:value-type="string">
            <text:p>supervisor</text:p>
          </table:table-cell>
          <table:table-cell table:number-columns-repeated="1022"/>
        </table:table-row>
        <table:table-row table:style-name="ro37">
          <table:table-cell office:value-type="string">
            <text:p>Begegnung </text:p>
          </table:table-cell>
          <table:table-cell office:value-type="string">
            <text:p>encounter</text:p>
          </table:table-cell>
          <table:table-cell table:number-columns-repeated="1022"/>
        </table:table-row>
        <table:table-row table:style-name="ro37">
          <table:table-cell office:value-type="string">
            <text:p>hässlich </text:p>
          </table:table-cell>
          <table:table-cell office:value-type="string">
            <text:p>ungly</text:p>
          </table:table-cell>
          <table:table-cell table:number-columns-repeated="1022"/>
        </table:table-row>
        <table:table-row table:style-name="ro37">
          <table:table-cell office:value-type="string">
            <text:p>Erlebnisse </text:p>
          </table:table-cell>
          <table:table-cell office:value-type="string">
            <text:p>adventures</text:p>
          </table:table-cell>
          <table:table-cell table:number-columns-repeated="1022"/>
        </table:table-row>
        <table:table-row table:style-name="ro37">
          <table:table-cell office:value-type="string">
            <text:p>ausnutzen </text:p>
          </table:table-cell>
          <table:table-cell office:value-type="string">
            <text:p>exploit</text:p>
          </table:table-cell>
          <table:table-cell table:number-columns-repeated="1022"/>
        </table:table-row>
        <table:table-row table:style-name="ro37">
          <table:table-cell office:value-type="string">
            <text:p>störte sich </text:p>
          </table:table-cell>
          <table:table-cell office:value-type="string">
            <text:p>disturbed</text:p>
          </table:table-cell>
          <table:table-cell table:number-columns-repeated="1022"/>
        </table:table-row>
        <table:table-row table:style-name="ro37">
          <table:table-cell office:value-type="string">
            <text:p>Studienleistungen </text:p>
          </table:table-cell>
          <table:table-cell office:value-type="string">
            <text:p>coursework</text:p>
          </table:table-cell>
          <table:table-cell table:number-columns-repeated="1022"/>
        </table:table-row>
        <table:table-row table:style-name="ro37">
          <table:table-cell office:value-type="string">
            <text:p>Schlag </text:p>
          </table:table-cell>
          <table:table-cell office:value-type="string">
            <text:p>slap, sfaliara</text:p>
          </table:table-cell>
          <table:table-cell table:number-columns-repeated="1022"/>
        </table:table-row>
        <table:table-row table:style-name="ro37">
          <table:table-cell office:value-type="string">
            <text:p>Grufti-Szene </text:p>
          </table:table-cell>
          <table:table-cell office:value-type="string">
            <text:p>Goth scene</text:p>
          </table:table-cell>
          <table:table-cell table:number-columns-repeated="1022"/>
        </table:table-row>
        <table:table-row table:style-name="ro37">
          <table:table-cell office:value-type="string">
            <text:p>unterschiedlich </text:p>
          </table:table-cell>
          <table:table-cell office:value-type="string">
            <text:p>different</text:p>
          </table:table-cell>
          <table:table-cell table:number-columns-repeated="1022"/>
        </table:table-row>
        <table:table-row table:style-name="ro37">
          <table:table-cell office:value-type="string">
            <text:p>verschiedenen </text:p>
          </table:table-cell>
          <table:table-cell office:value-type="string">
            <text:p>various, different</text:p>
          </table:table-cell>
          <table:table-cell table:number-columns-repeated="1022"/>
        </table:table-row>
        <table:table-row table:style-name="ro37">
          <table:table-cell office:value-type="string">
            <text:p>Betroffene </text:p>
          </table:table-cell>
          <table:table-cell office:value-type="string">
            <text:p>affected people</text:p>
          </table:table-cell>
          <table:table-cell table:number-columns-repeated="1022"/>
        </table:table-row>
        <table:table-row table:style-name="ro37">
          <table:table-cell office:value-type="string">
            <text:p>Beratungsangebote </text:p>
          </table:table-cell>
          <table:table-cell office:value-type="string">
            <text:p>counceling service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Wer erfährt von meinem Gespräch?</text:p>
          </table:table-cell>
          <table:table-cell office:value-type="string">
            <text:p>who learns from my conversation?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traulich </text:p>
          </table:table-cell>
          <table:table-cell office:value-type="string">
            <text:p>confidential</text:p>
          </table:table-cell>
          <table:table-cell table:number-columns-repeated="1022"/>
        </table:table-row>
        <table:table-row table:style-name="ro37">
          <table:table-cell office:value-type="string">
            <text:p>Einzelfall 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37">
          <table:table-cell office:value-type="string">
            <text:p>Umsetzung </text:p>
          </table:table-cell>
          <table:table-cell office:value-type="string">
            <text:p>implementation</text:p>
          </table:table-cell>
          <table:table-cell table:number-columns-repeated="1022"/>
        </table:table-row>
        <table:table-row table:style-name="ro37">
          <table:table-cell office:value-type="string">
            <text:p>Übergriff </text:p>
          </table:table-cell>
          <table:table-cell office:value-type="string">
            <text:p>attac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fürchten </text:p>
          </table:table-cell>
          <table:table-cell office:value-type="string">
            <text:p>to fea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office:value-type="string">
            <text:p>Anzeige 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37">
          <table:table-cell office:value-type="string">
            <text:p>unstrittig </text:p>
          </table:table-cell>
          <table:table-cell office:value-type="string">
            <text:p>indisput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rundsätzlich </text:p>
          </table:table-cell>
          <table:table-cell office:value-type="string">
            <text:p>in princip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7">
          <table:table-cell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7">
          <table:table-cell office:value-type="string">
            <text:p>Einschätzung </text:p>
          </table:table-cell>
          <table:table-cell office:value-type="string">
            <text:p>assesment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offenbar </text:p>
          </table:table-cell>
          <table:table-cell office:value-type="string">
            <text:p>apparently</text:p>
          </table:table-cell>
          <table:table-cell table:number-columns-repeated="1022"/>
        </table:table-row>
        <table:table-row table:style-name="ro37">
          <table:table-cell office:value-type="string">
            <text:p>zumindest </text:p>
          </table:table-cell>
          <table:table-cell office:value-type="string">
            <text:p>at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fahr </text:p>
          </table:table-cell>
          <table:table-cell office:value-type="string">
            <text:p>danger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Wolke </text:p>
          </table:table-cell>
          <table:table-cell office:value-type="string">
            <text:p>cloud</text:p>
          </table:table-cell>
          <table:table-cell table:number-columns-repeated="1022"/>
        </table:table-row>
        <table:table-row table:style-name="ro37">
          <table:table-cell office:value-type="string">
            <text:p>unterirdische 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der Anlage</text:p>
          </table:table-cell>
          <table:table-cell office:value-type="string">
            <text:p>the plan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räftige</text:p>
          </table:table-cell>
          <table:table-cell office:value-type="string">
            <text:p>powerful</text:p>
          </table:table-cell>
          <table:table-cell table:number-columns-repeated="1022"/>
        </table:table-row>
        <table:table-row table:style-name="ro37">
          <table:table-cell office:value-type="string">
            <text:p>abzusagen </text:p>
          </table:table-cell>
          <table:table-cell office:value-type="string">
            <text:p>to cancel</text:p>
          </table:table-cell>
          <table:table-cell table:number-columns-repeated="1022"/>
        </table:table-row>
        <table:table-row table:style-name="ro37">
          <table:table-cell office:value-type="string">
            <text:p>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spiegel.de/kultur/gesellschaft/werbung-fuer-abtreibung-219a-ist-anti-feministisch-a-1195600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Abtreibungsrecht </text:p>
          </table:table-cell>
          <table:table-cell office:value-type="string">
            <text:p>dikaiwma sthn amvlwsh</text:p>
          </table:table-cell>
          <table:table-cell table:number-columns-repeated="1022"/>
        </table:table-row>
        <table:table-row table:style-name="ro37">
          <table:table-cell office:value-type="string">
            <text:p>beachtlich </text:p>
          </table:table-cell>
          <table:table-cell office:value-type="string">
            <text:p>remarkable</text:p>
          </table:table-cell>
          <table:table-cell table:number-columns-repeated="1022"/>
        </table:table-row>
        <table:table-row table:style-name="ro37">
          <table:table-cell office:value-type="string">
            <text:p>rechtswidrig </text:p>
          </table:table-cell>
          <table:table-cell office:value-type="string">
            <text:p>illigal</text:p>
          </table:table-cell>
          <table:table-cell table:number-columns-repeated="1022"/>
        </table:table-row>
        <table:table-row table:style-name="ro37">
          <table:table-cell office:value-type="string">
            <text:p>Schwangerschaft </text:p>
          </table:table-cell>
          <table:table-cell office:value-type="string">
            <text:p>εγγυμοσύνη</text:p>
          </table:table-cell>
          <table:table-cell table:number-columns-repeated="1022"/>
        </table:table-row>
        <table:table-row table:style-name="ro37">
          <table:table-cell office:value-type="string">
            <text:p>verbietet </text:p>
          </table:table-cell>
          <table:table-cell office:value-type="string">
            <text:p>vorbids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karriere/new-work-und-moderne-fuehrung-das-sind-die-neuen-chefs-a-1195712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ce157" office:value-type="string">
            <text:p>Führungsstil </text:p>
          </table:table-cell>
          <table:table-cell office:value-type="string">
            <text:p>leader/management sty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greifen </text:p>
          </table:table-cell>
          <table:table-cell office:value-type="string">
            <text:p>understand</text:p>
          </table:table-cell>
          <table:table-cell table:number-columns-repeated="1022"/>
        </table:table-row>
        <table:table-row table:style-name="ro37">
          <table:table-cell office:value-type="string">
            <text:p>verhalten sich</text:p>
          </table:table-cell>
          <table:table-cell office:value-type="string">
            <text:p>behave</text:p>
          </table:table-cell>
          <table:table-cell table:number-columns-repeated="1022"/>
        </table:table-row>
        <table:table-row table:style-name="ro37">
          <table:table-cell office:value-type="string">
            <text:p>die Ansprüche </text:p>
          </table:table-cell>
          <table:table-cell office:value-type="string">
            <text:p>the claims</text:p>
          </table:table-cell>
          <table:table-cell table:number-columns-repeated="1022"/>
        </table:table-row>
        <table:table-row table:style-name="ro37">
          <table:table-cell office:value-type="string">
            <text:p>im Wandel. </text:p>
          </table:table-cell>
          <table:table-cell office:value-type="string">
            <text:p>in change</text:p>
          </table:table-cell>
          <table:table-cell table:number-columns-repeated="1022"/>
        </table:table-row>
        <table:table-row table:style-name="ro37">
          <table:table-cell office:value-type="string">
            <text:p>treu </text:p>
          </table:table-cell>
          <table:table-cell office:value-type="string">
            <text:p>faithfull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ch bin extrem viel unterwegs.</text:p>
          </table:table-cell>
          <table:table-cell office:value-type="string">
            <text:p>i am travelling a lo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ausgewählt</text:p>
          </table:table-cell>
          <table:table-cell office:value-type="string">
            <text:p>selected</text:p>
          </table:table-cell>
          <table:table-cell table:number-columns-repeated="1022"/>
        </table:table-row>
        <table:table-row table:style-name="ro37">
          <table:table-cell office:value-type="string">
            <text:p>undenkbar </text:p>
          </table:table-cell>
          <table:table-cell office:value-type="string">
            <text:p>unthink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forderungen </text:p>
          </table:table-cell>
          <table:table-cell office:value-type="string">
            <text:p>requirements</text:p>
          </table:table-cell>
          <table:table-cell office:value-type="string">
            <text:p>Anforderungen Anforderungen requirements</text:p>
          </table:table-cell>
          <table:table-cell table:number-columns-repeated="1021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9" office:value-type="string" table:number-columns-spanned="2" table:number-rows-spanned="1">
            <text:p>http://www.spiegel.de/wirtschaft/unternehmen/donald-trump-und-die-strafzoelle-was-sind-die-gruende-und-folgen-a-1196213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table:style-name="Default" office:value-type="string">
            <text:p>verhängt </text:p>
          </table:table-cell>
          <table:table-cell office:value-type="string">
            <text:p>impos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bost </text:p>
          </table:table-cell>
          <table:table-cell office:value-type="string">
            <text:p>infuriat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Überblick. </text:p>
          </table:table-cell>
          <table:table-cell office:value-type="string">
            <text:p>the overview</text:p>
          </table:table-cell>
          <table:table-cell table:number-columns-repeated="1022"/>
        </table:table-row>
        <table:table-row table:style-name="ro37">
          <table:table-cell table:style-name="ce195" office:value-type="string">
            <text:p><text:span text:style-name="T17"><text:a xlink:href="http://www.spiegel.de/thema/donald_trump/">Nach Ansicht von Donald Trump </text:a></text:span></text:p>
          </table:table-cell>
          <table:table-cell office:value-type="string">
            <text:p>according to..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<text:s/>Im Beisein von </text:p>
          </table:table-cell>
          <table:table-cell office:value-type="string">
            <text:p>in the presense of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m Teil erbost.</text:p>
          </table:table-cell>
          <table:table-cell office:value-type="string">
            <text:p>ενοχλημένοι εν μέρη</text:p>
          </table:table-cell>
          <table:table-cell table:number-columns-repeated="1022"/>
        </table:table-row>
        <table:table-row table:style-name="ro37">
          <table:table-cell office:value-type="string">
            <text:p>Hat.. entschlossen 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übers Ohr gehauen wird.</text:p>
          </table:table-cell>
          <table:table-cell office:value-type="string">
            <text:p>it is ripped of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Verunsicherung </text:p>
          </table:table-cell>
          <table:table-cell office:value-type="string">
            <text:p>uncertainty</text:p>
          </table:table-cell>
          <table:table-cell table:number-columns-repeated="1022"/>
        </table:table-row>
        <table:table-row table:style-name="ro37">
          <table:table-cell office:value-type="string">
            <text:p>erheblicher </text:p>
          </table:table-cell>
          <table:table-cell office:value-type="string">
            <text:p>consider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denken </text:p>
          </table:table-cell>
          <table:table-cell office:value-type="string">
            <text:p>rethin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mindest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dingungen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37">
          <table:table-cell office:value-type="string">
            <text:p>verschärfen </text:p>
          </table:table-cell>
          <table:table-cell office:value-type="string">
            <text:p>toughen</text:p>
          </table:table-cell>
          <table:table-cell table:number-columns-repeated="1022"/>
        </table:table-row>
        <table:table-row table:style-name="ro37">
          <table:table-cell office:value-type="string">
            <text:p>Handelsdefizite </text:p>
          </table:table-cell>
          <table:table-cell office:value-type="string">
            <text:p>trade deficits</text:p>
          </table:table-cell>
          <table:table-cell table:number-columns-repeated="1022"/>
        </table:table-row>
        <table:table-row table:style-name="ro37">
          <table:table-cell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37">
          <table:table-cell office:value-type="string">
            <text:p>angekündigt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 belegen</text:p>
          </table:table-cell>
          <table:table-cell office:value-type="string">
            <text:p>to prov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remdenfeindliche</text:p>
          </table:table-cell>
          <table:table-cell office:value-type="string">
            <text:p>Xenophobic</text:p>
          </table:table-cell>
          <table:table-cell table:number-columns-repeated="1022"/>
        </table:table-row>
        <table:table-row table:style-name="ro37">
          <table:table-cell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hatte angekündigt</text:p>
          </table:table-cell>
          <table:table-cell office:value-type="string">
            <text:p>had annou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37">
          <table:table-cell office:value-type="string">
            <text:p>zu 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7">
          <table:table-cell office:value-type="string">
            <text:p>Angesichts </text:p>
          </table:table-cell>
          <table:table-cell office:value-type="string">
            <text:p>in view of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Spannungen </text:p>
          </table:table-cell>
          <table:table-cell office:value-type="string">
            <text:p>the tensions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schädigen </text:p>
          </table:table-cell>
          <table:table-cell office:value-type="string">
            <text:p>damage</text:p>
          </table:table-cell>
          <table:table-cell table:number-columns-repeated="1022"/>
        </table:table-row>
        <table:table-row table:style-name="ro37">
          <table:table-cell office:value-type="string">
            <text:p>Verarbeitung </text:p>
          </table:table-cell>
          <table:table-cell office:value-type="string">
            <text:p>processing</text:p>
          </table:table-cell>
          <table:table-cell table:number-columns-repeated="1022"/>
        </table:table-row>
        <table:table-row table:style-name="ro37">
          <table:table-cell office:value-type="string">
            <text:p>Erzeugung </text:p>
          </table:table-cell>
          <table:table-cell office:value-type="string">
            <text:p>generation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Tauchteam </text:p>
          </table:table-cell>
          <table:table-cell office:value-type="string">
            <text:p>diving team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kamen ums Leben </text:p>
          </table:table-cell>
          <table:table-cell office:value-type="string">
            <text:p>died</text:p>
          </table:table-cell>
          <table:table-cell table:number-columns-repeated="1022"/>
        </table:table-row>
        <table:table-row table:style-name="ro37">
          <table:table-cell office:value-type="string">
            <text:p>einige der mit ihm versunkenen Flugzeuge </text:p>
          </table:table-cell>
          <table:table-cell office:value-type="string">
            <text:p>some of the sunkt planes</text:p>
          </table:table-cell>
          <table:table-cell table:number-columns-repeated="1022"/>
        </table:table-row>
        <table:table-row table:style-name="ro37">
          <table:table-cell office:value-type="string">
            <text:p>Schlacht </text:p>
          </table:table-cell>
          <table:table-cell office:value-type="string">
            <text:p>battle</text:p>
          </table:table-cell>
          <table:table-cell table:number-columns-repeated="1022"/>
        </table:table-row>
        <table:table-row table:style-name="ro37">
          <table:table-cell office:value-type="string">
            <text:p>Meldung 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bedienen sich</text:p>
          </table:table-cell>
          <table:table-cell office:value-type="string">
            <text:p>To operate</text:p>
          </table:table-cell>
          <table:table-cell table:number-columns-repeated="1022"/>
        </table:table-row>
        <table:table-row table:style-name="ro28" table:number-rows-repeated="3">
          <table:table-cell table:style-name="Default"/>
          <table:table-cell table:number-columns-repeated="1023"/>
        </table:table-row>
        <table:table-row table:style-name="ro37">
          <table:table-cell table:style-name="ce202" office:value-type="string" table:number-columns-spanned="2" table:number-rows-spanned="1">
            <text:p>http://www.spiegel.de/spiegel/donald-trump-ein-handelskrieg-gefaehrdet-deutschlands-wohlstand-a-1197534.html</text:p>
          </table:table-cell>
          <table:covered-table-cell table:style-name="ce202"/>
          <table:table-cell table:number-columns-repeated="1022"/>
        </table:table-row>
        <table:table-row table:style-name="ro37">
          <table:table-cell table:style-name="Default" office:value-type="string">
            <text:p>Der US-Präsident macht Ernst</text:p>
          </table:table-cell>
          <table:table-cell office:value-type="string">
            <text:p>the us president is serious</text:p>
          </table:table-cell>
          <table:table-cell table:number-columns-repeated="1022"/>
        </table:table-row>
        <table:table-row table:style-name="ro37">
          <table:table-cell office:value-type="string">
            <text:p>Messehallen </text:p>
          </table:table-cell>
          <table:table-cell office:value-type="string">
            <text:p>halls exchibit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versicht </text:p>
          </table:table-cell>
          <table:table-cell office:value-type="string">
            <text:p>confidenc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strömen</text:p>
          </table:table-cell>
          <table:table-cell office:value-type="string">
            <text:p>flow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Meinen Wunsch nach Beziehung </text:p>
            <text:p>Habe ich weggehungert</text:p>
          </table:table-cell>
          <table:table-cell office:value-type="string">
            <text:p>I throw away my desire for relationshi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Magersucht </text:p>
          </table:table-cell>
          <table:table-cell office:value-type="string">
            <text:p>anorexia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Vorstellung </text:p>
          </table:table-cell>
          <table:table-cell office:value-type="string">
            <text:p>idea</text:p>
          </table:table-cell>
          <table:table-cell table:number-columns-repeated="1022"/>
        </table:table-row>
        <table:table-row table:style-name="ro37">
          <table:table-cell office:value-type="string">
            <text:p>Essstörungen </text:p>
          </table:table-cell>
          <table:table-cell office:value-type="string">
            <text:p>eating dissorder</text:p>
          </table:table-cell>
          <table:table-cell table:number-columns-repeated="1022"/>
        </table:table-row>
        <table:table-row table:style-name="ro37">
          <table:table-cell office:value-type="string">
            <text:p>Schwachkopf </text:p>
          </table:table-cell>
          <table:table-cell office:value-type="string">
            <text:p>morron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n 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office:value-type="string">
            <text:p>vorhanden 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hängt </text:p>
          </table:table-cell>
          <table:table-cell office:value-type="string">
            <text:p>impo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office:value-type="string">
            <text:p>dringend aufgefordert </text:p>
          </table:table-cell>
          <table:table-cell office:value-type="string">
            <text:p>urged</text:p>
          </table:table-cell>
          <table:table-cell table:number-columns-repeated="1022"/>
        </table:table-row>
        <table:table-row table:style-name="ro37">
          <table:table-cell office:value-type="string">
            <text:p>aufgefordert </text:p>
          </table:table-cell>
          <table:table-cell office:value-type="string">
            <text:p>asked</text:p>
          </table:table-cell>
          <table:table-cell table:number-columns-repeated="1022"/>
        </table:table-row>
        <table:table-row table:style-name="ro37">
          <table:table-cell office:value-type="string">
            <text:p>an das Attentat </text:p>
          </table:table-cell>
          <table:table-cell office:value-type="string">
            <text:p>to the assasina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langte sie</text:p>
          </table:table-cell>
          <table:table-cell office:value-type="string">
            <text:p>she demanded</text:p>
          </table:table-cell>
          <table:table-cell table:number-columns-repeated="1022"/>
        </table:table-row>
        <table:table-row table:style-name="ro37">
          <table:table-cell office:value-type="string">
            <text:p>Kerl </text:p>
          </table:table-cell>
          <table:table-cell office:value-type="string">
            <text:p>Guy</text:p>
          </table:table-cell>
          <table:table-cell table:number-columns-repeated="1022"/>
        </table:table-row>
        <table:table-row table:style-name="ro37">
          <table:table-cell office:value-type="string">
            <text:p>Nur eins ist er mit Sicherheit: </text:p>
          </table:table-cell>
          <table:table-cell office:value-type="string">
            <text:p>only one thing is certai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vollkommen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7">
          <table:table-cell office:value-type="string">
            <text:p>die Wendung </text:p>
          </table:table-cell>
          <table:table-cell office:value-type="string">
            <text:p>the turn</text:p>
          </table:table-cell>
          <table:table-cell table:number-columns-repeated="1022"/>
        </table:table-row>
        <table:table-row table:style-name="ro37">
          <table:table-cell office:value-type="string">
            <text:p>unterdrücken </text:p>
          </table:table-cell>
          <table:table-cell office:value-type="string">
            <text:p>supress</text:p>
          </table:table-cell>
          <table:table-cell table:number-columns-repeated="1022"/>
        </table:table-row>
        <table:table-row table:style-name="ro37">
          <table:table-cell office:value-type="string">
            <text:p>Eigenschaften </text:p>
          </table:table-cell>
          <table:table-cell office:value-type="string">
            <text:p>characteristics</text:p>
          </table:table-cell>
          <table:table-cell table:number-columns-repeated="1022"/>
        </table:table-row>
        <table:table-row table:style-name="ro37">
          <table:table-cell office:value-type="string">
            <text:p>Sei tapfer </text:p>
          </table:table-cell>
          <table:table-cell office:value-type="string">
            <text:p>be brave</text:p>
          </table:table-cell>
          <table:table-cell table:number-columns-repeated="1022"/>
        </table:table-row>
        <table:table-row table:style-name="ro37">
          <table:table-cell office:value-type="string">
            <text:p>durchsetzen </text:p>
          </table:table-cell>
          <table:table-cell office:value-type="string">
            <text:p>to prevail</text:p>
          </table:table-cell>
          <table:table-cell table:number-columns-repeated="1022"/>
        </table:table-row>
        <table:table-row table:style-name="ro37">
          <table:table-cell office:value-type="string">
            <text:p>ausgeschlossen </text:p>
          </table:table-cell>
          <table:table-cell office:value-type="string">
            <text:p>lock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chritt </text:p>
          </table:table-cell>
          <table:table-cell office:value-type="string">
            <text:p>ste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wachung </text:p>
          </table:table-cell>
          <table:table-cell office:value-type="string">
            <text:p>monitoring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lage </text:p>
          </table:table-cell>
          <table:table-cell office:value-type="string">
            <text:p>mhnysh, lawsui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indeed, though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queren </text:p>
          </table:table-cell>
          <table:table-cell office:value-type="string">
            <text:p>to cross</text:p>
          </table:table-cell>
          <table:table-cell table:number-columns-repeated="1022"/>
        </table:table-row>
        <table:table-row table:style-name="ro37">
          <table:table-cell office:value-type="string">
            <text:p>eingreifen </text:p>
          </table:table-cell>
          <table:table-cell office:value-type="string">
            <text:p>interventio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einstellte</text:p>
          </table:table-cell>
          <table:table-cell office:value-type="string">
            <text:p>ceased, epause</text:p>
          </table:table-cell>
          <table:table-cell table:number-columns-repeated="1022"/>
        </table:table-row>
        <table:table-row table:style-name="ro37">
          <table:table-cell table:style-name="ce196" office:value-type="string" table:number-columns-spanned="2" table:number-rows-spanned="1">
            <text:p>http://www.spiegel.de/panorama/fluechtlingsdrama-vor-der-griechischen-insel-samos-ringen-um-die-wahrheit-a-1200267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office:value-type="string">
            <text:p>Verdacht </text:p>
          </table:table-cell>
          <table:table-cell office:value-type="string">
            <text:p>suspicion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28">
          <table:table-cell table:style-name="ce191" office:value-type="string">
            <text:p>ich habe ein neues gebrauchtes Auto gekauft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Das Auto gef<text:span text:style-name="T18">äl</text:span>lt mir viel, weil viele Ger<text:span text:style-name="T19">äte eingestellt sind</text:span>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Hinter dem Auto befindet sich eine Kamera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Mit der Kamera können Sie einfach rückwärts fahren, wenn es dunkel ist</text:p>
          </table:table-cell>
          <table:table-cell table:number-columns-repeated="1023"/>
        </table:table-row>
        <table:table-row table:style-name="ro42">
          <table:table-cell table:style-name="ce191" office:value-type="string">
            <text:p>Ich bin anspruchslos, bedürfnislos.. ich kaufe immer gebrauchten Sachen, wie mein Auto and mein Laptop, und mein Sofa</text:p>
          </table:table-cell>
          <table:table-cell table:number-columns-repeated="1023"/>
        </table:table-row>
        <table:table-row table:style-name="ro28">
          <table:table-cell table:style-name="ce191"/>
          <table:table-cell table:number-columns-repeated="1023"/>
        </table:table-row>
        <table:table-row table:style-name="ro28">
          <table:table-cell table:style-name="ce191" office:value-type="string">
            <text:p>Das ist von dem Grundgesetz verboten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Bildung muss kostenlos sein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Es gibt allerdings viele nebenkosten, die man nachdenken muss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z.b. Man muss vielleicht eine Miete bezahlen, oder f<text:span text:style-name="T18">ür die </text:span><text:span text:style-name="T18">Verkehrmitteln bezahlen usw.</text:span></text:p>
          </table:table-cell>
          <table:table-cell table:number-columns-repeated="1023"/>
        </table:table-row>
        <table:table-row table:style-name="ro43">
          <table:table-cell table:style-name="ce205" office:value-type="string">
            <text:p>lass mich die Situation auf Deutsch beschreiben:</text:p>
            <text:p>Ich kann mir vorstellen, halb Stunde vor <text:span text:style-name="T14">dem</text:span> Auskunftkiosk zu bleiben, weil ich die richtige Pr<text:span text:style-name="T18">ä</text:span>position oder den richtigen Artikel zu finden versuche.</text:p>
          </table:table-cell>
          <table:table-cell table:number-columns-repeated="1023"/>
        </table:table-row>
        <table:table-row table:style-name="ro43">
          <table:table-cell table:style-name="ce205"/>
          <table:table-cell table:number-columns-repeated="1023"/>
        </table:table-row>
        <table:named-expressions/>
      </table:table>
      <table:table table:name="Duonlingo" table:style-name="ta7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8">
          <table:table-cell office:value-type="string">
            <text:p>Das Niveau</text:p>
          </table:table-cell>
          <table:table-cell office:value-type="string">
            <text:p>the level</text:p>
          </table:table-cell>
          <table:table-cell table:number-columns-repeated="2"/>
        </table:table-row>
        <table:table-row table:style-name="ro28">
          <table:table-cell office:value-type="string">
            <text:p>Die Agentur</text:p>
          </table:table-cell>
          <table:table-cell office:value-type="string">
            <text:p>agenc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pflichtungen</text:p>
          </table:table-cell>
          <table:table-cell office:value-type="string">
            <text:p>obligation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idea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Umfang</text:p>
          </table:table-cell>
          <table:table-cell office:value-type="string">
            <text:p>perimet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ahren Sie voraus</text:p>
          </table:table-cell>
          <table:table-cell office:value-type="string">
            <text:p>drive ahea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gehe weg</text:p>
          </table:table-cell>
          <table:table-cell office:value-type="string">
            <text:p>I lea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Richtung</text:p>
          </table:table-cell>
          <table:table-cell office:value-type="string">
            <text:p>the direction</text:p>
          </table:table-cell>
          <table:table-cell table:number-columns-repeated="2"/>
        </table:table-row>
        <table:table-row table:style-name="ro28">
          <table:table-cell office:value-type="string">
            <text:p>Where does she come from</text:p>
          </table:table-cell>
          <table:table-cell office:value-type="string">
            <text:p>Wo kommt sie her?</text:p>
          </table:table-cell>
          <table:table-cell table:number-columns-repeated="2"/>
        </table:table-row>
        <table:table-row table:style-name="ro28">
          <table:table-cell office:value-type="string">
            <text:p>Der Norden</text:p>
          </table:table-cell>
          <table:table-cell office:value-type="string">
            <text:p>The north</text:p>
          </table:table-cell>
          <table:table-cell table:number-columns-repeated="2"/>
        </table:table-row>
        <table:table-row table:style-name="ro28">
          <table:table-cell office:value-type="string">
            <text:p>Sie ist ihm voraus</text:p>
          </table:table-cell>
          <table:table-cell office:value-type="string">
            <text:p>She is in front of him</text:p>
          </table:table-cell>
          <table:table-cell table:number-columns-repeated="2"/>
        </table:table-row>
        <table:table-row table:style-name="ro37">
          <table:table-cell office:value-type="string">
            <text:p>We go north</text:p>
          </table:table-cell>
          <table:table-cell office:value-type="string">
            <text:p>wir gehen nordw<text:span text:style-name="T7">ärts/nach Norden</text:span></text:p>
          </table:table-cell>
          <table:table-cell table:number-columns-repeated="2"/>
        </table:table-row>
        <table:table-row table:style-name="ro28">
          <table:table-cell office:value-type="string">
            <text:p>From which direction?</text:p>
          </table:table-cell>
          <table:table-cell office:value-type="string">
            <text:p>Aus welcher Richtung?</text:p>
          </table:table-cell>
          <table:table-cell table:number-columns-repeated="2"/>
        </table:table-row>
        <table:table-row table:style-name="ro37">
          <table:table-cell office:value-type="string">
            <text:p>Sie sagten, sie hätten dieses Auto nicht geprüft.</text:p>
          </table:table-cell>
          <table:table-cell table:style-name="ce153" office:value-type="string">
            <text:p>They said that they did not test this car. 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hätte ihr Buch nicht veröffentlicht</text:p>
          </table:table-cell>
          <table:table-cell table:style-name="ce153" office:value-type="string">
            <text:p>I would not have published her book. </text:p>
          </table:table-cell>
          <table:table-cell table:number-columns-repeated="2"/>
        </table:table-row>
        <table:table-row table:style-name="ro28">
          <table:table-cell office:value-type="string">
            <text:p>Das wäre gut gewesen</text:p>
          </table:table-cell>
          <table:table-cell office:value-type="string">
            <text:p>That would have been good</text:p>
          </table:table-cell>
          <table:table-cell table:number-columns-repeated="2"/>
        </table:table-row>
        <table:table-row table:style-name="ro28">
          <table:table-cell office:value-type="string">
            <text:p>Wärst du gekommen?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Ich dachte, es wäre mehr gewesen</text:p>
          </table:table-cell>
          <table:table-cell office:value-type="string">
            <text:p>I thought it would have been mo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3">
          <table:table-cell office:value-type="string">
            <text:p>Yesterday, I did not go to the college</text:p>
          </table:table-cell>
          <table:table-cell office:value-type="string">
            <text:p>Gestern bin ich nicht in die UNI gegangen</text:p>
          </table:table-cell>
          <table:table-cell/>
          <table:table-cell table:style-name="ce153" office:value-type="string">
            <text:p>Put “bin” because of gehen.</text:p>
            <text:p>Put “die” in front of UNI, </text:p>
            <text:p>Because we have movement</text:p>
          </table:table-cell>
        </table:table-row>
        <table:table-row table:style-name="ro28">
          <table:table-cell office:value-type="string">
            <text:p>conclusive</text:p>
          </table:table-cell>
          <table:table-cell office:value-type="string">
            <text:p>schlüssig</text:p>
          </table:table-cell>
          <table:table-cell table:number-columns-repeated="2"/>
        </table:table-row>
        <table:table-row table:style-name="ro28">
          <table:table-cell office:value-type="string">
            <text:p>selten</text:p>
          </table:table-cell>
          <table:table-cell office:value-type="string">
            <text:p>seldom</text:p>
          </table:table-cell>
          <table:table-cell table:number-columns-repeated="2"/>
        </table:table-row>
        <table:table-row table:style-name="ro37">
          <table:table-cell office:value-type="string">
            <text:p>Ich w<text:span text:style-name="T7">ürde gerne in Frankreich wohnen</text:span></text:p>
          </table:table-cell>
          <table:table-cell office:value-type="string">
            <text:p>I would like to live in France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ürderst du hier stehen</text:span></text:p>
          </table:table-cell>
          <table:table-cell office:value-type="string">
            <text:p>Would you stand here?</text:p>
          </table:table-cell>
          <table:table-cell table:number-columns-repeated="2"/>
        </table:table-row>
        <table:table-row table:style-name="ro37">
          <table:table-cell office:value-type="string">
            <text:p>Nobody would believe us</text:p>
          </table:table-cell>
          <table:table-cell office:value-type="string">
            <text:p>Niemand w<text:span text:style-name="T7">ürde uns glauben</text:span></text:p>
          </table:table-cell>
          <table:table-cell table:number-columns-repeated="2"/>
        </table:table-row>
        <table:table-row table:style-name="ro28">
          <table:table-cell office:value-type="string">
            <text:p>erscheinen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neut</text:p>
          </table:table-cell>
          <table:table-cell office:value-type="string">
            <text:p>again</text:p>
          </table:table-cell>
          <table:table-cell table:number-columns-repeated="2"/>
        </table:table-row>
        <table:table-row table:style-name="ro28">
          <table:table-cell office:value-type="string">
            <text:p>Send me a messag tonight</text:p>
          </table:table-cell>
          <table:table-cell office:value-type="string">
            <text:p>Schick mir heute Abend eine Nachrich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ses Geld reicht nicht. </text:p>
          </table:table-cell>
          <table:table-cell office:value-type="string">
            <text:p>this money is not en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sperrt </text:p>
          </table:table-cell>
          <table:table-cell office:value-type="string">
            <text:p>block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üllen</text:p>
          </table:table-cell>
          <table:table-cell office:value-type="string">
            <text:p>εκπλήρωση/fulfill</text:p>
          </table:table-cell>
          <table:table-cell table:number-columns-repeated="2"/>
        </table:table-row>
        <table:table-row table:style-name="ro28">
          <table:table-cell office:value-type="string">
            <text:p>sorgen</text:p>
          </table:table-cell>
          <table:table-cell office:value-type="string">
            <text:p>care for/take care of/ensure</text:p>
          </table:table-cell>
          <table:table-cell table:number-columns-repeated="2"/>
        </table:table-row>
        <table:table-row table:style-name="ro28">
          <table:table-cell office:value-type="string">
            <text:p>Ich werde Sie anzeigen</text:p>
          </table:table-cell>
          <table:table-cell office:value-type="string">
            <text:p>I will report you to the police</text:p>
          </table:table-cell>
          <table:table-cell table:number-columns-repeated="2"/>
        </table:table-row>
        <table:table-row table:style-name="ro28">
          <table:table-cell office:value-type="string">
            <text:p>entfernen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office:value-type="string">
            <text:p>Grandfather and i will take care of the tree</text:p>
          </table:table-cell>
          <table:table-cell office:value-type="string">
            <text:p>Gro<text:span text:style-name="T7">ßvater und ich werden für den Baum sorgen</text:span>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Gro<text:span text:style-name="T7">ßvater und ich werden dafür sorgen, </text:span></text:p>
            <text:p><text:span text:style-name="T7">Dass alles rund läuft</text:span></text:p>
          </table:table-cell>
          <table:table-cell table:style-name="ce153" office:value-type="string">
            <text:p>Grandfather and i will ensure </text:p>
            <text:p>That everything runs smoothly</text:p>
          </table:table-cell>
          <table:table-cell table:number-columns-repeated="2"/>
        </table:table-row>
        <table:table-row table:style-name="ro37">
          <table:table-cell office:value-type="string">
            <text:p>Would you please follow me?</text:p>
          </table:table-cell>
          <table:table-cell office:value-type="string">
            <text:p>W<text:span text:style-name="T7">ürderst du bitte mir folgen?</text:span></text:p>
          </table:table-cell>
          <table:table-cell table:number-columns-repeated="2"/>
        </table:table-row>
        <table:table-row table:style-name="ro28">
          <table:table-cell office:value-type="string">
            <text:p>anbieten</text:p>
          </table:table-cell>
          <table:table-cell office:value-type="string">
            <text:p>to offer</text:p>
          </table:table-cell>
          <table:table-cell table:number-columns-repeated="2"/>
        </table:table-row>
        <table:table-row table:style-name="ro28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2"/>
        </table:table-row>
        <table:table-row table:style-name="ro28">
          <table:table-cell office:value-type="string">
            <text:p>besitzen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Die Gewalt</text:p>
          </table:table-cell>
          <table:table-cell office:value-type="string">
            <text:p>the violence</text:p>
          </table:table-cell>
          <table:table-cell table:number-columns-repeated="2"/>
        </table:table-row>
        <table:table-row table:style-name="ro28">
          <table:table-cell office:value-type="string">
            <text:p>der Vortrag</text:p>
          </table:table-cell>
          <table:table-cell office:value-type="string">
            <text:p>the presentation</text:p>
          </table:table-cell>
          <table:table-cell table:number-columns-repeated="2"/>
        </table:table-row>
        <table:table-row table:style-name="ro28">
          <table:table-cell office:value-type="string">
            <text:p>die Gefahr</text:p>
          </table:table-cell>
          <table:table-cell office:value-type="string">
            <text:p>the danger</text:p>
          </table:table-cell>
          <table:table-cell table:number-columns-repeated="2"/>
        </table:table-row>
        <table:table-row table:style-name="ro28">
          <table:table-cell office:value-type="string">
            <text:p>wechselt</text:p>
          </table:table-cell>
          <table:table-cell office:value-type="string">
            <text:p>change</text:p>
          </table:table-cell>
          <table:table-cell table:number-columns-repeated="2"/>
        </table:table-row>
        <table:table-row table:style-name="ro28">
          <table:table-cell office:value-type="string">
            <text:p>der Bezug</text:p>
          </table:table-cell>
          <table:table-cell office:value-type="string">
            <text:p>the salary</text:p>
          </table:table-cell>
          <table:table-cell table:number-columns-repeated="2"/>
        </table:table-row>
        <table:table-row table:style-name="ro28">
          <table:table-cell office:value-type="string">
            <text:p>soweit</text:p>
          </table:table-cell>
          <table:table-cell office:value-type="string">
            <text:p>ready</text:p>
          </table:table-cell>
          <table:table-cell table:number-columns-repeated="2"/>
        </table:table-row>
        <table:table-row table:style-name="ro28">
          <table:table-cell office:value-type="string">
            <text:p>zugleich</text:p>
          </table:table-cell>
          <table:table-cell office:value-type="string">
            <text:p>simultaneously</text:p>
          </table:table-cell>
          <table:table-cell table:number-columns-repeated="2"/>
        </table:table-row>
        <table:table-row table:style-name="ro28">
          <table:table-cell office:value-type="string">
            <text:p>I think , therefore i am</text:p>
          </table:table-cell>
          <table:table-cell office:value-type="string">
            <text:p>ich denke , also bin ich</text:p>
          </table:table-cell>
          <table:table-cell table:number-columns-repeated="2"/>
        </table:table-row>
        <table:table-row table:style-name="ro28">
          <table:table-cell office:value-type="string">
            <text:p>Mal sehen</text:p>
          </table:table-cell>
          <table:table-cell office:value-type="string">
            <text:p>Let us se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rigens </text:p>
          </table:table-cell>
          <table:table-cell office:value-type="string">
            <text:p>actuall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überall</text:p>
          </table:table-cell>
          <table:table-cell office:value-type="string">
            <text:p>everywher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28">
          <table:table-cell office:value-type="string">
            <text:p>Versuch</text:p>
          </table:table-cell>
          <table:table-cell office:value-type="string">
            <text:p>attempt,tr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ützen </text:p>
          </table:table-cell>
          <table:table-cell office:value-type="string">
            <text:p>to guard/to prote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andeln </text:p>
          </table:table-cell>
          <table:table-cell office:value-type="string">
            <text:p>to trad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en </text:p>
          </table:table-cell>
          <table:table-cell office:value-type="string">
            <text:p>remember</text:p>
          </table:table-cell>
          <table:table-cell table:number-columns-repeated="2"/>
        </table:table-row>
        <table:table-row table:style-name="ro28">
          <table:table-cell office:value-type="string">
            <text:p>Lippen</text:p>
          </table:table-cell>
          <table:table-cell office:value-type="string">
            <text:p>lips</text:p>
          </table:table-cell>
          <table:table-cell table:number-columns-repeated="2"/>
        </table:table-row>
        <table:table-row table:style-name="ro28">
          <table:table-cell office:value-type="string">
            <text:p>Muskeln</text:p>
          </table:table-cell>
          <table:table-cell office:value-type="string">
            <text:p>muscles</text:p>
          </table:table-cell>
          <table:table-cell table:number-columns-repeated="2"/>
        </table:table-row>
        <table:table-row table:style-name="ro28">
          <table:table-cell office:value-type="string">
            <text:p>Die Lunge</text:p>
          </table:table-cell>
          <table:table-cell office:value-type="string">
            <text:p>the lung</text:p>
          </table:table-cell>
          <table:table-cell table:number-columns-repeated="2"/>
        </table:table-row>
        <table:table-row table:style-name="ro37">
          <table:table-cell office:value-type="string">
            <text:p>Die H<text:span text:style-name="T7">üfte</text:span></text:p>
          </table:table-cell>
          <table:table-cell office:value-type="string">
            <text:p>the hips</text:p>
          </table:table-cell>
          <table:table-cell table:number-columns-repeated="2"/>
        </table:table-row>
        <table:table-row table:style-name="ro28">
          <table:table-cell office:value-type="string">
            <text:p>bewegt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28">
          <table:table-cell office:value-type="string">
            <text:p>Brustkorb</text:p>
          </table:table-cell>
          <table:table-cell office:value-type="string">
            <text:p>chest</text:p>
          </table:table-cell>
          <table:table-cell table:number-columns-repeated="2"/>
        </table:table-row>
        <table:table-row table:style-name="ro28">
          <table:table-cell office:value-type="string">
            <text:p>Zungen</text:p>
          </table:table-cell>
          <table:table-cell office:value-type="string">
            <text:p>tongues</text:p>
          </table:table-cell>
          <table:table-cell table:number-columns-repeated="2"/>
        </table:table-row>
        <table:table-row table:style-name="ro28">
          <table:table-cell office:value-type="string">
            <text:p>Leber</text:p>
          </table:table-cell>
          <table:table-cell office:value-type="string">
            <text:p>liver/συκώτι</text:p>
          </table:table-cell>
          <table:table-cell table:number-columns-repeated="2"/>
        </table:table-row>
        <table:table-row table:style-name="ro28">
          <table:table-cell office:value-type="string">
            <text:p>sich wecken</text:p>
          </table:table-cell>
          <table:table-cell office:value-type="string">
            <text:p>wake up</text:p>
          </table:table-cell>
          <table:table-cell table:number-columns-repeated="2"/>
        </table:table-row>
        <table:table-row table:style-name="ro37">
          <table:table-cell office:value-type="string">
            <text:p>Must I open everything?</text:p>
          </table:table-cell>
          <table:table-cell office:value-type="string">
            <text:p>Muss Ich alles <text:span text:style-name="T7">öffnen?</text:span></text:p>
          </table:table-cell>
          <table:table-cell table:number-columns-repeated="2"/>
        </table:table-row>
        <table:table-row table:style-name="ro37">
          <table:table-cell office:value-type="string">
            <text:p>Zum Gl<text:span text:style-name="T7">ück kann ich mit dir reden</text:span></text:p>
          </table:table-cell>
          <table:table-cell office:value-type="string">
            <text:p>Luckily i can speak with you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jedoch </text:p>
          </table:table-cell>
          <table:table-cell office:value-type="string">
            <text:p>th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rstellen </text:p>
          </table:table-cell>
          <table:table-cell office:value-type="string">
            <text:p>represent/pla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report/annou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Umgang</text:p>
          </table:table-cell>
          <table:table-cell office:value-type="string">
            <text:p>the dealin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schluss </text:p>
          </table:table-cell>
          <table:table-cell office:value-type="string">
            <text:p>conclus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Einstellung</text:p>
          </table:table-cell>
          <table:table-cell office:value-type="string">
            <text:p>the employment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Empfang</text:p>
          </table:table-cell>
          <table:table-cell office:value-type="string">
            <text:p>the recep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Ansatz</text:p>
          </table:table-cell>
          <table:table-cell office:value-type="string">
            <text:p>the approac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</text:p>
          </table:table-cell>
          <table:table-cell office:value-type="string">
            <text:p>the negoti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komme auf keinen Fall</text:p>
          </table:table-cell>
          <table:table-cell office:value-type="string">
            <text:p>I am not coming in any cas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Gelegenheit</text:p>
          </table:table-cell>
          <table:table-cell office:value-type="string">
            <text:p>the occasion/opportunit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wertvoll</text:p>
          </table:table-cell>
          <table:table-cell office:value-type="string">
            <text:p>valuab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inweis</text:p>
          </table:table-cell>
          <table:table-cell office:value-type="string">
            <text:p>tip</text:p>
          </table:table-cell>
          <table:table-cell table:number-columns-repeated="2"/>
        </table:table-row>
        <table:table-row table:style-name="ro28">
          <table:table-cell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Änderung</text:p>
          </table:table-cell>
          <table:table-cell office:value-type="string">
            <text:p>the amendment/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Tasse</text:p>
          </table:table-cell>
          <table:table-cell office:value-type="string">
            <text:p>the mu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collaboration</text:p>
          </table:table-cell>
          <table:table-cell office:value-type="string">
            <text:p>Zusammenarbeit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opportunity</text:p>
          </table:table-cell>
          <table:table-cell office:value-type="string">
            <text:p>M<text:span text:style-name="T7">öglichkeit/Gelegenheit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Let's print the tip!</text:p>
          </table:table-cell>
          <table:table-cell office:value-type="string">
            <text:p>Drucken wir den Hinweis</text:p>
          </table:table-cell>
          <table:table-cell table:number-columns-repeated="2"/>
        </table:table-row>
        <table:table-row table:style-name="ro28">
          <table:table-cell office:value-type="string">
            <text:p>The soup got cold</text:p>
          </table:table-cell>
          <table:table-cell office:value-type="string">
            <text:p>Die Suppe ist kalt geworden</text:p>
          </table:table-cell>
          <table:table-cell table:number-columns-repeated="2"/>
        </table:table-row>
        <table:table-row table:style-name="ro28">
          <table:table-cell office:value-type="string">
            <text:p>Onkel</text:p>
          </table:table-cell>
          <table:table-cell office:value-type="string">
            <text:p>unc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indeed/actually/really</text:p>
          </table:table-cell>
          <table:table-cell table:number-columns-repeated="2"/>
        </table:table-row>
        <table:table-row table:style-name="ro38">
          <table:table-cell office:value-type="string">
            <text:p>I have loaded the toys into the car</text:p>
          </table:table-cell>
          <table:table-cell table:style-name="ce153" office:value-type="string">
            <text:p>Ich habe die Spielzeuge </text:p>
            <text:p>In das Auto geladen</text:p>
          </table:table-cell>
          <table:table-cell table:number-columns-repeated="2"/>
        </table:table-row>
        <table:table-row table:style-name="ro28">
          <table:table-cell office:value-type="string">
            <text:p>the appointment</text:p>
          </table:table-cell>
          <table:table-cell office:value-type="string">
            <text:p>der Termin</text:p>
          </table:table-cell>
          <table:table-cell table:number-columns-repeated="2"/>
        </table:table-row>
        <table:table-row table:style-name="ro28">
          <table:table-cell office:value-type="string">
            <text:p>der Briefkasten</text:p>
          </table:table-cell>
          <table:table-cell office:value-type="string">
            <text:p>the mailbox</text:p>
          </table:table-cell>
          <table:table-cell table:number-columns-repeated="2"/>
        </table:table-row>
        <table:table-row table:style-name="ro28">
          <table:table-cell office:value-type="string">
            <text:p>Die Postleitzahl</text:p>
          </table:table-cell>
          <table:table-cell office:value-type="string">
            <text:p>the postcode</text:p>
          </table:table-cell>
          <table:table-cell table:number-columns-repeated="2"/>
        </table:table-row>
        <table:table-row table:style-name="ro28">
          <table:table-cell office:value-type="string">
            <text:p>Mitteilung</text:p>
          </table:table-cell>
          <table:table-cell office:value-type="string">
            <text:p>message/communication</text:p>
          </table:table-cell>
          <table:table-cell table:number-columns-repeated="2"/>
        </table:table-row>
        <table:table-row table:style-name="ro28">
          <table:table-cell office:value-type="string">
            <text:p>Meldungen</text:p>
          </table:table-cell>
          <table:table-cell office:value-type="string">
            <text:p>announcements</text:p>
          </table:table-cell>
          <table:table-cell table:number-columns-repeated="2"/>
        </table:table-row>
        <table:table-row table:style-name="ro28">
          <table:table-cell office:value-type="string">
            <text:p>The message</text:p>
          </table:table-cell>
          <table:table-cell office:value-type="string">
            <text:p>Das Signal</text:p>
          </table:table-cell>
          <table:table-cell table:number-columns-repeated="2"/>
        </table:table-row>
        <table:table-row table:style-name="ro28">
          <table:table-cell office:value-type="string">
            <text:p>Gebot</text:p>
          </table:table-cell>
          <table:table-cell office:value-type="string">
            <text:p>offer/bid</text:p>
          </table:table-cell>
          <table:table-cell table:number-columns-repeated="2"/>
        </table:table-row>
        <table:table-row table:style-name="ro28">
          <table:table-cell office:value-type="string">
            <text:p>Die Fabrik</text:p>
          </table:table-cell>
          <table:table-cell office:value-type="string">
            <text:p>factory</text:p>
          </table:table-cell>
          <table:table-cell table:number-columns-repeated="2"/>
        </table:table-row>
        <table:table-row table:style-name="ro28">
          <table:table-cell office:value-type="string">
            <text:p>classified ads</text:p>
          </table:table-cell>
          <table:table-cell office:value-type="string">
            <text:p>kleinanzeigen</text:p>
          </table:table-cell>
          <table:table-cell table:number-columns-repeated="2"/>
        </table:table-row>
        <table:table-row table:style-name="ro28">
          <table:table-cell office:value-type="string">
            <text:p>the value</text:p>
          </table:table-cell>
          <table:table-cell office:value-type="string">
            <text:p>der Wert</text:p>
          </table:table-cell>
          <table:table-cell table:number-columns-repeated="2"/>
        </table:table-row>
        <table:table-row table:style-name="ro28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2"/>
        </table:table-row>
        <table:table-row table:style-name="ro28">
          <table:table-cell office:value-type="string">
            <text:p>plate</text:p>
          </table:table-cell>
          <table:table-cell office:value-type="string">
            <text:p>Teller</text:p>
          </table:table-cell>
          <table:table-cell table:number-columns-repeated="2"/>
        </table:table-row>
        <table:table-row table:style-name="ro28">
          <table:table-cell office:value-type="string">
            <text:p>He has no idea</text:p>
          </table:table-cell>
          <table:table-cell office:value-type="string">
            <text:p>Er hat keine Ahnung</text:p>
          </table:table-cell>
          <table:table-cell table:number-columns-repeated="2"/>
        </table:table-row>
        <table:table-row table:style-name="ro28">
          <table:table-cell office:value-type="string">
            <text:p>I beg your pardon</text:p>
          </table:table-cell>
          <table:table-cell office:value-type="string">
            <text:p>Ich bitte Sie um Verzeihung</text:p>
          </table:table-cell>
          <table:table-cell table:number-columns-repeated="2"/>
        </table:table-row>
        <table:table-row table:style-name="ro28">
          <table:table-cell office:value-type="string">
            <text:p>Verzeihung</text:p>
          </table:table-cell>
          <table:table-cell office:value-type="string">
            <text:p>Excuse me</text:p>
          </table:table-cell>
          <table:table-cell table:number-columns-repeated="2"/>
        </table:table-row>
        <table:table-row table:style-name="ro28">
          <table:table-cell office:value-type="string">
            <text:p>genannt</text:p>
          </table:table-cell>
          <table:table-cell office:value-type="string">
            <text:p>told,given</text:p>
          </table:table-cell>
          <table:table-cell table:number-columns-repeated="2"/>
        </table:table-row>
        <table:table-row table:style-name="ro28">
          <table:table-cell office:value-type="string">
            <text:p>disappeared</text:p>
          </table:table-cell>
          <table:table-cell office:value-type="string">
            <text:p>verschwunden</text:p>
          </table:table-cell>
          <table:table-cell table:number-columns-repeated="2"/>
        </table:table-row>
        <table:table-row table:style-name="ro28">
          <table:table-cell office:value-type="string">
            <text:p>Er hat an mich gedacht</text:p>
          </table:table-cell>
          <table:table-cell office:value-type="string">
            <text:p>He has thought of me</text:p>
          </table:table-cell>
          <table:table-cell table:number-columns-repeated="2"/>
        </table:table-row>
        <table:table-row table:style-name="ro28">
          <table:table-cell office:value-type="string">
            <text:p>Ist gestern was passiert?</text:p>
          </table:table-cell>
          <table:table-cell office:value-type="string">
            <text:p>what happened yesterday?</text:p>
          </table:table-cell>
          <table:table-cell table:number-columns-repeated="2"/>
        </table:table-row>
        <table:table-row table:style-name="ro28">
          <table:table-cell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Bestimmung</text:p>
          </table:table-cell>
          <table:table-cell office:value-type="string">
            <text:p>The regul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blick </text:p>
          </table:table-cell>
          <table:table-cell office:value-type="string">
            <text:p>overview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nterstützung </text:p>
          </table:table-cell>
          <table:table-cell office:value-type="string">
            <text:p>sup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Länge</text:p>
          </table:table-cell>
          <table:table-cell office:value-type="string">
            <text:p>the length</text:p>
          </table:table-cell>
          <table:table-cell table:number-columns-repeated="2"/>
        </table:table-row>
        <table:table-row table:style-name="ro28">
          <table:table-cell office:value-type="string">
            <text:p>Mittel</text:p>
          </table:table-cell>
          <table:table-cell office:value-type="string">
            <text:p>remedy</text:p>
          </table:table-cell>
          <table:table-cell table:number-columns-repeated="2"/>
        </table:table-row>
        <table:table-row table:style-name="ro28">
          <table:table-cell office:value-type="string">
            <text:p>Bestimmung</text:p>
          </table:table-cell>
          <table:table-cell office:value-type="string">
            <text:p>purpo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o you have your own apartment? </text:p>
          </table:table-cell>
          <table:table-cell office:value-type="string">
            <text:p>Hast du eine eigene Wohnung?</text:p>
          </table:table-cell>
          <table:table-cell table:number-columns-repeated="2"/>
        </table:table-row>
        <table:table-row table:style-name="ro28">
          <table:table-cell office:value-type="string">
            <text:p>aufteilen</text:p>
          </table:table-cell>
          <table:table-cell office:value-type="string">
            <text:p>shared</text:p>
          </table:table-cell>
          <table:table-cell table:number-columns-repeated="2"/>
        </table:table-row>
        <table:table-row table:style-name="ro28">
          <table:table-cell office:value-type="string">
            <text:p>The group is collecting an old plant</text:p>
          </table:table-cell>
          <table:table-cell office:value-type="string">
            <text:p>Die Gruppe sammelt eine alte Pflanze</text:p>
          </table:table-cell>
          <table:table-cell table:number-columns-repeated="2"/>
        </table:table-row>
        <table:table-row table:style-name="ro28">
          <table:table-cell office:value-type="string">
            <text:p>shared</text:p>
          </table:table-cell>
          <table:table-cell office:value-type="string">
            <text:p>gemeinsame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Umsätze </text:p>
          </table:table-cell>
          <table:table-cell office:value-type="string">
            <text:p>πωλήσεισ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7">öglichen Werkzeuge sind da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nötigen </text:p>
          </table:table-cell>
          <table:table-cell office:value-type="string">
            <text:p>need/require</text:p>
          </table:table-cell>
          <table:table-cell table:number-columns-repeated="2"/>
        </table:table-row>
        <table:table-row table:style-name="ro28">
          <table:table-cell office:value-type="string">
            <text:p>Versicherung</text:p>
          </table:table-cell>
          <table:table-cell office:value-type="string">
            <text:p>insurance compan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to re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28">
          <table:table-cell office:value-type="string">
            <text:p>darstellen </text:p>
          </table:table-cell>
          <table:table-cell office:value-type="string">
            <text:p>εκπρωσοπώ/represent</text:p>
          </table:table-cell>
          <table:table-cell table:number-columns-repeated="2"/>
        </table:table-row>
        <table:table-row table:style-name="ro28">
          <table:table-cell office:value-type="string">
            <text:p>vermeiden</text:p>
          </table:table-cell>
          <table:table-cell office:value-type="string">
            <text:p>avoid</text:p>
          </table:table-cell>
          <table:table-cell table:number-columns-repeated="2"/>
        </table:table-row>
        <table:table-row table:style-name="ro28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Verh<text:span text:style-name="T7">ältnis</text:span></text:p>
          </table:table-cell>
          <table:table-cell office:value-type="string">
            <text:p>the affair, relationship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Women change the world</text:p>
          </table:table-cell>
          <table:table-cell office:value-type="string">
            <text:p>Frauen ver<text:span text:style-name="T7">ändern die Welt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ds change you</text:p>
          </table:table-cell>
          <table:table-cell office:value-type="string">
            <text:p>Kinder ver<text:span text:style-name="T7">ändern einen</text:span>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how is today's environment?</text:p>
          </table:table-cell>
          <table:table-cell office:value-type="string">
            <text:p>Wie ist die heutige Umwelt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he courtyard</text:p>
          </table:table-cell>
          <table:table-cell office:value-type="string">
            <text:p>der Hof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Umgebung</text:p>
          </table:table-cell>
          <table:table-cell office:value-type="string">
            <text:p>the neightborhoo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Tod</text:p>
          </table:table-cell>
          <table:table-cell office:value-type="string">
            <text:p>death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erlust</text:p>
          </table:table-cell>
          <table:table-cell office:value-type="string">
            <text:p>los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Vorlesung</text:p>
          </table:table-cell>
          <table:table-cell office:value-type="string">
            <text:p>the le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Niveau</text:p>
          </table:table-cell>
          <table:table-cell office:value-type="string">
            <text:p>the standar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pi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örderung </text:p>
          </table:table-cell>
          <table:table-cell office:value-type="string">
            <text:p>funding,promo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Zinsen </text:p>
          </table:table-cell>
          <table:table-cell office:value-type="string">
            <text:p>intere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bei </text:p>
          </table:table-cell>
          <table:table-cell office:value-type="string">
            <text:p>with thi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Konto</text:p>
          </table:table-cell>
          <table:table-cell office:value-type="string">
            <text:p>account</text:p>
          </table:table-cell>
          <table:table-cell table:number-columns-repeated="2"/>
        </table:table-row>
        <table:table-row table:style-name="ro28">
          <table:table-cell office:value-type="string">
            <text:p>I will send you the bill</text:p>
          </table:table-cell>
          <table:table-cell office:value-type="string">
            <text:p>Ich werde dir die Rechnung schicken</text:p>
          </table:table-cell>
          <table:table-cell table:number-columns-repeated="2"/>
        </table:table-row>
        <table:table-row table:style-name="ro28">
          <table:table-cell office:value-type="string">
            <text:p>Frist</text:p>
          </table:table-cell>
          <table:table-cell office:value-type="string">
            <text:p>deadlin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ag</text:p>
          </table:table-cell>
          <table:table-cell office:value-type="string">
            <text:p>amount,sum</text:p>
          </table:table-cell>
          <table:table-cell table:number-columns-repeated="2"/>
        </table:table-row>
        <table:table-row table:style-name="ro28">
          <table:table-cell office:value-type="string">
            <text:p>Münzen </text:p>
          </table:table-cell>
          <table:table-cell office:value-type="string">
            <text:p>coins</text:p>
          </table:table-cell>
          <table:table-cell table:number-columns-repeated="2"/>
        </table:table-row>
        <table:table-row table:style-name="ro28">
          <table:table-cell office:value-type="string">
            <text:p>the payment</text:p>
          </table:table-cell>
          <table:table-cell office:value-type="string">
            <text:p>die Zahlung</text:p>
          </table:table-cell>
          <table:table-cell table:number-columns-repeated="2"/>
        </table:table-row>
        <table:table-row table:style-name="ro28">
          <table:table-cell office:value-type="string">
            <text:p>der Einfluss</text:p>
          </table:table-cell>
          <table:table-cell office:value-type="string">
            <text:p>the influenc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ifft</text:p>
          </table:table-cell>
          <table:table-cell office:value-type="string">
            <text:p>affec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dingungen</text:p>
          </table:table-cell>
          <table:table-cell office:value-type="string">
            <text:p>conditions, terms</text:p>
          </table:table-cell>
          <table:table-cell table:number-columns-repeated="2"/>
        </table:table-row>
        <table:table-row table:style-name="ro28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gestürzt </text:p>
          </table:table-cell>
          <table:table-cell office:value-type="string">
            <text:p>collap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tein </text:p>
          </table:table-cell>
          <table:table-cell office:value-type="string">
            <text:p>ston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eggeräumt </text:p>
          </table:table-cell>
          <table:table-cell office:value-type="string">
            <text:p>clea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och </text:p>
          </table:table-cell>
          <table:table-cell office:value-type="string">
            <text:p>ho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sind die Vorwürfe verjährt </text:p>
          </table:table-cell>
          <table:table-cell office:value-type="string">
            <text:p>Διαφορετικά, οι ισχυρισμοί παραγράφον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Tat </text:p>
          </table:table-cell>
          <table:table-cell office:value-type="string">
            <text:p>the fa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chädigt </text:p>
          </table:table-cell>
          <table:table-cell office:value-type="string">
            <text:p>damag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rkunden </text:p>
          </table:table-cell>
          <table:table-cell office:value-type="string">
            <text:p>papers</text:p>
          </table:table-cell>
          <table:table-cell table:number-columns-repeated="2"/>
        </table:table-row>
        <table:table-row table:style-name="ro28">
          <table:table-cell office:value-type="string">
            <text:p>reichen</text:p>
          </table:table-cell>
          <table:table-cell office:value-type="string">
            <text:p>suffice</text:p>
          </table:table-cell>
          <table:table-cell table:number-columns-repeated="2"/>
        </table:table-row>
        <table:table-row table:style-name="ro28">
          <table:table-cell office:value-type="string">
            <text:p>beachent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erleben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28">
          <table:table-cell office:value-type="string">
            <text:p>Ergebnisse </text:p>
          </table:table-cell>
          <table:table-cell office:value-type="string">
            <text:p>results</text:p>
          </table:table-cell>
          <table:table-cell table:number-columns-repeated="2"/>
        </table:table-row>
        <table:table-row table:style-name="ro28">
          <table:table-cell office:value-type="string">
            <text:p>I will experience the end of it</text:p>
          </table:table-cell>
          <table:table-cell office:value-type="string">
            <text:p>Ich werde das Ende davon erleb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naden-Gesuch </text:p>
          </table:table-cell>
          <table:table-cell office:value-type="string">
            <text:p>αίτηση χάριτος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bgelehnt </text:p>
          </table:table-cell>
          <table:table-cell office:value-type="string">
            <text:p>declin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tz-Staffel. </text:p>
          </table:table-cell>
          <table:table-cell office:value-type="string">
            <text:p>protection squad</text:p>
          </table:table-cell>
          <table:table-cell table:number-columns-repeated="2"/>
        </table:table-row>
        <table:table-row table:style-name="ro28">
          <table:table-cell office:value-type="string">
            <text:p>art</text:p>
          </table:table-cell>
          <table:table-cell office:value-type="string">
            <text:p>kin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eben </text:p>
          </table:table-cell>
          <table:table-cell office:value-type="string">
            <text:p>expelled/εκδιώχθηκαν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lebenden </text:p>
          </table:table-cell>
          <table:table-cell office:value-type="string">
            <text:p>επιζώντες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übten </text:p>
          </table:table-cell>
          <table:table-cell office:value-type="string">
            <text:p>διέπραξαν</text:p>
          </table:table-cell>
          <table:table-cell table:number-columns-repeated="2"/>
        </table:table-row>
        <table:table-row table:style-name="ro28">
          <table:table-cell office:value-type="string">
            <text:p>Wlan</text:p>
          </table:table-cell>
          <table:table-cell office:value-type="string">
            <text:p>WiFi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verbindet</text:p>
          </table:table-cell>
          <table:table-cell office:value-type="string">
            <text:p>conn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stausch </text:p>
          </table:table-cell>
          <table:table-cell office:value-type="string">
            <text:p>antallagh</text:p>
          </table:table-cell>
          <table:table-cell table:number-columns-repeated="2"/>
        </table:table-row>
        <table:table-row table:style-name="ro28">
          <table:table-cell office:value-type="string">
            <text:p>Nachweis</text:p>
          </table:table-cell>
          <table:table-cell office:value-type="string">
            <text:p>proof</text:p>
          </table:table-cell>
          <table:table-cell table:number-columns-repeated="2"/>
        </table:table-row>
        <table:table-row table:style-name="ro28">
          <table:table-cell office:value-type="string">
            <text:p>Let us test how fast he runs</text:p>
          </table:table-cell>
          <table:table-cell office:value-type="string">
            <text:p>Testen wir mal, wie schnell er läuft</text:p>
          </table:table-cell>
          <table:table-cell table:number-columns-repeated="2"/>
        </table:table-row>
        <table:table-row table:style-name="ro28">
          <table:table-cell office:value-type="string">
            <text:p>Volk</text:p>
          </table:table-cell>
          <table:table-cell office:value-type="string">
            <text:p>n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s bewegt sich</text:p>
          </table:table-cell>
          <table:table-cell office:value-type="string">
            <text:p>it is moving</text:p>
          </table:table-cell>
          <table:table-cell table:number-columns-repeated="2"/>
        </table:table-row>
        <table:table-row table:style-name="ro28">
          <table:table-cell office:value-type="string">
            <text:p>erfahren</text:p>
          </table:table-cell>
          <table:table-cell office:value-type="string">
            <text:p>found out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ager </text:p>
          </table:table-cell>
          <table:table-cell office:value-type="string">
            <text:p>camp/stratoped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foltert wurden </text:p>
          </table:table-cell>
          <table:table-cell office:value-type="string">
            <text:p>were tortured</text:p>
          </table:table-cell>
          <table:table-cell table:number-columns-repeated="2"/>
        </table:table-row>
        <table:table-row table:style-name="ro28">
          <table:table-cell office:value-type="string">
            <text:p>das Abenteuer</text:p>
          </table:table-cell>
          <table:table-cell office:value-type="string">
            <text:p>adventure</text:p>
          </table:table-cell>
          <table:table-cell table:number-columns-repeated="2"/>
        </table:table-row>
        <table:table-row table:style-name="ro37">
          <table:table-cell office:value-type="string">
            <text:p>F<text:span text:style-name="T7">ähren</text:span></text:p>
          </table:table-cell>
          <table:table-cell office:value-type="string">
            <text:p>ferries</text:p>
          </table:table-cell>
          <table:table-cell table:number-columns-repeated="2"/>
        </table:table-row>
        <table:table-row table:style-name="ro28">
          <table:table-cell office:value-type="string">
            <text:p>the date</text:p>
          </table:table-cell>
          <table:table-cell office:value-type="string">
            <text:p>das Datum</text:p>
          </table:table-cell>
          <table:table-cell table:number-columns-repeated="2"/>
        </table:table-row>
        <table:table-row table:style-name="ro28">
          <table:table-cell office:value-type="string">
            <text:p>Es ist Schluss</text:p>
          </table:table-cell>
          <table:table-cell office:value-type="string">
            <text:p>It is ov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end danach</text:p>
          </table:table-cell>
          <table:table-cell office:value-type="string">
            <text:p>next evenin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eitraoum</text:p>
          </table:table-cell>
          <table:table-cell office:value-type="string">
            <text:p>the period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Tomorrow evening we </text:p>
            <text:p>Will go out to eat together</text:p>
          </table:table-cell>
          <table:table-cell table:style-name="ce153" office:value-type="string">
            <text:p>Morgen Abend werden wir </text:p>
            <text:p>Zusammen essen geh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urope is open to you</text:p>
          </table:table-cell>
          <table:table-cell office:value-type="string">
            <text:p>Europa ist dir off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äugetiere 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28">
          <table:table-cell office:value-type="string">
            <text:p>where have you been?</text:p>
          </table:table-cell>
          <table:table-cell office:value-type="string">
            <text:p>Wo bist du gewesen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28">
          <table:table-cell office:value-type="string">
            <text:p>Das ergibt keinen Sinn</text:p>
          </table:table-cell>
          <table:table-cell office:value-type="string">
            <text:p>This makes no sense</text:p>
          </table:table-cell>
          <table:table-cell table:number-columns-repeated="2"/>
        </table:table-row>
        <table:table-row table:style-name="ro28">
          <table:table-cell office:value-type="string">
            <text:p>aufpassen</text:p>
          </table:table-cell>
          <table:table-cell office:value-type="string">
            <text:p>take care</text:p>
          </table:table-cell>
          <table:table-cell table:number-columns-repeated="2"/>
        </table:table-row>
        <table:table-row table:style-name="ro28">
          <table:table-cell office:value-type="string">
            <text:p>albern</text:p>
          </table:table-cell>
          <table:table-cell office:value-type="string">
            <text:p>silly</text:p>
          </table:table-cell>
          <table:table-cell table:number-columns-repeated="2"/>
        </table:table-row>
        <table:table-row table:style-name="ro28">
          <table:table-cell office:value-type="string">
            <text:p>aufgegangen</text:p>
          </table:table-cell>
          <table:table-cell office:value-type="string">
            <text:p>open (e.g. Cage)</text:p>
          </table:table-cell>
          <table:table-cell table:number-columns-repeated="2"/>
        </table:table-row>
        <table:table-row table:style-name="ro37">
          <table:table-cell office:value-type="string">
            <text:p>K<text:span text:style-name="T7">äfig</text:span></text:p>
          </table:table-cell>
          <table:table-cell office:value-type="string">
            <text:p>cage</text:p>
          </table:table-cell>
          <table:table-cell table:number-columns-repeated="2"/>
        </table:table-row>
        <table:table-row table:style-name="ro28">
          <table:table-cell office:value-type="string">
            <text:p>umgefallen ist</text:p>
          </table:table-cell>
          <table:table-cell office:value-type="string">
            <text:p>fallen over</text:p>
          </table:table-cell>
          <table:table-cell table:number-columns-repeated="2"/>
        </table:table-row>
        <table:table-row table:style-name="ro28">
          <table:table-cell office:value-type="string">
            <text:p>instabil</text:p>
          </table:table-cell>
          <table:table-cell office:value-type="string">
            <text:p>unstable</text:p>
          </table:table-cell>
          <table:table-cell table:number-columns-repeated="2"/>
        </table:table-row>
        <table:table-row table:style-name="ro28">
          <table:table-cell office:value-type="string">
            <text:p>angegangen</text:p>
          </table:table-cell>
          <table:table-cell office:value-type="string">
            <text:p>turned on</text:p>
          </table:table-cell>
          <table:table-cell table:number-columns-repeated="2"/>
        </table:table-row>
        <table:table-row table:style-name="ro28">
          <table:table-cell office:value-type="string">
            <text:p>vertritt</text:p>
          </table:table-cell>
          <table:table-cell office:value-type="string">
            <text:p>represents</text:p>
          </table:table-cell>
          <table:table-cell table:number-columns-repeated="2"/>
        </table:table-row>
        <table:table-row table:style-name="ro37">
          <table:table-cell office:value-type="string">
            <text:p>erf<text:span text:style-name="T7">ährt</text:span></text:p>
          </table:table-cell>
          <table:table-cell office:value-type="string">
            <text:p>learns</text:p>
          </table:table-cell>
          <table:table-cell table:number-columns-repeated="2"/>
        </table:table-row>
        <table:table-row table:style-name="ro28">
          <table:table-cell office:value-type="string">
            <text:p>Es ergab sich einfach so</text:p>
          </table:table-cell>
          <table:table-cell office:value-type="string">
            <text:p>It simply happened</text:p>
          </table:table-cell>
          <table:table-cell table:number-columns-repeated="2"/>
        </table:table-row>
        <table:table-row table:style-name="ro28">
          <table:table-cell office:value-type="string">
            <text:p>I will look at that</text:p>
          </table:table-cell>
          <table:table-cell office:value-type="string">
            <text:p>Ich werde mir das anschauen</text:p>
          </table:table-cell>
          <table:table-cell table:number-columns-repeated="2"/>
        </table:table-row>
        <table:table-row table:style-name="ro28">
          <table:table-cell office:value-type="string">
            <text:p>ehrlich</text:p>
          </table:table-cell>
          <table:table-cell office:value-type="string">
            <text:p>honest</text:p>
          </table:table-cell>
          <table:table-cell table:number-columns-repeated="2"/>
        </table:table-row>
        <table:table-row table:style-name="ro28">
          <table:table-cell office:value-type="string">
            <text:p>aufrichtig</text:p>
          </table:table-cell>
          <table:table-cell office:value-type="string">
            <text:p>since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ahrheit </text:p>
          </table:table-cell>
          <table:table-cell office:value-type="string">
            <text:p>trut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hältnis </text:p>
          </table:table-cell>
          <table:table-cell office:value-type="string">
            <text:p>affai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leichtert </text:p>
          </table:table-cell>
          <table:table-cell office:value-type="string">
            <text:p>relieved</text:p>
          </table:table-cell>
          <table:table-cell table:number-columns-repeated="2"/>
        </table:table-row>
        <table:table-row table:style-name="ro28">
          <table:table-cell office:value-type="string">
            <text:p>genügt</text:p>
          </table:table-cell>
          <table:table-cell office:value-type="string">
            <text:p>suffic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iefert </text:p>
          </table:table-cell>
          <table:table-cell table:style-name="ce167" office:value-type="string">
            <text:p>delivers</text:p>
          </table:table-cell>
          <table:table-cell table:number-columns-repeated="2"/>
        </table:table-row>
        <table:table-row table:style-name="ro28">
          <table:table-cell office:value-type="string">
            <text:p>je nach Bedarf</text:p>
          </table:table-cell>
          <table:table-cell office:value-type="string">
            <text:p>as needed</text:p>
          </table:table-cell>
          <table:table-cell table:number-columns-repeated="2"/>
        </table:table-row>
        <table:table-row table:style-name="ro28">
          <table:table-cell office:value-type="string">
            <text:p>berechtigen</text:p>
          </table:table-cell>
          <table:table-cell office:value-type="string">
            <text:p>authoriz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tätigen </text:p>
          </table:table-cell>
          <table:table-cell office:value-type="string">
            <text:p>confirm</text:p>
          </table:table-cell>
          <table:table-cell table:number-columns-repeated="2"/>
        </table:table-row>
        <table:table-row table:style-name="ro28">
          <table:table-cell office:value-type="string">
            <text:p>Die Gefahr besteht</text:p>
          </table:table-cell>
          <table:table-cell office:value-type="string">
            <text:p>the risk is there</text:p>
          </table:table-cell>
          <table:table-cell table:number-columns-repeated="2"/>
        </table:table-row>
        <table:table-row table:style-name="ro28">
          <table:table-cell office:value-type="string">
            <text:p>behandelt</text:p>
          </table:table-cell>
          <table:table-cell office:value-type="string">
            <text:p>Covers , trea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arbeite </text:p>
          </table:table-cell>
          <table:table-cell office:value-type="string">
            <text:p>edit</text:p>
          </table:table-cell>
          <table:table-cell table:number-columns-repeated="2"/>
        </table:table-row>
        <table:table-row table:style-name="ro28">
          <table:table-cell office:value-type="string">
            <text:p>advice</text:p>
          </table:table-cell>
          <table:table-cell office:value-type="string">
            <text:p>Ra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dingungen </text:p>
          </table:table-cell>
          <table:table-cell office:value-type="string">
            <text:p>terms, requirements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ärst du gekommen?</text:span>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office:value-type="string">
            <text:p>Wir hätten den Kindergarten geprüft</text:p>
          </table:table-cell>
          <table:table-cell office:value-type="string">
            <text:p>We would have tested the kindergarden</text:p>
          </table:table-cell>
          <table:table-cell table:number-columns-repeated="2"/>
        </table:table-row>
        <table:table-row table:style-name="ro28">
          <table:table-cell office:value-type="string">
            <text:p>Wir dachten , du hättest uns verlassen</text:p>
          </table:table-cell>
          <table:table-cell office:value-type="string">
            <text:p>We thought you had left us/ We thought you would have left us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ould he have published it if he had </text:p>
            <text:p>the money Geld ?</text:p>
          </table:table-cell>
          <table:table-cell office:value-type="string">
            <text:p>Hätte er es veröffentlicht, wenn er das Geld hätte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wandelt </text:p>
          </table:table-cell>
          <table:table-cell office:value-type="string">
            <text:p>transforms</text:p>
          </table:table-cell>
          <table:table-cell table:number-columns-repeated="2"/>
        </table:table-row>
        <table:table-row table:style-name="ro37">
          <table:table-cell office:value-type="string">
            <text:p>wir m<text:span text:style-name="T7">üssen den Drachen retten</text:span></text:p>
          </table:table-cell>
          <table:table-cell office:value-type="string">
            <text:p>we must save the dragon</text:p>
          </table:table-cell>
          <table:table-cell table:number-columns-repeated="2"/>
        </table:table-row>
        <table:table-row table:style-name="ro28">
          <table:table-cell office:value-type="string">
            <text:p>wach</text:p>
          </table:table-cell>
          <table:table-cell office:value-type="string">
            <text:p>awake</text:p>
          </table:table-cell>
          <table:table-cell table:number-columns-repeated="2"/>
        </table:table-row>
        <table:table-row table:style-name="ro28">
          <table:table-cell office:value-type="string">
            <text:p>Gefallen</text:p>
          </table:table-cell>
          <table:table-cell office:value-type="string">
            <text:p>favor</text:p>
          </table:table-cell>
          <table:table-cell table:number-columns-repeated="2"/>
        </table:table-row>
        <table:table-row table:style-name="ro28">
          <table:table-cell office:value-type="string">
            <text:p>Nagel</text:p>
          </table:table-cell>
          <table:table-cell office:value-type="string">
            <text:p>nail, karfi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lde </text:p>
          </table:table-cell>
          <table:table-cell office:value-type="string">
            <text:p>ow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ßerirdische </text:p>
          </table:table-cell>
          <table:table-cell office:value-type="string">
            <text:p>ali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28">
          <table:table-cell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28">
          <table:table-cell office:value-type="string">
            <text:p>Bewerbung</text:p>
          </table:table-cell>
          <table:table-cell office:value-type="string">
            <text:p>appli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fügen </text:p>
          </table:table-cell>
          <table:table-cell office:value-type="string">
            <text:p>ow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meinde </text:p>
          </table:table-cell>
          <table:table-cell office:value-type="string">
            <text:p>community</text:p>
          </table:table-cell>
          <table:table-cell table:number-columns-repeated="2"/>
        </table:table-row>
        <table:table-row table:style-name="ro28">
          <table:table-cell office:value-type="string">
            <text:p>abgeben</text:p>
          </table:table-cell>
          <table:table-cell office:value-type="string">
            <text:p>give u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2"/>
        </table:table-row>
        <table:table-row table:style-name="ro28">
          <table:table-cell office:value-type="string">
            <text:p>Knopf</text:p>
          </table:table-cell>
          <table:table-cell office:value-type="string">
            <text:p>button</text:p>
          </table:table-cell>
          <table:table-cell table:number-columns-repeated="2"/>
        </table:table-row>
        <table:table-row table:style-name="ro37">
          <table:table-cell office:value-type="string">
            <text:p>dr<text:span text:style-name="T7">ũ</text:span><text:span text:style-name="T7">cken</text:span></text:p>
          </table:table-cell>
          <table:table-cell office:value-type="string">
            <text:p>press</text:p>
          </table:table-cell>
          <table:table-cell table:number-columns-repeated="2"/>
        </table:table-row>
        <table:table-row table:style-name="ro28">
          <table:table-cell office:value-type="string">
            <text:p>find out</text:p>
          </table:table-cell>
          <table:table-cell office:value-type="string">
            <text:p>rausfinden, erfahren, informiert</text:p>
          </table:table-cell>
          <table:table-cell table:number-columns-repeated="2"/>
        </table:table-row>
        <table:table-row table:style-name="ro37">
          <table:table-cell office:value-type="string">
            <text:p>everyone is goind to find out bout it</text:p>
          </table:table-cell>
          <table:table-cell office:value-type="string">
            <text:p>Alle werden dar<text:span text:style-name="T7">über erfahren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ält </text:p>
          </table:table-cell>
          <table:table-cell office:value-type="string">
            <text:p>receives</text:p>
          </table:table-cell>
          <table:table-cell table:number-columns-repeated="2"/>
        </table:table-row>
        <table:table-row table:style-name="ro28">
          <table:table-cell office:value-type="string">
            <text:p>erhalten</text:p>
          </table:table-cell>
          <table:table-cell office:value-type="string">
            <text:p>to receive</text:p>
          </table:table-cell>
          <table:table-cell table:number-columns-repeated="2"/>
        </table:table-row>
        <table:table-row table:style-name="ro28">
          <table:table-cell office:value-type="string">
            <text:p>verspreche</text:p>
          </table:table-cell>
          <table:table-cell office:value-type="string">
            <text:p>to prom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ritt </text:p>
          </table:table-cell>
          <table:table-cell office:value-type="string">
            <text:p>step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Eilig</text:p>
          </table:table-cell>
          <table:table-cell office:value-type="string">
            <text:p>urgent</text:p>
          </table:table-cell>
          <table:table-cell table:number-columns-repeated="2"/>
        </table:table-row>
        <table:table-row table:style-name="ro28">
          <table:table-cell office:value-type="string">
            <text:p>Antrag</text:p>
          </table:table-cell>
          <table:table-cell office:value-type="string">
            <text:p>proposal</text:p>
          </table:table-cell>
          <table:table-cell table:number-columns-repeated="2"/>
        </table:table-row>
        <table:table-row table:style-name="ro28">
          <table:table-cell office:value-type="string">
            <text:p>Dreh dich um</text:p>
          </table:table-cell>
          <table:table-cell office:value-type="string">
            <text:p>turn</text:p>
          </table:table-cell>
          <table:table-cell table:number-columns-repeated="2"/>
        </table:table-row>
        <table:table-row table:style-name="ro28">
          <table:table-cell office:value-type="string">
            <text:p>Gange</text:p>
          </table:table-cell>
          <table:table-cell office:value-type="string">
            <text:p>aisle,(diadromos)</text:p>
          </table:table-cell>
          <table:table-cell table:number-columns-repeated="2"/>
        </table:table-row>
        <table:table-row table:style-name="ro28">
          <table:table-cell office:value-type="string">
            <text:p>Belohnung</text:p>
          </table:table-cell>
          <table:table-cell office:value-type="string">
            <text:p>reward</text:p>
          </table:table-cell>
          <table:table-cell table:number-columns-repeated="2"/>
        </table:table-row>
        <table:table-row table:style-name="ro28">
          <table:table-cell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2"/>
        </table:table-row>
        <table:table-row table:style-name="ro28">
          <table:table-cell office:value-type="string">
            <text:p>einstellen</text:p>
          </table:table-cell>
          <table:table-cell office:value-type="string">
            <text:p>hi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eilen </text:p>
          </table:table-cell>
          <table:table-cell office:value-type="string">
            <text:p>share</text:p>
          </table:table-cell>
          <table:table-cell table:number-columns-repeated="2"/>
        </table:table-row>
        <table:table-row table:style-name="ro28">
          <table:table-cell office:value-type="string">
            <text:p>surrender</text:p>
          </table:table-cell>
          <table:table-cell office:value-type="string">
            <text:p>aufgeben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ie ist bei Bewusstsein</text:p>
          </table:table-cell>
          <table:table-cell office:value-type="string">
            <text:p>She is conscious</text:p>
          </table:table-cell>
          <table:table-cell table:number-columns-repeated="2"/>
        </table:table-row>
        <table:table-row table:style-name="ro28">
          <table:table-cell office:value-type="string">
            <text:p>Consciousness</text:p>
          </table:table-cell>
          <table:table-cell office:value-type="string">
            <text:p>Bewusstse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mittlung </text:p>
          </table:table-cell>
          <table:table-cell office:value-type="string">
            <text:p>operator</text:p>
          </table:table-cell>
          <table:table-cell table:number-columns-repeated="2"/>
        </table:table-row>
        <table:table-row table:style-name="ro28">
          <table:table-cell office:value-type="string">
            <text:p>Der Abschluss </text:p>
          </table:table-cell>
          <table:table-cell office:value-type="string">
            <text:p>conclusion, degree</text:p>
          </table:table-cell>
          <table:table-cell table:number-columns-repeated="2"/>
        </table:table-row>
        <table:table-row table:style-name="ro28">
          <table:table-cell office:value-type="string">
            <text:p>Verfügen über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beachten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Zelt</text:p>
          </table:table-cell>
          <table:table-cell office:value-type="string">
            <text:p>ten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ahrung 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gekoppelt </text:p>
          </table:table-cell>
          <table:table-cell office:value-type="string">
            <text:p>disconnect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rennt </text:p>
          </table:table-cell>
          <table:table-cell office:value-type="string">
            <text:p>separated</text:p>
          </table:table-cell>
          <table:table-cell table:number-columns-repeated="2"/>
        </table:table-row>
        <table:table-row table:style-name="ro28">
          <table:table-cell office:value-type="string">
            <text:p>bewegt sich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stoßen </text:p>
          </table:table-cell>
          <table:table-cell office:value-type="string">
            <text:p>offe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 </text:p>
          </table:table-cell>
          <table:table-cell office:value-type="string">
            <text:p>Hollen</text:p>
          </table:table-cell>
          <table:table-cell table:number-columns-repeated="2"/>
        </table:table-row>
        <table:table-row table:style-name="ro28">
          <table:table-cell office:value-type="string">
            <text:p>die Geige</text:p>
          </table:table-cell>
          <table:table-cell office:value-type="string">
            <text:p>viol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och-Risiko-Spiele </text:p>
          </table:table-cell>
          <table:table-cell office:value-type="string">
            <text:p>high risk game</text:p>
          </table:table-cell>
          <table:table-cell table:number-columns-repeated="2"/>
        </table:table-row>
        <table:table-row table:style-name="ro28">
          <table:table-cell office:value-type="string">
            <text:p>die Vermittlung</text:p>
          </table:table-cell>
          <table:table-cell office:value-type="string">
            <text:p>the mediation</text:p>
          </table:table-cell>
          <table:table-cell table:number-columns-repeated="2"/>
        </table:table-row>
        <table:table-row table:style-name="ro28">
          <table:table-cell office:value-type="string">
            <text:p>Vorstellung</text:p>
          </table:table-cell>
          <table:table-cell office:value-type="string">
            <text:p>show, 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 </text:p>
          </table:table-cell>
          <table:table-cell office:value-type="string">
            <text:p>agency, operator, negoti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fördern </text:p>
          </table:table-cell>
          <table:table-cell office:value-type="string">
            <text:p>support, help</text:p>
          </table:table-cell>
          <table:table-cell office:value-type="string">
            <text:p>fordern fordern fordern help</text:p>
          </table:table-cell>
          <table:table-cell/>
        </table:table-row>
        <table:table-row table:style-name="ro28">
          <table:table-cell table:style-name="ce170" office:value-type="string">
            <text:p>acthen</text:p>
          </table:table-cell>
          <table:table-cell office:value-type="string">
            <text:p>pay attention to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leben</text:p>
          </table:table-cell>
          <table:table-cell office:value-type="string">
            <text:p>experience</text:p>
          </table:table-cell>
          <table:table-cell office:value-type="string">
            <text:p>erleben</text:p>
          </table:table-cell>
          <table:table-cell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convi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Herkunft</text:p>
          </table:table-cell>
          <table:table-cell office:value-type="string">
            <text:p>the origi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Anschluss</text:p>
          </table:table-cell>
          <table:table-cell office:value-type="string">
            <text:p>the connec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Berechnung</text:p>
          </table:table-cell>
          <table:table-cell office:value-type="string">
            <text:p>the calcul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Pfeilen</text:p>
          </table:table-cell>
          <table:table-cell office:value-type="string">
            <text:p>arrow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uselig</text:p>
          </table:table-cell>
          <table:table-cell office:value-type="string">
            <text:p>creep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igenartiges</text:p>
          </table:table-cell>
          <table:table-cell office:value-type="string">
            <text:p>strange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Vorsichtig</text:p>
          </table:table-cell>
          <table:table-cell office:value-type="string">
            <text:p>careful</text:p>
          </table:table-cell>
          <table:table-cell table:number-columns-repeated="2"/>
        </table:table-row>
        <table:table-row table:style-name="ro28">
          <table:table-cell office:value-type="string">
            <text:p>Gesang</text:p>
          </table:table-cell>
          <table:table-cell office:value-type="string">
            <text:p>singing</text:p>
          </table:table-cell>
          <table:table-cell table:number-columns-repeated="2"/>
        </table:table-row>
        <table:table-row table:style-name="ro28">
          <table:table-cell office:value-type="string">
            <text:p>ÜBERRASCHUNG</text:p>
          </table:table-cell>
          <table:table-cell office:value-type="string">
            <text:p>surprise</text:p>
          </table:table-cell>
          <table:table-cell table:number-columns-repeated="2"/>
        </table:table-row>
        <table:table-row table:style-name="ro28">
          <table:table-cell office:value-type="string">
            <text:p>bahalten</text:p>
          </table:table-cell>
          <table:table-cell office:value-type="string">
            <text:p>to keep</text:p>
          </table:table-cell>
          <table:table-cell office:value-type="string">
            <text:p>behalten behalten keep</text:p>
          </table:table-cell>
          <table:table-cell/>
        </table:table-row>
        <table:table-row table:style-name="ro37">
          <table:table-cell table:style-name="ce153" office:value-type="string">
            <text:p>vermittelt </text:p>
          </table:table-cell>
          <table:table-cell office:value-type="string">
            <text:p>mediates, arrang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aden </text:p>
          </table:table-cell>
          <table:table-cell office:value-type="string">
            <text:p>damage</text:p>
          </table:table-cell>
          <table:table-cell office:value-type="string">
            <text:p>Schaden schaden damage</text:p>
          </table:table-cell>
          <table:table-cell/>
        </table:table-row>
        <table:table-row table:style-name="ro37">
          <table:table-cell table:style-name="ce153" office:value-type="string">
            <text:p>Genehmigung </text:p>
          </table:table-cell>
          <table:table-cell office:value-type="string">
            <text:p>permission, authorization</text:p>
          </table:table-cell>
          <table:table-cell office:value-type="string">
            <text:p>Genehmigung permission authorization</text:p>
          </table:table-cell>
          <table:table-cell/>
        </table:table-row>
        <table:table-row table:style-name="ro37">
          <table:table-cell table:style-name="ce153" office:value-type="string">
            <text:p>Verwaltung </text:p>
          </table:table-cell>
          <table:table-cell office:value-type="string">
            <text:p>management</text:p>
          </table:table-cell>
          <table:table-cell office:value-type="string">
            <text:p>verwaltung management</text:p>
          </table:table-cell>
          <table:table-cell/>
        </table:table-row>
        <table:table-row table:style-name="ro37">
          <table:table-cell table:style-name="ce153" office:value-type="string">
            <text:p>contracts </text:p>
          </table:table-cell>
          <table:table-cell table:style-name="ce153" office:value-type="string">
            <text:p>Verträge </text:p>
          </table:table-cell>
          <table:table-cell office:value-type="string">
            <text:p>vertrage contracts</text:p>
          </table:table-cell>
          <table:table-cell/>
        </table:table-row>
        <table:table-row table:style-name="ro28">
          <table:table-cell office:value-type="string">
            <text:p>Das All</text:p>
          </table:table-cell>
          <table:table-cell office:value-type="string">
            <text:p>the space</text:p>
          </table:table-cell>
          <table:table-cell table:number-columns-repeated="2"/>
        </table:table-row>
        <table:table-row table:style-name="ro28">
          <table:table-cell office:value-type="string">
            <text:p>Strand</text:p>
          </table:table-cell>
          <table:table-cell office:value-type="string">
            <text:p>beach</text:p>
          </table:table-cell>
          <table:table-cell table:number-columns-repeated="2"/>
        </table:table-row>
        <table:table-row table:style-name="ro28">
          <table:table-cell office:value-type="string">
            <text:p>Die Welle</text:p>
          </table:table-cell>
          <table:table-cell office:value-type="string">
            <text:p>the wave</text:p>
          </table:table-cell>
          <table:table-cell table:number-columns-repeated="2"/>
        </table:table-row>
        <table:table-row table:style-name="ro28">
          <table:table-cell office:value-type="string">
            <text:p>Der Dirigent</text:p>
          </table:table-cell>
          <table:table-cell office:value-type="string">
            <text:p>the conductor</text:p>
          </table:table-cell>
          <table:table-cell table:number-columns-repeated="2"/>
        </table:table-row>
        <table:table-row table:style-name="ro28">
          <table:table-cell office:value-type="string">
            <text:p>dirigiert</text:p>
          </table:table-cell>
          <table:table-cell office:value-type="string">
            <text:p>dir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rommel </text:p>
          </table:table-cell>
          <table:table-cell office:value-type="string">
            <text:p>drum</text:p>
          </table:table-cell>
          <table:table-cell table:number-columns-repeated="2"/>
        </table:table-row>
        <table:table-row table:style-name="ro28">
          <table:table-cell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28">
          <table:table-cell office:value-type="string">
            <text:p>liefern</text:p>
          </table:table-cell>
          <table:table-cell office:value-type="string">
            <text:p>deliver</text:p>
          </table:table-cell>
          <table:table-cell table:number-columns-repeated="2"/>
        </table:table-row>
        <table:table-row table:style-name="ro28">
          <table:table-cell office:value-type="string">
            <text:p>Tüte</text:p>
          </table:table-cell>
          <table:table-cell office:value-type="string">
            <text:p>ba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oßzügig </text:p>
          </table:table-cell>
          <table:table-cell office:value-type="string">
            <text:p>generous</text:p>
          </table:table-cell>
          <table:table-cell table:number-columns-repeated="2"/>
        </table:table-row>
        <table:table-row table:style-name="ro28">
          <table:table-cell office:value-type="string">
            <text:p>Er will Sänger werden.</text:p>
          </table:table-cell>
          <table:table-cell office:value-type="string">
            <text:p>He wants to be a singer</text:p>
          </table:table-cell>
          <table:table-cell table:number-columns-repeated="2"/>
        </table:table-row>
        <table:table-row table:style-name="ro28">
          <table:table-cell office:value-type="string">
            <text:p>Biegt links ab</text:p>
          </table:table-cell>
          <table:table-cell office:value-type="string">
            <text:p>Turn lef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ste </text:p>
          </table:table-cell>
          <table:table-cell office:value-type="string">
            <text:p>box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trag </text:p>
          </table:table-cell>
          <table:table-cell office:value-type="string">
            <text:p>job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langten </text:p>
          </table:table-cell>
          <table:table-cell office:value-type="string">
            <text:p>dema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wöre </text:p>
          </table:table-cell>
          <table:table-cell office:value-type="string">
            <text:p>swea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afft</text:p>
          </table:table-cell>
          <table:table-cell office:value-type="string">
            <text:p>creat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liefert </text:p>
          </table:table-cell>
          <table:table-cell office:value-type="string">
            <text:p>provide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klärung </text:p>
          </table:table-cell>
          <table:table-cell office:value-type="string">
            <text:p>explan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insidents, even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steht </text:p>
          </table:table-cell>
          <table:table-cell office:value-type="string">
            <text:p>form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u wirkst</text:p>
          </table:table-cell>
          <table:table-cell office:value-type="string">
            <text:p>you appear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Service liefert je nach Bedarf</text:p>
          </table:table-cell>
          <table:table-cell office:value-type="string">
            <text:p>the service provides as neede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Ton</text:p>
          </table:table-cell>
          <table:table-cell office:value-type="string">
            <text:p>the soun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er Austausch</text:p>
          </table:table-cell>
          <table:table-cell office:value-type="string">
            <text:p>the ex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weck</text:p>
          </table:table-cell>
          <table:table-cell office:value-type="string">
            <text:p>purpose,cau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male </text:p>
          </table:table-cell>
          <table:table-cell office:value-type="string">
            <text:p>feature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Ordnung</text:p>
          </table:table-cell>
          <table:table-cell office:value-type="string">
            <text:p>the order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Scherzt</text:p>
          </table:table-cell>
          <table:table-cell office:value-type="string">
            <text:p>jokes</text:p>
          </table:table-cell>
          <table:table-cell table:number-columns-repeated="2"/>
        </table:table-row>
        <table:table-row table:style-name="ro28">
          <table:table-cell office:value-type="string">
            <text:p>Gelangweilt</text:p>
          </table:table-cell>
          <table:table-cell office:value-type="string">
            <text:p>bored</text:p>
          </table:table-cell>
          <table:table-cell table:number-columns-repeated="2"/>
        </table:table-row>
        <table:table-row table:style-name="ro28">
          <table:table-cell office:value-type="string">
            <text:p>eher</text:p>
          </table:table-cell>
          <table:table-cell office:value-type="string">
            <text:p>rathe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gewöhnlich</text:p>
          </table:table-cell>
          <table:table-cell office:value-type="string">
            <text:p>usuall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When had he found out about that?</text:p>
          </table:table-cell>
          <table:table-cell office:value-type="string">
            <text:p>wann hatte er davon erfahren?</text:p>
          </table:table-cell>
          <table:table-cell table:number-columns-repeated="2"/>
        </table:table-row>
        <table:table-row table:style-name="ro28">
          <table:table-cell office:value-type="string">
            <text:p>He had often called me his best student</text:p>
          </table:table-cell>
          <table:table-cell office:value-type="string">
            <text:p>er hatte oft mich seinen besten Sudent genann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<text:s/>I would like to talk to you about the price.</text:p>
          </table:table-cell>
          <table:table-cell office:value-type="string">
            <text:p>Ich würde gerne mit Ihnen über den Preis sprechen</text:p>
          </table:table-cell>
          <table:table-cell table:number-columns-repeated="2"/>
        </table:table-row>
        <table:table-row table:style-name="ro37">
          <table:table-cell office:value-type="string">
            <text:p>What would you expect ?</text:p>
          </table:table-cell>
          <table:table-cell office:value-type="string">
            <text:p>was w<text:span text:style-name="T7">űrdest du erwart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Who would call his dogs like that ?</text:p>
          </table:table-cell>
          <table:table-cell office:value-type="string">
            <text:p>Wer w<text:span text:style-name="T7">űrde seine Hunde so wie nenn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I would like to speak to you about it</text:p>
          </table:table-cell>
          <table:table-cell table:style-name="ce167" office:value-type="string">
            <text:p>Ich w<text:span text:style-name="T7">űrde gerne mit dir darűber reden</text:span></text:p>
          </table:table-cell>
          <table:table-cell table:number-columns-repeated="2"/>
        </table:table-row>
        <table:table-row table:style-name="ro37">
          <table:table-cell office:value-type="string">
            <text:p>Is that the largest apartment you have ?</text:p>
          </table:table-cell>
          <table:table-cell office:value-type="string">
            <text:p>Ist das die gr<text:span text:style-name="T11">össte wohnung, die du hast?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ie Betreuung </text:p>
          </table:table-cell>
          <table:table-cell office:value-type="string">
            <text:p>supervision</text:p>
          </table:table-cell>
          <table:table-cell table:number-columns-repeated="2"/>
        </table:table-row>
        <table:table-row table:style-name="ro28">
          <table:table-cell office:value-type="string">
            <text:p>der Gegensatz</text:p>
          </table:table-cell>
          <table:table-cell office:value-type="string">
            <text:p>the opositition</text:p>
          </table:table-cell>
          <table:table-cell table:number-columns-repeated="2"/>
        </table:table-row>
        <table:table-row table:style-name="ro28">
          <table:table-cell office:value-type="string">
            <text:p>Die Vorbereitung</text:p>
          </table:table-cell>
          <table:table-cell office:value-type="string">
            <text:p>preparation</text:p>
          </table:table-cell>
          <table:table-cell table:number-columns-repeated="2"/>
        </table:table-row>
        <table:table-row table:style-name="ro28">
          <table:table-cell office:value-type="string">
            <text:p>Die Wertung</text:p>
          </table:table-cell>
          <table:table-cell office:value-type="string">
            <text:p>evaluation, rating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Die Fassung</text:p>
          </table:table-cell>
          <table:table-cell office:value-type="string">
            <text:p>vers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ucken wir </text:p>
          </table:table-cell>
          <table:table-cell office:value-type="string">
            <text:p>we watch</text:p>
          </table:table-cell>
          <table:table-cell table:number-columns-repeated="2"/>
        </table:table-row>
        <table:table-row table:style-name="ro28">
          <table:table-cell office:value-type="string">
            <text:p>Paket schüttle</text:p>
          </table:table-cell>
          <table:table-cell office:value-type="string">
            <text:p>to shake the packag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wette </text:p>
          </table:table-cell>
          <table:table-cell office:value-type="string">
            <text:p>I bet</text:p>
          </table:table-cell>
          <table:table-cell table:number-columns-repeated="2"/>
        </table:table-row>
        <table:table-row table:style-name="ro28">
          <table:table-cell office:value-type="string">
            <text:p>Die Fernbedienung</text:p>
          </table:table-cell>
          <table:table-cell office:value-type="string">
            <text:p>the remote control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ortsetzen </text:p>
          </table:table-cell>
          <table:table-cell office:value-type="string">
            <text:p>continu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Paket geliefert </text:p>
          </table:table-cell>
          <table:table-cell office:value-type="string">
            <text:p>packet delivere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sessen </text:p>
          </table:table-cell>
          <table:table-cell office:value-type="string">
            <text:p>obsessed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28">
          <table:table-cell office:value-type="string">
            <text:p>Du drehst durch! </text:p>
          </table:table-cell>
          <table:table-cell office:value-type="string">
            <text:p>you are crazy</text:p>
          </table:table-cell>
          <table:table-cell table:number-columns-repeated="2"/>
        </table:table-row>
        <table:table-row table:style-name="ro28">
          <table:table-cell office:value-type="string">
            <text:p>Zettel</text:p>
          </table:table-cell>
          <table:table-cell office:value-type="string">
            <text:p>not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nötige</text:p>
          </table:table-cell>
          <table:table-cell office:value-type="string">
            <text:p>need</text:p>
          </table:table-cell>
          <table:table-cell table:number-columns-repeated="2"/>
        </table:table-row>
        <table:table-row table:style-name="ro28">
          <table:table-cell office:value-type="string">
            <text:p>Was soll das?</text:p>
          </table:table-cell>
          <table:table-cell office:value-type="string">
            <text:p>What is the point?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tt </text:p>
          </table:table-cell>
          <table:table-cell office:value-type="string">
            <text:p>substitut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verfügen <text:span text:style-name="T13">über</text:span>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vermittelt</text:p>
          </table:table-cell>
          <table:table-cell office:value-type="string">
            <text:p>arrang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erz</text:p>
          </table:table-cell>
          <table:table-cell office:value-type="string">
            <text:p>joke</text:p>
          </table:table-cell>
          <table:table-cell table:number-columns-repeated="2"/>
        </table:table-row>
        <table:table-row table:style-name="ro28">
          <table:table-cell office:value-type="string"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nstehenden </text:p>
          </table:table-cell>
          <table:table-cell office:value-type="string">
            <text:p>upcoming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förderungen </text:p>
          </table:table-cell>
          <table:table-cell office:value-type="string">
            <text:p>promot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zeihen</text:p>
          </table:table-cell>
          <table:table-cell office:value-type="string">
            <text:p>forgive</text:p>
          </table:table-cell>
          <table:table-cell table:number-columns-repeated="2"/>
        </table:table-row>
        <table:table-row table:style-name="ro28">
          <table:table-cell office:value-type="string">
            <text:p>zu knacken</text:p>
          </table:table-cell>
          <table:table-cell office:value-type="string">
            <text:p>to crack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weitern</text:p>
          </table:table-cell>
          <table:table-cell office:value-type="string">
            <text:p>expand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folgen</text:p>
          </table:table-cell>
          <table:table-cell office:value-type="string">
            <text:p>takes place, πραγματοποιή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28">
          <table:table-cell office:value-type="string">
            <text:p>have you charged that yet?</text:p>
          </table:table-cell>
          <table:table-cell office:value-type="string">
            <text:p>hast du das schon geladen?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He did not like the sofa</text:p>
          </table:table-cell>
          <table:table-cell office:value-type="string">
            <text:p>Er hat das Sofa nicht gemocht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hen he has drunk beer , </text:p>
            <text:p>He does not drive the car</text:p>
          </table:table-cell>
          <table:table-cell office:value-type="string">
            <text:p>wenn er Bier getrunken hat, f<text:span text:style-name="T11">ährt er nicht mit dem Auto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brauch </text:p>
          </table:table-cell>
          <table:table-cell office:value-type="string">
            <text:p>usage</text:p>
          </table:table-cell>
          <table:table-cell table:number-columns-repeated="2"/>
        </table:table-row>
        <table:table-row table:style-name="ro28">
          <table:table-cell office:value-type="string">
            <text:p>Ich meine dich nicht</text:p>
          </table:table-cell>
          <table:table-cell office:value-type="string">
            <text:p>i do not mean you</text:p>
          </table:table-cell>
          <table:table-cell table:number-columns-repeated="2"/>
        </table:table-row>
        <table:table-row table:style-name="ro28">
          <table:table-cell office:value-type="string">
            <text:p>erkenne</text:p>
          </table:table-cell>
          <table:table-cell office:value-type="string">
            <text:p>recognizs</text:p>
          </table:table-cell>
          <table:table-cell table:number-columns-repeated="2"/>
        </table:table-row>
        <table:table-row table:style-name="ro28">
          <table:table-cell office:value-type="string">
            <text:p>to hold</text:p>
          </table:table-cell>
          <table:table-cell office:value-type="string">
            <text:p>halten</text:p>
          </table:table-cell>
          <table:table-cell table:number-columns-repeated="2"/>
        </table:table-row>
        <table:table-row table:style-name="ro28">
          <table:table-cell office:value-type="string">
            <text:p>It is not as we thought</text:p>
          </table:table-cell>
          <table:table-cell office:value-type="string">
            <text:p>Es ist nicht wie wir dachten</text:p>
          </table:table-cell>
          <table:table-cell table:number-columns-repeated="2"/>
        </table:table-row>
        <table:named-expressions/>
      </table:table>
      <table:table table:name="Dative" table:style-name="ta8" table:print="false">
        <office:forms form:automatic-focus="false" form:apply-design-mode="false"/>
        <table:table-column table:style-name="co27" table:default-cell-style-name="ce153"/>
        <table:table-column table:style-name="co28" table:default-cell-style-name="ce153"/>
        <table:table-column table:style-name="co29" table:default-cell-style-name="ce153"/>
        <table:table-row table:style-name="ro37">
          <table:table-cell office:value-type="string">
            <text:p>ähneln</text:p>
          </table:table-cell>
          <table:table-cell office:value-type="string">
            <text:p>to resembl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ntworten</text:p>
          </table:table-cell>
          <table:table-cell office:value-type="string">
            <text:p>to answ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uffallen</text:p>
          </table:table-cell>
          <table:table-cell office:value-type="string">
            <text:p>to occur to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ausweichen</text:p>
          </table:table-cell>
          <table:table-cell office:value-type="string">
            <text:p>to avoid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efehlen</text:p>
          </table:table-cell>
          <table:table-cell office:value-type="string">
            <text:p>to command, ord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begegnen</text:p>
          </table:table-cell>
          <table:table-cell office:value-type="string">
            <text:p>to encounter, meet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beistehen</text:p>
          </table:table-cell>
          <table:table-cell office:value-type="string">
            <text:p>to stand by, support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leiben</text:p>
          </table:table-cell>
          <table:table-cell office:value-type="string">
            <text:p>to rema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anken</text:p>
          </table:table-cell>
          <table:table-cell office:value-type="string">
            <text:p>to thank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ienen</text:p>
          </table:table-cell>
          <table:table-cell office:value-type="string">
            <text:p>to ser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rohen</text:p>
          </table:table-cell>
          <table:table-cell office:value-type="string">
            <text:p>to threaten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einfallen</text:p>
          </table:table-cell>
          <table:table-cell office:value-type="string">
            <text:p>to occur to, to think of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entgegnen</text:p>
          </table:table-cell>
          <table:table-cell office:value-type="string">
            <text:p>to reply, retor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lauben</text:p>
          </table:table-cell>
          <table:table-cell office:value-type="string">
            <text:p>to allow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scheinen</text:p>
          </table:table-cell>
          <table:table-cell office:value-type="string">
            <text:p>to appea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widern</text:p>
          </table:table-cell>
          <table:table-cell office:value-type="string">
            <text:p>to reply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fehlen</text:p>
          </table:table-cell>
          <table:table-cell office:value-type="string">
            <text:p>to be missing, lacking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folgen</text:p>
          </table:table-cell>
          <table:table-cell office:value-type="string">
            <text:p>to follow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efallen</text:p>
          </table:table-cell>
          <table:table-cell office:value-type="string">
            <text:p>to like, be pleasi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orchen</text:p>
          </table:table-cell>
          <table:table-cell office:value-type="string">
            <text:p>to obey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ören</text:p>
          </table:table-cell>
          <table:table-cell office:value-type="string">
            <text:p>to belo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lingen</text:p>
          </table:table-cell>
          <table:table-cell office:value-type="string">
            <text:p>to succeed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nügen</text:p>
          </table:table-cell>
          <table:table-cell office:value-type="string">
            <text:p>to be enough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raten</text:p>
          </table:table-cell>
          <table:table-cell office:value-type="string">
            <text:p>to turn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schehen</text:p>
          </table:table-cell>
          <table:table-cell office:value-type="string">
            <text:p>to happe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auben</text:p>
          </table:table-cell>
          <table:table-cell office:value-type="string">
            <text:p>to belie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eichen</text:p>
          </table:table-cell>
          <table:table-cell office:value-type="string">
            <text:p>to be similar to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lücken</text:p>
          </table:table-cell>
          <table:table-cell office:value-type="string">
            <text:p>to succeed, work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ratulieren</text:p>
          </table:table-cell>
          <table:table-cell office:value-type="string">
            <text:p>to congratula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helfen</text:p>
          </table:table-cell>
          <table:table-cell office:value-type="string">
            <text:p>to help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lauschen</text:p>
          </table:table-cell>
          <table:table-cell office:value-type="string">
            <text:p>to overhear, listen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leidtun</text:p>
          </table:table-cell>
          <table:table-cell office:value-type="string">
            <text:p>to feel sorry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misslingen</text:p>
          </table:table-cell>
          <table:table-cell office:value-type="string">
            <text:p>to fail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mund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nützen</text:p>
          </table:table-cell>
          <table:table-cell office:value-type="string">
            <text:p>to be of u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en</text:p>
          </table:table-cell>
          <table:table-cell office:value-type="string">
            <text:p>to fit, sui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ieren</text:p>
          </table:table-cell>
          <table:table-cell office:value-type="string">
            <text:p>to happen (to)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raten</text:p>
          </table:table-cell>
          <table:table-cell office:value-type="string">
            <text:p>to advi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aden</text:p>
          </table:table-cell>
          <table:table-cell office:value-type="string">
            <text:p>to harm, damag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ck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icheln</text:p>
          </table:table-cell>
          <table:table-cell office:value-type="string">
            <text:p>to flatt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ich nähern</text:p>
          </table:table-cell>
          <table:table-cell office:value-type="string">
            <text:p>to approach</text:p>
          </table:table-cell>
          <table:table-cell office:value-type="string">
            <text:p>dative reflex. verb</text:p>
          </table:table-cell>
        </table:table-row>
        <table:table-row table:style-name="ro37">
          <table:table-cell office:value-type="string">
            <text:p>trauen</text:p>
          </table:table-cell>
          <table:table-cell office:value-type="string">
            <text:p>to trus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trauen</text:p>
          </table:table-cell>
          <table:table-cell office:value-type="string">
            <text:p>to trust, confide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zeihen</text:p>
          </table:table-cell>
          <table:table-cell office:value-type="string">
            <text:p>to pardon, forgive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weichen</text:p>
          </table:table-cell>
          <table:table-cell office:value-type="string">
            <text:p>to yield to, make way fo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wehtun</text:p>
          </table:table-cell>
          <table:table-cell office:value-type="string">
            <text:p>to hur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dersprechen</text:p>
          </table:table-cell>
          <table:table-cell office:value-type="string">
            <text:p>to contradic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nken</text:p>
          </table:table-cell>
          <table:table-cell office:value-type="string">
            <text:p>to wave at /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zuhören</text:p>
          </table:table-cell>
          <table:table-cell office:value-type="string">
            <text:p>to listen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lächeln</text:p>
          </table:table-cell>
          <table:table-cell office:value-type="string">
            <text:p>to smile at /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ürnen</text:p>
          </table:table-cell>
          <table:table-cell office:value-type="string">
            <text:p>to be angry with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agen</text:p>
          </table:table-cell>
          <table:table-cell office:value-type="string">
            <text:p>to agree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timmen</text:p>
          </table:table-cell>
          <table:table-cell office:value-type="string">
            <text:p>to agree with</text:p>
          </table:table-cell>
          <table:table-cell office:value-type="string">
            <text:p>dative sep. verb</text:p>
          </table:table-cell>
        </table:table-row>
        <table:named-expressions/>
      </table:table>
      <table:table table:name="Duonlingo2" table:style-name="ta21" table:print="false">
        <office:forms form:automatic-focus="false" form:apply-design-mode="false"/>
        <table:table-column table:style-name="co68" table:default-cell-style-name="ce154"/>
        <table:table-column table:style-name="co69" table:default-cell-style-name="ce154"/>
        <table:table-row table:style-name="ro37">
          <table:table-cell office:value-type="string">
            <text:p>Shipment to who?</text:p>
          </table:table-cell>
          <table:table-cell office:value-type="string">
            <text:p>Lieferung an wen?</text:p>
          </table:table-cell>
        </table:table-row>
        <table:table-row table:style-name="ro115">
          <table:table-cell office:value-type="string">
            <text:p>And if so , would everyone </text:p>
            <text:p>Keep their jobs?</text:p>
          </table:table-cell>
          <table:table-cell office:value-type="string">
            <text:p>Und wenn ja, würden alle ihre Jobs behalten?</text:p>
          </table:table-cell>
        </table:table-row>
        <table:table-row table:style-name="ro38">
          <table:table-cell office:value-type="string">
            <text:p>Could you show me the way to the bus stop?</text:p>
          </table:table-cell>
          <table:table-cell office:value-type="string">
            <text:p>Kannst du mir den Weg zur Bushaltestelle zeigen?</text:p>
          </table:table-cell>
        </table:table-row>
        <table:table-row table:style-name="ro37">
          <table:table-cell office:value-type="string">
            <text:p>Wer würde es verhindern?</text:p>
          </table:table-cell>
          <table:table-cell office:value-type="string">
            <text:p>Who would prevent it?</text:p>
          </table:table-cell>
        </table:table-row>
        <table:table-row table:style-name="ro37">
          <table:table-cell office:value-type="string">
            <text:p>We would enlarge your window</text:p>
          </table:table-cell>
          <table:table-cell office:value-type="string">
            <text:p>Wir würden dein Fenster vergroessern</text:p>
          </table:table-cell>
        </table:table-row>
        <table:table-row table:style-name="ro37">
          <table:table-cell office:value-type="string">
            <text:p>He would like to serve you</text:p>
          </table:table-cell>
          <table:table-cell office:value-type="string">
            <text:p>Er würde dir gerne dienen</text:p>
          </table:table-cell>
        </table:table-row>
        <table:table-row table:style-name="ro38">
          <table:table-cell office:value-type="string">
            <text:p>She would change her university because of the sheep</text:p>
          </table:table-cell>
          <table:table-cell office:value-type="string">
            <text:p>Sie würde die Universität wegen den Schafen wechseln</text:p>
          </table:table-cell>
        </table:table-row>
        <table:table-row table:style-name="ro38">
          <table:table-cell office:value-type="string">
            <text:p>The medicine would take effect tomorrow</text:p>
          </table:table-cell>
          <table:table-cell office:value-type="string">
            <text:p>Die Medizin würde morgen wirken</text:p>
          </table:table-cell>
        </table:table-row>
        <table:table-row table:style-name="ro38">
          <table:table-cell office:value-type="string">
            <text:p>Grandfather and I will ensure that everything runs smoothly.</text:p>
          </table:table-cell>
          <table:table-cell office:value-type="string">
            <text:p>Großvater und ich werden dafür sorgen, dass alles rund läuft.</text:p>
          </table:table-cell>
        </table:table-row>
        <table:table-row table:style-name="ro37">
          <table:table-cell office:value-type="string">
            <text:p>Italy will win</text:p>
          </table:table-cell>
          <table:table-cell office:value-type="string">
            <text:p>Italien wird gewinnen</text:p>
          </table:table-cell>
        </table:table-row>
        <table:table-row table:style-name="ro37">
          <table:table-cell office:value-type="string">
            <text:p>Er wird meine Wünsche erfüllen</text:p>
          </table:table-cell>
          <table:table-cell office:value-type="string">
            <text:p>he will grant my whishes</text:p>
          </table:table-cell>
        </table:table-row>
        <table:table-row table:style-name="ro38">
          <table:table-cell office:value-type="string">
            <text:p>Wir werden ein neüs Fenster auswählen</text:p>
          </table:table-cell>
          <table:table-cell office:value-type="string">
            <text:p>We are going to choose a new window</text:p>
          </table:table-cell>
        </table:table-row>
        <table:table-row table:style-name="ro37">
          <table:table-cell office:value-type="string">
            <text:p>Will I hear from you soon?</text:p>
          </table:table-cell>
          <table:table-cell office:value-type="string">
            <text:p>Werde ich bald von dir hoeren?</text:p>
          </table:table-cell>
        </table:table-row>
        <table:table-row table:style-name="ro38">
          <table:table-cell office:value-type="string">
            <text:p>Physics provides an explanation for some events</text:p>
          </table:table-cell>
          <table:table-cell office:value-type="string">
            <text:p>Physik liefert Erklärung für manch Ereignisse</text:p>
          </table:table-cell>
        </table:table-row>
        <table:table-row table:style-name="ro37">
          <table:table-cell office:value-type="string">
            <text:p>Let us discuss why you are here</text:p>
          </table:table-cell>
          <table:table-cell office:value-type="string">
            <text:p>Diskutieren wir <text:span text:style-name="T6">doch</text:span><text:span text:style-name="T7">, warum du hier bist</text:span></text:p>
          </table:table-cell>
        </table:table-row>
        <table:table-row table:style-name="ro37">
          <table:table-cell office:value-type="string">
            <text:p>A line forms in front of the cinema</text:p>
          </table:table-cell>
          <table:table-cell office:value-type="string">
            <text:p>Es bildet sich eine <text:span text:style-name="T6">Schlange</text:span><text:span text:style-name="T7"> vor dem Kino</text:span></text:p>
          </table:table-cell>
        </table:table-row>
        <table:table-row table:style-name="ro37">
          <table:table-cell office:value-type="string">
            <text:p>He confirms, that he is doing well</text:p>
          </table:table-cell>
          <table:table-cell office:value-type="string">
            <text:p>Er best<text:span text:style-name="T7">ätigt, dass es ihm gut geht</text:span></text:p>
          </table:table-cell>
        </table:table-row>
        <table:table-row table:style-name="ro37">
          <table:table-cell office:value-type="string">
            <text:p>Niederlage</text:p>
          </table:table-cell>
          <table:table-cell office:value-type="string">
            <text:p>defeat</text:p>
          </table:table-cell>
        </table:table-row>
        <table:table-row table:style-name="ro37">
          <table:table-cell office:value-type="string">
            <text:p>Life is the purpose</text:p>
          </table:table-cell>
          <table:table-cell office:value-type="string">
            <text:p>Leben ist der Zweck</text:p>
          </table:table-cell>
        </table:table-row>
        <table:table-row table:style-name="ro37">
          <table:table-cell office:value-type="string">
            <text:p>origin</text:p>
          </table:table-cell>
          <table:table-cell office:value-type="string">
            <text:p>Herkunft</text:p>
          </table:table-cell>
        </table:table-row>
        <table:table-row table:style-name="ro37">
          <table:table-cell table:style-name="ce157" office:value-type="string">
            <text:p>Fassung</text:p>
          </table:table-cell>
          <table:table-cell office:value-type="string">
            <text:p>version</text:p>
          </table:table-cell>
        </table:table-row>
        <table:table-row table:style-name="ro92">
          <table:table-cell table:style-name="ce273" office:value-type="string">
            <text:p>I will explain everything to you over lunch. </text:p>
          </table:table-cell>
          <table:table-cell office:value-type="string">
            <text:p>Ich werde dir beim Mittagessen alles erklären.</text:p>
          </table:table-cell>
        </table:table-row>
        <table:table-row table:style-name="ro47">
          <table:table-cell table:style-name="ce273" office:value-type="string">
            <text:p>You will notice that soon. </text:p>
          </table:table-cell>
          <table:table-cell table:style-name="Default" office:value-type="string">
            <text:p>Das wirst du bald merken.</text:p>
          </table:table-cell>
        </table:table-row>
        <table:table-row table:style-name="ro47" table:number-rows-repeated="1048552">
          <table:table-cell table:number-columns-repeated="2"/>
        </table:table-row>
        <table:table-row table:style-name="ro47">
          <table:table-cell table:number-columns-repeated="2"/>
        </table:table-row>
        <table:named-expressions/>
      </table:table>
      <table:table table:name="nachrichtenleicht" table:style-name="ta10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number-columns-repeated="1021" table:default-cell-style-name="Default"/>
        <table:table-row table:style-name="ro1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iträgen </text:p>
          </table:table-cell>
          <table:table-cell office:value-type="string">
            <text:p>contribu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t jetzt auf </text:p>
          </table:table-cell>
          <table:table-cell office:value-type="string">
            <text:p>stops no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ater </text:p>
          </table:table-cell>
          <table:table-cell office:value-type="string">
            <text:p>Consulta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ücktritt </text:p>
          </table:table-cell>
          <table:table-cell office:value-type="string">
            <text:p>resignation/παραίτησ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tände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trauten </text:p>
          </table:table-cell>
          <table:table-cell office:value-type="string">
            <text:p>trusted,(ατομο εμπιστοσύνης)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annon hat den Verstand verloren. </text:p>
          </table:table-cell>
          <table:table-cell office:value-type="string">
            <text:p>Bannon has lost his mi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alttätig </text:p>
          </table:table-cell>
          <table:table-cell office:value-type="string">
            <text:p>viol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rgt ...für Aufsehen</text:p>
          </table:table-cell>
          <table:table-cell office:value-type="string">
            <text:p>προκαλεί αναταραχή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eignet </text:p>
          </table:table-cell>
          <table:table-cell office:value-type="string">
            <text:p>κατάλληλ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rottel </text:p>
          </table:table-cell>
          <table:table-cell office:value-type="string">
            <text:p>fool</text:p>
          </table:table-cell>
          <table:table-cell table:number-columns-repeated="1022"/>
        </table:table-row>
        <table:table-row table:style-name="ro1">
          <table:table-cell office:value-type="string">
            <text:p>The book is full of lies</text:p>
          </table:table-cell>
          <table:table-cell table:style-name="ce153" office:value-type="string">
            <text:p>Das Buch ist voller Lügen 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wälte 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Preis-Verleihung </text:p>
          </table:table-cell>
          <table:table-cell office:value-type="string">
            <text:p>award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crim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ber </text:p>
          </table:table-cell>
          <table:table-cell office:value-type="string">
            <text:p>the candida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Verleihung </text:p>
          </table:table-cell>
          <table:table-cell office:value-type="string">
            <text:p>the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en ... auf.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oppel-Spitze </text:p>
          </table:table-cell>
          <table:table-cell office:value-type="string">
            <text:p>double head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lebt </text:p>
          </table:table-cell>
          <table:table-cell office:value-type="string">
            <text:p>βιώσε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εγκλημ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lecht behandelt wird </text:p>
          </table:table-cell>
          <table:table-cell office:value-type="string">
            <text:p>αντιμετωπίζεται άσχημα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spannter </text:p>
          </table:table-cell>
          <table:table-cell office:value-type="string">
            <text:p>relax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rrschte </text:p>
          </table:table-cell>
          <table:table-cell office:value-type="string">
            <text:p>prevail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halten </text:p>
          </table:table-cell>
          <table:table-cell office:value-type="string">
            <text:p>recei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Nach Ansicht von </text:p>
          </table:table-cell>
          <table:table-cell office:value-type="string">
            <text:p>σύμφωνα με την γνώμη του..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isse Nostalgie </text:p>
          </table:table-cell>
          <table:table-cell office:value-type="string">
            <text:p>certain nostalgi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– allerdings mit Einschränkungen </text:p>
          </table:table-cell>
          <table:table-cell office:value-type="string">
            <text:p>but with restric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ch hab die Erfahrung gemacht </text:p>
          </table:table-cell>
          <table:table-cell office:value-type="string">
            <text:p>i have the experienc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täuschung </text:p>
          </table:table-cell>
          <table:table-cell office:value-type="string">
            <text:p>dissapointment</text:p>
          </table:table-cell>
          <table:table-cell table:number-columns-repeated="1022"/>
        </table:table-row>
        <table:table-row table:style-name="ro1">
          <table:table-cell office:value-type="string">
            <text:p>Ist .. gerast</text:p>
          </table:table-cell>
          <table:table-cell office:value-type="string">
            <text:p>has ra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s er sich selbst töten wollte </text:p>
          </table:table-cell>
          <table:table-cell office:value-type="string">
            <text:p>that he wanted to kill him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zulösen 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ingestellt worden </text:p>
          </table:table-cell>
          <table:table-cell office:value-type="string">
            <text:p>being discontinu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recken </text:p>
          </table:table-cell>
          <table:table-cell office:value-type="string">
            <text:p>rou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ätzlich </text:p>
          </table:table-cell>
          <table:table-cell office:value-type="string">
            <text:p>Additiona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urden annulliert </text:p>
          </table:table-cell>
          <table:table-cell office:value-type="string">
            <text:p>were canceled</text:p>
          </table:table-cell>
          <table:table-cell table:number-columns-repeated="1022"/>
        </table:table-row>
        <table:table-row table:style-name="ro1">
          <table:table-cell office:value-type="string">
            <text:p>Produktionsstopp abgewendet</text:p>
          </table:table-cell>
          <table:table-cell office:value-type="string">
            <text:p>Production stop aver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trag </text:p>
          </table:table-cell>
          <table:table-cell office:value-type="string">
            <text:p>assig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rohende </text:p>
          </table:table-cell>
          <table:table-cell office:value-type="string">
            <text:p>threat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ündigte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leidigend </text:p>
          </table:table-cell>
          <table:table-cell office:value-type="string">
            <text:p>offensi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auptungen 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wiesen </text:p>
          </table:table-cell>
          <table:table-cell office:value-type="string">
            <text:p>pro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atsache </text:p>
          </table:table-cell>
          <table:table-cell office:value-type="string">
            <text:p>fa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Wahrheit 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Ereignisse falsch darstellt </text:p>
          </table:table-cell>
          <table:table-cell office:value-type="string">
            <text:p>that misrepresents events</text:p>
          </table:table-cell>
          <table:table-cell table:number-columns-repeated="1022"/>
        </table:table-row>
        <table:table-row table:style-name="ro1">
          <table:table-cell office:value-type="string">
            <text:p>Wieder-verwertbar sein</text:p>
          </table:table-cell>
          <table:table-cell office:value-type="string">
            <text:p>to be reusable</text:p>
          </table:table-cell>
          <table:table-cell table:number-columns-repeated="1022"/>
        </table:table-row>
        <table:table-row table:style-name="ro1">
          <table:table-cell office:value-type="string">
            <text:p>beschießt </text:p>
          </table:table-cell>
          <table:table-cell office:value-type="string">
            <text:p>bombs</text:p>
          </table:table-cell>
          <table:table-cell table:number-columns-repeated="1022"/>
        </table:table-row>
        <table:table-row table:style-name="ro1">
          <table:table-cell office:value-type="string">
            <text:p>An-greiffen</text:p>
          </table:table-cell>
          <table:table-cell office:value-type="string">
            <text:p>to attack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einen Angaben </text:p>
          </table:table-cell>
          <table:table-cell office:value-type="string">
            <text:p>according to hi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achtet </text:p>
          </table:table-cell>
          <table:table-cell office:value-type="string">
            <text:p>regard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warten </text:p>
          </table:table-cell>
          <table:table-cell office:value-type="string">
            <text:p>to expec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lend </text:p>
          </table:table-cell>
          <table:table-cell office:value-type="string">
            <text:p>mise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wiesen </text:p>
          </table:table-cell>
          <table:table-cell office:value-type="string">
            <text:p>reliant,εξαρτώμε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il viele Schulen durch Angriffe zerstört wurden </text:p>
          </table:table-cell>
          <table:table-cell office:value-type="string">
            <text:p>because many schools were destroyed by attack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ständische </text:p>
          </table:table-cell>
          <table:table-cell office:value-type="string">
            <text:p>antar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Regierung wird von einem Militär-Bündnis unterstützt </text:p>
          </table:table-cell>
          <table:table-cell table:style-name="ce153" office:value-type="string">
            <text:p>Η κυβέρνηση υποστηρίζεται </text:p>
            <text:p>Από μία στρατιωτική συμμαχ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gekippt sind </text:p>
          </table:table-cell>
          <table:table-cell office:value-type="string">
            <text:p>are overtur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 do not have food, but at least we have water. </text:p>
          </table:table-cell>
          <table:table-cell table:style-name="ce153" office:value-type="string">
            <text:p>Wir haben kein Essen, aber wenigstens </text:p>
            <text:p>Haben wir Wasser</text:p>
          </table:table-cell>
          <table:table-cell table:number-columns-repeated="1022"/>
        </table:table-row>
        <table:table-row table:style-name="ro1">
          <table:table-cell office:value-type="string">
            <text:p>Ansonsten</text:p>
          </table:table-cell>
          <table:table-cell office:value-type="string">
            <text:p>Otherwise, else</text:p>
          </table:table-cell>
          <table:table-cell office:value-type="string">
            <text:p>Ansonsten otherwise</text:p>
          </table:table-cell>
          <table:table-cell table:number-columns-repeated="1021"/>
        </table:table-row>
        <table:table-row table:style-name="ro1">
          <table:table-cell office:value-type="string">
            <text:p>Darum</text:p>
          </table:table-cell>
          <table:table-cell office:value-type="string">
            <text:p>because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wohl</text:p>
          </table:table-cell>
          <table:table-cell office:value-type="string">
            <text:p>probably</text:p>
          </table:table-cell>
          <table:table-cell table:number-columns-repeated="1022"/>
        </table:table-row>
        <table:table-row table:style-name="ro1">
          <table:table-cell office:value-type="string">
            <text:p>Wenigstens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1">
          <table:table-cell office:value-type="string">
            <text:p>Deshalb sehen wir nichts</text:p>
          </table:table-cell>
          <table:table-cell office:value-type="string">
            <text:p>That is why we do not see anything</text:p>
          </table:table-cell>
          <table:table-cell table:number-columns-repeated="1022"/>
        </table:table-row>
        <table:table-row table:style-name="ro1">
          <table:table-cell office:value-type="string">
            <text:p>Deshalb</text:p>
          </table:table-cell>
          <table:table-cell office:value-type="string">
            <text:p>Thus</text:p>
          </table:table-cell>
          <table:table-cell table:number-columns-repeated="1022"/>
        </table:table-row>
        <table:table-row table:style-name="ro1">
          <table:table-cell office:value-type="string">
            <text:p>Das ist ja wohl nicht dein Ernst</text:p>
          </table:table-cell>
          <table:table-cell office:value-type="string">
            <text:p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point</text:p>
          </table:table-cell>
          <table:table-cell office:value-type="string">
            <text:p>Punkt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orsichtig</text:p>
          </table:table-cell>
          <table:table-cell office:value-type="string">
            <text:p>careful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erwerben</text:p>
          </table:table-cell>
          <table:table-cell office:value-type="string">
            <text:p>to buy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bewegen</text:p>
          </table:table-cell>
          <table:table-cell office:value-type="string">
            <text:p>to mo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greifen </text:p>
          </table:table-cell>
          <table:table-cell office:value-type="string">
            <text:p>κατανοώ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ützt und gefördert werden </text:p>
          </table:table-cell>
          <table:table-cell office:value-type="string">
            <text:p>προστατεύονται και προωθούντα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inzigartige </text:p>
          </table:table-cell>
          <table:table-cell office:value-type="string">
            <text:p>μοναδικος</text:p>
          </table:table-cell>
          <table:table-cell table:number-columns-repeated="1022"/>
        </table:table-row>
        <table:table-row table:style-name="ro1">
          <table:table-cell office:value-type="string">
            <text:p>Wechsel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ellvertreter </text:p>
          </table:table-cell>
          <table:table-cell office:value-type="string">
            <text:p>αναπληρωτή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sammlung </text:p>
          </table:table-cell>
          <table:table-cell office:value-type="string">
            <text:p>Assemply</text:p>
          </table:table-cell>
          <table:table-cell table:number-columns-repeated="1022"/>
        </table:table-row>
        <table:table-row table:style-name="ro1">
          <table:table-cell office:value-type="string">
            <text:p>Hat ... gegessen</text:p>
          </table:table-cell>
          <table:table-cell office:value-type="string">
            <text:p>have sp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geworfen </text:p>
          </table:table-cell>
          <table:table-cell office:value-type="string">
            <text:p>accus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eine Anklage </text:p>
          </table:table-cell>
          <table:table-cell office:value-type="string">
            <text:p>no char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öffnung 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kennt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kleidet </text:p>
          </table:table-cell>
          <table:table-cell office:value-type="string">
            <text:p>dressed</text:p>
          </table:table-cell>
          <table:table-cell office:value-type="string">
            <text:p>verkleidet dressed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Karnevals-Umzüge </text:p>
          </table:table-cell>
          <table:table-cell office:value-type="string">
            <text:p>carnival parad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schaut </text:p>
          </table:table-cell>
          <table:table-cell office:value-type="string">
            <text:p>wat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ildkröte </text:p>
          </table:table-cell>
          <table:table-cell office:value-type="string">
            <text:p>xelwn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hören </text:p>
          </table:table-cell>
          <table:table-cell table:number-columns-repeated="2" office:value-type="string">
            <text:p>to stop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Vorsitzender </text:p>
          </table:table-cell>
          <table:table-cell office:value-type="string">
            <text:p>chairma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ten Ruf </text:p>
          </table:table-cell>
          <table:table-cell office:value-type="string">
            <text:p>good reput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eufel </text:p>
          </table:table-cell>
          <table:table-cell office:value-type="string">
            <text:p>devi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xen </text:p>
          </table:table-cell>
          <table:table-cell office:value-type="string">
            <text:p>witche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Sie legt fest </text:p>
          </table:table-cell>
          <table:table-cell office:value-type="string">
            <text:p>determin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wurf </text:p>
          </table:table-cell>
          <table:table-cell office:value-type="string">
            <text:p>accus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nterdrückung </text:p>
          </table:table-cell>
          <table:table-cell office:value-type="string">
            <text:p>oppress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arren </text:p>
          </table:table-cell>
          <table:table-cell office:value-type="string">
            <text:p>χειράμαξ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ickt </text:p>
          </table:table-cell>
          <table:table-cell office:value-type="string">
            <text:p>sen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ie Lage </text:p>
          </table:table-cell>
          <table:table-cell office:value-type="string">
            <text:p>the situ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rund </text:p>
          </table:table-cell>
          <table:table-cell office:value-type="string">
            <text:p>Abys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eschafft </text:p>
          </table:table-cell>
          <table:table-cell office:value-type="string">
            <text:p>abolis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Vorschlag </text:p>
          </table:table-cell>
          <table:table-cell office:value-type="string">
            <text:p>the propos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t recht </text:p>
          </table:table-cell>
          <table:table-cell office:value-type="string">
            <text:p>even more</text:p>
          </table:table-cell>
          <table:table-cell table:number-columns-repeated="1022"/>
        </table:table-row>
        <table:table-row table:style-name="ro1">
          <table:table-cell office:value-type="string">
            <text:p>Ausrüstung</text:p>
          </table:table-cell>
          <table:table-cell office:value-type="string">
            <text:p>equip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undes-Wehr </text:p>
          </table:table-cell>
          <table:table-cell office:value-type="string">
            <text:p>armed forc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cht </text:p>
          </table:table-cell>
          <table:table-cell office:value-type="string">
            <text:p>reall</text:p>
          </table:table-cell>
          <table:table-cell table:number-columns-repeated="1022"/>
        </table:table-row>
        <table:table-row table:style-name="ro1">
          <table:table-cell office:value-type="string">
            <text:p>behauptet</text:p>
          </table:table-cell>
          <table:table-cell office:value-type="string">
            <text:p>claim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adet </text:p>
          </table:table-cell>
          <table:table-cell office:value-type="string">
            <text:p>har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oberste </text:p>
          </table:table-cell>
          <table:table-cell office:value-type="string">
            <text:p>the top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s hat sich aber herausgestellt </text:p>
          </table:table-cell>
          <table:table-cell office:value-type="string">
            <text:p>It turned out, though</text:p>
          </table:table-cell>
          <table:table-cell table:number-columns-repeated="1022"/>
        </table:table-row>
        <table:table-row table:style-name="ro1">
          <table:table-cell office:value-type="string">
            <text:p>Bewertung</text:p>
          </table:table-cell>
          <table:table-cell office:value-type="string">
            <text:p>rat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tung </text:p>
          </table:table-cell>
          <table:table-cell office:value-type="string">
            <text:p>the revie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öschen </text:p>
          </table:table-cell>
          <table:table-cell office:value-type="string">
            <text:p>clear/delete</text:p>
          </table:table-cell>
          <table:table-cell table:number-columns-repeated="1022"/>
        </table:table-row>
        <table:table-row table:style-name="ro1">
          <table:table-cell office:value-type="string">
            <text:p>Verbrechen 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haltbar </text:p>
          </table:table-cell>
          <table:table-cell office:value-type="string">
            <text:p>durab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halten </text:p>
          </table:table-cell>
          <table:table-cell office:value-type="string">
            <text:p>contai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nehmen </text:p>
          </table:table-cell>
          <table:table-cell office:value-type="string">
            <text:p>pick up</text:p>
          </table:table-cell>
          <table:table-cell table:number-columns-repeated="1022"/>
        </table:table-row>
        <table:table-row table:style-name="ro1">
          <table:table-cell office:value-type="string">
            <text:p>Die Verwaltungs</text:p>
          </table:table-cell>
          <table:table-cell office:value-type="string">
            <text:p>the administration</text:p>
          </table:table-cell>
          <table:table-cell table:number-columns-repeated="1022"/>
        </table:table-row>
        <table:table-row table:style-name="ro1">
          <table:table-cell table:style-name="ce177" table:number-columns-repeated="1024"/>
        </table:table-row>
        <table:table-row table:style-name="ro1">
          <table:table-cell table:style-name="ce157" office:value-type="string">
            <text:p>neidisch </text:p>
          </table:table-cell>
          <table:table-cell office:value-type="string">
            <text:p>enviou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Jäger </text:p>
          </table:table-cell>
          <table:table-cell office:value-type="string">
            <text:p>hunt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horcht </text:p>
          </table:table-cell>
          <table:table-cell office:value-type="string">
            <text:p>obey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strafen </text:p>
          </table:table-cell>
          <table:table-cell office:value-type="string">
            <text:p>to punish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Zwerge </text:p>
          </table:table-cell>
          <table:table-cell office:value-type="string">
            <text:p>νά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chern </text:p>
          </table:table-cell>
          <table:table-cell office:value-type="string">
            <text:p>φλιτζάν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chreckt sich. </text:p>
          </table:table-cell>
          <table:table-cell office:value-type="string">
            <text:p>is scar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ass gut auf dich auf. </text:p>
          </table:table-cell>
          <table:table-cell office:value-type="string">
            <text:p>take good care of your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kleidet sich. </text:p>
          </table:table-cell>
          <table:table-cell office:value-type="string">
            <text:p>μεταμφιέζεται</text:p>
          </table:table-cell>
          <table:table-cell table:number-columns-repeated="1022"/>
        </table:table-row>
        <table:table-row table:style-name="ro1">
          <table:table-cell office:value-type="string">
            <text:p>anmalten</text:p>
          </table:table-cell>
          <table:table-cell office:value-type="string">
            <text:p>ζωγραφίζε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ürtel </text:p>
          </table:table-cell>
          <table:table-cell office:value-type="string">
            <text:p>ζών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Gift wirkt sofort: </text:p>
          </table:table-cell>
          <table:table-cell office:value-type="string">
            <text:p>the poison works imediate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lften </text:p>
          </table:table-cell>
          <table:table-cell office:value-type="string">
            <text:p>halv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erdigen </text:p>
          </table:table-cell>
          <table:table-cell office:value-type="string">
            <text:p>bu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arg </text:p>
          </table:table-cell>
          <table:table-cell office:value-type="string">
            <text:p>φέρετρο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ner </text:p>
          </table:table-cell>
          <table:table-cell office:value-type="string">
            <text:p>υπηρεσ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luckt </text:p>
          </table:table-cell>
          <table:table-cell office:value-type="string">
            <text:p>καταπίν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s Teufels rußiger Bruder. </text:p>
          </table:table-cell>
          <table:table-cell office:value-type="string">
            <text:p>ο αδελφός του διαβόλου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kämmen </text:p>
          </table:table-cell>
          <table:table-cell office:value-type="string">
            <text:p>χτεν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Nägel </text:p>
          </table:table-cell>
          <table:table-cell office:value-type="string">
            <text:p>τα νύχ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wischen </text:p>
          </table:table-cell>
          <table:table-cell office:value-type="string">
            <text:p>σκουπ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cken </text:p>
          </table:table-cell>
          <table:table-cell office:value-type="string">
            <text:p>κοιτάζω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fleißig </text:p>
          </table:table-cell>
          <table:table-cell office:value-type="string">
            <text:p>εργατικό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sichtig </text:p>
          </table:table-cell>
          <table:table-cell office:value-type="string">
            <text:p>προσεχτικά</text:p>
          </table:table-cell>
          <table:table-cell table:number-columns-repeated="1022"/>
        </table:table-row>
        <table:table-row table:style-name="ro1">
          <table:table-cell office:value-type="string">
            <text:p>anhebt</text:p>
          </table:table-cell>
          <table:table-cell office:value-type="string">
            <text:p>ανασηκώνει</text:p>
          </table:table-cell>
          <table:table-cell table:number-columns-repeated="1022"/>
        </table:table-row>
        <table:table-row table:style-name="ro1">
          <table:table-cell office:value-type="string">
            <text:p>Trotzdem</text:p>
          </table:table-cell>
          <table:table-cell office:value-type="string">
            <text:p>παρόλα αυτ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üll einen Rucksack mit Dreck. </text:p>
          </table:table-cell>
          <table:table-cell office:value-type="string">
            <text:p>Ένα σακίδιο γεμάτο με βρωμι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wandelt </text:p>
          </table:table-cell>
          <table:table-cell office:value-type="string">
            <text:p>μεταμορφώθηκε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Wirt staunt. </text:p>
          </table:table-cell>
          <table:table-cell office:value-type="string">
            <text:p>ο ιδιοκτήτης είναι έκπληκτ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umm </text:p>
          </table:table-cell>
          <table:table-cell office:value-type="string">
            <text:p>μουγκός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ungewöhnlichen </text:p>
          </table:table-cell>
          <table:table-cell office:value-type="string">
            <text:p>unusu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laden </text:p>
          </table:table-cell>
          <table:table-cell office:value-type="string">
            <text:p>to unloa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Fahne </text:p>
          </table:table-cell>
          <table:table-cell office:value-type="string">
            <text:p>the fla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treffen </text:p>
          </table:table-cell>
          <table:table-cell office:value-type="string">
            <text:p>affe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rforscht </text:p>
          </table:table-cell>
          <table:table-cell office:value-type="string">
            <text:p>resear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foltert </text:p>
          </table:table-cell>
          <table:table-cell office:value-type="string">
            <text:p>tortured</text:p>
          </table:table-cell>
          <table:table-cell table:number-columns-repeated="1022"/>
        </table:table-row>
        <table:table-row table:style-name="ro1">
          <table:table-cell office:value-type="string">
            <text:p>Dinge vorhaben</text:p>
          </table:table-cell>
          <table:table-cell office:value-type="string">
            <text:p>planning thing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Wärter </text:p>
          </table:table-cell>
          <table:table-cell office:value-type="string">
            <text:p>the guards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erraten</text:p>
          </table:table-cell>
          <table:table-cell office:value-type="string">
            <text:p>reve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ütz-Punkte </text:p>
          </table:table-cell>
          <table:table-cell office:value-type="string">
            <text:p>bas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 die Haft </text:p>
          </table:table-cell>
          <table:table-cell office:value-type="string">
            <text:p>for the deten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utsch-Versuch </text:p>
          </table:table-cell>
          <table:table-cell office:value-type="string">
            <text:p>coup attemp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1">
          <table:table-cell office:value-type="string">
            <text:p>einrichten</text:p>
          </table:table-cell>
          <table:table-cell office:value-type="string">
            <text:p>set up</text:p>
          </table:table-cell>
          <table:table-cell table:number-columns-repeated="1022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rammar" table:style-name="ta20" table:print="false">
        <office:forms form:automatic-focus="false" form:apply-design-mode="false"/>
        <table:table-column table:style-name="co59" table:default-cell-style-name="ce191"/>
        <table:table-column table:style-name="co61" table:default-cell-style-name="ce191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" table:number-columns-repeated="2" table:default-cell-style-name="Default"/>
        <table:table-row table:style-name="ro94">
          <table:table-cell table:style-name="ce292" office:value-type="string">
            <text:p>Der Konjunktiv II dient außerdem als Höflichkeitsform. Sie wird zum einen verwendet, wenn man Bitten an andere Personen richtet: </text:p>
          </table:table-cell>
          <table:table-cell table:number-columns-repeated="7"/>
        </table:table-row>
        <table:table-row table:style-name="ro42">
          <table:table-cell table:style-name="ce293" office:value-type="string">
            <text:p>Könnten Sie das für mich erledigen? anstatt Erledigen Sie das für mich! (Imperativ) oder Können Sie das für mich erledigen? (Indikativ als Frage)</text:p>
          </table:table-cell>
          <table:table-cell table:number-columns-repeated="7"/>
        </table:table-row>
        <table:table-row table:style-name="ro38">
          <table:table-cell table:style-name="ce293" office:value-type="string">
            <text:p>Hätten Sie einen Moment Zeit? anstatt Haben Sie einen Moment Zeit? (Indikativ als Frage)</text:p>
          </table:table-cell>
          <table:table-cell table:number-columns-repeated="7"/>
        </table:table-row>
        <table:table-row table:style-name="ro94">
          <table:table-cell table:style-name="ce292" office:value-type="string">
            <text:p>Zum anderen kann der Konjunktiv II als Bescheidenheitsform in Bezug auf sich selbst fungieren: </text:p>
          </table:table-cell>
          <table:table-cell table:number-columns-repeated="7"/>
        </table:table-row>
        <table:table-row table:style-name="ro90">
          <table:table-cell table:style-name="ce294" office:value-type="string">
            <text:p>Ich hätte gerne ein Bier. oder Ich möchte gerne ein Bier. anstatt Ich will ein Bier.</text:p>
          </table:table-cell>
          <table:table-cell table:number-columns-repeated="7"/>
        </table:table-row>
        <table:table-row table:style-name="ro90">
          <table:table-cell table:style-name="ce294" office:value-type="string">
            <text:p>Ich würde gerne ins Kino gehen. anstatt Ich will ins Kino gehen.</text:p>
          </table:table-cell>
          <table:table-cell table:number-columns-repeated="7"/>
        </table:table-row>
        <table:table-row table:style-name="ro94">
          <table:table-cell table:style-name="ce294" office:value-type="string">
            <text:p>Ich würde vorschlagen, dass wir noch eine Nacht darüber schlafen. anstatt Ich schlage vor, dass wir noch eine Nacht darüber schlafen.</text:p>
          </table:table-cell>
          <table:table-cell table:number-columns-repeated="7"/>
        </table:table-row>
        <table:table-row table:style-name="ro47" table:number-rows-repeated="2">
          <table:table-cell table:number-columns-repeated="8"/>
        </table:table-row>
        <table:table-row table:style-name="ro94">
          <table:table-cell table:style-name="ce295" office:value-type="string">
            <text:p>Gender and Case</text:p>
          </table:table-cell>
          <table:table-cell table:style-name="ce311" office:value-type="string">
            <text:p>Definite Article</text:p>
          </table:table-cell>
          <table:table-cell table:style-name="ce311" office:value-type="string">
            <text:p>der-word Endings</text:p>
          </table:table-cell>
          <table:table-cell table:style-name="ce311" office:value-type="string">
            <text:p>Pronoun (possessive)</text:p>
          </table:table-cell>
          <table:table-cell table:style-name="ce316" office:value-type="string">
            <text:p>Strong Adjective Endings</text:p>
          </table:table-cell>
          <table:table-cell table:style-name="ce313" office:value-type="string">
            <text:p>Interrogative Pronouns, sometimes also used as relative pronouns</text:p>
          </table:table-cell>
          <table:table-cell table:number-columns-repeated="2"/>
        </table:table-row>
        <table:table-row table:style-name="ro50">
          <table:table-cell table:style-name="ce296" office:value-type="string" table:number-columns-spanned="6" table:number-rows-spanned="1">
            <text:p>Masculine</text:p>
          </table:table-cell>
          <table:covered-table-cell table:number-columns-repeated="5" table:style-name="ce296"/>
          <table:table-cell table:number-columns-repeated="2"/>
        </table:table-row>
        <table:table-row table:style-name="ro47">
          <table:table-cell table:style-name="ce297" office:value-type="string">
            <text:p>Nominative</text:p>
          </table:table-cell>
          <table:table-cell table:style-name="ce292" office:value-type="string">
            <text:p>der</text:p>
          </table:table-cell>
          <table:table-cell table:style-name="ce292" office:value-type="string">
            <text:p>-er</text:p>
          </table:table-cell>
          <table:table-cell table:style-name="ce292" office:value-type="string">
            <text:p>er</text:p>
          </table:table-cell>
          <table:table-cell table:style-name="ce317" office:value-type="string">
            <text:p>-er</text:p>
          </table:table-cell>
          <table:table-cell table:style-name="ce292" office:value-type="string">
            <text:p>wer (who?)</text:p>
          </table:table-cell>
          <table:table-cell table:number-columns-repeated="2"/>
        </table:table-row>
        <table:table-row table:style-name="ro47">
          <table:table-cell table:style-name="ce297" office:value-type="string">
            <text:p>Accusative</text:p>
          </table:table-cell>
          <table:table-cell table:style-name="ce292" office:value-type="string">
            <text:p>den</text:p>
          </table:table-cell>
          <table:table-cell table:style-name="ce292" office:value-type="string">
            <text:p>-en</text:p>
          </table:table-cell>
          <table:table-cell table:style-name="ce292" office:value-type="string">
            <text:p>ihn</text:p>
          </table:table-cell>
          <table:table-cell table:style-name="ce317" office:value-type="string">
            <text:p>-en</text:p>
          </table:table-cell>
          <table:table-cell table:style-name="ce292" office:value-type="string">
            <text:p>wen (whom?)</text:p>
          </table:table-cell>
          <table:table-cell table:number-columns-repeated="2"/>
        </table:table-row>
        <table:table-row table:style-name="ro47">
          <table:table-cell table:style-name="ce297" office:value-type="string">
            <text:p>Dative</text:p>
          </table:table-cell>
          <table:table-cell table:style-name="ce292" office:value-type="string">
            <text:p>dem</text:p>
          </table:table-cell>
          <table:table-cell table:style-name="ce292" office:value-type="string">
            <text:p>-em</text:p>
          </table:table-cell>
          <table:table-cell table:style-name="ce292" office:value-type="string">
            <text:p>ihm</text:p>
          </table:table-cell>
          <table:table-cell table:style-name="ce317" office:value-type="string">
            <text:p>-em</text:p>
          </table:table-cell>
          <table:table-cell table:style-name="ce292" office:value-type="string">
            <text:p>wem (to/for whom?)</text:p>
          </table:table-cell>
          <table:table-cell table:number-columns-repeated="2"/>
        </table:table-row>
        <table:table-row table:style-name="ro94">
          <table:table-cell table:style-name="ce297" office:value-type="string">
            <text:p>Genitive</text:p>
          </table:table-cell>
          <table:table-cell table:style-name="ce292" office:value-type="string">
            <text:p>des + s</text:p>
          </table:table-cell>
          <table:table-cell table:style-name="ce292" office:value-type="string">
            <text:p>-es</text:p>
          </table:table-cell>
          <table:table-cell table:style-name="ce292" office:value-type="string">
            <text:p>(sein-) (corresponding "s")</text:p>
          </table:table-cell>
          <table:table-cell table:style-name="ce317" office:value-type="string">
            <text:p>-en (M,N strong adjective endings in genitive case do not fit pattern)</text:p>
          </table:table-cell>
          <table:table-cell table:style-name="ce292" office:value-type="string">
            <text:p>(wessen) (whose? - form similar to masculine, genitive relative pronoun). N.B.(1)</text:p>
          </table:table-cell>
          <table:table-cell table:number-columns-repeated="2"/>
        </table:table-row>
        <table:table-row table:style-name="ro50">
          <table:table-cell table:style-name="ce296" office:value-type="string" table:number-columns-spanned="6" table:number-rows-spanned="1">
            <text:p>Neuter</text:p>
          </table:table-cell>
          <table:covered-table-cell table:number-columns-repeated="5" table:style-name="ce296"/>
          <table:table-cell table:number-columns-repeated="2"/>
        </table:table-row>
        <table:table-row table:style-name="ro47">
          <table:table-cell table:style-name="ce297" office:value-type="string">
            <text:p>Nominative</text:p>
          </table:table-cell>
          <table:table-cell table:style-name="ce292" office:value-type="string">
            <text:p>das</text:p>
          </table:table-cell>
          <table:table-cell table:style-name="ce292" office:value-type="string">
            <text:p>-es</text:p>
          </table:table-cell>
          <table:table-cell table:style-name="ce292" office:value-type="string">
            <text:p>es</text:p>
          </table:table-cell>
          <table:table-cell table:style-name="ce317" office:value-type="string">
            <text:p>-es</text:p>
          </table:table-cell>
          <table:table-cell table:style-name="ce292" office:value-type="string">
            <text:p>was (what?)</text:p>
          </table:table-cell>
          <table:table-cell table:number-columns-repeated="2"/>
        </table:table-row>
        <table:table-row table:style-name="ro47">
          <table:table-cell table:style-name="ce297" office:value-type="string">
            <text:p>Accusative</text:p>
          </table:table-cell>
          <table:table-cell table:style-name="ce292" office:value-type="string">
            <text:p>das</text:p>
          </table:table-cell>
          <table:table-cell table:style-name="ce292" office:value-type="string">
            <text:p>-es</text:p>
          </table:table-cell>
          <table:table-cell table:style-name="ce292" office:value-type="string">
            <text:p>es</text:p>
          </table:table-cell>
          <table:table-cell table:style-name="ce317" office:value-type="string">
            <text:p>-es</text:p>
          </table:table-cell>
          <table:table-cell table:style-name="ce292" office:value-type="string">
            <text:p>was (what?)</text:p>
          </table:table-cell>
          <table:table-cell table:number-columns-repeated="2"/>
        </table:table-row>
        <table:table-row table:style-name="ro47">
          <table:table-cell table:style-name="ce297" office:value-type="string">
            <text:p>Dative</text:p>
          </table:table-cell>
          <table:table-cell table:style-name="ce292" office:value-type="string">
            <text:p>dem</text:p>
          </table:table-cell>
          <table:table-cell table:style-name="ce292" office:value-type="string">
            <text:p>-em</text:p>
          </table:table-cell>
          <table:table-cell table:style-name="ce292" office:value-type="string">
            <text:p>ihm</text:p>
          </table:table-cell>
          <table:table-cell table:style-name="ce317" office:value-type="string">
            <text:p>-em</text:p>
          </table:table-cell>
          <table:table-cell table:number-columns-repeated="3"/>
        </table:table-row>
        <table:table-row table:style-name="ro94">
          <table:table-cell table:style-name="ce297" office:value-type="string">
            <text:p>Genitive</text:p>
          </table:table-cell>
          <table:table-cell table:style-name="ce292" office:value-type="string">
            <text:p>des + s</text:p>
          </table:table-cell>
          <table:table-cell table:style-name="ce292" office:value-type="string">
            <text:p>-es</text:p>
          </table:table-cell>
          <table:table-cell table:style-name="ce292" office:value-type="string">
            <text:p>(sein-) (corresponding "s")</text:p>
          </table:table-cell>
          <table:table-cell table:style-name="ce317" office:value-type="string">
            <text:p>-en (M,N strong adjective endings in genitive case do not fit pattern)</text:p>
          </table:table-cell>
          <table:table-cell table:number-columns-repeated="3"/>
        </table:table-row>
        <table:table-row table:style-name="ro50">
          <table:table-cell table:style-name="ce296" office:value-type="string" table:number-columns-spanned="6" table:number-rows-spanned="1">
            <text:p>Feminine</text:p>
          </table:table-cell>
          <table:covered-table-cell table:number-columns-repeated="5" table:style-name="ce296"/>
          <table:table-cell table:number-columns-repeated="2"/>
        </table:table-row>
        <table:table-row table:style-name="ro47">
          <table:table-cell table:style-name="ce297" office:value-type="string">
            <text:p>Nominative</text:p>
          </table:table-cell>
          <table:table-cell table:style-name="ce292" office:value-type="string">
            <text:p>die</text:p>
          </table:table-cell>
          <table:table-cell table:style-name="ce292" office:value-type="string">
            <text:p>-e</text:p>
          </table:table-cell>
          <table:table-cell table:style-name="ce292" office:value-type="string">
            <text:p>sie</text:p>
          </table:table-cell>
          <table:table-cell table:style-name="ce317" office:value-type="string">
            <text:p>-e</text:p>
          </table:table-cell>
          <table:table-cell table:number-columns-repeated="3"/>
        </table:table-row>
        <table:table-row table:style-name="ro47">
          <table:table-cell table:style-name="ce297" office:value-type="string">
            <text:p>Accusative</text:p>
          </table:table-cell>
          <table:table-cell table:style-name="ce292" office:value-type="string">
            <text:p>die</text:p>
          </table:table-cell>
          <table:table-cell table:style-name="ce292" office:value-type="string">
            <text:p>-e</text:p>
          </table:table-cell>
          <table:table-cell table:style-name="ce292" office:value-type="string">
            <text:p>sie</text:p>
          </table:table-cell>
          <table:table-cell table:style-name="ce317" office:value-type="string">
            <text:p>-e</text:p>
          </table:table-cell>
          <table:table-cell table:number-columns-repeated="3"/>
        </table:table-row>
        <table:table-row table:style-name="ro47">
          <table:table-cell table:style-name="ce297" office:value-type="string">
            <text:p>Dative</text:p>
          </table:table-cell>
          <table:table-cell table:style-name="ce292" office:value-type="string">
            <text:p>der</text:p>
          </table:table-cell>
          <table:table-cell table:style-name="ce292" office:value-type="string">
            <text:p>-er</text:p>
          </table:table-cell>
          <table:table-cell table:style-name="ce292" office:value-type="string">
            <text:p>ihr</text:p>
          </table:table-cell>
          <table:table-cell table:style-name="ce317" office:value-type="string">
            <text:p>-er</text:p>
          </table:table-cell>
          <table:table-cell table:number-columns-repeated="3"/>
        </table:table-row>
        <table:table-row table:style-name="ro47">
          <table:table-cell table:style-name="ce297" office:value-type="string">
            <text:p>Genitive</text:p>
          </table:table-cell>
          <table:table-cell table:style-name="ce292" office:value-type="string">
            <text:p>der</text:p>
          </table:table-cell>
          <table:table-cell table:style-name="ce292" office:value-type="string">
            <text:p>-er</text:p>
          </table:table-cell>
          <table:table-cell table:style-name="ce292" office:value-type="string">
            <text:p>(ihr-)</text:p>
          </table:table-cell>
          <table:table-cell table:style-name="ce317" office:value-type="string">
            <text:p>-er</text:p>
          </table:table-cell>
          <table:table-cell table:number-columns-repeated="3"/>
        </table:table-row>
        <table:table-row table:style-name="ro50">
          <table:table-cell table:style-name="ce296" office:value-type="string" table:number-columns-spanned="6" table:number-rows-spanned="1">
            <text:p>Plural</text:p>
          </table:table-cell>
          <table:covered-table-cell table:number-columns-repeated="5" table:style-name="ce296"/>
          <table:table-cell table:number-columns-repeated="2"/>
        </table:table-row>
        <table:table-row table:style-name="ro47">
          <table:table-cell table:style-name="ce297" office:value-type="string">
            <text:p>Nominative</text:p>
          </table:table-cell>
          <table:table-cell table:style-name="ce292" office:value-type="string">
            <text:p>die</text:p>
          </table:table-cell>
          <table:table-cell table:style-name="ce292" office:value-type="string">
            <text:p>-e</text:p>
          </table:table-cell>
          <table:table-cell table:style-name="ce292" office:value-type="string">
            <text:p>sie</text:p>
          </table:table-cell>
          <table:table-cell table:style-name="ce317" office:value-type="string">
            <text:p>-e</text:p>
          </table:table-cell>
          <table:table-cell table:number-columns-repeated="3"/>
        </table:table-row>
        <table:table-row table:style-name="ro47">
          <table:table-cell table:style-name="ce297" office:value-type="string">
            <text:p>Accusative</text:p>
          </table:table-cell>
          <table:table-cell table:style-name="ce292" office:value-type="string">
            <text:p>die</text:p>
          </table:table-cell>
          <table:table-cell table:style-name="ce292" office:value-type="string">
            <text:p>-e</text:p>
          </table:table-cell>
          <table:table-cell table:style-name="ce292" office:value-type="string">
            <text:p>sie</text:p>
          </table:table-cell>
          <table:table-cell table:style-name="ce317" office:value-type="string">
            <text:p>-e</text:p>
          </table:table-cell>
          <table:table-cell table:number-columns-repeated="3"/>
        </table:table-row>
        <table:table-row table:style-name="ro47">
          <table:table-cell table:style-name="ce297" office:value-type="string">
            <text:p>Dative</text:p>
          </table:table-cell>
          <table:table-cell table:style-name="ce292" office:value-type="string">
            <text:p>den + n</text:p>
          </table:table-cell>
          <table:table-cell table:style-name="ce292" office:value-type="string">
            <text:p>-en</text:p>
          </table:table-cell>
          <table:table-cell table:style-name="ce292" office:value-type="string">
            <text:p>ihnen N.B.(2)</text:p>
          </table:table-cell>
          <table:table-cell table:style-name="ce317" office:value-type="string">
            <text:p>-en</text:p>
          </table:table-cell>
          <table:table-cell table:number-columns-repeated="3"/>
        </table:table-row>
        <table:table-row table:style-name="ro47">
          <table:table-cell table:style-name="ce298" office:value-type="string">
            <text:p>Genitive</text:p>
          </table:table-cell>
          <table:table-cell table:style-name="ce312" office:value-type="string">
            <text:p>der</text:p>
          </table:table-cell>
          <table:table-cell table:style-name="ce312" office:value-type="string">
            <text:p>-er</text:p>
          </table:table-cell>
          <table:table-cell table:style-name="ce312" office:value-type="string">
            <text:p>(ihr-)</text:p>
          </table:table-cell>
          <table:table-cell table:style-name="ce318" office:value-type="string">
            <text:p>-er</text:p>
          </table:table-cell>
          <table:table-cell table:number-columns-repeated="3"/>
        </table:table-row>
        <table:table-row table:style-name="ro38">
          <table:table-cell office:value-type="string">
            <text:p>https://en.wikibooks.org/wiki/German/Grammar/Pronouns</text:p>
          </table:table-cell>
          <table:table-cell table:number-columns-repeated="7"/>
        </table:table-row>
        <table:table-row table:style-name="ro47" table:number-rows-repeated="3">
          <table:table-cell table:number-columns-repeated="8"/>
        </table:table-row>
        <table:table-row table:style-name="ro47">
          <table:table-cell table:style-name="ce299"/>
          <table:table-cell table:style-name="ce313" office:value-type="string">
            <text:p>Masculine</text:p>
          </table:table-cell>
          <table:table-cell table:style-name="ce313" office:value-type="string">
            <text:p>Neuter</text:p>
          </table:table-cell>
          <table:table-cell table:style-name="ce313" office:value-type="string">
            <text:p>Feminine</text:p>
          </table:table-cell>
          <table:table-cell table:style-name="ce313" office:value-type="string">
            <text:p>Plural</text:p>
          </table:table-cell>
          <table:table-cell table:number-columns-repeated="3"/>
        </table:table-row>
        <table:table-row table:style-name="ro47">
          <table:table-cell table:style-name="ce292" office:value-type="string">
            <text:p>Nominative</text:p>
          </table:table-cell>
          <table:table-cell table:style-name="ce292" office:value-type="string">
            <text:p>alter</text:p>
          </table:table-cell>
          <table:table-cell table:style-name="ce292" office:value-type="string">
            <text:p>altes</text:p>
          </table:table-cell>
          <table:table-cell table:style-name="ce292" office:value-type="string">
            <text:p>alte</text:p>
          </table:table-cell>
          <table:table-cell table:style-name="ce292" office:value-type="string">
            <text:p>alten</text:p>
          </table:table-cell>
          <table:table-cell table:number-columns-repeated="3"/>
        </table:table-row>
        <table:table-row table:style-name="ro47">
          <table:table-cell table:style-name="ce292" office:value-type="string">
            <text:p>Genitive</text:p>
          </table:table-cell>
          <table:table-cell table:style-name="ce292" office:value-type="string">
            <text:p>alten</text:p>
          </table:table-cell>
          <table:table-cell table:style-name="ce292" office:value-type="string">
            <text:p>alten</text:p>
          </table:table-cell>
          <table:table-cell table:style-name="ce292" office:value-type="string">
            <text:p>alten</text:p>
          </table:table-cell>
          <table:table-cell table:style-name="ce292" office:value-type="string">
            <text:p>alten</text:p>
          </table:table-cell>
          <table:table-cell table:number-columns-repeated="3"/>
        </table:table-row>
        <table:table-row table:style-name="ro47">
          <table:table-cell table:style-name="ce292" office:value-type="string">
            <text:p>Dative</text:p>
          </table:table-cell>
          <table:table-cell table:style-name="ce292" office:value-type="string">
            <text:p>alten</text:p>
          </table:table-cell>
          <table:table-cell table:style-name="ce292" office:value-type="string">
            <text:p>alten</text:p>
          </table:table-cell>
          <table:table-cell table:style-name="ce292" office:value-type="string">
            <text:p>alten</text:p>
          </table:table-cell>
          <table:table-cell table:style-name="ce292" office:value-type="string">
            <text:p>alten</text:p>
          </table:table-cell>
          <table:table-cell table:number-columns-repeated="3"/>
        </table:table-row>
        <table:table-row table:style-name="ro47">
          <table:table-cell table:style-name="ce292" office:value-type="string">
            <text:p>Accusative</text:p>
          </table:table-cell>
          <table:table-cell table:style-name="ce292" office:value-type="string">
            <text:p>alten</text:p>
          </table:table-cell>
          <table:table-cell table:style-name="ce292" office:value-type="string">
            <text:p>altes</text:p>
          </table:table-cell>
          <table:table-cell table:style-name="ce292" office:value-type="string">
            <text:p>alte</text:p>
          </table:table-cell>
          <table:table-cell table:style-name="ce292" office:value-type="string">
            <text:p>alten</text:p>
          </table:table-cell>
          <table:table-cell table:number-columns-repeated="3"/>
        </table:table-row>
        <table:table-row table:style-name="ro47">
          <table:table-cell table:style-name="ce292" table:number-columns-repeated="5"/>
          <table:table-cell table:number-columns-repeated="3"/>
        </table:table-row>
        <table:table-row table:style-name="ro38">
          <table:table-cell office:value-type="string">
            <text:p>https://www.duolingo.com/skill/de/Adjectives%3A-Nominative-2</text:p>
          </table:table-cell>
          <table:table-cell table:number-columns-repeated="7"/>
        </table:table-row>
        <table:table-row table:style-name="ro47" table:number-rows-repeated="2">
          <table:table-cell table:number-columns-repeated="8"/>
        </table:table-row>
        <table:table-row table:style-name="ro88">
          <table:table-cell table:style-name="ce300" office:value-type="string">
            <text:p>Table of Conjugation</text:p>
          </table:table-cell>
          <table:table-cell table:number-columns-repeated="7"/>
        </table:table-row>
        <table:table-row table:style-name="ro37">
          <table:table-cell table:style-name="ce301"/>
          <table:table-cell table:style-name="ce314" office:value-type="string">
            <text:p>müssen</text:p>
          </table:table-cell>
          <table:table-cell table:style-name="ce314" office:value-type="string">
            <text:p>können</text:p>
          </table:table-cell>
          <table:table-cell table:style-name="ce314" office:value-type="string">
            <text:p>dürfen</text:p>
          </table:table-cell>
          <table:table-cell table:style-name="ce314" office:value-type="string">
            <text:p>sollen</text:p>
          </table:table-cell>
          <table:table-cell table:style-name="ce314" office:value-type="string">
            <text:p>wollen</text:p>
          </table:table-cell>
          <table:table-cell table:style-name="ce314" office:value-type="string">
            <text:p>mögen*</text:p>
          </table:table-cell>
          <table:table-cell table:style-name="ce314" office:value-type="string">
            <text:p>möchten**</text:p>
          </table:table-cell>
        </table:table-row>
        <table:table-row table:style-name="ro50">
          <table:table-cell table:style-name="ce302" office:value-type="string" table:number-columns-spanned="8" table:number-rows-spanned="1">
            <text:p>present</text:p>
          </table:table-cell>
          <table:covered-table-cell table:number-columns-repeated="7" table:style-name="ce302"/>
        </table:table-row>
        <table:table-row table:style-name="ro37">
          <table:table-cell table:style-name="ce303" office:value-type="string">
            <text:p>ich </text:p>
          </table:table-cell>
          <table:table-cell table:style-name="ce304" office:value-type="string">
            <text:p>muss</text:p>
          </table:table-cell>
          <table:table-cell table:style-name="ce304" office:value-type="string">
            <text:p>kann</text:p>
          </table:table-cell>
          <table:table-cell table:style-name="ce304" office:value-type="string">
            <text:p>darf</text:p>
          </table:table-cell>
          <table:table-cell table:style-name="ce304" office:value-type="string">
            <text:p>soll</text:p>
          </table:table-cell>
          <table:table-cell table:style-name="ce304" office:value-type="string">
            <text:p>will</text:p>
          </table:table-cell>
          <table:table-cell table:style-name="ce304" office:value-type="string">
            <text:p>mag</text:p>
          </table:table-cell>
          <table:table-cell table:style-name="ce304" office:value-type="string">
            <text:p>möchte</text:p>
          </table:table-cell>
        </table:table-row>
        <table:table-row table:style-name="ro37">
          <table:table-cell table:style-name="ce303" office:value-type="string">
            <text:p>du </text:p>
          </table:table-cell>
          <table:table-cell table:style-name="ce304" office:value-type="string">
            <text:p>musst</text:p>
          </table:table-cell>
          <table:table-cell table:style-name="ce304" office:value-type="string">
            <text:p>kannst</text:p>
          </table:table-cell>
          <table:table-cell table:style-name="ce304" office:value-type="string">
            <text:p>darfst</text:p>
          </table:table-cell>
          <table:table-cell table:style-name="ce304" office:value-type="string">
            <text:p>sollst</text:p>
          </table:table-cell>
          <table:table-cell table:style-name="ce304" office:value-type="string">
            <text:p>willst</text:p>
          </table:table-cell>
          <table:table-cell table:style-name="ce304" office:value-type="string">
            <text:p>magst</text:p>
          </table:table-cell>
          <table:table-cell table:style-name="ce304" office:value-type="string">
            <text:p>möchtest</text:p>
          </table:table-cell>
        </table:table-row>
        <table:table-row table:style-name="ro37">
          <table:table-cell table:style-name="ce303" office:value-type="string">
            <text:p>er/sie/es/man </text:p>
          </table:table-cell>
          <table:table-cell table:style-name="ce304" office:value-type="string">
            <text:p>muss</text:p>
          </table:table-cell>
          <table:table-cell table:style-name="ce304" office:value-type="string">
            <text:p>kann</text:p>
          </table:table-cell>
          <table:table-cell table:style-name="ce304" office:value-type="string">
            <text:p>darf</text:p>
          </table:table-cell>
          <table:table-cell table:style-name="ce304" office:value-type="string">
            <text:p>soll</text:p>
          </table:table-cell>
          <table:table-cell table:style-name="ce304" office:value-type="string">
            <text:p>will</text:p>
          </table:table-cell>
          <table:table-cell table:style-name="ce304" office:value-type="string">
            <text:p>mag</text:p>
          </table:table-cell>
          <table:table-cell table:style-name="ce304" office:value-type="string">
            <text:p>möchte</text:p>
          </table:table-cell>
        </table:table-row>
        <table:table-row table:style-name="ro37">
          <table:table-cell table:style-name="ce303" office:value-type="string">
            <text:p>wir </text:p>
          </table:table-cell>
          <table:table-cell table:style-name="ce304" office:value-type="string">
            <text:p>müssen</text:p>
          </table:table-cell>
          <table:table-cell table:style-name="ce304" office:value-type="string">
            <text:p>können</text:p>
          </table:table-cell>
          <table:table-cell table:style-name="ce304" office:value-type="string">
            <text:p>dürfen</text:p>
          </table:table-cell>
          <table:table-cell table:style-name="ce304" office:value-type="string">
            <text:p>sollen</text:p>
          </table:table-cell>
          <table:table-cell table:style-name="ce304" office:value-type="string">
            <text:p>wollen</text:p>
          </table:table-cell>
          <table:table-cell table:style-name="ce304" office:value-type="string">
            <text:p>mögen</text:p>
          </table:table-cell>
          <table:table-cell table:style-name="ce304" office:value-type="string">
            <text:p>möchten</text:p>
          </table:table-cell>
        </table:table-row>
        <table:table-row table:style-name="ro37">
          <table:table-cell table:style-name="ce303" office:value-type="string">
            <text:p>ihr </text:p>
          </table:table-cell>
          <table:table-cell table:style-name="ce304" office:value-type="string">
            <text:p>müsst</text:p>
          </table:table-cell>
          <table:table-cell table:style-name="ce304" office:value-type="string">
            <text:p>könnt</text:p>
          </table:table-cell>
          <table:table-cell table:style-name="ce304" office:value-type="string">
            <text:p>dürft</text:p>
          </table:table-cell>
          <table:table-cell table:style-name="ce304" office:value-type="string">
            <text:p>sollt</text:p>
          </table:table-cell>
          <table:table-cell table:style-name="ce304" office:value-type="string">
            <text:p>wollt</text:p>
          </table:table-cell>
          <table:table-cell table:style-name="ce304" office:value-type="string">
            <text:p>mögt</text:p>
          </table:table-cell>
          <table:table-cell table:style-name="ce304" office:value-type="string">
            <text:p>möchtet</text:p>
          </table:table-cell>
        </table:table-row>
        <table:table-row table:style-name="ro37">
          <table:table-cell table:style-name="ce303" office:value-type="string">
            <text:p>sie/Sie </text:p>
          </table:table-cell>
          <table:table-cell table:style-name="ce304" office:value-type="string">
            <text:p>müssen</text:p>
          </table:table-cell>
          <table:table-cell table:style-name="ce304" office:value-type="string">
            <text:p>können</text:p>
          </table:table-cell>
          <table:table-cell table:style-name="ce304" office:value-type="string">
            <text:p>dürfen</text:p>
          </table:table-cell>
          <table:table-cell table:style-name="ce304" office:value-type="string">
            <text:p>sollen</text:p>
          </table:table-cell>
          <table:table-cell table:style-name="ce304" office:value-type="string">
            <text:p>wollen</text:p>
          </table:table-cell>
          <table:table-cell table:style-name="ce304" office:value-type="string">
            <text:p>mögen</text:p>
          </table:table-cell>
          <table:table-cell table:style-name="ce304" office:value-type="string">
            <text:p>möchten</text:p>
          </table:table-cell>
        </table:table-row>
        <table:table-row table:style-name="ro50">
          <table:table-cell table:style-name="ce302" office:value-type="string" table:number-columns-spanned="8" table:number-rows-spanned="1">
            <text:p>simple past</text:p>
          </table:table-cell>
          <table:covered-table-cell table:number-columns-repeated="7" table:style-name="ce302"/>
        </table:table-row>
        <table:table-row table:style-name="ro37">
          <table:table-cell table:style-name="ce303" office:value-type="string">
            <text:p>ich </text:p>
          </table:table-cell>
          <table:table-cell table:style-name="ce304" office:value-type="string">
            <text:p>musste</text:p>
          </table:table-cell>
          <table:table-cell table:style-name="ce304" office:value-type="string">
            <text:p>konnte</text:p>
          </table:table-cell>
          <table:table-cell table:style-name="ce304" office:value-type="string">
            <text:p>durfte</text:p>
          </table:table-cell>
          <table:table-cell table:style-name="ce304" office:value-type="string">
            <text:p>sollte</text:p>
          </table:table-cell>
          <table:table-cell table:style-name="ce304" office:value-type="string">
            <text:p>wollte</text:p>
          </table:table-cell>
          <table:table-cell table:style-name="ce304" office:value-type="string">
            <text:p>mochte</text:p>
          </table:table-cell>
          <table:table-cell table:style-name="ce304" office:value-type="string">
            <text:p>wollte</text:p>
          </table:table-cell>
        </table:table-row>
        <table:table-row table:style-name="ro37">
          <table:table-cell table:style-name="ce303" office:value-type="string">
            <text:p>du </text:p>
          </table:table-cell>
          <table:table-cell table:style-name="ce304" office:value-type="string">
            <text:p>musstest</text:p>
          </table:table-cell>
          <table:table-cell table:style-name="ce304" office:value-type="string">
            <text:p>konntest</text:p>
          </table:table-cell>
          <table:table-cell table:style-name="ce304" office:value-type="string">
            <text:p>durftest</text:p>
          </table:table-cell>
          <table:table-cell table:style-name="ce304" office:value-type="string">
            <text:p>solltest</text:p>
          </table:table-cell>
          <table:table-cell table:style-name="ce304" office:value-type="string">
            <text:p>wolltest</text:p>
          </table:table-cell>
          <table:table-cell table:style-name="ce304" office:value-type="string">
            <text:p>mochtest</text:p>
          </table:table-cell>
          <table:table-cell table:style-name="ce304" office:value-type="string">
            <text:p>wolltest</text:p>
          </table:table-cell>
        </table:table-row>
        <table:table-row table:style-name="ro37">
          <table:table-cell table:style-name="ce303" office:value-type="string">
            <text:p>er/sie/es/man </text:p>
          </table:table-cell>
          <table:table-cell table:style-name="ce304" office:value-type="string">
            <text:p>musste</text:p>
          </table:table-cell>
          <table:table-cell table:style-name="ce304" office:value-type="string">
            <text:p>konnte</text:p>
          </table:table-cell>
          <table:table-cell table:style-name="ce304" office:value-type="string">
            <text:p>durfte</text:p>
          </table:table-cell>
          <table:table-cell table:style-name="ce304" office:value-type="string">
            <text:p>sollte</text:p>
          </table:table-cell>
          <table:table-cell table:style-name="ce304" office:value-type="string">
            <text:p>wollte</text:p>
          </table:table-cell>
          <table:table-cell table:style-name="ce304" office:value-type="string">
            <text:p>mochte</text:p>
          </table:table-cell>
          <table:table-cell table:style-name="ce304" office:value-type="string">
            <text:p>wollte</text:p>
          </table:table-cell>
        </table:table-row>
        <table:table-row table:style-name="ro37">
          <table:table-cell table:style-name="ce303" office:value-type="string">
            <text:p>wir </text:p>
          </table:table-cell>
          <table:table-cell table:style-name="ce304" office:value-type="string">
            <text:p>mussten</text:p>
          </table:table-cell>
          <table:table-cell table:style-name="ce304" office:value-type="string">
            <text:p>konnten</text:p>
          </table:table-cell>
          <table:table-cell table:style-name="ce304" office:value-type="string">
            <text:p>durften</text:p>
          </table:table-cell>
          <table:table-cell table:style-name="ce304" office:value-type="string">
            <text:p>sollten</text:p>
          </table:table-cell>
          <table:table-cell table:style-name="ce304" office:value-type="string">
            <text:p>wollten</text:p>
          </table:table-cell>
          <table:table-cell table:style-name="ce304" office:value-type="string">
            <text:p>mochten</text:p>
          </table:table-cell>
          <table:table-cell table:style-name="ce304" office:value-type="string">
            <text:p>wollten</text:p>
          </table:table-cell>
        </table:table-row>
        <table:table-row table:style-name="ro37">
          <table:table-cell table:style-name="ce303" office:value-type="string">
            <text:p>ihr </text:p>
          </table:table-cell>
          <table:table-cell table:style-name="ce304" office:value-type="string">
            <text:p>musstet</text:p>
          </table:table-cell>
          <table:table-cell table:style-name="ce304" office:value-type="string">
            <text:p>konntet</text:p>
          </table:table-cell>
          <table:table-cell table:style-name="ce304" office:value-type="string">
            <text:p>durftet</text:p>
          </table:table-cell>
          <table:table-cell table:style-name="ce304" office:value-type="string">
            <text:p>solltet</text:p>
          </table:table-cell>
          <table:table-cell table:style-name="ce304" office:value-type="string">
            <text:p>wolltet</text:p>
          </table:table-cell>
          <table:table-cell table:style-name="ce304" office:value-type="string">
            <text:p>mochtet</text:p>
          </table:table-cell>
          <table:table-cell table:style-name="ce304" office:value-type="string">
            <text:p>wolltet</text:p>
          </table:table-cell>
        </table:table-row>
        <table:table-row table:style-name="ro37">
          <table:table-cell table:style-name="ce303" office:value-type="string">
            <text:p>sie/Sie </text:p>
          </table:table-cell>
          <table:table-cell table:style-name="ce304" office:value-type="string">
            <text:p>mussten</text:p>
          </table:table-cell>
          <table:table-cell table:style-name="ce304" office:value-type="string">
            <text:p>konnten</text:p>
          </table:table-cell>
          <table:table-cell table:style-name="ce304" office:value-type="string">
            <text:p>durften</text:p>
          </table:table-cell>
          <table:table-cell table:style-name="ce304" office:value-type="string">
            <text:p>sollten</text:p>
          </table:table-cell>
          <table:table-cell table:style-name="ce304" office:value-type="string">
            <text:p>wollten</text:p>
          </table:table-cell>
          <table:table-cell table:style-name="ce304" office:value-type="string">
            <text:p>mochten</text:p>
          </table:table-cell>
          <table:table-cell table:style-name="ce304" office:value-type="string">
            <text:p>wollten</text:p>
          </table:table-cell>
        </table:table-row>
        <table:table-row table:style-name="ro50">
          <table:table-cell table:style-name="ce302" office:value-type="string" table:number-columns-spanned="8" table:number-rows-spanned="1">
            <text:p>past participle</text:p>
          </table:table-cell>
          <table:covered-table-cell table:number-columns-repeated="7" table:style-name="ce302"/>
        </table:table-row>
        <table:table-row table:style-name="ro37">
          <table:table-cell table:style-name="ce304"/>
          <table:table-cell table:style-name="ce304" office:value-type="string">
            <text:p>gemusst</text:p>
          </table:table-cell>
          <table:table-cell table:style-name="ce304" office:value-type="string">
            <text:p>gekonnt</text:p>
          </table:table-cell>
          <table:table-cell table:style-name="ce304" office:value-type="string">
            <text:p>gedurft</text:p>
          </table:table-cell>
          <table:table-cell table:style-name="ce304" office:value-type="string">
            <text:p>gesollt</text:p>
          </table:table-cell>
          <table:table-cell table:style-name="ce304" office:value-type="string">
            <text:p>gewollt</text:p>
          </table:table-cell>
          <table:table-cell table:style-name="ce304" office:value-type="string">
            <text:p>gemocht</text:p>
          </table:table-cell>
          <table:table-cell table:style-name="ce304" office:value-type="string">
            <text:p>gewollt</text:p>
          </table:table-cell>
        </table:table-row>
        <table:table-row table:style-name="ro50">
          <table:table-cell table:style-name="ce302" office:value-type="string" table:number-columns-spanned="8" table:number-rows-spanned="1">
            <text:p>subjunctive II</text:p>
          </table:table-cell>
          <table:covered-table-cell table:number-columns-repeated="7" table:style-name="ce302"/>
        </table:table-row>
        <table:table-row table:style-name="ro37">
          <table:table-cell table:style-name="ce304"/>
          <table:table-cell table:style-name="ce304" office:value-type="string">
            <text:p>müsste</text:p>
          </table:table-cell>
          <table:table-cell table:style-name="ce304" office:value-type="string">
            <text:p>könnte</text:p>
          </table:table-cell>
          <table:table-cell table:style-name="ce304" office:value-type="string">
            <text:p>dürfte</text:p>
          </table:table-cell>
          <table:table-cell table:style-name="ce304" office:value-type="string">
            <text:p>sollte</text:p>
          </table:table-cell>
          <table:table-cell table:style-name="ce304" office:value-type="string">
            <text:p>wollte</text:p>
          </table:table-cell>
          <table:table-cell table:style-name="ce304" office:value-type="string">
            <text:p>möchte</text:p>
          </table:table-cell>
          <table:table-cell table:style-name="ce167"/>
        </table:table-row>
        <table:table-row table:style-name="ro38">
          <table:table-cell table:style-name="ce153" office:value-type="string">
            <text:p>* mögen is usually used without a full verb nowadays – ich mag dich</text:p>
          </table:table-cell>
          <table:table-cell table:number-columns-repeated="7"/>
        </table:table-row>
        <table:table-row table:style-name="ro82">
          <table:table-cell table:style-name="ce153" office:value-type="string">
            <text:p>** möchten is in fact the subjunctive form of mögen, but nowadays it is used in the present tense as a separate modal verb (for past tenses, we use wollen).</text:p>
          </table:table-cell>
          <table:table-cell table:number-columns-repeated="7"/>
        </table:table-row>
        <table:table-row table:style-name="ro47" table:number-rows-repeated="2">
          <table:table-cell table:number-columns-repeated="8"/>
        </table:table-row>
        <table:table-row table:style-name="ro38">
          <table:table-cell table:style-name="ce153" office:value-type="string">
            <text:p>Die größte Macht hat das richtige Wort zur richtigen Zeit. (Mark Twain) </text:p>
          </table:table-cell>
          <table:table-cell table:number-columns-repeated="7"/>
        </table:table-row>
        <table:table-row table:style-name="ro37">
          <table:table-cell table:style-name="ce305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der alte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Gen.</text:p>
          </table:table-cell>
          <table:table-cell table:style-name="ce153" office:value-type="string">
            <text:p>des alten Mannes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s alten Buches</text:p>
          </table:table-cell>
          <table:table-cell table:style-name="ce153" office:value-type="string">
            <text:p>der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Dat.</text:p>
          </table:table-cell>
          <table:table-cell table:style-name="ce153" office:value-type="string">
            <text:p>dem alten Mann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m alten Buch</text:p>
          </table:table-cell>
          <table:table-cell table:style-name="ce153" office:value-type="string">
            <text:p>den 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den alten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47">
          <table:table-cell table:number-columns-repeated="8"/>
        </table:table-row>
        <table:table-row table:style-name="ro42">
          <table:table-cell table:style-name="ce153" office:value-type="string">
            <text:p>Es gibt keinen anderen Teufel, als den wir in unserem eigenen Herzen haben. (Hans Christian Andersen) </text:p>
          </table:table-cell>
          <table:table-cell table:number-columns-repeated="7"/>
        </table:table-row>
        <table:table-row table:style-name="ro38">
          <table:table-cell table:style-name="ce153" office:value-type="string">
            <text:p>Auch bei dieser Deklination endet das Adjektiv meist auf en. </text:p>
          </table:table-cell>
          <table:table-cell table:number-columns-repeated="7"/>
        </table:table-row>
        <table:table-row table:style-name="ro37">
          <table:table-cell table:style-name="ce305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Nom.</text:p>
          </table:table-cell>
          <table:table-cell table:style-name="ce153" office:value-type="string">
            <text:p>mein alter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Gen.</text:p>
          </table:table-cell>
          <table:table-cell table:style-name="ce153" office:value-type="string">
            <text:p>meines alten Hutes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s alten Buches</text:p>
          </table:table-cell>
          <table:table-cell table:style-name="ce153" office:value-type="string">
            <text:p>meiner alten Bücher 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Dat.</text:p>
          </table:table-cell>
          <table:table-cell table:style-name="ce153" office:value-type="string">
            <text:p>meinem alten Hut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m alten Buch</text:p>
          </table:table-cell>
          <table:table-cell table:style-name="ce153" office:value-type="string">
            <text:p>meinen alten Büchern 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Akk.</text:p>
          </table:table-cell>
          <table:table-cell table:style-name="ce153" office:value-type="string">
            <text:p>meinen alten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47" table:number-rows-repeated="2">
          <table:table-cell table:number-columns-repeated="8"/>
        </table:table-row>
        <table:table-row table:style-name="ro37">
          <table:table-cell table:style-name="ce305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alter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Gen.</text:p>
          </table:table-cell>
          <table:table-cell table:style-name="ce153" office:value-type="string">
            <text:p>alten Hutes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n Buches</text:p>
          </table:table-cell>
          <table:table-cell table:style-name="ce153" office:value-type="string">
            <text:p>alter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Dat.</text:p>
          </table:table-cell>
          <table:table-cell table:style-name="ce153" office:value-type="string">
            <text:p>altem Hut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m Buch</text:p>
          </table:table-cell>
          <table:table-cell table:style-name="ce153" office:value-type="string">
            <text:p>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alten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47" table:number-rows-repeated="3">
          <table:table-cell table:number-columns-repeated="8"/>
        </table:table-row>
        <table:table-row table:style-name="ro38">
          <table:table-cell table:style-name="ce153" office:value-type="string">
            <text:p>Köche kochen, <text:span text:style-name="T6">damit</text:span><text:span text:style-name="T7"> es Essen für die </text:span><text:span text:style-name="T7">Familien gibt. </text:span></text:p>
          </table:table-cell>
          <table:table-cell office:value-type="string">
            <text:p>Cooks are cooking so that there is food for the families.</text:p>
          </table:table-cell>
          <table:table-cell table:number-columns-repeated="6"/>
        </table:table-row>
        <table:table-row table:style-name="ro38">
          <table:table-cell table:style-name="ce157" office:value-type="string">
            <text:p>Deshalb<text:span text:style-name="T7"> setze ich mich zum Arbeiten </text:span><text:span text:style-name="T7">mit </text:span></text:p>
            <text:p><text:span text:style-name="T7">Meinem Laptop einfach in die </text:span><text:span text:style-name="T7">Konferenzräume.</text:span></text:p>
          </table:table-cell>
          <table:table-cell table:style-name="ce153" office:value-type="string">
            <text:p>That's why I simply sit in the conference rooms </text:p>
            <text:p>To work with my laptop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82">
          <table:table-cell table:style-name="ce153" office:value-type="string">
            <text:p>Ich <text:span text:style-name="T6">antworte</text:span><text:span text:style-name="T7"> auf Deinen Brief (I </text:span><text:span text:style-name="T6">reply</text:span><text:span text:style-name="T7"> </text:span><text:span text:style-name="T7">to your letter)</text:span></text:p>
            <text:p><text:span text:style-name="T7">Ich </text:span><text:span text:style-name="T6">beantworte</text:span><text:span text:style-name="T7"> Deine Frage (I </text:span><text:span text:style-name="T6">answer</text:span><text:span text:style-name="T7"> your question)</text:span></text:p>
          </table:table-cell>
          <table:table-cell table:number-columns-repeated="7"/>
        </table:table-row>
        <table:table-row table:style-name="ro47" table:number-rows-repeated="3">
          <table:table-cell table:number-columns-repeated="8"/>
        </table:table-row>
        <table:table-row table:style-name="ro37">
          <table:table-cell table:style-name="ce306" office:value-type="string">
            <text:p>Dates in German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(I’m flying off in January </text:p>
          </table:table-cell>
          <table:table-cell table:style-name="ce305" office:value-type="string">
            <text:p>Ich fliege im Januar ab.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m flying back in February. </text:p>
          </table:table-cell>
          <table:table-cell table:style-name="ce153" office:value-type="string">
            <text:p>Ich fliege im Februar zurück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March, I’ll be home. </text:p>
          </table:table-cell>
          <table:table-cell table:style-name="ce153" office:value-type="string">
            <text:p>Im März werde ich zu Hause sei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g of January </text:p>
          </table:table-cell>
          <table:table-cell table:style-name="ce153" office:value-type="string">
            <text:p>Anfang Jan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middle of February </text:p>
          </table:table-cell>
          <table:table-cell table:style-name="ce153" office:value-type="string">
            <text:p>Mitte Febr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at the end of March </text:p>
          </table:table-cell>
          <table:table-cell table:style-name="ce153" office:value-type="string">
            <text:p>Ende März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ng of April we’ll fly to Berlin </text:p>
          </table:table-cell>
          <table:table-cell table:style-name="ce153" office:value-type="string">
            <text:p>Anfang April fliegen wir nach Berlin.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ll go traveling at the end of May </text:p>
          </table:table-cell>
          <table:table-cell table:style-name="ce153" office:value-type="string">
            <text:p>Ich werde Ende Mai verreisen </text:p>
          </table:table-cell>
          <table:table-cell table:number-columns-repeated="6"/>
        </table:table-row>
        <table:table-row table:style-name="ro38">
          <table:table-cell table:style-name="ce153" office:value-type="string">
            <text:p>(Mr. Behr will go on a skiing trip in the middle of February. </text:p>
          </table:table-cell>
          <table:table-cell table:style-name="ce153" office:value-type="string">
            <text:p>Herr Behr wird Mitte Februar in Skiurlaub fahr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. Januar 2000 </text:p>
          </table:table-cell>
          <table:table-cell table:style-name="ce153" office:value-type="string">
            <text:p>erster Janua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0. Juni 1999 </text:p>
          </table:table-cell>
          <table:table-cell table:style-name="ce153" office:value-type="string">
            <text:p>zehnter Juni Neunzehnhundertneunundneunzig </text:p>
          </table:table-cell>
          <table:table-cell table:number-columns-repeated="6"/>
        </table:table-row>
        <table:table-row table:style-name="ro37">
          <table:table-cell table:style-name="ce307" office:value-type="date" office:date-value="2000-01-01">
            <text:p>01/01/00</text:p>
          </table:table-cell>
          <table:table-cell table:style-name="ce153" office:value-type="string">
            <text:p>erster erste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What’s today’s date? </text:p>
          </table:table-cell>
          <table:table-cell table:style-name="ce153" office:value-type="string">
            <text:p>Den Wievielten haben wir heute?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Today we have the . . </text:p>
          </table:table-cell>
          <table:table-cell table:style-name="ce153" office:value-type="string">
            <text:p>Heute haben wir d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oday is the </text:p>
          </table:table-cell>
          <table:table-cell table:style-name="ce153" office:value-type="string">
            <text:p>Heute ist der </text:p>
          </table:table-cell>
          <table:table-cell table:number-columns-repeated="6"/>
        </table:table-row>
        <table:table-row table:style-name="ro38">
          <table:table-cell table:style-name="ce153" office:value-type="string">
            <text:p>(In the year 2000, Mr. Diebold is going to the United States. </text:p>
          </table:table-cell>
          <table:table-cell table:style-name="ce153" office:value-type="string">
            <text:p>Im Jahr 2000 fährt Herr Diebold in die USA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1999 he was in Canada </text:p>
          </table:table-cell>
          <table:table-cell table:style-name="ce153" office:value-type="string">
            <text:p>1999 war er in Kanada </text:p>
          </table:table-cell>
          <table:table-cell table:number-columns-repeated="6"/>
        </table:table-row>
        <table:table-row table:style-name="ro37">
          <table:table-cell table:style-name="ce157" office:value-type="string">
            <text:p>Erst im Oktober<text:span text:style-name="T7"> war eine Lion-Air-</text:span><text:span text:style-name="T7">Maschine</text:span>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Im Erste Mai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Am 9. März 2019 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Am 10. März <text:span text:style-name="T7">war eine 737 Max</text:span></text:p>
          </table:table-cell>
          <table:table-cell table:number-columns-repeated="7"/>
        </table:table-row>
        <table:table-row table:style-name="ro37">
          <table:table-cell table:style-name="ce154" office:value-type="string">
            <text:p>Bereits <text:span text:style-name="T6">am 26. Februar</text:span><text:span text:style-name="T7"> wandten</text:span></text:p>
          </table:table-cell>
          <table:table-cell table:number-columns-repeated="7"/>
        </table:table-row>
        <table:table-row table:style-name="ro47" table:number-rows-repeated="3">
          <table:table-cell table:number-columns-repeated="8"/>
        </table:table-row>
        <table:table-row table:style-name="ro37">
          <table:table-cell table:style-name="ce308" office:value-type="string">
            <text:p>Adjectives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Tomorrow is my last day. </text:p>
          </table:table-cell>
          <table:table-cell office:value-type="string">
            <text:p>Morgen ist mein letzter Tag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entire sky is black. </text:p>
          </table:table-cell>
          <table:table-cell office:value-type="string">
            <text:p>Der gesamte Himmel ist schwarz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at is not a suitable answer. </text:p>
          </table:table-cell>
          <table:table-cell office:value-type="string">
            <text:p>Das ist keine passende Antwort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biggest cup is for you. </text:p>
          </table:table-cell>
          <table:table-cell office:value-type="string">
            <text:p>Die größte Tasse ist für Sie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Our teenage daughter has a boyfriend. </text:p>
          </table:table-cell>
          <table:table-cell office:value-type="string">
            <text:p>Unsere jugendliche Tochter hat einen Freund</text:p>
          </table:table-cell>
          <table:table-cell table:number-columns-repeated="6"/>
        </table:table-row>
        <table:table-row table:style-name="ro38">
          <table:table-cell office:value-type="string">
            <text:p>That additional tomato is improving the dinner</text:p>
          </table:table-cell>
          <table:table-cell office:value-type="string">
            <text:p>Die zusätzliche Tomate macht das Abendessen besser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42">
          <table:table-cell table:style-name="ce153" office:value-type="string">
            <text:p>In German, after the subject and the first verb, time usually comes first (TeKaMoLo = 1) Temporal, 2) Kausal, 3) Modal, 4)Lokal) </text:p>
          </table:table-cell>
          <table:table-cell table:number-columns-repeated="7"/>
        </table:table-row>
        <table:table-row table:style-name="ro37">
          <table:table-cell table:style-name="ce195" office:value-type="string">
            <text:p><text:span text:style-name="T17"><text:a xlink:href="https://www.fluentu.com/blog/german/german-sentence-structure/">https://www.fluentu.com/blog/german/german-sentence-structure/</text:a></text:span></text:p>
          </table:table-cell>
          <table:table-cell table:number-columns-repeated="7"/>
        </table:table-row>
        <table:table-row table:style-name="ro42">
          <table:table-cell table:style-name="ce153" office:value-type="string">
            <text:p>Thus: Duo kauft 1) jede Woche 2) aufgrund des Flugzeug-Verschleißes 3) mit der Kreditkarte 4) am Flughafen...ein neues Flugzeug. </text:p>
          </table:table-cell>
          <table:table-cell table:number-columns-repeated="7"/>
        </table:table-row>
        <table:table-row table:style-name="ro47">
          <table:table-cell table:number-columns-repeated="8"/>
        </table:table-row>
        <table:table-row table:style-name="ro37">
          <table:table-cell table:style-name="ce271" office:value-type="string">
            <text:p>Duo buys a new plane every week</text:p>
          </table:table-cell>
          <table:table-cell table:style-name="ce315" office:value-type="string">
            <text:p>Duo kauft<text:span text:style-name="T25"> jede Woche</text:span><text:span text:style-name="T6"> ein neues </text:span><text:span text:style-name="T6">Flugzeug</text:span>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37">
          <table:table-cell table:style-name="ce153" office:value-type="string">
            <text:p>My teacher is wearing a long skirt. </text:p>
          </table:table-cell>
          <table:table-cell office:value-type="string">
            <text:p>Meine Lehrehrin trägt einen langen Rock</text:p>
          </table:table-cell>
          <table:table-cell table:number-columns-repeated="6"/>
        </table:table-row>
        <table:table-row table:style-name="ro37">
          <table:table-cell office:value-type="string">
            <text:p>He sees a young dog</text:p>
          </table:table-cell>
          <table:table-cell office:value-type="string">
            <text:p>Er sieht einen jungen Hund</text:p>
          </table:table-cell>
          <table:table-cell table:number-columns-repeated="6"/>
        </table:table-row>
        <table:table-row table:style-name="ro37">
          <table:table-cell office:value-type="string">
            <text:p>I am looking for the responsible co-worker</text:p>
          </table:table-cell>
          <table:table-cell office:value-type="string">
            <text:p>Ich suche den zuständigen Mitarbeiter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Switzerland </text:p>
          </table:table-cell>
          <table:table-cell table:style-name="ce271" office:value-type="string">
            <text:p>der<text:span text:style-name="T7"> Schweiz</text:span></text:p>
          </table:table-cell>
          <table:table-cell table:number-columns-repeated="6"/>
        </table:table-row>
        <table:table-row table:style-name="ro37">
          <table:table-cell office:value-type="string">
            <text:p>This is a recommendation of the producer</text:p>
          </table:table-cell>
          <table:table-cell office:value-type="string">
            <text:p>Dies ist eine Empfehlung des Herstellers</text:p>
          </table:table-cell>
          <table:table-cell table:number-columns-repeated="6"/>
        </table:table-row>
        <table:table-row table:style-name="ro37">
          <table:table-cell office:value-type="string">
            <text:p>He is not capable of doing it</text:p>
          </table:table-cell>
          <table:table-cell office:value-type="string">
            <text:p>Er ist nicht <text:span text:style-name="T6">in der Lage </text:span><text:span text:style-name="T7">es zu tun</text:span></text:p>
          </table:table-cell>
          <table:table-cell table:number-columns-repeated="6"/>
        </table:table-row>
        <table:table-row table:style-name="ro37">
          <table:table-cell office:value-type="string">
            <text:p>I meditate every day</text:p>
          </table:table-cell>
          <table:table-cell office:value-type="string">
            <text:p>Ich meditiere jeden Tag</text:p>
          </table:table-cell>
          <table:table-cell table:number-columns-repeated="6"/>
        </table:table-row>
        <table:table-row table:style-name="ro37">
          <table:table-cell office:value-type="string">
            <text:p>A new love is like a new life</text:p>
          </table:table-cell>
          <table:table-cell office:value-type="string">
            <text:p>Eine neue Liebe ist wie ein neues Leben</text:p>
          </table:table-cell>
          <table:table-cell table:number-columns-repeated="6"/>
        </table:table-row>
        <table:table-row table:style-name="ro37">
          <table:table-cell office:value-type="string">
            <text:p>He is the love of her life</text:p>
          </table:table-cell>
          <table:table-cell office:value-type="string">
            <text:p>Er ist die Liebe <text:span text:style-name="T6">ihres Lebens</text:span></text:p>
          </table:table-cell>
          <table:table-cell table:number-columns-repeated="6"/>
        </table:table-row>
        <table:table-row table:style-name="ro37">
          <table:table-cell office:value-type="string">
            <text:p>The ghosts always come at midnight </text:p>
          </table:table-cell>
          <table:table-cell table:style-name="ce271" office:value-type="string">
            <text:p>Um Mitternacht <text:span text:style-name="T7">kommen immer die </text:span><text:span text:style-name="T7">Geister</text:span>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37">
          <table:table-cell table:style-name="ce309" office:value-type="string">
            <text:p>Als vs Wenn</text:p>
          </table:table-cell>
          <table:table-cell table:number-columns-repeated="7"/>
        </table:table-row>
        <table:table-row table:style-name="ro90">
          <table:table-cell table:style-name="ce273" office:value-type="string">
            <text:p><text:span text:style-name="T14">Wenn</text:span> ich krank bin, bleibe ich zu Hause.</text:p>
          </table:table-cell>
          <table:table-cell table:style-name="ce273" office:value-type="string">
            <text:p>When(ever) I am sick, I stay at home. [or:] If I am sick, I stay at home.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47">
          <table:table-cell table:style-name="ce273" office:value-type="string">
            <text:p><text:span text:style-name="T14">Wenn</text:span> ich krank war, blieb ich zu Hause. </text:p>
          </table:table-cell>
          <table:table-cell table:style-name="ce273" office:value-type="string">
            <text:p>When(ever) I was sick, I stayed at home.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47">
          <table:table-cell table:style-name="ce273" office:value-type="string">
            <text:p><text:span text:style-name="T14">Als</text:span> ich krank war, blieb ich zu Hause.</text:p>
          </table:table-cell>
          <table:table-cell table:style-name="ce273" office:value-type="string">
            <text:p>When I was sick, I stayed at home.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95">
          <table:table-cell table:style-name="ce273" office:value-type="string">
            <text:p>The first sentence denotes <text:span text:style-name="T14">repeated </text:span><text:span text:style-name="T14">occurrences</text:span> in the past or present, as well as potential occurrences in the future. The second sentence covers only repeated occurrences<text:span text:style-name="T14"> in the past</text:span>, while the third refers to a particular<text:span text:style-name="T14"> single event</text:span> in the past, in this case a particular bout with an illness.</text:p>
          </table:table-cell>
          <table:table-cell table:number-columns-repeated="7"/>
        </table:table-row>
        <table:table-row table:style-name="ro47">
          <table:table-cell table:number-columns-repeated="8"/>
        </table:table-row>
        <table:table-row table:style-name="ro90">
          <table:table-cell table:style-name="ce273" office:value-type="string">
            <text:p>Deshalb beschloss er im Jahr 2006, das Unternehmen in Zukunft von Deutschland <text:span text:style-name="T14">aus zu leiten. </text:span></text:p>
          </table:table-cell>
          <table:table-cell table:number-columns-repeated="7"/>
        </table:table-row>
        <table:table-row table:style-name="ro38">
          <table:table-cell office:value-type="string">
            <text:p><text:s/>Gregor Gysi, ????? Vater auch Politiker war, wurde 1948 in Berlin geboren.</text:p>
          </table:table-cell>
          <table:table-cell office:value-type="string">
            <text:p>dessen</text:p>
          </table:table-cell>
          <table:table-cell table:number-columns-repeated="6"/>
        </table:table-row>
        <table:table-row table:style-name="ro38">
          <table:table-cell office:value-type="string">
            <text:p><text:s/>Einige Politiker, zu ???? auch Gregor Gysi gehört, fordern eine Ost-Quote.</text:p>
          </table:table-cell>
          <table:table-cell office:value-type="string">
            <text:p>denen</text:p>
          </table:table-cell>
          <table:table-cell table:number-columns-repeated="6"/>
        </table:table-row>
        <table:table-row table:style-name="ro38">
          <table:table-cell office:value-type="string">
            <text:p><text:s/>Der Forscher,???? die Journalisten interviewt haben, hat gerade ein neues Buch veröffentlicht.</text:p>
          </table:table-cell>
          <table:table-cell office:value-type="string">
            <text:p>den</text:p>
          </table:table-cell>
          <table:table-cell table:number-columns-repeated="6"/>
        </table:table-row>
        <table:table-row table:style-name="ro37">
          <table:table-cell office:value-type="string">
            <text:p>Mother, I do not want a new dress</text:p>
          </table:table-cell>
          <table:table-cell office:value-type="string">
            <text:p>Mutter , Ich will kein neues Kleid</text:p>
          </table:table-cell>
          <table:table-cell table:number-columns-repeated="6"/>
        </table:table-row>
        <table:table-row table:style-name="ro37">
          <table:table-cell office:value-type="string">
            <text:p>What are your wishes for the new year?</text:p>
          </table:table-cell>
          <table:table-cell office:value-type="string">
            <text:p>Was sind deine W<text:span text:style-name="T16">ünsch für das neue </text:span><text:span text:style-name="T16">Jahr?</text:span></text:p>
          </table:table-cell>
          <table:table-cell table:number-columns-repeated="6"/>
        </table:table-row>
        <table:table-row table:style-name="ro37">
          <table:table-cell office:value-type="string">
            <text:p>I like high mountains</text:p>
          </table:table-cell>
          <table:table-cell office:value-type="string">
            <text:p>Ich mag hohe Berge</text:p>
          </table:table-cell>
          <table:table-cell table:number-columns-repeated="6"/>
        </table:table-row>
        <table:table-row table:style-name="ro37">
          <table:table-cell office:value-type="string">
            <text:p>Are you talking about the past?</text:p>
          </table:table-cell>
          <table:table-cell office:value-type="string">
            <text:p>Sprechen Sie <text:span text:style-name="T16">über die Vergangenen </text:span><text:span text:style-name="T16">Zeiten?</text:span>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He wears a modern hat. </text:p>
          </table:table-cell>
          <table:table-cell office:value-type="string">
            <text:p>er tr<text:span text:style-name="T16">ägt einen modernen Hut</text:span></text:p>
          </table:table-cell>
          <table:table-cell table:number-columns-repeated="6"/>
        </table:table-row>
        <table:table-row table:style-name="ro37">
          <table:table-cell office:value-type="string">
            <text:p>He meets a former friend</text:p>
          </table:table-cell>
          <table:table-cell office:value-type="string">
            <text:p>Er trifft einen ehemaligen Freund</text:p>
          </table:table-cell>
          <table:table-cell table:number-columns-repeated="6"/>
        </table:table-row>
        <table:table-row table:style-name="ro37">
          <table:table-cell office:value-type="string">
            <text:p>She has her own room</text:p>
          </table:table-cell>
          <table:table-cell office:value-type="string">
            <text:p>Sie hat ihren eigenen Raum</text:p>
          </table:table-cell>
          <table:table-cell table:number-columns-repeated="6"/>
        </table:table-row>
        <table:table-row table:style-name="ro37">
          <table:table-cell office:value-type="string">
            <text:p>He knows the strong opponent</text:p>
          </table:table-cell>
          <table:table-cell office:value-type="string">
            <text:p>Er kennt den starken Gegner</text:p>
          </table:table-cell>
          <table:table-cell table:number-columns-repeated="6"/>
        </table:table-row>
        <table:table-row table:style-name="ro83">
          <table:table-cell office:value-type="string">
            <text:p>Streitet ihr ??? immer noch dar<text:span text:style-name="T16">über, </text:span><text:span text:style-name="T16">welche Mannschaft am besten ist?</text:span></text:p>
          </table:table-cell>
          <table:table-cell office:value-type="string">
            <text:p>euch</text:p>
          </table:table-cell>
          <table:table-cell table:number-columns-repeated="6"/>
        </table:table-row>
        <table:table-row table:style-name="ro83">
          <table:table-cell office:value-type="string">
            <text:p>Hast du ??? schon <text:span text:style-name="T16">überlegt, ob du </text:span><text:span text:style-name="T16">nächstes Wochenende mit ins Stadion </text:span><text:span text:style-name="T16">kommen möchtest?</text:span></text:p>
          </table:table-cell>
          <table:table-cell office:value-type="string">
            <text:p>dir</text:p>
          </table:table-cell>
          <table:table-cell table:number-columns-repeated="6"/>
        </table:table-row>
        <table:table-row table:style-name="ro38">
          <table:table-cell office:value-type="string">
            <text:p>Wir haben ???? heute hier versammelt, um gegen den Bau eines neuen Stadions zu demostrieren</text:p>
          </table:table-cell>
          <table:table-cell office:value-type="string">
            <text:p>uns</text:p>
          </table:table-cell>
          <table:table-cell table:number-columns-repeated="6"/>
        </table:table-row>
        <table:table-row table:style-name="ro38">
          <table:table-cell office:value-type="string">
            <text:p>Gestern habe ich ???? ein spannendes Fussballspiel angesehen</text:p>
          </table:table-cell>
          <table:table-cell office:value-type="string">
            <text:p>mir</text:p>
          </table:table-cell>
          <table:table-cell table:number-columns-repeated="6"/>
        </table:table-row>
        <table:table-row table:style-name="ro83">
          <table:table-cell office:value-type="string">
            <text:p>Der Mannschaftsarzt k<text:span text:style-name="T16">ümmert ???? um </text:span><text:span text:style-name="T16">den verletzten Spieler</text:span></text:p>
          </table:table-cell>
          <table:table-cell office:value-type="string">
            <text:p>sich</text:p>
          </table:table-cell>
          <table:table-cell table:number-columns-repeated="6"/>
        </table:table-row>
        <table:table-row table:style-name="ro37">
          <table:table-cell office:value-type="string">
            <text:p>People are disappeared</text:p>
          </table:table-cell>
          <table:table-cell office:value-type="string">
            <text:p>Leute sind verschwunden</text:p>
          </table:table-cell>
          <table:table-cell table:number-columns-repeated="6"/>
        </table:table-row>
        <table:table-row table:style-name="ro37">
          <table:table-cell office:value-type="string">
            <text:p>Have you told him your number?</text:p>
          </table:table-cell>
          <table:table-cell office:value-type="string">
            <text:p>Hast du ihm deine Nummer genannt?</text:p>
          </table:table-cell>
          <table:table-cell table:number-columns-repeated="6"/>
        </table:table-row>
        <table:table-row table:style-name="ro37">
          <table:table-cell office:value-type="string">
            <text:p>You have held my hand</text:p>
          </table:table-cell>
          <table:table-cell office:value-type="string">
            <text:p>Du hast meine Hand gahalt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ie Täter sind hochgefährlich. Viele von ???? tragen eine Fußfessel.</text:p>
          </table:table-cell>
          <table:table-cell table:style-name="ce154" office:value-type="string">
            <text:p>ihn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2. Er wurde der Polizei wegen der Gewalt gegen ???? Freundin gemeldet.</text:p>
          </table:table-cell>
          <table:table-cell office:value-type="string">
            <text:p>seine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3. Der Polizist und ???? Kollegen arbeiten 24 Stunden am Tag.</text:p>
          </table:table-cell>
          <table:table-cell office:value-type="string">
            <text:p>seine</text:p>
          </table:table-cell>
          <table:table-cell table:number-columns-repeated="6"/>
        </table:table-row>
        <table:table-row table:style-name="ro94">
          <table:table-cell table:style-name="ce273" office:value-type="string">
            <text:p>4. Wenn die Person nicht reagiert oder wenn ???? Antwort gelogen ist, bekommt sie Besuch von der Polizei.</text:p>
          </table:table-cell>
          <table:table-cell office:value-type="string">
            <text:p>ihre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5. Die Fußfesselträger wissen: „Die Überwacher kennen ????? Namen nicht.“</text:p>
          </table:table-cell>
          <table:table-cell office:value-type="string">
            <text:p>mein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6. Die Täter müssen für die Tat, die ???? begangen haben, eine bestimmte Zeit im Gefängnis verbringen.</text:p>
          </table:table-cell>
          <table:table-cell office:value-type="string">
            <text:p>sie</text:p>
          </table:table-cell>
          <table:table-cell table:number-columns-repeated="6"/>
        </table:table-row>
        <table:table-row table:style-name="ro38">
          <table:table-cell office:value-type="string">
            <text:p><text:s/>Mit dem Flugzeug kann man Orte (1) ??? allen Kontinenten innerhalb eines Tages erreichen</text:p>
          </table:table-cell>
          <table:table-cell office:value-type="string">
            <text:p>auf</text:p>
          </table:table-cell>
          <table:table-cell table:number-columns-repeated="6"/>
        </table:table-row>
        <table:table-row table:style-name="ro38">
          <table:table-cell office:value-type="string">
            <text:p>Die Menschen machen zwar immer noch gerne Urlaub (2) ??? eigenen Land</text:p>
          </table:table-cell>
          <table:table-cell office:value-type="string">
            <text:p>im</text:p>
          </table:table-cell>
          <table:table-cell table:number-columns-repeated="6"/>
        </table:table-row>
        <table:table-row table:style-name="ro38">
          <table:table-cell office:value-type="string">
            <text:p>aber viele fliegen auch (3) ???? Asien, Afrika oder Amerika. </text:p>
          </table:table-cell>
          <table:table-cell office:value-type="string">
            <text:p>nach</text:p>
          </table:table-cell>
          <table:table-cell table:number-columns-repeated="6"/>
        </table:table-row>
        <table:table-row table:style-name="ro38">
          <table:table-cell office:value-type="string">
            <text:p>Stolz zeigen sie ihren Freunden Fotos (4) ??? aller Welt.</text:p>
          </table:table-cell>
          <table:table-cell office:value-type="string">
            <text:p>aus</text:p>
          </table:table-cell>
          <table:table-cell table:number-columns-repeated="6"/>
        </table:table-row>
        <table:table-row table:style-name="ro38">
          <table:table-cell office:value-type="string">
            <text:p>Auch (5) ??? Italien oder (6) ??? Kosovo kann man sich gut erholen</text:p>
          </table:table-cell>
          <table:table-cell office:value-type="string">
            <text:p>in im</text:p>
          </table:table-cell>
          <table:table-cell table:number-columns-repeated="6"/>
        </table:table-row>
        <table:table-row table:style-name="ro38">
          <table:table-cell office:value-type="string">
            <text:p><text:s/>Thilo Schmitz ist der Chef <text:s/>??? (ein Unternehmen), das Schreibgeräte herstellt.</text:p>
          </table:table-cell>
          <table:table-cell office:value-type="string">
            <text:p>eines Unternehmens</text:p>
          </table:table-cell>
          <table:table-cell table:number-columns-repeated="6"/>
        </table:table-row>
        <table:table-row table:style-name="ro37">
          <table:table-cell office:value-type="string">
            <text:p>Viele Bürger (Venezuela) ziehen in andere Länder.</text:p>
          </table:table-cell>
          <table:table-cell office:value-type="string">
            <text:p>Venezuelas</text:p>
          </table:table-cell>
          <table:table-cell table:number-columns-repeated="6"/>
        </table:table-row>
        <table:table-row table:style-name="ro38">
          <table:table-cell office:value-type="string">
            <text:p><text:s/>Er hofft, dass die Probleme <text:s text:c="2"/>(das Land) irgendwann gelöst werden.</text:p>
          </table:table-cell>
          <table:table-cell office:value-type="string">
            <text:p>des Landes</text:p>
          </table:table-cell>
          <table:table-cell table:number-columns-repeated="6"/>
        </table:table-row>
        <table:table-row table:style-name="ro37">
          <table:table-cell office:value-type="string">
            <text:p>Wegen der Politik <text:s/>(der Präsident) beschloss </text:p>
          </table:table-cell>
          <table:table-cell office:value-type="string">
            <text:p>des Pr<text:span text:style-name="T16">äsidenten</text:span></text:p>
          </table:table-cell>
          <table:table-cell table:number-columns-repeated="6"/>
        </table:table-row>
        <table:table-row table:style-name="ro38">
          <table:table-cell office:value-type="string">
            <text:p>Die Clubszene in Berlin ist sehr bekannt(?) und sehr beliebt(?).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ie Touristen besuchen die bekanntest(?) Sehenswürdigkeiten der Stadt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38">
          <table:table-cell office:value-type="string">
            <text:p>Dem Projekt mit der besten Idee versprach der Chef finanziell(?) Unterstützung.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Der Umweltschützer arbeitet auf der ganz(?) Welt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Heute Abend wird im Konferenzraum ein neu(?) Projekt vorgestellt. </text:p>
          </table:table-cell>
          <table:table-cell office:value-type="string">
            <text:p>es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Energiesparend(?) Lampen wirken sich positiv auf die Stromrechnung aus. 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eutschland möchte die gut(?) Beispiele und Konzepte übernehmen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en Projektchefs gefiel vor allem, dass die vorgestellten Ideen nachhaltig(?) waren. 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ie Erfindung des holländisch(?) Designers gefiel nicht nur den Kunden aus dem eignen Land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38">
          <table:table-cell office:value-type="string">
            <text:p>Der Clubbesitzer sprach mit dem jung(?) DJ über die Musik für den Abend.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37">
          <table:table-cell table:style-name="ce310" office:value-type="string">
            <text:p>dessen vs wessen:</text:p>
          </table:table-cell>
          <table:table-cell table:number-columns-repeated="7"/>
        </table:table-row>
        <table:table-row table:style-name="ro47">
          <table:table-cell table:style-name="ce273" office:value-type="string">
            <text:p>Wessen Brot ich ess, dessen Lied ich sing </text:p>
          </table:table-cell>
          <table:table-cell table:number-columns-repeated="7"/>
        </table:table-row>
        <table:table-row table:style-name="ro82">
          <table:table-cell office:value-type="string">
            <text:p>The "w" words (wer, wen, wie, warum, wessen, etc) in German are typically used for asking questions. Wessen is most commonly used when you're asking a question. Wessen Buch ist das?</text:p>
          </table:table-cell>
          <table:table-cell table:number-columns-repeated="7"/>
        </table:table-row>
        <table:table-row table:style-name="ro94">
          <table:table-cell table:style-name="ce273" office:value-type="string">
            <text:p>Das Attentat auf Hitler, über ???? heute Informationsschilder in der Anlage informieren, wurde 1944 von Stauffenberg geplant. </text:p>
          </table:table-cell>
          <table:table-cell office:value-type="string">
            <text:p>das</text:p>
          </table:table-cell>
          <table:table-cell table:number-columns-repeated="6"/>
        </table:table-row>
        <table:table-row table:style-name="ro42">
          <table:table-cell office:value-type="string">
            <text:p>Der Sprengstoff, mit ???? Hitler getötet werden sollte, tötete vier Menschen und verletzte Hitler leicht.</text:p>
          </table:table-cell>
          <table:table-cell office:value-type="string">
            <text:p>dem</text:p>
          </table:table-cell>
          <table:table-cell table:number-columns-repeated="6"/>
        </table:table-row>
        <table:table-row table:style-name="ro42">
          <table:table-cell office:value-type="string">
            <text:p>1941 zog Hitler ins Führerhauptquartier Wolfsschanze – eine Anlage, in ??? 2000 Menschen lebten.</text:p>
          </table:table-cell>
          <table:table-cell office:value-type="string">
            <text:p>der</text:p>
          </table:table-cell>
          <table:table-cell table:number-columns-repeated="6"/>
        </table:table-row>
        <table:table-row table:style-name="ro42">
          <table:table-cell office:value-type="string">
            <text:p><text:s/>Die Figuren, mit ??? die Situation von damals gezeigt werden soll, stellen Hitler und andere Personen dar.</text:p>
          </table:table-cell>
          <table:table-cell office:value-type="string">
            <text:p>den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Unser Immunsystem kämpft _____, dass wir gesund bleiben</text:p>
          </table:table-cell>
          <table:table-cell office:value-type="string">
            <text:p>daf<text:span text:style-name="T16">ür</text:span>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as Immunsystem kämpft _____ Bakterien und Krankheiten</text:p>
          </table:table-cell>
          <table:table-cell office:value-type="string">
            <text:p>geg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Besonders die Haut schützt den menschlichen Körper _____, dass Keime in den Körper gelangen.</text:p>
          </table:table-cell>
          <table:table-cell office:value-type="string">
            <text:p>davor</text:p>
          </table:table-cell>
          <table:table-cell table:number-columns-repeated="6"/>
        </table:table-row>
        <table:table-row table:style-name="ro94">
          <table:table-cell table:style-name="ce273" office:value-type="string">
            <text:p>Ein Teil des Immunsystems ist _____ das Wiedererkennen von bestimmten Bakterien oder Viren spezialisiert</text:p>
          </table:table-cell>
          <table:table-cell office:value-type="string">
            <text:p>auf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Mit Obst und Gemüse kann jeder_____ sorgen, länger gesund zu bleiben.</text:p>
          </table:table-cell>
          <table:table-cell office:value-type="string">
            <text:p>dafür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Lange ??? die deutsche Regierung nicht dazu ????, den Völkermord anzuerkennen. (bereit sein) </text:p>
          </table:table-cell>
          <table:table-cell office:value-type="string">
            <text:p>ist, bereit gewes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Rund 90.000 Herero und Nama ???? damals ???? . (getötet werden) </text:p>
          </table:table-cell>
          <table:table-cell office:value-type="string">
            <text:p>sind, get<text:span text:style-name="T16">ötet worden</text:span>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??? Nieren nicht mehr funktionieren, benötigt eine Organspende. </text:p>
          </table:table-cell>
          <table:table-cell office:value-type="string">
            <text:p>Wess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???? nach der Operation gut betreut wird, wird schneller gesund. </text:p>
          </table:table-cell>
          <table:table-cell office:value-type="string">
            <text:p>wer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 ich dankbar bin, schreibe ich einen Brief. </text:p>
          </table:table-cell>
          <table:table-cell office:value-type="string">
            <text:p>wem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nicht gesund ist, darf nicht spenden. </text:p>
          </table:table-cell>
          <table:table-cell office:value-type="string">
            <text:p>wer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 er am meisten braucht, bittet er um Hilfe. </text:p>
          </table:table-cell>
          <table:table-cell office:value-type="string">
            <text:p>wen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 auf ein Spenderorgan wartet, leidet sehr. </text:p>
          </table:table-cell>
          <table:table-cell office:value-type="string">
            <text:p>wer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Would he have published it if he had the money? </text:p>
          </table:table-cell>
          <table:table-cell office:value-type="string">
            <text:p>H<text:span text:style-name="T16">ätte er es veröffentlicht, wenn er das </text:span><text:span text:style-name="T16">Geld hätte?</text:span></text:p>
          </table:table-cell>
          <table:table-cell table:number-columns-repeated="6"/>
        </table:table-row>
        <table:table-row table:style-name="ro37">
          <table:table-cell office:value-type="string">
            <text:p>We would have been friends forever</text:p>
          </table:table-cell>
          <table:table-cell office:value-type="string">
            <text:p>Wir w<text:span text:style-name="T16">ären für immer Freunde gewesen</text:span></text:p>
          </table:table-cell>
          <table:table-cell table:number-columns-repeated="6"/>
        </table:table-row>
        <table:table-row table:style-name="ro83">
          <table:table-cell table:style-name="ce273" office:value-type="string">
            <text:p>I would have left her for that. </text:p>
          </table:table-cell>
          <table:table-cell office:value-type="string">
            <text:p>Ich h<text:span text:style-name="T16">ätte sie dafür verlassen</text:span></text:p>
            <text:p><text:span text:style-name="T16">Dafür würde ich sie verlassen hatte</text:span>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Wärst du gekommen? </text:p>
          </table:table-cell>
          <table:table-cell office:value-type="string">
            <text:p>would you have come?</text:p>
          </table:table-cell>
          <table:table-cell table:number-columns-repeated="6"/>
        </table:table-row>
        <table:table-row table:style-name="ro38">
          <table:table-cell table:style-name="ce273" office:value-type="string">
            <text:p>We would have never published your texts! </text:p>
          </table:table-cell>
          <table:table-cell table:style-name="Default" office:value-type="string">
            <text:p>Wir hätten eure Texte niemals veröffentlicht!</text:p>
            <text:p>Wir h<text:span text:style-name="T16">ätten nie deine Texte veröffentlicht</text:span></text:p>
          </table:table-cell>
          <table:table-cell table:number-columns-repeated="6"/>
        </table:table-row>
        <table:table-row table:style-name="ro37">
          <table:table-cell office:value-type="string">
            <text:p>that led to nothing</text:p>
          </table:table-cell>
          <table:table-cell office:value-type="string">
            <text:p>das hat zu nichts gef<text:span text:style-name="T16">ührt</text:span></text:p>
          </table:table-cell>
          <table:table-cell table:number-columns-repeated="6"/>
        </table:table-row>
        <table:table-row table:style-name="ro37">
          <table:table-cell office:value-type="string">
            <text:p>what brought you to this city?</text:p>
          </table:table-cell>
          <table:table-cell office:value-type="string">
            <text:p>was hat dich in diese Stadt gef<text:span text:style-name="T16">ührt?</text:span></text:p>
          </table:table-cell>
          <table:table-cell table:number-columns-repeated="6"/>
        </table:table-row>
        <table:table-row table:style-name="ro37">
          <table:table-cell office:value-type="string">
            <text:p>He has granted me every wish</text:p>
          </table:table-cell>
          <table:table-cell office:value-type="string">
            <text:p>Er hat mir jeden Wunsch erf<text:span text:style-name="T16">üllt</text:span></text:p>
          </table:table-cell>
          <table:table-cell table:number-columns-repeated="6"/>
        </table:table-row>
        <table:table-row table:style-name="ro37">
          <table:table-cell office:value-type="string">
            <text:p><text:a xlink:href="https://www.dw.com/de/das-ende-der-ära-ecclestone/l-37284271">https://www.dw.com/de/das-ende-der-%C3%A4ra-ecclestone/l-37284271</text:a></text:p>
          </table:table-cell>
          <table:table-cell table:number-columns-repeated="7"/>
        </table:table-row>
        <table:table-row table:style-name="ro47">
          <table:table-cell office:value-type="string">
            <text:p><text:a xlink:href="https://www.dw.com/de/so-wählten-die-eu-bürger-2019/l-48922982">https://www.dw.com/de/so-w%C3%A4hlten-die-eu-b%C3%BCrger-2019/l-48922982</text:a></text:p>
          </table:table-cell>
          <table:table-cell table:number-columns-repeated="7"/>
        </table:table-row>
        <table:table-row table:style-name="ro92">
          <table:table-cell table:style-name="ce273" office:value-type="string">
            <text:p>Viele Parteien wollen sich nicht ???? Rechtspopulisten zusammentun </text:p>
          </table:table-cell>
          <table:table-cell office:value-type="string">
            <text:p>mit</text:p>
          </table:table-cell>
          <table:table-cell table:number-columns-repeated="6"/>
        </table:table-row>
        <table:table-row table:style-name="ro47">
          <table:table-cell table:style-name="ce273" office:value-type="string">
            <text:p>Es sind erfreulich viele Menschen ??? Wahl gegangen. </text:p>
          </table:table-cell>
          <table:table-cell office:value-type="string">
            <text:p>zur</text:p>
          </table:table-cell>
          <table:table-cell table:number-columns-repeated="6"/>
        </table:table-row>
        <table:table-row table:style-name="ro92">
          <table:table-cell table:style-name="ce273" office:value-type="string">
            <text:p>Vor der Wahl haben viele Schüler regelmäßig ??? die Klimapolitik protestiert. </text:p>
          </table:table-cell>
          <table:table-cell office:value-type="string">
            <text:p>gegen</text:p>
          </table:table-cell>
          <table:table-cell table:number-columns-repeated="6"/>
        </table:table-row>
        <table:table-row table:style-name="ro92">
          <table:table-cell table:style-name="ce273" office:value-type="string">
            <text:p>Die Rechtspopulisten verfügen ??? mehr als 150 Sitze im EU-Parlament. </text:p>
          </table:table-cell>
          <table:table-cell table:style-name="ce279" office:value-type="string">
            <text:p>über</text:p>
          </table:table-cell>
          <table:table-cell table:number-columns-repeated="6"/>
        </table:table-row>
        <table:table-row table:style-name="ro92">
          <table:table-cell table:style-name="ce273" office:value-type="string">
            <text:p>Mehr als 400 Millionen Menschen durften ??? der Europawahl wählen. </text:p>
          </table:table-cell>
          <table:table-cell office:value-type="string">
            <text:p>bei</text:p>
          </table:table-cell>
          <table:table-cell table:number-columns-repeated="6"/>
        </table:table-row>
        <table:table-row table:style-name="ro47">
          <table:table-cell table:style-name="ce273" office:value-type="string">
            <text:p>Bei jungen Wählern liegen die Grünen ??? Platz eins. </text:p>
          </table:table-cell>
          <table:table-cell office:value-type="string">
            <text:p>auf</text:p>
          </table:table-cell>
          <table:table-cell table:number-columns-repeated="6"/>
        </table:table-row>
        <table:table-row table:style-name="ro47">
          <table:table-cell table:style-name="ce310" office:value-type="string">
            <text:p>Konjunktiv 1 &amp; 2</text:p>
          </table:table-cell>
          <table:table-cell table:number-columns-repeated="7"/>
        </table:table-row>
        <table:table-row table:style-name="ro47">
          <table:table-cell office:value-type="string">
            <text:p><text:a xlink:href="https://study.com/academy/lesson/difference-between-konjunktiv-1-2-in-german.html#lesson">https://study.com/academy/lesson/difference-between-konjunktiv-1-2-in-german.html#lesson</text:a></text:p>
          </table:table-cell>
          <table:table-cell table:number-columns-repeated="7"/>
        </table:table-row>
        <table:table-row table:style-name="ro47">
          <table:table-cell table:number-columns-repeated="8"/>
        </table:table-row>
        <table:table-row table:style-name="ro96">
          <table:table-cell office:value-type="string">
            <text:p>Conjugation I</text:p>
            <text:p>ich <text:tab/>mache</text:p>
            <text:p>du <text:tab/>mach<text:span text:style-name="T14">est</text:span></text:p>
            <text:p>er, sie, es <text:tab/>mach<text:span text:style-name="T14">e</text:span></text:p>
            <text:p>wir <text:tab/>machen</text:p>
            <text:p>ihr <text:tab/>mach<text:span text:style-name="T14">et</text:span></text:p>
            <text:p>sie <text:tab/>machen</text:p>
            <text:p>Sie <text:tab/>machen</text:p>
          </table:table-cell>
          <table:table-cell office:value-type="string">
            <text:p>Conjugation II</text:p>
            <text:p>ich <text:tab/>machte</text:p>
            <text:p>du <text:tab/>machtest</text:p>
            <text:p>er,sie,es <text:tab/>machte</text:p>
            <text:p>wir <text:tab/>machten</text:p>
            <text:p>ihr <text:tab/>machtet</text:p>
            <text:p>sie <text:tab/>machten</text:p>
            <text:p>Sie <text:tab/>machten</text:p>
          </table:table-cell>
          <table:table-cell table:number-columns-repeated="6"/>
        </table:table-row>
        <table:table-row table:style-name="ro97">
          <table:table-cell table:number-columns-repeated="8"/>
        </table:table-row>
        <table:table-row table:style-name="ro98">
          <table:table-cell office:value-type="string">
            <text:p>We will use the <text:span text:style-name="T14">Konjunktiv I</text:span> for the 2nd and 3rd person singular and 2nd person plural: </text:p>
            <text:p><text:s text:c="4"/>Sie sagte, er komme zu spät.</text:p>
            <text:p><text:s/>(She said that he came late.)</text:p>
            <text:p><text:s text:c="4"/>Ihr sagt, ihr habet keine Zeit mehr. </text:p>
            <text:p>(You say that you don't have any more time.)</text:p>
            <text:p/>
            <text:p>For other forms, we will use the Konjunktiv II instead. Why? Because, like already mentioned, the Konjunktiv I present forms will look the same as the present tense</text:p>
            <text:p>Therefore , the 1<text:span text:style-name="T24">st</text:span> person singular and the 1<text:span text:style-name="T24">st</text:span> person plural will be replaced with the Konjunktiv II to avoid any confusion. e.g.:</text:p>
            <text:p>Present:Ich kaufe das Haus</text:p>
            <text:p><text:span text:style-name="T14">Konjunktiv I</text:span>: Sie erz<text:span text:style-name="T16">ählt, ich kaufe das </text:span><text:span text:style-name="T16">Haus (She told me that I am buying the </text:span><text:span text:style-name="T16">house)</text:span></text:p>
            <text:p><text:span text:style-name="T16">Konjunktiv II: Sie erzählt, ich käufte das </text:span><text:span text:style-name="T16">Haus (She told me that I am buying the </text:span><text:span text:style-name="T16">house)</text:span></text:p>
            <text:p/>
          </table:table-cell>
          <table:table-cell office:value-type="string">
            <text:p><text:span text:style-name="T14">Präteritum</text:span>: Ich wünsche, ich hätte mehr Geld. (I wish I had more money.)</text:p>
            <text:p/>
            <text:p><text:span text:style-name="T14">Konjunktiv II</text:span>: Ich wünsche, ich hätte mehr Geld.</text:p>
            <text:p/>
            <text:p><text:span text:style-name="T14">Würde + infinitive</text:span>: Ich wünsche, ich würde mehr mehr Geld haben. 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99">
          <table:table-cell office:value-type="string" table:number-columns-spanned="2" table:number-rows-spanned="1">
            <text:p>This is<text:span text:style-name="T14"> Konjunktiv I.</text:span> You use it in indirect speech:</text:p>
            <text:p/>
            <text:p><text:s text:c="4"/>Johannes sagt, er habe Hunger.</text:p>
            <text:p><text:s text:c="4"/>Johannes sagt, er sei hungrig.</text:p>
            <text:p/>
            <text:p>in English:</text:p>
            <text:p/>
            <text:p><text:s text:c="4"/>Johannes says, he is hungry.</text:p>
            <text:p/>
            <text:p>And here is <text:span text:style-name="T14">Konjunktiv II</text:span>. You use it when you wish something or when you talk about something that is unlikely to happen,and also sometimes in indirect speech:</text:p>
            <text:p/>
            <text:p><text:s text:c="4"/>Johannes wünschte, er hätte etwas zu essen.</text:p>
            <text:p><text:s text:c="4"/>Wenn ich Urlaub hätte, läge ich jetzt am Strand.</text:p>
            <text:p><text:s text:c="4"/>Mein Arzt sagt, ich wäre zu dick.</text:p>
            <text:p/>
            <text:p>In English:</text:p>
            <text:p/>
            <text:p><text:s text:c="4"/>Johannes wished he had something to eat.</text:p>
            <text:p><text:s text:c="4"/>If I were on vaction, I would be lying on the beach now.</text:p>
            <text:p><text:s text:c="4"/>My doctor says, I am too fat [but I do not think so].</text:p>
            <text:p/>
          </table:table-cell>
          <table:covered-table-cell/>
          <table:table-cell office:value-type="string">
            <text:p><text:a xlink:href="https://www.dw.com/de/poesie-für-die-ohren/l-36075739">https://www.dw.com/de/poesie-f%C3%BCr-die-ohren/l-36075739</text:a></text:p>
          </table:table-cell>
          <table:table-cell table:number-columns-repeated="5"/>
        </table:table-row>
        <table:table-row table:style-name="ro99" table:number-rows-repeated="1048328">
          <table:table-cell table:number-columns-repeated="8"/>
        </table:table-row>
        <table:table-row table:style-name="ro99">
          <table:table-cell table:number-columns-repeated="8"/>
        </table:table-row>
        <table:named-expressions/>
      </table:table>
      <table:table table:name="Σταυρολεξα" table:style-name="ta12" table:print="false">
        <table:table-column table:style-name="co40" table:default-cell-style-name="Default"/>
        <table:table-column table:style-name="co6" table:default-cell-style-name="Default"/>
        <table:table-row table:style-name="ro1">
          <table:table-cell office:value-type="string">
            <text:p>στρατάρχης του Ναπολέοντα</text:p>
          </table:table-cell>
          <table:table-cell office:value-type="string">
            <text:p>ΛΑΝ</text:p>
          </table:table-cell>
        </table:table-row>
        <table:table-row table:style-name="ro1">
          <table:table-cell office:value-type="string">
            <text:p>παραποταμος του Ρήνου</text:p>
          </table:table-cell>
          <table:table-cell office:value-type="string">
            <text:p>ΑΡ</text:p>
          </table:table-cell>
        </table:table-row>
        <table:table-row table:style-name="ro1">
          <table:table-cell office:value-type="string">
            <text:p>Μικρή σχισμή ράγισμα</text:p>
          </table:table-cell>
          <table:table-cell office:value-type="string">
            <text:p>ΡΑΓΑΣ</text:p>
          </table:table-cell>
        </table:table-row>
        <table:table-row table:style-name="ro1">
          <table:table-cell office:value-type="string">
            <text:p>Ομηρικός Άδης</text:p>
          </table:table-cell>
          <table:table-cell office:value-type="string">
            <text:p>ΑΙΣ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DW" table:style-name="ta17" table:print="false">
        <office:forms form:automatic-focus="false" form:apply-design-mode="false"/>
        <table:table-column table:style-name="co58" table:default-cell-style-name="ce153"/>
        <table:table-column table:style-name="co67" table:default-cell-style-name="Default"/>
        <table:table-column table:style-name="co70" table:default-cell-style-name="Default"/>
        <table:table-column table:style-name="co6" table:number-columns-repeated="1021" table:default-cell-style-name="Default"/>
        <table:table-row table:style-name="ro37">
          <table:table-cell office:value-type="string">
            <text:p>Brauchtum </text:p>
          </table:table-cell>
          <table:table-cell office:value-type="string">
            <text:p>customs</text:p>
          </table:table-cell>
          <table:table-cell table:number-columns-repeated="1022"/>
        </table:table-row>
        <table:table-row table:style-name="ro37">
          <table:table-cell office:value-type="string">
            <text:p>Die sogenannte </text:p>
          </table:table-cell>
          <table:table-cell office:value-type="string">
            <text:p>the so called</text:p>
          </table:table-cell>
          <table:table-cell table:number-columns-repeated="1022"/>
        </table:table-row>
        <table:table-row table:style-name="ro37">
          <table:table-cell office:value-type="string">
            <text:p>beziehungsweise </text:p>
          </table:table-cell>
          <table:table-cell office:value-type="string">
            <text:p>respectively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leistet</text:p>
          </table:table-cell>
          <table:table-cell office:value-type="string">
            <text:p>makes</text:p>
          </table:table-cell>
          <table:table-cell table:number-columns-repeated="1022"/>
        </table:table-row>
        <table:table-row table:style-name="ro37">
          <table:table-cell office:value-type="string">
            <text:p>Nach Angaben </text:p>
          </table:table-cell>
          <table:table-cell office:value-type="string">
            <text:p>according to</text:p>
          </table:table-cell>
          <table:table-cell table:number-columns-repeated="1022"/>
        </table:table-row>
        <table:table-row table:style-name="ro37">
          <table:table-cell office:value-type="string">
            <text:p>Leiter </text:p>
          </table:table-cell>
          <table:table-cell office:value-type="string">
            <text:p>ladder, Head (proedros) 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eststellt</text:p>
          </table:table-cell>
          <table:table-cell office:value-type="string">
            <text:p>finds</text:p>
          </table:table-cell>
          <table:table-cell table:number-columns-repeated="1022"/>
        </table:table-row>
        <table:table-row table:style-name="ro37">
          <table:table-cell office:value-type="string">
            <text:p>Insofern </text:p>
          </table:table-cell>
          <table:table-cell office:value-type="string">
            <text:p>sto ba8mo..</text:p>
          </table:table-cell>
          <table:table-cell table:number-columns-repeated="1022"/>
        </table:table-row>
        <table:table-row table:style-name="ro37">
          <table:table-cell office:value-type="string">
            <text:p>das allererste Merkmal </text:p>
          </table:table-cell>
          <table:table-cell office:value-type="string">
            <text:p>the very first featur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gefochten </text:p>
          </table:table-cell>
          <table:table-cell office:value-type="string">
            <text:p>chaledged</text:p>
          </table:table-cell>
          <table:table-cell table:number-columns-repeated="1022"/>
        </table:table-row>
        <table:table-row table:style-name="ro37">
          <table:table-cell office:value-type="string">
            <text:p>närrische </text:p>
          </table:table-cell>
          <table:table-cell office:value-type="string">
            <text:p>foolish</text:p>
          </table:table-cell>
          <table:table-cell table:number-columns-repeated="1022"/>
        </table:table-row>
        <table:table-row table:style-name="ro37">
          <table:table-cell office:value-type="string">
            <text:p>zu bedenken </text:p>
          </table:table-cell>
          <table:table-cell office:value-type="string">
            <text:p>to consider</text:p>
          </table:table-cell>
          <table:table-cell table:number-columns-repeated="1022"/>
        </table:table-row>
        <table:table-row table:style-name="ro37">
          <table:table-cell office:value-type="string">
            <text:p>Berechnungen </text:p>
          </table:table-cell>
          <table:table-cell office:value-type="string">
            <text:p>calculation</text:p>
          </table:table-cell>
          <table:table-cell table:number-columns-repeated="1022"/>
        </table:table-row>
        <table:table-row table:style-name="ro37">
          <table:table-cell office:value-type="string">
            <text:p>entgingen </text:p>
          </table:table-cell>
          <table:table-cell office:value-type="string">
            <text:p>escape</text:p>
          </table:table-cell>
          <table:table-cell table:number-columns-repeated="1022"/>
        </table:table-row>
        <table:table-row table:style-name="ro37">
          <table:table-cell table:style-name="ce347" office:value-type="string">
            <text:p>http://www.dw.com/de/in-der-hundepension/l-40194567</text:p>
          </table:table-cell>
          <table:table-cell table:style-name="ce348" table:number-columns-repeated="1023"/>
        </table:table-row>
        <table:table-row table:style-name="ro37">
          <table:table-cell office:value-type="string">
            <text:p>eine Bleibe </text:p>
          </table:table-cell>
          <table:table-cell office:value-type="string">
            <text:p>a place to sta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eitweise </text:p>
          </table:table-cell>
          <table:table-cell office:value-type="string">
            <text:p>at time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Ausdruck </text:p>
          </table:table-cell>
          <table:table-cell office:value-type="string">
            <text:p>express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wisse </text:p>
          </table:table-cell>
          <table:table-cell office:value-type="string">
            <text:p>Certai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haltensweis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37">
          <table:table-cell office:value-type="string">
            <text:p>enge </text:p>
          </table:table-cell>
          <table:table-cell office:value-type="string">
            <text:p>close</text:p>
          </table:table-cell>
          <table:table-cell table:number-columns-repeated="1022"/>
        </table:table-row>
        <table:table-row table:style-name="ro37">
          <table:table-cell office:value-type="string">
            <text:p>Weggefährten </text:p>
          </table:table-cell>
          <table:table-cell office:value-type="string">
            <text:p>compan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7">
          <table:table-cell office:value-type="string">
            <text:p>Redewendung </text:p>
          </table:table-cell>
          <table:table-cell office:value-type="string">
            <text:p>phras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as kommt nicht von ungefähr </text:p>
          </table:table-cell>
          <table:table-cell office:value-type="string">
            <text:p>That is not by accident</text:p>
          </table:table-cell>
          <table:table-cell table:number-columns-repeated="1022"/>
        </table:table-row>
        <table:table-row table:style-name="ro37">
          <table:table-cell office:value-type="string">
            <text:p>aufgewachsen </text:p>
          </table:table-cell>
          <table:table-cell office:value-type="string">
            <text:p>growed up</text:p>
          </table:table-cell>
          <table:table-cell table:number-columns-repeated="1022"/>
        </table:table-row>
        <table:table-row table:style-name="ro37">
          <table:table-cell office:value-type="string">
            <text:p>zufällig </text:p>
          </table:table-cell>
          <table:table-cell office:value-type="string">
            <text:p>accidental</text:p>
          </table:table-cell>
          <table:table-cell table:number-columns-repeated="1022"/>
        </table:table-row>
        <table:table-row table:style-name="ro38">
          <table:table-cell office:value-type="string">
            <text:p>...die allerdings nicht sehr groß war </text:p>
          </table:table-cell>
          <table:table-cell table:style-name="ce153" office:value-type="string">
            <text:p>which was not very big,</text:p>
            <text:p>An kai den htan poly megalo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indeed, however</text:p>
          </table:table-cell>
          <table:table-cell table:number-columns-repeated="1022"/>
        </table:table-row>
        <table:table-row table:style-name="ro37">
          <table:table-cell office:value-type="string">
            <text:p>eröffnete neu</text:p>
          </table:table-cell>
          <table:table-cell office:value-type="string">
            <text:p>reopened</text:p>
          </table:table-cell>
          <table:table-cell table:number-columns-repeated="1022"/>
        </table:table-row>
        <table:table-row table:style-name="ro37">
          <table:table-cell office:value-type="string">
            <text:p>Führung </text:p>
          </table:table-cell>
          <table:table-cell office:value-type="string">
            <text:p>leadership</text:p>
          </table:table-cell>
          <table:table-cell table:number-columns-repeated="1022"/>
        </table:table-row>
        <table:table-row table:style-name="ro37">
          <table:table-cell office:value-type="string">
            <text:p>und das ohne ein schlechtes Gewissen </text:p>
          </table:table-cell>
          <table:table-cell office:value-type="string">
            <text:p>and without a guilty conscienc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Seele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37">
          <table:table-cell office:value-type="string">
            <text:p>Welpe </text:p>
          </table:table-cell>
          <table:table-cell office:value-type="string">
            <text:p>pupp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ch hab mich sehr drum gekümmert</text:p>
          </table:table-cell>
          <table:table-cell office:value-type="string">
            <text:p>I took care of it very much</text:p>
          </table:table-cell>
          <table:table-cell table:number-columns-repeated="1022"/>
        </table:table-row>
        <table:table-row table:style-name="ro37">
          <table:table-cell office:value-type="string">
            <text:p>beruhigt </text:p>
          </table:table-cell>
          <table:table-cell office:value-type="string">
            <text:p>calmly</text:p>
          </table:table-cell>
          <table:table-cell table:number-columns-repeated="1022"/>
        </table:table-row>
        <table:table-row table:style-name="ro37">
          <table:table-cell office:value-type="string">
            <text:p>gut betreut </text:p>
          </table:table-cell>
          <table:table-cell office:value-type="string">
            <text:p>well took after</text:p>
          </table:table-cell>
          <table:table-cell table:number-columns-repeated="1022"/>
        </table:table-row>
        <table:table-row table:style-name="ro37">
          <table:table-cell office:value-type="string">
            <text:p>beherbergt </text:p>
          </table:table-cell>
          <table:table-cell office:value-type="string">
            <text:p>accomodate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iner Art Käfig beziehungsweise Gehege</text:p>
          </table:table-cell>
          <table:table-cell office:value-type="string">
            <text:p>a kind of cage or enclosur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wünschen sich herausfordernde Beschäftigungen</text:p>
          </table:table-cell>
          <table:table-cell office:value-type="string">
            <text:p>want challenging jobs</text:p>
          </table:table-cell>
          <table:table-cell table:number-columns-repeated="1022"/>
        </table:table-row>
        <table:table-row table:style-name="ro37">
          <table:table-cell office:value-type="string">
            <text:p>sogenannte </text:p>
          </table:table-cell>
          <table:table-cell office:value-type="string">
            <text:p>So-call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horchen </text:p>
          </table:table-cell>
          <table:table-cell office:value-type="string">
            <text:p>obe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gal ist</text:p>
          </table:table-cell>
          <table:table-cell office:value-type="string">
            <text:p>does not matter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Obwohl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37">
          <table:table-cell office:value-type="string">
            <text:p>beneidet </text:p>
          </table:table-cell>
          <table:table-cell office:value-type="string">
            <text:p>envied</text:p>
          </table:table-cell>
          <table:table-cell table:number-columns-repeated="1022"/>
        </table:table-row>
        <table:table-row table:style-name="ro37">
          <table:table-cell office:value-type="string">
            <text:p>emporblickt </text:p>
          </table:table-cell>
          <table:table-cell office:value-type="string">
            <text:p>anazhta</text:p>
          </table:table-cell>
          <table:table-cell table:number-columns-repeated="1022"/>
        </table:table-row>
        <table:table-row table:style-name="ro37">
          <table:table-cell office:value-type="string">
            <text:p>bekundet </text:p>
          </table:table-cell>
          <table:table-cell office:value-type="string">
            <text:p>express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wacker </text:p>
          </table:table-cell>
          <table:table-cell office:value-type="string">
            <text:p>brave</text:p>
          </table:table-cell>
          <table:table-cell table:number-columns-repeated="1022"/>
        </table:table-row>
        <table:table-row table:style-name="ro37">
          <table:table-cell office:value-type="string">
            <text:p>verfügt </text:p>
          </table:table-cell>
          <table:table-cell office:value-type="string">
            <text:p>has</text:p>
          </table:table-cell>
          <table:table-cell table:number-columns-repeated="1022"/>
        </table:table-row>
        <table:table-row table:style-name="ro37">
          <table:table-cell office:value-type="string">
            <text:p>loben und beschimpfen ihn </text:p>
          </table:table-cell>
          <table:table-cell office:value-type="string">
            <text:p>praise and insult him</text:p>
          </table:table-cell>
          <table:table-cell table:number-columns-repeated="1022"/>
        </table:table-row>
        <table:table-row table:style-name="ro37">
          <table:table-cell office:value-type="string">
            <text:p>Rahmen </text:p>
          </table:table-cell>
          <table:table-cell office:value-type="string">
            <text:p>Korniza</text:p>
          </table:table-cell>
          <table:table-cell table:number-columns-repeated="1022"/>
        </table:table-row>
        <table:table-row table:style-name="ro37">
          <table:table-cell office:value-type="string">
            <text:p>Zu ihnen gehört auch Norbert, </text:p>
          </table:table-cell>
          <table:table-cell office:value-type="string">
            <text:p>One of them is Norbert</text:p>
          </table:table-cell>
          <table:table-cell table:number-columns-repeated="1022"/>
        </table:table-row>
        <table:table-row table:style-name="ro37">
          <table:table-cell office:value-type="string">
            <text:p>Zwinger </text:p>
          </table:table-cell>
          <table:table-cell office:value-type="string">
            <text:p>spitaki skylou</text:p>
          </table:table-cell>
          <table:table-cell table:number-columns-repeated="1022"/>
        </table:table-row>
        <table:table-row table:style-name="ro37">
          <table:table-cell office:value-type="string">
            <text:p>grundsätzlich </text:p>
          </table:table-cell>
          <table:table-cell office:value-type="string">
            <text:p>basically</text:p>
          </table:table-cell>
          <table:table-cell table:number-columns-repeated="1022"/>
        </table:table-row>
        <table:table-row table:style-name="ro37">
          <table:table-cell office:value-type="string">
            <text:p>Hunderasse </text:p>
          </table:table-cell>
          <table:table-cell office:value-type="string">
            <text:p>breed</text:p>
          </table:table-cell>
          <table:table-cell table:number-columns-repeated="1022"/>
        </table:table-row>
        <table:table-row table:style-name="ro37">
          <table:table-cell office:value-type="string">
            <text:p>Voraussetz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inzigartige </text:p>
          </table:table-cell>
          <table:table-cell office:value-type="string">
            <text:p>unique</text:p>
          </table:table-cell>
          <table:table-cell table:number-columns-repeated="1022"/>
        </table:table-row>
        <table:table-row table:style-name="ro37">
          <table:table-cell office:value-type="string">
            <text:p>verbindet </text:p>
          </table:table-cell>
          <table:table-cell office:value-type="string">
            <text:p>combine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betr<text:span text:style-name="T7">ägt</text:span></text:p>
          </table:table-cell>
          <table:table-cell office:value-type="string">
            <text:p>is, lasts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bewerber</text:p>
          </table:table-cell>
          <table:table-cell office:value-type="string">
            <text:p>candidate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verfügen</text:p>
          </table:table-cell>
          <table:table-cell office:value-type="string">
            <text:p>to feature, to hav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Masterstudiengang</text:p>
          </table:table-cell>
          <table:table-cell office:value-type="string">
            <text:p>master's programm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Medienwirtschaft</text:p>
          </table:table-cell>
          <table:table-cell office:value-type="string">
            <text:p>media industry</text:p>
          </table:table-cell>
          <table:table-cell table:number-columns-repeated="1022"/>
        </table:table-row>
        <table:table-row table:style-name="ro37">
          <table:table-cell office:value-type="string">
            <text:p>ausgerichtet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37">
          <table:table-cell office:value-type="string">
            <text:p>Absolventen </text:p>
          </table:table-cell>
          <table:table-cell office:value-type="string">
            <text:p>graduates</text:p>
          </table:table-cell>
          <table:table-cell table:number-columns-repeated="1022"/>
        </table:table-row>
        <table:table-row table:style-name="ro37">
          <table:table-cell office:value-type="string">
            <text:p>schließen sich eigentlich aus </text:p>
          </table:table-cell>
          <table:table-cell office:value-type="string">
            <text:p>are mutually exclusive</text:p>
          </table:table-cell>
          <table:table-cell table:number-columns-repeated="1022"/>
        </table:table-row>
        <table:table-row table:style-name="ro37">
          <table:table-cell office:value-type="string">
            <text:p>Betrieb </text:p>
          </table:table-cell>
          <table:table-cell office:value-type="string">
            <text:p>operations</text:p>
          </table:table-cell>
          <table:table-cell table:number-columns-repeated="1022"/>
        </table:table-row>
        <table:table-row table:style-name="ro47" table:number-rows-repeated="2">
          <table:table-cell table:style-name="Default"/>
          <table:table-cell table:number-columns-repeated="1023"/>
        </table:table-row>
        <table:table-row table:style-name="ro47">
          <table:table-cell table:style-name="Default" office:value-type="string">
            <text:p>aufsetzen</text:p>
          </table:table-cell>
          <table:table-cell office:value-type="string">
            <text:p>put on</text:p>
          </table:table-cell>
          <table:table-cell table:number-columns-repeated="1022"/>
        </table:table-row>
        <table:table-row table:style-name="ro47">
          <table:table-cell table:style-name="Default" office:value-type="string">
            <text:p>setzt auf</text:p>
          </table:table-cell>
          <table:table-cell office:value-type="string">
            <text:p>relies on</text:p>
          </table:table-cell>
          <table:table-cell table:number-columns-repeated="1022"/>
        </table:table-row>
        <table:table-row table:style-name="ro47">
          <table:table-cell table:style-name="Default" office:value-type="string">
            <text:p>aufstehen</text:p>
          </table:table-cell>
          <table:table-cell office:value-type="string">
            <text:p>get up</text:p>
          </table:table-cell>
          <table:table-cell table:number-columns-repeated="1022"/>
        </table:table-row>
        <table:table-row table:style-name="ro47">
          <table:table-cell table:style-name="Default" office:value-type="string">
            <text:p>entsetzt</text:p>
          </table:table-cell>
          <table:table-cell office:value-type="string">
            <text:p>horrified</text:p>
          </table:table-cell>
          <table:table-cell table:number-columns-repeated="1022"/>
        </table:table-row>
        <table:table-row table:style-name="ro47">
          <table:table-cell table:style-name="Default" office:value-type="string">
            <text:p>aufwachen</text:p>
          </table:table-cell>
          <table:table-cell office:value-type="string">
            <text:p>wake up</text:p>
          </table:table-cell>
          <table:table-cell table:number-columns-repeated="1022"/>
        </table:table-row>
        <table:named-expressions/>
      </table:table>
      <table:table table:name="Simon" table:style-name="ta15" table:print="false">
        <office:forms form:automatic-focus="false" form:apply-design-mode="false"/>
        <table:table-column table:style-name="co48" table:default-cell-style-name="ce224"/>
        <table:table-column table:style-name="co49" table:default-cell-style-name="ce153"/>
        <table:table-column table:style-name="co50" table:default-cell-style-name="Default"/>
        <table:table-column table:style-name="co6" table:number-columns-repeated="1021" table:default-cell-style-name="Default"/>
        <table:table-row table:style-name="ro37">
          <table:table-cell table:style-name="ce157" office:value-type="string">
            <text:p>Simon 15</text:p>
          </table:table-cell>
          <table:table-cell table:style-name="ce154"/>
          <table:table-cell table:number-columns-repeated="1022"/>
        </table:table-row>
        <table:table-row table:style-name="ro37">
          <table:table-cell table:style-name="ce154" office:value-type="string">
            <text:p>I feel a little bored</text:p>
          </table:table-cell>
          <table:table-cell table:style-name="ce154" office:value-type="string">
            <text:p>Ich fühle mich ein bischen gelangweil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Greece was dominated by Turkey</text:p>
          </table:table-cell>
          <table:table-cell table:style-name="ce154" office:value-type="string">
            <text:p>Griechenland wurde von der Trukei beherrsch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wn</text:p>
          </table:table-cell>
          <table:table-cell table:style-name="ce154" office:value-type="string">
            <text:p>besi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ccupy</text:p>
          </table:table-cell>
          <table:table-cell table:style-name="ce154" office:value-type="string">
            <text:p>bese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Occupation</text:p>
          </table:table-cell>
          <table:table-cell table:style-name="ce154" office:value-type="string">
            <text:p>die Besetzung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Turkey ruled in Greece</text:p>
          </table:table-cell>
          <table:table-cell table:style-name="ce154" office:value-type="string">
            <text:p>Die Turken haben in Griechenland geherrscht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Most of the immigrants located in specific islands</text:p>
          </table:table-cell>
          <table:table-cell table:style-name="ce154" office:value-type="string">
            <text:p>Meistens befinden sich die Fluchtlinge auf bestimmten Insel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refugee camp </text:p>
          </table:table-cell>
          <table:table-cell table:style-name="ce154" office:value-type="string">
            <text:p>das Fluchtlingslanger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 cannot imagine to have a such situation in Greece</text:p>
          </table:table-cell>
          <table:table-cell table:style-name="ce154" office:value-type="string">
            <text:p>Ich kann mir nicht vorstellen eine solche Situation in Griechenland zu hab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 like to drive a car</text:p>
          </table:table-cell>
          <table:table-cell office:value-type="string">
            <text:p>Ich mag es, Auto zu fahren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n greek universities there is Student homes for students</text:p>
          </table:table-cell>
          <table:table-cell table:style-name="ce154" office:value-type="string">
            <text:p>An/Bei griechischen Unis gibt es Studentenwohnheime/Unterkunfte fur Studente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to be able to afford something </text:p>
          </table:table-cell>
          <table:table-cell office:value-type="string">
            <text:p>sich etwas leisten konnen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on the other hand</text:p>
          </table:table-cell>
          <table:table-cell table:style-name="ce154" office:value-type="string">
            <text:p>auf der anderen Seite</text:p>
          </table:table-cell>
          <table:table-cell table:number-columns-repeated="1022"/>
        </table:table-row>
        <table:table-row table:style-name="ro33">
          <table:table-cell table:style-name="ce154" office:value-type="string">
            <text:p>on the other hand there are people who work all their lives so they can send their kids in a university</text:p>
          </table:table-cell>
          <table:table-cell table:style-name="ce154" office:value-type="string">
            <text:p>…., andererseits gibt es Leute die ihr ganzes Leben lang arbeiten, um ihre Kinder auf eine Uni schicken zu konn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restige</text:p>
          </table:table-cell>
          <table:table-cell table:style-name="ce154" office:value-type="string">
            <text:p>Anseh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airnw diakopes</text:p>
          </table:table-cell>
          <table:table-cell table:style-name="ce154" office:value-type="string">
            <text:p>Ich nehme mir Urlaub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teachers in greece have 3 months sommer vacations</text:p>
          </table:table-cell>
          <table:table-cell office:value-type="string">
            <text:p>Die Lehrer in Griechenland haben 3 Monate Sommerferien.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n a school there are pupils</text:p>
          </table:table-cell>
          <table:table-cell office:value-type="string">
            <text:p>An einer Schule sind Schuler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ground school was the best time of my Life</text:p>
          </table:table-cell>
          <table:table-cell office:value-type="string">
            <text:p>Die Grundschule war die schonste Zeit in meinem Le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onntag ist immer langweilig. </text:p>
          </table:table-cell>
          <table:table-cell office:value-type="string">
            <text:p>Sundays are always boring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I am not accustomed so many hours to do nothing</text:p>
          </table:table-cell>
          <table:table-cell office:value-type="string">
            <text:p>Ich bin es nicht gewohnt so viele Stunden nichts zu tun zu ha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1821 had Greece his freedom won</text:p>
          </table:table-cell>
          <table:table-cell office:value-type="string">
            <text:p>1821 hat Griechenland seine Freiheit gewonnen. </text:p>
          </table:table-cell>
          <table:table-cell table:number-columns-repeated="1022"/>
        </table:table-row>
        <table:table-row table:style-name="ro28">
          <table:table-cell table:style-name="ce153"/>
          <table:table-cell table:number-columns-repeated="1023"/>
        </table:table-row>
        <table:table-row table:style-name="ro40">
          <table:table-cell table:style-name="ce222" office:value-type="string" table:number-columns-spanned="2" table:number-rows-spanned="1">
            <text:p>Simon 16</text:p>
          </table:table-cell>
          <table:covered-table-cell table:style-name="ce228"/>
          <table:table-cell table:style-name="ce229" table:number-columns-repeated="1022"/>
        </table:table-row>
        <table:table-row table:style-name="ro40">
          <table:table-cell table:style-name="ce223" office:value-type="string">
            <text:p>Ich fliege auf die Bahamas</text:p>
          </table:table-cell>
          <table:table-cell office:value-type="string">
            <text:p>I fly to Bahamas</text:p>
          </table:table-cell>
          <table:table-cell office:value-type="string">
            <text:p>Ich fliege auf die Bahamas</text:p>
          </table:table-cell>
          <table:table-cell table:number-columns-repeated="1021"/>
        </table:table-row>
        <table:table-row table:style-name="ro37">
          <table:table-cell office:value-type="string">
            <text:p>1. denn (schnelle Aussprache)</text:p>
          </table:table-cell>
          <table:table-cell table:number-columns-repeated="1023"/>
        </table:table-row>
        <table:table-row table:style-name="ro37">
          <table:table-cell office:value-type="string">
            <text:p>2. den (langsame Ausssprache)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bin auf den Bahamas.</text:p>
          </table:table-cell>
          <table:table-cell office:value-type="string">
            <text:p>I am on the Bahamas</text:p>
          </table:table-cell>
          <table:table-cell office:value-type="string">
            <text:p>ich bin in der Bahamas</text:p>
          </table:table-cell>
          <table:table-cell table:number-columns-repeated="1021"/>
        </table:table-row>
        <table:table-row table:style-name="ro40">
          <table:table-cell office:value-type="string">
            <text:p>Ich gehe ins Restaurant, denn ich habe hunger.</text:p>
          </table:table-cell>
          <table:table-cell office:value-type="string">
            <text:p>I go to the restaurant , because I am hangry</text:p>
          </table:table-cell>
          <table:table-cell office:value-type="string">
            <text:p>Ich gehe ins Restaurant, denn ich habe hunger</text:p>
          </table:table-cell>
          <table:table-cell table:number-columns-repeated="1021"/>
        </table:table-row>
        <table:table-row table:style-name="ro37">
          <table:table-cell office:value-type="string">
            <text:p>2. dehnen (langsame Aussprache)</text:p>
          </table:table-cell>
          <table:table-cell table:number-columns-repeated="1023"/>
        </table:table-row>
        <table:table-row table:style-name="ro37">
          <table:table-cell office:value-type="string">
            <text:p>etwas dehnen - to stretch</text:p>
          </table:table-cell>
          <table:table-cell table:number-columns-repeated="1023"/>
        </table:table-row>
        <table:table-row table:style-name="ro38">
          <table:table-cell office:value-type="string">
            <text:p>Bevor man Sport macht muss man sich dehnen und aufwarmen - Before you do sport you have to stretch</text:p>
          </table:table-cell>
          <table:table-cell table:number-columns-repeated="1023"/>
        </table:table-row>
        <table:table-row table:style-name="ro37">
          <table:table-cell office:value-type="string">
            <text:p>a</text:p>
          </table:table-cell>
          <table:table-cell table:number-columns-repeated="1023"/>
        </table:table-row>
        <table:table-row table:style-name="ro37">
          <table:table-cell office:value-type="string">
            <text:p>e</text:p>
          </table:table-cell>
          <table:table-cell table:number-columns-repeated="1023"/>
        </table:table-row>
        <table:table-row table:style-name="ro38">
          <table:table-cell office:value-type="string">
            <text:p>Bei Landern die aus mehreren Wortern bestehen verwendet man "in".</text:p>
          </table:table-cell>
          <table:table-cell table:number-columns-repeated="1023"/>
        </table:table-row>
        <table:table-row table:style-name="ro40">
          <table:table-cell office:value-type="string">
            <text:p>Ich fliege in die Demokratische Republik Kongo.</text:p>
          </table:table-cell>
          <table:table-cell office:value-type="string">
            <text:p>I fly to the Demokratic Republic of Kongo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bin in der Demokratischen Republik Kongo.</text:p>
          </table:table-cell>
          <table:table-cell office:value-type="string">
            <text:p>I am on &gt;&gt;</text:p>
          </table:table-cell>
          <table:table-cell office:value-type="string">
            <text:p>ich bin in der..</text:p>
          </table:table-cell>
          <table:table-cell table:number-columns-repeated="1021"/>
        </table:table-row>
        <table:table-row table:style-name="ro37">
          <table:table-cell office:value-type="string">
            <text:p>n-Deklination</text:p>
          </table:table-cell>
          <table:table-cell table:number-columns-repeated="1023"/>
        </table:table-row>
        <table:table-row table:style-name="ro37">
          <table:table-cell office:value-type="string">
            <text:p>die Kuste - the coast</text:p>
          </table:table-cell>
          <table:table-cell table:number-columns-repeated="1023"/>
        </table:table-row>
        <table:table-row table:style-name="ro37">
          <table:table-cell office:value-type="string">
            <text:p>der Strand - the beach</text:p>
          </table:table-cell>
          <table:table-cell table:number-columns-repeated="1023"/>
        </table:table-row>
        <table:table-row table:style-name="ro40">
          <table:table-cell office:value-type="string">
            <text:p>Ich gehe an den Strand.</text:p>
          </table:table-cell>
          <table:table-cell office:value-type="string">
            <text:p>I go to the beach</text:p>
          </table:table-cell>
          <table:table-cell office:value-type="string">
            <text:p>ich gehe an den Strand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fliege an die Elfenbeinkuste.</text:p>
          </table:table-cell>
          <table:table-cell office:value-type="string">
            <text:p>I fly to the Elephant Bone Coast</text:p>
          </table:table-cell>
          <table:table-cell office:value-type="string">
            <text:p>ich fliege an die ElfenbeinKuste</text:p>
          </table:table-cell>
          <table:table-cell table:number-columns-repeated="1021"/>
        </table:table-row>
        <table:table-row table:style-name="ro37">
          <table:table-cell office:value-type="string">
            <text:p>like a long line ----&gt; "an"</text:p>
          </table:table-cell>
          <table:table-cell table:number-columns-repeated="1023"/>
        </table:table-row>
        <table:table-row table:style-name="ro37">
          <table:table-cell office:value-type="string">
            <text:p>small islands ----&gt; "auf"</text:p>
          </table:table-cell>
          <table:table-cell table:number-columns-repeated="1023"/>
        </table:table-row>
        <table:table-row table:style-name="ro28">
          <table:table-cell table:style-name="Default" table:number-columns-repeated="2"/>
          <table:table-cell table:number-columns-repeated="1022"/>
        </table:table-row>
        <table:table-row table:style-name="ro40">
          <table:table-cell office:value-type="string">
            <text:p>Ich fahre in den Irak.</text:p>
          </table:table-cell>
          <table:table-cell table:style-name="ce224" office:value-type="string">
            <text:p>I drive to irak.</text:p>
          </table:table-cell>
          <table:table-cell office:value-type="string">
            <text:p>ich fahre in den Irak</text:p>
          </table:table-cell>
          <table:table-cell table:number-columns-repeated="1021"/>
        </table:table-row>
        <table:table-row table:style-name="ro40">
          <table:table-cell office:value-type="string">
            <text:p>Ich bin im (in+ dem) Irak.</text:p>
          </table:table-cell>
          <table:table-cell office:value-type="string">
            <text:p>I am in the Irak</text:p>
          </table:table-cell>
          <table:table-cell office:value-type="string">
            <text:p>Ich bin in dem Irak</text:p>
          </table:table-cell>
          <table:table-cell table:number-columns-repeated="1021"/>
        </table:table-row>
        <table:table-row table:style-name="ro28">
          <table:table-cell table:style-name="ce225" office:value-type="string">
            <text:p>-</text:p>
          </table:table-cell>
          <table:table-cell table:number-columns-repeated="1023"/>
        </table:table-row>
        <table:table-row table:style-name="ro40">
          <table:table-cell office:value-type="string">
            <text:p><text:s/>Bindestrich </text:p>
          </table:table-cell>
          <table:table-cell office:value-type="string">
            <text:p>-</text:p>
          </table:table-cell>
          <table:table-cell table:number-columns-repeated="1022"/>
        </table:table-row>
        <table:table-row table:style-name="ro37">
          <table:table-cell office:value-type="string">
            <text:p>Saudi-Arabien</text:p>
          </table:table-cell>
          <table:table-cell table:number-columns-repeated="1023"/>
        </table:table-row>
        <table:table-row table:style-name="ro40">
          <table:table-cell office:value-type="string">
            <text:p>Ich fahre in die Mongolei</text:p>
          </table:table-cell>
          <table:table-cell office:value-type="string">
            <text:p>I drive to Mongolei</text:p>
          </table:table-cell>
          <table:table-cell office:value-type="string">
            <text:p>ich fahre in die Mongolei</text:p>
          </table:table-cell>
          <table:table-cell table:number-columns-repeated="1021"/>
        </table:table-row>
        <table:table-row table:style-name="ro40">
          <table:table-cell office:value-type="string">
            <text:p>Ich bin in der Mongolei</text:p>
          </table:table-cell>
          <table:table-cell office:value-type="string">
            <text:p>I am in the &gt;&gt;</text:p>
          </table:table-cell>
          <table:table-cell office:value-type="string">
            <text:p>ich bin in der Mongolei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fahre in die Niederlande</text:p>
          </table:table-cell>
          <table:table-cell office:value-type="string">
            <text:p>I drive to the Netherlands</text:p>
          </table:table-cell>
          <table:table-cell office:value-type="string">
            <text:p>ich fahre in die ..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bin in den Niederlanden.</text:p>
          </table:table-cell>
          <table:table-cell office:value-type="string">
            <text:p>I am in the &gt;&gt;</text:p>
          </table:table-cell>
          <table:table-cell office:value-type="string">
            <text:p>ich bin in den ..</text:p>
          </table:table-cell>
          <table:table-cell table:number-columns-repeated="1021"/>
        </table:table-row>
        <table:table-row table:style-name="ro40">
          <table:table-cell office:value-type="string">
            <text:p>Ich fliege in den Niger</text:p>
          </table:table-cell>
          <table:table-cell office:value-type="string">
            <text:p>I fly to Niger</text:p>
          </table:table-cell>
          <table:table-cell office:value-type="string">
            <text:p>ich fliege in den Niger</text:p>
          </table:table-cell>
          <table:table-cell table:number-columns-repeated="1021"/>
        </table:table-row>
        <table:table-row table:style-name="ro40">
          <table:table-cell office:value-type="string">
            <text:p>Ich bin im Niger.</text:p>
          </table:table-cell>
          <table:table-cell office:value-type="string">
            <text:p>I am in Niger</text:p>
          </table:table-cell>
          <table:table-cell office:value-type="string">
            <text:p>ich bin in dem Niger</text:p>
          </table:table-cell>
          <table:table-cell table:number-columns-repeated="1021"/>
        </table:table-row>
        <table:table-row table:style-name="ro40">
          <table:table-cell office:value-type="string">
            <text:p>In Griechenland leben immer weniger (und weniger) Leute.</text:p>
          </table:table-cell>
          <table:table-cell office:value-type="string">
            <text:p>In greece leave less and less people</text:p>
          </table:table-cell>
          <table:table-cell office:value-type="string">
            <text:p>In Griechenland leben weniger und weniger Leute</text:p>
          </table:table-cell>
          <table:table-cell table:number-columns-repeated="1021"/>
        </table:table-row>
        <table:table-row table:style-name="ro40">
          <table:table-cell office:value-type="string">
            <text:p>In China gibt es eine 1-Kind-Politik.</text:p>
          </table:table-cell>
          <table:table-cell office:value-type="string">
            <text:p>In Chine there is a one-child policy</text:p>
          </table:table-cell>
          <table:table-cell office:value-type="string">
            <text:p>In China gibt es Ein-Kind Politik</text:p>
          </table:table-cell>
          <table:table-cell table:number-columns-repeated="1021"/>
        </table:table-row>
        <table:table-row table:style-name="ro37">
          <table:table-cell office:value-type="string">
            <text:p>der Gesetzlose - the outlaw</text:p>
          </table:table-cell>
          <table:table-cell table:number-columns-repeated="1023"/>
        </table:table-row>
        <table:table-row table:style-name="ro40">
          <table:table-cell table:style-name="ce227" office:value-type="string">
            <text:p>China hat eine strenge Kultur.</text:p>
          </table:table-cell>
          <table:table-cell office:value-type="string">
            <text:p>Chine has a stricker culture</text:p>
          </table:table-cell>
          <table:table-cell office:value-type="string">
            <text:p>China hat eine strenge Kultur</text:p>
          </table:table-cell>
          <table:table-cell table:number-columns-repeated="1021"/>
        </table:table-row>
        <table:table-row table:style-name="ro37">
          <table:table-cell office:value-type="string">
            <text:p>Tschechische Republik --&gt; 2 Worter</text:p>
          </table:table-cell>
          <table:table-cell table:number-columns-repeated="1023"/>
        </table:table-row>
        <table:table-row table:style-name="ro37">
          <table:table-cell office:value-type="string">
            <text:p>Saudi-Arabien --&gt; 1 Wort</text:p>
          </table:table-cell>
          <table:table-cell table:number-columns-repeated="1023"/>
        </table:table-row>
        <table:table-row table:style-name="ro40">
          <table:table-cell office:value-type="string">
            <text:p>Ich bin in der Tschechischen Republik.</text:p>
          </table:table-cell>
          <table:table-cell office:value-type="string">
            <text:p>I am in the Czech Republic</text:p>
          </table:table-cell>
          <table:table-cell office:value-type="string">
            <text:p>Ich bin in der Zechische Republik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bin in Tschechien</text:p>
          </table:table-cell>
          <table:table-cell office:value-type="string">
            <text:p>I am in Czech</text:p>
          </table:table-cell>
          <table:table-cell office:value-type="string">
            <text:p>Ich bin in Tschechien</text:p>
          </table:table-cell>
          <table:table-cell table:number-columns-repeated="1021"/>
        </table:table-row>
        <table:table-row table:style-name="ro40">
          <table:table-cell office:value-type="string">
            <text:p>Ich fliege in die Tschechische Republik</text:p>
          </table:table-cell>
          <table:table-cell office:value-type="string">
            <text:p>I fly to the Czech Republic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37">
          <table:table-cell office:value-type="string">
            <text:p>Ich bin in der Tschechischen Republik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fliege nach Saudi-Arabien</text:p>
          </table:table-cell>
          <table:table-cell office:value-type="string">
            <text:p>I drive to Saudi Arabia</text:p>
          </table:table-cell>
          <table:table-cell office:value-type="string">
            <text:p>Ich fliege nach Saude Arabien</text:p>
          </table:table-cell>
          <table:table-cell table:number-columns-repeated="1021"/>
        </table:table-row>
        <table:table-row table:style-name="ro37">
          <table:table-cell office:value-type="string">
            <text:p>die Republik</text:p>
          </table:table-cell>
          <table:table-cell table:number-columns-repeated="1023"/>
        </table:table-row>
        <table:table-row table:style-name="ro40">
          <table:table-cell office:value-type="string">
            <text:p>Ich fliege in Vereinigten Staaten von Amerika.</text:p>
          </table:table-cell>
          <table:table-cell office:value-type="string">
            <text:p>I fly to the USA</text:p>
          </table:table-cell>
          <table:table-cell office:value-type="string">
            <text:p>ich fliege in die Vereinigten Staaten von Amerika</text:p>
          </table:table-cell>
          <table:table-cell table:number-columns-repeated="1021"/>
        </table:table-row>
        <table:table-row table:style-name="ro40">
          <table:table-cell office:value-type="string">
            <text:p>Ich bin in den Vereinigten Staaten.</text:p>
          </table:table-cell>
          <table:table-cell office:value-type="string">
            <text:p>I am in &gt;&gt;</text:p>
          </table:table-cell>
          <table:table-cell office:value-type="string">
            <text:p>Ich bin in den ,,</text:p>
          </table:table-cell>
          <table:table-cell table:number-columns-repeated="1021"/>
        </table:table-row>
        <table:table-row table:style-name="ro40">
          <table:table-cell office:value-type="string">
            <text:p>Ich fliege in die Vereinigten Arabischen Emirate.</text:p>
          </table:table-cell>
          <table:table-cell office:value-type="string">
            <text:p>I fly to United Arabic Emirates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fliege in die Zentralafrikanische Republik</text:p>
          </table:table-cell>
          <table:table-cell office:value-type="string">
            <text:p>I fly to the central African republic</text:p>
          </table:table-cell>
          <table:table-cell office:value-type="string">
            <text:p>Ich fliege in die ZentralAfrika republik</text:p>
          </table:table-cell>
          <table:table-cell table:number-columns-repeated="1021"/>
        </table:table-row>
        <table:table-row table:style-name="ro40">
          <table:table-cell office:value-type="string">
            <text:p>Ich bin in der Zentralafrikanischen Republik.</text:p>
          </table:table-cell>
          <table:table-cell office:value-type="string">
            <text:p>I am in &gt;&gt;</text:p>
          </table:table-cell>
          <table:table-cell office:value-type="string">
            <text:p>Ich bin in der ..</text:p>
          </table:table-cell>
          <table:table-cell table:number-columns-repeated="1021"/>
        </table:table-row>
        <table:table-row table:style-name="ro40">
          <table:table-cell office:value-type="string">
            <text:p>Ich fliege nach Zypern</text:p>
          </table:table-cell>
          <table:table-cell office:value-type="string">
            <text:p>I'm flying to Cyprus.</text:p>
          </table:table-cell>
          <table:table-cell office:value-type="string">
            <text:p>ich fliege nach Zypern</text:p>
          </table:table-cell>
          <table:table-cell table:number-columns-repeated="1021"/>
        </table:table-row>
        <table:table-row table:style-name="ro37">
          <table:table-cell office:value-type="string">
            <text:p>(Ich fliege auf Zypern)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40">
          <table:table-cell table:style-name="ce223" office:value-type="string">
            <text:p>Ich fliege nach Indonesien. </text:p>
          </table:table-cell>
          <table:table-cell table:style-name="ce224" office:value-type="string">
            <text:p>I'm flying to indonesia</text:p>
          </table:table-cell>
          <table:table-cell office:value-type="string">
            <text:p>Ich fliege nach Indonesien</text:p>
          </table:table-cell>
          <table:table-cell table:number-columns-repeated="1021"/>
        </table:table-row>
        <table:table-row table:style-name="ro40">
          <table:table-cell table:style-name="ce153"/>
          <table:table-cell table:number-columns-repeated="1023"/>
        </table:table-row>
        <table:named-expressions/>
      </table:table>
      <table:named-expressions>
        <table:named-range table:name="_xlnm._FilterDatabase_1" table:base-cell-address="$Sheet1.$A$1" table:cell-range-address="$Sheet1.$A$1:.$D$50"/>
        <table:named-range table:name="_xlnm._FilterDatabase_1_1" table:base-cell-address="$Sheet1.$A$1" table:cell-range-address="$Sheet1.$A$1:.$D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3" style:display-name="Excel Built-in 20% - Accent3" style:family="table-cell" style:parent-style-name="Default" style:data-style-name="N0">
      <style:table-cell-properties style:glyph-orientation-vertical="0" fo:background-color="#edede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0">
      <style:table-cell-properties style:glyph-orientation-vertical="0" fo:background-color="#ffc7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style:glyph-orientation-vertical="0"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31/05/2019</text:date>, <text:time>15:4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actise_20_Endings" style:display-name="PageStyle_Practise Ending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" style:display-name="PageStyle_Duonling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tive" style:display-name="PageStyle_Dativ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2" style:display-name="PageStyle_Duonlingo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achrichtenleicht" style:display-name="PageStyle_nachrichtenleich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ammar" style:display-name="PageStyle_gramma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Σταυρολεξα" style:display-name="PageStyle_Σταυρολεξα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W" style:display-name="PageStyle_D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mon" style:display-name="PageStyle_Sim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Vasilis Kasimatis</dc:creator>
    <dc:date>2019-05-31T15:42:50.80</dc:date>
    <meta:editing-cycles>1369</meta:editing-cycles>
    <meta:editing-duration>P27DT15H14M12S</meta:editing-duration>
    <meta:generator>OpenOffice/4.1.3$Win32 OpenOffice.org_project/413m1$Build-9783</meta:generator>
    <meta:document-statistic meta:table-count="14" meta:cell-count="1239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ü"


dispatcher.executeDispatch(document, ".uno:InsertSymbol", "", 0, args1())


end sub


sub s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ß"


dispatcher.executeDispatch(document, ".uno:InsertSymbol", "", 0, args1())


end sub

sub a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ä"


dispatcher.executeDispatch(document, ".uno:InsertSymbol", "", 0, args1())


end sub


sub o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ö"


dispatcher.executeDispatch(document, ".uno:InsertSymbo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